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8.4pt"/>
    </style:style>
    <style:style style:name="co2" style:family="table-column">
      <style:table-column-properties fo:break-before="auto" style:column-width="88.7pt"/>
    </style:style>
    <style:style style:name="co3" style:family="table-column">
      <style:table-column-properties fo:break-before="auto" style:column-width="65.2pt"/>
    </style:style>
    <style:style style:name="co4" style:family="table-column">
      <style:table-column-properties fo:break-before="auto" style:column-width="149.81pt"/>
    </style:style>
    <style:style style:name="co5" style:family="table-column">
      <style:table-column-properties fo:break-before="auto" style:column-width="43.26pt"/>
    </style:style>
    <style:style style:name="co6" style:family="table-column">
      <style:table-column-properties fo:break-before="auto" style:column-width="44.79pt"/>
    </style:style>
    <style:style style:name="co7" style:family="table-column">
      <style:table-column-properties fo:break-before="auto" style:column-width="47.96pt"/>
    </style:style>
    <style:style style:name="co8" style:family="table-column">
      <style:table-column-properties fo:break-before="auto" style:column-width="30.7pt"/>
    </style:style>
    <style:style style:name="co9" style:family="table-column">
      <style:table-column-properties fo:break-before="auto" style:column-width="77.7pt"/>
    </style:style>
    <style:style style:name="co10" style:family="table-column">
      <style:table-column-properties fo:break-before="auto" style:column-width="71.46pt"/>
    </style:style>
    <style:style style:name="co11" style:family="table-column">
      <style:table-column-properties fo:break-before="auto" style:column-width="78.49pt"/>
    </style:style>
    <style:style style:name="co12" style:family="table-column">
      <style:table-column-properties fo:break-before="auto" style:column-width="101.25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192.16pt"/>
    </style:style>
    <style:style style:name="co15" style:family="table-column">
      <style:table-column-properties fo:break-before="auto" style:column-width="162.99pt"/>
    </style:style>
    <style:style style:name="co16" style:family="table-column">
      <style:table-column-properties fo:break-before="auto" style:column-width="244.49pt"/>
    </style:style>
    <style:style style:name="co17" style:family="table-column">
      <style:table-column-properties fo:break-before="auto" style:column-width="191.34pt"/>
    </style:style>
    <style:style style:name="co18" style:family="table-column">
      <style:table-column-properties fo:break-before="auto" style:column-width="91.84pt"/>
    </style:style>
    <style:style style:name="co19" style:family="table-column">
      <style:table-column-properties fo:break-before="auto" style:column-width="191.96pt"/>
    </style:style>
    <style:style style:name="co20" style:family="table-column">
      <style:table-column-properties fo:break-before="auto" style:column-width="268.95pt"/>
    </style:style>
    <style:style style:name="co21" style:family="table-column">
      <style:table-column-properties fo:break-before="auto" style:column-width="72.26pt"/>
    </style:style>
    <style:style style:name="co22" style:family="table-column">
      <style:table-column-properties fo:break-before="auto" style:column-width="215.66pt"/>
    </style:style>
    <style:style style:name="co23" style:family="table-column">
      <style:table-column-properties fo:break-before="auto" style:column-width="199.19pt"/>
    </style:style>
    <style:style style:name="co24" style:family="table-column">
      <style:table-column-properties fo:break-before="auto" style:column-width="202.96pt"/>
    </style:style>
    <style:style style:name="co25" style:family="table-column">
      <style:table-column-properties fo:break-before="auto" style:column-width="52.5pt"/>
    </style:style>
    <style:style style:name="co26" style:family="table-column">
      <style:table-column-properties fo:break-before="auto" style:column-width="55.59pt"/>
    </style:style>
    <style:style style:name="co27" style:family="table-column">
      <style:table-column-properties fo:break-before="auto" style:column-width="63.44pt"/>
    </style:style>
    <style:style style:name="co28" style:family="table-column">
      <style:table-column-properties fo:break-before="auto" style:column-width="218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3" style:family="table-cell" style:parent-style-name="Pivot_20_Table_20_Value">
      <style:table-cell-properties fo:border-bottom="none" fo:border-left="0.99pt solid #000000" fo:border-right="none" fo:border-top="none"/>
    </style:style>
    <style:style style:name="ce14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15" style:family="table-cell" style:parent-style-name="Pivot_20_Table_20_Category" style:data-style-name="N0"/>
    <style:style style:name="ce1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8" style:family="table-cell" style:parent-style-name="Pivot_20_Table_20_Value" style:data-style-name="N0"/>
    <style:style style:name="ce19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20" style:family="table-cell" style:parent-style-name="Pivot_20_Table_20_Corner">
      <style:table-cell-properties fo:border-bottom="none" fo:border-left="none" fo:border-right="none" fo:border-top="2.01pt solid #000000"/>
    </style:style>
    <style:style style:name="ce21" style:family="table-cell" style:parent-style-name="Pivot_20_Table_20_Value">
      <style:table-cell-properties fo:border-bottom="none" fo:border-left="none" fo:border-right="none" fo:border-top="0.99pt solid #000000"/>
    </style:style>
    <style:style style:name="ce22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23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4" style:family="table-cell" style:parent-style-name="Pivot_20_Table_20_Value">
      <style:table-cell-properties fo:border-bottom="none" fo:border-left="none" fo:border-right="0.99pt solid #000000" fo:border-top="none"/>
    </style:style>
    <style:style style:name="ce25" style:family="table-cell" style:parent-style-name="Pivot_20_Table_20_Value" style:data-style-name="N0">
      <style:table-cell-properties fo:border-bottom="2.01pt solid #000000" fo:border-left="none" fo:border-right="0.99pt solid #000000" fo:border-top="none"/>
    </style:style>
    <style:style style:name="ce26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27" style:family="table-cell" style:parent-style-name="Pivot_20_Table_20_Category" style:data-style-name="N0">
      <style:table-cell-properties fo:border-bottom="none" fo:border-left="none" fo:border-right="2.01pt solid #000000" fo:border-top="none"/>
    </style:style>
    <style:style style:name="ce2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9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30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31" style:family="table-cell" style:parent-style-name="Pivot_20_Table_20_Value">
      <style:table-cell-properties fo:border-bottom="none" fo:border-left="none" fo:border-right="2.01pt solid #000000" fo:border-top="none"/>
    </style:style>
    <style:style style:name="ce32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_resul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KnightElite’s PC, KnightElite’s map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p_name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startup_time</text:p>
          </table:table-cell>
          <table:table-cell office:value-type="string" calcext:value-type="string">
            <text:p>end_time</text:p>
          </table:table-cell>
          <table:table-cell office:value-type="string" calcext:value-type="string">
            <text:p>avg_ms</text:p>
          </table:table-cell>
          <table:table-cell office:value-type="string" calcext:value-type="string">
            <text:p>min_ms</text:p>
          </table:table-cell>
          <table:table-cell office:value-type="string" calcext:value-type="string">
            <text:p>max_ms</text:p>
          </table:table-cell>
          <table:table-cell office:value-type="string" calcext:value-type="string">
            <text:p>ticks</text:p>
          </table:table-cell>
          <table:table-cell office:value-type="string" calcext:value-type="string">
            <text:p>execution_time</text:p>
          </table:table-cell>
          <table:table-cell office:value-type="string" calcext:value-type="string">
            <text:p>effective_UPS</text:p>
          </table:table-cell>
          <table:table-cell office:value-type="string" calcext:value-type="string">
            <text:p>factorio_version</text:p>
          </table:table-cell>
          <table:table-cell office:value-type="string" calcext:value-type="string">
            <text:p>platform</text:p>
          </table:table-cell>
          <table:table-cell/>
          <table:table-cell office:value-type="string" calcext:value-type="string">
            <text:p>test101.cars.zip</text:p>
          </table:table-cell>
          <table:table-cell office:value-type="string" calcext:value-type="string">
            <text:p>test101.cars_clocked.zip</text:p>
          </table:table-cell>
          <table:table-cell office:value-type="string" calcext:value-type="string">
            <text:p>test101.cars_clocked_inactive.zip</text:p>
          </table:table-cell>
          <table:table-cell office:value-type="string" calcext:value-type="string">
            <text:p>test101.cars_inactive.zip</text:p>
          </table:table-cell>
          <table:table-cell office:value-type="string" calcext:value-type="string">
            <text:p>test101.cars_north_clocked.zip</text:p>
          </table:table-cell>
          <table:table-cell office:value-type="string" calcext:value-type="string">
            <text:p>test101.cars_north_clocked_inactive.zip</text:p>
          </table:table-cell>
          <table:table-cell office:value-type="string" calcext:value-type="string">
            <text:p>test101.chests.zip</text:p>
          </table:table-cell>
          <table:table-cell office:value-type="string" calcext:value-type="string">
            <text:p>test101.chests_clocked.zip</text:p>
          </table:table-cell>
          <table:table-cell office:value-type="string" calcext:value-type="string">
            <text:p>test101.one_car.zip</text:p>
          </table:table-cell>
          <table:table-cell office:value-type="string" calcext:value-type="string">
            <text:p>test101.one_car_inactive.zip</text:p>
          </table:table-cell>
          <table:table-cell office:value-type="string" calcext:value-type="string">
            <text:p>test101.one_car_north.zip</text:p>
          </table:table-cell>
          <table:table-cell office:value-type="string" calcext:value-type="string">
            <text:p>test101.one_car_north_inactive.zip</text:p>
          </table:table-cell>
          <table:table-cell/>
        </table:table-row>
        <table:table-row table:style-name="ro1">
          <table:table-cell office:value-type="string" calcext:value-type="string">
            <text:p>test101.cars.zip</text:p>
          </table:table-cell>
          <table:table-cell office:value-type="float" office:value="1" calcext:value-type="float">
            <text:p>1</text:p>
          </table:table-cell>
          <table:table-cell office:value-type="float" office:value="11.41" calcext:value-type="float">
            <text:p>11.41</text:p>
          </table:table-cell>
          <table:table-cell office:value-type="float" office:value="27.467" calcext:value-type="float">
            <text:p>27.467</text:p>
          </table:table-cell>
          <table:table-cell office:value-type="float" office:value="14.575" calcext:value-type="float">
            <text:p>14.575</text:p>
          </table:table-cell>
          <table:table-cell office:value-type="float" office:value="12.508" calcext:value-type="float">
            <text:p>12.508</text:p>
          </table:table-cell>
          <table:table-cell office:value-type="float" office:value="24.694" calcext:value-type="float">
            <text:p>24.694</text:p>
          </table:table-cell>
          <table:table-cell office:value-type="float" office:value="1000" calcext:value-type="float">
            <text:p>1000</text:p>
          </table:table-cell>
          <table:table-cell office:value-type="float" office:value="14575.335" calcext:value-type="float">
            <text:p>14575.335</text:p>
          </table:table-cell>
          <table:table-cell office:value-type="float" office:value="68.61" calcext:value-type="float">
            <text:p>68.61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3]=[test_results.N$2]; [test_results.$E3]; &quot;&quot;)" office:value-type="float" office:value="14.575" calcext:value-type="float">
            <text:p>14.575</text:p>
          </table:table-cell>
          <table:table-cell table:formula="of:=IF([test_results.$A3]=[test_results.O$2]; [test_results.$E3]; &quot;&quot;)">
            <text:p/>
          </table:table-cell>
          <table:table-cell table:formula="of:=IF([test_results.$A3]=[test_results.P$2]; [test_results.$E3]; &quot;&quot;)">
            <text:p/>
          </table:table-cell>
          <table:table-cell table:formula="of:=IF([test_results.$A3]=[test_results.Q$2]; [test_results.$E3]; &quot;&quot;)">
            <text:p/>
          </table:table-cell>
          <table:table-cell table:formula="of:=IF([test_results.$A3]=[test_results.R$2]; [test_results.$E3]; &quot;&quot;)">
            <text:p/>
          </table:table-cell>
          <table:table-cell table:formula="of:=IF([test_results.$A3]=[test_results.S$2]; [test_results.$E3]; &quot;&quot;)">
            <text:p/>
          </table:table-cell>
          <table:table-cell table:formula="of:=IF([test_results.$A3]=[test_results.T$2]; [test_results.$E3]; &quot;&quot;)">
            <text:p/>
          </table:table-cell>
          <table:table-cell table:formula="of:=IF([test_results.$A3]=[test_results.U$2]; [test_results.$E3]; &quot;&quot;)">
            <text:p/>
          </table:table-cell>
          <table:table-cell table:formula="of:=IF([test_results.$A3]=[test_results.V$2]; [test_results.$E3]; &quot;&quot;)">
            <text:p/>
          </table:table-cell>
          <table:table-cell table:formula="of:=IF([test_results.$A3]=[test_results.W$2]; [test_results.$E3]; &quot;&quot;)">
            <text:p/>
          </table:table-cell>
          <table:table-cell table:formula="of:=IF([test_results.$A3]=[test_results.X$2]; [test_results.$E3]; &quot;&quot;)">
            <text:p/>
          </table:table-cell>
          <table:table-cell table:formula="of:=IF([test_results.$A3]=[test_results.Y$2]; [test_results.$E3]; &quot;&quot;)">
            <text:p/>
          </table:table-cell>
          <table:table-cell table:formula="of:=IF([test_results.$A3]=[test_results.Z$2]; [test_results.$E3]; &quot;&quot;)">
            <text:p/>
          </table:table-cell>
        </table:table-row>
        <table:table-row table:style-name="ro1">
          <table:table-cell office:value-type="string" calcext:value-type="string">
            <text:p>test101.cars_clocked.zip</text:p>
          </table:table-cell>
          <table:table-cell office:value-type="float" office:value="1" calcext:value-type="float">
            <text:p>1</text:p>
          </table:table-cell>
          <table:table-cell office:value-type="float" office:value="11.576" calcext:value-type="float">
            <text:p>11.576</text:p>
          </table:table-cell>
          <table:table-cell office:value-type="float" office:value="24.287" calcext:value-type="float">
            <text:p>24.287</text:p>
          </table:table-cell>
          <table:table-cell office:value-type="float" office:value="11.307" calcext:value-type="float">
            <text:p>11.307</text:p>
          </table:table-cell>
          <table:table-cell office:value-type="float" office:value="9.422" calcext:value-type="float">
            <text:p>9.422</text:p>
          </table:table-cell>
          <table:table-cell office:value-type="float" office:value="24.58" calcext:value-type="float">
            <text:p>24.58</text:p>
          </table:table-cell>
          <table:table-cell office:value-type="float" office:value="1000" calcext:value-type="float">
            <text:p>1000</text:p>
          </table:table-cell>
          <table:table-cell office:value-type="float" office:value="11306.987" calcext:value-type="float">
            <text:p>11306.987</text:p>
          </table:table-cell>
          <table:table-cell office:value-type="float" office:value="88.44" calcext:value-type="float">
            <text:p>88.44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4]=[test_results.N$2]; [test_results.$E4]; &quot;&quot;)">
            <text:p/>
          </table:table-cell>
          <table:table-cell table:formula="of:=IF([test_results.$A4]=[test_results.O$2]; [test_results.$E4]; &quot;&quot;)" office:value-type="float" office:value="11.307" calcext:value-type="float">
            <text:p>11.307</text:p>
          </table:table-cell>
          <table:table-cell table:formula="of:=IF([test_results.$A4]=[test_results.P$2]; [test_results.$E4]; &quot;&quot;)">
            <text:p/>
          </table:table-cell>
          <table:table-cell table:formula="of:=IF([test_results.$A4]=[test_results.Q$2]; [test_results.$E4]; &quot;&quot;)">
            <text:p/>
          </table:table-cell>
          <table:table-cell table:formula="of:=IF([test_results.$A4]=[test_results.R$2]; [test_results.$E4]; &quot;&quot;)">
            <text:p/>
          </table:table-cell>
          <table:table-cell table:formula="of:=IF([test_results.$A4]=[test_results.S$2]; [test_results.$E4]; &quot;&quot;)">
            <text:p/>
          </table:table-cell>
          <table:table-cell table:formula="of:=IF([test_results.$A4]=[test_results.T$2]; [test_results.$E4]; &quot;&quot;)">
            <text:p/>
          </table:table-cell>
          <table:table-cell table:formula="of:=IF([test_results.$A4]=[test_results.U$2]; [test_results.$E4]; &quot;&quot;)">
            <text:p/>
          </table:table-cell>
          <table:table-cell table:formula="of:=IF([test_results.$A4]=[test_results.V$2]; [test_results.$E4]; &quot;&quot;)">
            <text:p/>
          </table:table-cell>
          <table:table-cell table:formula="of:=IF([test_results.$A4]=[test_results.W$2]; [test_results.$E4]; &quot;&quot;)">
            <text:p/>
          </table:table-cell>
          <table:table-cell table:formula="of:=IF([test_results.$A4]=[test_results.X$2]; [test_results.$E4]; &quot;&quot;)">
            <text:p/>
          </table:table-cell>
          <table:table-cell table:formula="of:=IF([test_results.$A4]=[test_results.Y$2]; [test_results.$E4]; &quot;&quot;)">
            <text:p/>
          </table:table-cell>
          <table:table-cell table:formula="of:=IF([test_results.$A4]=[test_results.Z$2]; [test_results.$E4]; &quot;&quot;)">
            <text:p/>
          </table:table-cell>
        </table:table-row>
        <table:table-row table:style-name="ro1">
          <table:table-cell office:value-type="string" calcext:value-type="string">
            <text:p>test101.cars_clocked_inactive.zip</text:p>
          </table:table-cell>
          <table:table-cell office:value-type="float" office:value="1" calcext:value-type="float">
            <text:p>1</text:p>
          </table:table-cell>
          <table:table-cell office:value-type="float" office:value="11.231" calcext:value-type="float">
            <text:p>11.231</text:p>
          </table:table-cell>
          <table:table-cell office:value-type="float" office:value="20.467" calcext:value-type="float">
            <text:p>20.467</text:p>
          </table:table-cell>
          <table:table-cell office:value-type="float" office:value="7.824" calcext:value-type="float">
            <text:p>7.824</text:p>
          </table:table-cell>
          <table:table-cell office:value-type="float" office:value="6.362" calcext:value-type="float">
            <text:p>6.362</text:p>
          </table:table-cell>
          <table:table-cell office:value-type="float" office:value="21.068" calcext:value-type="float">
            <text:p>21.068</text:p>
          </table:table-cell>
          <table:table-cell office:value-type="float" office:value="1000" calcext:value-type="float">
            <text:p>1000</text:p>
          </table:table-cell>
          <table:table-cell office:value-type="float" office:value="7824.127" calcext:value-type="float">
            <text:p>7824.127</text:p>
          </table:table-cell>
          <table:table-cell office:value-type="float" office:value="127.81" calcext:value-type="float">
            <text:p>127.81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5]=[test_results.N$2]; [test_results.$E5]; &quot;&quot;)">
            <text:p/>
          </table:table-cell>
          <table:table-cell table:formula="of:=IF([test_results.$A5]=[test_results.O$2]; [test_results.$E5]; &quot;&quot;)">
            <text:p/>
          </table:table-cell>
          <table:table-cell table:formula="of:=IF([test_results.$A5]=[test_results.P$2]; [test_results.$E5]; &quot;&quot;)" office:value-type="float" office:value="7.824" calcext:value-type="float">
            <text:p>7.824</text:p>
          </table:table-cell>
          <table:table-cell table:formula="of:=IF([test_results.$A5]=[test_results.Q$2]; [test_results.$E5]; &quot;&quot;)">
            <text:p/>
          </table:table-cell>
          <table:table-cell table:formula="of:=IF([test_results.$A5]=[test_results.R$2]; [test_results.$E5]; &quot;&quot;)">
            <text:p/>
          </table:table-cell>
          <table:table-cell table:formula="of:=IF([test_results.$A5]=[test_results.S$2]; [test_results.$E5]; &quot;&quot;)">
            <text:p/>
          </table:table-cell>
          <table:table-cell table:formula="of:=IF([test_results.$A5]=[test_results.T$2]; [test_results.$E5]; &quot;&quot;)">
            <text:p/>
          </table:table-cell>
          <table:table-cell table:formula="of:=IF([test_results.$A5]=[test_results.U$2]; [test_results.$E5]; &quot;&quot;)">
            <text:p/>
          </table:table-cell>
          <table:table-cell table:formula="of:=IF([test_results.$A5]=[test_results.V$2]; [test_results.$E5]; &quot;&quot;)">
            <text:p/>
          </table:table-cell>
          <table:table-cell table:formula="of:=IF([test_results.$A5]=[test_results.W$2]; [test_results.$E5]; &quot;&quot;)">
            <text:p/>
          </table:table-cell>
          <table:table-cell table:formula="of:=IF([test_results.$A5]=[test_results.X$2]; [test_results.$E5]; &quot;&quot;)">
            <text:p/>
          </table:table-cell>
          <table:table-cell table:formula="of:=IF([test_results.$A5]=[test_results.Y$2]; [test_results.$E5]; &quot;&quot;)">
            <text:p/>
          </table:table-cell>
          <table:table-cell table:formula="of:=IF([test_results.$A5]=[test_results.Z$2]; [test_results.$E5]; &quot;&quot;)">
            <text:p/>
          </table:table-cell>
        </table:table-row>
        <table:table-row table:style-name="ro1">
          <table:table-cell office:value-type="string" calcext:value-type="string">
            <text:p>test101.cars_inactive.zip</text:p>
          </table:table-cell>
          <table:table-cell office:value-type="float" office:value="1" calcext:value-type="float">
            <text:p>1</text:p>
          </table:table-cell>
          <table:table-cell office:value-type="float" office:value="11.206" calcext:value-type="float">
            <text:p>11.206</text:p>
          </table:table-cell>
          <table:table-cell office:value-type="float" office:value="24.007" calcext:value-type="float">
            <text:p>24.007</text:p>
          </table:table-cell>
          <table:table-cell office:value-type="float" office:value="11.353" calcext:value-type="float">
            <text:p>11.353</text:p>
          </table:table-cell>
          <table:table-cell office:value-type="float" office:value="9.378" calcext:value-type="float">
            <text:p>9.378</text:p>
          </table:table-cell>
          <table:table-cell office:value-type="float" office:value="15.191" calcext:value-type="float">
            <text:p>15.191</text:p>
          </table:table-cell>
          <table:table-cell office:value-type="float" office:value="1000" calcext:value-type="float">
            <text:p>1000</text:p>
          </table:table-cell>
          <table:table-cell office:value-type="float" office:value="11353.103" calcext:value-type="float">
            <text:p>11353.103</text:p>
          </table:table-cell>
          <table:table-cell office:value-type="float" office:value="88.08" calcext:value-type="float">
            <text:p>88.08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6]=[test_results.N$2]; [test_results.$E6]; &quot;&quot;)">
            <text:p/>
          </table:table-cell>
          <table:table-cell table:formula="of:=IF([test_results.$A6]=[test_results.O$2]; [test_results.$E6]; &quot;&quot;)">
            <text:p/>
          </table:table-cell>
          <table:table-cell table:formula="of:=IF([test_results.$A6]=[test_results.P$2]; [test_results.$E6]; &quot;&quot;)">
            <text:p/>
          </table:table-cell>
          <table:table-cell table:formula="of:=IF([test_results.$A6]=[test_results.Q$2]; [test_results.$E6]; &quot;&quot;)" office:value-type="float" office:value="11.353" calcext:value-type="float">
            <text:p>11.353</text:p>
          </table:table-cell>
          <table:table-cell table:formula="of:=IF([test_results.$A6]=[test_results.R$2]; [test_results.$E6]; &quot;&quot;)">
            <text:p/>
          </table:table-cell>
          <table:table-cell table:formula="of:=IF([test_results.$A6]=[test_results.S$2]; [test_results.$E6]; &quot;&quot;)">
            <text:p/>
          </table:table-cell>
          <table:table-cell table:formula="of:=IF([test_results.$A6]=[test_results.T$2]; [test_results.$E6]; &quot;&quot;)">
            <text:p/>
          </table:table-cell>
          <table:table-cell table:formula="of:=IF([test_results.$A6]=[test_results.U$2]; [test_results.$E6]; &quot;&quot;)">
            <text:p/>
          </table:table-cell>
          <table:table-cell table:formula="of:=IF([test_results.$A6]=[test_results.V$2]; [test_results.$E6]; &quot;&quot;)">
            <text:p/>
          </table:table-cell>
          <table:table-cell table:formula="of:=IF([test_results.$A6]=[test_results.W$2]; [test_results.$E6]; &quot;&quot;)">
            <text:p/>
          </table:table-cell>
          <table:table-cell table:formula="of:=IF([test_results.$A6]=[test_results.X$2]; [test_results.$E6]; &quot;&quot;)">
            <text:p/>
          </table:table-cell>
          <table:table-cell table:formula="of:=IF([test_results.$A6]=[test_results.Y$2]; [test_results.$E6]; &quot;&quot;)">
            <text:p/>
          </table:table-cell>
          <table:table-cell table:formula="of:=IF([test_results.$A6]=[test_results.Z$2]; [test_results.$E6]; &quot;&quot;)">
            <text:p/>
          </table:table-cell>
        </table:table-row>
        <table:table-row table:style-name="ro1">
          <table:table-cell office:value-type="string" calcext:value-type="string">
            <text:p>test101.cars_north_clocked.zip</text:p>
          </table:table-cell>
          <table:table-cell office:value-type="float" office:value="1" calcext:value-type="float">
            <text:p>1</text:p>
          </table:table-cell>
          <table:table-cell office:value-type="float" office:value="11.26" calcext:value-type="float">
            <text:p>11.26</text:p>
          </table:table-cell>
          <table:table-cell office:value-type="float" office:value="23.809" calcext:value-type="float">
            <text:p>23.809</text:p>
          </table:table-cell>
          <table:table-cell office:value-type="float" office:value="11.158" calcext:value-type="float">
            <text:p>11.158</text:p>
          </table:table-cell>
          <table:table-cell office:value-type="float" office:value="9.44" calcext:value-type="float">
            <text:p>9.44</text:p>
          </table:table-cell>
          <table:table-cell office:value-type="float" office:value="27.027" calcext:value-type="float">
            <text:p>27.027</text:p>
          </table:table-cell>
          <table:table-cell office:value-type="float" office:value="1000" calcext:value-type="float">
            <text:p>1000</text:p>
          </table:table-cell>
          <table:table-cell office:value-type="float" office:value="11157.625" calcext:value-type="float">
            <text:p>11157.625</text:p>
          </table:table-cell>
          <table:table-cell office:value-type="float" office:value="89.62" calcext:value-type="float">
            <text:p>89.62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7]=[test_results.N$2]; [test_results.$E7]; &quot;&quot;)">
            <text:p/>
          </table:table-cell>
          <table:table-cell table:formula="of:=IF([test_results.$A7]=[test_results.O$2]; [test_results.$E7]; &quot;&quot;)">
            <text:p/>
          </table:table-cell>
          <table:table-cell table:formula="of:=IF([test_results.$A7]=[test_results.P$2]; [test_results.$E7]; &quot;&quot;)">
            <text:p/>
          </table:table-cell>
          <table:table-cell table:formula="of:=IF([test_results.$A7]=[test_results.Q$2]; [test_results.$E7]; &quot;&quot;)">
            <text:p/>
          </table:table-cell>
          <table:table-cell table:formula="of:=IF([test_results.$A7]=[test_results.R$2]; [test_results.$E7]; &quot;&quot;)" office:value-type="float" office:value="11.158" calcext:value-type="float">
            <text:p>11.158</text:p>
          </table:table-cell>
          <table:table-cell table:formula="of:=IF([test_results.$A7]=[test_results.S$2]; [test_results.$E7]; &quot;&quot;)">
            <text:p/>
          </table:table-cell>
          <table:table-cell table:formula="of:=IF([test_results.$A7]=[test_results.T$2]; [test_results.$E7]; &quot;&quot;)">
            <text:p/>
          </table:table-cell>
          <table:table-cell table:formula="of:=IF([test_results.$A7]=[test_results.U$2]; [test_results.$E7]; &quot;&quot;)">
            <text:p/>
          </table:table-cell>
          <table:table-cell table:formula="of:=IF([test_results.$A7]=[test_results.V$2]; [test_results.$E7]; &quot;&quot;)">
            <text:p/>
          </table:table-cell>
          <table:table-cell table:formula="of:=IF([test_results.$A7]=[test_results.W$2]; [test_results.$E7]; &quot;&quot;)">
            <text:p/>
          </table:table-cell>
          <table:table-cell table:formula="of:=IF([test_results.$A7]=[test_results.X$2]; [test_results.$E7]; &quot;&quot;)">
            <text:p/>
          </table:table-cell>
          <table:table-cell table:formula="of:=IF([test_results.$A7]=[test_results.Y$2]; [test_results.$E7]; &quot;&quot;)">
            <text:p/>
          </table:table-cell>
          <table:table-cell table:formula="of:=IF([test_results.$A7]=[test_results.Z$2]; [test_results.$E7]; &quot;&quot;)">
            <text:p/>
          </table:table-cell>
        </table:table-row>
        <table:table-row table:style-name="ro1">
          <table:table-cell office:value-type="string" calcext:value-type="string">
            <text:p>test101.cars_north_clocked_inactive.zip</text:p>
          </table:table-cell>
          <table:table-cell office:value-type="float" office:value="1" calcext:value-type="float">
            <text:p>1</text:p>
          </table:table-cell>
          <table:table-cell office:value-type="float" office:value="11.25" calcext:value-type="float">
            <text:p>11.25</text:p>
          </table:table-cell>
          <table:table-cell office:value-type="float" office:value="20.393" calcext:value-type="float">
            <text:p>20.393</text:p>
          </table:table-cell>
          <table:table-cell office:value-type="float" office:value="7.743" calcext:value-type="float">
            <text:p>7.743</text:p>
          </table:table-cell>
          <table:table-cell office:value-type="float" office:value="6.337" calcext:value-type="float">
            <text:p>6.337</text:p>
          </table:table-cell>
          <table:table-cell office:value-type="float" office:value="20.13" calcext:value-type="float">
            <text:p>20.13</text:p>
          </table:table-cell>
          <table:table-cell office:value-type="float" office:value="1000" calcext:value-type="float">
            <text:p>1000</text:p>
          </table:table-cell>
          <table:table-cell office:value-type="float" office:value="7743.402" calcext:value-type="float">
            <text:p>7743.402</text:p>
          </table:table-cell>
          <table:table-cell office:value-type="float" office:value="129.14" calcext:value-type="float">
            <text:p>129.14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8]=[test_results.N$2]; [test_results.$E8]; &quot;&quot;)">
            <text:p/>
          </table:table-cell>
          <table:table-cell table:formula="of:=IF([test_results.$A8]=[test_results.O$2]; [test_results.$E8]; &quot;&quot;)">
            <text:p/>
          </table:table-cell>
          <table:table-cell table:formula="of:=IF([test_results.$A8]=[test_results.P$2]; [test_results.$E8]; &quot;&quot;)">
            <text:p/>
          </table:table-cell>
          <table:table-cell table:formula="of:=IF([test_results.$A8]=[test_results.Q$2]; [test_results.$E8]; &quot;&quot;)">
            <text:p/>
          </table:table-cell>
          <table:table-cell table:formula="of:=IF([test_results.$A8]=[test_results.R$2]; [test_results.$E8]; &quot;&quot;)">
            <text:p/>
          </table:table-cell>
          <table:table-cell table:formula="of:=IF([test_results.$A8]=[test_results.S$2]; [test_results.$E8]; &quot;&quot;)" office:value-type="float" office:value="7.743" calcext:value-type="float">
            <text:p>7.743</text:p>
          </table:table-cell>
          <table:table-cell table:formula="of:=IF([test_results.$A8]=[test_results.T$2]; [test_results.$E8]; &quot;&quot;)">
            <text:p/>
          </table:table-cell>
          <table:table-cell table:formula="of:=IF([test_results.$A8]=[test_results.U$2]; [test_results.$E8]; &quot;&quot;)">
            <text:p/>
          </table:table-cell>
          <table:table-cell table:formula="of:=IF([test_results.$A8]=[test_results.V$2]; [test_results.$E8]; &quot;&quot;)">
            <text:p/>
          </table:table-cell>
          <table:table-cell table:formula="of:=IF([test_results.$A8]=[test_results.W$2]; [test_results.$E8]; &quot;&quot;)">
            <text:p/>
          </table:table-cell>
          <table:table-cell table:formula="of:=IF([test_results.$A8]=[test_results.X$2]; [test_results.$E8]; &quot;&quot;)">
            <text:p/>
          </table:table-cell>
          <table:table-cell table:formula="of:=IF([test_results.$A8]=[test_results.Y$2]; [test_results.$E8]; &quot;&quot;)">
            <text:p/>
          </table:table-cell>
          <table:table-cell table:formula="of:=IF([test_results.$A8]=[test_results.Z$2]; [test_results.$E8]; &quot;&quot;)">
            <text:p/>
          </table:table-cell>
        </table:table-row>
        <table:table-row table:style-name="ro1">
          <table:table-cell office:value-type="string" calcext:value-type="string">
            <text:p>test101.chests.zip</text:p>
          </table:table-cell>
          <table:table-cell office:value-type="float" office:value="1" calcext:value-type="float">
            <text:p>1</text:p>
          </table:table-cell>
          <table:table-cell office:value-type="float" office:value="11.27" calcext:value-type="float">
            <text:p>11.27</text:p>
          </table:table-cell>
          <table:table-cell office:value-type="float" office:value="25.385" calcext:value-type="float">
            <text:p>25.385</text:p>
          </table:table-cell>
          <table:table-cell office:value-type="float" office:value="12.562" calcext:value-type="float">
            <text:p>12.562</text:p>
          </table:table-cell>
          <table:table-cell office:value-type="float" office:value="10.354" calcext:value-type="float">
            <text:p>10.354</text:p>
          </table:table-cell>
          <table:table-cell office:value-type="float" office:value="33.509" calcext:value-type="float">
            <text:p>33.509</text:p>
          </table:table-cell>
          <table:table-cell office:value-type="float" office:value="1000" calcext:value-type="float">
            <text:p>1000</text:p>
          </table:table-cell>
          <table:table-cell office:value-type="float" office:value="12561.871" calcext:value-type="float">
            <text:p>12561.871</text:p>
          </table:table-cell>
          <table:table-cell office:value-type="float" office:value="79.61" calcext:value-type="float">
            <text:p>79.61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9]=[test_results.N$2]; [test_results.$E9]; &quot;&quot;)">
            <text:p/>
          </table:table-cell>
          <table:table-cell table:formula="of:=IF([test_results.$A9]=[test_results.O$2]; [test_results.$E9]; &quot;&quot;)">
            <text:p/>
          </table:table-cell>
          <table:table-cell table:formula="of:=IF([test_results.$A9]=[test_results.P$2]; [test_results.$E9]; &quot;&quot;)">
            <text:p/>
          </table:table-cell>
          <table:table-cell table:formula="of:=IF([test_results.$A9]=[test_results.Q$2]; [test_results.$E9]; &quot;&quot;)">
            <text:p/>
          </table:table-cell>
          <table:table-cell table:formula="of:=IF([test_results.$A9]=[test_results.R$2]; [test_results.$E9]; &quot;&quot;)">
            <text:p/>
          </table:table-cell>
          <table:table-cell table:formula="of:=IF([test_results.$A9]=[test_results.S$2]; [test_results.$E9]; &quot;&quot;)">
            <text:p/>
          </table:table-cell>
          <table:table-cell table:formula="of:=IF([test_results.$A9]=[test_results.T$2]; [test_results.$E9]; &quot;&quot;)" office:value-type="float" office:value="12.562" calcext:value-type="float">
            <text:p>12.562</text:p>
          </table:table-cell>
          <table:table-cell table:formula="of:=IF([test_results.$A9]=[test_results.U$2]; [test_results.$E9]; &quot;&quot;)">
            <text:p/>
          </table:table-cell>
          <table:table-cell table:formula="of:=IF([test_results.$A9]=[test_results.V$2]; [test_results.$E9]; &quot;&quot;)">
            <text:p/>
          </table:table-cell>
          <table:table-cell table:formula="of:=IF([test_results.$A9]=[test_results.W$2]; [test_results.$E9]; &quot;&quot;)">
            <text:p/>
          </table:table-cell>
          <table:table-cell table:formula="of:=IF([test_results.$A9]=[test_results.X$2]; [test_results.$E9]; &quot;&quot;)">
            <text:p/>
          </table:table-cell>
          <table:table-cell table:formula="of:=IF([test_results.$A9]=[test_results.Y$2]; [test_results.$E9]; &quot;&quot;)">
            <text:p/>
          </table:table-cell>
          <table:table-cell table:formula="of:=IF([test_results.$A9]=[test_results.Z$2]; [test_results.$E9]; &quot;&quot;)">
            <text:p/>
          </table:table-cell>
        </table:table-row>
        <table:table-row table:style-name="ro1">
          <table:table-cell office:value-type="string" calcext:value-type="string">
            <text:p>test101.chests_clocked.zip</text:p>
          </table:table-cell>
          <table:table-cell office:value-type="float" office:value="1" calcext:value-type="float">
            <text:p>1</text:p>
          </table:table-cell>
          <table:table-cell office:value-type="float" office:value="11.207" calcext:value-type="float">
            <text:p>11.207</text:p>
          </table:table-cell>
          <table:table-cell office:value-type="float" office:value="20.713" calcext:value-type="float">
            <text:p>20.713</text:p>
          </table:table-cell>
          <table:table-cell office:value-type="float" office:value="8.111" calcext:value-type="float">
            <text:p>8.111</text:p>
          </table:table-cell>
          <table:table-cell office:value-type="float" office:value="6.437" calcext:value-type="float">
            <text:p>6.437</text:p>
          </table:table-cell>
          <table:table-cell office:value-type="float" office:value="15.071" calcext:value-type="float">
            <text:p>15.071</text:p>
          </table:table-cell>
          <table:table-cell office:value-type="float" office:value="1000" calcext:value-type="float">
            <text:p>1000</text:p>
          </table:table-cell>
          <table:table-cell office:value-type="float" office:value="8110.698" calcext:value-type="float">
            <text:p>8110.698</text:p>
          </table:table-cell>
          <table:table-cell office:value-type="float" office:value="123.29" calcext:value-type="float">
            <text:p>123.29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0]=[test_results.N$2]; [test_results.$E10]; &quot;&quot;)">
            <text:p/>
          </table:table-cell>
          <table:table-cell table:formula="of:=IF([test_results.$A10]=[test_results.O$2]; [test_results.$E10]; &quot;&quot;)">
            <text:p/>
          </table:table-cell>
          <table:table-cell table:formula="of:=IF([test_results.$A10]=[test_results.P$2]; [test_results.$E10]; &quot;&quot;)">
            <text:p/>
          </table:table-cell>
          <table:table-cell table:formula="of:=IF([test_results.$A10]=[test_results.Q$2]; [test_results.$E10]; &quot;&quot;)">
            <text:p/>
          </table:table-cell>
          <table:table-cell table:formula="of:=IF([test_results.$A10]=[test_results.R$2]; [test_results.$E10]; &quot;&quot;)">
            <text:p/>
          </table:table-cell>
          <table:table-cell table:formula="of:=IF([test_results.$A10]=[test_results.S$2]; [test_results.$E10]; &quot;&quot;)">
            <text:p/>
          </table:table-cell>
          <table:table-cell table:formula="of:=IF([test_results.$A10]=[test_results.T$2]; [test_results.$E10]; &quot;&quot;)">
            <text:p/>
          </table:table-cell>
          <table:table-cell table:formula="of:=IF([test_results.$A10]=[test_results.U$2]; [test_results.$E10]; &quot;&quot;)" office:value-type="float" office:value="8.111" calcext:value-type="float">
            <text:p>8.111</text:p>
          </table:table-cell>
          <table:table-cell table:formula="of:=IF([test_results.$A10]=[test_results.V$2]; [test_results.$E10]; &quot;&quot;)">
            <text:p/>
          </table:table-cell>
          <table:table-cell table:formula="of:=IF([test_results.$A10]=[test_results.W$2]; [test_results.$E10]; &quot;&quot;)">
            <text:p/>
          </table:table-cell>
          <table:table-cell table:formula="of:=IF([test_results.$A10]=[test_results.X$2]; [test_results.$E10]; &quot;&quot;)">
            <text:p/>
          </table:table-cell>
          <table:table-cell table:formula="of:=IF([test_results.$A10]=[test_results.Y$2]; [test_results.$E10]; &quot;&quot;)">
            <text:p/>
          </table:table-cell>
          <table:table-cell table:formula="of:=IF([test_results.$A10]=[test_results.Z$2]; [test_results.$E10]; &quot;&quot;)">
            <text:p/>
          </table:table-cell>
        </table:table-row>
        <table:table-row table:style-name="ro1">
          <table:table-cell office:value-type="string" calcext:value-type="string">
            <text:p>test101.one_car.zip</text:p>
          </table:table-cell>
          <table:table-cell office:value-type="float" office:value="1" calcext:value-type="float">
            <text:p>1</text:p>
          </table:table-cell>
          <table:table-cell office:value-type="float" office:value="11.298" calcext:value-type="float">
            <text:p>11.298</text:p>
          </table:table-cell>
          <table:table-cell office:value-type="float" office:value="22.179" calcext:value-type="float">
            <text:p>22.179</text:p>
          </table:table-cell>
          <table:table-cell office:value-type="float" office:value="9.565" calcext:value-type="float">
            <text:p>9.565</text:p>
          </table:table-cell>
          <table:table-cell office:value-type="float" office:value="7.968" calcext:value-type="float">
            <text:p>7.968</text:p>
          </table:table-cell>
          <table:table-cell office:value-type="float" office:value="28.556" calcext:value-type="float">
            <text:p>28.556</text:p>
          </table:table-cell>
          <table:table-cell office:value-type="float" office:value="1000" calcext:value-type="float">
            <text:p>1000</text:p>
          </table:table-cell>
          <table:table-cell office:value-type="float" office:value="9565.296" calcext:value-type="float">
            <text:p>9565.296</text:p>
          </table:table-cell>
          <table:table-cell office:value-type="float" office:value="104.54" calcext:value-type="float">
            <text:p>104.54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1]=[test_results.N$2]; [test_results.$E11]; &quot;&quot;)">
            <text:p/>
          </table:table-cell>
          <table:table-cell table:formula="of:=IF([test_results.$A11]=[test_results.O$2]; [test_results.$E11]; &quot;&quot;)">
            <text:p/>
          </table:table-cell>
          <table:table-cell table:formula="of:=IF([test_results.$A11]=[test_results.P$2]; [test_results.$E11]; &quot;&quot;)">
            <text:p/>
          </table:table-cell>
          <table:table-cell table:formula="of:=IF([test_results.$A11]=[test_results.Q$2]; [test_results.$E11]; &quot;&quot;)">
            <text:p/>
          </table:table-cell>
          <table:table-cell table:formula="of:=IF([test_results.$A11]=[test_results.R$2]; [test_results.$E11]; &quot;&quot;)">
            <text:p/>
          </table:table-cell>
          <table:table-cell table:formula="of:=IF([test_results.$A11]=[test_results.S$2]; [test_results.$E11]; &quot;&quot;)">
            <text:p/>
          </table:table-cell>
          <table:table-cell table:formula="of:=IF([test_results.$A11]=[test_results.T$2]; [test_results.$E11]; &quot;&quot;)">
            <text:p/>
          </table:table-cell>
          <table:table-cell table:formula="of:=IF([test_results.$A11]=[test_results.U$2]; [test_results.$E11]; &quot;&quot;)">
            <text:p/>
          </table:table-cell>
          <table:table-cell table:formula="of:=IF([test_results.$A11]=[test_results.V$2]; [test_results.$E11]; &quot;&quot;)" office:value-type="float" office:value="9.565" calcext:value-type="float">
            <text:p>9.565</text:p>
          </table:table-cell>
          <table:table-cell table:formula="of:=IF([test_results.$A11]=[test_results.W$2]; [test_results.$E11]; &quot;&quot;)">
            <text:p/>
          </table:table-cell>
          <table:table-cell table:formula="of:=IF([test_results.$A11]=[test_results.X$2]; [test_results.$E11]; &quot;&quot;)">
            <text:p/>
          </table:table-cell>
          <table:table-cell table:formula="of:=IF([test_results.$A11]=[test_results.Y$2]; [test_results.$E11]; &quot;&quot;)">
            <text:p/>
          </table:table-cell>
          <table:table-cell table:formula="of:=IF([test_results.$A11]=[test_results.Z$2]; [test_results.$E11]; &quot;&quot;)">
            <text:p/>
          </table:table-cell>
        </table:table-row>
        <table:table-row table:style-name="ro1">
          <table:table-cell office:value-type="string" calcext:value-type="string">
            <text:p>test101.one_car_inactive.zip</text:p>
          </table:table-cell>
          <table:table-cell office:value-type="float" office:value="1" calcext:value-type="float">
            <text:p>1</text:p>
          </table:table-cell>
          <table:table-cell office:value-type="float" office:value="11.188" calcext:value-type="float">
            <text:p>11.188</text:p>
          </table:table-cell>
          <table:table-cell office:value-type="float" office:value="20.351" calcext:value-type="float">
            <text:p>20.351</text:p>
          </table:table-cell>
          <table:table-cell office:value-type="float" office:value="7.838" calcext:value-type="float">
            <text:p>7.838</text:p>
          </table:table-cell>
          <table:table-cell office:value-type="float" office:value="6.342" calcext:value-type="float">
            <text:p>6.342</text:p>
          </table:table-cell>
          <table:table-cell office:value-type="float" office:value="26.807" calcext:value-type="float">
            <text:p>26.807</text:p>
          </table:table-cell>
          <table:table-cell office:value-type="float" office:value="1000" calcext:value-type="float">
            <text:p>1000</text:p>
          </table:table-cell>
          <table:table-cell office:value-type="float" office:value="7838.359" calcext:value-type="float">
            <text:p>7838.359</text:p>
          </table:table-cell>
          <table:table-cell office:value-type="float" office:value="127.58" calcext:value-type="float">
            <text:p>127.58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2]=[test_results.N$2]; [test_results.$E12]; &quot;&quot;)">
            <text:p/>
          </table:table-cell>
          <table:table-cell table:formula="of:=IF([test_results.$A12]=[test_results.O$2]; [test_results.$E12]; &quot;&quot;)">
            <text:p/>
          </table:table-cell>
          <table:table-cell table:formula="of:=IF([test_results.$A12]=[test_results.P$2]; [test_results.$E12]; &quot;&quot;)">
            <text:p/>
          </table:table-cell>
          <table:table-cell table:formula="of:=IF([test_results.$A12]=[test_results.Q$2]; [test_results.$E12]; &quot;&quot;)">
            <text:p/>
          </table:table-cell>
          <table:table-cell table:formula="of:=IF([test_results.$A12]=[test_results.R$2]; [test_results.$E12]; &quot;&quot;)">
            <text:p/>
          </table:table-cell>
          <table:table-cell table:formula="of:=IF([test_results.$A12]=[test_results.S$2]; [test_results.$E12]; &quot;&quot;)">
            <text:p/>
          </table:table-cell>
          <table:table-cell table:formula="of:=IF([test_results.$A12]=[test_results.T$2]; [test_results.$E12]; &quot;&quot;)">
            <text:p/>
          </table:table-cell>
          <table:table-cell table:formula="of:=IF([test_results.$A12]=[test_results.U$2]; [test_results.$E12]; &quot;&quot;)">
            <text:p/>
          </table:table-cell>
          <table:table-cell table:formula="of:=IF([test_results.$A12]=[test_results.V$2]; [test_results.$E12]; &quot;&quot;)">
            <text:p/>
          </table:table-cell>
          <table:table-cell table:formula="of:=IF([test_results.$A12]=[test_results.W$2]; [test_results.$E12]; &quot;&quot;)" office:value-type="float" office:value="7.838" calcext:value-type="float">
            <text:p>7.838</text:p>
          </table:table-cell>
          <table:table-cell table:formula="of:=IF([test_results.$A12]=[test_results.X$2]; [test_results.$E12]; &quot;&quot;)">
            <text:p/>
          </table:table-cell>
          <table:table-cell table:formula="of:=IF([test_results.$A12]=[test_results.Y$2]; [test_results.$E12]; &quot;&quot;)">
            <text:p/>
          </table:table-cell>
          <table:table-cell table:formula="of:=IF([test_results.$A12]=[test_results.Z$2]; [test_results.$E12]; &quot;&quot;)">
            <text:p/>
          </table:table-cell>
        </table:table-row>
        <table:table-row table:style-name="ro1">
          <table:table-cell office:value-type="string" calcext:value-type="string">
            <text:p>test101.one_car_north.zip</text:p>
          </table:table-cell>
          <table:table-cell office:value-type="float" office:value="1" calcext:value-type="float">
            <text:p>1</text:p>
          </table:table-cell>
          <table:table-cell office:value-type="float" office:value="11.117" calcext:value-type="float">
            <text:p>11.117</text:p>
          </table:table-cell>
          <table:table-cell office:value-type="float" office:value="22.031" calcext:value-type="float">
            <text:p>22.031</text:p>
          </table:table-cell>
          <table:table-cell office:value-type="float" office:value="9.571" calcext:value-type="float">
            <text:p>9.571</text:p>
          </table:table-cell>
          <table:table-cell office:value-type="float" office:value="8.134" calcext:value-type="float">
            <text:p>8.134</text:p>
          </table:table-cell>
          <table:table-cell office:value-type="float" office:value="26.763" calcext:value-type="float">
            <text:p>26.763</text:p>
          </table:table-cell>
          <table:table-cell office:value-type="float" office:value="1000" calcext:value-type="float">
            <text:p>1000</text:p>
          </table:table-cell>
          <table:table-cell office:value-type="float" office:value="9570.576" calcext:value-type="float">
            <text:p>9570.576</text:p>
          </table:table-cell>
          <table:table-cell office:value-type="float" office:value="104.49" calcext:value-type="float">
            <text:p>104.49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3]=[test_results.N$2]; [test_results.$E13]; &quot;&quot;)">
            <text:p/>
          </table:table-cell>
          <table:table-cell table:formula="of:=IF([test_results.$A13]=[test_results.O$2]; [test_results.$E13]; &quot;&quot;)">
            <text:p/>
          </table:table-cell>
          <table:table-cell table:formula="of:=IF([test_results.$A13]=[test_results.P$2]; [test_results.$E13]; &quot;&quot;)">
            <text:p/>
          </table:table-cell>
          <table:table-cell table:formula="of:=IF([test_results.$A13]=[test_results.Q$2]; [test_results.$E13]; &quot;&quot;)">
            <text:p/>
          </table:table-cell>
          <table:table-cell table:formula="of:=IF([test_results.$A13]=[test_results.R$2]; [test_results.$E13]; &quot;&quot;)">
            <text:p/>
          </table:table-cell>
          <table:table-cell table:formula="of:=IF([test_results.$A13]=[test_results.S$2]; [test_results.$E13]; &quot;&quot;)">
            <text:p/>
          </table:table-cell>
          <table:table-cell table:formula="of:=IF([test_results.$A13]=[test_results.T$2]; [test_results.$E13]; &quot;&quot;)">
            <text:p/>
          </table:table-cell>
          <table:table-cell table:formula="of:=IF([test_results.$A13]=[test_results.U$2]; [test_results.$E13]; &quot;&quot;)">
            <text:p/>
          </table:table-cell>
          <table:table-cell table:formula="of:=IF([test_results.$A13]=[test_results.V$2]; [test_results.$E13]; &quot;&quot;)">
            <text:p/>
          </table:table-cell>
          <table:table-cell table:formula="of:=IF([test_results.$A13]=[test_results.W$2]; [test_results.$E13]; &quot;&quot;)">
            <text:p/>
          </table:table-cell>
          <table:table-cell table:formula="of:=IF([test_results.$A13]=[test_results.X$2]; [test_results.$E13]; &quot;&quot;)" office:value-type="float" office:value="9.571" calcext:value-type="float">
            <text:p>9.571</text:p>
          </table:table-cell>
          <table:table-cell table:formula="of:=IF([test_results.$A13]=[test_results.Y$2]; [test_results.$E13]; &quot;&quot;)">
            <text:p/>
          </table:table-cell>
          <table:table-cell table:formula="of:=IF([test_results.$A13]=[test_results.Z$2]; [test_results.$E13]; &quot;&quot;)">
            <text:p/>
          </table:table-cell>
        </table:table-row>
        <table:table-row table:style-name="ro1">
          <table:table-cell office:value-type="string" calcext:value-type="string">
            <text:p>test101.one_car_north_inactive.zip</text:p>
          </table:table-cell>
          <table:table-cell office:value-type="float" office:value="1" calcext:value-type="float">
            <text:p>1</text:p>
          </table:table-cell>
          <table:table-cell office:value-type="float" office:value="11.327" calcext:value-type="float">
            <text:p>11.327</text:p>
          </table:table-cell>
          <table:table-cell office:value-type="float" office:value="20.432" calcext:value-type="float">
            <text:p>20.432</text:p>
          </table:table-cell>
          <table:table-cell office:value-type="float" office:value="7.772" calcext:value-type="float">
            <text:p>7.772</text:p>
          </table:table-cell>
          <table:table-cell office:value-type="float" office:value="6.389" calcext:value-type="float">
            <text:p>6.389</text:p>
          </table:table-cell>
          <table:table-cell office:value-type="float" office:value="26.74" calcext:value-type="float">
            <text:p>26.74</text:p>
          </table:table-cell>
          <table:table-cell office:value-type="float" office:value="1000" calcext:value-type="float">
            <text:p>1000</text:p>
          </table:table-cell>
          <table:table-cell office:value-type="float" office:value="7772.446" calcext:value-type="float">
            <text:p>7772.446</text:p>
          </table:table-cell>
          <table:table-cell office:value-type="float" office:value="128.66" calcext:value-type="float">
            <text:p>128.66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4]=[test_results.N$2]; [test_results.$E14]; &quot;&quot;)">
            <text:p/>
          </table:table-cell>
          <table:table-cell table:formula="of:=IF([test_results.$A14]=[test_results.O$2]; [test_results.$E14]; &quot;&quot;)">
            <text:p/>
          </table:table-cell>
          <table:table-cell table:formula="of:=IF([test_results.$A14]=[test_results.P$2]; [test_results.$E14]; &quot;&quot;)">
            <text:p/>
          </table:table-cell>
          <table:table-cell table:formula="of:=IF([test_results.$A14]=[test_results.Q$2]; [test_results.$E14]; &quot;&quot;)">
            <text:p/>
          </table:table-cell>
          <table:table-cell table:formula="of:=IF([test_results.$A14]=[test_results.R$2]; [test_results.$E14]; &quot;&quot;)">
            <text:p/>
          </table:table-cell>
          <table:table-cell table:formula="of:=IF([test_results.$A14]=[test_results.S$2]; [test_results.$E14]; &quot;&quot;)">
            <text:p/>
          </table:table-cell>
          <table:table-cell table:formula="of:=IF([test_results.$A14]=[test_results.T$2]; [test_results.$E14]; &quot;&quot;)">
            <text:p/>
          </table:table-cell>
          <table:table-cell table:formula="of:=IF([test_results.$A14]=[test_results.U$2]; [test_results.$E14]; &quot;&quot;)">
            <text:p/>
          </table:table-cell>
          <table:table-cell table:formula="of:=IF([test_results.$A14]=[test_results.V$2]; [test_results.$E14]; &quot;&quot;)">
            <text:p/>
          </table:table-cell>
          <table:table-cell table:formula="of:=IF([test_results.$A14]=[test_results.W$2]; [test_results.$E14]; &quot;&quot;)">
            <text:p/>
          </table:table-cell>
          <table:table-cell table:formula="of:=IF([test_results.$A14]=[test_results.X$2]; [test_results.$E14]; &quot;&quot;)">
            <text:p/>
          </table:table-cell>
          <table:table-cell table:formula="of:=IF([test_results.$A14]=[test_results.Y$2]; [test_results.$E14]; &quot;&quot;)" office:value-type="float" office:value="7.772" calcext:value-type="float">
            <text:p>7.772</text:p>
          </table:table-cell>
          <table:table-cell table:formula="of:=IF([test_results.$A14]=[test_results.Z$2]; [test_results.$E14]; &quot;&quot;)">
            <text:p/>
          </table:table-cell>
        </table:table-row>
        <table:table-row table:style-name="ro1">
          <table:table-cell office:value-type="string" calcext:value-type="string">
            <text:p>test101.cars.zip</text:p>
          </table:table-cell>
          <table:table-cell office:value-type="float" office:value="2" calcext:value-type="float">
            <text:p>2</text:p>
          </table:table-cell>
          <table:table-cell office:value-type="float" office:value="11.313" calcext:value-type="float">
            <text:p>11.313</text:p>
          </table:table-cell>
          <table:table-cell office:value-type="float" office:value="26.838" calcext:value-type="float">
            <text:p>26.838</text:p>
          </table:table-cell>
          <table:table-cell office:value-type="float" office:value="14.076" calcext:value-type="float">
            <text:p>14.076</text:p>
          </table:table-cell>
          <table:table-cell office:value-type="float" office:value="12.171" calcext:value-type="float">
            <text:p>12.171</text:p>
          </table:table-cell>
          <table:table-cell office:value-type="float" office:value="22.798" calcext:value-type="float">
            <text:p>22.798</text:p>
          </table:table-cell>
          <table:table-cell office:value-type="float" office:value="1000" calcext:value-type="float">
            <text:p>1000</text:p>
          </table:table-cell>
          <table:table-cell office:value-type="float" office:value="14076.1" calcext:value-type="float">
            <text:p>14076.1</text:p>
          </table:table-cell>
          <table:table-cell office:value-type="float" office:value="71.04" calcext:value-type="float">
            <text:p>71.04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5]=[test_results.N$2]; [test_results.$E15]; &quot;&quot;)" office:value-type="float" office:value="14.076" calcext:value-type="float">
            <text:p>14.076</text:p>
          </table:table-cell>
          <table:table-cell table:formula="of:=IF([test_results.$A15]=[test_results.O$2]; [test_results.$E15]; &quot;&quot;)">
            <text:p/>
          </table:table-cell>
          <table:table-cell table:formula="of:=IF([test_results.$A15]=[test_results.P$2]; [test_results.$E15]; &quot;&quot;)">
            <text:p/>
          </table:table-cell>
          <table:table-cell table:formula="of:=IF([test_results.$A15]=[test_results.Q$2]; [test_results.$E15]; &quot;&quot;)">
            <text:p/>
          </table:table-cell>
          <table:table-cell table:formula="of:=IF([test_results.$A15]=[test_results.R$2]; [test_results.$E15]; &quot;&quot;)">
            <text:p/>
          </table:table-cell>
          <table:table-cell table:formula="of:=IF([test_results.$A15]=[test_results.S$2]; [test_results.$E15]; &quot;&quot;)">
            <text:p/>
          </table:table-cell>
          <table:table-cell table:formula="of:=IF([test_results.$A15]=[test_results.T$2]; [test_results.$E15]; &quot;&quot;)">
            <text:p/>
          </table:table-cell>
          <table:table-cell table:formula="of:=IF([test_results.$A15]=[test_results.U$2]; [test_results.$E15]; &quot;&quot;)">
            <text:p/>
          </table:table-cell>
          <table:table-cell table:formula="of:=IF([test_results.$A15]=[test_results.V$2]; [test_results.$E15]; &quot;&quot;)">
            <text:p/>
          </table:table-cell>
          <table:table-cell table:formula="of:=IF([test_results.$A15]=[test_results.W$2]; [test_results.$E15]; &quot;&quot;)">
            <text:p/>
          </table:table-cell>
          <table:table-cell table:formula="of:=IF([test_results.$A15]=[test_results.X$2]; [test_results.$E15]; &quot;&quot;)">
            <text:p/>
          </table:table-cell>
          <table:table-cell table:formula="of:=IF([test_results.$A15]=[test_results.Y$2]; [test_results.$E15]; &quot;&quot;)">
            <text:p/>
          </table:table-cell>
          <table:table-cell table:formula="of:=IF([test_results.$A15]=[test_results.Z$2]; [test_results.$E15]; &quot;&quot;)">
            <text:p/>
          </table:table-cell>
        </table:table-row>
        <table:table-row table:style-name="ro1">
          <table:table-cell office:value-type="string" calcext:value-type="string">
            <text:p>test101.cars_clocked.zip</text:p>
          </table:table-cell>
          <table:table-cell office:value-type="float" office:value="2" calcext:value-type="float">
            <text:p>2</text:p>
          </table:table-cell>
          <table:table-cell office:value-type="float" office:value="11.262" calcext:value-type="float">
            <text:p>11.262</text:p>
          </table:table-cell>
          <table:table-cell office:value-type="float" office:value="23.576" calcext:value-type="float">
            <text:p>23.576</text:p>
          </table:table-cell>
          <table:table-cell office:value-type="float" office:value="10.932" calcext:value-type="float">
            <text:p>10.932</text:p>
          </table:table-cell>
          <table:table-cell office:value-type="float" office:value="9.397" calcext:value-type="float">
            <text:p>9.397</text:p>
          </table:table-cell>
          <table:table-cell office:value-type="float" office:value="23.844" calcext:value-type="float">
            <text:p>23.844</text:p>
          </table:table-cell>
          <table:table-cell office:value-type="float" office:value="1000" calcext:value-type="float">
            <text:p>1000</text:p>
          </table:table-cell>
          <table:table-cell office:value-type="float" office:value="10932.156" calcext:value-type="float">
            <text:p>10932.156</text:p>
          </table:table-cell>
          <table:table-cell office:value-type="float" office:value="91.47" calcext:value-type="float">
            <text:p>91.47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6]=[test_results.N$2]; [test_results.$E16]; &quot;&quot;)">
            <text:p/>
          </table:table-cell>
          <table:table-cell table:formula="of:=IF([test_results.$A16]=[test_results.O$2]; [test_results.$E16]; &quot;&quot;)" office:value-type="float" office:value="10.932" calcext:value-type="float">
            <text:p>10.932</text:p>
          </table:table-cell>
          <table:table-cell table:formula="of:=IF([test_results.$A16]=[test_results.P$2]; [test_results.$E16]; &quot;&quot;)">
            <text:p/>
          </table:table-cell>
          <table:table-cell table:formula="of:=IF([test_results.$A16]=[test_results.Q$2]; [test_results.$E16]; &quot;&quot;)">
            <text:p/>
          </table:table-cell>
          <table:table-cell table:formula="of:=IF([test_results.$A16]=[test_results.R$2]; [test_results.$E16]; &quot;&quot;)">
            <text:p/>
          </table:table-cell>
          <table:table-cell table:formula="of:=IF([test_results.$A16]=[test_results.S$2]; [test_results.$E16]; &quot;&quot;)">
            <text:p/>
          </table:table-cell>
          <table:table-cell table:formula="of:=IF([test_results.$A16]=[test_results.T$2]; [test_results.$E16]; &quot;&quot;)">
            <text:p/>
          </table:table-cell>
          <table:table-cell table:formula="of:=IF([test_results.$A16]=[test_results.U$2]; [test_results.$E16]; &quot;&quot;)">
            <text:p/>
          </table:table-cell>
          <table:table-cell table:formula="of:=IF([test_results.$A16]=[test_results.V$2]; [test_results.$E16]; &quot;&quot;)">
            <text:p/>
          </table:table-cell>
          <table:table-cell table:formula="of:=IF([test_results.$A16]=[test_results.W$2]; [test_results.$E16]; &quot;&quot;)">
            <text:p/>
          </table:table-cell>
          <table:table-cell table:formula="of:=IF([test_results.$A16]=[test_results.X$2]; [test_results.$E16]; &quot;&quot;)">
            <text:p/>
          </table:table-cell>
          <table:table-cell table:formula="of:=IF([test_results.$A16]=[test_results.Y$2]; [test_results.$E16]; &quot;&quot;)">
            <text:p/>
          </table:table-cell>
          <table:table-cell table:formula="of:=IF([test_results.$A16]=[test_results.Z$2]; [test_results.$E16]; &quot;&quot;)">
            <text:p/>
          </table:table-cell>
        </table:table-row>
        <table:table-row table:style-name="ro1">
          <table:table-cell office:value-type="string" calcext:value-type="string">
            <text:p>test101.cars_clocked_inactive.zip</text:p>
          </table:table-cell>
          <table:table-cell office:value-type="float" office:value="2" calcext:value-type="float">
            <text:p>2</text:p>
          </table:table-cell>
          <table:table-cell office:value-type="float" office:value="11.239" calcext:value-type="float">
            <text:p>11.239</text:p>
          </table:table-cell>
          <table:table-cell office:value-type="float" office:value="20.493" calcext:value-type="float">
            <text:p>20.493</text:p>
          </table:table-cell>
          <table:table-cell office:value-type="float" office:value="7.881" calcext:value-type="float">
            <text:p>7.881</text:p>
          </table:table-cell>
          <table:table-cell office:value-type="float" office:value="6.338" calcext:value-type="float">
            <text:p>6.338</text:p>
          </table:table-cell>
          <table:table-cell office:value-type="float" office:value="25.64" calcext:value-type="float">
            <text:p>25.64</text:p>
          </table:table-cell>
          <table:table-cell office:value-type="float" office:value="1000" calcext:value-type="float">
            <text:p>1000</text:p>
          </table:table-cell>
          <table:table-cell office:value-type="float" office:value="7880.836" calcext:value-type="float">
            <text:p>7880.836</text:p>
          </table:table-cell>
          <table:table-cell office:value-type="float" office:value="126.89" calcext:value-type="float">
            <text:p>126.89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7]=[test_results.N$2]; [test_results.$E17]; &quot;&quot;)">
            <text:p/>
          </table:table-cell>
          <table:table-cell table:formula="of:=IF([test_results.$A17]=[test_results.O$2]; [test_results.$E17]; &quot;&quot;)">
            <text:p/>
          </table:table-cell>
          <table:table-cell table:formula="of:=IF([test_results.$A17]=[test_results.P$2]; [test_results.$E17]; &quot;&quot;)" office:value-type="float" office:value="7.881" calcext:value-type="float">
            <text:p>7.881</text:p>
          </table:table-cell>
          <table:table-cell table:formula="of:=IF([test_results.$A17]=[test_results.Q$2]; [test_results.$E17]; &quot;&quot;)">
            <text:p/>
          </table:table-cell>
          <table:table-cell table:formula="of:=IF([test_results.$A17]=[test_results.R$2]; [test_results.$E17]; &quot;&quot;)">
            <text:p/>
          </table:table-cell>
          <table:table-cell table:formula="of:=IF([test_results.$A17]=[test_results.S$2]; [test_results.$E17]; &quot;&quot;)">
            <text:p/>
          </table:table-cell>
          <table:table-cell table:formula="of:=IF([test_results.$A17]=[test_results.T$2]; [test_results.$E17]; &quot;&quot;)">
            <text:p/>
          </table:table-cell>
          <table:table-cell table:formula="of:=IF([test_results.$A17]=[test_results.U$2]; [test_results.$E17]; &quot;&quot;)">
            <text:p/>
          </table:table-cell>
          <table:table-cell table:formula="of:=IF([test_results.$A17]=[test_results.V$2]; [test_results.$E17]; &quot;&quot;)">
            <text:p/>
          </table:table-cell>
          <table:table-cell table:formula="of:=IF([test_results.$A17]=[test_results.W$2]; [test_results.$E17]; &quot;&quot;)">
            <text:p/>
          </table:table-cell>
          <table:table-cell table:formula="of:=IF([test_results.$A17]=[test_results.X$2]; [test_results.$E17]; &quot;&quot;)">
            <text:p/>
          </table:table-cell>
          <table:table-cell table:formula="of:=IF([test_results.$A17]=[test_results.Y$2]; [test_results.$E17]; &quot;&quot;)">
            <text:p/>
          </table:table-cell>
          <table:table-cell table:formula="of:=IF([test_results.$A17]=[test_results.Z$2]; [test_results.$E17]; &quot;&quot;)">
            <text:p/>
          </table:table-cell>
        </table:table-row>
        <table:table-row table:style-name="ro1">
          <table:table-cell office:value-type="string" calcext:value-type="string">
            <text:p>test101.cars_inactive.zip</text:p>
          </table:table-cell>
          <table:table-cell office:value-type="float" office:value="2" calcext:value-type="float">
            <text:p>2</text:p>
          </table:table-cell>
          <table:table-cell office:value-type="float" office:value="11.28" calcext:value-type="float">
            <text:p>11.28</text:p>
          </table:table-cell>
          <table:table-cell office:value-type="float" office:value="24.158" calcext:value-type="float">
            <text:p>24.158</text:p>
          </table:table-cell>
          <table:table-cell office:value-type="float" office:value="11.431" calcext:value-type="float">
            <text:p>11.431</text:p>
          </table:table-cell>
          <table:table-cell office:value-type="float" office:value="9.441" calcext:value-type="float">
            <text:p>9.441</text:p>
          </table:table-cell>
          <table:table-cell office:value-type="float" office:value="15.493" calcext:value-type="float">
            <text:p>15.493</text:p>
          </table:table-cell>
          <table:table-cell office:value-type="float" office:value="1000" calcext:value-type="float">
            <text:p>1000</text:p>
          </table:table-cell>
          <table:table-cell office:value-type="float" office:value="11430.685" calcext:value-type="float">
            <text:p>11430.685</text:p>
          </table:table-cell>
          <table:table-cell office:value-type="float" office:value="87.48" calcext:value-type="float">
            <text:p>87.48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8]=[test_results.N$2]; [test_results.$E18]; &quot;&quot;)">
            <text:p/>
          </table:table-cell>
          <table:table-cell table:formula="of:=IF([test_results.$A18]=[test_results.O$2]; [test_results.$E18]; &quot;&quot;)">
            <text:p/>
          </table:table-cell>
          <table:table-cell table:formula="of:=IF([test_results.$A18]=[test_results.P$2]; [test_results.$E18]; &quot;&quot;)">
            <text:p/>
          </table:table-cell>
          <table:table-cell table:formula="of:=IF([test_results.$A18]=[test_results.Q$2]; [test_results.$E18]; &quot;&quot;)" office:value-type="float" office:value="11.431" calcext:value-type="float">
            <text:p>11.431</text:p>
          </table:table-cell>
          <table:table-cell table:formula="of:=IF([test_results.$A18]=[test_results.R$2]; [test_results.$E18]; &quot;&quot;)">
            <text:p/>
          </table:table-cell>
          <table:table-cell table:formula="of:=IF([test_results.$A18]=[test_results.S$2]; [test_results.$E18]; &quot;&quot;)">
            <text:p/>
          </table:table-cell>
          <table:table-cell table:formula="of:=IF([test_results.$A18]=[test_results.T$2]; [test_results.$E18]; &quot;&quot;)">
            <text:p/>
          </table:table-cell>
          <table:table-cell table:formula="of:=IF([test_results.$A18]=[test_results.U$2]; [test_results.$E18]; &quot;&quot;)">
            <text:p/>
          </table:table-cell>
          <table:table-cell table:formula="of:=IF([test_results.$A18]=[test_results.V$2]; [test_results.$E18]; &quot;&quot;)">
            <text:p/>
          </table:table-cell>
          <table:table-cell table:formula="of:=IF([test_results.$A18]=[test_results.W$2]; [test_results.$E18]; &quot;&quot;)">
            <text:p/>
          </table:table-cell>
          <table:table-cell table:formula="of:=IF([test_results.$A18]=[test_results.X$2]; [test_results.$E18]; &quot;&quot;)">
            <text:p/>
          </table:table-cell>
          <table:table-cell table:formula="of:=IF([test_results.$A18]=[test_results.Y$2]; [test_results.$E18]; &quot;&quot;)">
            <text:p/>
          </table:table-cell>
          <table:table-cell table:formula="of:=IF([test_results.$A18]=[test_results.Z$2]; [test_results.$E18]; &quot;&quot;)">
            <text:p/>
          </table:table-cell>
        </table:table-row>
        <table:table-row table:style-name="ro1">
          <table:table-cell office:value-type="string" calcext:value-type="string">
            <text:p>test101.cars_north_clocked.zip</text:p>
          </table:table-cell>
          <table:table-cell office:value-type="float" office:value="2" calcext:value-type="float">
            <text:p>2</text:p>
          </table:table-cell>
          <table:table-cell office:value-type="float" office:value="11.416" calcext:value-type="float">
            <text:p>11.416</text:p>
          </table:table-cell>
          <table:table-cell office:value-type="float" office:value="23.987" calcext:value-type="float">
            <text:p>23.987</text:p>
          </table:table-cell>
          <table:table-cell office:value-type="float" office:value="11.171" calcext:value-type="float">
            <text:p>11.171</text:p>
          </table:table-cell>
          <table:table-cell office:value-type="float" office:value="9.458" calcext:value-type="float">
            <text:p>9.458</text:p>
          </table:table-cell>
          <table:table-cell office:value-type="float" office:value="26.12" calcext:value-type="float">
            <text:p>26.12</text:p>
          </table:table-cell>
          <table:table-cell office:value-type="float" office:value="1000" calcext:value-type="float">
            <text:p>1000</text:p>
          </table:table-cell>
          <table:table-cell office:value-type="float" office:value="11171.204" calcext:value-type="float">
            <text:p>11171.204</text:p>
          </table:table-cell>
          <table:table-cell office:value-type="float" office:value="89.52" calcext:value-type="float">
            <text:p>89.52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9]=[test_results.N$2]; [test_results.$E19]; &quot;&quot;)">
            <text:p/>
          </table:table-cell>
          <table:table-cell table:formula="of:=IF([test_results.$A19]=[test_results.O$2]; [test_results.$E19]; &quot;&quot;)">
            <text:p/>
          </table:table-cell>
          <table:table-cell table:formula="of:=IF([test_results.$A19]=[test_results.P$2]; [test_results.$E19]; &quot;&quot;)">
            <text:p/>
          </table:table-cell>
          <table:table-cell table:formula="of:=IF([test_results.$A19]=[test_results.Q$2]; [test_results.$E19]; &quot;&quot;)">
            <text:p/>
          </table:table-cell>
          <table:table-cell table:formula="of:=IF([test_results.$A19]=[test_results.R$2]; [test_results.$E19]; &quot;&quot;)" office:value-type="float" office:value="11.171" calcext:value-type="float">
            <text:p>11.171</text:p>
          </table:table-cell>
          <table:table-cell table:formula="of:=IF([test_results.$A19]=[test_results.S$2]; [test_results.$E19]; &quot;&quot;)">
            <text:p/>
          </table:table-cell>
          <table:table-cell table:formula="of:=IF([test_results.$A19]=[test_results.T$2]; [test_results.$E19]; &quot;&quot;)">
            <text:p/>
          </table:table-cell>
          <table:table-cell table:formula="of:=IF([test_results.$A19]=[test_results.U$2]; [test_results.$E19]; &quot;&quot;)">
            <text:p/>
          </table:table-cell>
          <table:table-cell table:formula="of:=IF([test_results.$A19]=[test_results.V$2]; [test_results.$E19]; &quot;&quot;)">
            <text:p/>
          </table:table-cell>
          <table:table-cell table:formula="of:=IF([test_results.$A19]=[test_results.W$2]; [test_results.$E19]; &quot;&quot;)">
            <text:p/>
          </table:table-cell>
          <table:table-cell table:formula="of:=IF([test_results.$A19]=[test_results.X$2]; [test_results.$E19]; &quot;&quot;)">
            <text:p/>
          </table:table-cell>
          <table:table-cell table:formula="of:=IF([test_results.$A19]=[test_results.Y$2]; [test_results.$E19]; &quot;&quot;)">
            <text:p/>
          </table:table-cell>
          <table:table-cell table:formula="of:=IF([test_results.$A19]=[test_results.Z$2]; [test_results.$E19]; &quot;&quot;)">
            <text:p/>
          </table:table-cell>
        </table:table-row>
        <table:table-row table:style-name="ro1">
          <table:table-cell office:value-type="string" calcext:value-type="string">
            <text:p>test101.cars_north_clocked_inactive.zip</text:p>
          </table:table-cell>
          <table:table-cell office:value-type="float" office:value="2" calcext:value-type="float">
            <text:p>2</text:p>
          </table:table-cell>
          <table:table-cell office:value-type="float" office:value="11.281" calcext:value-type="float">
            <text:p>11.281</text:p>
          </table:table-cell>
          <table:table-cell office:value-type="float" office:value="20.362" calcext:value-type="float">
            <text:p>20.362</text:p>
          </table:table-cell>
          <table:table-cell office:value-type="float" office:value="7.691" calcext:value-type="float">
            <text:p>7.691</text:p>
          </table:table-cell>
          <table:table-cell office:value-type="float" office:value="6.315" calcext:value-type="float">
            <text:p>6.315</text:p>
          </table:table-cell>
          <table:table-cell office:value-type="float" office:value="17.683" calcext:value-type="float">
            <text:p>17.683</text:p>
          </table:table-cell>
          <table:table-cell office:value-type="float" office:value="1000" calcext:value-type="float">
            <text:p>1000</text:p>
          </table:table-cell>
          <table:table-cell office:value-type="float" office:value="7691.393" calcext:value-type="float">
            <text:p>7691.393</text:p>
          </table:table-cell>
          <table:table-cell office:value-type="float" office:value="130.02" calcext:value-type="float">
            <text:p>130.02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20]=[test_results.N$2]; [test_results.$E20]; &quot;&quot;)">
            <text:p/>
          </table:table-cell>
          <table:table-cell table:formula="of:=IF([test_results.$A20]=[test_results.O$2]; [test_results.$E20]; &quot;&quot;)">
            <text:p/>
          </table:table-cell>
          <table:table-cell table:formula="of:=IF([test_results.$A20]=[test_results.P$2]; [test_results.$E20]; &quot;&quot;)">
            <text:p/>
          </table:table-cell>
          <table:table-cell table:formula="of:=IF([test_results.$A20]=[test_results.Q$2]; [test_results.$E20]; &quot;&quot;)">
            <text:p/>
          </table:table-cell>
          <table:table-cell table:formula="of:=IF([test_results.$A20]=[test_results.R$2]; [test_results.$E20]; &quot;&quot;)">
            <text:p/>
          </table:table-cell>
          <table:table-cell table:formula="of:=IF([test_results.$A20]=[test_results.S$2]; [test_results.$E20]; &quot;&quot;)" office:value-type="float" office:value="7.691" calcext:value-type="float">
            <text:p>7.691</text:p>
          </table:table-cell>
          <table:table-cell table:formula="of:=IF([test_results.$A20]=[test_results.T$2]; [test_results.$E20]; &quot;&quot;)">
            <text:p/>
          </table:table-cell>
          <table:table-cell table:formula="of:=IF([test_results.$A20]=[test_results.U$2]; [test_results.$E20]; &quot;&quot;)">
            <text:p/>
          </table:table-cell>
          <table:table-cell table:formula="of:=IF([test_results.$A20]=[test_results.V$2]; [test_results.$E20]; &quot;&quot;)">
            <text:p/>
          </table:table-cell>
          <table:table-cell table:formula="of:=IF([test_results.$A20]=[test_results.W$2]; [test_results.$E20]; &quot;&quot;)">
            <text:p/>
          </table:table-cell>
          <table:table-cell table:formula="of:=IF([test_results.$A20]=[test_results.X$2]; [test_results.$E20]; &quot;&quot;)">
            <text:p/>
          </table:table-cell>
          <table:table-cell table:formula="of:=IF([test_results.$A20]=[test_results.Y$2]; [test_results.$E20]; &quot;&quot;)">
            <text:p/>
          </table:table-cell>
          <table:table-cell table:formula="of:=IF([test_results.$A20]=[test_results.Z$2]; [test_results.$E20]; &quot;&quot;)">
            <text:p/>
          </table:table-cell>
        </table:table-row>
        <table:table-row table:style-name="ro1">
          <table:table-cell office:value-type="string" calcext:value-type="string">
            <text:p>test101.chests.zip</text:p>
          </table:table-cell>
          <table:table-cell office:value-type="float" office:value="2" calcext:value-type="float">
            <text:p>2</text:p>
          </table:table-cell>
          <table:table-cell office:value-type="float" office:value="11.135" calcext:value-type="float">
            <text:p>11.135</text:p>
          </table:table-cell>
          <table:table-cell office:value-type="float" office:value="25.217" calcext:value-type="float">
            <text:p>25.217</text:p>
          </table:table-cell>
          <table:table-cell office:value-type="float" office:value="12.49" calcext:value-type="float">
            <text:p>12.49</text:p>
          </table:table-cell>
          <table:table-cell office:value-type="float" office:value="10.544" calcext:value-type="float">
            <text:p>10.544</text:p>
          </table:table-cell>
          <table:table-cell office:value-type="float" office:value="23.634" calcext:value-type="float">
            <text:p>23.634</text:p>
          </table:table-cell>
          <table:table-cell office:value-type="float" office:value="1000" calcext:value-type="float">
            <text:p>1000</text:p>
          </table:table-cell>
          <table:table-cell office:value-type="float" office:value="12490.218" calcext:value-type="float">
            <text:p>12490.218</text:p>
          </table:table-cell>
          <table:table-cell office:value-type="float" office:value="80.06" calcext:value-type="float">
            <text:p>80.06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21]=[test_results.N$2]; [test_results.$E21]; &quot;&quot;)">
            <text:p/>
          </table:table-cell>
          <table:table-cell table:formula="of:=IF([test_results.$A21]=[test_results.O$2]; [test_results.$E21]; &quot;&quot;)">
            <text:p/>
          </table:table-cell>
          <table:table-cell table:formula="of:=IF([test_results.$A21]=[test_results.P$2]; [test_results.$E21]; &quot;&quot;)">
            <text:p/>
          </table:table-cell>
          <table:table-cell table:formula="of:=IF([test_results.$A21]=[test_results.Q$2]; [test_results.$E21]; &quot;&quot;)">
            <text:p/>
          </table:table-cell>
          <table:table-cell table:formula="of:=IF([test_results.$A21]=[test_results.R$2]; [test_results.$E21]; &quot;&quot;)">
            <text:p/>
          </table:table-cell>
          <table:table-cell table:formula="of:=IF([test_results.$A21]=[test_results.S$2]; [test_results.$E21]; &quot;&quot;)">
            <text:p/>
          </table:table-cell>
          <table:table-cell table:formula="of:=IF([test_results.$A21]=[test_results.T$2]; [test_results.$E21]; &quot;&quot;)" office:value-type="float" office:value="12.49" calcext:value-type="float">
            <text:p>12.49</text:p>
          </table:table-cell>
          <table:table-cell table:formula="of:=IF([test_results.$A21]=[test_results.U$2]; [test_results.$E21]; &quot;&quot;)">
            <text:p/>
          </table:table-cell>
          <table:table-cell table:formula="of:=IF([test_results.$A21]=[test_results.V$2]; [test_results.$E21]; &quot;&quot;)">
            <text:p/>
          </table:table-cell>
          <table:table-cell table:formula="of:=IF([test_results.$A21]=[test_results.W$2]; [test_results.$E21]; &quot;&quot;)">
            <text:p/>
          </table:table-cell>
          <table:table-cell table:formula="of:=IF([test_results.$A21]=[test_results.X$2]; [test_results.$E21]; &quot;&quot;)">
            <text:p/>
          </table:table-cell>
          <table:table-cell table:formula="of:=IF([test_results.$A21]=[test_results.Y$2]; [test_results.$E21]; &quot;&quot;)">
            <text:p/>
          </table:table-cell>
          <table:table-cell table:formula="of:=IF([test_results.$A21]=[test_results.Z$2]; [test_results.$E21]; &quot;&quot;)">
            <text:p/>
          </table:table-cell>
        </table:table-row>
        <table:table-row table:style-name="ro1">
          <table:table-cell office:value-type="string" calcext:value-type="string">
            <text:p>test101.chests_clocked.zip</text:p>
          </table:table-cell>
          <table:table-cell office:value-type="float" office:value="2" calcext:value-type="float">
            <text:p>2</text:p>
          </table:table-cell>
          <table:table-cell office:value-type="float" office:value="11.263" calcext:value-type="float">
            <text:p>11.263</text:p>
          </table:table-cell>
          <table:table-cell office:value-type="float" office:value="20.695" calcext:value-type="float">
            <text:p>20.695</text:p>
          </table:table-cell>
          <table:table-cell office:value-type="float" office:value="8.039" calcext:value-type="float">
            <text:p>8.039</text:p>
          </table:table-cell>
          <table:table-cell office:value-type="float" office:value="6.423" calcext:value-type="float">
            <text:p>6.423</text:p>
          </table:table-cell>
          <table:table-cell office:value-type="float" office:value="15.286" calcext:value-type="float">
            <text:p>15.286</text:p>
          </table:table-cell>
          <table:table-cell office:value-type="float" office:value="1000" calcext:value-type="float">
            <text:p>1000</text:p>
          </table:table-cell>
          <table:table-cell office:value-type="float" office:value="8039.078" calcext:value-type="float">
            <text:p>8039.078</text:p>
          </table:table-cell>
          <table:table-cell office:value-type="float" office:value="124.39" calcext:value-type="float">
            <text:p>124.39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22]=[test_results.N$2]; [test_results.$E22]; &quot;&quot;)">
            <text:p/>
          </table:table-cell>
          <table:table-cell table:formula="of:=IF([test_results.$A22]=[test_results.O$2]; [test_results.$E22]; &quot;&quot;)">
            <text:p/>
          </table:table-cell>
          <table:table-cell table:formula="of:=IF([test_results.$A22]=[test_results.P$2]; [test_results.$E22]; &quot;&quot;)">
            <text:p/>
          </table:table-cell>
          <table:table-cell table:formula="of:=IF([test_results.$A22]=[test_results.Q$2]; [test_results.$E22]; &quot;&quot;)">
            <text:p/>
          </table:table-cell>
          <table:table-cell table:formula="of:=IF([test_results.$A22]=[test_results.R$2]; [test_results.$E22]; &quot;&quot;)">
            <text:p/>
          </table:table-cell>
          <table:table-cell table:formula="of:=IF([test_results.$A22]=[test_results.S$2]; [test_results.$E22]; &quot;&quot;)">
            <text:p/>
          </table:table-cell>
          <table:table-cell table:formula="of:=IF([test_results.$A22]=[test_results.T$2]; [test_results.$E22]; &quot;&quot;)">
            <text:p/>
          </table:table-cell>
          <table:table-cell table:formula="of:=IF([test_results.$A22]=[test_results.U$2]; [test_results.$E22]; &quot;&quot;)" office:value-type="float" office:value="8.039" calcext:value-type="float">
            <text:p>8.039</text:p>
          </table:table-cell>
          <table:table-cell table:formula="of:=IF([test_results.$A22]=[test_results.V$2]; [test_results.$E22]; &quot;&quot;)">
            <text:p/>
          </table:table-cell>
          <table:table-cell table:formula="of:=IF([test_results.$A22]=[test_results.W$2]; [test_results.$E22]; &quot;&quot;)">
            <text:p/>
          </table:table-cell>
          <table:table-cell table:formula="of:=IF([test_results.$A22]=[test_results.X$2]; [test_results.$E22]; &quot;&quot;)">
            <text:p/>
          </table:table-cell>
          <table:table-cell table:formula="of:=IF([test_results.$A22]=[test_results.Y$2]; [test_results.$E22]; &quot;&quot;)">
            <text:p/>
          </table:table-cell>
          <table:table-cell table:formula="of:=IF([test_results.$A22]=[test_results.Z$2]; [test_results.$E22]; &quot;&quot;)">
            <text:p/>
          </table:table-cell>
        </table:table-row>
        <table:table-row table:style-name="ro1">
          <table:table-cell office:value-type="string" calcext:value-type="string">
            <text:p>test101.one_car.zip</text:p>
          </table:table-cell>
          <table:table-cell office:value-type="float" office:value="2" calcext:value-type="float">
            <text:p>2</text:p>
          </table:table-cell>
          <table:table-cell office:value-type="float" office:value="11.168" calcext:value-type="float">
            <text:p>11.168</text:p>
          </table:table-cell>
          <table:table-cell office:value-type="float" office:value="22.005" calcext:value-type="float">
            <text:p>22.005</text:p>
          </table:table-cell>
          <table:table-cell office:value-type="float" office:value="9.521" calcext:value-type="float">
            <text:p>9.521</text:p>
          </table:table-cell>
          <table:table-cell office:value-type="float" office:value="7.944" calcext:value-type="float">
            <text:p>7.944</text:p>
          </table:table-cell>
          <table:table-cell office:value-type="float" office:value="28.07" calcext:value-type="float">
            <text:p>28.07</text:p>
          </table:table-cell>
          <table:table-cell office:value-type="float" office:value="1000" calcext:value-type="float">
            <text:p>1000</text:p>
          </table:table-cell>
          <table:table-cell office:value-type="float" office:value="9520.658" calcext:value-type="float">
            <text:p>9520.658</text:p>
          </table:table-cell>
          <table:table-cell office:value-type="float" office:value="105.03" calcext:value-type="float">
            <text:p>105.03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23]=[test_results.N$2]; [test_results.$E23]; &quot;&quot;)">
            <text:p/>
          </table:table-cell>
          <table:table-cell table:formula="of:=IF([test_results.$A23]=[test_results.O$2]; [test_results.$E23]; &quot;&quot;)">
            <text:p/>
          </table:table-cell>
          <table:table-cell table:formula="of:=IF([test_results.$A23]=[test_results.P$2]; [test_results.$E23]; &quot;&quot;)">
            <text:p/>
          </table:table-cell>
          <table:table-cell table:formula="of:=IF([test_results.$A23]=[test_results.Q$2]; [test_results.$E23]; &quot;&quot;)">
            <text:p/>
          </table:table-cell>
          <table:table-cell table:formula="of:=IF([test_results.$A23]=[test_results.R$2]; [test_results.$E23]; &quot;&quot;)">
            <text:p/>
          </table:table-cell>
          <table:table-cell table:formula="of:=IF([test_results.$A23]=[test_results.S$2]; [test_results.$E23]; &quot;&quot;)">
            <text:p/>
          </table:table-cell>
          <table:table-cell table:formula="of:=IF([test_results.$A23]=[test_results.T$2]; [test_results.$E23]; &quot;&quot;)">
            <text:p/>
          </table:table-cell>
          <table:table-cell table:formula="of:=IF([test_results.$A23]=[test_results.U$2]; [test_results.$E23]; &quot;&quot;)">
            <text:p/>
          </table:table-cell>
          <table:table-cell table:formula="of:=IF([test_results.$A23]=[test_results.V$2]; [test_results.$E23]; &quot;&quot;)" office:value-type="float" office:value="9.521" calcext:value-type="float">
            <text:p>9.521</text:p>
          </table:table-cell>
          <table:table-cell table:formula="of:=IF([test_results.$A23]=[test_results.W$2]; [test_results.$E23]; &quot;&quot;)">
            <text:p/>
          </table:table-cell>
          <table:table-cell table:formula="of:=IF([test_results.$A23]=[test_results.X$2]; [test_results.$E23]; &quot;&quot;)">
            <text:p/>
          </table:table-cell>
          <table:table-cell table:formula="of:=IF([test_results.$A23]=[test_results.Y$2]; [test_results.$E23]; &quot;&quot;)">
            <text:p/>
          </table:table-cell>
          <table:table-cell table:formula="of:=IF([test_results.$A23]=[test_results.Z$2]; [test_results.$E23]; &quot;&quot;)">
            <text:p/>
          </table:table-cell>
        </table:table-row>
        <table:table-row table:style-name="ro1">
          <table:table-cell office:value-type="string" calcext:value-type="string">
            <text:p>test101.one_car_inactive.zip</text:p>
          </table:table-cell>
          <table:table-cell office:value-type="float" office:value="2" calcext:value-type="float">
            <text:p>2</text:p>
          </table:table-cell>
          <table:table-cell office:value-type="float" office:value="11.169" calcext:value-type="float">
            <text:p>11.169</text:p>
          </table:table-cell>
          <table:table-cell office:value-type="float" office:value="20.412" calcext:value-type="float">
            <text:p>20.412</text:p>
          </table:table-cell>
          <table:table-cell office:value-type="float" office:value="7.909" calcext:value-type="float">
            <text:p>7.909</text:p>
          </table:table-cell>
          <table:table-cell office:value-type="float" office:value="6.335" calcext:value-type="float">
            <text:p>6.335</text:p>
          </table:table-cell>
          <table:table-cell office:value-type="float" office:value="37.596" calcext:value-type="float">
            <text:p>37.596</text:p>
          </table:table-cell>
          <table:table-cell office:value-type="float" office:value="1000" calcext:value-type="float">
            <text:p>1000</text:p>
          </table:table-cell>
          <table:table-cell office:value-type="float" office:value="7909.123" calcext:value-type="float">
            <text:p>7909.123</text:p>
          </table:table-cell>
          <table:table-cell office:value-type="float" office:value="126.44" calcext:value-type="float">
            <text:p>126.44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24]=[test_results.N$2]; [test_results.$E24]; &quot;&quot;)">
            <text:p/>
          </table:table-cell>
          <table:table-cell table:formula="of:=IF([test_results.$A24]=[test_results.O$2]; [test_results.$E24]; &quot;&quot;)">
            <text:p/>
          </table:table-cell>
          <table:table-cell table:formula="of:=IF([test_results.$A24]=[test_results.P$2]; [test_results.$E24]; &quot;&quot;)">
            <text:p/>
          </table:table-cell>
          <table:table-cell table:formula="of:=IF([test_results.$A24]=[test_results.Q$2]; [test_results.$E24]; &quot;&quot;)">
            <text:p/>
          </table:table-cell>
          <table:table-cell table:formula="of:=IF([test_results.$A24]=[test_results.R$2]; [test_results.$E24]; &quot;&quot;)">
            <text:p/>
          </table:table-cell>
          <table:table-cell table:formula="of:=IF([test_results.$A24]=[test_results.S$2]; [test_results.$E24]; &quot;&quot;)">
            <text:p/>
          </table:table-cell>
          <table:table-cell table:formula="of:=IF([test_results.$A24]=[test_results.T$2]; [test_results.$E24]; &quot;&quot;)">
            <text:p/>
          </table:table-cell>
          <table:table-cell table:formula="of:=IF([test_results.$A24]=[test_results.U$2]; [test_results.$E24]; &quot;&quot;)">
            <text:p/>
          </table:table-cell>
          <table:table-cell table:formula="of:=IF([test_results.$A24]=[test_results.V$2]; [test_results.$E24]; &quot;&quot;)">
            <text:p/>
          </table:table-cell>
          <table:table-cell table:formula="of:=IF([test_results.$A24]=[test_results.W$2]; [test_results.$E24]; &quot;&quot;)" office:value-type="float" office:value="7.909" calcext:value-type="float">
            <text:p>7.909</text:p>
          </table:table-cell>
          <table:table-cell table:formula="of:=IF([test_results.$A24]=[test_results.X$2]; [test_results.$E24]; &quot;&quot;)">
            <text:p/>
          </table:table-cell>
          <table:table-cell table:formula="of:=IF([test_results.$A24]=[test_results.Y$2]; [test_results.$E24]; &quot;&quot;)">
            <text:p/>
          </table:table-cell>
          <table:table-cell table:formula="of:=IF([test_results.$A24]=[test_results.Z$2]; [test_results.$E24]; &quot;&quot;)">
            <text:p/>
          </table:table-cell>
        </table:table-row>
        <table:table-row table:style-name="ro1">
          <table:table-cell office:value-type="string" calcext:value-type="string">
            <text:p>test101.one_car_north.zip</text:p>
          </table:table-cell>
          <table:table-cell office:value-type="float" office:value="2" calcext:value-type="float">
            <text:p>2</text:p>
          </table:table-cell>
          <table:table-cell office:value-type="float" office:value="11.327" calcext:value-type="float">
            <text:p>11.327</text:p>
          </table:table-cell>
          <table:table-cell office:value-type="float" office:value="22.174" calcext:value-type="float">
            <text:p>22.174</text:p>
          </table:table-cell>
          <table:table-cell office:value-type="float" office:value="9.512" calcext:value-type="float">
            <text:p>9.512</text:p>
          </table:table-cell>
          <table:table-cell office:value-type="float" office:value="8.092" calcext:value-type="float">
            <text:p>8.092</text:p>
          </table:table-cell>
          <table:table-cell office:value-type="float" office:value="27.367" calcext:value-type="float">
            <text:p>27.367</text:p>
          </table:table-cell>
          <table:table-cell office:value-type="float" office:value="1000" calcext:value-type="float">
            <text:p>1000</text:p>
          </table:table-cell>
          <table:table-cell office:value-type="float" office:value="9512.489" calcext:value-type="float">
            <text:p>9512.489</text:p>
          </table:table-cell>
          <table:table-cell office:value-type="float" office:value="105.12" calcext:value-type="float">
            <text:p>105.12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25]=[test_results.N$2]; [test_results.$E25]; &quot;&quot;)">
            <text:p/>
          </table:table-cell>
          <table:table-cell table:formula="of:=IF([test_results.$A25]=[test_results.O$2]; [test_results.$E25]; &quot;&quot;)">
            <text:p/>
          </table:table-cell>
          <table:table-cell table:formula="of:=IF([test_results.$A25]=[test_results.P$2]; [test_results.$E25]; &quot;&quot;)">
            <text:p/>
          </table:table-cell>
          <table:table-cell table:formula="of:=IF([test_results.$A25]=[test_results.Q$2]; [test_results.$E25]; &quot;&quot;)">
            <text:p/>
          </table:table-cell>
          <table:table-cell table:formula="of:=IF([test_results.$A25]=[test_results.R$2]; [test_results.$E25]; &quot;&quot;)">
            <text:p/>
          </table:table-cell>
          <table:table-cell table:formula="of:=IF([test_results.$A25]=[test_results.S$2]; [test_results.$E25]; &quot;&quot;)">
            <text:p/>
          </table:table-cell>
          <table:table-cell table:formula="of:=IF([test_results.$A25]=[test_results.T$2]; [test_results.$E25]; &quot;&quot;)">
            <text:p/>
          </table:table-cell>
          <table:table-cell table:formula="of:=IF([test_results.$A25]=[test_results.U$2]; [test_results.$E25]; &quot;&quot;)">
            <text:p/>
          </table:table-cell>
          <table:table-cell table:formula="of:=IF([test_results.$A25]=[test_results.V$2]; [test_results.$E25]; &quot;&quot;)">
            <text:p/>
          </table:table-cell>
          <table:table-cell table:formula="of:=IF([test_results.$A25]=[test_results.W$2]; [test_results.$E25]; &quot;&quot;)">
            <text:p/>
          </table:table-cell>
          <table:table-cell table:formula="of:=IF([test_results.$A25]=[test_results.X$2]; [test_results.$E25]; &quot;&quot;)" office:value-type="float" office:value="9.512" calcext:value-type="float">
            <text:p>9.512</text:p>
          </table:table-cell>
          <table:table-cell table:formula="of:=IF([test_results.$A25]=[test_results.Y$2]; [test_results.$E25]; &quot;&quot;)">
            <text:p/>
          </table:table-cell>
          <table:table-cell table:formula="of:=IF([test_results.$A25]=[test_results.Z$2]; [test_results.$E25]; &quot;&quot;)">
            <text:p/>
          </table:table-cell>
        </table:table-row>
        <table:table-row table:style-name="ro1">
          <table:table-cell office:value-type="string" calcext:value-type="string">
            <text:p>test101.one_car_north_inactive.zip</text:p>
          </table:table-cell>
          <table:table-cell office:value-type="float" office:value="2" calcext:value-type="float">
            <text:p>2</text:p>
          </table:table-cell>
          <table:table-cell office:value-type="float" office:value="11.118" calcext:value-type="float">
            <text:p>11.118</text:p>
          </table:table-cell>
          <table:table-cell office:value-type="float" office:value="20.198" calcext:value-type="float">
            <text:p>20.198</text:p>
          </table:table-cell>
          <table:table-cell office:value-type="float" office:value="7.749" calcext:value-type="float">
            <text:p>7.749</text:p>
          </table:table-cell>
          <table:table-cell office:value-type="float" office:value="6.377" calcext:value-type="float">
            <text:p>6.377</text:p>
          </table:table-cell>
          <table:table-cell office:value-type="float" office:value="25.72" calcext:value-type="float">
            <text:p>25.72</text:p>
          </table:table-cell>
          <table:table-cell office:value-type="float" office:value="1000" calcext:value-type="float">
            <text:p>1000</text:p>
          </table:table-cell>
          <table:table-cell office:value-type="float" office:value="7748.853" calcext:value-type="float">
            <text:p>7748.853</text:p>
          </table:table-cell>
          <table:table-cell office:value-type="float" office:value="129.05" calcext:value-type="float">
            <text:p>129.05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26]=[test_results.N$2]; [test_results.$E26]; &quot;&quot;)">
            <text:p/>
          </table:table-cell>
          <table:table-cell table:formula="of:=IF([test_results.$A26]=[test_results.O$2]; [test_results.$E26]; &quot;&quot;)">
            <text:p/>
          </table:table-cell>
          <table:table-cell table:formula="of:=IF([test_results.$A26]=[test_results.P$2]; [test_results.$E26]; &quot;&quot;)">
            <text:p/>
          </table:table-cell>
          <table:table-cell table:formula="of:=IF([test_results.$A26]=[test_results.Q$2]; [test_results.$E26]; &quot;&quot;)">
            <text:p/>
          </table:table-cell>
          <table:table-cell table:formula="of:=IF([test_results.$A26]=[test_results.R$2]; [test_results.$E26]; &quot;&quot;)">
            <text:p/>
          </table:table-cell>
          <table:table-cell table:formula="of:=IF([test_results.$A26]=[test_results.S$2]; [test_results.$E26]; &quot;&quot;)">
            <text:p/>
          </table:table-cell>
          <table:table-cell table:formula="of:=IF([test_results.$A26]=[test_results.T$2]; [test_results.$E26]; &quot;&quot;)">
            <text:p/>
          </table:table-cell>
          <table:table-cell table:formula="of:=IF([test_results.$A26]=[test_results.U$2]; [test_results.$E26]; &quot;&quot;)">
            <text:p/>
          </table:table-cell>
          <table:table-cell table:formula="of:=IF([test_results.$A26]=[test_results.V$2]; [test_results.$E26]; &quot;&quot;)">
            <text:p/>
          </table:table-cell>
          <table:table-cell table:formula="of:=IF([test_results.$A26]=[test_results.W$2]; [test_results.$E26]; &quot;&quot;)">
            <text:p/>
          </table:table-cell>
          <table:table-cell table:formula="of:=IF([test_results.$A26]=[test_results.X$2]; [test_results.$E26]; &quot;&quot;)">
            <text:p/>
          </table:table-cell>
          <table:table-cell table:formula="of:=IF([test_results.$A26]=[test_results.Y$2]; [test_results.$E26]; &quot;&quot;)" office:value-type="float" office:value="7.749" calcext:value-type="float">
            <text:p>7.749</text:p>
          </table:table-cell>
          <table:table-cell table:formula="of:=IF([test_results.$A26]=[test_results.Z$2]; [test_results.$E26]; &quot;&quot;)">
            <text:p/>
          </table:table-cell>
        </table:table-row>
        <table:table-row table:style-name="ro1">
          <table:table-cell office:value-type="string" calcext:value-type="string">
            <text:p>test101.cars.zip</text:p>
          </table:table-cell>
          <table:table-cell office:value-type="float" office:value="3" calcext:value-type="float">
            <text:p>3</text:p>
          </table:table-cell>
          <table:table-cell office:value-type="float" office:value="11.323" calcext:value-type="float">
            <text:p>11.323</text:p>
          </table:table-cell>
          <table:table-cell office:value-type="float" office:value="26.86" calcext:value-type="float">
            <text:p>26.86</text:p>
          </table:table-cell>
          <table:table-cell office:value-type="float" office:value="14.084" calcext:value-type="float">
            <text:p>14.084</text:p>
          </table:table-cell>
          <table:table-cell office:value-type="float" office:value="12.239" calcext:value-type="float">
            <text:p>12.239</text:p>
          </table:table-cell>
          <table:table-cell office:value-type="float" office:value="25.114" calcext:value-type="float">
            <text:p>25.114</text:p>
          </table:table-cell>
          <table:table-cell office:value-type="float" office:value="1000" calcext:value-type="float">
            <text:p>1000</text:p>
          </table:table-cell>
          <table:table-cell office:value-type="float" office:value="14084.042" calcext:value-type="float">
            <text:p>14084.04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27]=[test_results.N$2]; [test_results.$E27]; &quot;&quot;)" office:value-type="float" office:value="14.084" calcext:value-type="float">
            <text:p>14.084</text:p>
          </table:table-cell>
          <table:table-cell table:formula="of:=IF([test_results.$A27]=[test_results.O$2]; [test_results.$E27]; &quot;&quot;)">
            <text:p/>
          </table:table-cell>
          <table:table-cell table:formula="of:=IF([test_results.$A27]=[test_results.P$2]; [test_results.$E27]; &quot;&quot;)">
            <text:p/>
          </table:table-cell>
          <table:table-cell table:formula="of:=IF([test_results.$A27]=[test_results.Q$2]; [test_results.$E27]; &quot;&quot;)">
            <text:p/>
          </table:table-cell>
          <table:table-cell table:formula="of:=IF([test_results.$A27]=[test_results.R$2]; [test_results.$E27]; &quot;&quot;)">
            <text:p/>
          </table:table-cell>
          <table:table-cell table:formula="of:=IF([test_results.$A27]=[test_results.S$2]; [test_results.$E27]; &quot;&quot;)">
            <text:p/>
          </table:table-cell>
          <table:table-cell table:formula="of:=IF([test_results.$A27]=[test_results.T$2]; [test_results.$E27]; &quot;&quot;)">
            <text:p/>
          </table:table-cell>
          <table:table-cell table:formula="of:=IF([test_results.$A27]=[test_results.U$2]; [test_results.$E27]; &quot;&quot;)">
            <text:p/>
          </table:table-cell>
          <table:table-cell table:formula="of:=IF([test_results.$A27]=[test_results.V$2]; [test_results.$E27]; &quot;&quot;)">
            <text:p/>
          </table:table-cell>
          <table:table-cell table:formula="of:=IF([test_results.$A27]=[test_results.W$2]; [test_results.$E27]; &quot;&quot;)">
            <text:p/>
          </table:table-cell>
          <table:table-cell table:formula="of:=IF([test_results.$A27]=[test_results.X$2]; [test_results.$E27]; &quot;&quot;)">
            <text:p/>
          </table:table-cell>
          <table:table-cell table:formula="of:=IF([test_results.$A27]=[test_results.Y$2]; [test_results.$E27]; &quot;&quot;)">
            <text:p/>
          </table:table-cell>
          <table:table-cell table:formula="of:=IF([test_results.$A27]=[test_results.Z$2]; [test_results.$E27]; &quot;&quot;)">
            <text:p/>
          </table:table-cell>
        </table:table-row>
        <table:table-row table:style-name="ro1">
          <table:table-cell office:value-type="string" calcext:value-type="string">
            <text:p>test101.cars_clocked.zip</text:p>
          </table:table-cell>
          <table:table-cell office:value-type="float" office:value="3" calcext:value-type="float">
            <text:p>3</text:p>
          </table:table-cell>
          <table:table-cell office:value-type="float" office:value="11.158" calcext:value-type="float">
            <text:p>11.158</text:p>
          </table:table-cell>
          <table:table-cell office:value-type="float" office:value="23.39" calcext:value-type="float">
            <text:p>23.39</text:p>
          </table:table-cell>
          <table:table-cell office:value-type="float" office:value="10.851" calcext:value-type="float">
            <text:p>10.851</text:p>
          </table:table-cell>
          <table:table-cell office:value-type="float" office:value="9.426" calcext:value-type="float">
            <text:p>9.426</text:p>
          </table:table-cell>
          <table:table-cell office:value-type="float" office:value="24.06" calcext:value-type="float">
            <text:p>24.06</text:p>
          </table:table-cell>
          <table:table-cell office:value-type="float" office:value="1000" calcext:value-type="float">
            <text:p>1000</text:p>
          </table:table-cell>
          <table:table-cell office:value-type="float" office:value="10851.301" calcext:value-type="float">
            <text:p>10851.301</text:p>
          </table:table-cell>
          <table:table-cell office:value-type="float" office:value="92.15" calcext:value-type="float">
            <text:p>92.15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28]=[test_results.N$2]; [test_results.$E28]; &quot;&quot;)">
            <text:p/>
          </table:table-cell>
          <table:table-cell table:formula="of:=IF([test_results.$A28]=[test_results.O$2]; [test_results.$E28]; &quot;&quot;)" office:value-type="float" office:value="10.851" calcext:value-type="float">
            <text:p>10.851</text:p>
          </table:table-cell>
          <table:table-cell table:formula="of:=IF([test_results.$A28]=[test_results.P$2]; [test_results.$E28]; &quot;&quot;)">
            <text:p/>
          </table:table-cell>
          <table:table-cell table:formula="of:=IF([test_results.$A28]=[test_results.Q$2]; [test_results.$E28]; &quot;&quot;)">
            <text:p/>
          </table:table-cell>
          <table:table-cell table:formula="of:=IF([test_results.$A28]=[test_results.R$2]; [test_results.$E28]; &quot;&quot;)">
            <text:p/>
          </table:table-cell>
          <table:table-cell table:formula="of:=IF([test_results.$A28]=[test_results.S$2]; [test_results.$E28]; &quot;&quot;)">
            <text:p/>
          </table:table-cell>
          <table:table-cell table:formula="of:=IF([test_results.$A28]=[test_results.T$2]; [test_results.$E28]; &quot;&quot;)">
            <text:p/>
          </table:table-cell>
          <table:table-cell table:formula="of:=IF([test_results.$A28]=[test_results.U$2]; [test_results.$E28]; &quot;&quot;)">
            <text:p/>
          </table:table-cell>
          <table:table-cell table:formula="of:=IF([test_results.$A28]=[test_results.V$2]; [test_results.$E28]; &quot;&quot;)">
            <text:p/>
          </table:table-cell>
          <table:table-cell table:formula="of:=IF([test_results.$A28]=[test_results.W$2]; [test_results.$E28]; &quot;&quot;)">
            <text:p/>
          </table:table-cell>
          <table:table-cell table:formula="of:=IF([test_results.$A28]=[test_results.X$2]; [test_results.$E28]; &quot;&quot;)">
            <text:p/>
          </table:table-cell>
          <table:table-cell table:formula="of:=IF([test_results.$A28]=[test_results.Y$2]; [test_results.$E28]; &quot;&quot;)">
            <text:p/>
          </table:table-cell>
          <table:table-cell table:formula="of:=IF([test_results.$A28]=[test_results.Z$2]; [test_results.$E28]; &quot;&quot;)">
            <text:p/>
          </table:table-cell>
        </table:table-row>
        <table:table-row table:style-name="ro1">
          <table:table-cell office:value-type="string" calcext:value-type="string">
            <text:p>test101.cars_clocked_inactive.zip</text:p>
          </table:table-cell>
          <table:table-cell office:value-type="float" office:value="3" calcext:value-type="float">
            <text:p>3</text:p>
          </table:table-cell>
          <table:table-cell office:value-type="float" office:value="11.168" calcext:value-type="float">
            <text:p>11.168</text:p>
          </table:table-cell>
          <table:table-cell office:value-type="float" office:value="20.361" calcext:value-type="float">
            <text:p>20.361</text:p>
          </table:table-cell>
          <table:table-cell office:value-type="float" office:value="7.816" calcext:value-type="float">
            <text:p>7.816</text:p>
          </table:table-cell>
          <table:table-cell office:value-type="float" office:value="6.36" calcext:value-type="float">
            <text:p>6.36</text:p>
          </table:table-cell>
          <table:table-cell office:value-type="float" office:value="19.415" calcext:value-type="float">
            <text:p>19.415</text:p>
          </table:table-cell>
          <table:table-cell office:value-type="float" office:value="1000" calcext:value-type="float">
            <text:p>1000</text:p>
          </table:table-cell>
          <table:table-cell office:value-type="float" office:value="7815.956" calcext:value-type="float">
            <text:p>7815.956</text:p>
          </table:table-cell>
          <table:table-cell office:value-type="float" office:value="127.94" calcext:value-type="float">
            <text:p>127.94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29]=[test_results.N$2]; [test_results.$E29]; &quot;&quot;)">
            <text:p/>
          </table:table-cell>
          <table:table-cell table:formula="of:=IF([test_results.$A29]=[test_results.O$2]; [test_results.$E29]; &quot;&quot;)">
            <text:p/>
          </table:table-cell>
          <table:table-cell table:formula="of:=IF([test_results.$A29]=[test_results.P$2]; [test_results.$E29]; &quot;&quot;)" office:value-type="float" office:value="7.816" calcext:value-type="float">
            <text:p>7.816</text:p>
          </table:table-cell>
          <table:table-cell table:formula="of:=IF([test_results.$A29]=[test_results.Q$2]; [test_results.$E29]; &quot;&quot;)">
            <text:p/>
          </table:table-cell>
          <table:table-cell table:formula="of:=IF([test_results.$A29]=[test_results.R$2]; [test_results.$E29]; &quot;&quot;)">
            <text:p/>
          </table:table-cell>
          <table:table-cell table:formula="of:=IF([test_results.$A29]=[test_results.S$2]; [test_results.$E29]; &quot;&quot;)">
            <text:p/>
          </table:table-cell>
          <table:table-cell table:formula="of:=IF([test_results.$A29]=[test_results.T$2]; [test_results.$E29]; &quot;&quot;)">
            <text:p/>
          </table:table-cell>
          <table:table-cell table:formula="of:=IF([test_results.$A29]=[test_results.U$2]; [test_results.$E29]; &quot;&quot;)">
            <text:p/>
          </table:table-cell>
          <table:table-cell table:formula="of:=IF([test_results.$A29]=[test_results.V$2]; [test_results.$E29]; &quot;&quot;)">
            <text:p/>
          </table:table-cell>
          <table:table-cell table:formula="of:=IF([test_results.$A29]=[test_results.W$2]; [test_results.$E29]; &quot;&quot;)">
            <text:p/>
          </table:table-cell>
          <table:table-cell table:formula="of:=IF([test_results.$A29]=[test_results.X$2]; [test_results.$E29]; &quot;&quot;)">
            <text:p/>
          </table:table-cell>
          <table:table-cell table:formula="of:=IF([test_results.$A29]=[test_results.Y$2]; [test_results.$E29]; &quot;&quot;)">
            <text:p/>
          </table:table-cell>
          <table:table-cell table:formula="of:=IF([test_results.$A29]=[test_results.Z$2]; [test_results.$E29]; &quot;&quot;)">
            <text:p/>
          </table:table-cell>
        </table:table-row>
        <table:table-row table:style-name="ro1">
          <table:table-cell office:value-type="string" calcext:value-type="string">
            <text:p>test101.cars_inactive.zip</text:p>
          </table:table-cell>
          <table:table-cell office:value-type="float" office:value="3" calcext:value-type="float">
            <text:p>3</text:p>
          </table:table-cell>
          <table:table-cell office:value-type="float" office:value="11.374" calcext:value-type="float">
            <text:p>11.374</text:p>
          </table:table-cell>
          <table:table-cell office:value-type="float" office:value="24.213" calcext:value-type="float">
            <text:p>24.213</text:p>
          </table:table-cell>
          <table:table-cell office:value-type="float" office:value="11.389" calcext:value-type="float">
            <text:p>11.389</text:p>
          </table:table-cell>
          <table:table-cell office:value-type="float" office:value="9.492" calcext:value-type="float">
            <text:p>9.492</text:p>
          </table:table-cell>
          <table:table-cell office:value-type="float" office:value="18.184" calcext:value-type="float">
            <text:p>18.184</text:p>
          </table:table-cell>
          <table:table-cell office:value-type="float" office:value="1000" calcext:value-type="float">
            <text:p>1000</text:p>
          </table:table-cell>
          <table:table-cell office:value-type="float" office:value="11389.067" calcext:value-type="float">
            <text:p>11389.067</text:p>
          </table:table-cell>
          <table:table-cell office:value-type="float" office:value="87.8" calcext:value-type="float">
            <text:p>87.8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30]=[test_results.N$2]; [test_results.$E30]; &quot;&quot;)">
            <text:p/>
          </table:table-cell>
          <table:table-cell table:formula="of:=IF([test_results.$A30]=[test_results.O$2]; [test_results.$E30]; &quot;&quot;)">
            <text:p/>
          </table:table-cell>
          <table:table-cell table:formula="of:=IF([test_results.$A30]=[test_results.P$2]; [test_results.$E30]; &quot;&quot;)">
            <text:p/>
          </table:table-cell>
          <table:table-cell table:formula="of:=IF([test_results.$A30]=[test_results.Q$2]; [test_results.$E30]; &quot;&quot;)" office:value-type="float" office:value="11.389" calcext:value-type="float">
            <text:p>11.389</text:p>
          </table:table-cell>
          <table:table-cell table:formula="of:=IF([test_results.$A30]=[test_results.R$2]; [test_results.$E30]; &quot;&quot;)">
            <text:p/>
          </table:table-cell>
          <table:table-cell table:formula="of:=IF([test_results.$A30]=[test_results.S$2]; [test_results.$E30]; &quot;&quot;)">
            <text:p/>
          </table:table-cell>
          <table:table-cell table:formula="of:=IF([test_results.$A30]=[test_results.T$2]; [test_results.$E30]; &quot;&quot;)">
            <text:p/>
          </table:table-cell>
          <table:table-cell table:formula="of:=IF([test_results.$A30]=[test_results.U$2]; [test_results.$E30]; &quot;&quot;)">
            <text:p/>
          </table:table-cell>
          <table:table-cell table:formula="of:=IF([test_results.$A30]=[test_results.V$2]; [test_results.$E30]; &quot;&quot;)">
            <text:p/>
          </table:table-cell>
          <table:table-cell table:formula="of:=IF([test_results.$A30]=[test_results.W$2]; [test_results.$E30]; &quot;&quot;)">
            <text:p/>
          </table:table-cell>
          <table:table-cell table:formula="of:=IF([test_results.$A30]=[test_results.X$2]; [test_results.$E30]; &quot;&quot;)">
            <text:p/>
          </table:table-cell>
          <table:table-cell table:formula="of:=IF([test_results.$A30]=[test_results.Y$2]; [test_results.$E30]; &quot;&quot;)">
            <text:p/>
          </table:table-cell>
          <table:table-cell table:formula="of:=IF([test_results.$A30]=[test_results.Z$2]; [test_results.$E30]; &quot;&quot;)">
            <text:p/>
          </table:table-cell>
        </table:table-row>
        <table:table-row table:style-name="ro1">
          <table:table-cell office:value-type="string" calcext:value-type="string">
            <text:p>test101.cars_north_clocked.zip</text:p>
          </table:table-cell>
          <table:table-cell office:value-type="float" office:value="3" calcext:value-type="float">
            <text:p>3</text:p>
          </table:table-cell>
          <table:table-cell office:value-type="float" office:value="11.262" calcext:value-type="float">
            <text:p>11.262</text:p>
          </table:table-cell>
          <table:table-cell office:value-type="float" office:value="23.848" calcext:value-type="float">
            <text:p>23.848</text:p>
          </table:table-cell>
          <table:table-cell office:value-type="float" office:value="11.196" calcext:value-type="float">
            <text:p>11.196</text:p>
          </table:table-cell>
          <table:table-cell office:value-type="float" office:value="9.464" calcext:value-type="float">
            <text:p>9.464</text:p>
          </table:table-cell>
          <table:table-cell office:value-type="float" office:value="26.229" calcext:value-type="float">
            <text:p>26.229</text:p>
          </table:table-cell>
          <table:table-cell office:value-type="float" office:value="1000" calcext:value-type="float">
            <text:p>1000</text:p>
          </table:table-cell>
          <table:table-cell office:value-type="float" office:value="11196.013" calcext:value-type="float">
            <text:p>11196.013</text:p>
          </table:table-cell>
          <table:table-cell office:value-type="float" office:value="89.32" calcext:value-type="float">
            <text:p>89.32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31]=[test_results.N$2]; [test_results.$E31]; &quot;&quot;)">
            <text:p/>
          </table:table-cell>
          <table:table-cell table:formula="of:=IF([test_results.$A31]=[test_results.O$2]; [test_results.$E31]; &quot;&quot;)">
            <text:p/>
          </table:table-cell>
          <table:table-cell table:formula="of:=IF([test_results.$A31]=[test_results.P$2]; [test_results.$E31]; &quot;&quot;)">
            <text:p/>
          </table:table-cell>
          <table:table-cell table:formula="of:=IF([test_results.$A31]=[test_results.Q$2]; [test_results.$E31]; &quot;&quot;)">
            <text:p/>
          </table:table-cell>
          <table:table-cell table:formula="of:=IF([test_results.$A31]=[test_results.R$2]; [test_results.$E31]; &quot;&quot;)" office:value-type="float" office:value="11.196" calcext:value-type="float">
            <text:p>11.196</text:p>
          </table:table-cell>
          <table:table-cell table:formula="of:=IF([test_results.$A31]=[test_results.S$2]; [test_results.$E31]; &quot;&quot;)">
            <text:p/>
          </table:table-cell>
          <table:table-cell table:formula="of:=IF([test_results.$A31]=[test_results.T$2]; [test_results.$E31]; &quot;&quot;)">
            <text:p/>
          </table:table-cell>
          <table:table-cell table:formula="of:=IF([test_results.$A31]=[test_results.U$2]; [test_results.$E31]; &quot;&quot;)">
            <text:p/>
          </table:table-cell>
          <table:table-cell table:formula="of:=IF([test_results.$A31]=[test_results.V$2]; [test_results.$E31]; &quot;&quot;)">
            <text:p/>
          </table:table-cell>
          <table:table-cell table:formula="of:=IF([test_results.$A31]=[test_results.W$2]; [test_results.$E31]; &quot;&quot;)">
            <text:p/>
          </table:table-cell>
          <table:table-cell table:formula="of:=IF([test_results.$A31]=[test_results.X$2]; [test_results.$E31]; &quot;&quot;)">
            <text:p/>
          </table:table-cell>
          <table:table-cell table:formula="of:=IF([test_results.$A31]=[test_results.Y$2]; [test_results.$E31]; &quot;&quot;)">
            <text:p/>
          </table:table-cell>
          <table:table-cell table:formula="of:=IF([test_results.$A31]=[test_results.Z$2]; [test_results.$E31]; &quot;&quot;)">
            <text:p/>
          </table:table-cell>
        </table:table-row>
        <table:table-row table:style-name="ro1">
          <table:table-cell office:value-type="string" calcext:value-type="string">
            <text:p>test101.cars_north_clocked_inactive.zip</text:p>
          </table:table-cell>
          <table:table-cell office:value-type="float" office:value="3" calcext:value-type="float">
            <text:p>3</text:p>
          </table:table-cell>
          <table:table-cell office:value-type="float" office:value="11.155" calcext:value-type="float">
            <text:p>11.155</text:p>
          </table:table-cell>
          <table:table-cell office:value-type="float" office:value="20.248" calcext:value-type="float">
            <text:p>20.248</text:p>
          </table:table-cell>
          <table:table-cell office:value-type="float" office:value="7.7" calcext:value-type="float">
            <text:p>7.7</text:p>
          </table:table-cell>
          <table:table-cell office:value-type="float" office:value="6.322" calcext:value-type="float">
            <text:p>6.322</text:p>
          </table:table-cell>
          <table:table-cell office:value-type="float" office:value="17.644" calcext:value-type="float">
            <text:p>17.644</text:p>
          </table:table-cell>
          <table:table-cell office:value-type="float" office:value="1000" calcext:value-type="float">
            <text:p>1000</text:p>
          </table:table-cell>
          <table:table-cell office:value-type="float" office:value="7700.107" calcext:value-type="float">
            <text:p>7700.107</text:p>
          </table:table-cell>
          <table:table-cell office:value-type="float" office:value="129.87" calcext:value-type="float">
            <text:p>129.87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32]=[test_results.N$2]; [test_results.$E32]; &quot;&quot;)">
            <text:p/>
          </table:table-cell>
          <table:table-cell table:formula="of:=IF([test_results.$A32]=[test_results.O$2]; [test_results.$E32]; &quot;&quot;)">
            <text:p/>
          </table:table-cell>
          <table:table-cell table:formula="of:=IF([test_results.$A32]=[test_results.P$2]; [test_results.$E32]; &quot;&quot;)">
            <text:p/>
          </table:table-cell>
          <table:table-cell table:formula="of:=IF([test_results.$A32]=[test_results.Q$2]; [test_results.$E32]; &quot;&quot;)">
            <text:p/>
          </table:table-cell>
          <table:table-cell table:formula="of:=IF([test_results.$A32]=[test_results.R$2]; [test_results.$E32]; &quot;&quot;)">
            <text:p/>
          </table:table-cell>
          <table:table-cell table:formula="of:=IF([test_results.$A32]=[test_results.S$2]; [test_results.$E32]; &quot;&quot;)" office:value-type="float" office:value="7.7" calcext:value-type="float">
            <text:p>7.7</text:p>
          </table:table-cell>
          <table:table-cell table:formula="of:=IF([test_results.$A32]=[test_results.T$2]; [test_results.$E32]; &quot;&quot;)">
            <text:p/>
          </table:table-cell>
          <table:table-cell table:formula="of:=IF([test_results.$A32]=[test_results.U$2]; [test_results.$E32]; &quot;&quot;)">
            <text:p/>
          </table:table-cell>
          <table:table-cell table:formula="of:=IF([test_results.$A32]=[test_results.V$2]; [test_results.$E32]; &quot;&quot;)">
            <text:p/>
          </table:table-cell>
          <table:table-cell table:formula="of:=IF([test_results.$A32]=[test_results.W$2]; [test_results.$E32]; &quot;&quot;)">
            <text:p/>
          </table:table-cell>
          <table:table-cell table:formula="of:=IF([test_results.$A32]=[test_results.X$2]; [test_results.$E32]; &quot;&quot;)">
            <text:p/>
          </table:table-cell>
          <table:table-cell table:formula="of:=IF([test_results.$A32]=[test_results.Y$2]; [test_results.$E32]; &quot;&quot;)">
            <text:p/>
          </table:table-cell>
          <table:table-cell table:formula="of:=IF([test_results.$A32]=[test_results.Z$2]; [test_results.$E32]; &quot;&quot;)">
            <text:p/>
          </table:table-cell>
        </table:table-row>
        <table:table-row table:style-name="ro1">
          <table:table-cell office:value-type="string" calcext:value-type="string">
            <text:p>test101.chests.zip</text:p>
          </table:table-cell>
          <table:table-cell office:value-type="float" office:value="3" calcext:value-type="float">
            <text:p>3</text:p>
          </table:table-cell>
          <table:table-cell office:value-type="float" office:value="11.132" calcext:value-type="float">
            <text:p>11.132</text:p>
          </table:table-cell>
          <table:table-cell office:value-type="float" office:value="25.171" calcext:value-type="float">
            <text:p>25.171</text:p>
          </table:table-cell>
          <table:table-cell office:value-type="float" office:value="12.485" calcext:value-type="float">
            <text:p>12.485</text:p>
          </table:table-cell>
          <table:table-cell office:value-type="float" office:value="10.547" calcext:value-type="float">
            <text:p>10.547</text:p>
          </table:table-cell>
          <table:table-cell office:value-type="float" office:value="21.982" calcext:value-type="float">
            <text:p>21.982</text:p>
          </table:table-cell>
          <table:table-cell office:value-type="float" office:value="1000" calcext:value-type="float">
            <text:p>1000</text:p>
          </table:table-cell>
          <table:table-cell office:value-type="float" office:value="12484.79" calcext:value-type="float">
            <text:p>12484.79</text:p>
          </table:table-cell>
          <table:table-cell office:value-type="float" office:value="80.1" calcext:value-type="float">
            <text:p>80.1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33]=[test_results.N$2]; [test_results.$E33]; &quot;&quot;)">
            <text:p/>
          </table:table-cell>
          <table:table-cell table:formula="of:=IF([test_results.$A33]=[test_results.O$2]; [test_results.$E33]; &quot;&quot;)">
            <text:p/>
          </table:table-cell>
          <table:table-cell table:formula="of:=IF([test_results.$A33]=[test_results.P$2]; [test_results.$E33]; &quot;&quot;)">
            <text:p/>
          </table:table-cell>
          <table:table-cell table:formula="of:=IF([test_results.$A33]=[test_results.Q$2]; [test_results.$E33]; &quot;&quot;)">
            <text:p/>
          </table:table-cell>
          <table:table-cell table:formula="of:=IF([test_results.$A33]=[test_results.R$2]; [test_results.$E33]; &quot;&quot;)">
            <text:p/>
          </table:table-cell>
          <table:table-cell table:formula="of:=IF([test_results.$A33]=[test_results.S$2]; [test_results.$E33]; &quot;&quot;)">
            <text:p/>
          </table:table-cell>
          <table:table-cell table:formula="of:=IF([test_results.$A33]=[test_results.T$2]; [test_results.$E33]; &quot;&quot;)" office:value-type="float" office:value="12.485" calcext:value-type="float">
            <text:p>12.485</text:p>
          </table:table-cell>
          <table:table-cell table:formula="of:=IF([test_results.$A33]=[test_results.U$2]; [test_results.$E33]; &quot;&quot;)">
            <text:p/>
          </table:table-cell>
          <table:table-cell table:formula="of:=IF([test_results.$A33]=[test_results.V$2]; [test_results.$E33]; &quot;&quot;)">
            <text:p/>
          </table:table-cell>
          <table:table-cell table:formula="of:=IF([test_results.$A33]=[test_results.W$2]; [test_results.$E33]; &quot;&quot;)">
            <text:p/>
          </table:table-cell>
          <table:table-cell table:formula="of:=IF([test_results.$A33]=[test_results.X$2]; [test_results.$E33]; &quot;&quot;)">
            <text:p/>
          </table:table-cell>
          <table:table-cell table:formula="of:=IF([test_results.$A33]=[test_results.Y$2]; [test_results.$E33]; &quot;&quot;)">
            <text:p/>
          </table:table-cell>
          <table:table-cell table:formula="of:=IF([test_results.$A33]=[test_results.Z$2]; [test_results.$E33]; &quot;&quot;)">
            <text:p/>
          </table:table-cell>
        </table:table-row>
        <table:table-row table:style-name="ro1">
          <table:table-cell office:value-type="string" calcext:value-type="string">
            <text:p>test101.chests_clocked.zip</text:p>
          </table:table-cell>
          <table:table-cell office:value-type="float" office:value="3" calcext:value-type="float">
            <text:p>3</text:p>
          </table:table-cell>
          <table:table-cell office:value-type="float" office:value="11.171" calcext:value-type="float">
            <text:p>11.171</text:p>
          </table:table-cell>
          <table:table-cell office:value-type="float" office:value="20.671" calcext:value-type="float">
            <text:p>20.671</text:p>
          </table:table-cell>
          <table:table-cell office:value-type="float" office:value="8.109" calcext:value-type="float">
            <text:p>8.109</text:p>
          </table:table-cell>
          <table:table-cell office:value-type="float" office:value="6.42" calcext:value-type="float">
            <text:p>6.42</text:p>
          </table:table-cell>
          <table:table-cell office:value-type="float" office:value="15.943" calcext:value-type="float">
            <text:p>15.943</text:p>
          </table:table-cell>
          <table:table-cell office:value-type="float" office:value="1000" calcext:value-type="float">
            <text:p>1000</text:p>
          </table:table-cell>
          <table:table-cell office:value-type="float" office:value="8109.312" calcext:value-type="float">
            <text:p>8109.312</text:p>
          </table:table-cell>
          <table:table-cell office:value-type="float" office:value="123.32" calcext:value-type="float">
            <text:p>123.32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34]=[test_results.N$2]; [test_results.$E34]; &quot;&quot;)">
            <text:p/>
          </table:table-cell>
          <table:table-cell table:formula="of:=IF([test_results.$A34]=[test_results.O$2]; [test_results.$E34]; &quot;&quot;)">
            <text:p/>
          </table:table-cell>
          <table:table-cell table:formula="of:=IF([test_results.$A34]=[test_results.P$2]; [test_results.$E34]; &quot;&quot;)">
            <text:p/>
          </table:table-cell>
          <table:table-cell table:formula="of:=IF([test_results.$A34]=[test_results.Q$2]; [test_results.$E34]; &quot;&quot;)">
            <text:p/>
          </table:table-cell>
          <table:table-cell table:formula="of:=IF([test_results.$A34]=[test_results.R$2]; [test_results.$E34]; &quot;&quot;)">
            <text:p/>
          </table:table-cell>
          <table:table-cell table:formula="of:=IF([test_results.$A34]=[test_results.S$2]; [test_results.$E34]; &quot;&quot;)">
            <text:p/>
          </table:table-cell>
          <table:table-cell table:formula="of:=IF([test_results.$A34]=[test_results.T$2]; [test_results.$E34]; &quot;&quot;)">
            <text:p/>
          </table:table-cell>
          <table:table-cell table:formula="of:=IF([test_results.$A34]=[test_results.U$2]; [test_results.$E34]; &quot;&quot;)" office:value-type="float" office:value="8.109" calcext:value-type="float">
            <text:p>8.109</text:p>
          </table:table-cell>
          <table:table-cell table:formula="of:=IF([test_results.$A34]=[test_results.V$2]; [test_results.$E34]; &quot;&quot;)">
            <text:p/>
          </table:table-cell>
          <table:table-cell table:formula="of:=IF([test_results.$A34]=[test_results.W$2]; [test_results.$E34]; &quot;&quot;)">
            <text:p/>
          </table:table-cell>
          <table:table-cell table:formula="of:=IF([test_results.$A34]=[test_results.X$2]; [test_results.$E34]; &quot;&quot;)">
            <text:p/>
          </table:table-cell>
          <table:table-cell table:formula="of:=IF([test_results.$A34]=[test_results.Y$2]; [test_results.$E34]; &quot;&quot;)">
            <text:p/>
          </table:table-cell>
          <table:table-cell table:formula="of:=IF([test_results.$A34]=[test_results.Z$2]; [test_results.$E34]; &quot;&quot;)">
            <text:p/>
          </table:table-cell>
        </table:table-row>
        <table:table-row table:style-name="ro1">
          <table:table-cell office:value-type="string" calcext:value-type="string">
            <text:p>test101.one_car.zip</text:p>
          </table:table-cell>
          <table:table-cell office:value-type="float" office:value="3" calcext:value-type="float">
            <text:p>3</text:p>
          </table:table-cell>
          <table:table-cell office:value-type="float" office:value="11.018" calcext:value-type="float">
            <text:p>11.018</text:p>
          </table:table-cell>
          <table:table-cell office:value-type="float" office:value="21.911" calcext:value-type="float">
            <text:p>21.911</text:p>
          </table:table-cell>
          <table:table-cell office:value-type="float" office:value="9.57" calcext:value-type="float">
            <text:p>9.57</text:p>
          </table:table-cell>
          <table:table-cell office:value-type="float" office:value="7.969" calcext:value-type="float">
            <text:p>7.969</text:p>
          </table:table-cell>
          <table:table-cell office:value-type="float" office:value="28.749" calcext:value-type="float">
            <text:p>28.749</text:p>
          </table:table-cell>
          <table:table-cell office:value-type="float" office:value="1000" calcext:value-type="float">
            <text:p>1000</text:p>
          </table:table-cell>
          <table:table-cell office:value-type="float" office:value="9569.6" calcext:value-type="float">
            <text:p>9569.6</text:p>
          </table:table-cell>
          <table:table-cell office:value-type="float" office:value="104.5" calcext:value-type="float">
            <text:p>104.5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35]=[test_results.N$2]; [test_results.$E35]; &quot;&quot;)">
            <text:p/>
          </table:table-cell>
          <table:table-cell table:formula="of:=IF([test_results.$A35]=[test_results.O$2]; [test_results.$E35]; &quot;&quot;)">
            <text:p/>
          </table:table-cell>
          <table:table-cell table:formula="of:=IF([test_results.$A35]=[test_results.P$2]; [test_results.$E35]; &quot;&quot;)">
            <text:p/>
          </table:table-cell>
          <table:table-cell table:formula="of:=IF([test_results.$A35]=[test_results.Q$2]; [test_results.$E35]; &quot;&quot;)">
            <text:p/>
          </table:table-cell>
          <table:table-cell table:formula="of:=IF([test_results.$A35]=[test_results.R$2]; [test_results.$E35]; &quot;&quot;)">
            <text:p/>
          </table:table-cell>
          <table:table-cell table:formula="of:=IF([test_results.$A35]=[test_results.S$2]; [test_results.$E35]; &quot;&quot;)">
            <text:p/>
          </table:table-cell>
          <table:table-cell table:formula="of:=IF([test_results.$A35]=[test_results.T$2]; [test_results.$E35]; &quot;&quot;)">
            <text:p/>
          </table:table-cell>
          <table:table-cell table:formula="of:=IF([test_results.$A35]=[test_results.U$2]; [test_results.$E35]; &quot;&quot;)">
            <text:p/>
          </table:table-cell>
          <table:table-cell table:formula="of:=IF([test_results.$A35]=[test_results.V$2]; [test_results.$E35]; &quot;&quot;)" office:value-type="float" office:value="9.57" calcext:value-type="float">
            <text:p>9.57</text:p>
          </table:table-cell>
          <table:table-cell table:formula="of:=IF([test_results.$A35]=[test_results.W$2]; [test_results.$E35]; &quot;&quot;)">
            <text:p/>
          </table:table-cell>
          <table:table-cell table:formula="of:=IF([test_results.$A35]=[test_results.X$2]; [test_results.$E35]; &quot;&quot;)">
            <text:p/>
          </table:table-cell>
          <table:table-cell table:formula="of:=IF([test_results.$A35]=[test_results.Y$2]; [test_results.$E35]; &quot;&quot;)">
            <text:p/>
          </table:table-cell>
          <table:table-cell table:formula="of:=IF([test_results.$A35]=[test_results.Z$2]; [test_results.$E35]; &quot;&quot;)">
            <text:p/>
          </table:table-cell>
        </table:table-row>
        <table:table-row table:style-name="ro1">
          <table:table-cell office:value-type="string" calcext:value-type="string">
            <text:p>test101.one_car_inactive.zip</text:p>
          </table:table-cell>
          <table:table-cell office:value-type="float" office:value="3" calcext:value-type="float">
            <text:p>3</text:p>
          </table:table-cell>
          <table:table-cell office:value-type="float" office:value="11.162" calcext:value-type="float">
            <text:p>11.162</text:p>
          </table:table-cell>
          <table:table-cell office:value-type="float" office:value="20.312" calcext:value-type="float">
            <text:p>20.312</text:p>
          </table:table-cell>
          <table:table-cell office:value-type="float" office:value="7.832" calcext:value-type="float">
            <text:p>7.832</text:p>
          </table:table-cell>
          <table:table-cell office:value-type="float" office:value="6.344" calcext:value-type="float">
            <text:p>6.344</text:p>
          </table:table-cell>
          <table:table-cell office:value-type="float" office:value="27.105" calcext:value-type="float">
            <text:p>27.105</text:p>
          </table:table-cell>
          <table:table-cell office:value-type="float" office:value="1000" calcext:value-type="float">
            <text:p>1000</text:p>
          </table:table-cell>
          <table:table-cell office:value-type="float" office:value="7832.428" calcext:value-type="float">
            <text:p>7832.428</text:p>
          </table:table-cell>
          <table:table-cell office:value-type="float" office:value="127.67" calcext:value-type="float">
            <text:p>127.67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36]=[test_results.N$2]; [test_results.$E36]; &quot;&quot;)">
            <text:p/>
          </table:table-cell>
          <table:table-cell table:formula="of:=IF([test_results.$A36]=[test_results.O$2]; [test_results.$E36]; &quot;&quot;)">
            <text:p/>
          </table:table-cell>
          <table:table-cell table:formula="of:=IF([test_results.$A36]=[test_results.P$2]; [test_results.$E36]; &quot;&quot;)">
            <text:p/>
          </table:table-cell>
          <table:table-cell table:formula="of:=IF([test_results.$A36]=[test_results.Q$2]; [test_results.$E36]; &quot;&quot;)">
            <text:p/>
          </table:table-cell>
          <table:table-cell table:formula="of:=IF([test_results.$A36]=[test_results.R$2]; [test_results.$E36]; &quot;&quot;)">
            <text:p/>
          </table:table-cell>
          <table:table-cell table:formula="of:=IF([test_results.$A36]=[test_results.S$2]; [test_results.$E36]; &quot;&quot;)">
            <text:p/>
          </table:table-cell>
          <table:table-cell table:formula="of:=IF([test_results.$A36]=[test_results.T$2]; [test_results.$E36]; &quot;&quot;)">
            <text:p/>
          </table:table-cell>
          <table:table-cell table:formula="of:=IF([test_results.$A36]=[test_results.U$2]; [test_results.$E36]; &quot;&quot;)">
            <text:p/>
          </table:table-cell>
          <table:table-cell table:formula="of:=IF([test_results.$A36]=[test_results.V$2]; [test_results.$E36]; &quot;&quot;)">
            <text:p/>
          </table:table-cell>
          <table:table-cell table:formula="of:=IF([test_results.$A36]=[test_results.W$2]; [test_results.$E36]; &quot;&quot;)" office:value-type="float" office:value="7.832" calcext:value-type="float">
            <text:p>7.832</text:p>
          </table:table-cell>
          <table:table-cell table:formula="of:=IF([test_results.$A36]=[test_results.X$2]; [test_results.$E36]; &quot;&quot;)">
            <text:p/>
          </table:table-cell>
          <table:table-cell table:formula="of:=IF([test_results.$A36]=[test_results.Y$2]; [test_results.$E36]; &quot;&quot;)">
            <text:p/>
          </table:table-cell>
          <table:table-cell table:formula="of:=IF([test_results.$A36]=[test_results.Z$2]; [test_results.$E36]; &quot;&quot;)">
            <text:p/>
          </table:table-cell>
        </table:table-row>
        <table:table-row table:style-name="ro1">
          <table:table-cell office:value-type="string" calcext:value-type="string">
            <text:p>test101.one_car_north.zip</text:p>
          </table:table-cell>
          <table:table-cell office:value-type="float" office:value="3" calcext:value-type="float">
            <text:p>3</text:p>
          </table:table-cell>
          <table:table-cell office:value-type="float" office:value="11.08" calcext:value-type="float">
            <text:p>11.08</text:p>
          </table:table-cell>
          <table:table-cell office:value-type="float" office:value="21.952" calcext:value-type="float">
            <text:p>21.952</text:p>
          </table:table-cell>
          <table:table-cell office:value-type="float" office:value="9.535" calcext:value-type="float">
            <text:p>9.535</text:p>
          </table:table-cell>
          <table:table-cell office:value-type="float" office:value="8.112" calcext:value-type="float">
            <text:p>8.112</text:p>
          </table:table-cell>
          <table:table-cell office:value-type="float" office:value="27.112" calcext:value-type="float">
            <text:p>27.112</text:p>
          </table:table-cell>
          <table:table-cell office:value-type="float" office:value="1000" calcext:value-type="float">
            <text:p>1000</text:p>
          </table:table-cell>
          <table:table-cell office:value-type="float" office:value="9535.411" calcext:value-type="float">
            <text:p>9535.411</text:p>
          </table:table-cell>
          <table:table-cell office:value-type="float" office:value="104.87" calcext:value-type="float">
            <text:p>104.87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37]=[test_results.N$2]; [test_results.$E37]; &quot;&quot;)">
            <text:p/>
          </table:table-cell>
          <table:table-cell table:formula="of:=IF([test_results.$A37]=[test_results.O$2]; [test_results.$E37]; &quot;&quot;)">
            <text:p/>
          </table:table-cell>
          <table:table-cell table:formula="of:=IF([test_results.$A37]=[test_results.P$2]; [test_results.$E37]; &quot;&quot;)">
            <text:p/>
          </table:table-cell>
          <table:table-cell table:formula="of:=IF([test_results.$A37]=[test_results.Q$2]; [test_results.$E37]; &quot;&quot;)">
            <text:p/>
          </table:table-cell>
          <table:table-cell table:formula="of:=IF([test_results.$A37]=[test_results.R$2]; [test_results.$E37]; &quot;&quot;)">
            <text:p/>
          </table:table-cell>
          <table:table-cell table:formula="of:=IF([test_results.$A37]=[test_results.S$2]; [test_results.$E37]; &quot;&quot;)">
            <text:p/>
          </table:table-cell>
          <table:table-cell table:formula="of:=IF([test_results.$A37]=[test_results.T$2]; [test_results.$E37]; &quot;&quot;)">
            <text:p/>
          </table:table-cell>
          <table:table-cell table:formula="of:=IF([test_results.$A37]=[test_results.U$2]; [test_results.$E37]; &quot;&quot;)">
            <text:p/>
          </table:table-cell>
          <table:table-cell table:formula="of:=IF([test_results.$A37]=[test_results.V$2]; [test_results.$E37]; &quot;&quot;)">
            <text:p/>
          </table:table-cell>
          <table:table-cell table:formula="of:=IF([test_results.$A37]=[test_results.W$2]; [test_results.$E37]; &quot;&quot;)">
            <text:p/>
          </table:table-cell>
          <table:table-cell table:formula="of:=IF([test_results.$A37]=[test_results.X$2]; [test_results.$E37]; &quot;&quot;)" office:value-type="float" office:value="9.535" calcext:value-type="float">
            <text:p>9.535</text:p>
          </table:table-cell>
          <table:table-cell table:formula="of:=IF([test_results.$A37]=[test_results.Y$2]; [test_results.$E37]; &quot;&quot;)">
            <text:p/>
          </table:table-cell>
          <table:table-cell table:formula="of:=IF([test_results.$A37]=[test_results.Z$2]; [test_results.$E37]; &quot;&quot;)">
            <text:p/>
          </table:table-cell>
        </table:table-row>
        <table:table-row table:style-name="ro1">
          <table:table-cell office:value-type="string" calcext:value-type="string">
            <text:p>test101.one_car_north_inactive.zip</text:p>
          </table:table-cell>
          <table:table-cell office:value-type="float" office:value="3" calcext:value-type="float">
            <text:p>3</text:p>
          </table:table-cell>
          <table:table-cell office:value-type="float" office:value="11.224" calcext:value-type="float">
            <text:p>11.224</text:p>
          </table:table-cell>
          <table:table-cell office:value-type="float" office:value="20.343" calcext:value-type="float">
            <text:p>20.343</text:p>
          </table:table-cell>
          <table:table-cell office:value-type="float" office:value="7.784" calcext:value-type="float">
            <text:p>7.784</text:p>
          </table:table-cell>
          <table:table-cell office:value-type="float" office:value="6.386" calcext:value-type="float">
            <text:p>6.386</text:p>
          </table:table-cell>
          <table:table-cell office:value-type="float" office:value="26.784" calcext:value-type="float">
            <text:p>26.784</text:p>
          </table:table-cell>
          <table:table-cell office:value-type="float" office:value="1000" calcext:value-type="float">
            <text:p>1000</text:p>
          </table:table-cell>
          <table:table-cell office:value-type="float" office:value="7784.005" calcext:value-type="float">
            <text:p>7784.005</text:p>
          </table:table-cell>
          <table:table-cell office:value-type="float" office:value="128.47" calcext:value-type="float">
            <text:p>128.47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38]=[test_results.N$2]; [test_results.$E38]; &quot;&quot;)">
            <text:p/>
          </table:table-cell>
          <table:table-cell table:formula="of:=IF([test_results.$A38]=[test_results.O$2]; [test_results.$E38]; &quot;&quot;)">
            <text:p/>
          </table:table-cell>
          <table:table-cell table:formula="of:=IF([test_results.$A38]=[test_results.P$2]; [test_results.$E38]; &quot;&quot;)">
            <text:p/>
          </table:table-cell>
          <table:table-cell table:formula="of:=IF([test_results.$A38]=[test_results.Q$2]; [test_results.$E38]; &quot;&quot;)">
            <text:p/>
          </table:table-cell>
          <table:table-cell table:formula="of:=IF([test_results.$A38]=[test_results.R$2]; [test_results.$E38]; &quot;&quot;)">
            <text:p/>
          </table:table-cell>
          <table:table-cell table:formula="of:=IF([test_results.$A38]=[test_results.S$2]; [test_results.$E38]; &quot;&quot;)">
            <text:p/>
          </table:table-cell>
          <table:table-cell table:formula="of:=IF([test_results.$A38]=[test_results.T$2]; [test_results.$E38]; &quot;&quot;)">
            <text:p/>
          </table:table-cell>
          <table:table-cell table:formula="of:=IF([test_results.$A38]=[test_results.U$2]; [test_results.$E38]; &quot;&quot;)">
            <text:p/>
          </table:table-cell>
          <table:table-cell table:formula="of:=IF([test_results.$A38]=[test_results.V$2]; [test_results.$E38]; &quot;&quot;)">
            <text:p/>
          </table:table-cell>
          <table:table-cell table:formula="of:=IF([test_results.$A38]=[test_results.W$2]; [test_results.$E38]; &quot;&quot;)">
            <text:p/>
          </table:table-cell>
          <table:table-cell table:formula="of:=IF([test_results.$A38]=[test_results.X$2]; [test_results.$E38]; &quot;&quot;)">
            <text:p/>
          </table:table-cell>
          <table:table-cell table:formula="of:=IF([test_results.$A38]=[test_results.Y$2]; [test_results.$E38]; &quot;&quot;)" office:value-type="float" office:value="7.784" calcext:value-type="float">
            <text:p>7.784</text:p>
          </table:table-cell>
          <table:table-cell table:formula="of:=IF([test_results.$A38]=[test_results.Z$2]; [test_results.$E38]; &quot;&quot;)">
            <text:p/>
          </table:table-cell>
        </table:table-row>
        <table:table-row table:style-name="ro1">
          <table:table-cell office:value-type="string" calcext:value-type="string">
            <text:p>test101.cars.zip</text:p>
          </table:table-cell>
          <table:table-cell office:value-type="float" office:value="4" calcext:value-type="float">
            <text:p>4</text:p>
          </table:table-cell>
          <table:table-cell office:value-type="float" office:value="11.323" calcext:value-type="float">
            <text:p>11.323</text:p>
          </table:table-cell>
          <table:table-cell office:value-type="float" office:value="26.869" calcext:value-type="float">
            <text:p>26.869</text:p>
          </table:table-cell>
          <table:table-cell office:value-type="float" office:value="14.094" calcext:value-type="float">
            <text:p>14.094</text:p>
          </table:table-cell>
          <table:table-cell office:value-type="float" office:value="12.37" calcext:value-type="float">
            <text:p>12.37</text:p>
          </table:table-cell>
          <table:table-cell office:value-type="float" office:value="22.826" calcext:value-type="float">
            <text:p>22.826</text:p>
          </table:table-cell>
          <table:table-cell office:value-type="float" office:value="1000" calcext:value-type="float">
            <text:p>1000</text:p>
          </table:table-cell>
          <table:table-cell office:value-type="float" office:value="14094.215" calcext:value-type="float">
            <text:p>14094.215</text:p>
          </table:table-cell>
          <table:table-cell office:value-type="float" office:value="70.95" calcext:value-type="float">
            <text:p>70.95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39]=[test_results.N$2]; [test_results.$E39]; &quot;&quot;)" office:value-type="float" office:value="14.094" calcext:value-type="float">
            <text:p>14.094</text:p>
          </table:table-cell>
          <table:table-cell table:formula="of:=IF([test_results.$A39]=[test_results.O$2]; [test_results.$E39]; &quot;&quot;)">
            <text:p/>
          </table:table-cell>
          <table:table-cell table:formula="of:=IF([test_results.$A39]=[test_results.P$2]; [test_results.$E39]; &quot;&quot;)">
            <text:p/>
          </table:table-cell>
          <table:table-cell table:formula="of:=IF([test_results.$A39]=[test_results.Q$2]; [test_results.$E39]; &quot;&quot;)">
            <text:p/>
          </table:table-cell>
          <table:table-cell table:formula="of:=IF([test_results.$A39]=[test_results.R$2]; [test_results.$E39]; &quot;&quot;)">
            <text:p/>
          </table:table-cell>
          <table:table-cell table:formula="of:=IF([test_results.$A39]=[test_results.S$2]; [test_results.$E39]; &quot;&quot;)">
            <text:p/>
          </table:table-cell>
          <table:table-cell table:formula="of:=IF([test_results.$A39]=[test_results.T$2]; [test_results.$E39]; &quot;&quot;)">
            <text:p/>
          </table:table-cell>
          <table:table-cell table:formula="of:=IF([test_results.$A39]=[test_results.U$2]; [test_results.$E39]; &quot;&quot;)">
            <text:p/>
          </table:table-cell>
          <table:table-cell table:formula="of:=IF([test_results.$A39]=[test_results.V$2]; [test_results.$E39]; &quot;&quot;)">
            <text:p/>
          </table:table-cell>
          <table:table-cell table:formula="of:=IF([test_results.$A39]=[test_results.W$2]; [test_results.$E39]; &quot;&quot;)">
            <text:p/>
          </table:table-cell>
          <table:table-cell table:formula="of:=IF([test_results.$A39]=[test_results.X$2]; [test_results.$E39]; &quot;&quot;)">
            <text:p/>
          </table:table-cell>
          <table:table-cell table:formula="of:=IF([test_results.$A39]=[test_results.Y$2]; [test_results.$E39]; &quot;&quot;)">
            <text:p/>
          </table:table-cell>
          <table:table-cell table:formula="of:=IF([test_results.$A39]=[test_results.Z$2]; [test_results.$E39]; &quot;&quot;)">
            <text:p/>
          </table:table-cell>
        </table:table-row>
        <table:table-row table:style-name="ro1">
          <table:table-cell office:value-type="string" calcext:value-type="string">
            <text:p>test101.cars_clocked.zip</text:p>
          </table:table-cell>
          <table:table-cell office:value-type="float" office:value="4" calcext:value-type="float">
            <text:p>4</text:p>
          </table:table-cell>
          <table:table-cell office:value-type="float" office:value="11.152" calcext:value-type="float">
            <text:p>11.152</text:p>
          </table:table-cell>
          <table:table-cell office:value-type="float" office:value="23.475" calcext:value-type="float">
            <text:p>23.475</text:p>
          </table:table-cell>
          <table:table-cell office:value-type="float" office:value="10.949" calcext:value-type="float">
            <text:p>10.949</text:p>
          </table:table-cell>
          <table:table-cell office:value-type="float" office:value="9.388" calcext:value-type="float">
            <text:p>9.388</text:p>
          </table:table-cell>
          <table:table-cell office:value-type="float" office:value="24.373" calcext:value-type="float">
            <text:p>24.373</text:p>
          </table:table-cell>
          <table:table-cell office:value-type="float" office:value="1000" calcext:value-type="float">
            <text:p>1000</text:p>
          </table:table-cell>
          <table:table-cell office:value-type="float" office:value="10948.76" calcext:value-type="float">
            <text:p>10948.76</text:p>
          </table:table-cell>
          <table:table-cell office:value-type="float" office:value="91.33" calcext:value-type="float">
            <text:p>91.33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40]=[test_results.N$2]; [test_results.$E40]; &quot;&quot;)">
            <text:p/>
          </table:table-cell>
          <table:table-cell table:formula="of:=IF([test_results.$A40]=[test_results.O$2]; [test_results.$E40]; &quot;&quot;)" office:value-type="float" office:value="10.949" calcext:value-type="float">
            <text:p>10.949</text:p>
          </table:table-cell>
          <table:table-cell table:formula="of:=IF([test_results.$A40]=[test_results.P$2]; [test_results.$E40]; &quot;&quot;)">
            <text:p/>
          </table:table-cell>
          <table:table-cell table:formula="of:=IF([test_results.$A40]=[test_results.Q$2]; [test_results.$E40]; &quot;&quot;)">
            <text:p/>
          </table:table-cell>
          <table:table-cell table:formula="of:=IF([test_results.$A40]=[test_results.R$2]; [test_results.$E40]; &quot;&quot;)">
            <text:p/>
          </table:table-cell>
          <table:table-cell table:formula="of:=IF([test_results.$A40]=[test_results.S$2]; [test_results.$E40]; &quot;&quot;)">
            <text:p/>
          </table:table-cell>
          <table:table-cell table:formula="of:=IF([test_results.$A40]=[test_results.T$2]; [test_results.$E40]; &quot;&quot;)">
            <text:p/>
          </table:table-cell>
          <table:table-cell table:formula="of:=IF([test_results.$A40]=[test_results.U$2]; [test_results.$E40]; &quot;&quot;)">
            <text:p/>
          </table:table-cell>
          <table:table-cell table:formula="of:=IF([test_results.$A40]=[test_results.V$2]; [test_results.$E40]; &quot;&quot;)">
            <text:p/>
          </table:table-cell>
          <table:table-cell table:formula="of:=IF([test_results.$A40]=[test_results.W$2]; [test_results.$E40]; &quot;&quot;)">
            <text:p/>
          </table:table-cell>
          <table:table-cell table:formula="of:=IF([test_results.$A40]=[test_results.X$2]; [test_results.$E40]; &quot;&quot;)">
            <text:p/>
          </table:table-cell>
          <table:table-cell table:formula="of:=IF([test_results.$A40]=[test_results.Y$2]; [test_results.$E40]; &quot;&quot;)">
            <text:p/>
          </table:table-cell>
          <table:table-cell table:formula="of:=IF([test_results.$A40]=[test_results.Z$2]; [test_results.$E40]; &quot;&quot;)">
            <text:p/>
          </table:table-cell>
        </table:table-row>
        <table:table-row table:style-name="ro1">
          <table:table-cell office:value-type="string" calcext:value-type="string">
            <text:p>test101.cars_clocked_inactive.zip</text:p>
          </table:table-cell>
          <table:table-cell office:value-type="float" office:value="4" calcext:value-type="float">
            <text:p>4</text:p>
          </table:table-cell>
          <table:table-cell office:value-type="float" office:value="11.363" calcext:value-type="float">
            <text:p>11.363</text:p>
          </table:table-cell>
          <table:table-cell office:value-type="float" office:value="20.569" calcext:value-type="float">
            <text:p>20.569</text:p>
          </table:table-cell>
          <table:table-cell office:value-type="float" office:value="7.832" calcext:value-type="float">
            <text:p>7.832</text:p>
          </table:table-cell>
          <table:table-cell office:value-type="float" office:value="6.405" calcext:value-type="float">
            <text:p>6.405</text:p>
          </table:table-cell>
          <table:table-cell office:value-type="float" office:value="20.644" calcext:value-type="float">
            <text:p>20.644</text:p>
          </table:table-cell>
          <table:table-cell office:value-type="float" office:value="1000" calcext:value-type="float">
            <text:p>1000</text:p>
          </table:table-cell>
          <table:table-cell office:value-type="float" office:value="7832.47" calcext:value-type="float">
            <text:p>7832.47</text:p>
          </table:table-cell>
          <table:table-cell office:value-type="float" office:value="127.67" calcext:value-type="float">
            <text:p>127.67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41]=[test_results.N$2]; [test_results.$E41]; &quot;&quot;)">
            <text:p/>
          </table:table-cell>
          <table:table-cell table:formula="of:=IF([test_results.$A41]=[test_results.O$2]; [test_results.$E41]; &quot;&quot;)">
            <text:p/>
          </table:table-cell>
          <table:table-cell table:formula="of:=IF([test_results.$A41]=[test_results.P$2]; [test_results.$E41]; &quot;&quot;)" office:value-type="float" office:value="7.832" calcext:value-type="float">
            <text:p>7.832</text:p>
          </table:table-cell>
          <table:table-cell table:formula="of:=IF([test_results.$A41]=[test_results.Q$2]; [test_results.$E41]; &quot;&quot;)">
            <text:p/>
          </table:table-cell>
          <table:table-cell table:formula="of:=IF([test_results.$A41]=[test_results.R$2]; [test_results.$E41]; &quot;&quot;)">
            <text:p/>
          </table:table-cell>
          <table:table-cell table:formula="of:=IF([test_results.$A41]=[test_results.S$2]; [test_results.$E41]; &quot;&quot;)">
            <text:p/>
          </table:table-cell>
          <table:table-cell table:formula="of:=IF([test_results.$A41]=[test_results.T$2]; [test_results.$E41]; &quot;&quot;)">
            <text:p/>
          </table:table-cell>
          <table:table-cell table:formula="of:=IF([test_results.$A41]=[test_results.U$2]; [test_results.$E41]; &quot;&quot;)">
            <text:p/>
          </table:table-cell>
          <table:table-cell table:formula="of:=IF([test_results.$A41]=[test_results.V$2]; [test_results.$E41]; &quot;&quot;)">
            <text:p/>
          </table:table-cell>
          <table:table-cell table:formula="of:=IF([test_results.$A41]=[test_results.W$2]; [test_results.$E41]; &quot;&quot;)">
            <text:p/>
          </table:table-cell>
          <table:table-cell table:formula="of:=IF([test_results.$A41]=[test_results.X$2]; [test_results.$E41]; &quot;&quot;)">
            <text:p/>
          </table:table-cell>
          <table:table-cell table:formula="of:=IF([test_results.$A41]=[test_results.Y$2]; [test_results.$E41]; &quot;&quot;)">
            <text:p/>
          </table:table-cell>
          <table:table-cell table:formula="of:=IF([test_results.$A41]=[test_results.Z$2]; [test_results.$E41]; &quot;&quot;)">
            <text:p/>
          </table:table-cell>
        </table:table-row>
        <table:table-row table:style-name="ro1">
          <table:table-cell office:value-type="string" calcext:value-type="string">
            <text:p>test101.cars_inactive.zip</text:p>
          </table:table-cell>
          <table:table-cell office:value-type="float" office:value="4" calcext:value-type="float">
            <text:p>4</text:p>
          </table:table-cell>
          <table:table-cell office:value-type="float" office:value="11.263" calcext:value-type="float">
            <text:p>11.263</text:p>
          </table:table-cell>
          <table:table-cell office:value-type="float" office:value="24.075" calcext:value-type="float">
            <text:p>24.075</text:p>
          </table:table-cell>
          <table:table-cell office:value-type="float" office:value="11.361" calcext:value-type="float">
            <text:p>11.361</text:p>
          </table:table-cell>
          <table:table-cell office:value-type="float" office:value="9.249" calcext:value-type="float">
            <text:p>9.249</text:p>
          </table:table-cell>
          <table:table-cell office:value-type="float" office:value="18.69" calcext:value-type="float">
            <text:p>18.69</text:p>
          </table:table-cell>
          <table:table-cell office:value-type="float" office:value="1000" calcext:value-type="float">
            <text:p>1000</text:p>
          </table:table-cell>
          <table:table-cell office:value-type="float" office:value="11361.275" calcext:value-type="float">
            <text:p>11361.275</text:p>
          </table:table-cell>
          <table:table-cell office:value-type="float" office:value="88.02" calcext:value-type="float">
            <text:p>88.02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42]=[test_results.N$2]; [test_results.$E42]; &quot;&quot;)">
            <text:p/>
          </table:table-cell>
          <table:table-cell table:formula="of:=IF([test_results.$A42]=[test_results.O$2]; [test_results.$E42]; &quot;&quot;)">
            <text:p/>
          </table:table-cell>
          <table:table-cell table:formula="of:=IF([test_results.$A42]=[test_results.P$2]; [test_results.$E42]; &quot;&quot;)">
            <text:p/>
          </table:table-cell>
          <table:table-cell table:formula="of:=IF([test_results.$A42]=[test_results.Q$2]; [test_results.$E42]; &quot;&quot;)" office:value-type="float" office:value="11.361" calcext:value-type="float">
            <text:p>11.361</text:p>
          </table:table-cell>
          <table:table-cell table:formula="of:=IF([test_results.$A42]=[test_results.R$2]; [test_results.$E42]; &quot;&quot;)">
            <text:p/>
          </table:table-cell>
          <table:table-cell table:formula="of:=IF([test_results.$A42]=[test_results.S$2]; [test_results.$E42]; &quot;&quot;)">
            <text:p/>
          </table:table-cell>
          <table:table-cell table:formula="of:=IF([test_results.$A42]=[test_results.T$2]; [test_results.$E42]; &quot;&quot;)">
            <text:p/>
          </table:table-cell>
          <table:table-cell table:formula="of:=IF([test_results.$A42]=[test_results.U$2]; [test_results.$E42]; &quot;&quot;)">
            <text:p/>
          </table:table-cell>
          <table:table-cell table:formula="of:=IF([test_results.$A42]=[test_results.V$2]; [test_results.$E42]; &quot;&quot;)">
            <text:p/>
          </table:table-cell>
          <table:table-cell table:formula="of:=IF([test_results.$A42]=[test_results.W$2]; [test_results.$E42]; &quot;&quot;)">
            <text:p/>
          </table:table-cell>
          <table:table-cell table:formula="of:=IF([test_results.$A42]=[test_results.X$2]; [test_results.$E42]; &quot;&quot;)">
            <text:p/>
          </table:table-cell>
          <table:table-cell table:formula="of:=IF([test_results.$A42]=[test_results.Y$2]; [test_results.$E42]; &quot;&quot;)">
            <text:p/>
          </table:table-cell>
          <table:table-cell table:formula="of:=IF([test_results.$A42]=[test_results.Z$2]; [test_results.$E42]; &quot;&quot;)">
            <text:p/>
          </table:table-cell>
        </table:table-row>
        <table:table-row table:style-name="ro1">
          <table:table-cell office:value-type="string" calcext:value-type="string">
            <text:p>test101.cars_north_clocked.zip</text:p>
          </table:table-cell>
          <table:table-cell office:value-type="float" office:value="4" calcext:value-type="float">
            <text:p>4</text:p>
          </table:table-cell>
          <table:table-cell office:value-type="float" office:value="11.247" calcext:value-type="float">
            <text:p>11.247</text:p>
          </table:table-cell>
          <table:table-cell office:value-type="float" office:value="23.91" calcext:value-type="float">
            <text:p>23.91</text:p>
          </table:table-cell>
          <table:table-cell office:value-type="float" office:value="11.265" calcext:value-type="float">
            <text:p>11.265</text:p>
          </table:table-cell>
          <table:table-cell office:value-type="float" office:value="9.455" calcext:value-type="float">
            <text:p>9.455</text:p>
          </table:table-cell>
          <table:table-cell office:value-type="float" office:value="26.225" calcext:value-type="float">
            <text:p>26.225</text:p>
          </table:table-cell>
          <table:table-cell office:value-type="float" office:value="1000" calcext:value-type="float">
            <text:p>1000</text:p>
          </table:table-cell>
          <table:table-cell office:value-type="float" office:value="11264.71" calcext:value-type="float">
            <text:p>11264.71</text:p>
          </table:table-cell>
          <table:table-cell office:value-type="float" office:value="88.77" calcext:value-type="float">
            <text:p>88.77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43]=[test_results.N$2]; [test_results.$E43]; &quot;&quot;)">
            <text:p/>
          </table:table-cell>
          <table:table-cell table:formula="of:=IF([test_results.$A43]=[test_results.O$2]; [test_results.$E43]; &quot;&quot;)">
            <text:p/>
          </table:table-cell>
          <table:table-cell table:formula="of:=IF([test_results.$A43]=[test_results.P$2]; [test_results.$E43]; &quot;&quot;)">
            <text:p/>
          </table:table-cell>
          <table:table-cell table:formula="of:=IF([test_results.$A43]=[test_results.Q$2]; [test_results.$E43]; &quot;&quot;)">
            <text:p/>
          </table:table-cell>
          <table:table-cell table:formula="of:=IF([test_results.$A43]=[test_results.R$2]; [test_results.$E43]; &quot;&quot;)" office:value-type="float" office:value="11.265" calcext:value-type="float">
            <text:p>11.265</text:p>
          </table:table-cell>
          <table:table-cell table:formula="of:=IF([test_results.$A43]=[test_results.S$2]; [test_results.$E43]; &quot;&quot;)">
            <text:p/>
          </table:table-cell>
          <table:table-cell table:formula="of:=IF([test_results.$A43]=[test_results.T$2]; [test_results.$E43]; &quot;&quot;)">
            <text:p/>
          </table:table-cell>
          <table:table-cell table:formula="of:=IF([test_results.$A43]=[test_results.U$2]; [test_results.$E43]; &quot;&quot;)">
            <text:p/>
          </table:table-cell>
          <table:table-cell table:formula="of:=IF([test_results.$A43]=[test_results.V$2]; [test_results.$E43]; &quot;&quot;)">
            <text:p/>
          </table:table-cell>
          <table:table-cell table:formula="of:=IF([test_results.$A43]=[test_results.W$2]; [test_results.$E43]; &quot;&quot;)">
            <text:p/>
          </table:table-cell>
          <table:table-cell table:formula="of:=IF([test_results.$A43]=[test_results.X$2]; [test_results.$E43]; &quot;&quot;)">
            <text:p/>
          </table:table-cell>
          <table:table-cell table:formula="of:=IF([test_results.$A43]=[test_results.Y$2]; [test_results.$E43]; &quot;&quot;)">
            <text:p/>
          </table:table-cell>
          <table:table-cell table:formula="of:=IF([test_results.$A43]=[test_results.Z$2]; [test_results.$E43]; &quot;&quot;)">
            <text:p/>
          </table:table-cell>
        </table:table-row>
        <table:table-row table:style-name="ro1">
          <table:table-cell office:value-type="string" calcext:value-type="string">
            <text:p>test101.cars_north_clocked_inactive.zip</text:p>
          </table:table-cell>
          <table:table-cell office:value-type="float" office:value="4" calcext:value-type="float">
            <text:p>4</text:p>
          </table:table-cell>
          <table:table-cell office:value-type="float" office:value="11.194" calcext:value-type="float">
            <text:p>11.194</text:p>
          </table:table-cell>
          <table:table-cell office:value-type="float" office:value="20.225" calcext:value-type="float">
            <text:p>20.225</text:p>
          </table:table-cell>
          <table:table-cell office:value-type="float" office:value="7.635" calcext:value-type="float">
            <text:p>7.635</text:p>
          </table:table-cell>
          <table:table-cell office:value-type="float" office:value="6.331" calcext:value-type="float">
            <text:p>6.331</text:p>
          </table:table-cell>
          <table:table-cell office:value-type="float" office:value="17.226" calcext:value-type="float">
            <text:p>17.226</text:p>
          </table:table-cell>
          <table:table-cell office:value-type="float" office:value="1000" calcext:value-type="float">
            <text:p>1000</text:p>
          </table:table-cell>
          <table:table-cell office:value-type="float" office:value="7634.656" calcext:value-type="float">
            <text:p>7634.656</text:p>
          </table:table-cell>
          <table:table-cell office:value-type="float" office:value="130.98" calcext:value-type="float">
            <text:p>130.98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44]=[test_results.N$2]; [test_results.$E44]; &quot;&quot;)">
            <text:p/>
          </table:table-cell>
          <table:table-cell table:formula="of:=IF([test_results.$A44]=[test_results.O$2]; [test_results.$E44]; &quot;&quot;)">
            <text:p/>
          </table:table-cell>
          <table:table-cell table:formula="of:=IF([test_results.$A44]=[test_results.P$2]; [test_results.$E44]; &quot;&quot;)">
            <text:p/>
          </table:table-cell>
          <table:table-cell table:formula="of:=IF([test_results.$A44]=[test_results.Q$2]; [test_results.$E44]; &quot;&quot;)">
            <text:p/>
          </table:table-cell>
          <table:table-cell table:formula="of:=IF([test_results.$A44]=[test_results.R$2]; [test_results.$E44]; &quot;&quot;)">
            <text:p/>
          </table:table-cell>
          <table:table-cell table:formula="of:=IF([test_results.$A44]=[test_results.S$2]; [test_results.$E44]; &quot;&quot;)" office:value-type="float" office:value="7.635" calcext:value-type="float">
            <text:p>7.635</text:p>
          </table:table-cell>
          <table:table-cell table:formula="of:=IF([test_results.$A44]=[test_results.T$2]; [test_results.$E44]; &quot;&quot;)">
            <text:p/>
          </table:table-cell>
          <table:table-cell table:formula="of:=IF([test_results.$A44]=[test_results.U$2]; [test_results.$E44]; &quot;&quot;)">
            <text:p/>
          </table:table-cell>
          <table:table-cell table:formula="of:=IF([test_results.$A44]=[test_results.V$2]; [test_results.$E44]; &quot;&quot;)">
            <text:p/>
          </table:table-cell>
          <table:table-cell table:formula="of:=IF([test_results.$A44]=[test_results.W$2]; [test_results.$E44]; &quot;&quot;)">
            <text:p/>
          </table:table-cell>
          <table:table-cell table:formula="of:=IF([test_results.$A44]=[test_results.X$2]; [test_results.$E44]; &quot;&quot;)">
            <text:p/>
          </table:table-cell>
          <table:table-cell table:formula="of:=IF([test_results.$A44]=[test_results.Y$2]; [test_results.$E44]; &quot;&quot;)">
            <text:p/>
          </table:table-cell>
          <table:table-cell table:formula="of:=IF([test_results.$A44]=[test_results.Z$2]; [test_results.$E44]; &quot;&quot;)">
            <text:p/>
          </table:table-cell>
        </table:table-row>
        <table:table-row table:style-name="ro1">
          <table:table-cell office:value-type="string" calcext:value-type="string">
            <text:p>test101.chests.zip</text:p>
          </table:table-cell>
          <table:table-cell office:value-type="float" office:value="4" calcext:value-type="float">
            <text:p>4</text:p>
          </table:table-cell>
          <table:table-cell office:value-type="float" office:value="11.156" calcext:value-type="float">
            <text:p>11.156</text:p>
          </table:table-cell>
          <table:table-cell office:value-type="float" office:value="25.234" calcext:value-type="float">
            <text:p>25.234</text:p>
          </table:table-cell>
          <table:table-cell office:value-type="float" office:value="12.521" calcext:value-type="float">
            <text:p>12.521</text:p>
          </table:table-cell>
          <table:table-cell office:value-type="float" office:value="10.58" calcext:value-type="float">
            <text:p>10.58</text:p>
          </table:table-cell>
          <table:table-cell office:value-type="float" office:value="23.435" calcext:value-type="float">
            <text:p>23.435</text:p>
          </table:table-cell>
          <table:table-cell office:value-type="float" office:value="1000" calcext:value-type="float">
            <text:p>1000</text:p>
          </table:table-cell>
          <table:table-cell office:value-type="float" office:value="12520.546" calcext:value-type="float">
            <text:p>12520.546</text:p>
          </table:table-cell>
          <table:table-cell office:value-type="float" office:value="79.87" calcext:value-type="float">
            <text:p>79.87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45]=[test_results.N$2]; [test_results.$E45]; &quot;&quot;)">
            <text:p/>
          </table:table-cell>
          <table:table-cell table:formula="of:=IF([test_results.$A45]=[test_results.O$2]; [test_results.$E45]; &quot;&quot;)">
            <text:p/>
          </table:table-cell>
          <table:table-cell table:formula="of:=IF([test_results.$A45]=[test_results.P$2]; [test_results.$E45]; &quot;&quot;)">
            <text:p/>
          </table:table-cell>
          <table:table-cell table:formula="of:=IF([test_results.$A45]=[test_results.Q$2]; [test_results.$E45]; &quot;&quot;)">
            <text:p/>
          </table:table-cell>
          <table:table-cell table:formula="of:=IF([test_results.$A45]=[test_results.R$2]; [test_results.$E45]; &quot;&quot;)">
            <text:p/>
          </table:table-cell>
          <table:table-cell table:formula="of:=IF([test_results.$A45]=[test_results.S$2]; [test_results.$E45]; &quot;&quot;)">
            <text:p/>
          </table:table-cell>
          <table:table-cell table:formula="of:=IF([test_results.$A45]=[test_results.T$2]; [test_results.$E45]; &quot;&quot;)" office:value-type="float" office:value="12.521" calcext:value-type="float">
            <text:p>12.521</text:p>
          </table:table-cell>
          <table:table-cell table:formula="of:=IF([test_results.$A45]=[test_results.U$2]; [test_results.$E45]; &quot;&quot;)">
            <text:p/>
          </table:table-cell>
          <table:table-cell table:formula="of:=IF([test_results.$A45]=[test_results.V$2]; [test_results.$E45]; &quot;&quot;)">
            <text:p/>
          </table:table-cell>
          <table:table-cell table:formula="of:=IF([test_results.$A45]=[test_results.W$2]; [test_results.$E45]; &quot;&quot;)">
            <text:p/>
          </table:table-cell>
          <table:table-cell table:formula="of:=IF([test_results.$A45]=[test_results.X$2]; [test_results.$E45]; &quot;&quot;)">
            <text:p/>
          </table:table-cell>
          <table:table-cell table:formula="of:=IF([test_results.$A45]=[test_results.Y$2]; [test_results.$E45]; &quot;&quot;)">
            <text:p/>
          </table:table-cell>
          <table:table-cell table:formula="of:=IF([test_results.$A45]=[test_results.Z$2]; [test_results.$E45]; &quot;&quot;)">
            <text:p/>
          </table:table-cell>
        </table:table-row>
        <table:table-row table:style-name="ro1">
          <table:table-cell office:value-type="string" calcext:value-type="string">
            <text:p>test101.chests_clocked.zip</text:p>
          </table:table-cell>
          <table:table-cell office:value-type="float" office:value="4" calcext:value-type="float">
            <text:p>4</text:p>
          </table:table-cell>
          <table:table-cell office:value-type="float" office:value="11.283" calcext:value-type="float">
            <text:p>11.283</text:p>
          </table:table-cell>
          <table:table-cell office:value-type="float" office:value="20.744" calcext:value-type="float">
            <text:p>20.744</text:p>
          </table:table-cell>
          <table:table-cell office:value-type="float" office:value="8.071" calcext:value-type="float">
            <text:p>8.071</text:p>
          </table:table-cell>
          <table:table-cell office:value-type="float" office:value="6.417" calcext:value-type="float">
            <text:p>6.417</text:p>
          </table:table-cell>
          <table:table-cell office:value-type="float" office:value="15.036" calcext:value-type="float">
            <text:p>15.036</text:p>
          </table:table-cell>
          <table:table-cell office:value-type="float" office:value="1000" calcext:value-type="float">
            <text:p>1000</text:p>
          </table:table-cell>
          <table:table-cell office:value-type="float" office:value="8070.711" calcext:value-type="float">
            <text:p>8070.711</text:p>
          </table:table-cell>
          <table:table-cell office:value-type="float" office:value="123.9" calcext:value-type="float">
            <text:p>123.9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46]=[test_results.N$2]; [test_results.$E46]; &quot;&quot;)">
            <text:p/>
          </table:table-cell>
          <table:table-cell table:formula="of:=IF([test_results.$A46]=[test_results.O$2]; [test_results.$E46]; &quot;&quot;)">
            <text:p/>
          </table:table-cell>
          <table:table-cell table:formula="of:=IF([test_results.$A46]=[test_results.P$2]; [test_results.$E46]; &quot;&quot;)">
            <text:p/>
          </table:table-cell>
          <table:table-cell table:formula="of:=IF([test_results.$A46]=[test_results.Q$2]; [test_results.$E46]; &quot;&quot;)">
            <text:p/>
          </table:table-cell>
          <table:table-cell table:formula="of:=IF([test_results.$A46]=[test_results.R$2]; [test_results.$E46]; &quot;&quot;)">
            <text:p/>
          </table:table-cell>
          <table:table-cell table:formula="of:=IF([test_results.$A46]=[test_results.S$2]; [test_results.$E46]; &quot;&quot;)">
            <text:p/>
          </table:table-cell>
          <table:table-cell table:formula="of:=IF([test_results.$A46]=[test_results.T$2]; [test_results.$E46]; &quot;&quot;)">
            <text:p/>
          </table:table-cell>
          <table:table-cell table:formula="of:=IF([test_results.$A46]=[test_results.U$2]; [test_results.$E46]; &quot;&quot;)" office:value-type="float" office:value="8.071" calcext:value-type="float">
            <text:p>8.071</text:p>
          </table:table-cell>
          <table:table-cell table:formula="of:=IF([test_results.$A46]=[test_results.V$2]; [test_results.$E46]; &quot;&quot;)">
            <text:p/>
          </table:table-cell>
          <table:table-cell table:formula="of:=IF([test_results.$A46]=[test_results.W$2]; [test_results.$E46]; &quot;&quot;)">
            <text:p/>
          </table:table-cell>
          <table:table-cell table:formula="of:=IF([test_results.$A46]=[test_results.X$2]; [test_results.$E46]; &quot;&quot;)">
            <text:p/>
          </table:table-cell>
          <table:table-cell table:formula="of:=IF([test_results.$A46]=[test_results.Y$2]; [test_results.$E46]; &quot;&quot;)">
            <text:p/>
          </table:table-cell>
          <table:table-cell table:formula="of:=IF([test_results.$A46]=[test_results.Z$2]; [test_results.$E46]; &quot;&quot;)">
            <text:p/>
          </table:table-cell>
        </table:table-row>
        <table:table-row table:style-name="ro1">
          <table:table-cell office:value-type="string" calcext:value-type="string">
            <text:p>test101.one_car.zip</text:p>
          </table:table-cell>
          <table:table-cell office:value-type="float" office:value="4" calcext:value-type="float">
            <text:p>4</text:p>
          </table:table-cell>
          <table:table-cell office:value-type="float" office:value="11.159" calcext:value-type="float">
            <text:p>11.159</text:p>
          </table:table-cell>
          <table:table-cell office:value-type="float" office:value="21.911" calcext:value-type="float">
            <text:p>21.911</text:p>
          </table:table-cell>
          <table:table-cell office:value-type="float" office:value="9.436" calcext:value-type="float">
            <text:p>9.436</text:p>
          </table:table-cell>
          <table:table-cell office:value-type="float" office:value="7.945" calcext:value-type="float">
            <text:p>7.945</text:p>
          </table:table-cell>
          <table:table-cell office:value-type="float" office:value="29.054" calcext:value-type="float">
            <text:p>29.054</text:p>
          </table:table-cell>
          <table:table-cell office:value-type="float" office:value="1000" calcext:value-type="float">
            <text:p>1000</text:p>
          </table:table-cell>
          <table:table-cell office:value-type="float" office:value="9436.034" calcext:value-type="float">
            <text:p>9436.034</text:p>
          </table:table-cell>
          <table:table-cell office:value-type="float" office:value="105.98" calcext:value-type="float">
            <text:p>105.98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47]=[test_results.N$2]; [test_results.$E47]; &quot;&quot;)">
            <text:p/>
          </table:table-cell>
          <table:table-cell table:formula="of:=IF([test_results.$A47]=[test_results.O$2]; [test_results.$E47]; &quot;&quot;)">
            <text:p/>
          </table:table-cell>
          <table:table-cell table:formula="of:=IF([test_results.$A47]=[test_results.P$2]; [test_results.$E47]; &quot;&quot;)">
            <text:p/>
          </table:table-cell>
          <table:table-cell table:formula="of:=IF([test_results.$A47]=[test_results.Q$2]; [test_results.$E47]; &quot;&quot;)">
            <text:p/>
          </table:table-cell>
          <table:table-cell table:formula="of:=IF([test_results.$A47]=[test_results.R$2]; [test_results.$E47]; &quot;&quot;)">
            <text:p/>
          </table:table-cell>
          <table:table-cell table:formula="of:=IF([test_results.$A47]=[test_results.S$2]; [test_results.$E47]; &quot;&quot;)">
            <text:p/>
          </table:table-cell>
          <table:table-cell table:formula="of:=IF([test_results.$A47]=[test_results.T$2]; [test_results.$E47]; &quot;&quot;)">
            <text:p/>
          </table:table-cell>
          <table:table-cell table:formula="of:=IF([test_results.$A47]=[test_results.U$2]; [test_results.$E47]; &quot;&quot;)">
            <text:p/>
          </table:table-cell>
          <table:table-cell table:formula="of:=IF([test_results.$A47]=[test_results.V$2]; [test_results.$E47]; &quot;&quot;)" office:value-type="float" office:value="9.436" calcext:value-type="float">
            <text:p>9.436</text:p>
          </table:table-cell>
          <table:table-cell table:formula="of:=IF([test_results.$A47]=[test_results.W$2]; [test_results.$E47]; &quot;&quot;)">
            <text:p/>
          </table:table-cell>
          <table:table-cell table:formula="of:=IF([test_results.$A47]=[test_results.X$2]; [test_results.$E47]; &quot;&quot;)">
            <text:p/>
          </table:table-cell>
          <table:table-cell table:formula="of:=IF([test_results.$A47]=[test_results.Y$2]; [test_results.$E47]; &quot;&quot;)">
            <text:p/>
          </table:table-cell>
          <table:table-cell table:formula="of:=IF([test_results.$A47]=[test_results.Z$2]; [test_results.$E47]; &quot;&quot;)">
            <text:p/>
          </table:table-cell>
        </table:table-row>
        <table:table-row table:style-name="ro1">
          <table:table-cell office:value-type="string" calcext:value-type="string">
            <text:p>test101.one_car_inactive.zip</text:p>
          </table:table-cell>
          <table:table-cell office:value-type="float" office:value="4" calcext:value-type="float">
            <text:p>4</text:p>
          </table:table-cell>
          <table:table-cell office:value-type="float" office:value="11.268" calcext:value-type="float">
            <text:p>11.268</text:p>
          </table:table-cell>
          <table:table-cell office:value-type="float" office:value="20.404" calcext:value-type="float">
            <text:p>20.404</text:p>
          </table:table-cell>
          <table:table-cell office:value-type="float" office:value="7.812" calcext:value-type="float">
            <text:p>7.812</text:p>
          </table:table-cell>
          <table:table-cell office:value-type="float" office:value="6.343" calcext:value-type="float">
            <text:p>6.343</text:p>
          </table:table-cell>
          <table:table-cell office:value-type="float" office:value="27.228" calcext:value-type="float">
            <text:p>27.228</text:p>
          </table:table-cell>
          <table:table-cell office:value-type="float" office:value="1000" calcext:value-type="float">
            <text:p>1000</text:p>
          </table:table-cell>
          <table:table-cell office:value-type="float" office:value="7811.666" calcext:value-type="float">
            <text:p>7811.666</text:p>
          </table:table-cell>
          <table:table-cell office:value-type="float" office:value="128.01" calcext:value-type="float">
            <text:p>128.01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48]=[test_results.N$2]; [test_results.$E48]; &quot;&quot;)">
            <text:p/>
          </table:table-cell>
          <table:table-cell table:formula="of:=IF([test_results.$A48]=[test_results.O$2]; [test_results.$E48]; &quot;&quot;)">
            <text:p/>
          </table:table-cell>
          <table:table-cell table:formula="of:=IF([test_results.$A48]=[test_results.P$2]; [test_results.$E48]; &quot;&quot;)">
            <text:p/>
          </table:table-cell>
          <table:table-cell table:formula="of:=IF([test_results.$A48]=[test_results.Q$2]; [test_results.$E48]; &quot;&quot;)">
            <text:p/>
          </table:table-cell>
          <table:table-cell table:formula="of:=IF([test_results.$A48]=[test_results.R$2]; [test_results.$E48]; &quot;&quot;)">
            <text:p/>
          </table:table-cell>
          <table:table-cell table:formula="of:=IF([test_results.$A48]=[test_results.S$2]; [test_results.$E48]; &quot;&quot;)">
            <text:p/>
          </table:table-cell>
          <table:table-cell table:formula="of:=IF([test_results.$A48]=[test_results.T$2]; [test_results.$E48]; &quot;&quot;)">
            <text:p/>
          </table:table-cell>
          <table:table-cell table:formula="of:=IF([test_results.$A48]=[test_results.U$2]; [test_results.$E48]; &quot;&quot;)">
            <text:p/>
          </table:table-cell>
          <table:table-cell table:formula="of:=IF([test_results.$A48]=[test_results.V$2]; [test_results.$E48]; &quot;&quot;)">
            <text:p/>
          </table:table-cell>
          <table:table-cell table:formula="of:=IF([test_results.$A48]=[test_results.W$2]; [test_results.$E48]; &quot;&quot;)" office:value-type="float" office:value="7.812" calcext:value-type="float">
            <text:p>7.812</text:p>
          </table:table-cell>
          <table:table-cell table:formula="of:=IF([test_results.$A48]=[test_results.X$2]; [test_results.$E48]; &quot;&quot;)">
            <text:p/>
          </table:table-cell>
          <table:table-cell table:formula="of:=IF([test_results.$A48]=[test_results.Y$2]; [test_results.$E48]; &quot;&quot;)">
            <text:p/>
          </table:table-cell>
          <table:table-cell table:formula="of:=IF([test_results.$A48]=[test_results.Z$2]; [test_results.$E48]; &quot;&quot;)">
            <text:p/>
          </table:table-cell>
        </table:table-row>
        <table:table-row table:style-name="ro1">
          <table:table-cell office:value-type="string" calcext:value-type="string">
            <text:p>test101.one_car_north.zip</text:p>
          </table:table-cell>
          <table:table-cell office:value-type="float" office:value="4" calcext:value-type="float">
            <text:p>4</text:p>
          </table:table-cell>
          <table:table-cell office:value-type="float" office:value="11.116" calcext:value-type="float">
            <text:p>11.116</text:p>
          </table:table-cell>
          <table:table-cell office:value-type="float" office:value="21.865" calcext:value-type="float">
            <text:p>21.865</text:p>
          </table:table-cell>
          <table:table-cell office:value-type="float" office:value="9.42" calcext:value-type="float">
            <text:p>9.42</text:p>
          </table:table-cell>
          <table:table-cell office:value-type="float" office:value="8.069" calcext:value-type="float">
            <text:p>8.069</text:p>
          </table:table-cell>
          <table:table-cell office:value-type="float" office:value="27.465" calcext:value-type="float">
            <text:p>27.465</text:p>
          </table:table-cell>
          <table:table-cell office:value-type="float" office:value="1000" calcext:value-type="float">
            <text:p>1000</text:p>
          </table:table-cell>
          <table:table-cell office:value-type="float" office:value="9419.824" calcext:value-type="float">
            <text:p>9419.824</text:p>
          </table:table-cell>
          <table:table-cell office:value-type="float" office:value="106.16" calcext:value-type="float">
            <text:p>106.16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49]=[test_results.N$2]; [test_results.$E49]; &quot;&quot;)">
            <text:p/>
          </table:table-cell>
          <table:table-cell table:formula="of:=IF([test_results.$A49]=[test_results.O$2]; [test_results.$E49]; &quot;&quot;)">
            <text:p/>
          </table:table-cell>
          <table:table-cell table:formula="of:=IF([test_results.$A49]=[test_results.P$2]; [test_results.$E49]; &quot;&quot;)">
            <text:p/>
          </table:table-cell>
          <table:table-cell table:formula="of:=IF([test_results.$A49]=[test_results.Q$2]; [test_results.$E49]; &quot;&quot;)">
            <text:p/>
          </table:table-cell>
          <table:table-cell table:formula="of:=IF([test_results.$A49]=[test_results.R$2]; [test_results.$E49]; &quot;&quot;)">
            <text:p/>
          </table:table-cell>
          <table:table-cell table:formula="of:=IF([test_results.$A49]=[test_results.S$2]; [test_results.$E49]; &quot;&quot;)">
            <text:p/>
          </table:table-cell>
          <table:table-cell table:formula="of:=IF([test_results.$A49]=[test_results.T$2]; [test_results.$E49]; &quot;&quot;)">
            <text:p/>
          </table:table-cell>
          <table:table-cell table:formula="of:=IF([test_results.$A49]=[test_results.U$2]; [test_results.$E49]; &quot;&quot;)">
            <text:p/>
          </table:table-cell>
          <table:table-cell table:formula="of:=IF([test_results.$A49]=[test_results.V$2]; [test_results.$E49]; &quot;&quot;)">
            <text:p/>
          </table:table-cell>
          <table:table-cell table:formula="of:=IF([test_results.$A49]=[test_results.W$2]; [test_results.$E49]; &quot;&quot;)">
            <text:p/>
          </table:table-cell>
          <table:table-cell table:formula="of:=IF([test_results.$A49]=[test_results.X$2]; [test_results.$E49]; &quot;&quot;)" office:value-type="float" office:value="9.42" calcext:value-type="float">
            <text:p>9.42</text:p>
          </table:table-cell>
          <table:table-cell table:formula="of:=IF([test_results.$A49]=[test_results.Y$2]; [test_results.$E49]; &quot;&quot;)">
            <text:p/>
          </table:table-cell>
          <table:table-cell table:formula="of:=IF([test_results.$A49]=[test_results.Z$2]; [test_results.$E49]; &quot;&quot;)">
            <text:p/>
          </table:table-cell>
        </table:table-row>
        <table:table-row table:style-name="ro1">
          <table:table-cell office:value-type="string" calcext:value-type="string">
            <text:p>test101.one_car_north_inactive.zip</text:p>
          </table:table-cell>
          <table:table-cell office:value-type="float" office:value="4" calcext:value-type="float">
            <text:p>4</text:p>
          </table:table-cell>
          <table:table-cell office:value-type="float" office:value="11.165" calcext:value-type="float">
            <text:p>11.165</text:p>
          </table:table-cell>
          <table:table-cell office:value-type="float" office:value="20.26" calcext:value-type="float">
            <text:p>20.26</text:p>
          </table:table-cell>
          <table:table-cell office:value-type="float" office:value="7.749" calcext:value-type="float">
            <text:p>7.749</text:p>
          </table:table-cell>
          <table:table-cell office:value-type="float" office:value="6.376" calcext:value-type="float">
            <text:p>6.376</text:p>
          </table:table-cell>
          <table:table-cell office:value-type="float" office:value="25.592" calcext:value-type="float">
            <text:p>25.592</text:p>
          </table:table-cell>
          <table:table-cell office:value-type="float" office:value="1000" calcext:value-type="float">
            <text:p>1000</text:p>
          </table:table-cell>
          <table:table-cell office:value-type="float" office:value="7748.773" calcext:value-type="float">
            <text:p>7748.773</text:p>
          </table:table-cell>
          <table:table-cell office:value-type="float" office:value="129.05" calcext:value-type="float">
            <text:p>129.05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50]=[test_results.N$2]; [test_results.$E50]; &quot;&quot;)">
            <text:p/>
          </table:table-cell>
          <table:table-cell table:formula="of:=IF([test_results.$A50]=[test_results.O$2]; [test_results.$E50]; &quot;&quot;)">
            <text:p/>
          </table:table-cell>
          <table:table-cell table:formula="of:=IF([test_results.$A50]=[test_results.P$2]; [test_results.$E50]; &quot;&quot;)">
            <text:p/>
          </table:table-cell>
          <table:table-cell table:formula="of:=IF([test_results.$A50]=[test_results.Q$2]; [test_results.$E50]; &quot;&quot;)">
            <text:p/>
          </table:table-cell>
          <table:table-cell table:formula="of:=IF([test_results.$A50]=[test_results.R$2]; [test_results.$E50]; &quot;&quot;)">
            <text:p/>
          </table:table-cell>
          <table:table-cell table:formula="of:=IF([test_results.$A50]=[test_results.S$2]; [test_results.$E50]; &quot;&quot;)">
            <text:p/>
          </table:table-cell>
          <table:table-cell table:formula="of:=IF([test_results.$A50]=[test_results.T$2]; [test_results.$E50]; &quot;&quot;)">
            <text:p/>
          </table:table-cell>
          <table:table-cell table:formula="of:=IF([test_results.$A50]=[test_results.U$2]; [test_results.$E50]; &quot;&quot;)">
            <text:p/>
          </table:table-cell>
          <table:table-cell table:formula="of:=IF([test_results.$A50]=[test_results.V$2]; [test_results.$E50]; &quot;&quot;)">
            <text:p/>
          </table:table-cell>
          <table:table-cell table:formula="of:=IF([test_results.$A50]=[test_results.W$2]; [test_results.$E50]; &quot;&quot;)">
            <text:p/>
          </table:table-cell>
          <table:table-cell table:formula="of:=IF([test_results.$A50]=[test_results.X$2]; [test_results.$E50]; &quot;&quot;)">
            <text:p/>
          </table:table-cell>
          <table:table-cell table:formula="of:=IF([test_results.$A50]=[test_results.Y$2]; [test_results.$E50]; &quot;&quot;)" office:value-type="float" office:value="7.749" calcext:value-type="float">
            <text:p>7.749</text:p>
          </table:table-cell>
          <table:table-cell table:formula="of:=IF([test_results.$A50]=[test_results.Z$2]; [test_results.$E50]; &quot;&quot;)">
            <text:p/>
          </table:table-cell>
        </table:table-row>
        <table:table-row table:style-name="ro1">
          <table:table-cell office:value-type="string" calcext:value-type="string">
            <text:p>test101.cars.zip</text:p>
          </table:table-cell>
          <table:table-cell office:value-type="float" office:value="5" calcext:value-type="float">
            <text:p>5</text:p>
          </table:table-cell>
          <table:table-cell office:value-type="float" office:value="11.306" calcext:value-type="float">
            <text:p>11.306</text:p>
          </table:table-cell>
          <table:table-cell office:value-type="float" office:value="26.838" calcext:value-type="float">
            <text:p>26.838</text:p>
          </table:table-cell>
          <table:table-cell office:value-type="float" office:value="14.077" calcext:value-type="float">
            <text:p>14.077</text:p>
          </table:table-cell>
          <table:table-cell office:value-type="float" office:value="12.114" calcext:value-type="float">
            <text:p>12.114</text:p>
          </table:table-cell>
          <table:table-cell office:value-type="float" office:value="23.497" calcext:value-type="float">
            <text:p>23.497</text:p>
          </table:table-cell>
          <table:table-cell office:value-type="float" office:value="1000" calcext:value-type="float">
            <text:p>1000</text:p>
          </table:table-cell>
          <table:table-cell office:value-type="float" office:value="14076.603" calcext:value-type="float">
            <text:p>14076.603</text:p>
          </table:table-cell>
          <table:table-cell office:value-type="float" office:value="71.04" calcext:value-type="float">
            <text:p>71.04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51]=[test_results.N$2]; [test_results.$E51]; &quot;&quot;)" office:value-type="float" office:value="14.077" calcext:value-type="float">
            <text:p>14.077</text:p>
          </table:table-cell>
          <table:table-cell table:formula="of:=IF([test_results.$A51]=[test_results.O$2]; [test_results.$E51]; &quot;&quot;)">
            <text:p/>
          </table:table-cell>
          <table:table-cell table:formula="of:=IF([test_results.$A51]=[test_results.P$2]; [test_results.$E51]; &quot;&quot;)">
            <text:p/>
          </table:table-cell>
          <table:table-cell table:formula="of:=IF([test_results.$A51]=[test_results.Q$2]; [test_results.$E51]; &quot;&quot;)">
            <text:p/>
          </table:table-cell>
          <table:table-cell table:formula="of:=IF([test_results.$A51]=[test_results.R$2]; [test_results.$E51]; &quot;&quot;)">
            <text:p/>
          </table:table-cell>
          <table:table-cell table:formula="of:=IF([test_results.$A51]=[test_results.S$2]; [test_results.$E51]; &quot;&quot;)">
            <text:p/>
          </table:table-cell>
          <table:table-cell table:formula="of:=IF([test_results.$A51]=[test_results.T$2]; [test_results.$E51]; &quot;&quot;)">
            <text:p/>
          </table:table-cell>
          <table:table-cell table:formula="of:=IF([test_results.$A51]=[test_results.U$2]; [test_results.$E51]; &quot;&quot;)">
            <text:p/>
          </table:table-cell>
          <table:table-cell table:formula="of:=IF([test_results.$A51]=[test_results.V$2]; [test_results.$E51]; &quot;&quot;)">
            <text:p/>
          </table:table-cell>
          <table:table-cell table:formula="of:=IF([test_results.$A51]=[test_results.W$2]; [test_results.$E51]; &quot;&quot;)">
            <text:p/>
          </table:table-cell>
          <table:table-cell table:formula="of:=IF([test_results.$A51]=[test_results.X$2]; [test_results.$E51]; &quot;&quot;)">
            <text:p/>
          </table:table-cell>
          <table:table-cell table:formula="of:=IF([test_results.$A51]=[test_results.Y$2]; [test_results.$E51]; &quot;&quot;)">
            <text:p/>
          </table:table-cell>
          <table:table-cell table:formula="of:=IF([test_results.$A51]=[test_results.Z$2]; [test_results.$E51]; &quot;&quot;)">
            <text:p/>
          </table:table-cell>
        </table:table-row>
        <table:table-row table:style-name="ro1">
          <table:table-cell office:value-type="string" calcext:value-type="string">
            <text:p>test101.cars_clocked.zip</text:p>
          </table:table-cell>
          <table:table-cell office:value-type="float" office:value="5" calcext:value-type="float">
            <text:p>5</text:p>
          </table:table-cell>
          <table:table-cell office:value-type="float" office:value="11.33" calcext:value-type="float">
            <text:p>11.33</text:p>
          </table:table-cell>
          <table:table-cell office:value-type="float" office:value="23.618" calcext:value-type="float">
            <text:p>23.618</text:p>
          </table:table-cell>
          <table:table-cell office:value-type="float" office:value="10.893" calcext:value-type="float">
            <text:p>10.893</text:p>
          </table:table-cell>
          <table:table-cell office:value-type="float" office:value="9.417" calcext:value-type="float">
            <text:p>9.417</text:p>
          </table:table-cell>
          <table:table-cell office:value-type="float" office:value="26.396" calcext:value-type="float">
            <text:p>26.396</text:p>
          </table:table-cell>
          <table:table-cell office:value-type="float" office:value="1000" calcext:value-type="float">
            <text:p>1000</text:p>
          </table:table-cell>
          <table:table-cell office:value-type="float" office:value="10892.506" calcext:value-type="float">
            <text:p>10892.506</text:p>
          </table:table-cell>
          <table:table-cell office:value-type="float" office:value="91.81" calcext:value-type="float">
            <text:p>91.81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52]=[test_results.N$2]; [test_results.$E52]; &quot;&quot;)">
            <text:p/>
          </table:table-cell>
          <table:table-cell table:formula="of:=IF([test_results.$A52]=[test_results.O$2]; [test_results.$E52]; &quot;&quot;)" office:value-type="float" office:value="10.893" calcext:value-type="float">
            <text:p>10.893</text:p>
          </table:table-cell>
          <table:table-cell table:formula="of:=IF([test_results.$A52]=[test_results.P$2]; [test_results.$E52]; &quot;&quot;)">
            <text:p/>
          </table:table-cell>
          <table:table-cell table:formula="of:=IF([test_results.$A52]=[test_results.Q$2]; [test_results.$E52]; &quot;&quot;)">
            <text:p/>
          </table:table-cell>
          <table:table-cell table:formula="of:=IF([test_results.$A52]=[test_results.R$2]; [test_results.$E52]; &quot;&quot;)">
            <text:p/>
          </table:table-cell>
          <table:table-cell table:formula="of:=IF([test_results.$A52]=[test_results.S$2]; [test_results.$E52]; &quot;&quot;)">
            <text:p/>
          </table:table-cell>
          <table:table-cell table:formula="of:=IF([test_results.$A52]=[test_results.T$2]; [test_results.$E52]; &quot;&quot;)">
            <text:p/>
          </table:table-cell>
          <table:table-cell table:formula="of:=IF([test_results.$A52]=[test_results.U$2]; [test_results.$E52]; &quot;&quot;)">
            <text:p/>
          </table:table-cell>
          <table:table-cell table:formula="of:=IF([test_results.$A52]=[test_results.V$2]; [test_results.$E52]; &quot;&quot;)">
            <text:p/>
          </table:table-cell>
          <table:table-cell table:formula="of:=IF([test_results.$A52]=[test_results.W$2]; [test_results.$E52]; &quot;&quot;)">
            <text:p/>
          </table:table-cell>
          <table:table-cell table:formula="of:=IF([test_results.$A52]=[test_results.X$2]; [test_results.$E52]; &quot;&quot;)">
            <text:p/>
          </table:table-cell>
          <table:table-cell table:formula="of:=IF([test_results.$A52]=[test_results.Y$2]; [test_results.$E52]; &quot;&quot;)">
            <text:p/>
          </table:table-cell>
          <table:table-cell table:formula="of:=IF([test_results.$A52]=[test_results.Z$2]; [test_results.$E52]; &quot;&quot;)">
            <text:p/>
          </table:table-cell>
        </table:table-row>
        <table:table-row table:style-name="ro1">
          <table:table-cell office:value-type="string" calcext:value-type="string">
            <text:p>test101.cars_clocked_inactive.zip</text:p>
          </table:table-cell>
          <table:table-cell office:value-type="float" office:value="5" calcext:value-type="float">
            <text:p>5</text:p>
          </table:table-cell>
          <table:table-cell office:value-type="float" office:value="11.224" calcext:value-type="float">
            <text:p>11.224</text:p>
          </table:table-cell>
          <table:table-cell office:value-type="float" office:value="20.489" calcext:value-type="float">
            <text:p>20.489</text:p>
          </table:table-cell>
          <table:table-cell office:value-type="float" office:value="7.889" calcext:value-type="float">
            <text:p>7.889</text:p>
          </table:table-cell>
          <table:table-cell office:value-type="float" office:value="6.373" calcext:value-type="float">
            <text:p>6.373</text:p>
          </table:table-cell>
          <table:table-cell office:value-type="float" office:value="18.773" calcext:value-type="float">
            <text:p>18.773</text:p>
          </table:table-cell>
          <table:table-cell office:value-type="float" office:value="1000" calcext:value-type="float">
            <text:p>1000</text:p>
          </table:table-cell>
          <table:table-cell office:value-type="float" office:value="7888.969" calcext:value-type="float">
            <text:p>7888.969</text:p>
          </table:table-cell>
          <table:table-cell office:value-type="float" office:value="126.76" calcext:value-type="float">
            <text:p>126.76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53]=[test_results.N$2]; [test_results.$E53]; &quot;&quot;)">
            <text:p/>
          </table:table-cell>
          <table:table-cell table:formula="of:=IF([test_results.$A53]=[test_results.O$2]; [test_results.$E53]; &quot;&quot;)">
            <text:p/>
          </table:table-cell>
          <table:table-cell table:formula="of:=IF([test_results.$A53]=[test_results.P$2]; [test_results.$E53]; &quot;&quot;)" office:value-type="float" office:value="7.889" calcext:value-type="float">
            <text:p>7.889</text:p>
          </table:table-cell>
          <table:table-cell table:formula="of:=IF([test_results.$A53]=[test_results.Q$2]; [test_results.$E53]; &quot;&quot;)">
            <text:p/>
          </table:table-cell>
          <table:table-cell table:formula="of:=IF([test_results.$A53]=[test_results.R$2]; [test_results.$E53]; &quot;&quot;)">
            <text:p/>
          </table:table-cell>
          <table:table-cell table:formula="of:=IF([test_results.$A53]=[test_results.S$2]; [test_results.$E53]; &quot;&quot;)">
            <text:p/>
          </table:table-cell>
          <table:table-cell table:formula="of:=IF([test_results.$A53]=[test_results.T$2]; [test_results.$E53]; &quot;&quot;)">
            <text:p/>
          </table:table-cell>
          <table:table-cell table:formula="of:=IF([test_results.$A53]=[test_results.U$2]; [test_results.$E53]; &quot;&quot;)">
            <text:p/>
          </table:table-cell>
          <table:table-cell table:formula="of:=IF([test_results.$A53]=[test_results.V$2]; [test_results.$E53]; &quot;&quot;)">
            <text:p/>
          </table:table-cell>
          <table:table-cell table:formula="of:=IF([test_results.$A53]=[test_results.W$2]; [test_results.$E53]; &quot;&quot;)">
            <text:p/>
          </table:table-cell>
          <table:table-cell table:formula="of:=IF([test_results.$A53]=[test_results.X$2]; [test_results.$E53]; &quot;&quot;)">
            <text:p/>
          </table:table-cell>
          <table:table-cell table:formula="of:=IF([test_results.$A53]=[test_results.Y$2]; [test_results.$E53]; &quot;&quot;)">
            <text:p/>
          </table:table-cell>
          <table:table-cell table:formula="of:=IF([test_results.$A53]=[test_results.Z$2]; [test_results.$E53]; &quot;&quot;)">
            <text:p/>
          </table:table-cell>
        </table:table-row>
        <table:table-row table:style-name="ro1">
          <table:table-cell office:value-type="string" calcext:value-type="string">
            <text:p>test101.cars_inactive.zip</text:p>
          </table:table-cell>
          <table:table-cell office:value-type="float" office:value="5" calcext:value-type="float">
            <text:p>5</text:p>
          </table:table-cell>
          <table:table-cell office:value-type="float" office:value="11.261" calcext:value-type="float">
            <text:p>11.261</text:p>
          </table:table-cell>
          <table:table-cell office:value-type="float" office:value="24.09" calcext:value-type="float">
            <text:p>24.09</text:p>
          </table:table-cell>
          <table:table-cell office:value-type="float" office:value="11.38" calcext:value-type="float">
            <text:p>11.38</text:p>
          </table:table-cell>
          <table:table-cell office:value-type="float" office:value="9.4" calcext:value-type="float">
            <text:p>9.4</text:p>
          </table:table-cell>
          <table:table-cell office:value-type="float" office:value="18.443" calcext:value-type="float">
            <text:p>18.443</text:p>
          </table:table-cell>
          <table:table-cell office:value-type="float" office:value="1000" calcext:value-type="float">
            <text:p>1000</text:p>
          </table:table-cell>
          <table:table-cell office:value-type="float" office:value="11379.665" calcext:value-type="float">
            <text:p>11379.665</text:p>
          </table:table-cell>
          <table:table-cell office:value-type="float" office:value="87.88" calcext:value-type="float">
            <text:p>87.88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54]=[test_results.N$2]; [test_results.$E54]; &quot;&quot;)">
            <text:p/>
          </table:table-cell>
          <table:table-cell table:formula="of:=IF([test_results.$A54]=[test_results.O$2]; [test_results.$E54]; &quot;&quot;)">
            <text:p/>
          </table:table-cell>
          <table:table-cell table:formula="of:=IF([test_results.$A54]=[test_results.P$2]; [test_results.$E54]; &quot;&quot;)">
            <text:p/>
          </table:table-cell>
          <table:table-cell table:formula="of:=IF([test_results.$A54]=[test_results.Q$2]; [test_results.$E54]; &quot;&quot;)" office:value-type="float" office:value="11.38" calcext:value-type="float">
            <text:p>11.38</text:p>
          </table:table-cell>
          <table:table-cell table:formula="of:=IF([test_results.$A54]=[test_results.R$2]; [test_results.$E54]; &quot;&quot;)">
            <text:p/>
          </table:table-cell>
          <table:table-cell table:formula="of:=IF([test_results.$A54]=[test_results.S$2]; [test_results.$E54]; &quot;&quot;)">
            <text:p/>
          </table:table-cell>
          <table:table-cell table:formula="of:=IF([test_results.$A54]=[test_results.T$2]; [test_results.$E54]; &quot;&quot;)">
            <text:p/>
          </table:table-cell>
          <table:table-cell table:formula="of:=IF([test_results.$A54]=[test_results.U$2]; [test_results.$E54]; &quot;&quot;)">
            <text:p/>
          </table:table-cell>
          <table:table-cell table:formula="of:=IF([test_results.$A54]=[test_results.V$2]; [test_results.$E54]; &quot;&quot;)">
            <text:p/>
          </table:table-cell>
          <table:table-cell table:formula="of:=IF([test_results.$A54]=[test_results.W$2]; [test_results.$E54]; &quot;&quot;)">
            <text:p/>
          </table:table-cell>
          <table:table-cell table:formula="of:=IF([test_results.$A54]=[test_results.X$2]; [test_results.$E54]; &quot;&quot;)">
            <text:p/>
          </table:table-cell>
          <table:table-cell table:formula="of:=IF([test_results.$A54]=[test_results.Y$2]; [test_results.$E54]; &quot;&quot;)">
            <text:p/>
          </table:table-cell>
          <table:table-cell table:formula="of:=IF([test_results.$A54]=[test_results.Z$2]; [test_results.$E54]; &quot;&quot;)">
            <text:p/>
          </table:table-cell>
        </table:table-row>
        <table:table-row table:style-name="ro1">
          <table:table-cell office:value-type="string" calcext:value-type="string">
            <text:p>test101.cars_north_clocked.zip</text:p>
          </table:table-cell>
          <table:table-cell office:value-type="float" office:value="5" calcext:value-type="float">
            <text:p>5</text:p>
          </table:table-cell>
          <table:table-cell office:value-type="float" office:value="11.223" calcext:value-type="float">
            <text:p>11.223</text:p>
          </table:table-cell>
          <table:table-cell office:value-type="float" office:value="23.744" calcext:value-type="float">
            <text:p>23.744</text:p>
          </table:table-cell>
          <table:table-cell office:value-type="float" office:value="11.124" calcext:value-type="float">
            <text:p>11.124</text:p>
          </table:table-cell>
          <table:table-cell office:value-type="float" office:value="9.432" calcext:value-type="float">
            <text:p>9.432</text:p>
          </table:table-cell>
          <table:table-cell office:value-type="float" office:value="26.228" calcext:value-type="float">
            <text:p>26.228</text:p>
          </table:table-cell>
          <table:table-cell office:value-type="float" office:value="1000" calcext:value-type="float">
            <text:p>1000</text:p>
          </table:table-cell>
          <table:table-cell office:value-type="float" office:value="11123.717" calcext:value-type="float">
            <text:p>11123.717</text:p>
          </table:table-cell>
          <table:table-cell office:value-type="float" office:value="89.9" calcext:value-type="float">
            <text:p>89.9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55]=[test_results.N$2]; [test_results.$E55]; &quot;&quot;)">
            <text:p/>
          </table:table-cell>
          <table:table-cell table:formula="of:=IF([test_results.$A55]=[test_results.O$2]; [test_results.$E55]; &quot;&quot;)">
            <text:p/>
          </table:table-cell>
          <table:table-cell table:formula="of:=IF([test_results.$A55]=[test_results.P$2]; [test_results.$E55]; &quot;&quot;)">
            <text:p/>
          </table:table-cell>
          <table:table-cell table:formula="of:=IF([test_results.$A55]=[test_results.Q$2]; [test_results.$E55]; &quot;&quot;)">
            <text:p/>
          </table:table-cell>
          <table:table-cell table:formula="of:=IF([test_results.$A55]=[test_results.R$2]; [test_results.$E55]; &quot;&quot;)" office:value-type="float" office:value="11.124" calcext:value-type="float">
            <text:p>11.124</text:p>
          </table:table-cell>
          <table:table-cell table:formula="of:=IF([test_results.$A55]=[test_results.S$2]; [test_results.$E55]; &quot;&quot;)">
            <text:p/>
          </table:table-cell>
          <table:table-cell table:formula="of:=IF([test_results.$A55]=[test_results.T$2]; [test_results.$E55]; &quot;&quot;)">
            <text:p/>
          </table:table-cell>
          <table:table-cell table:formula="of:=IF([test_results.$A55]=[test_results.U$2]; [test_results.$E55]; &quot;&quot;)">
            <text:p/>
          </table:table-cell>
          <table:table-cell table:formula="of:=IF([test_results.$A55]=[test_results.V$2]; [test_results.$E55]; &quot;&quot;)">
            <text:p/>
          </table:table-cell>
          <table:table-cell table:formula="of:=IF([test_results.$A55]=[test_results.W$2]; [test_results.$E55]; &quot;&quot;)">
            <text:p/>
          </table:table-cell>
          <table:table-cell table:formula="of:=IF([test_results.$A55]=[test_results.X$2]; [test_results.$E55]; &quot;&quot;)">
            <text:p/>
          </table:table-cell>
          <table:table-cell table:formula="of:=IF([test_results.$A55]=[test_results.Y$2]; [test_results.$E55]; &quot;&quot;)">
            <text:p/>
          </table:table-cell>
          <table:table-cell table:formula="of:=IF([test_results.$A55]=[test_results.Z$2]; [test_results.$E55]; &quot;&quot;)">
            <text:p/>
          </table:table-cell>
        </table:table-row>
        <table:table-row table:style-name="ro1">
          <table:table-cell office:value-type="string" calcext:value-type="string">
            <text:p>test101.cars_north_clocked_inactive.zip</text:p>
          </table:table-cell>
          <table:table-cell office:value-type="float" office:value="5" calcext:value-type="float">
            <text:p>5</text:p>
          </table:table-cell>
          <table:table-cell office:value-type="float" office:value="11.093" calcext:value-type="float">
            <text:p>11.093</text:p>
          </table:table-cell>
          <table:table-cell office:value-type="float" office:value="20.117" calcext:value-type="float">
            <text:p>20.117</text:p>
          </table:table-cell>
          <table:table-cell office:value-type="float" office:value="7.62" calcext:value-type="float">
            <text:p>7.62</text:p>
          </table:table-cell>
          <table:table-cell office:value-type="float" office:value="6.35" calcext:value-type="float">
            <text:p>6.35</text:p>
          </table:table-cell>
          <table:table-cell office:value-type="float" office:value="17.636" calcext:value-type="float">
            <text:p>17.636</text:p>
          </table:table-cell>
          <table:table-cell office:value-type="float" office:value="1000" calcext:value-type="float">
            <text:p>1000</text:p>
          </table:table-cell>
          <table:table-cell office:value-type="float" office:value="7619.905" calcext:value-type="float">
            <text:p>7619.905</text:p>
          </table:table-cell>
          <table:table-cell office:value-type="float" office:value="131.24" calcext:value-type="float">
            <text:p>131.24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56]=[test_results.N$2]; [test_results.$E56]; &quot;&quot;)">
            <text:p/>
          </table:table-cell>
          <table:table-cell table:formula="of:=IF([test_results.$A56]=[test_results.O$2]; [test_results.$E56]; &quot;&quot;)">
            <text:p/>
          </table:table-cell>
          <table:table-cell table:formula="of:=IF([test_results.$A56]=[test_results.P$2]; [test_results.$E56]; &quot;&quot;)">
            <text:p/>
          </table:table-cell>
          <table:table-cell table:formula="of:=IF([test_results.$A56]=[test_results.Q$2]; [test_results.$E56]; &quot;&quot;)">
            <text:p/>
          </table:table-cell>
          <table:table-cell table:formula="of:=IF([test_results.$A56]=[test_results.R$2]; [test_results.$E56]; &quot;&quot;)">
            <text:p/>
          </table:table-cell>
          <table:table-cell table:formula="of:=IF([test_results.$A56]=[test_results.S$2]; [test_results.$E56]; &quot;&quot;)" office:value-type="float" office:value="7.62" calcext:value-type="float">
            <text:p>7.62</text:p>
          </table:table-cell>
          <table:table-cell table:formula="of:=IF([test_results.$A56]=[test_results.T$2]; [test_results.$E56]; &quot;&quot;)">
            <text:p/>
          </table:table-cell>
          <table:table-cell table:formula="of:=IF([test_results.$A56]=[test_results.U$2]; [test_results.$E56]; &quot;&quot;)">
            <text:p/>
          </table:table-cell>
          <table:table-cell table:formula="of:=IF([test_results.$A56]=[test_results.V$2]; [test_results.$E56]; &quot;&quot;)">
            <text:p/>
          </table:table-cell>
          <table:table-cell table:formula="of:=IF([test_results.$A56]=[test_results.W$2]; [test_results.$E56]; &quot;&quot;)">
            <text:p/>
          </table:table-cell>
          <table:table-cell table:formula="of:=IF([test_results.$A56]=[test_results.X$2]; [test_results.$E56]; &quot;&quot;)">
            <text:p/>
          </table:table-cell>
          <table:table-cell table:formula="of:=IF([test_results.$A56]=[test_results.Y$2]; [test_results.$E56]; &quot;&quot;)">
            <text:p/>
          </table:table-cell>
          <table:table-cell table:formula="of:=IF([test_results.$A56]=[test_results.Z$2]; [test_results.$E56]; &quot;&quot;)">
            <text:p/>
          </table:table-cell>
        </table:table-row>
        <table:table-row table:style-name="ro1">
          <table:table-cell office:value-type="string" calcext:value-type="string">
            <text:p>test101.chests.zip</text:p>
          </table:table-cell>
          <table:table-cell office:value-type="float" office:value="5" calcext:value-type="float">
            <text:p>5</text:p>
          </table:table-cell>
          <table:table-cell office:value-type="float" office:value="11.164" calcext:value-type="float">
            <text:p>11.164</text:p>
          </table:table-cell>
          <table:table-cell office:value-type="float" office:value="25.211" calcext:value-type="float">
            <text:p>25.211</text:p>
          </table:table-cell>
          <table:table-cell office:value-type="float" office:value="12.502" calcext:value-type="float">
            <text:p>12.502</text:p>
          </table:table-cell>
          <table:table-cell office:value-type="float" office:value="10.472" calcext:value-type="float">
            <text:p>10.472</text:p>
          </table:table-cell>
          <table:table-cell office:value-type="float" office:value="25.461" calcext:value-type="float">
            <text:p>25.461</text:p>
          </table:table-cell>
          <table:table-cell office:value-type="float" office:value="1000" calcext:value-type="float">
            <text:p>1000</text:p>
          </table:table-cell>
          <table:table-cell office:value-type="float" office:value="12501.748" calcext:value-type="float">
            <text:p>12501.748</text:p>
          </table:table-cell>
          <table:table-cell office:value-type="float" office:value="79.99" calcext:value-type="float">
            <text:p>79.99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57]=[test_results.N$2]; [test_results.$E57]; &quot;&quot;)">
            <text:p/>
          </table:table-cell>
          <table:table-cell table:formula="of:=IF([test_results.$A57]=[test_results.O$2]; [test_results.$E57]; &quot;&quot;)">
            <text:p/>
          </table:table-cell>
          <table:table-cell table:formula="of:=IF([test_results.$A57]=[test_results.P$2]; [test_results.$E57]; &quot;&quot;)">
            <text:p/>
          </table:table-cell>
          <table:table-cell table:formula="of:=IF([test_results.$A57]=[test_results.Q$2]; [test_results.$E57]; &quot;&quot;)">
            <text:p/>
          </table:table-cell>
          <table:table-cell table:formula="of:=IF([test_results.$A57]=[test_results.R$2]; [test_results.$E57]; &quot;&quot;)">
            <text:p/>
          </table:table-cell>
          <table:table-cell table:formula="of:=IF([test_results.$A57]=[test_results.S$2]; [test_results.$E57]; &quot;&quot;)">
            <text:p/>
          </table:table-cell>
          <table:table-cell table:formula="of:=IF([test_results.$A57]=[test_results.T$2]; [test_results.$E57]; &quot;&quot;)" office:value-type="float" office:value="12.502" calcext:value-type="float">
            <text:p>12.502</text:p>
          </table:table-cell>
          <table:table-cell table:formula="of:=IF([test_results.$A57]=[test_results.U$2]; [test_results.$E57]; &quot;&quot;)">
            <text:p/>
          </table:table-cell>
          <table:table-cell table:formula="of:=IF([test_results.$A57]=[test_results.V$2]; [test_results.$E57]; &quot;&quot;)">
            <text:p/>
          </table:table-cell>
          <table:table-cell table:formula="of:=IF([test_results.$A57]=[test_results.W$2]; [test_results.$E57]; &quot;&quot;)">
            <text:p/>
          </table:table-cell>
          <table:table-cell table:formula="of:=IF([test_results.$A57]=[test_results.X$2]; [test_results.$E57]; &quot;&quot;)">
            <text:p/>
          </table:table-cell>
          <table:table-cell table:formula="of:=IF([test_results.$A57]=[test_results.Y$2]; [test_results.$E57]; &quot;&quot;)">
            <text:p/>
          </table:table-cell>
          <table:table-cell table:formula="of:=IF([test_results.$A57]=[test_results.Z$2]; [test_results.$E57]; &quot;&quot;)">
            <text:p/>
          </table:table-cell>
        </table:table-row>
        <table:table-row table:style-name="ro1">
          <table:table-cell office:value-type="string" calcext:value-type="string">
            <text:p>test101.chests_clocked.zip</text:p>
          </table:table-cell>
          <table:table-cell office:value-type="float" office:value="5" calcext:value-type="float">
            <text:p>5</text:p>
          </table:table-cell>
          <table:table-cell office:value-type="float" office:value="11.239" calcext:value-type="float">
            <text:p>11.239</text:p>
          </table:table-cell>
          <table:table-cell office:value-type="float" office:value="20.72" calcext:value-type="float">
            <text:p>20.72</text:p>
          </table:table-cell>
          <table:table-cell office:value-type="float" office:value="8.1" calcext:value-type="float">
            <text:p>8.1</text:p>
          </table:table-cell>
          <table:table-cell office:value-type="float" office:value="6.423" calcext:value-type="float">
            <text:p>6.423</text:p>
          </table:table-cell>
          <table:table-cell office:value-type="float" office:value="15.211" calcext:value-type="float">
            <text:p>15.211</text:p>
          </table:table-cell>
          <table:table-cell office:value-type="float" office:value="1000" calcext:value-type="float">
            <text:p>1000</text:p>
          </table:table-cell>
          <table:table-cell office:value-type="float" office:value="8100.138" calcext:value-type="float">
            <text:p>8100.138</text:p>
          </table:table-cell>
          <table:table-cell office:value-type="float" office:value="123.45" calcext:value-type="float">
            <text:p>123.45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58]=[test_results.N$2]; [test_results.$E58]; &quot;&quot;)">
            <text:p/>
          </table:table-cell>
          <table:table-cell table:formula="of:=IF([test_results.$A58]=[test_results.O$2]; [test_results.$E58]; &quot;&quot;)">
            <text:p/>
          </table:table-cell>
          <table:table-cell table:formula="of:=IF([test_results.$A58]=[test_results.P$2]; [test_results.$E58]; &quot;&quot;)">
            <text:p/>
          </table:table-cell>
          <table:table-cell table:formula="of:=IF([test_results.$A58]=[test_results.Q$2]; [test_results.$E58]; &quot;&quot;)">
            <text:p/>
          </table:table-cell>
          <table:table-cell table:formula="of:=IF([test_results.$A58]=[test_results.R$2]; [test_results.$E58]; &quot;&quot;)">
            <text:p/>
          </table:table-cell>
          <table:table-cell table:formula="of:=IF([test_results.$A58]=[test_results.S$2]; [test_results.$E58]; &quot;&quot;)">
            <text:p/>
          </table:table-cell>
          <table:table-cell table:formula="of:=IF([test_results.$A58]=[test_results.T$2]; [test_results.$E58]; &quot;&quot;)">
            <text:p/>
          </table:table-cell>
          <table:table-cell table:formula="of:=IF([test_results.$A58]=[test_results.U$2]; [test_results.$E58]; &quot;&quot;)" office:value-type="float" office:value="8.1" calcext:value-type="float">
            <text:p>8.1</text:p>
          </table:table-cell>
          <table:table-cell table:formula="of:=IF([test_results.$A58]=[test_results.V$2]; [test_results.$E58]; &quot;&quot;)">
            <text:p/>
          </table:table-cell>
          <table:table-cell table:formula="of:=IF([test_results.$A58]=[test_results.W$2]; [test_results.$E58]; &quot;&quot;)">
            <text:p/>
          </table:table-cell>
          <table:table-cell table:formula="of:=IF([test_results.$A58]=[test_results.X$2]; [test_results.$E58]; &quot;&quot;)">
            <text:p/>
          </table:table-cell>
          <table:table-cell table:formula="of:=IF([test_results.$A58]=[test_results.Y$2]; [test_results.$E58]; &quot;&quot;)">
            <text:p/>
          </table:table-cell>
          <table:table-cell table:formula="of:=IF([test_results.$A58]=[test_results.Z$2]; [test_results.$E58]; &quot;&quot;)">
            <text:p/>
          </table:table-cell>
        </table:table-row>
        <table:table-row table:style-name="ro1">
          <table:table-cell office:value-type="string" calcext:value-type="string">
            <text:p>test101.one_car.zip</text:p>
          </table:table-cell>
          <table:table-cell office:value-type="float" office:value="5" calcext:value-type="float">
            <text:p>5</text:p>
          </table:table-cell>
          <table:table-cell office:value-type="float" office:value="11.271" calcext:value-type="float">
            <text:p>11.271</text:p>
          </table:table-cell>
          <table:table-cell office:value-type="float" office:value="22.067" calcext:value-type="float">
            <text:p>22.067</text:p>
          </table:table-cell>
          <table:table-cell office:value-type="float" office:value="9.481" calcext:value-type="float">
            <text:p>9.481</text:p>
          </table:table-cell>
          <table:table-cell office:value-type="float" office:value="7.93" calcext:value-type="float">
            <text:p>7.93</text:p>
          </table:table-cell>
          <table:table-cell office:value-type="float" office:value="28.704" calcext:value-type="float">
            <text:p>28.704</text:p>
          </table:table-cell>
          <table:table-cell office:value-type="float" office:value="1000" calcext:value-type="float">
            <text:p>1000</text:p>
          </table:table-cell>
          <table:table-cell office:value-type="float" office:value="9481.204" calcext:value-type="float">
            <text:p>9481.204</text:p>
          </table:table-cell>
          <table:table-cell office:value-type="float" office:value="105.47" calcext:value-type="float">
            <text:p>105.47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59]=[test_results.N$2]; [test_results.$E59]; &quot;&quot;)">
            <text:p/>
          </table:table-cell>
          <table:table-cell table:formula="of:=IF([test_results.$A59]=[test_results.O$2]; [test_results.$E59]; &quot;&quot;)">
            <text:p/>
          </table:table-cell>
          <table:table-cell table:formula="of:=IF([test_results.$A59]=[test_results.P$2]; [test_results.$E59]; &quot;&quot;)">
            <text:p/>
          </table:table-cell>
          <table:table-cell table:formula="of:=IF([test_results.$A59]=[test_results.Q$2]; [test_results.$E59]; &quot;&quot;)">
            <text:p/>
          </table:table-cell>
          <table:table-cell table:formula="of:=IF([test_results.$A59]=[test_results.R$2]; [test_results.$E59]; &quot;&quot;)">
            <text:p/>
          </table:table-cell>
          <table:table-cell table:formula="of:=IF([test_results.$A59]=[test_results.S$2]; [test_results.$E59]; &quot;&quot;)">
            <text:p/>
          </table:table-cell>
          <table:table-cell table:formula="of:=IF([test_results.$A59]=[test_results.T$2]; [test_results.$E59]; &quot;&quot;)">
            <text:p/>
          </table:table-cell>
          <table:table-cell table:formula="of:=IF([test_results.$A59]=[test_results.U$2]; [test_results.$E59]; &quot;&quot;)">
            <text:p/>
          </table:table-cell>
          <table:table-cell table:formula="of:=IF([test_results.$A59]=[test_results.V$2]; [test_results.$E59]; &quot;&quot;)" office:value-type="float" office:value="9.481" calcext:value-type="float">
            <text:p>9.481</text:p>
          </table:table-cell>
          <table:table-cell table:formula="of:=IF([test_results.$A59]=[test_results.W$2]; [test_results.$E59]; &quot;&quot;)">
            <text:p/>
          </table:table-cell>
          <table:table-cell table:formula="of:=IF([test_results.$A59]=[test_results.X$2]; [test_results.$E59]; &quot;&quot;)">
            <text:p/>
          </table:table-cell>
          <table:table-cell table:formula="of:=IF([test_results.$A59]=[test_results.Y$2]; [test_results.$E59]; &quot;&quot;)">
            <text:p/>
          </table:table-cell>
          <table:table-cell table:formula="of:=IF([test_results.$A59]=[test_results.Z$2]; [test_results.$E59]; &quot;&quot;)">
            <text:p/>
          </table:table-cell>
        </table:table-row>
        <table:table-row table:style-name="ro1">
          <table:table-cell office:value-type="string" calcext:value-type="string">
            <text:p>test101.one_car_inactive.zip</text:p>
          </table:table-cell>
          <table:table-cell office:value-type="float" office:value="5" calcext:value-type="float">
            <text:p>5</text:p>
          </table:table-cell>
          <table:table-cell office:value-type="float" office:value="11.082" calcext:value-type="float">
            <text:p>11.082</text:p>
          </table:table-cell>
          <table:table-cell office:value-type="float" office:value="20.238" calcext:value-type="float">
            <text:p>20.238</text:p>
          </table:table-cell>
          <table:table-cell office:value-type="float" office:value="7.841" calcext:value-type="float">
            <text:p>7.841</text:p>
          </table:table-cell>
          <table:table-cell office:value-type="float" office:value="6.378" calcext:value-type="float">
            <text:p>6.378</text:p>
          </table:table-cell>
          <table:table-cell office:value-type="float" office:value="27.339" calcext:value-type="float">
            <text:p>27.339</text:p>
          </table:table-cell>
          <table:table-cell office:value-type="float" office:value="1000" calcext:value-type="float">
            <text:p>1000</text:p>
          </table:table-cell>
          <table:table-cell office:value-type="float" office:value="7840.896" calcext:value-type="float">
            <text:p>7840.896</text:p>
          </table:table-cell>
          <table:table-cell office:value-type="float" office:value="127.54" calcext:value-type="float">
            <text:p>127.54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60]=[test_results.N$2]; [test_results.$E60]; &quot;&quot;)">
            <text:p/>
          </table:table-cell>
          <table:table-cell table:formula="of:=IF([test_results.$A60]=[test_results.O$2]; [test_results.$E60]; &quot;&quot;)">
            <text:p/>
          </table:table-cell>
          <table:table-cell table:formula="of:=IF([test_results.$A60]=[test_results.P$2]; [test_results.$E60]; &quot;&quot;)">
            <text:p/>
          </table:table-cell>
          <table:table-cell table:formula="of:=IF([test_results.$A60]=[test_results.Q$2]; [test_results.$E60]; &quot;&quot;)">
            <text:p/>
          </table:table-cell>
          <table:table-cell table:formula="of:=IF([test_results.$A60]=[test_results.R$2]; [test_results.$E60]; &quot;&quot;)">
            <text:p/>
          </table:table-cell>
          <table:table-cell table:formula="of:=IF([test_results.$A60]=[test_results.S$2]; [test_results.$E60]; &quot;&quot;)">
            <text:p/>
          </table:table-cell>
          <table:table-cell table:formula="of:=IF([test_results.$A60]=[test_results.T$2]; [test_results.$E60]; &quot;&quot;)">
            <text:p/>
          </table:table-cell>
          <table:table-cell table:formula="of:=IF([test_results.$A60]=[test_results.U$2]; [test_results.$E60]; &quot;&quot;)">
            <text:p/>
          </table:table-cell>
          <table:table-cell table:formula="of:=IF([test_results.$A60]=[test_results.V$2]; [test_results.$E60]; &quot;&quot;)">
            <text:p/>
          </table:table-cell>
          <table:table-cell table:formula="of:=IF([test_results.$A60]=[test_results.W$2]; [test_results.$E60]; &quot;&quot;)" office:value-type="float" office:value="7.841" calcext:value-type="float">
            <text:p>7.841</text:p>
          </table:table-cell>
          <table:table-cell table:formula="of:=IF([test_results.$A60]=[test_results.X$2]; [test_results.$E60]; &quot;&quot;)">
            <text:p/>
          </table:table-cell>
          <table:table-cell table:formula="of:=IF([test_results.$A60]=[test_results.Y$2]; [test_results.$E60]; &quot;&quot;)">
            <text:p/>
          </table:table-cell>
          <table:table-cell table:formula="of:=IF([test_results.$A60]=[test_results.Z$2]; [test_results.$E60]; &quot;&quot;)">
            <text:p/>
          </table:table-cell>
        </table:table-row>
        <table:table-row table:style-name="ro1">
          <table:table-cell office:value-type="string" calcext:value-type="string">
            <text:p>test101.one_car_north.zip</text:p>
          </table:table-cell>
          <table:table-cell office:value-type="float" office:value="5" calcext:value-type="float">
            <text:p>5</text:p>
          </table:table-cell>
          <table:table-cell office:value-type="float" office:value="11.071" calcext:value-type="float">
            <text:p>11.071</text:p>
          </table:table-cell>
          <table:table-cell office:value-type="float" office:value="21.949" calcext:value-type="float">
            <text:p>21.949</text:p>
          </table:table-cell>
          <table:table-cell office:value-type="float" office:value="9.511" calcext:value-type="float">
            <text:p>9.511</text:p>
          </table:table-cell>
          <table:table-cell office:value-type="float" office:value="8.093" calcext:value-type="float">
            <text:p>8.093</text:p>
          </table:table-cell>
          <table:table-cell office:value-type="float" office:value="27.452" calcext:value-type="float">
            <text:p>27.452</text:p>
          </table:table-cell>
          <table:table-cell office:value-type="float" office:value="1000" calcext:value-type="float">
            <text:p>1000</text:p>
          </table:table-cell>
          <table:table-cell office:value-type="float" office:value="9511.328" calcext:value-type="float">
            <text:p>9511.328</text:p>
          </table:table-cell>
          <table:table-cell office:value-type="float" office:value="105.14" calcext:value-type="float">
            <text:p>105.14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61]=[test_results.N$2]; [test_results.$E61]; &quot;&quot;)">
            <text:p/>
          </table:table-cell>
          <table:table-cell table:formula="of:=IF([test_results.$A61]=[test_results.O$2]; [test_results.$E61]; &quot;&quot;)">
            <text:p/>
          </table:table-cell>
          <table:table-cell table:formula="of:=IF([test_results.$A61]=[test_results.P$2]; [test_results.$E61]; &quot;&quot;)">
            <text:p/>
          </table:table-cell>
          <table:table-cell table:formula="of:=IF([test_results.$A61]=[test_results.Q$2]; [test_results.$E61]; &quot;&quot;)">
            <text:p/>
          </table:table-cell>
          <table:table-cell table:formula="of:=IF([test_results.$A61]=[test_results.R$2]; [test_results.$E61]; &quot;&quot;)">
            <text:p/>
          </table:table-cell>
          <table:table-cell table:formula="of:=IF([test_results.$A61]=[test_results.S$2]; [test_results.$E61]; &quot;&quot;)">
            <text:p/>
          </table:table-cell>
          <table:table-cell table:formula="of:=IF([test_results.$A61]=[test_results.T$2]; [test_results.$E61]; &quot;&quot;)">
            <text:p/>
          </table:table-cell>
          <table:table-cell table:formula="of:=IF([test_results.$A61]=[test_results.U$2]; [test_results.$E61]; &quot;&quot;)">
            <text:p/>
          </table:table-cell>
          <table:table-cell table:formula="of:=IF([test_results.$A61]=[test_results.V$2]; [test_results.$E61]; &quot;&quot;)">
            <text:p/>
          </table:table-cell>
          <table:table-cell table:formula="of:=IF([test_results.$A61]=[test_results.W$2]; [test_results.$E61]; &quot;&quot;)">
            <text:p/>
          </table:table-cell>
          <table:table-cell table:formula="of:=IF([test_results.$A61]=[test_results.X$2]; [test_results.$E61]; &quot;&quot;)" office:value-type="float" office:value="9.511" calcext:value-type="float">
            <text:p>9.511</text:p>
          </table:table-cell>
          <table:table-cell table:formula="of:=IF([test_results.$A61]=[test_results.Y$2]; [test_results.$E61]; &quot;&quot;)">
            <text:p/>
          </table:table-cell>
          <table:table-cell table:formula="of:=IF([test_results.$A61]=[test_results.Z$2]; [test_results.$E61]; &quot;&quot;)">
            <text:p/>
          </table:table-cell>
        </table:table-row>
        <table:table-row table:style-name="ro1">
          <table:table-cell office:value-type="string" calcext:value-type="string">
            <text:p>test101.one_car_north_inactive.zip</text:p>
          </table:table-cell>
          <table:table-cell office:value-type="float" office:value="5" calcext:value-type="float">
            <text:p>5</text:p>
          </table:table-cell>
          <table:table-cell office:value-type="float" office:value="11.15" calcext:value-type="float">
            <text:p>11.15</text:p>
          </table:table-cell>
          <table:table-cell office:value-type="float" office:value="20.294" calcext:value-type="float">
            <text:p>20.294</text:p>
          </table:table-cell>
          <table:table-cell office:value-type="float" office:value="7.811" calcext:value-type="float">
            <text:p>7.811</text:p>
          </table:table-cell>
          <table:table-cell office:value-type="float" office:value="6.372" calcext:value-type="float">
            <text:p>6.372</text:p>
          </table:table-cell>
          <table:table-cell office:value-type="float" office:value="27.375" calcext:value-type="float">
            <text:p>27.375</text:p>
          </table:table-cell>
          <table:table-cell office:value-type="float" office:value="1000" calcext:value-type="float">
            <text:p>1000</text:p>
          </table:table-cell>
          <table:table-cell office:value-type="float" office:value="7810.76" calcext:value-type="float">
            <text:p>7810.76</text:p>
          </table:table-cell>
          <table:table-cell office:value-type="float" office:value="128.03" calcext:value-type="float">
            <text:p>128.03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62]=[test_results.N$2]; [test_results.$E62]; &quot;&quot;)">
            <text:p/>
          </table:table-cell>
          <table:table-cell table:formula="of:=IF([test_results.$A62]=[test_results.O$2]; [test_results.$E62]; &quot;&quot;)">
            <text:p/>
          </table:table-cell>
          <table:table-cell table:formula="of:=IF([test_results.$A62]=[test_results.P$2]; [test_results.$E62]; &quot;&quot;)">
            <text:p/>
          </table:table-cell>
          <table:table-cell table:formula="of:=IF([test_results.$A62]=[test_results.Q$2]; [test_results.$E62]; &quot;&quot;)">
            <text:p/>
          </table:table-cell>
          <table:table-cell table:formula="of:=IF([test_results.$A62]=[test_results.R$2]; [test_results.$E62]; &quot;&quot;)">
            <text:p/>
          </table:table-cell>
          <table:table-cell table:formula="of:=IF([test_results.$A62]=[test_results.S$2]; [test_results.$E62]; &quot;&quot;)">
            <text:p/>
          </table:table-cell>
          <table:table-cell table:formula="of:=IF([test_results.$A62]=[test_results.T$2]; [test_results.$E62]; &quot;&quot;)">
            <text:p/>
          </table:table-cell>
          <table:table-cell table:formula="of:=IF([test_results.$A62]=[test_results.U$2]; [test_results.$E62]; &quot;&quot;)">
            <text:p/>
          </table:table-cell>
          <table:table-cell table:formula="of:=IF([test_results.$A62]=[test_results.V$2]; [test_results.$E62]; &quot;&quot;)">
            <text:p/>
          </table:table-cell>
          <table:table-cell table:formula="of:=IF([test_results.$A62]=[test_results.W$2]; [test_results.$E62]; &quot;&quot;)">
            <text:p/>
          </table:table-cell>
          <table:table-cell table:formula="of:=IF([test_results.$A62]=[test_results.X$2]; [test_results.$E62]; &quot;&quot;)">
            <text:p/>
          </table:table-cell>
          <table:table-cell table:formula="of:=IF([test_results.$A62]=[test_results.Y$2]; [test_results.$E62]; &quot;&quot;)" office:value-type="float" office:value="7.811" calcext:value-type="float">
            <text:p>7.811</text:p>
          </table:table-cell>
          <table:table-cell table:formula="of:=IF([test_results.$A62]=[test_results.Z$2]; [test_results.$E62]; &quot;&quot;)">
            <text:p/>
          </table:table-cell>
        </table:table-row>
        <table:table-row table:style-name="ro1">
          <table:table-cell office:value-type="string" calcext:value-type="string">
            <text:p>test101.cars.zip</text:p>
          </table:table-cell>
          <table:table-cell office:value-type="float" office:value="6" calcext:value-type="float">
            <text:p>6</text:p>
          </table:table-cell>
          <table:table-cell office:value-type="float" office:value="11.226" calcext:value-type="float">
            <text:p>11.226</text:p>
          </table:table-cell>
          <table:table-cell office:value-type="float" office:value="26.665" calcext:value-type="float">
            <text:p>26.665</text:p>
          </table:table-cell>
          <table:table-cell office:value-type="float" office:value="13.994" calcext:value-type="float">
            <text:p>13.994</text:p>
          </table:table-cell>
          <table:table-cell office:value-type="float" office:value="12.221" calcext:value-type="float">
            <text:p>12.221</text:p>
          </table:table-cell>
          <table:table-cell office:value-type="float" office:value="19.187" calcext:value-type="float">
            <text:p>19.187</text:p>
          </table:table-cell>
          <table:table-cell office:value-type="float" office:value="1000" calcext:value-type="float">
            <text:p>1000</text:p>
          </table:table-cell>
          <table:table-cell office:value-type="float" office:value="13993.836" calcext:value-type="float">
            <text:p>13993.836</text:p>
          </table:table-cell>
          <table:table-cell office:value-type="float" office:value="71.46" calcext:value-type="float">
            <text:p>71.46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63]=[test_results.N$2]; [test_results.$E63]; &quot;&quot;)" office:value-type="float" office:value="13.994" calcext:value-type="float">
            <text:p>13.994</text:p>
          </table:table-cell>
          <table:table-cell table:formula="of:=IF([test_results.$A63]=[test_results.O$2]; [test_results.$E63]; &quot;&quot;)">
            <text:p/>
          </table:table-cell>
          <table:table-cell table:formula="of:=IF([test_results.$A63]=[test_results.P$2]; [test_results.$E63]; &quot;&quot;)">
            <text:p/>
          </table:table-cell>
          <table:table-cell table:formula="of:=IF([test_results.$A63]=[test_results.Q$2]; [test_results.$E63]; &quot;&quot;)">
            <text:p/>
          </table:table-cell>
          <table:table-cell table:formula="of:=IF([test_results.$A63]=[test_results.R$2]; [test_results.$E63]; &quot;&quot;)">
            <text:p/>
          </table:table-cell>
          <table:table-cell table:formula="of:=IF([test_results.$A63]=[test_results.S$2]; [test_results.$E63]; &quot;&quot;)">
            <text:p/>
          </table:table-cell>
          <table:table-cell table:formula="of:=IF([test_results.$A63]=[test_results.T$2]; [test_results.$E63]; &quot;&quot;)">
            <text:p/>
          </table:table-cell>
          <table:table-cell table:formula="of:=IF([test_results.$A63]=[test_results.U$2]; [test_results.$E63]; &quot;&quot;)">
            <text:p/>
          </table:table-cell>
          <table:table-cell table:formula="of:=IF([test_results.$A63]=[test_results.V$2]; [test_results.$E63]; &quot;&quot;)">
            <text:p/>
          </table:table-cell>
          <table:table-cell table:formula="of:=IF([test_results.$A63]=[test_results.W$2]; [test_results.$E63]; &quot;&quot;)">
            <text:p/>
          </table:table-cell>
          <table:table-cell table:formula="of:=IF([test_results.$A63]=[test_results.X$2]; [test_results.$E63]; &quot;&quot;)">
            <text:p/>
          </table:table-cell>
          <table:table-cell table:formula="of:=IF([test_results.$A63]=[test_results.Y$2]; [test_results.$E63]; &quot;&quot;)">
            <text:p/>
          </table:table-cell>
          <table:table-cell table:formula="of:=IF([test_results.$A63]=[test_results.Z$2]; [test_results.$E63]; &quot;&quot;)">
            <text:p/>
          </table:table-cell>
        </table:table-row>
        <table:table-row table:style-name="ro1">
          <table:table-cell office:value-type="string" calcext:value-type="string">
            <text:p>test101.cars_clocked.zip</text:p>
          </table:table-cell>
          <table:table-cell office:value-type="float" office:value="6" calcext:value-type="float">
            <text:p>6</text:p>
          </table:table-cell>
          <table:table-cell office:value-type="float" office:value="11.226" calcext:value-type="float">
            <text:p>11.226</text:p>
          </table:table-cell>
          <table:table-cell office:value-type="float" office:value="23.462" calcext:value-type="float">
            <text:p>23.462</text:p>
          </table:table-cell>
          <table:table-cell office:value-type="float" office:value="10.856" calcext:value-type="float">
            <text:p>10.856</text:p>
          </table:table-cell>
          <table:table-cell office:value-type="float" office:value="9.376" calcext:value-type="float">
            <text:p>9.376</text:p>
          </table:table-cell>
          <table:table-cell office:value-type="float" office:value="21.571" calcext:value-type="float">
            <text:p>21.571</text:p>
          </table:table-cell>
          <table:table-cell office:value-type="float" office:value="1000" calcext:value-type="float">
            <text:p>1000</text:p>
          </table:table-cell>
          <table:table-cell office:value-type="float" office:value="10856.206" calcext:value-type="float">
            <text:p>10856.206</text:p>
          </table:table-cell>
          <table:table-cell office:value-type="float" office:value="92.11" calcext:value-type="float">
            <text:p>92.11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64]=[test_results.N$2]; [test_results.$E64]; &quot;&quot;)">
            <text:p/>
          </table:table-cell>
          <table:table-cell table:formula="of:=IF([test_results.$A64]=[test_results.O$2]; [test_results.$E64]; &quot;&quot;)" office:value-type="float" office:value="10.856" calcext:value-type="float">
            <text:p>10.856</text:p>
          </table:table-cell>
          <table:table-cell table:formula="of:=IF([test_results.$A64]=[test_results.P$2]; [test_results.$E64]; &quot;&quot;)">
            <text:p/>
          </table:table-cell>
          <table:table-cell table:formula="of:=IF([test_results.$A64]=[test_results.Q$2]; [test_results.$E64]; &quot;&quot;)">
            <text:p/>
          </table:table-cell>
          <table:table-cell table:formula="of:=IF([test_results.$A64]=[test_results.R$2]; [test_results.$E64]; &quot;&quot;)">
            <text:p/>
          </table:table-cell>
          <table:table-cell table:formula="of:=IF([test_results.$A64]=[test_results.S$2]; [test_results.$E64]; &quot;&quot;)">
            <text:p/>
          </table:table-cell>
          <table:table-cell table:formula="of:=IF([test_results.$A64]=[test_results.T$2]; [test_results.$E64]; &quot;&quot;)">
            <text:p/>
          </table:table-cell>
          <table:table-cell table:formula="of:=IF([test_results.$A64]=[test_results.U$2]; [test_results.$E64]; &quot;&quot;)">
            <text:p/>
          </table:table-cell>
          <table:table-cell table:formula="of:=IF([test_results.$A64]=[test_results.V$2]; [test_results.$E64]; &quot;&quot;)">
            <text:p/>
          </table:table-cell>
          <table:table-cell table:formula="of:=IF([test_results.$A64]=[test_results.W$2]; [test_results.$E64]; &quot;&quot;)">
            <text:p/>
          </table:table-cell>
          <table:table-cell table:formula="of:=IF([test_results.$A64]=[test_results.X$2]; [test_results.$E64]; &quot;&quot;)">
            <text:p/>
          </table:table-cell>
          <table:table-cell table:formula="of:=IF([test_results.$A64]=[test_results.Y$2]; [test_results.$E64]; &quot;&quot;)">
            <text:p/>
          </table:table-cell>
          <table:table-cell table:formula="of:=IF([test_results.$A64]=[test_results.Z$2]; [test_results.$E64]; &quot;&quot;)">
            <text:p/>
          </table:table-cell>
        </table:table-row>
        <table:table-row table:style-name="ro1">
          <table:table-cell office:value-type="string" calcext:value-type="string">
            <text:p>test101.cars_clocked_inactive.zip</text:p>
          </table:table-cell>
          <table:table-cell office:value-type="float" office:value="6" calcext:value-type="float">
            <text:p>6</text:p>
          </table:table-cell>
          <table:table-cell office:value-type="float" office:value="11.206" calcext:value-type="float">
            <text:p>11.206</text:p>
          </table:table-cell>
          <table:table-cell office:value-type="float" office:value="20.374" calcext:value-type="float">
            <text:p>20.374</text:p>
          </table:table-cell>
          <table:table-cell office:value-type="float" office:value="7.799" calcext:value-type="float">
            <text:p>7.799</text:p>
          </table:table-cell>
          <table:table-cell office:value-type="float" office:value="6.35" calcext:value-type="float">
            <text:p>6.35</text:p>
          </table:table-cell>
          <table:table-cell office:value-type="float" office:value="21.057" calcext:value-type="float">
            <text:p>21.057</text:p>
          </table:table-cell>
          <table:table-cell office:value-type="float" office:value="1000" calcext:value-type="float">
            <text:p>1000</text:p>
          </table:table-cell>
          <table:table-cell office:value-type="float" office:value="7799.422" calcext:value-type="float">
            <text:p>7799.422</text:p>
          </table:table-cell>
          <table:table-cell office:value-type="float" office:value="128.21" calcext:value-type="float">
            <text:p>128.21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65]=[test_results.N$2]; [test_results.$E65]; &quot;&quot;)">
            <text:p/>
          </table:table-cell>
          <table:table-cell table:formula="of:=IF([test_results.$A65]=[test_results.O$2]; [test_results.$E65]; &quot;&quot;)">
            <text:p/>
          </table:table-cell>
          <table:table-cell table:formula="of:=IF([test_results.$A65]=[test_results.P$2]; [test_results.$E65]; &quot;&quot;)" office:value-type="float" office:value="7.799" calcext:value-type="float">
            <text:p>7.799</text:p>
          </table:table-cell>
          <table:table-cell table:formula="of:=IF([test_results.$A65]=[test_results.Q$2]; [test_results.$E65]; &quot;&quot;)">
            <text:p/>
          </table:table-cell>
          <table:table-cell table:formula="of:=IF([test_results.$A65]=[test_results.R$2]; [test_results.$E65]; &quot;&quot;)">
            <text:p/>
          </table:table-cell>
          <table:table-cell table:formula="of:=IF([test_results.$A65]=[test_results.S$2]; [test_results.$E65]; &quot;&quot;)">
            <text:p/>
          </table:table-cell>
          <table:table-cell table:formula="of:=IF([test_results.$A65]=[test_results.T$2]; [test_results.$E65]; &quot;&quot;)">
            <text:p/>
          </table:table-cell>
          <table:table-cell table:formula="of:=IF([test_results.$A65]=[test_results.U$2]; [test_results.$E65]; &quot;&quot;)">
            <text:p/>
          </table:table-cell>
          <table:table-cell table:formula="of:=IF([test_results.$A65]=[test_results.V$2]; [test_results.$E65]; &quot;&quot;)">
            <text:p/>
          </table:table-cell>
          <table:table-cell table:formula="of:=IF([test_results.$A65]=[test_results.W$2]; [test_results.$E65]; &quot;&quot;)">
            <text:p/>
          </table:table-cell>
          <table:table-cell table:formula="of:=IF([test_results.$A65]=[test_results.X$2]; [test_results.$E65]; &quot;&quot;)">
            <text:p/>
          </table:table-cell>
          <table:table-cell table:formula="of:=IF([test_results.$A65]=[test_results.Y$2]; [test_results.$E65]; &quot;&quot;)">
            <text:p/>
          </table:table-cell>
          <table:table-cell table:formula="of:=IF([test_results.$A65]=[test_results.Z$2]; [test_results.$E65]; &quot;&quot;)">
            <text:p/>
          </table:table-cell>
        </table:table-row>
        <table:table-row table:style-name="ro1">
          <table:table-cell office:value-type="string" calcext:value-type="string">
            <text:p>test101.cars_inactive.zip</text:p>
          </table:table-cell>
          <table:table-cell office:value-type="float" office:value="6" calcext:value-type="float">
            <text:p>6</text:p>
          </table:table-cell>
          <table:table-cell office:value-type="float" office:value="11.35" calcext:value-type="float">
            <text:p>11.35</text:p>
          </table:table-cell>
          <table:table-cell office:value-type="float" office:value="24.145" calcext:value-type="float">
            <text:p>24.145</text:p>
          </table:table-cell>
          <table:table-cell office:value-type="float" office:value="11.355" calcext:value-type="float">
            <text:p>11.355</text:p>
          </table:table-cell>
          <table:table-cell office:value-type="float" office:value="9.197" calcext:value-type="float">
            <text:p>9.197</text:p>
          </table:table-cell>
          <table:table-cell office:value-type="float" office:value="16.033" calcext:value-type="float">
            <text:p>16.033</text:p>
          </table:table-cell>
          <table:table-cell office:value-type="float" office:value="1000" calcext:value-type="float">
            <text:p>1000</text:p>
          </table:table-cell>
          <table:table-cell office:value-type="float" office:value="11355.447" calcext:value-type="float">
            <text:p>11355.447</text:p>
          </table:table-cell>
          <table:table-cell office:value-type="float" office:value="88.06" calcext:value-type="float">
            <text:p>88.06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66]=[test_results.N$2]; [test_results.$E66]; &quot;&quot;)">
            <text:p/>
          </table:table-cell>
          <table:table-cell table:formula="of:=IF([test_results.$A66]=[test_results.O$2]; [test_results.$E66]; &quot;&quot;)">
            <text:p/>
          </table:table-cell>
          <table:table-cell table:formula="of:=IF([test_results.$A66]=[test_results.P$2]; [test_results.$E66]; &quot;&quot;)">
            <text:p/>
          </table:table-cell>
          <table:table-cell table:formula="of:=IF([test_results.$A66]=[test_results.Q$2]; [test_results.$E66]; &quot;&quot;)" office:value-type="float" office:value="11.355" calcext:value-type="float">
            <text:p>11.355</text:p>
          </table:table-cell>
          <table:table-cell table:formula="of:=IF([test_results.$A66]=[test_results.R$2]; [test_results.$E66]; &quot;&quot;)">
            <text:p/>
          </table:table-cell>
          <table:table-cell table:formula="of:=IF([test_results.$A66]=[test_results.S$2]; [test_results.$E66]; &quot;&quot;)">
            <text:p/>
          </table:table-cell>
          <table:table-cell table:formula="of:=IF([test_results.$A66]=[test_results.T$2]; [test_results.$E66]; &quot;&quot;)">
            <text:p/>
          </table:table-cell>
          <table:table-cell table:formula="of:=IF([test_results.$A66]=[test_results.U$2]; [test_results.$E66]; &quot;&quot;)">
            <text:p/>
          </table:table-cell>
          <table:table-cell table:formula="of:=IF([test_results.$A66]=[test_results.V$2]; [test_results.$E66]; &quot;&quot;)">
            <text:p/>
          </table:table-cell>
          <table:table-cell table:formula="of:=IF([test_results.$A66]=[test_results.W$2]; [test_results.$E66]; &quot;&quot;)">
            <text:p/>
          </table:table-cell>
          <table:table-cell table:formula="of:=IF([test_results.$A66]=[test_results.X$2]; [test_results.$E66]; &quot;&quot;)">
            <text:p/>
          </table:table-cell>
          <table:table-cell table:formula="of:=IF([test_results.$A66]=[test_results.Y$2]; [test_results.$E66]; &quot;&quot;)">
            <text:p/>
          </table:table-cell>
          <table:table-cell table:formula="of:=IF([test_results.$A66]=[test_results.Z$2]; [test_results.$E66]; &quot;&quot;)">
            <text:p/>
          </table:table-cell>
        </table:table-row>
        <table:table-row table:style-name="ro1">
          <table:table-cell office:value-type="string" calcext:value-type="string">
            <text:p>test101.cars_north_clocked.zip</text:p>
          </table:table-cell>
          <table:table-cell office:value-type="float" office:value="6" calcext:value-type="float">
            <text:p>6</text:p>
          </table:table-cell>
          <table:table-cell office:value-type="float" office:value="11.244" calcext:value-type="float">
            <text:p>11.244</text:p>
          </table:table-cell>
          <table:table-cell office:value-type="float" office:value="23.86" calcext:value-type="float">
            <text:p>23.86</text:p>
          </table:table-cell>
          <table:table-cell office:value-type="float" office:value="11.221" calcext:value-type="float">
            <text:p>11.221</text:p>
          </table:table-cell>
          <table:table-cell office:value-type="float" office:value="9.448" calcext:value-type="float">
            <text:p>9.448</text:p>
          </table:table-cell>
          <table:table-cell office:value-type="float" office:value="26.231" calcext:value-type="float">
            <text:p>26.231</text:p>
          </table:table-cell>
          <table:table-cell office:value-type="float" office:value="1000" calcext:value-type="float">
            <text:p>1000</text:p>
          </table:table-cell>
          <table:table-cell office:value-type="float" office:value="11221.007" calcext:value-type="float">
            <text:p>11221.007</text:p>
          </table:table-cell>
          <table:table-cell office:value-type="float" office:value="89.12" calcext:value-type="float">
            <text:p>89.12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67]=[test_results.N$2]; [test_results.$E67]; &quot;&quot;)">
            <text:p/>
          </table:table-cell>
          <table:table-cell table:formula="of:=IF([test_results.$A67]=[test_results.O$2]; [test_results.$E67]; &quot;&quot;)">
            <text:p/>
          </table:table-cell>
          <table:table-cell table:formula="of:=IF([test_results.$A67]=[test_results.P$2]; [test_results.$E67]; &quot;&quot;)">
            <text:p/>
          </table:table-cell>
          <table:table-cell table:formula="of:=IF([test_results.$A67]=[test_results.Q$2]; [test_results.$E67]; &quot;&quot;)">
            <text:p/>
          </table:table-cell>
          <table:table-cell table:formula="of:=IF([test_results.$A67]=[test_results.R$2]; [test_results.$E67]; &quot;&quot;)" office:value-type="float" office:value="11.221" calcext:value-type="float">
            <text:p>11.221</text:p>
          </table:table-cell>
          <table:table-cell table:formula="of:=IF([test_results.$A67]=[test_results.S$2]; [test_results.$E67]; &quot;&quot;)">
            <text:p/>
          </table:table-cell>
          <table:table-cell table:formula="of:=IF([test_results.$A67]=[test_results.T$2]; [test_results.$E67]; &quot;&quot;)">
            <text:p/>
          </table:table-cell>
          <table:table-cell table:formula="of:=IF([test_results.$A67]=[test_results.U$2]; [test_results.$E67]; &quot;&quot;)">
            <text:p/>
          </table:table-cell>
          <table:table-cell table:formula="of:=IF([test_results.$A67]=[test_results.V$2]; [test_results.$E67]; &quot;&quot;)">
            <text:p/>
          </table:table-cell>
          <table:table-cell table:formula="of:=IF([test_results.$A67]=[test_results.W$2]; [test_results.$E67]; &quot;&quot;)">
            <text:p/>
          </table:table-cell>
          <table:table-cell table:formula="of:=IF([test_results.$A67]=[test_results.X$2]; [test_results.$E67]; &quot;&quot;)">
            <text:p/>
          </table:table-cell>
          <table:table-cell table:formula="of:=IF([test_results.$A67]=[test_results.Y$2]; [test_results.$E67]; &quot;&quot;)">
            <text:p/>
          </table:table-cell>
          <table:table-cell table:formula="of:=IF([test_results.$A67]=[test_results.Z$2]; [test_results.$E67]; &quot;&quot;)">
            <text:p/>
          </table:table-cell>
        </table:table-row>
        <table:table-row table:style-name="ro1">
          <table:table-cell office:value-type="string" calcext:value-type="string">
            <text:p>test101.cars_north_clocked_inactive.zip</text:p>
          </table:table-cell>
          <table:table-cell office:value-type="float" office:value="6" calcext:value-type="float">
            <text:p>6</text:p>
          </table:table-cell>
          <table:table-cell office:value-type="float" office:value="11.248" calcext:value-type="float">
            <text:p>11.248</text:p>
          </table:table-cell>
          <table:table-cell office:value-type="float" office:value="20.309" calcext:value-type="float">
            <text:p>20.309</text:p>
          </table:table-cell>
          <table:table-cell office:value-type="float" office:value="7.671" calcext:value-type="float">
            <text:p>7.671</text:p>
          </table:table-cell>
          <table:table-cell office:value-type="float" office:value="6.358" calcext:value-type="float">
            <text:p>6.358</text:p>
          </table:table-cell>
          <table:table-cell office:value-type="float" office:value="21.234" calcext:value-type="float">
            <text:p>21.234</text:p>
          </table:table-cell>
          <table:table-cell office:value-type="float" office:value="1000" calcext:value-type="float">
            <text:p>1000</text:p>
          </table:table-cell>
          <table:table-cell office:value-type="float" office:value="7671.123" calcext:value-type="float">
            <text:p>7671.123</text:p>
          </table:table-cell>
          <table:table-cell office:value-type="float" office:value="130.36" calcext:value-type="float">
            <text:p>130.36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68]=[test_results.N$2]; [test_results.$E68]; &quot;&quot;)">
            <text:p/>
          </table:table-cell>
          <table:table-cell table:formula="of:=IF([test_results.$A68]=[test_results.O$2]; [test_results.$E68]; &quot;&quot;)">
            <text:p/>
          </table:table-cell>
          <table:table-cell table:formula="of:=IF([test_results.$A68]=[test_results.P$2]; [test_results.$E68]; &quot;&quot;)">
            <text:p/>
          </table:table-cell>
          <table:table-cell table:formula="of:=IF([test_results.$A68]=[test_results.Q$2]; [test_results.$E68]; &quot;&quot;)">
            <text:p/>
          </table:table-cell>
          <table:table-cell table:formula="of:=IF([test_results.$A68]=[test_results.R$2]; [test_results.$E68]; &quot;&quot;)">
            <text:p/>
          </table:table-cell>
          <table:table-cell table:formula="of:=IF([test_results.$A68]=[test_results.S$2]; [test_results.$E68]; &quot;&quot;)" office:value-type="float" office:value="7.671" calcext:value-type="float">
            <text:p>7.671</text:p>
          </table:table-cell>
          <table:table-cell table:formula="of:=IF([test_results.$A68]=[test_results.T$2]; [test_results.$E68]; &quot;&quot;)">
            <text:p/>
          </table:table-cell>
          <table:table-cell table:formula="of:=IF([test_results.$A68]=[test_results.U$2]; [test_results.$E68]; &quot;&quot;)">
            <text:p/>
          </table:table-cell>
          <table:table-cell table:formula="of:=IF([test_results.$A68]=[test_results.V$2]; [test_results.$E68]; &quot;&quot;)">
            <text:p/>
          </table:table-cell>
          <table:table-cell table:formula="of:=IF([test_results.$A68]=[test_results.W$2]; [test_results.$E68]; &quot;&quot;)">
            <text:p/>
          </table:table-cell>
          <table:table-cell table:formula="of:=IF([test_results.$A68]=[test_results.X$2]; [test_results.$E68]; &quot;&quot;)">
            <text:p/>
          </table:table-cell>
          <table:table-cell table:formula="of:=IF([test_results.$A68]=[test_results.Y$2]; [test_results.$E68]; &quot;&quot;)">
            <text:p/>
          </table:table-cell>
          <table:table-cell table:formula="of:=IF([test_results.$A68]=[test_results.Z$2]; [test_results.$E68]; &quot;&quot;)">
            <text:p/>
          </table:table-cell>
        </table:table-row>
        <table:table-row table:style-name="ro1">
          <table:table-cell office:value-type="string" calcext:value-type="string">
            <text:p>test101.chests.zip</text:p>
          </table:table-cell>
          <table:table-cell office:value-type="float" office:value="6" calcext:value-type="float">
            <text:p>6</text:p>
          </table:table-cell>
          <table:table-cell office:value-type="float" office:value="11.178" calcext:value-type="float">
            <text:p>11.178</text:p>
          </table:table-cell>
          <table:table-cell office:value-type="float" office:value="25.195" calcext:value-type="float">
            <text:p>25.195</text:p>
          </table:table-cell>
          <table:table-cell office:value-type="float" office:value="12.464" calcext:value-type="float">
            <text:p>12.464</text:p>
          </table:table-cell>
          <table:table-cell office:value-type="float" office:value="10.527" calcext:value-type="float">
            <text:p>10.527</text:p>
          </table:table-cell>
          <table:table-cell office:value-type="float" office:value="23.278" calcext:value-type="float">
            <text:p>23.278</text:p>
          </table:table-cell>
          <table:table-cell office:value-type="float" office:value="1000" calcext:value-type="float">
            <text:p>1000</text:p>
          </table:table-cell>
          <table:table-cell office:value-type="float" office:value="12463.54" calcext:value-type="float">
            <text:p>12463.54</text:p>
          </table:table-cell>
          <table:table-cell office:value-type="float" office:value="80.23" calcext:value-type="float">
            <text:p>80.23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69]=[test_results.N$2]; [test_results.$E69]; &quot;&quot;)">
            <text:p/>
          </table:table-cell>
          <table:table-cell table:formula="of:=IF([test_results.$A69]=[test_results.O$2]; [test_results.$E69]; &quot;&quot;)">
            <text:p/>
          </table:table-cell>
          <table:table-cell table:formula="of:=IF([test_results.$A69]=[test_results.P$2]; [test_results.$E69]; &quot;&quot;)">
            <text:p/>
          </table:table-cell>
          <table:table-cell table:formula="of:=IF([test_results.$A69]=[test_results.Q$2]; [test_results.$E69]; &quot;&quot;)">
            <text:p/>
          </table:table-cell>
          <table:table-cell table:formula="of:=IF([test_results.$A69]=[test_results.R$2]; [test_results.$E69]; &quot;&quot;)">
            <text:p/>
          </table:table-cell>
          <table:table-cell table:formula="of:=IF([test_results.$A69]=[test_results.S$2]; [test_results.$E69]; &quot;&quot;)">
            <text:p/>
          </table:table-cell>
          <table:table-cell table:formula="of:=IF([test_results.$A69]=[test_results.T$2]; [test_results.$E69]; &quot;&quot;)" office:value-type="float" office:value="12.464" calcext:value-type="float">
            <text:p>12.464</text:p>
          </table:table-cell>
          <table:table-cell table:formula="of:=IF([test_results.$A69]=[test_results.U$2]; [test_results.$E69]; &quot;&quot;)">
            <text:p/>
          </table:table-cell>
          <table:table-cell table:formula="of:=IF([test_results.$A69]=[test_results.V$2]; [test_results.$E69]; &quot;&quot;)">
            <text:p/>
          </table:table-cell>
          <table:table-cell table:formula="of:=IF([test_results.$A69]=[test_results.W$2]; [test_results.$E69]; &quot;&quot;)">
            <text:p/>
          </table:table-cell>
          <table:table-cell table:formula="of:=IF([test_results.$A69]=[test_results.X$2]; [test_results.$E69]; &quot;&quot;)">
            <text:p/>
          </table:table-cell>
          <table:table-cell table:formula="of:=IF([test_results.$A69]=[test_results.Y$2]; [test_results.$E69]; &quot;&quot;)">
            <text:p/>
          </table:table-cell>
          <table:table-cell table:formula="of:=IF([test_results.$A69]=[test_results.Z$2]; [test_results.$E69]; &quot;&quot;)">
            <text:p/>
          </table:table-cell>
        </table:table-row>
        <table:table-row table:style-name="ro1">
          <table:table-cell office:value-type="string" calcext:value-type="string">
            <text:p>test101.chests_clocked.zip</text:p>
          </table:table-cell>
          <table:table-cell office:value-type="float" office:value="6" calcext:value-type="float">
            <text:p>6</text:p>
          </table:table-cell>
          <table:table-cell office:value-type="float" office:value="11.356" calcext:value-type="float">
            <text:p>11.356</text:p>
          </table:table-cell>
          <table:table-cell office:value-type="float" office:value="20.887" calcext:value-type="float">
            <text:p>20.887</text:p>
          </table:table-cell>
          <table:table-cell office:value-type="float" office:value="8.107" calcext:value-type="float">
            <text:p>8.107</text:p>
          </table:table-cell>
          <table:table-cell office:value-type="float" office:value="6.417" calcext:value-type="float">
            <text:p>6.417</text:p>
          </table:table-cell>
          <table:table-cell office:value-type="float" office:value="14.912" calcext:value-type="float">
            <text:p>14.912</text:p>
          </table:table-cell>
          <table:table-cell office:value-type="float" office:value="1000" calcext:value-type="float">
            <text:p>1000</text:p>
          </table:table-cell>
          <table:table-cell office:value-type="float" office:value="8107.372" calcext:value-type="float">
            <text:p>8107.372</text:p>
          </table:table-cell>
          <table:table-cell office:value-type="float" office:value="123.34" calcext:value-type="float">
            <text:p>123.34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70]=[test_results.N$2]; [test_results.$E70]; &quot;&quot;)">
            <text:p/>
          </table:table-cell>
          <table:table-cell table:formula="of:=IF([test_results.$A70]=[test_results.O$2]; [test_results.$E70]; &quot;&quot;)">
            <text:p/>
          </table:table-cell>
          <table:table-cell table:formula="of:=IF([test_results.$A70]=[test_results.P$2]; [test_results.$E70]; &quot;&quot;)">
            <text:p/>
          </table:table-cell>
          <table:table-cell table:formula="of:=IF([test_results.$A70]=[test_results.Q$2]; [test_results.$E70]; &quot;&quot;)">
            <text:p/>
          </table:table-cell>
          <table:table-cell table:formula="of:=IF([test_results.$A70]=[test_results.R$2]; [test_results.$E70]; &quot;&quot;)">
            <text:p/>
          </table:table-cell>
          <table:table-cell table:formula="of:=IF([test_results.$A70]=[test_results.S$2]; [test_results.$E70]; &quot;&quot;)">
            <text:p/>
          </table:table-cell>
          <table:table-cell table:formula="of:=IF([test_results.$A70]=[test_results.T$2]; [test_results.$E70]; &quot;&quot;)">
            <text:p/>
          </table:table-cell>
          <table:table-cell table:formula="of:=IF([test_results.$A70]=[test_results.U$2]; [test_results.$E70]; &quot;&quot;)" office:value-type="float" office:value="8.107" calcext:value-type="float">
            <text:p>8.107</text:p>
          </table:table-cell>
          <table:table-cell table:formula="of:=IF([test_results.$A70]=[test_results.V$2]; [test_results.$E70]; &quot;&quot;)">
            <text:p/>
          </table:table-cell>
          <table:table-cell table:formula="of:=IF([test_results.$A70]=[test_results.W$2]; [test_results.$E70]; &quot;&quot;)">
            <text:p/>
          </table:table-cell>
          <table:table-cell table:formula="of:=IF([test_results.$A70]=[test_results.X$2]; [test_results.$E70]; &quot;&quot;)">
            <text:p/>
          </table:table-cell>
          <table:table-cell table:formula="of:=IF([test_results.$A70]=[test_results.Y$2]; [test_results.$E70]; &quot;&quot;)">
            <text:p/>
          </table:table-cell>
          <table:table-cell table:formula="of:=IF([test_results.$A70]=[test_results.Z$2]; [test_results.$E70]; &quot;&quot;)">
            <text:p/>
          </table:table-cell>
        </table:table-row>
        <table:table-row table:style-name="ro1">
          <table:table-cell office:value-type="string" calcext:value-type="string">
            <text:p>test101.one_car.zip</text:p>
          </table:table-cell>
          <table:table-cell office:value-type="float" office:value="6" calcext:value-type="float">
            <text:p>6</text:p>
          </table:table-cell>
          <table:table-cell office:value-type="float" office:value="11.095" calcext:value-type="float">
            <text:p>11.095</text:p>
          </table:table-cell>
          <table:table-cell office:value-type="float" office:value="21.835" calcext:value-type="float">
            <text:p>21.835</text:p>
          </table:table-cell>
          <table:table-cell office:value-type="float" office:value="9.417" calcext:value-type="float">
            <text:p>9.417</text:p>
          </table:table-cell>
          <table:table-cell office:value-type="float" office:value="7.942" calcext:value-type="float">
            <text:p>7.942</text:p>
          </table:table-cell>
          <table:table-cell office:value-type="float" office:value="28.891" calcext:value-type="float">
            <text:p>28.891</text:p>
          </table:table-cell>
          <table:table-cell office:value-type="float" office:value="1000" calcext:value-type="float">
            <text:p>1000</text:p>
          </table:table-cell>
          <table:table-cell office:value-type="float" office:value="9416.963" calcext:value-type="float">
            <text:p>9416.963</text:p>
          </table:table-cell>
          <table:table-cell office:value-type="float" office:value="106.19" calcext:value-type="float">
            <text:p>106.19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71]=[test_results.N$2]; [test_results.$E71]; &quot;&quot;)">
            <text:p/>
          </table:table-cell>
          <table:table-cell table:formula="of:=IF([test_results.$A71]=[test_results.O$2]; [test_results.$E71]; &quot;&quot;)">
            <text:p/>
          </table:table-cell>
          <table:table-cell table:formula="of:=IF([test_results.$A71]=[test_results.P$2]; [test_results.$E71]; &quot;&quot;)">
            <text:p/>
          </table:table-cell>
          <table:table-cell table:formula="of:=IF([test_results.$A71]=[test_results.Q$2]; [test_results.$E71]; &quot;&quot;)">
            <text:p/>
          </table:table-cell>
          <table:table-cell table:formula="of:=IF([test_results.$A71]=[test_results.R$2]; [test_results.$E71]; &quot;&quot;)">
            <text:p/>
          </table:table-cell>
          <table:table-cell table:formula="of:=IF([test_results.$A71]=[test_results.S$2]; [test_results.$E71]; &quot;&quot;)">
            <text:p/>
          </table:table-cell>
          <table:table-cell table:formula="of:=IF([test_results.$A71]=[test_results.T$2]; [test_results.$E71]; &quot;&quot;)">
            <text:p/>
          </table:table-cell>
          <table:table-cell table:formula="of:=IF([test_results.$A71]=[test_results.U$2]; [test_results.$E71]; &quot;&quot;)">
            <text:p/>
          </table:table-cell>
          <table:table-cell table:formula="of:=IF([test_results.$A71]=[test_results.V$2]; [test_results.$E71]; &quot;&quot;)" office:value-type="float" office:value="9.417" calcext:value-type="float">
            <text:p>9.417</text:p>
          </table:table-cell>
          <table:table-cell table:formula="of:=IF([test_results.$A71]=[test_results.W$2]; [test_results.$E71]; &quot;&quot;)">
            <text:p/>
          </table:table-cell>
          <table:table-cell table:formula="of:=IF([test_results.$A71]=[test_results.X$2]; [test_results.$E71]; &quot;&quot;)">
            <text:p/>
          </table:table-cell>
          <table:table-cell table:formula="of:=IF([test_results.$A71]=[test_results.Y$2]; [test_results.$E71]; &quot;&quot;)">
            <text:p/>
          </table:table-cell>
          <table:table-cell table:formula="of:=IF([test_results.$A71]=[test_results.Z$2]; [test_results.$E71]; &quot;&quot;)">
            <text:p/>
          </table:table-cell>
        </table:table-row>
        <table:table-row table:style-name="ro1">
          <table:table-cell office:value-type="string" calcext:value-type="string">
            <text:p>test101.one_car_inactive.zip</text:p>
          </table:table-cell>
          <table:table-cell office:value-type="float" office:value="6" calcext:value-type="float">
            <text:p>6</text:p>
          </table:table-cell>
          <table:table-cell office:value-type="float" office:value="11.189" calcext:value-type="float">
            <text:p>11.189</text:p>
          </table:table-cell>
          <table:table-cell office:value-type="float" office:value="20.341" calcext:value-type="float">
            <text:p>20.341</text:p>
          </table:table-cell>
          <table:table-cell office:value-type="float" office:value="7.839" calcext:value-type="float">
            <text:p>7.839</text:p>
          </table:table-cell>
          <table:table-cell office:value-type="float" office:value="6.36" calcext:value-type="float">
            <text:p>6.36</text:p>
          </table:table-cell>
          <table:table-cell office:value-type="float" office:value="28.339" calcext:value-type="float">
            <text:p>28.339</text:p>
          </table:table-cell>
          <table:table-cell office:value-type="float" office:value="1000" calcext:value-type="float">
            <text:p>1000</text:p>
          </table:table-cell>
          <table:table-cell office:value-type="float" office:value="7838.667" calcext:value-type="float">
            <text:p>7838.667</text:p>
          </table:table-cell>
          <table:table-cell office:value-type="float" office:value="127.57" calcext:value-type="float">
            <text:p>127.57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72]=[test_results.N$2]; [test_results.$E72]; &quot;&quot;)">
            <text:p/>
          </table:table-cell>
          <table:table-cell table:formula="of:=IF([test_results.$A72]=[test_results.O$2]; [test_results.$E72]; &quot;&quot;)">
            <text:p/>
          </table:table-cell>
          <table:table-cell table:formula="of:=IF([test_results.$A72]=[test_results.P$2]; [test_results.$E72]; &quot;&quot;)">
            <text:p/>
          </table:table-cell>
          <table:table-cell table:formula="of:=IF([test_results.$A72]=[test_results.Q$2]; [test_results.$E72]; &quot;&quot;)">
            <text:p/>
          </table:table-cell>
          <table:table-cell table:formula="of:=IF([test_results.$A72]=[test_results.R$2]; [test_results.$E72]; &quot;&quot;)">
            <text:p/>
          </table:table-cell>
          <table:table-cell table:formula="of:=IF([test_results.$A72]=[test_results.S$2]; [test_results.$E72]; &quot;&quot;)">
            <text:p/>
          </table:table-cell>
          <table:table-cell table:formula="of:=IF([test_results.$A72]=[test_results.T$2]; [test_results.$E72]; &quot;&quot;)">
            <text:p/>
          </table:table-cell>
          <table:table-cell table:formula="of:=IF([test_results.$A72]=[test_results.U$2]; [test_results.$E72]; &quot;&quot;)">
            <text:p/>
          </table:table-cell>
          <table:table-cell table:formula="of:=IF([test_results.$A72]=[test_results.V$2]; [test_results.$E72]; &quot;&quot;)">
            <text:p/>
          </table:table-cell>
          <table:table-cell table:formula="of:=IF([test_results.$A72]=[test_results.W$2]; [test_results.$E72]; &quot;&quot;)" office:value-type="float" office:value="7.839" calcext:value-type="float">
            <text:p>7.839</text:p>
          </table:table-cell>
          <table:table-cell table:formula="of:=IF([test_results.$A72]=[test_results.X$2]; [test_results.$E72]; &quot;&quot;)">
            <text:p/>
          </table:table-cell>
          <table:table-cell table:formula="of:=IF([test_results.$A72]=[test_results.Y$2]; [test_results.$E72]; &quot;&quot;)">
            <text:p/>
          </table:table-cell>
          <table:table-cell table:formula="of:=IF([test_results.$A72]=[test_results.Z$2]; [test_results.$E72]; &quot;&quot;)">
            <text:p/>
          </table:table-cell>
        </table:table-row>
        <table:table-row table:style-name="ro1">
          <table:table-cell office:value-type="string" calcext:value-type="string">
            <text:p>test101.one_car_north.zip</text:p>
          </table:table-cell>
          <table:table-cell office:value-type="float" office:value="6" calcext:value-type="float">
            <text:p>6</text:p>
          </table:table-cell>
          <table:table-cell office:value-type="float" office:value="11.408" calcext:value-type="float">
            <text:p>11.408</text:p>
          </table:table-cell>
          <table:table-cell office:value-type="float" office:value="22.289" calcext:value-type="float">
            <text:p>22.289</text:p>
          </table:table-cell>
          <table:table-cell office:value-type="float" office:value="9.539" calcext:value-type="float">
            <text:p>9.539</text:p>
          </table:table-cell>
          <table:table-cell office:value-type="float" office:value="8.088" calcext:value-type="float">
            <text:p>8.088</text:p>
          </table:table-cell>
          <table:table-cell office:value-type="float" office:value="26.874" calcext:value-type="float">
            <text:p>26.874</text:p>
          </table:table-cell>
          <table:table-cell office:value-type="float" office:value="1000" calcext:value-type="float">
            <text:p>1000</text:p>
          </table:table-cell>
          <table:table-cell office:value-type="float" office:value="9539.306" calcext:value-type="float">
            <text:p>9539.306</text:p>
          </table:table-cell>
          <table:table-cell office:value-type="float" office:value="104.83" calcext:value-type="float">
            <text:p>104.83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73]=[test_results.N$2]; [test_results.$E73]; &quot;&quot;)">
            <text:p/>
          </table:table-cell>
          <table:table-cell table:formula="of:=IF([test_results.$A73]=[test_results.O$2]; [test_results.$E73]; &quot;&quot;)">
            <text:p/>
          </table:table-cell>
          <table:table-cell table:formula="of:=IF([test_results.$A73]=[test_results.P$2]; [test_results.$E73]; &quot;&quot;)">
            <text:p/>
          </table:table-cell>
          <table:table-cell table:formula="of:=IF([test_results.$A73]=[test_results.Q$2]; [test_results.$E73]; &quot;&quot;)">
            <text:p/>
          </table:table-cell>
          <table:table-cell table:formula="of:=IF([test_results.$A73]=[test_results.R$2]; [test_results.$E73]; &quot;&quot;)">
            <text:p/>
          </table:table-cell>
          <table:table-cell table:formula="of:=IF([test_results.$A73]=[test_results.S$2]; [test_results.$E73]; &quot;&quot;)">
            <text:p/>
          </table:table-cell>
          <table:table-cell table:formula="of:=IF([test_results.$A73]=[test_results.T$2]; [test_results.$E73]; &quot;&quot;)">
            <text:p/>
          </table:table-cell>
          <table:table-cell table:formula="of:=IF([test_results.$A73]=[test_results.U$2]; [test_results.$E73]; &quot;&quot;)">
            <text:p/>
          </table:table-cell>
          <table:table-cell table:formula="of:=IF([test_results.$A73]=[test_results.V$2]; [test_results.$E73]; &quot;&quot;)">
            <text:p/>
          </table:table-cell>
          <table:table-cell table:formula="of:=IF([test_results.$A73]=[test_results.W$2]; [test_results.$E73]; &quot;&quot;)">
            <text:p/>
          </table:table-cell>
          <table:table-cell table:formula="of:=IF([test_results.$A73]=[test_results.X$2]; [test_results.$E73]; &quot;&quot;)" office:value-type="float" office:value="9.539" calcext:value-type="float">
            <text:p>9.539</text:p>
          </table:table-cell>
          <table:table-cell table:formula="of:=IF([test_results.$A73]=[test_results.Y$2]; [test_results.$E73]; &quot;&quot;)">
            <text:p/>
          </table:table-cell>
          <table:table-cell table:formula="of:=IF([test_results.$A73]=[test_results.Z$2]; [test_results.$E73]; &quot;&quot;)">
            <text:p/>
          </table:table-cell>
        </table:table-row>
        <table:table-row table:style-name="ro1">
          <table:table-cell office:value-type="string" calcext:value-type="string">
            <text:p>test101.one_car_north_inactive.zip</text:p>
          </table:table-cell>
          <table:table-cell office:value-type="float" office:value="6" calcext:value-type="float">
            <text:p>6</text:p>
          </table:table-cell>
          <table:table-cell office:value-type="float" office:value="11.048" calcext:value-type="float">
            <text:p>11.048</text:p>
          </table:table-cell>
          <table:table-cell office:value-type="float" office:value="20.153" calcext:value-type="float">
            <text:p>20.153</text:p>
          </table:table-cell>
          <table:table-cell office:value-type="float" office:value="7.771" calcext:value-type="float">
            <text:p>7.771</text:p>
          </table:table-cell>
          <table:table-cell office:value-type="float" office:value="6.363" calcext:value-type="float">
            <text:p>6.363</text:p>
          </table:table-cell>
          <table:table-cell office:value-type="float" office:value="25.665" calcext:value-type="float">
            <text:p>25.665</text:p>
          </table:table-cell>
          <table:table-cell office:value-type="float" office:value="1000" calcext:value-type="float">
            <text:p>1000</text:p>
          </table:table-cell>
          <table:table-cell office:value-type="float" office:value="7771.222" calcext:value-type="float">
            <text:p>7771.222</text:p>
          </table:table-cell>
          <table:table-cell office:value-type="float" office:value="128.68" calcext:value-type="float">
            <text:p>128.68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74]=[test_results.N$2]; [test_results.$E74]; &quot;&quot;)">
            <text:p/>
          </table:table-cell>
          <table:table-cell table:formula="of:=IF([test_results.$A74]=[test_results.O$2]; [test_results.$E74]; &quot;&quot;)">
            <text:p/>
          </table:table-cell>
          <table:table-cell table:formula="of:=IF([test_results.$A74]=[test_results.P$2]; [test_results.$E74]; &quot;&quot;)">
            <text:p/>
          </table:table-cell>
          <table:table-cell table:formula="of:=IF([test_results.$A74]=[test_results.Q$2]; [test_results.$E74]; &quot;&quot;)">
            <text:p/>
          </table:table-cell>
          <table:table-cell table:formula="of:=IF([test_results.$A74]=[test_results.R$2]; [test_results.$E74]; &quot;&quot;)">
            <text:p/>
          </table:table-cell>
          <table:table-cell table:formula="of:=IF([test_results.$A74]=[test_results.S$2]; [test_results.$E74]; &quot;&quot;)">
            <text:p/>
          </table:table-cell>
          <table:table-cell table:formula="of:=IF([test_results.$A74]=[test_results.T$2]; [test_results.$E74]; &quot;&quot;)">
            <text:p/>
          </table:table-cell>
          <table:table-cell table:formula="of:=IF([test_results.$A74]=[test_results.U$2]; [test_results.$E74]; &quot;&quot;)">
            <text:p/>
          </table:table-cell>
          <table:table-cell table:formula="of:=IF([test_results.$A74]=[test_results.V$2]; [test_results.$E74]; &quot;&quot;)">
            <text:p/>
          </table:table-cell>
          <table:table-cell table:formula="of:=IF([test_results.$A74]=[test_results.W$2]; [test_results.$E74]; &quot;&quot;)">
            <text:p/>
          </table:table-cell>
          <table:table-cell table:formula="of:=IF([test_results.$A74]=[test_results.X$2]; [test_results.$E74]; &quot;&quot;)">
            <text:p/>
          </table:table-cell>
          <table:table-cell table:formula="of:=IF([test_results.$A74]=[test_results.Y$2]; [test_results.$E74]; &quot;&quot;)" office:value-type="float" office:value="7.771" calcext:value-type="float">
            <text:p>7.771</text:p>
          </table:table-cell>
          <table:table-cell table:formula="of:=IF([test_results.$A74]=[test_results.Z$2]; [test_results.$E74]; &quot;&quot;)">
            <text:p/>
          </table:table-cell>
        </table:table-row>
        <table:table-row table:style-name="ro1">
          <table:table-cell office:value-type="string" calcext:value-type="string">
            <text:p>test101.cars.zip</text:p>
          </table:table-cell>
          <table:table-cell office:value-type="float" office:value="7" calcext:value-type="float">
            <text:p>7</text:p>
          </table:table-cell>
          <table:table-cell office:value-type="float" office:value="11.399" calcext:value-type="float">
            <text:p>11.399</text:p>
          </table:table-cell>
          <table:table-cell office:value-type="float" office:value="26.889" calcext:value-type="float">
            <text:p>26.889</text:p>
          </table:table-cell>
          <table:table-cell office:value-type="float" office:value="14.036" calcext:value-type="float">
            <text:p>14.036</text:p>
          </table:table-cell>
          <table:table-cell office:value-type="float" office:value="11.905" calcext:value-type="float">
            <text:p>11.905</text:p>
          </table:table-cell>
          <table:table-cell office:value-type="float" office:value="26.234" calcext:value-type="float">
            <text:p>26.234</text:p>
          </table:table-cell>
          <table:table-cell office:value-type="float" office:value="1000" calcext:value-type="float">
            <text:p>1000</text:p>
          </table:table-cell>
          <table:table-cell office:value-type="float" office:value="14036.197" calcext:value-type="float">
            <text:p>14036.197</text:p>
          </table:table-cell>
          <table:table-cell office:value-type="float" office:value="71.24" calcext:value-type="float">
            <text:p>71.24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75]=[test_results.N$2]; [test_results.$E75]; &quot;&quot;)" office:value-type="float" office:value="14.036" calcext:value-type="float">
            <text:p>14.036</text:p>
          </table:table-cell>
          <table:table-cell table:formula="of:=IF([test_results.$A75]=[test_results.O$2]; [test_results.$E75]; &quot;&quot;)">
            <text:p/>
          </table:table-cell>
          <table:table-cell table:formula="of:=IF([test_results.$A75]=[test_results.P$2]; [test_results.$E75]; &quot;&quot;)">
            <text:p/>
          </table:table-cell>
          <table:table-cell table:formula="of:=IF([test_results.$A75]=[test_results.Q$2]; [test_results.$E75]; &quot;&quot;)">
            <text:p/>
          </table:table-cell>
          <table:table-cell table:formula="of:=IF([test_results.$A75]=[test_results.R$2]; [test_results.$E75]; &quot;&quot;)">
            <text:p/>
          </table:table-cell>
          <table:table-cell table:formula="of:=IF([test_results.$A75]=[test_results.S$2]; [test_results.$E75]; &quot;&quot;)">
            <text:p/>
          </table:table-cell>
          <table:table-cell table:formula="of:=IF([test_results.$A75]=[test_results.T$2]; [test_results.$E75]; &quot;&quot;)">
            <text:p/>
          </table:table-cell>
          <table:table-cell table:formula="of:=IF([test_results.$A75]=[test_results.U$2]; [test_results.$E75]; &quot;&quot;)">
            <text:p/>
          </table:table-cell>
          <table:table-cell table:formula="of:=IF([test_results.$A75]=[test_results.V$2]; [test_results.$E75]; &quot;&quot;)">
            <text:p/>
          </table:table-cell>
          <table:table-cell table:formula="of:=IF([test_results.$A75]=[test_results.W$2]; [test_results.$E75]; &quot;&quot;)">
            <text:p/>
          </table:table-cell>
          <table:table-cell table:formula="of:=IF([test_results.$A75]=[test_results.X$2]; [test_results.$E75]; &quot;&quot;)">
            <text:p/>
          </table:table-cell>
          <table:table-cell table:formula="of:=IF([test_results.$A75]=[test_results.Y$2]; [test_results.$E75]; &quot;&quot;)">
            <text:p/>
          </table:table-cell>
          <table:table-cell table:formula="of:=IF([test_results.$A75]=[test_results.Z$2]; [test_results.$E75]; &quot;&quot;)">
            <text:p/>
          </table:table-cell>
        </table:table-row>
        <table:table-row table:style-name="ro1">
          <table:table-cell office:value-type="string" calcext:value-type="string">
            <text:p>test101.cars_clocked.zip</text:p>
          </table:table-cell>
          <table:table-cell office:value-type="float" office:value="7" calcext:value-type="float">
            <text:p>7</text:p>
          </table:table-cell>
          <table:table-cell office:value-type="float" office:value="11.171" calcext:value-type="float">
            <text:p>11.171</text:p>
          </table:table-cell>
          <table:table-cell office:value-type="float" office:value="23.42" calcext:value-type="float">
            <text:p>23.42</text:p>
          </table:table-cell>
          <table:table-cell office:value-type="float" office:value="10.87" calcext:value-type="float">
            <text:p>10.87</text:p>
          </table:table-cell>
          <table:table-cell office:value-type="float" office:value="9.391" calcext:value-type="float">
            <text:p>9.391</text:p>
          </table:table-cell>
          <table:table-cell office:value-type="float" office:value="21.861" calcext:value-type="float">
            <text:p>21.861</text:p>
          </table:table-cell>
          <table:table-cell office:value-type="float" office:value="1000" calcext:value-type="float">
            <text:p>1000</text:p>
          </table:table-cell>
          <table:table-cell office:value-type="float" office:value="10869.728" calcext:value-type="float">
            <text:p>10869.72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76]=[test_results.N$2]; [test_results.$E76]; &quot;&quot;)">
            <text:p/>
          </table:table-cell>
          <table:table-cell table:formula="of:=IF([test_results.$A76]=[test_results.O$2]; [test_results.$E76]; &quot;&quot;)" office:value-type="float" office:value="10.87" calcext:value-type="float">
            <text:p>10.87</text:p>
          </table:table-cell>
          <table:table-cell table:formula="of:=IF([test_results.$A76]=[test_results.P$2]; [test_results.$E76]; &quot;&quot;)">
            <text:p/>
          </table:table-cell>
          <table:table-cell table:formula="of:=IF([test_results.$A76]=[test_results.Q$2]; [test_results.$E76]; &quot;&quot;)">
            <text:p/>
          </table:table-cell>
          <table:table-cell table:formula="of:=IF([test_results.$A76]=[test_results.R$2]; [test_results.$E76]; &quot;&quot;)">
            <text:p/>
          </table:table-cell>
          <table:table-cell table:formula="of:=IF([test_results.$A76]=[test_results.S$2]; [test_results.$E76]; &quot;&quot;)">
            <text:p/>
          </table:table-cell>
          <table:table-cell table:formula="of:=IF([test_results.$A76]=[test_results.T$2]; [test_results.$E76]; &quot;&quot;)">
            <text:p/>
          </table:table-cell>
          <table:table-cell table:formula="of:=IF([test_results.$A76]=[test_results.U$2]; [test_results.$E76]; &quot;&quot;)">
            <text:p/>
          </table:table-cell>
          <table:table-cell table:formula="of:=IF([test_results.$A76]=[test_results.V$2]; [test_results.$E76]; &quot;&quot;)">
            <text:p/>
          </table:table-cell>
          <table:table-cell table:formula="of:=IF([test_results.$A76]=[test_results.W$2]; [test_results.$E76]; &quot;&quot;)">
            <text:p/>
          </table:table-cell>
          <table:table-cell table:formula="of:=IF([test_results.$A76]=[test_results.X$2]; [test_results.$E76]; &quot;&quot;)">
            <text:p/>
          </table:table-cell>
          <table:table-cell table:formula="of:=IF([test_results.$A76]=[test_results.Y$2]; [test_results.$E76]; &quot;&quot;)">
            <text:p/>
          </table:table-cell>
          <table:table-cell table:formula="of:=IF([test_results.$A76]=[test_results.Z$2]; [test_results.$E76]; &quot;&quot;)">
            <text:p/>
          </table:table-cell>
        </table:table-row>
        <table:table-row table:style-name="ro1">
          <table:table-cell office:value-type="string" calcext:value-type="string">
            <text:p>test101.cars_clocked_inactive.zip</text:p>
          </table:table-cell>
          <table:table-cell office:value-type="float" office:value="7" calcext:value-type="float">
            <text:p>7</text:p>
          </table:table-cell>
          <table:table-cell office:value-type="float" office:value="11.106" calcext:value-type="float">
            <text:p>11.106</text:p>
          </table:table-cell>
          <table:table-cell office:value-type="float" office:value="20.283" calcext:value-type="float">
            <text:p>20.283</text:p>
          </table:table-cell>
          <table:table-cell office:value-type="float" office:value="7.809" calcext:value-type="float">
            <text:p>7.809</text:p>
          </table:table-cell>
          <table:table-cell office:value-type="float" office:value="6.346" calcext:value-type="float">
            <text:p>6.346</text:p>
          </table:table-cell>
          <table:table-cell office:value-type="float" office:value="21.682" calcext:value-type="float">
            <text:p>21.682</text:p>
          </table:table-cell>
          <table:table-cell office:value-type="float" office:value="1000" calcext:value-type="float">
            <text:p>1000</text:p>
          </table:table-cell>
          <table:table-cell office:value-type="float" office:value="7808.824" calcext:value-type="float">
            <text:p>7808.824</text:p>
          </table:table-cell>
          <table:table-cell office:value-type="float" office:value="128.06" calcext:value-type="float">
            <text:p>128.06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77]=[test_results.N$2]; [test_results.$E77]; &quot;&quot;)">
            <text:p/>
          </table:table-cell>
          <table:table-cell table:formula="of:=IF([test_results.$A77]=[test_results.O$2]; [test_results.$E77]; &quot;&quot;)">
            <text:p/>
          </table:table-cell>
          <table:table-cell table:formula="of:=IF([test_results.$A77]=[test_results.P$2]; [test_results.$E77]; &quot;&quot;)" office:value-type="float" office:value="7.809" calcext:value-type="float">
            <text:p>7.809</text:p>
          </table:table-cell>
          <table:table-cell table:formula="of:=IF([test_results.$A77]=[test_results.Q$2]; [test_results.$E77]; &quot;&quot;)">
            <text:p/>
          </table:table-cell>
          <table:table-cell table:formula="of:=IF([test_results.$A77]=[test_results.R$2]; [test_results.$E77]; &quot;&quot;)">
            <text:p/>
          </table:table-cell>
          <table:table-cell table:formula="of:=IF([test_results.$A77]=[test_results.S$2]; [test_results.$E77]; &quot;&quot;)">
            <text:p/>
          </table:table-cell>
          <table:table-cell table:formula="of:=IF([test_results.$A77]=[test_results.T$2]; [test_results.$E77]; &quot;&quot;)">
            <text:p/>
          </table:table-cell>
          <table:table-cell table:formula="of:=IF([test_results.$A77]=[test_results.U$2]; [test_results.$E77]; &quot;&quot;)">
            <text:p/>
          </table:table-cell>
          <table:table-cell table:formula="of:=IF([test_results.$A77]=[test_results.V$2]; [test_results.$E77]; &quot;&quot;)">
            <text:p/>
          </table:table-cell>
          <table:table-cell table:formula="of:=IF([test_results.$A77]=[test_results.W$2]; [test_results.$E77]; &quot;&quot;)">
            <text:p/>
          </table:table-cell>
          <table:table-cell table:formula="of:=IF([test_results.$A77]=[test_results.X$2]; [test_results.$E77]; &quot;&quot;)">
            <text:p/>
          </table:table-cell>
          <table:table-cell table:formula="of:=IF([test_results.$A77]=[test_results.Y$2]; [test_results.$E77]; &quot;&quot;)">
            <text:p/>
          </table:table-cell>
          <table:table-cell table:formula="of:=IF([test_results.$A77]=[test_results.Z$2]; [test_results.$E77]; &quot;&quot;)">
            <text:p/>
          </table:table-cell>
        </table:table-row>
        <table:table-row table:style-name="ro1">
          <table:table-cell office:value-type="string" calcext:value-type="string">
            <text:p>test101.cars_inactive.zip</text:p>
          </table:table-cell>
          <table:table-cell office:value-type="float" office:value="7" calcext:value-type="float">
            <text:p>7</text:p>
          </table:table-cell>
          <table:table-cell office:value-type="float" office:value="11.487" calcext:value-type="float">
            <text:p>11.487</text:p>
          </table:table-cell>
          <table:table-cell office:value-type="float" office:value="24.35" calcext:value-type="float">
            <text:p>24.35</text:p>
          </table:table-cell>
          <table:table-cell office:value-type="float" office:value="11.421" calcext:value-type="float">
            <text:p>11.421</text:p>
          </table:table-cell>
          <table:table-cell office:value-type="float" office:value="9.64" calcext:value-type="float">
            <text:p>9.64</text:p>
          </table:table-cell>
          <table:table-cell office:value-type="float" office:value="20.417" calcext:value-type="float">
            <text:p>20.417</text:p>
          </table:table-cell>
          <table:table-cell office:value-type="float" office:value="1000" calcext:value-type="float">
            <text:p>1000</text:p>
          </table:table-cell>
          <table:table-cell office:value-type="float" office:value="11421.176" calcext:value-type="float">
            <text:p>11421.176</text:p>
          </table:table-cell>
          <table:table-cell office:value-type="float" office:value="87.56" calcext:value-type="float">
            <text:p>87.56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78]=[test_results.N$2]; [test_results.$E78]; &quot;&quot;)">
            <text:p/>
          </table:table-cell>
          <table:table-cell table:formula="of:=IF([test_results.$A78]=[test_results.O$2]; [test_results.$E78]; &quot;&quot;)">
            <text:p/>
          </table:table-cell>
          <table:table-cell table:formula="of:=IF([test_results.$A78]=[test_results.P$2]; [test_results.$E78]; &quot;&quot;)">
            <text:p/>
          </table:table-cell>
          <table:table-cell table:formula="of:=IF([test_results.$A78]=[test_results.Q$2]; [test_results.$E78]; &quot;&quot;)" office:value-type="float" office:value="11.421" calcext:value-type="float">
            <text:p>11.421</text:p>
          </table:table-cell>
          <table:table-cell table:formula="of:=IF([test_results.$A78]=[test_results.R$2]; [test_results.$E78]; &quot;&quot;)">
            <text:p/>
          </table:table-cell>
          <table:table-cell table:formula="of:=IF([test_results.$A78]=[test_results.S$2]; [test_results.$E78]; &quot;&quot;)">
            <text:p/>
          </table:table-cell>
          <table:table-cell table:formula="of:=IF([test_results.$A78]=[test_results.T$2]; [test_results.$E78]; &quot;&quot;)">
            <text:p/>
          </table:table-cell>
          <table:table-cell table:formula="of:=IF([test_results.$A78]=[test_results.U$2]; [test_results.$E78]; &quot;&quot;)">
            <text:p/>
          </table:table-cell>
          <table:table-cell table:formula="of:=IF([test_results.$A78]=[test_results.V$2]; [test_results.$E78]; &quot;&quot;)">
            <text:p/>
          </table:table-cell>
          <table:table-cell table:formula="of:=IF([test_results.$A78]=[test_results.W$2]; [test_results.$E78]; &quot;&quot;)">
            <text:p/>
          </table:table-cell>
          <table:table-cell table:formula="of:=IF([test_results.$A78]=[test_results.X$2]; [test_results.$E78]; &quot;&quot;)">
            <text:p/>
          </table:table-cell>
          <table:table-cell table:formula="of:=IF([test_results.$A78]=[test_results.Y$2]; [test_results.$E78]; &quot;&quot;)">
            <text:p/>
          </table:table-cell>
          <table:table-cell table:formula="of:=IF([test_results.$A78]=[test_results.Z$2]; [test_results.$E78]; &quot;&quot;)">
            <text:p/>
          </table:table-cell>
        </table:table-row>
        <table:table-row table:style-name="ro1">
          <table:table-cell office:value-type="string" calcext:value-type="string">
            <text:p>test101.cars_north_clocked.zip</text:p>
          </table:table-cell>
          <table:table-cell office:value-type="float" office:value="7" calcext:value-type="float">
            <text:p>7</text:p>
          </table:table-cell>
          <table:table-cell office:value-type="float" office:value="11.185" calcext:value-type="float">
            <text:p>11.185</text:p>
          </table:table-cell>
          <table:table-cell office:value-type="float" office:value="23.739" calcext:value-type="float">
            <text:p>23.739</text:p>
          </table:table-cell>
          <table:table-cell office:value-type="float" office:value="11.167" calcext:value-type="float">
            <text:p>11.167</text:p>
          </table:table-cell>
          <table:table-cell office:value-type="float" office:value="9.562" calcext:value-type="float">
            <text:p>9.562</text:p>
          </table:table-cell>
          <table:table-cell office:value-type="float" office:value="26.342" calcext:value-type="float">
            <text:p>26.342</text:p>
          </table:table-cell>
          <table:table-cell office:value-type="float" office:value="1000" calcext:value-type="float">
            <text:p>1000</text:p>
          </table:table-cell>
          <table:table-cell office:value-type="float" office:value="11166.657" calcext:value-type="float">
            <text:p>11166.657</text:p>
          </table:table-cell>
          <table:table-cell office:value-type="float" office:value="89.55" calcext:value-type="float">
            <text:p>89.55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79]=[test_results.N$2]; [test_results.$E79]; &quot;&quot;)">
            <text:p/>
          </table:table-cell>
          <table:table-cell table:formula="of:=IF([test_results.$A79]=[test_results.O$2]; [test_results.$E79]; &quot;&quot;)">
            <text:p/>
          </table:table-cell>
          <table:table-cell table:formula="of:=IF([test_results.$A79]=[test_results.P$2]; [test_results.$E79]; &quot;&quot;)">
            <text:p/>
          </table:table-cell>
          <table:table-cell table:formula="of:=IF([test_results.$A79]=[test_results.Q$2]; [test_results.$E79]; &quot;&quot;)">
            <text:p/>
          </table:table-cell>
          <table:table-cell table:formula="of:=IF([test_results.$A79]=[test_results.R$2]; [test_results.$E79]; &quot;&quot;)" office:value-type="float" office:value="11.167" calcext:value-type="float">
            <text:p>11.167</text:p>
          </table:table-cell>
          <table:table-cell table:formula="of:=IF([test_results.$A79]=[test_results.S$2]; [test_results.$E79]; &quot;&quot;)">
            <text:p/>
          </table:table-cell>
          <table:table-cell table:formula="of:=IF([test_results.$A79]=[test_results.T$2]; [test_results.$E79]; &quot;&quot;)">
            <text:p/>
          </table:table-cell>
          <table:table-cell table:formula="of:=IF([test_results.$A79]=[test_results.U$2]; [test_results.$E79]; &quot;&quot;)">
            <text:p/>
          </table:table-cell>
          <table:table-cell table:formula="of:=IF([test_results.$A79]=[test_results.V$2]; [test_results.$E79]; &quot;&quot;)">
            <text:p/>
          </table:table-cell>
          <table:table-cell table:formula="of:=IF([test_results.$A79]=[test_results.W$2]; [test_results.$E79]; &quot;&quot;)">
            <text:p/>
          </table:table-cell>
          <table:table-cell table:formula="of:=IF([test_results.$A79]=[test_results.X$2]; [test_results.$E79]; &quot;&quot;)">
            <text:p/>
          </table:table-cell>
          <table:table-cell table:formula="of:=IF([test_results.$A79]=[test_results.Y$2]; [test_results.$E79]; &quot;&quot;)">
            <text:p/>
          </table:table-cell>
          <table:table-cell table:formula="of:=IF([test_results.$A79]=[test_results.Z$2]; [test_results.$E79]; &quot;&quot;)">
            <text:p/>
          </table:table-cell>
        </table:table-row>
        <table:table-row table:style-name="ro1">
          <table:table-cell office:value-type="string" calcext:value-type="string">
            <text:p>test101.cars_north_clocked_inactive.zip</text:p>
          </table:table-cell>
          <table:table-cell office:value-type="float" office:value="7" calcext:value-type="float">
            <text:p>7</text:p>
          </table:table-cell>
          <table:table-cell office:value-type="float" office:value="11.214" calcext:value-type="float">
            <text:p>11.214</text:p>
          </table:table-cell>
          <table:table-cell office:value-type="float" office:value="20.254" calcext:value-type="float">
            <text:p>20.254</text:p>
          </table:table-cell>
          <table:table-cell office:value-type="float" office:value="7.653" calcext:value-type="float">
            <text:p>7.653</text:p>
          </table:table-cell>
          <table:table-cell office:value-type="float" office:value="6.341" calcext:value-type="float">
            <text:p>6.341</text:p>
          </table:table-cell>
          <table:table-cell office:value-type="float" office:value="18.88" calcext:value-type="float">
            <text:p>18.88</text:p>
          </table:table-cell>
          <table:table-cell office:value-type="float" office:value="1000" calcext:value-type="float">
            <text:p>1000</text:p>
          </table:table-cell>
          <table:table-cell office:value-type="float" office:value="7652.509" calcext:value-type="float">
            <text:p>7652.509</text:p>
          </table:table-cell>
          <table:table-cell office:value-type="float" office:value="130.68" calcext:value-type="float">
            <text:p>130.68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80]=[test_results.N$2]; [test_results.$E80]; &quot;&quot;)">
            <text:p/>
          </table:table-cell>
          <table:table-cell table:formula="of:=IF([test_results.$A80]=[test_results.O$2]; [test_results.$E80]; &quot;&quot;)">
            <text:p/>
          </table:table-cell>
          <table:table-cell table:formula="of:=IF([test_results.$A80]=[test_results.P$2]; [test_results.$E80]; &quot;&quot;)">
            <text:p/>
          </table:table-cell>
          <table:table-cell table:formula="of:=IF([test_results.$A80]=[test_results.Q$2]; [test_results.$E80]; &quot;&quot;)">
            <text:p/>
          </table:table-cell>
          <table:table-cell table:formula="of:=IF([test_results.$A80]=[test_results.R$2]; [test_results.$E80]; &quot;&quot;)">
            <text:p/>
          </table:table-cell>
          <table:table-cell table:formula="of:=IF([test_results.$A80]=[test_results.S$2]; [test_results.$E80]; &quot;&quot;)" office:value-type="float" office:value="7.653" calcext:value-type="float">
            <text:p>7.653</text:p>
          </table:table-cell>
          <table:table-cell table:formula="of:=IF([test_results.$A80]=[test_results.T$2]; [test_results.$E80]; &quot;&quot;)">
            <text:p/>
          </table:table-cell>
          <table:table-cell table:formula="of:=IF([test_results.$A80]=[test_results.U$2]; [test_results.$E80]; &quot;&quot;)">
            <text:p/>
          </table:table-cell>
          <table:table-cell table:formula="of:=IF([test_results.$A80]=[test_results.V$2]; [test_results.$E80]; &quot;&quot;)">
            <text:p/>
          </table:table-cell>
          <table:table-cell table:formula="of:=IF([test_results.$A80]=[test_results.W$2]; [test_results.$E80]; &quot;&quot;)">
            <text:p/>
          </table:table-cell>
          <table:table-cell table:formula="of:=IF([test_results.$A80]=[test_results.X$2]; [test_results.$E80]; &quot;&quot;)">
            <text:p/>
          </table:table-cell>
          <table:table-cell table:formula="of:=IF([test_results.$A80]=[test_results.Y$2]; [test_results.$E80]; &quot;&quot;)">
            <text:p/>
          </table:table-cell>
          <table:table-cell table:formula="of:=IF([test_results.$A80]=[test_results.Z$2]; [test_results.$E80]; &quot;&quot;)">
            <text:p/>
          </table:table-cell>
        </table:table-row>
        <table:table-row table:style-name="ro1">
          <table:table-cell office:value-type="string" calcext:value-type="string">
            <text:p>test101.chests.zip</text:p>
          </table:table-cell>
          <table:table-cell office:value-type="float" office:value="7" calcext:value-type="float">
            <text:p>7</text:p>
          </table:table-cell>
          <table:table-cell office:value-type="float" office:value="11.433" calcext:value-type="float">
            <text:p>11.433</text:p>
          </table:table-cell>
          <table:table-cell office:value-type="float" office:value="25.577" calcext:value-type="float">
            <text:p>25.577</text:p>
          </table:table-cell>
          <table:table-cell office:value-type="float" office:value="12.597" calcext:value-type="float">
            <text:p>12.597</text:p>
          </table:table-cell>
          <table:table-cell office:value-type="float" office:value="10.536" calcext:value-type="float">
            <text:p>10.536</text:p>
          </table:table-cell>
          <table:table-cell office:value-type="float" office:value="22.913" calcext:value-type="float">
            <text:p>22.913</text:p>
          </table:table-cell>
          <table:table-cell office:value-type="float" office:value="1000" calcext:value-type="float">
            <text:p>1000</text:p>
          </table:table-cell>
          <table:table-cell office:value-type="float" office:value="12596.861" calcext:value-type="float">
            <text:p>12596.861</text:p>
          </table:table-cell>
          <table:table-cell office:value-type="float" office:value="79.38" calcext:value-type="float">
            <text:p>79.38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81]=[test_results.N$2]; [test_results.$E81]; &quot;&quot;)">
            <text:p/>
          </table:table-cell>
          <table:table-cell table:formula="of:=IF([test_results.$A81]=[test_results.O$2]; [test_results.$E81]; &quot;&quot;)">
            <text:p/>
          </table:table-cell>
          <table:table-cell table:formula="of:=IF([test_results.$A81]=[test_results.P$2]; [test_results.$E81]; &quot;&quot;)">
            <text:p/>
          </table:table-cell>
          <table:table-cell table:formula="of:=IF([test_results.$A81]=[test_results.Q$2]; [test_results.$E81]; &quot;&quot;)">
            <text:p/>
          </table:table-cell>
          <table:table-cell table:formula="of:=IF([test_results.$A81]=[test_results.R$2]; [test_results.$E81]; &quot;&quot;)">
            <text:p/>
          </table:table-cell>
          <table:table-cell table:formula="of:=IF([test_results.$A81]=[test_results.S$2]; [test_results.$E81]; &quot;&quot;)">
            <text:p/>
          </table:table-cell>
          <table:table-cell table:formula="of:=IF([test_results.$A81]=[test_results.T$2]; [test_results.$E81]; &quot;&quot;)" office:value-type="float" office:value="12.597" calcext:value-type="float">
            <text:p>12.597</text:p>
          </table:table-cell>
          <table:table-cell table:formula="of:=IF([test_results.$A81]=[test_results.U$2]; [test_results.$E81]; &quot;&quot;)">
            <text:p/>
          </table:table-cell>
          <table:table-cell table:formula="of:=IF([test_results.$A81]=[test_results.V$2]; [test_results.$E81]; &quot;&quot;)">
            <text:p/>
          </table:table-cell>
          <table:table-cell table:formula="of:=IF([test_results.$A81]=[test_results.W$2]; [test_results.$E81]; &quot;&quot;)">
            <text:p/>
          </table:table-cell>
          <table:table-cell table:formula="of:=IF([test_results.$A81]=[test_results.X$2]; [test_results.$E81]; &quot;&quot;)">
            <text:p/>
          </table:table-cell>
          <table:table-cell table:formula="of:=IF([test_results.$A81]=[test_results.Y$2]; [test_results.$E81]; &quot;&quot;)">
            <text:p/>
          </table:table-cell>
          <table:table-cell table:formula="of:=IF([test_results.$A81]=[test_results.Z$2]; [test_results.$E81]; &quot;&quot;)">
            <text:p/>
          </table:table-cell>
        </table:table-row>
        <table:table-row table:style-name="ro1">
          <table:table-cell office:value-type="string" calcext:value-type="string">
            <text:p>test101.chests_clocked.zip</text:p>
          </table:table-cell>
          <table:table-cell office:value-type="float" office:value="7" calcext:value-type="float">
            <text:p>7</text:p>
          </table:table-cell>
          <table:table-cell office:value-type="float" office:value="11.121" calcext:value-type="float">
            <text:p>11.121</text:p>
          </table:table-cell>
          <table:table-cell office:value-type="float" office:value="20.574" calcext:value-type="float">
            <text:p>20.574</text:p>
          </table:table-cell>
          <table:table-cell office:value-type="float" office:value="8.061" calcext:value-type="float">
            <text:p>8.061</text:p>
          </table:table-cell>
          <table:table-cell office:value-type="float" office:value="6.429" calcext:value-type="float">
            <text:p>6.429</text:p>
          </table:table-cell>
          <table:table-cell office:value-type="float" office:value="15.359" calcext:value-type="float">
            <text:p>15.359</text:p>
          </table:table-cell>
          <table:table-cell office:value-type="float" office:value="1000" calcext:value-type="float">
            <text:p>1000</text:p>
          </table:table-cell>
          <table:table-cell office:value-type="float" office:value="8060.69" calcext:value-type="float">
            <text:p>8060.69</text:p>
          </table:table-cell>
          <table:table-cell office:value-type="float" office:value="124.06" calcext:value-type="float">
            <text:p>124.06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82]=[test_results.N$2]; [test_results.$E82]; &quot;&quot;)">
            <text:p/>
          </table:table-cell>
          <table:table-cell table:formula="of:=IF([test_results.$A82]=[test_results.O$2]; [test_results.$E82]; &quot;&quot;)">
            <text:p/>
          </table:table-cell>
          <table:table-cell table:formula="of:=IF([test_results.$A82]=[test_results.P$2]; [test_results.$E82]; &quot;&quot;)">
            <text:p/>
          </table:table-cell>
          <table:table-cell table:formula="of:=IF([test_results.$A82]=[test_results.Q$2]; [test_results.$E82]; &quot;&quot;)">
            <text:p/>
          </table:table-cell>
          <table:table-cell table:formula="of:=IF([test_results.$A82]=[test_results.R$2]; [test_results.$E82]; &quot;&quot;)">
            <text:p/>
          </table:table-cell>
          <table:table-cell table:formula="of:=IF([test_results.$A82]=[test_results.S$2]; [test_results.$E82]; &quot;&quot;)">
            <text:p/>
          </table:table-cell>
          <table:table-cell table:formula="of:=IF([test_results.$A82]=[test_results.T$2]; [test_results.$E82]; &quot;&quot;)">
            <text:p/>
          </table:table-cell>
          <table:table-cell table:formula="of:=IF([test_results.$A82]=[test_results.U$2]; [test_results.$E82]; &quot;&quot;)" office:value-type="float" office:value="8.061" calcext:value-type="float">
            <text:p>8.061</text:p>
          </table:table-cell>
          <table:table-cell table:formula="of:=IF([test_results.$A82]=[test_results.V$2]; [test_results.$E82]; &quot;&quot;)">
            <text:p/>
          </table:table-cell>
          <table:table-cell table:formula="of:=IF([test_results.$A82]=[test_results.W$2]; [test_results.$E82]; &quot;&quot;)">
            <text:p/>
          </table:table-cell>
          <table:table-cell table:formula="of:=IF([test_results.$A82]=[test_results.X$2]; [test_results.$E82]; &quot;&quot;)">
            <text:p/>
          </table:table-cell>
          <table:table-cell table:formula="of:=IF([test_results.$A82]=[test_results.Y$2]; [test_results.$E82]; &quot;&quot;)">
            <text:p/>
          </table:table-cell>
          <table:table-cell table:formula="of:=IF([test_results.$A82]=[test_results.Z$2]; [test_results.$E82]; &quot;&quot;)">
            <text:p/>
          </table:table-cell>
        </table:table-row>
        <table:table-row table:style-name="ro1">
          <table:table-cell office:value-type="string" calcext:value-type="string">
            <text:p>test101.one_car.zip</text:p>
          </table:table-cell>
          <table:table-cell office:value-type="float" office:value="7" calcext:value-type="float">
            <text:p>7</text:p>
          </table:table-cell>
          <table:table-cell office:value-type="float" office:value="11.198" calcext:value-type="float">
            <text:p>11.198</text:p>
          </table:table-cell>
          <table:table-cell office:value-type="float" office:value="22.046" calcext:value-type="float">
            <text:p>22.046</text:p>
          </table:table-cell>
          <table:table-cell office:value-type="float" office:value="9.498" calcext:value-type="float">
            <text:p>9.498</text:p>
          </table:table-cell>
          <table:table-cell office:value-type="float" office:value="7.954" calcext:value-type="float">
            <text:p>7.954</text:p>
          </table:table-cell>
          <table:table-cell office:value-type="float" office:value="28.497" calcext:value-type="float">
            <text:p>28.497</text:p>
          </table:table-cell>
          <table:table-cell office:value-type="float" office:value="1000" calcext:value-type="float">
            <text:p>1000</text:p>
          </table:table-cell>
          <table:table-cell office:value-type="float" office:value="9498.266" calcext:value-type="float">
            <text:p>9498.266</text:p>
          </table:table-cell>
          <table:table-cell office:value-type="float" office:value="105.28" calcext:value-type="float">
            <text:p>105.28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83]=[test_results.N$2]; [test_results.$E83]; &quot;&quot;)">
            <text:p/>
          </table:table-cell>
          <table:table-cell table:formula="of:=IF([test_results.$A83]=[test_results.O$2]; [test_results.$E83]; &quot;&quot;)">
            <text:p/>
          </table:table-cell>
          <table:table-cell table:formula="of:=IF([test_results.$A83]=[test_results.P$2]; [test_results.$E83]; &quot;&quot;)">
            <text:p/>
          </table:table-cell>
          <table:table-cell table:formula="of:=IF([test_results.$A83]=[test_results.Q$2]; [test_results.$E83]; &quot;&quot;)">
            <text:p/>
          </table:table-cell>
          <table:table-cell table:formula="of:=IF([test_results.$A83]=[test_results.R$2]; [test_results.$E83]; &quot;&quot;)">
            <text:p/>
          </table:table-cell>
          <table:table-cell table:formula="of:=IF([test_results.$A83]=[test_results.S$2]; [test_results.$E83]; &quot;&quot;)">
            <text:p/>
          </table:table-cell>
          <table:table-cell table:formula="of:=IF([test_results.$A83]=[test_results.T$2]; [test_results.$E83]; &quot;&quot;)">
            <text:p/>
          </table:table-cell>
          <table:table-cell table:formula="of:=IF([test_results.$A83]=[test_results.U$2]; [test_results.$E83]; &quot;&quot;)">
            <text:p/>
          </table:table-cell>
          <table:table-cell table:formula="of:=IF([test_results.$A83]=[test_results.V$2]; [test_results.$E83]; &quot;&quot;)" office:value-type="float" office:value="9.498" calcext:value-type="float">
            <text:p>9.498</text:p>
          </table:table-cell>
          <table:table-cell table:formula="of:=IF([test_results.$A83]=[test_results.W$2]; [test_results.$E83]; &quot;&quot;)">
            <text:p/>
          </table:table-cell>
          <table:table-cell table:formula="of:=IF([test_results.$A83]=[test_results.X$2]; [test_results.$E83]; &quot;&quot;)">
            <text:p/>
          </table:table-cell>
          <table:table-cell table:formula="of:=IF([test_results.$A83]=[test_results.Y$2]; [test_results.$E83]; &quot;&quot;)">
            <text:p/>
          </table:table-cell>
          <table:table-cell table:formula="of:=IF([test_results.$A83]=[test_results.Z$2]; [test_results.$E83]; &quot;&quot;)">
            <text:p/>
          </table:table-cell>
        </table:table-row>
        <table:table-row table:style-name="ro1">
          <table:table-cell office:value-type="string" calcext:value-type="string">
            <text:p>test101.one_car_inactive.zip</text:p>
          </table:table-cell>
          <table:table-cell office:value-type="float" office:value="7" calcext:value-type="float">
            <text:p>7</text:p>
          </table:table-cell>
          <table:table-cell office:value-type="float" office:value="11.185" calcext:value-type="float">
            <text:p>11.185</text:p>
          </table:table-cell>
          <table:table-cell office:value-type="float" office:value="20.327" calcext:value-type="float">
            <text:p>20.327</text:p>
          </table:table-cell>
          <table:table-cell office:value-type="float" office:value="7.829" calcext:value-type="float">
            <text:p>7.829</text:p>
          </table:table-cell>
          <table:table-cell office:value-type="float" office:value="6.355" calcext:value-type="float">
            <text:p>6.355</text:p>
          </table:table-cell>
          <table:table-cell office:value-type="float" office:value="26.658" calcext:value-type="float">
            <text:p>26.658</text:p>
          </table:table-cell>
          <table:table-cell office:value-type="float" office:value="1000" calcext:value-type="float">
            <text:p>1000</text:p>
          </table:table-cell>
          <table:table-cell office:value-type="float" office:value="7829.263" calcext:value-type="float">
            <text:p>7829.263</text:p>
          </table:table-cell>
          <table:table-cell office:value-type="float" office:value="127.73" calcext:value-type="float">
            <text:p>127.73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84]=[test_results.N$2]; [test_results.$E84]; &quot;&quot;)">
            <text:p/>
          </table:table-cell>
          <table:table-cell table:formula="of:=IF([test_results.$A84]=[test_results.O$2]; [test_results.$E84]; &quot;&quot;)">
            <text:p/>
          </table:table-cell>
          <table:table-cell table:formula="of:=IF([test_results.$A84]=[test_results.P$2]; [test_results.$E84]; &quot;&quot;)">
            <text:p/>
          </table:table-cell>
          <table:table-cell table:formula="of:=IF([test_results.$A84]=[test_results.Q$2]; [test_results.$E84]; &quot;&quot;)">
            <text:p/>
          </table:table-cell>
          <table:table-cell table:formula="of:=IF([test_results.$A84]=[test_results.R$2]; [test_results.$E84]; &quot;&quot;)">
            <text:p/>
          </table:table-cell>
          <table:table-cell table:formula="of:=IF([test_results.$A84]=[test_results.S$2]; [test_results.$E84]; &quot;&quot;)">
            <text:p/>
          </table:table-cell>
          <table:table-cell table:formula="of:=IF([test_results.$A84]=[test_results.T$2]; [test_results.$E84]; &quot;&quot;)">
            <text:p/>
          </table:table-cell>
          <table:table-cell table:formula="of:=IF([test_results.$A84]=[test_results.U$2]; [test_results.$E84]; &quot;&quot;)">
            <text:p/>
          </table:table-cell>
          <table:table-cell table:formula="of:=IF([test_results.$A84]=[test_results.V$2]; [test_results.$E84]; &quot;&quot;)">
            <text:p/>
          </table:table-cell>
          <table:table-cell table:formula="of:=IF([test_results.$A84]=[test_results.W$2]; [test_results.$E84]; &quot;&quot;)" office:value-type="float" office:value="7.829" calcext:value-type="float">
            <text:p>7.829</text:p>
          </table:table-cell>
          <table:table-cell table:formula="of:=IF([test_results.$A84]=[test_results.X$2]; [test_results.$E84]; &quot;&quot;)">
            <text:p/>
          </table:table-cell>
          <table:table-cell table:formula="of:=IF([test_results.$A84]=[test_results.Y$2]; [test_results.$E84]; &quot;&quot;)">
            <text:p/>
          </table:table-cell>
          <table:table-cell table:formula="of:=IF([test_results.$A84]=[test_results.Z$2]; [test_results.$E84]; &quot;&quot;)">
            <text:p/>
          </table:table-cell>
        </table:table-row>
        <table:table-row table:style-name="ro1">
          <table:table-cell office:value-type="string" calcext:value-type="string">
            <text:p>test101.one_car_north.zip</text:p>
          </table:table-cell>
          <table:table-cell office:value-type="float" office:value="7" calcext:value-type="float">
            <text:p>7</text:p>
          </table:table-cell>
          <table:table-cell office:value-type="float" office:value="11.283" calcext:value-type="float">
            <text:p>11.283</text:p>
          </table:table-cell>
          <table:table-cell office:value-type="float" office:value="22.091" calcext:value-type="float">
            <text:p>22.091</text:p>
          </table:table-cell>
          <table:table-cell office:value-type="float" office:value="9.474" calcext:value-type="float">
            <text:p>9.474</text:p>
          </table:table-cell>
          <table:table-cell office:value-type="float" office:value="8.083" calcext:value-type="float">
            <text:p>8.083</text:p>
          </table:table-cell>
          <table:table-cell office:value-type="float" office:value="27.297" calcext:value-type="float">
            <text:p>27.297</text:p>
          </table:table-cell>
          <table:table-cell office:value-type="float" office:value="1000" calcext:value-type="float">
            <text:p>1000</text:p>
          </table:table-cell>
          <table:table-cell office:value-type="float" office:value="9474.448" calcext:value-type="float">
            <text:p>9474.448</text:p>
          </table:table-cell>
          <table:table-cell office:value-type="float" office:value="105.55" calcext:value-type="float">
            <text:p>105.55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85]=[test_results.N$2]; [test_results.$E85]; &quot;&quot;)">
            <text:p/>
          </table:table-cell>
          <table:table-cell table:formula="of:=IF([test_results.$A85]=[test_results.O$2]; [test_results.$E85]; &quot;&quot;)">
            <text:p/>
          </table:table-cell>
          <table:table-cell table:formula="of:=IF([test_results.$A85]=[test_results.P$2]; [test_results.$E85]; &quot;&quot;)">
            <text:p/>
          </table:table-cell>
          <table:table-cell table:formula="of:=IF([test_results.$A85]=[test_results.Q$2]; [test_results.$E85]; &quot;&quot;)">
            <text:p/>
          </table:table-cell>
          <table:table-cell table:formula="of:=IF([test_results.$A85]=[test_results.R$2]; [test_results.$E85]; &quot;&quot;)">
            <text:p/>
          </table:table-cell>
          <table:table-cell table:formula="of:=IF([test_results.$A85]=[test_results.S$2]; [test_results.$E85]; &quot;&quot;)">
            <text:p/>
          </table:table-cell>
          <table:table-cell table:formula="of:=IF([test_results.$A85]=[test_results.T$2]; [test_results.$E85]; &quot;&quot;)">
            <text:p/>
          </table:table-cell>
          <table:table-cell table:formula="of:=IF([test_results.$A85]=[test_results.U$2]; [test_results.$E85]; &quot;&quot;)">
            <text:p/>
          </table:table-cell>
          <table:table-cell table:formula="of:=IF([test_results.$A85]=[test_results.V$2]; [test_results.$E85]; &quot;&quot;)">
            <text:p/>
          </table:table-cell>
          <table:table-cell table:formula="of:=IF([test_results.$A85]=[test_results.W$2]; [test_results.$E85]; &quot;&quot;)">
            <text:p/>
          </table:table-cell>
          <table:table-cell table:formula="of:=IF([test_results.$A85]=[test_results.X$2]; [test_results.$E85]; &quot;&quot;)" office:value-type="float" office:value="9.474" calcext:value-type="float">
            <text:p>9.474</text:p>
          </table:table-cell>
          <table:table-cell table:formula="of:=IF([test_results.$A85]=[test_results.Y$2]; [test_results.$E85]; &quot;&quot;)">
            <text:p/>
          </table:table-cell>
          <table:table-cell table:formula="of:=IF([test_results.$A85]=[test_results.Z$2]; [test_results.$E85]; &quot;&quot;)">
            <text:p/>
          </table:table-cell>
        </table:table-row>
        <table:table-row table:style-name="ro1">
          <table:table-cell office:value-type="string" calcext:value-type="string">
            <text:p>test101.one_car_north_inactive.zip</text:p>
          </table:table-cell>
          <table:table-cell office:value-type="float" office:value="7" calcext:value-type="float">
            <text:p>7</text:p>
          </table:table-cell>
          <table:table-cell office:value-type="float" office:value="11.18" calcext:value-type="float">
            <text:p>11.18</text:p>
          </table:table-cell>
          <table:table-cell office:value-type="float" office:value="20.34" calcext:value-type="float">
            <text:p>20.34</text:p>
          </table:table-cell>
          <table:table-cell office:value-type="float" office:value="7.819" calcext:value-type="float">
            <text:p>7.819</text:p>
          </table:table-cell>
          <table:table-cell office:value-type="float" office:value="6.368" calcext:value-type="float">
            <text:p>6.368</text:p>
          </table:table-cell>
          <table:table-cell office:value-type="float" office:value="25.701" calcext:value-type="float">
            <text:p>25.701</text:p>
          </table:table-cell>
          <table:table-cell office:value-type="float" office:value="1000" calcext:value-type="float">
            <text:p>1000</text:p>
          </table:table-cell>
          <table:table-cell office:value-type="float" office:value="7818.757" calcext:value-type="float">
            <text:p>7818.757</text:p>
          </table:table-cell>
          <table:table-cell office:value-type="float" office:value="127.9" calcext:value-type="float">
            <text:p>127.9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86]=[test_results.N$2]; [test_results.$E86]; &quot;&quot;)">
            <text:p/>
          </table:table-cell>
          <table:table-cell table:formula="of:=IF([test_results.$A86]=[test_results.O$2]; [test_results.$E86]; &quot;&quot;)">
            <text:p/>
          </table:table-cell>
          <table:table-cell table:formula="of:=IF([test_results.$A86]=[test_results.P$2]; [test_results.$E86]; &quot;&quot;)">
            <text:p/>
          </table:table-cell>
          <table:table-cell table:formula="of:=IF([test_results.$A86]=[test_results.Q$2]; [test_results.$E86]; &quot;&quot;)">
            <text:p/>
          </table:table-cell>
          <table:table-cell table:formula="of:=IF([test_results.$A86]=[test_results.R$2]; [test_results.$E86]; &quot;&quot;)">
            <text:p/>
          </table:table-cell>
          <table:table-cell table:formula="of:=IF([test_results.$A86]=[test_results.S$2]; [test_results.$E86]; &quot;&quot;)">
            <text:p/>
          </table:table-cell>
          <table:table-cell table:formula="of:=IF([test_results.$A86]=[test_results.T$2]; [test_results.$E86]; &quot;&quot;)">
            <text:p/>
          </table:table-cell>
          <table:table-cell table:formula="of:=IF([test_results.$A86]=[test_results.U$2]; [test_results.$E86]; &quot;&quot;)">
            <text:p/>
          </table:table-cell>
          <table:table-cell table:formula="of:=IF([test_results.$A86]=[test_results.V$2]; [test_results.$E86]; &quot;&quot;)">
            <text:p/>
          </table:table-cell>
          <table:table-cell table:formula="of:=IF([test_results.$A86]=[test_results.W$2]; [test_results.$E86]; &quot;&quot;)">
            <text:p/>
          </table:table-cell>
          <table:table-cell table:formula="of:=IF([test_results.$A86]=[test_results.X$2]; [test_results.$E86]; &quot;&quot;)">
            <text:p/>
          </table:table-cell>
          <table:table-cell table:formula="of:=IF([test_results.$A86]=[test_results.Y$2]; [test_results.$E86]; &quot;&quot;)" office:value-type="float" office:value="7.819" calcext:value-type="float">
            <text:p>7.819</text:p>
          </table:table-cell>
          <table:table-cell table:formula="of:=IF([test_results.$A86]=[test_results.Z$2]; [test_results.$E86]; &quot;&quot;)">
            <text:p/>
          </table:table-cell>
        </table:table-row>
        <table:table-row table:style-name="ro1">
          <table:table-cell office:value-type="string" calcext:value-type="string">
            <text:p>test101.cars.zip</text:p>
          </table:table-cell>
          <table:table-cell office:value-type="float" office:value="8" calcext:value-type="float">
            <text:p>8</text:p>
          </table:table-cell>
          <table:table-cell office:value-type="float" office:value="11.445" calcext:value-type="float">
            <text:p>11.445</text:p>
          </table:table-cell>
          <table:table-cell office:value-type="float" office:value="26.882" calcext:value-type="float">
            <text:p>26.882</text:p>
          </table:table-cell>
          <table:table-cell office:value-type="float" office:value="13.983" calcext:value-type="float">
            <text:p>13.983</text:p>
          </table:table-cell>
          <table:table-cell office:value-type="float" office:value="12.255" calcext:value-type="float">
            <text:p>12.255</text:p>
          </table:table-cell>
          <table:table-cell office:value-type="float" office:value="19.993" calcext:value-type="float">
            <text:p>19.993</text:p>
          </table:table-cell>
          <table:table-cell office:value-type="float" office:value="1000" calcext:value-type="float">
            <text:p>1000</text:p>
          </table:table-cell>
          <table:table-cell office:value-type="float" office:value="13982.746" calcext:value-type="float">
            <text:p>13982.746</text:p>
          </table:table-cell>
          <table:table-cell office:value-type="float" office:value="71.52" calcext:value-type="float">
            <text:p>71.52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87]=[test_results.N$2]; [test_results.$E87]; &quot;&quot;)" office:value-type="float" office:value="13.983" calcext:value-type="float">
            <text:p>13.983</text:p>
          </table:table-cell>
          <table:table-cell table:formula="of:=IF([test_results.$A87]=[test_results.O$2]; [test_results.$E87]; &quot;&quot;)">
            <text:p/>
          </table:table-cell>
          <table:table-cell table:formula="of:=IF([test_results.$A87]=[test_results.P$2]; [test_results.$E87]; &quot;&quot;)">
            <text:p/>
          </table:table-cell>
          <table:table-cell table:formula="of:=IF([test_results.$A87]=[test_results.Q$2]; [test_results.$E87]; &quot;&quot;)">
            <text:p/>
          </table:table-cell>
          <table:table-cell table:formula="of:=IF([test_results.$A87]=[test_results.R$2]; [test_results.$E87]; &quot;&quot;)">
            <text:p/>
          </table:table-cell>
          <table:table-cell table:formula="of:=IF([test_results.$A87]=[test_results.S$2]; [test_results.$E87]; &quot;&quot;)">
            <text:p/>
          </table:table-cell>
          <table:table-cell table:formula="of:=IF([test_results.$A87]=[test_results.T$2]; [test_results.$E87]; &quot;&quot;)">
            <text:p/>
          </table:table-cell>
          <table:table-cell table:formula="of:=IF([test_results.$A87]=[test_results.U$2]; [test_results.$E87]; &quot;&quot;)">
            <text:p/>
          </table:table-cell>
          <table:table-cell table:formula="of:=IF([test_results.$A87]=[test_results.V$2]; [test_results.$E87]; &quot;&quot;)">
            <text:p/>
          </table:table-cell>
          <table:table-cell table:formula="of:=IF([test_results.$A87]=[test_results.W$2]; [test_results.$E87]; &quot;&quot;)">
            <text:p/>
          </table:table-cell>
          <table:table-cell table:formula="of:=IF([test_results.$A87]=[test_results.X$2]; [test_results.$E87]; &quot;&quot;)">
            <text:p/>
          </table:table-cell>
          <table:table-cell table:formula="of:=IF([test_results.$A87]=[test_results.Y$2]; [test_results.$E87]; &quot;&quot;)">
            <text:p/>
          </table:table-cell>
          <table:table-cell table:formula="of:=IF([test_results.$A87]=[test_results.Z$2]; [test_results.$E87]; &quot;&quot;)">
            <text:p/>
          </table:table-cell>
        </table:table-row>
        <table:table-row table:style-name="ro1">
          <table:table-cell office:value-type="string" calcext:value-type="string">
            <text:p>test101.cars_clocked.zip</text:p>
          </table:table-cell>
          <table:table-cell office:value-type="float" office:value="8" calcext:value-type="float">
            <text:p>8</text:p>
          </table:table-cell>
          <table:table-cell office:value-type="float" office:value="11.213" calcext:value-type="float">
            <text:p>11.213</text:p>
          </table:table-cell>
          <table:table-cell office:value-type="float" office:value="23.482" calcext:value-type="float">
            <text:p>23.482</text:p>
          </table:table-cell>
          <table:table-cell office:value-type="float" office:value="10.891" calcext:value-type="float">
            <text:p>10.891</text:p>
          </table:table-cell>
          <table:table-cell office:value-type="float" office:value="9.332" calcext:value-type="float">
            <text:p>9.332</text:p>
          </table:table-cell>
          <table:table-cell office:value-type="float" office:value="22.825" calcext:value-type="float">
            <text:p>22.825</text:p>
          </table:table-cell>
          <table:table-cell office:value-type="float" office:value="1000" calcext:value-type="float">
            <text:p>1000</text:p>
          </table:table-cell>
          <table:table-cell office:value-type="float" office:value="10891.225" calcext:value-type="float">
            <text:p>10891.225</text:p>
          </table:table-cell>
          <table:table-cell office:value-type="float" office:value="91.82" calcext:value-type="float">
            <text:p>91.82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88]=[test_results.N$2]; [test_results.$E88]; &quot;&quot;)">
            <text:p/>
          </table:table-cell>
          <table:table-cell table:formula="of:=IF([test_results.$A88]=[test_results.O$2]; [test_results.$E88]; &quot;&quot;)" office:value-type="float" office:value="10.891" calcext:value-type="float">
            <text:p>10.891</text:p>
          </table:table-cell>
          <table:table-cell table:formula="of:=IF([test_results.$A88]=[test_results.P$2]; [test_results.$E88]; &quot;&quot;)">
            <text:p/>
          </table:table-cell>
          <table:table-cell table:formula="of:=IF([test_results.$A88]=[test_results.Q$2]; [test_results.$E88]; &quot;&quot;)">
            <text:p/>
          </table:table-cell>
          <table:table-cell table:formula="of:=IF([test_results.$A88]=[test_results.R$2]; [test_results.$E88]; &quot;&quot;)">
            <text:p/>
          </table:table-cell>
          <table:table-cell table:formula="of:=IF([test_results.$A88]=[test_results.S$2]; [test_results.$E88]; &quot;&quot;)">
            <text:p/>
          </table:table-cell>
          <table:table-cell table:formula="of:=IF([test_results.$A88]=[test_results.T$2]; [test_results.$E88]; &quot;&quot;)">
            <text:p/>
          </table:table-cell>
          <table:table-cell table:formula="of:=IF([test_results.$A88]=[test_results.U$2]; [test_results.$E88]; &quot;&quot;)">
            <text:p/>
          </table:table-cell>
          <table:table-cell table:formula="of:=IF([test_results.$A88]=[test_results.V$2]; [test_results.$E88]; &quot;&quot;)">
            <text:p/>
          </table:table-cell>
          <table:table-cell table:formula="of:=IF([test_results.$A88]=[test_results.W$2]; [test_results.$E88]; &quot;&quot;)">
            <text:p/>
          </table:table-cell>
          <table:table-cell table:formula="of:=IF([test_results.$A88]=[test_results.X$2]; [test_results.$E88]; &quot;&quot;)">
            <text:p/>
          </table:table-cell>
          <table:table-cell table:formula="of:=IF([test_results.$A88]=[test_results.Y$2]; [test_results.$E88]; &quot;&quot;)">
            <text:p/>
          </table:table-cell>
          <table:table-cell table:formula="of:=IF([test_results.$A88]=[test_results.Z$2]; [test_results.$E88]; &quot;&quot;)">
            <text:p/>
          </table:table-cell>
        </table:table-row>
        <table:table-row table:style-name="ro1">
          <table:table-cell office:value-type="string" calcext:value-type="string">
            <text:p>test101.cars_clocked_inactive.zip</text:p>
          </table:table-cell>
          <table:table-cell office:value-type="float" office:value="8" calcext:value-type="float">
            <text:p>8</text:p>
          </table:table-cell>
          <table:table-cell office:value-type="float" office:value="11.233" calcext:value-type="float">
            <text:p>11.233</text:p>
          </table:table-cell>
          <table:table-cell office:value-type="float" office:value="20.428" calcext:value-type="float">
            <text:p>20.428</text:p>
          </table:table-cell>
          <table:table-cell office:value-type="float" office:value="7.813" calcext:value-type="float">
            <text:p>7.813</text:p>
          </table:table-cell>
          <table:table-cell office:value-type="float" office:value="6.401" calcext:value-type="float">
            <text:p>6.401</text:p>
          </table:table-cell>
          <table:table-cell office:value-type="float" office:value="20.691" calcext:value-type="float">
            <text:p>20.691</text:p>
          </table:table-cell>
          <table:table-cell office:value-type="float" office:value="1000" calcext:value-type="float">
            <text:p>1000</text:p>
          </table:table-cell>
          <table:table-cell office:value-type="float" office:value="7813.031" calcext:value-type="float">
            <text:p>7813.031</text:p>
          </table:table-cell>
          <table:table-cell office:value-type="float" office:value="127.99" calcext:value-type="float">
            <text:p>127.99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89]=[test_results.N$2]; [test_results.$E89]; &quot;&quot;)">
            <text:p/>
          </table:table-cell>
          <table:table-cell table:formula="of:=IF([test_results.$A89]=[test_results.O$2]; [test_results.$E89]; &quot;&quot;)">
            <text:p/>
          </table:table-cell>
          <table:table-cell table:formula="of:=IF([test_results.$A89]=[test_results.P$2]; [test_results.$E89]; &quot;&quot;)" office:value-type="float" office:value="7.813" calcext:value-type="float">
            <text:p>7.813</text:p>
          </table:table-cell>
          <table:table-cell table:formula="of:=IF([test_results.$A89]=[test_results.Q$2]; [test_results.$E89]; &quot;&quot;)">
            <text:p/>
          </table:table-cell>
          <table:table-cell table:formula="of:=IF([test_results.$A89]=[test_results.R$2]; [test_results.$E89]; &quot;&quot;)">
            <text:p/>
          </table:table-cell>
          <table:table-cell table:formula="of:=IF([test_results.$A89]=[test_results.S$2]; [test_results.$E89]; &quot;&quot;)">
            <text:p/>
          </table:table-cell>
          <table:table-cell table:formula="of:=IF([test_results.$A89]=[test_results.T$2]; [test_results.$E89]; &quot;&quot;)">
            <text:p/>
          </table:table-cell>
          <table:table-cell table:formula="of:=IF([test_results.$A89]=[test_results.U$2]; [test_results.$E89]; &quot;&quot;)">
            <text:p/>
          </table:table-cell>
          <table:table-cell table:formula="of:=IF([test_results.$A89]=[test_results.V$2]; [test_results.$E89]; &quot;&quot;)">
            <text:p/>
          </table:table-cell>
          <table:table-cell table:formula="of:=IF([test_results.$A89]=[test_results.W$2]; [test_results.$E89]; &quot;&quot;)">
            <text:p/>
          </table:table-cell>
          <table:table-cell table:formula="of:=IF([test_results.$A89]=[test_results.X$2]; [test_results.$E89]; &quot;&quot;)">
            <text:p/>
          </table:table-cell>
          <table:table-cell table:formula="of:=IF([test_results.$A89]=[test_results.Y$2]; [test_results.$E89]; &quot;&quot;)">
            <text:p/>
          </table:table-cell>
          <table:table-cell table:formula="of:=IF([test_results.$A89]=[test_results.Z$2]; [test_results.$E89]; &quot;&quot;)">
            <text:p/>
          </table:table-cell>
        </table:table-row>
        <table:table-row table:style-name="ro1">
          <table:table-cell office:value-type="string" calcext:value-type="string">
            <text:p>test101.cars_inactive.zip</text:p>
          </table:table-cell>
          <table:table-cell office:value-type="float" office:value="8" calcext:value-type="float">
            <text:p>8</text:p>
          </table:table-cell>
          <table:table-cell office:value-type="float" office:value="11.257" calcext:value-type="float">
            <text:p>11.257</text:p>
          </table:table-cell>
          <table:table-cell office:value-type="float" office:value="24.035" calcext:value-type="float">
            <text:p>24.035</text:p>
          </table:table-cell>
          <table:table-cell office:value-type="float" office:value="11.336" calcext:value-type="float">
            <text:p>11.336</text:p>
          </table:table-cell>
          <table:table-cell office:value-type="float" office:value="9.223" calcext:value-type="float">
            <text:p>9.223</text:p>
          </table:table-cell>
          <table:table-cell office:value-type="float" office:value="16.368" calcext:value-type="float">
            <text:p>16.368</text:p>
          </table:table-cell>
          <table:table-cell office:value-type="float" office:value="1000" calcext:value-type="float">
            <text:p>1000</text:p>
          </table:table-cell>
          <table:table-cell office:value-type="float" office:value="11336.096" calcext:value-type="float">
            <text:p>11336.096</text:p>
          </table:table-cell>
          <table:table-cell office:value-type="float" office:value="88.21" calcext:value-type="float">
            <text:p>88.21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90]=[test_results.N$2]; [test_results.$E90]; &quot;&quot;)">
            <text:p/>
          </table:table-cell>
          <table:table-cell table:formula="of:=IF([test_results.$A90]=[test_results.O$2]; [test_results.$E90]; &quot;&quot;)">
            <text:p/>
          </table:table-cell>
          <table:table-cell table:formula="of:=IF([test_results.$A90]=[test_results.P$2]; [test_results.$E90]; &quot;&quot;)">
            <text:p/>
          </table:table-cell>
          <table:table-cell table:formula="of:=IF([test_results.$A90]=[test_results.Q$2]; [test_results.$E90]; &quot;&quot;)" office:value-type="float" office:value="11.336" calcext:value-type="float">
            <text:p>11.336</text:p>
          </table:table-cell>
          <table:table-cell table:formula="of:=IF([test_results.$A90]=[test_results.R$2]; [test_results.$E90]; &quot;&quot;)">
            <text:p/>
          </table:table-cell>
          <table:table-cell table:formula="of:=IF([test_results.$A90]=[test_results.S$2]; [test_results.$E90]; &quot;&quot;)">
            <text:p/>
          </table:table-cell>
          <table:table-cell table:formula="of:=IF([test_results.$A90]=[test_results.T$2]; [test_results.$E90]; &quot;&quot;)">
            <text:p/>
          </table:table-cell>
          <table:table-cell table:formula="of:=IF([test_results.$A90]=[test_results.U$2]; [test_results.$E90]; &quot;&quot;)">
            <text:p/>
          </table:table-cell>
          <table:table-cell table:formula="of:=IF([test_results.$A90]=[test_results.V$2]; [test_results.$E90]; &quot;&quot;)">
            <text:p/>
          </table:table-cell>
          <table:table-cell table:formula="of:=IF([test_results.$A90]=[test_results.W$2]; [test_results.$E90]; &quot;&quot;)">
            <text:p/>
          </table:table-cell>
          <table:table-cell table:formula="of:=IF([test_results.$A90]=[test_results.X$2]; [test_results.$E90]; &quot;&quot;)">
            <text:p/>
          </table:table-cell>
          <table:table-cell table:formula="of:=IF([test_results.$A90]=[test_results.Y$2]; [test_results.$E90]; &quot;&quot;)">
            <text:p/>
          </table:table-cell>
          <table:table-cell table:formula="of:=IF([test_results.$A90]=[test_results.Z$2]; [test_results.$E90]; &quot;&quot;)">
            <text:p/>
          </table:table-cell>
        </table:table-row>
        <table:table-row table:style-name="ro1">
          <table:table-cell office:value-type="string" calcext:value-type="string">
            <text:p>test101.cars_north_clocked.zip</text:p>
          </table:table-cell>
          <table:table-cell office:value-type="float" office:value="8" calcext:value-type="float">
            <text:p>8</text:p>
          </table:table-cell>
          <table:table-cell office:value-type="float" office:value="11.25" calcext:value-type="float">
            <text:p>11.25</text:p>
          </table:table-cell>
          <table:table-cell office:value-type="float" office:value="23.821" calcext:value-type="float">
            <text:p>23.821</text:p>
          </table:table-cell>
          <table:table-cell office:value-type="float" office:value="11.161" calcext:value-type="float">
            <text:p>11.161</text:p>
          </table:table-cell>
          <table:table-cell office:value-type="float" office:value="9.477" calcext:value-type="float">
            <text:p>9.477</text:p>
          </table:table-cell>
          <table:table-cell office:value-type="float" office:value="26.059" calcext:value-type="float">
            <text:p>26.059</text:p>
          </table:table-cell>
          <table:table-cell office:value-type="float" office:value="1000" calcext:value-type="float">
            <text:p>1000</text:p>
          </table:table-cell>
          <table:table-cell office:value-type="float" office:value="11161.3" calcext:value-type="float">
            <text:p>11161.3</text:p>
          </table:table-cell>
          <table:table-cell office:value-type="float" office:value="89.6" calcext:value-type="float">
            <text:p>89.6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91]=[test_results.N$2]; [test_results.$E91]; &quot;&quot;)">
            <text:p/>
          </table:table-cell>
          <table:table-cell table:formula="of:=IF([test_results.$A91]=[test_results.O$2]; [test_results.$E91]; &quot;&quot;)">
            <text:p/>
          </table:table-cell>
          <table:table-cell table:formula="of:=IF([test_results.$A91]=[test_results.P$2]; [test_results.$E91]; &quot;&quot;)">
            <text:p/>
          </table:table-cell>
          <table:table-cell table:formula="of:=IF([test_results.$A91]=[test_results.Q$2]; [test_results.$E91]; &quot;&quot;)">
            <text:p/>
          </table:table-cell>
          <table:table-cell table:formula="of:=IF([test_results.$A91]=[test_results.R$2]; [test_results.$E91]; &quot;&quot;)" office:value-type="float" office:value="11.161" calcext:value-type="float">
            <text:p>11.161</text:p>
          </table:table-cell>
          <table:table-cell table:formula="of:=IF([test_results.$A91]=[test_results.S$2]; [test_results.$E91]; &quot;&quot;)">
            <text:p/>
          </table:table-cell>
          <table:table-cell table:formula="of:=IF([test_results.$A91]=[test_results.T$2]; [test_results.$E91]; &quot;&quot;)">
            <text:p/>
          </table:table-cell>
          <table:table-cell table:formula="of:=IF([test_results.$A91]=[test_results.U$2]; [test_results.$E91]; &quot;&quot;)">
            <text:p/>
          </table:table-cell>
          <table:table-cell table:formula="of:=IF([test_results.$A91]=[test_results.V$2]; [test_results.$E91]; &quot;&quot;)">
            <text:p/>
          </table:table-cell>
          <table:table-cell table:formula="of:=IF([test_results.$A91]=[test_results.W$2]; [test_results.$E91]; &quot;&quot;)">
            <text:p/>
          </table:table-cell>
          <table:table-cell table:formula="of:=IF([test_results.$A91]=[test_results.X$2]; [test_results.$E91]; &quot;&quot;)">
            <text:p/>
          </table:table-cell>
          <table:table-cell table:formula="of:=IF([test_results.$A91]=[test_results.Y$2]; [test_results.$E91]; &quot;&quot;)">
            <text:p/>
          </table:table-cell>
          <table:table-cell table:formula="of:=IF([test_results.$A91]=[test_results.Z$2]; [test_results.$E91]; &quot;&quot;)">
            <text:p/>
          </table:table-cell>
        </table:table-row>
        <table:table-row table:style-name="ro1">
          <table:table-cell office:value-type="string" calcext:value-type="string">
            <text:p>test101.cars_north_clocked_inactive.zip</text:p>
          </table:table-cell>
          <table:table-cell office:value-type="float" office:value="8" calcext:value-type="float">
            <text:p>8</text:p>
          </table:table-cell>
          <table:table-cell office:value-type="float" office:value="11.154" calcext:value-type="float">
            <text:p>11.154</text:p>
          </table:table-cell>
          <table:table-cell office:value-type="float" office:value="20.208" calcext:value-type="float">
            <text:p>20.208</text:p>
          </table:table-cell>
          <table:table-cell office:value-type="float" office:value="7.657" calcext:value-type="float">
            <text:p>7.657</text:p>
          </table:table-cell>
          <table:table-cell office:value-type="float" office:value="6.337" calcext:value-type="float">
            <text:p>6.337</text:p>
          </table:table-cell>
          <table:table-cell office:value-type="float" office:value="17.89" calcext:value-type="float">
            <text:p>17.89</text:p>
          </table:table-cell>
          <table:table-cell office:value-type="float" office:value="1000" calcext:value-type="float">
            <text:p>1000</text:p>
          </table:table-cell>
          <table:table-cell office:value-type="float" office:value="7656.817" calcext:value-type="float">
            <text:p>7656.817</text:p>
          </table:table-cell>
          <table:table-cell office:value-type="float" office:value="130.6" calcext:value-type="float">
            <text:p>130.6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92]=[test_results.N$2]; [test_results.$E92]; &quot;&quot;)">
            <text:p/>
          </table:table-cell>
          <table:table-cell table:formula="of:=IF([test_results.$A92]=[test_results.O$2]; [test_results.$E92]; &quot;&quot;)">
            <text:p/>
          </table:table-cell>
          <table:table-cell table:formula="of:=IF([test_results.$A92]=[test_results.P$2]; [test_results.$E92]; &quot;&quot;)">
            <text:p/>
          </table:table-cell>
          <table:table-cell table:formula="of:=IF([test_results.$A92]=[test_results.Q$2]; [test_results.$E92]; &quot;&quot;)">
            <text:p/>
          </table:table-cell>
          <table:table-cell table:formula="of:=IF([test_results.$A92]=[test_results.R$2]; [test_results.$E92]; &quot;&quot;)">
            <text:p/>
          </table:table-cell>
          <table:table-cell table:formula="of:=IF([test_results.$A92]=[test_results.S$2]; [test_results.$E92]; &quot;&quot;)" office:value-type="float" office:value="7.657" calcext:value-type="float">
            <text:p>7.657</text:p>
          </table:table-cell>
          <table:table-cell table:formula="of:=IF([test_results.$A92]=[test_results.T$2]; [test_results.$E92]; &quot;&quot;)">
            <text:p/>
          </table:table-cell>
          <table:table-cell table:formula="of:=IF([test_results.$A92]=[test_results.U$2]; [test_results.$E92]; &quot;&quot;)">
            <text:p/>
          </table:table-cell>
          <table:table-cell table:formula="of:=IF([test_results.$A92]=[test_results.V$2]; [test_results.$E92]; &quot;&quot;)">
            <text:p/>
          </table:table-cell>
          <table:table-cell table:formula="of:=IF([test_results.$A92]=[test_results.W$2]; [test_results.$E92]; &quot;&quot;)">
            <text:p/>
          </table:table-cell>
          <table:table-cell table:formula="of:=IF([test_results.$A92]=[test_results.X$2]; [test_results.$E92]; &quot;&quot;)">
            <text:p/>
          </table:table-cell>
          <table:table-cell table:formula="of:=IF([test_results.$A92]=[test_results.Y$2]; [test_results.$E92]; &quot;&quot;)">
            <text:p/>
          </table:table-cell>
          <table:table-cell table:formula="of:=IF([test_results.$A92]=[test_results.Z$2]; [test_results.$E92]; &quot;&quot;)">
            <text:p/>
          </table:table-cell>
        </table:table-row>
        <table:table-row table:style-name="ro1">
          <table:table-cell office:value-type="string" calcext:value-type="string">
            <text:p>test101.chests.zip</text:p>
          </table:table-cell>
          <table:table-cell office:value-type="float" office:value="8" calcext:value-type="float">
            <text:p>8</text:p>
          </table:table-cell>
          <table:table-cell office:value-type="float" office:value="11.17" calcext:value-type="float">
            <text:p>11.17</text:p>
          </table:table-cell>
          <table:table-cell office:value-type="float" office:value="25.197" calcext:value-type="float">
            <text:p>25.197</text:p>
          </table:table-cell>
          <table:table-cell office:value-type="float" office:value="12.475" calcext:value-type="float">
            <text:p>12.475</text:p>
          </table:table-cell>
          <table:table-cell office:value-type="float" office:value="10.321" calcext:value-type="float">
            <text:p>10.321</text:p>
          </table:table-cell>
          <table:table-cell office:value-type="float" office:value="26.257" calcext:value-type="float">
            <text:p>26.257</text:p>
          </table:table-cell>
          <table:table-cell office:value-type="float" office:value="1000" calcext:value-type="float">
            <text:p>1000</text:p>
          </table:table-cell>
          <table:table-cell office:value-type="float" office:value="12475.169" calcext:value-type="float">
            <text:p>12475.169</text:p>
          </table:table-cell>
          <table:table-cell office:value-type="float" office:value="80.16" calcext:value-type="float">
            <text:p>80.16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93]=[test_results.N$2]; [test_results.$E93]; &quot;&quot;)">
            <text:p/>
          </table:table-cell>
          <table:table-cell table:formula="of:=IF([test_results.$A93]=[test_results.O$2]; [test_results.$E93]; &quot;&quot;)">
            <text:p/>
          </table:table-cell>
          <table:table-cell table:formula="of:=IF([test_results.$A93]=[test_results.P$2]; [test_results.$E93]; &quot;&quot;)">
            <text:p/>
          </table:table-cell>
          <table:table-cell table:formula="of:=IF([test_results.$A93]=[test_results.Q$2]; [test_results.$E93]; &quot;&quot;)">
            <text:p/>
          </table:table-cell>
          <table:table-cell table:formula="of:=IF([test_results.$A93]=[test_results.R$2]; [test_results.$E93]; &quot;&quot;)">
            <text:p/>
          </table:table-cell>
          <table:table-cell table:formula="of:=IF([test_results.$A93]=[test_results.S$2]; [test_results.$E93]; &quot;&quot;)">
            <text:p/>
          </table:table-cell>
          <table:table-cell table:formula="of:=IF([test_results.$A93]=[test_results.T$2]; [test_results.$E93]; &quot;&quot;)" office:value-type="float" office:value="12.475" calcext:value-type="float">
            <text:p>12.475</text:p>
          </table:table-cell>
          <table:table-cell table:formula="of:=IF([test_results.$A93]=[test_results.U$2]; [test_results.$E93]; &quot;&quot;)">
            <text:p/>
          </table:table-cell>
          <table:table-cell table:formula="of:=IF([test_results.$A93]=[test_results.V$2]; [test_results.$E93]; &quot;&quot;)">
            <text:p/>
          </table:table-cell>
          <table:table-cell table:formula="of:=IF([test_results.$A93]=[test_results.W$2]; [test_results.$E93]; &quot;&quot;)">
            <text:p/>
          </table:table-cell>
          <table:table-cell table:formula="of:=IF([test_results.$A93]=[test_results.X$2]; [test_results.$E93]; &quot;&quot;)">
            <text:p/>
          </table:table-cell>
          <table:table-cell table:formula="of:=IF([test_results.$A93]=[test_results.Y$2]; [test_results.$E93]; &quot;&quot;)">
            <text:p/>
          </table:table-cell>
          <table:table-cell table:formula="of:=IF([test_results.$A93]=[test_results.Z$2]; [test_results.$E93]; &quot;&quot;)">
            <text:p/>
          </table:table-cell>
        </table:table-row>
        <table:table-row table:style-name="ro1">
          <table:table-cell office:value-type="string" calcext:value-type="string">
            <text:p>test101.chests_clocked.zip</text:p>
          </table:table-cell>
          <table:table-cell office:value-type="float" office:value="8" calcext:value-type="float">
            <text:p>8</text:p>
          </table:table-cell>
          <table:table-cell office:value-type="float" office:value="11.148" calcext:value-type="float">
            <text:p>11.148</text:p>
          </table:table-cell>
          <table:table-cell office:value-type="float" office:value="20.652" calcext:value-type="float">
            <text:p>20.652</text:p>
          </table:table-cell>
          <table:table-cell office:value-type="float" office:value="8.113" calcext:value-type="float">
            <text:p>8.113</text:p>
          </table:table-cell>
          <table:table-cell office:value-type="float" office:value="6.432" calcext:value-type="float">
            <text:p>6.432</text:p>
          </table:table-cell>
          <table:table-cell office:value-type="float" office:value="16.215" calcext:value-type="float">
            <text:p>16.215</text:p>
          </table:table-cell>
          <table:table-cell office:value-type="float" office:value="1000" calcext:value-type="float">
            <text:p>1000</text:p>
          </table:table-cell>
          <table:table-cell office:value-type="float" office:value="8113.03" calcext:value-type="float">
            <text:p>8113.03</text:p>
          </table:table-cell>
          <table:table-cell office:value-type="float" office:value="123.26" calcext:value-type="float">
            <text:p>123.26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94]=[test_results.N$2]; [test_results.$E94]; &quot;&quot;)">
            <text:p/>
          </table:table-cell>
          <table:table-cell table:formula="of:=IF([test_results.$A94]=[test_results.O$2]; [test_results.$E94]; &quot;&quot;)">
            <text:p/>
          </table:table-cell>
          <table:table-cell table:formula="of:=IF([test_results.$A94]=[test_results.P$2]; [test_results.$E94]; &quot;&quot;)">
            <text:p/>
          </table:table-cell>
          <table:table-cell table:formula="of:=IF([test_results.$A94]=[test_results.Q$2]; [test_results.$E94]; &quot;&quot;)">
            <text:p/>
          </table:table-cell>
          <table:table-cell table:formula="of:=IF([test_results.$A94]=[test_results.R$2]; [test_results.$E94]; &quot;&quot;)">
            <text:p/>
          </table:table-cell>
          <table:table-cell table:formula="of:=IF([test_results.$A94]=[test_results.S$2]; [test_results.$E94]; &quot;&quot;)">
            <text:p/>
          </table:table-cell>
          <table:table-cell table:formula="of:=IF([test_results.$A94]=[test_results.T$2]; [test_results.$E94]; &quot;&quot;)">
            <text:p/>
          </table:table-cell>
          <table:table-cell table:formula="of:=IF([test_results.$A94]=[test_results.U$2]; [test_results.$E94]; &quot;&quot;)" office:value-type="float" office:value="8.113" calcext:value-type="float">
            <text:p>8.113</text:p>
          </table:table-cell>
          <table:table-cell table:formula="of:=IF([test_results.$A94]=[test_results.V$2]; [test_results.$E94]; &quot;&quot;)">
            <text:p/>
          </table:table-cell>
          <table:table-cell table:formula="of:=IF([test_results.$A94]=[test_results.W$2]; [test_results.$E94]; &quot;&quot;)">
            <text:p/>
          </table:table-cell>
          <table:table-cell table:formula="of:=IF([test_results.$A94]=[test_results.X$2]; [test_results.$E94]; &quot;&quot;)">
            <text:p/>
          </table:table-cell>
          <table:table-cell table:formula="of:=IF([test_results.$A94]=[test_results.Y$2]; [test_results.$E94]; &quot;&quot;)">
            <text:p/>
          </table:table-cell>
          <table:table-cell table:formula="of:=IF([test_results.$A94]=[test_results.Z$2]; [test_results.$E94]; &quot;&quot;)">
            <text:p/>
          </table:table-cell>
        </table:table-row>
        <table:table-row table:style-name="ro1">
          <table:table-cell office:value-type="string" calcext:value-type="string">
            <text:p>test101.one_car.zip</text:p>
          </table:table-cell>
          <table:table-cell office:value-type="float" office:value="8" calcext:value-type="float">
            <text:p>8</text:p>
          </table:table-cell>
          <table:table-cell office:value-type="float" office:value="11.291" calcext:value-type="float">
            <text:p>11.291</text:p>
          </table:table-cell>
          <table:table-cell office:value-type="float" office:value="22.026" calcext:value-type="float">
            <text:p>22.026</text:p>
          </table:table-cell>
          <table:table-cell office:value-type="float" office:value="9.414" calcext:value-type="float">
            <text:p>9.414</text:p>
          </table:table-cell>
          <table:table-cell office:value-type="float" office:value="7.936" calcext:value-type="float">
            <text:p>7.936</text:p>
          </table:table-cell>
          <table:table-cell office:value-type="float" office:value="28.654" calcext:value-type="float">
            <text:p>28.654</text:p>
          </table:table-cell>
          <table:table-cell office:value-type="float" office:value="1000" calcext:value-type="float">
            <text:p>1000</text:p>
          </table:table-cell>
          <table:table-cell office:value-type="float" office:value="9413.791" calcext:value-type="float">
            <text:p>9413.791</text:p>
          </table:table-cell>
          <table:table-cell office:value-type="float" office:value="106.23" calcext:value-type="float">
            <text:p>106.23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95]=[test_results.N$2]; [test_results.$E95]; &quot;&quot;)">
            <text:p/>
          </table:table-cell>
          <table:table-cell table:formula="of:=IF([test_results.$A95]=[test_results.O$2]; [test_results.$E95]; &quot;&quot;)">
            <text:p/>
          </table:table-cell>
          <table:table-cell table:formula="of:=IF([test_results.$A95]=[test_results.P$2]; [test_results.$E95]; &quot;&quot;)">
            <text:p/>
          </table:table-cell>
          <table:table-cell table:formula="of:=IF([test_results.$A95]=[test_results.Q$2]; [test_results.$E95]; &quot;&quot;)">
            <text:p/>
          </table:table-cell>
          <table:table-cell table:formula="of:=IF([test_results.$A95]=[test_results.R$2]; [test_results.$E95]; &quot;&quot;)">
            <text:p/>
          </table:table-cell>
          <table:table-cell table:formula="of:=IF([test_results.$A95]=[test_results.S$2]; [test_results.$E95]; &quot;&quot;)">
            <text:p/>
          </table:table-cell>
          <table:table-cell table:formula="of:=IF([test_results.$A95]=[test_results.T$2]; [test_results.$E95]; &quot;&quot;)">
            <text:p/>
          </table:table-cell>
          <table:table-cell table:formula="of:=IF([test_results.$A95]=[test_results.U$2]; [test_results.$E95]; &quot;&quot;)">
            <text:p/>
          </table:table-cell>
          <table:table-cell table:formula="of:=IF([test_results.$A95]=[test_results.V$2]; [test_results.$E95]; &quot;&quot;)" office:value-type="float" office:value="9.414" calcext:value-type="float">
            <text:p>9.414</text:p>
          </table:table-cell>
          <table:table-cell table:formula="of:=IF([test_results.$A95]=[test_results.W$2]; [test_results.$E95]; &quot;&quot;)">
            <text:p/>
          </table:table-cell>
          <table:table-cell table:formula="of:=IF([test_results.$A95]=[test_results.X$2]; [test_results.$E95]; &quot;&quot;)">
            <text:p/>
          </table:table-cell>
          <table:table-cell table:formula="of:=IF([test_results.$A95]=[test_results.Y$2]; [test_results.$E95]; &quot;&quot;)">
            <text:p/>
          </table:table-cell>
          <table:table-cell table:formula="of:=IF([test_results.$A95]=[test_results.Z$2]; [test_results.$E95]; &quot;&quot;)">
            <text:p/>
          </table:table-cell>
        </table:table-row>
        <table:table-row table:style-name="ro1">
          <table:table-cell office:value-type="string" calcext:value-type="string">
            <text:p>test101.one_car_inactive.zip</text:p>
          </table:table-cell>
          <table:table-cell office:value-type="float" office:value="8" calcext:value-type="float">
            <text:p>8</text:p>
          </table:table-cell>
          <table:table-cell office:value-type="float" office:value="11.226" calcext:value-type="float">
            <text:p>11.226</text:p>
          </table:table-cell>
          <table:table-cell office:value-type="float" office:value="20.39" calcext:value-type="float">
            <text:p>20.39</text:p>
          </table:table-cell>
          <table:table-cell office:value-type="float" office:value="7.845" calcext:value-type="float">
            <text:p>7.845</text:p>
          </table:table-cell>
          <table:table-cell office:value-type="float" office:value="6.338" calcext:value-type="float">
            <text:p>6.338</text:p>
          </table:table-cell>
          <table:table-cell office:value-type="float" office:value="27.454" calcext:value-type="float">
            <text:p>27.454</text:p>
          </table:table-cell>
          <table:table-cell office:value-type="float" office:value="1000" calcext:value-type="float">
            <text:p>1000</text:p>
          </table:table-cell>
          <table:table-cell office:value-type="float" office:value="7844.62" calcext:value-type="float">
            <text:p>7844.62</text:p>
          </table:table-cell>
          <table:table-cell office:value-type="float" office:value="127.48" calcext:value-type="float">
            <text:p>127.48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96]=[test_results.N$2]; [test_results.$E96]; &quot;&quot;)">
            <text:p/>
          </table:table-cell>
          <table:table-cell table:formula="of:=IF([test_results.$A96]=[test_results.O$2]; [test_results.$E96]; &quot;&quot;)">
            <text:p/>
          </table:table-cell>
          <table:table-cell table:formula="of:=IF([test_results.$A96]=[test_results.P$2]; [test_results.$E96]; &quot;&quot;)">
            <text:p/>
          </table:table-cell>
          <table:table-cell table:formula="of:=IF([test_results.$A96]=[test_results.Q$2]; [test_results.$E96]; &quot;&quot;)">
            <text:p/>
          </table:table-cell>
          <table:table-cell table:formula="of:=IF([test_results.$A96]=[test_results.R$2]; [test_results.$E96]; &quot;&quot;)">
            <text:p/>
          </table:table-cell>
          <table:table-cell table:formula="of:=IF([test_results.$A96]=[test_results.S$2]; [test_results.$E96]; &quot;&quot;)">
            <text:p/>
          </table:table-cell>
          <table:table-cell table:formula="of:=IF([test_results.$A96]=[test_results.T$2]; [test_results.$E96]; &quot;&quot;)">
            <text:p/>
          </table:table-cell>
          <table:table-cell table:formula="of:=IF([test_results.$A96]=[test_results.U$2]; [test_results.$E96]; &quot;&quot;)">
            <text:p/>
          </table:table-cell>
          <table:table-cell table:formula="of:=IF([test_results.$A96]=[test_results.V$2]; [test_results.$E96]; &quot;&quot;)">
            <text:p/>
          </table:table-cell>
          <table:table-cell table:formula="of:=IF([test_results.$A96]=[test_results.W$2]; [test_results.$E96]; &quot;&quot;)" office:value-type="float" office:value="7.845" calcext:value-type="float">
            <text:p>7.845</text:p>
          </table:table-cell>
          <table:table-cell table:formula="of:=IF([test_results.$A96]=[test_results.X$2]; [test_results.$E96]; &quot;&quot;)">
            <text:p/>
          </table:table-cell>
          <table:table-cell table:formula="of:=IF([test_results.$A96]=[test_results.Y$2]; [test_results.$E96]; &quot;&quot;)">
            <text:p/>
          </table:table-cell>
          <table:table-cell table:formula="of:=IF([test_results.$A96]=[test_results.Z$2]; [test_results.$E96]; &quot;&quot;)">
            <text:p/>
          </table:table-cell>
        </table:table-row>
        <table:table-row table:style-name="ro1">
          <table:table-cell office:value-type="string" calcext:value-type="string">
            <text:p>test101.one_car_north.zip</text:p>
          </table:table-cell>
          <table:table-cell office:value-type="float" office:value="8" calcext:value-type="float">
            <text:p>8</text:p>
          </table:table-cell>
          <table:table-cell office:value-type="float" office:value="11.121" calcext:value-type="float">
            <text:p>11.121</text:p>
          </table:table-cell>
          <table:table-cell office:value-type="float" office:value="21.98" calcext:value-type="float">
            <text:p>21.98</text:p>
          </table:table-cell>
          <table:table-cell office:value-type="float" office:value="9.514" calcext:value-type="float">
            <text:p>9.514</text:p>
          </table:table-cell>
          <table:table-cell office:value-type="float" office:value="8.083" calcext:value-type="float">
            <text:p>8.083</text:p>
          </table:table-cell>
          <table:table-cell office:value-type="float" office:value="27.047" calcext:value-type="float">
            <text:p>27.047</text:p>
          </table:table-cell>
          <table:table-cell office:value-type="float" office:value="1000" calcext:value-type="float">
            <text:p>1000</text:p>
          </table:table-cell>
          <table:table-cell office:value-type="float" office:value="9513.944" calcext:value-type="float">
            <text:p>9513.944</text:p>
          </table:table-cell>
          <table:table-cell office:value-type="float" office:value="105.11" calcext:value-type="float">
            <text:p>105.11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97]=[test_results.N$2]; [test_results.$E97]; &quot;&quot;)">
            <text:p/>
          </table:table-cell>
          <table:table-cell table:formula="of:=IF([test_results.$A97]=[test_results.O$2]; [test_results.$E97]; &quot;&quot;)">
            <text:p/>
          </table:table-cell>
          <table:table-cell table:formula="of:=IF([test_results.$A97]=[test_results.P$2]; [test_results.$E97]; &quot;&quot;)">
            <text:p/>
          </table:table-cell>
          <table:table-cell table:formula="of:=IF([test_results.$A97]=[test_results.Q$2]; [test_results.$E97]; &quot;&quot;)">
            <text:p/>
          </table:table-cell>
          <table:table-cell table:formula="of:=IF([test_results.$A97]=[test_results.R$2]; [test_results.$E97]; &quot;&quot;)">
            <text:p/>
          </table:table-cell>
          <table:table-cell table:formula="of:=IF([test_results.$A97]=[test_results.S$2]; [test_results.$E97]; &quot;&quot;)">
            <text:p/>
          </table:table-cell>
          <table:table-cell table:formula="of:=IF([test_results.$A97]=[test_results.T$2]; [test_results.$E97]; &quot;&quot;)">
            <text:p/>
          </table:table-cell>
          <table:table-cell table:formula="of:=IF([test_results.$A97]=[test_results.U$2]; [test_results.$E97]; &quot;&quot;)">
            <text:p/>
          </table:table-cell>
          <table:table-cell table:formula="of:=IF([test_results.$A97]=[test_results.V$2]; [test_results.$E97]; &quot;&quot;)">
            <text:p/>
          </table:table-cell>
          <table:table-cell table:formula="of:=IF([test_results.$A97]=[test_results.W$2]; [test_results.$E97]; &quot;&quot;)">
            <text:p/>
          </table:table-cell>
          <table:table-cell table:formula="of:=IF([test_results.$A97]=[test_results.X$2]; [test_results.$E97]; &quot;&quot;)" office:value-type="float" office:value="9.514" calcext:value-type="float">
            <text:p>9.514</text:p>
          </table:table-cell>
          <table:table-cell table:formula="of:=IF([test_results.$A97]=[test_results.Y$2]; [test_results.$E97]; &quot;&quot;)">
            <text:p/>
          </table:table-cell>
          <table:table-cell table:formula="of:=IF([test_results.$A97]=[test_results.Z$2]; [test_results.$E97]; &quot;&quot;)">
            <text:p/>
          </table:table-cell>
        </table:table-row>
        <table:table-row table:style-name="ro1">
          <table:table-cell office:value-type="string" calcext:value-type="string">
            <text:p>test101.one_car_north_inactive.zip</text:p>
          </table:table-cell>
          <table:table-cell office:value-type="float" office:value="8" calcext:value-type="float">
            <text:p>8</text:p>
          </table:table-cell>
          <table:table-cell office:value-type="float" office:value="11.306" calcext:value-type="float">
            <text:p>11.306</text:p>
          </table:table-cell>
          <table:table-cell office:value-type="float" office:value="20.394" calcext:value-type="float">
            <text:p>20.394</text:p>
          </table:table-cell>
          <table:table-cell office:value-type="float" office:value="7.757" calcext:value-type="float">
            <text:p>7.757</text:p>
          </table:table-cell>
          <table:table-cell office:value-type="float" office:value="6.39" calcext:value-type="float">
            <text:p>6.39</text:p>
          </table:table-cell>
          <table:table-cell office:value-type="float" office:value="25.463" calcext:value-type="float">
            <text:p>25.463</text:p>
          </table:table-cell>
          <table:table-cell office:value-type="float" office:value="1000" calcext:value-type="float">
            <text:p>1000</text:p>
          </table:table-cell>
          <table:table-cell office:value-type="float" office:value="7757.129" calcext:value-type="float">
            <text:p>7757.129</text:p>
          </table:table-cell>
          <table:table-cell office:value-type="float" office:value="128.91" calcext:value-type="float">
            <text:p>128.91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98]=[test_results.N$2]; [test_results.$E98]; &quot;&quot;)">
            <text:p/>
          </table:table-cell>
          <table:table-cell table:formula="of:=IF([test_results.$A98]=[test_results.O$2]; [test_results.$E98]; &quot;&quot;)">
            <text:p/>
          </table:table-cell>
          <table:table-cell table:formula="of:=IF([test_results.$A98]=[test_results.P$2]; [test_results.$E98]; &quot;&quot;)">
            <text:p/>
          </table:table-cell>
          <table:table-cell table:formula="of:=IF([test_results.$A98]=[test_results.Q$2]; [test_results.$E98]; &quot;&quot;)">
            <text:p/>
          </table:table-cell>
          <table:table-cell table:formula="of:=IF([test_results.$A98]=[test_results.R$2]; [test_results.$E98]; &quot;&quot;)">
            <text:p/>
          </table:table-cell>
          <table:table-cell table:formula="of:=IF([test_results.$A98]=[test_results.S$2]; [test_results.$E98]; &quot;&quot;)">
            <text:p/>
          </table:table-cell>
          <table:table-cell table:formula="of:=IF([test_results.$A98]=[test_results.T$2]; [test_results.$E98]; &quot;&quot;)">
            <text:p/>
          </table:table-cell>
          <table:table-cell table:formula="of:=IF([test_results.$A98]=[test_results.U$2]; [test_results.$E98]; &quot;&quot;)">
            <text:p/>
          </table:table-cell>
          <table:table-cell table:formula="of:=IF([test_results.$A98]=[test_results.V$2]; [test_results.$E98]; &quot;&quot;)">
            <text:p/>
          </table:table-cell>
          <table:table-cell table:formula="of:=IF([test_results.$A98]=[test_results.W$2]; [test_results.$E98]; &quot;&quot;)">
            <text:p/>
          </table:table-cell>
          <table:table-cell table:formula="of:=IF([test_results.$A98]=[test_results.X$2]; [test_results.$E98]; &quot;&quot;)">
            <text:p/>
          </table:table-cell>
          <table:table-cell table:formula="of:=IF([test_results.$A98]=[test_results.Y$2]; [test_results.$E98]; &quot;&quot;)" office:value-type="float" office:value="7.757" calcext:value-type="float">
            <text:p>7.757</text:p>
          </table:table-cell>
          <table:table-cell table:formula="of:=IF([test_results.$A98]=[test_results.Z$2]; [test_results.$E98]; &quot;&quot;)">
            <text:p/>
          </table:table-cell>
        </table:table-row>
        <table:table-row table:style-name="ro1">
          <table:table-cell office:value-type="string" calcext:value-type="string">
            <text:p>test101.cars.zip</text:p>
          </table:table-cell>
          <table:table-cell office:value-type="float" office:value="9" calcext:value-type="float">
            <text:p>9</text:p>
          </table:table-cell>
          <table:table-cell office:value-type="float" office:value="11.393" calcext:value-type="float">
            <text:p>11.393</text:p>
          </table:table-cell>
          <table:table-cell office:value-type="float" office:value="26.933" calcext:value-type="float">
            <text:p>26.933</text:p>
          </table:table-cell>
          <table:table-cell office:value-type="float" office:value="14.084" calcext:value-type="float">
            <text:p>14.084</text:p>
          </table:table-cell>
          <table:table-cell office:value-type="float" office:value="12.34" calcext:value-type="float">
            <text:p>12.34</text:p>
          </table:table-cell>
          <table:table-cell office:value-type="float" office:value="20.285" calcext:value-type="float">
            <text:p>20.285</text:p>
          </table:table-cell>
          <table:table-cell office:value-type="float" office:value="1000" calcext:value-type="float">
            <text:p>1000</text:p>
          </table:table-cell>
          <table:table-cell office:value-type="float" office:value="14084.458" calcext:value-type="float">
            <text:p>14084.45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99]=[test_results.N$2]; [test_results.$E99]; &quot;&quot;)" office:value-type="float" office:value="14.084" calcext:value-type="float">
            <text:p>14.084</text:p>
          </table:table-cell>
          <table:table-cell table:formula="of:=IF([test_results.$A99]=[test_results.O$2]; [test_results.$E99]; &quot;&quot;)">
            <text:p/>
          </table:table-cell>
          <table:table-cell table:formula="of:=IF([test_results.$A99]=[test_results.P$2]; [test_results.$E99]; &quot;&quot;)">
            <text:p/>
          </table:table-cell>
          <table:table-cell table:formula="of:=IF([test_results.$A99]=[test_results.Q$2]; [test_results.$E99]; &quot;&quot;)">
            <text:p/>
          </table:table-cell>
          <table:table-cell table:formula="of:=IF([test_results.$A99]=[test_results.R$2]; [test_results.$E99]; &quot;&quot;)">
            <text:p/>
          </table:table-cell>
          <table:table-cell table:formula="of:=IF([test_results.$A99]=[test_results.S$2]; [test_results.$E99]; &quot;&quot;)">
            <text:p/>
          </table:table-cell>
          <table:table-cell table:formula="of:=IF([test_results.$A99]=[test_results.T$2]; [test_results.$E99]; &quot;&quot;)">
            <text:p/>
          </table:table-cell>
          <table:table-cell table:formula="of:=IF([test_results.$A99]=[test_results.U$2]; [test_results.$E99]; &quot;&quot;)">
            <text:p/>
          </table:table-cell>
          <table:table-cell table:formula="of:=IF([test_results.$A99]=[test_results.V$2]; [test_results.$E99]; &quot;&quot;)">
            <text:p/>
          </table:table-cell>
          <table:table-cell table:formula="of:=IF([test_results.$A99]=[test_results.W$2]; [test_results.$E99]; &quot;&quot;)">
            <text:p/>
          </table:table-cell>
          <table:table-cell table:formula="of:=IF([test_results.$A99]=[test_results.X$2]; [test_results.$E99]; &quot;&quot;)">
            <text:p/>
          </table:table-cell>
          <table:table-cell table:formula="of:=IF([test_results.$A99]=[test_results.Y$2]; [test_results.$E99]; &quot;&quot;)">
            <text:p/>
          </table:table-cell>
          <table:table-cell table:formula="of:=IF([test_results.$A99]=[test_results.Z$2]; [test_results.$E99]; &quot;&quot;)">
            <text:p/>
          </table:table-cell>
        </table:table-row>
        <table:table-row table:style-name="ro1">
          <table:table-cell office:value-type="string" calcext:value-type="string">
            <text:p>test101.cars_clocked.zip</text:p>
          </table:table-cell>
          <table:table-cell office:value-type="float" office:value="9" calcext:value-type="float">
            <text:p>9</text:p>
          </table:table-cell>
          <table:table-cell office:value-type="float" office:value="11.333" calcext:value-type="float">
            <text:p>11.333</text:p>
          </table:table-cell>
          <table:table-cell office:value-type="float" office:value="23.628" calcext:value-type="float">
            <text:p>23.628</text:p>
          </table:table-cell>
          <table:table-cell office:value-type="float" office:value="10.904" calcext:value-type="float">
            <text:p>10.904</text:p>
          </table:table-cell>
          <table:table-cell office:value-type="float" office:value="9.52" calcext:value-type="float">
            <text:p>9.52</text:p>
          </table:table-cell>
          <table:table-cell office:value-type="float" office:value="21.758" calcext:value-type="float">
            <text:p>21.758</text:p>
          </table:table-cell>
          <table:table-cell office:value-type="float" office:value="1000" calcext:value-type="float">
            <text:p>1000</text:p>
          </table:table-cell>
          <table:table-cell office:value-type="float" office:value="10904.384" calcext:value-type="float">
            <text:p>10904.384</text:p>
          </table:table-cell>
          <table:table-cell office:value-type="float" office:value="91.71" calcext:value-type="float">
            <text:p>91.71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00]=[test_results.N$2]; [test_results.$E100]; &quot;&quot;)">
            <text:p/>
          </table:table-cell>
          <table:table-cell table:formula="of:=IF([test_results.$A100]=[test_results.O$2]; [test_results.$E100]; &quot;&quot;)" office:value-type="float" office:value="10.904" calcext:value-type="float">
            <text:p>10.904</text:p>
          </table:table-cell>
          <table:table-cell table:formula="of:=IF([test_results.$A100]=[test_results.P$2]; [test_results.$E100]; &quot;&quot;)">
            <text:p/>
          </table:table-cell>
          <table:table-cell table:formula="of:=IF([test_results.$A100]=[test_results.Q$2]; [test_results.$E100]; &quot;&quot;)">
            <text:p/>
          </table:table-cell>
          <table:table-cell table:formula="of:=IF([test_results.$A100]=[test_results.R$2]; [test_results.$E100]; &quot;&quot;)">
            <text:p/>
          </table:table-cell>
          <table:table-cell table:formula="of:=IF([test_results.$A100]=[test_results.S$2]; [test_results.$E100]; &quot;&quot;)">
            <text:p/>
          </table:table-cell>
          <table:table-cell table:formula="of:=IF([test_results.$A100]=[test_results.T$2]; [test_results.$E100]; &quot;&quot;)">
            <text:p/>
          </table:table-cell>
          <table:table-cell table:formula="of:=IF([test_results.$A100]=[test_results.U$2]; [test_results.$E100]; &quot;&quot;)">
            <text:p/>
          </table:table-cell>
          <table:table-cell table:formula="of:=IF([test_results.$A100]=[test_results.V$2]; [test_results.$E100]; &quot;&quot;)">
            <text:p/>
          </table:table-cell>
          <table:table-cell table:formula="of:=IF([test_results.$A100]=[test_results.W$2]; [test_results.$E100]; &quot;&quot;)">
            <text:p/>
          </table:table-cell>
          <table:table-cell table:formula="of:=IF([test_results.$A100]=[test_results.X$2]; [test_results.$E100]; &quot;&quot;)">
            <text:p/>
          </table:table-cell>
          <table:table-cell table:formula="of:=IF([test_results.$A100]=[test_results.Y$2]; [test_results.$E100]; &quot;&quot;)">
            <text:p/>
          </table:table-cell>
          <table:table-cell table:formula="of:=IF([test_results.$A100]=[test_results.Z$2]; [test_results.$E100]; &quot;&quot;)">
            <text:p/>
          </table:table-cell>
        </table:table-row>
        <table:table-row table:style-name="ro1">
          <table:table-cell office:value-type="string" calcext:value-type="string">
            <text:p>test101.cars_clocked_inactive.zip</text:p>
          </table:table-cell>
          <table:table-cell office:value-type="float" office:value="9" calcext:value-type="float">
            <text:p>9</text:p>
          </table:table-cell>
          <table:table-cell office:value-type="float" office:value="11.38" calcext:value-type="float">
            <text:p>11.38</text:p>
          </table:table-cell>
          <table:table-cell office:value-type="float" office:value="20.692" calcext:value-type="float">
            <text:p>20.692</text:p>
          </table:table-cell>
          <table:table-cell office:value-type="float" office:value="7.914" calcext:value-type="float">
            <text:p>7.914</text:p>
          </table:table-cell>
          <table:table-cell office:value-type="float" office:value="6.373" calcext:value-type="float">
            <text:p>6.373</text:p>
          </table:table-cell>
          <table:table-cell office:value-type="float" office:value="18.861" calcext:value-type="float">
            <text:p>18.861</text:p>
          </table:table-cell>
          <table:table-cell office:value-type="float" office:value="1000" calcext:value-type="float">
            <text:p>1000</text:p>
          </table:table-cell>
          <table:table-cell office:value-type="float" office:value="7914.35" calcext:value-type="float">
            <text:p>7914.35</text:p>
          </table:table-cell>
          <table:table-cell office:value-type="float" office:value="126.35" calcext:value-type="float">
            <text:p>126.35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01]=[test_results.N$2]; [test_results.$E101]; &quot;&quot;)">
            <text:p/>
          </table:table-cell>
          <table:table-cell table:formula="of:=IF([test_results.$A101]=[test_results.O$2]; [test_results.$E101]; &quot;&quot;)">
            <text:p/>
          </table:table-cell>
          <table:table-cell table:formula="of:=IF([test_results.$A101]=[test_results.P$2]; [test_results.$E101]; &quot;&quot;)" office:value-type="float" office:value="7.914" calcext:value-type="float">
            <text:p>7.914</text:p>
          </table:table-cell>
          <table:table-cell table:formula="of:=IF([test_results.$A101]=[test_results.Q$2]; [test_results.$E101]; &quot;&quot;)">
            <text:p/>
          </table:table-cell>
          <table:table-cell table:formula="of:=IF([test_results.$A101]=[test_results.R$2]; [test_results.$E101]; &quot;&quot;)">
            <text:p/>
          </table:table-cell>
          <table:table-cell table:formula="of:=IF([test_results.$A101]=[test_results.S$2]; [test_results.$E101]; &quot;&quot;)">
            <text:p/>
          </table:table-cell>
          <table:table-cell table:formula="of:=IF([test_results.$A101]=[test_results.T$2]; [test_results.$E101]; &quot;&quot;)">
            <text:p/>
          </table:table-cell>
          <table:table-cell table:formula="of:=IF([test_results.$A101]=[test_results.U$2]; [test_results.$E101]; &quot;&quot;)">
            <text:p/>
          </table:table-cell>
          <table:table-cell table:formula="of:=IF([test_results.$A101]=[test_results.V$2]; [test_results.$E101]; &quot;&quot;)">
            <text:p/>
          </table:table-cell>
          <table:table-cell table:formula="of:=IF([test_results.$A101]=[test_results.W$2]; [test_results.$E101]; &quot;&quot;)">
            <text:p/>
          </table:table-cell>
          <table:table-cell table:formula="of:=IF([test_results.$A101]=[test_results.X$2]; [test_results.$E101]; &quot;&quot;)">
            <text:p/>
          </table:table-cell>
          <table:table-cell table:formula="of:=IF([test_results.$A101]=[test_results.Y$2]; [test_results.$E101]; &quot;&quot;)">
            <text:p/>
          </table:table-cell>
          <table:table-cell table:formula="of:=IF([test_results.$A101]=[test_results.Z$2]; [test_results.$E101]; &quot;&quot;)">
            <text:p/>
          </table:table-cell>
        </table:table-row>
        <table:table-row table:style-name="ro1">
          <table:table-cell office:value-type="string" calcext:value-type="string">
            <text:p>test101.cars_inactive.zip</text:p>
          </table:table-cell>
          <table:table-cell office:value-type="float" office:value="9" calcext:value-type="float">
            <text:p>9</text:p>
          </table:table-cell>
          <table:table-cell office:value-type="float" office:value="11.323" calcext:value-type="float">
            <text:p>11.323</text:p>
          </table:table-cell>
          <table:table-cell office:value-type="float" office:value="24.19" calcext:value-type="float">
            <text:p>24.19</text:p>
          </table:table-cell>
          <table:table-cell office:value-type="float" office:value="11.41" calcext:value-type="float">
            <text:p>11.41</text:p>
          </table:table-cell>
          <table:table-cell office:value-type="float" office:value="9.299" calcext:value-type="float">
            <text:p>9.299</text:p>
          </table:table-cell>
          <table:table-cell office:value-type="float" office:value="17.907" calcext:value-type="float">
            <text:p>17.907</text:p>
          </table:table-cell>
          <table:table-cell office:value-type="float" office:value="1000" calcext:value-type="float">
            <text:p>1000</text:p>
          </table:table-cell>
          <table:table-cell office:value-type="float" office:value="11410.261" calcext:value-type="float">
            <text:p>11410.261</text:p>
          </table:table-cell>
          <table:table-cell office:value-type="float" office:value="87.64" calcext:value-type="float">
            <text:p>87.64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02]=[test_results.N$2]; [test_results.$E102]; &quot;&quot;)">
            <text:p/>
          </table:table-cell>
          <table:table-cell table:formula="of:=IF([test_results.$A102]=[test_results.O$2]; [test_results.$E102]; &quot;&quot;)">
            <text:p/>
          </table:table-cell>
          <table:table-cell table:formula="of:=IF([test_results.$A102]=[test_results.P$2]; [test_results.$E102]; &quot;&quot;)">
            <text:p/>
          </table:table-cell>
          <table:table-cell table:formula="of:=IF([test_results.$A102]=[test_results.Q$2]; [test_results.$E102]; &quot;&quot;)" office:value-type="float" office:value="11.41" calcext:value-type="float">
            <text:p>11.41</text:p>
          </table:table-cell>
          <table:table-cell table:formula="of:=IF([test_results.$A102]=[test_results.R$2]; [test_results.$E102]; &quot;&quot;)">
            <text:p/>
          </table:table-cell>
          <table:table-cell table:formula="of:=IF([test_results.$A102]=[test_results.S$2]; [test_results.$E102]; &quot;&quot;)">
            <text:p/>
          </table:table-cell>
          <table:table-cell table:formula="of:=IF([test_results.$A102]=[test_results.T$2]; [test_results.$E102]; &quot;&quot;)">
            <text:p/>
          </table:table-cell>
          <table:table-cell table:formula="of:=IF([test_results.$A102]=[test_results.U$2]; [test_results.$E102]; &quot;&quot;)">
            <text:p/>
          </table:table-cell>
          <table:table-cell table:formula="of:=IF([test_results.$A102]=[test_results.V$2]; [test_results.$E102]; &quot;&quot;)">
            <text:p/>
          </table:table-cell>
          <table:table-cell table:formula="of:=IF([test_results.$A102]=[test_results.W$2]; [test_results.$E102]; &quot;&quot;)">
            <text:p/>
          </table:table-cell>
          <table:table-cell table:formula="of:=IF([test_results.$A102]=[test_results.X$2]; [test_results.$E102]; &quot;&quot;)">
            <text:p/>
          </table:table-cell>
          <table:table-cell table:formula="of:=IF([test_results.$A102]=[test_results.Y$2]; [test_results.$E102]; &quot;&quot;)">
            <text:p/>
          </table:table-cell>
          <table:table-cell table:formula="of:=IF([test_results.$A102]=[test_results.Z$2]; [test_results.$E102]; &quot;&quot;)">
            <text:p/>
          </table:table-cell>
        </table:table-row>
        <table:table-row table:style-name="ro1">
          <table:table-cell office:value-type="string" calcext:value-type="string">
            <text:p>test101.cars_north_clocked.zip</text:p>
          </table:table-cell>
          <table:table-cell office:value-type="float" office:value="9" calcext:value-type="float">
            <text:p>9</text:p>
          </table:table-cell>
          <table:table-cell office:value-type="float" office:value="11.212" calcext:value-type="float">
            <text:p>11.212</text:p>
          </table:table-cell>
          <table:table-cell office:value-type="float" office:value="23.802" calcext:value-type="float">
            <text:p>23.802</text:p>
          </table:table-cell>
          <table:table-cell office:value-type="float" office:value="11.196" calcext:value-type="float">
            <text:p>11.196</text:p>
          </table:table-cell>
          <table:table-cell office:value-type="float" office:value="9.525" calcext:value-type="float">
            <text:p>9.525</text:p>
          </table:table-cell>
          <table:table-cell office:value-type="float" office:value="26.218" calcext:value-type="float">
            <text:p>26.218</text:p>
          </table:table-cell>
          <table:table-cell office:value-type="float" office:value="1000" calcext:value-type="float">
            <text:p>1000</text:p>
          </table:table-cell>
          <table:table-cell office:value-type="float" office:value="11195.675" calcext:value-type="float">
            <text:p>11195.675</text:p>
          </table:table-cell>
          <table:table-cell office:value-type="float" office:value="89.32" calcext:value-type="float">
            <text:p>89.32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03]=[test_results.N$2]; [test_results.$E103]; &quot;&quot;)">
            <text:p/>
          </table:table-cell>
          <table:table-cell table:formula="of:=IF([test_results.$A103]=[test_results.O$2]; [test_results.$E103]; &quot;&quot;)">
            <text:p/>
          </table:table-cell>
          <table:table-cell table:formula="of:=IF([test_results.$A103]=[test_results.P$2]; [test_results.$E103]; &quot;&quot;)">
            <text:p/>
          </table:table-cell>
          <table:table-cell table:formula="of:=IF([test_results.$A103]=[test_results.Q$2]; [test_results.$E103]; &quot;&quot;)">
            <text:p/>
          </table:table-cell>
          <table:table-cell table:formula="of:=IF([test_results.$A103]=[test_results.R$2]; [test_results.$E103]; &quot;&quot;)" office:value-type="float" office:value="11.196" calcext:value-type="float">
            <text:p>11.196</text:p>
          </table:table-cell>
          <table:table-cell table:formula="of:=IF([test_results.$A103]=[test_results.S$2]; [test_results.$E103]; &quot;&quot;)">
            <text:p/>
          </table:table-cell>
          <table:table-cell table:formula="of:=IF([test_results.$A103]=[test_results.T$2]; [test_results.$E103]; &quot;&quot;)">
            <text:p/>
          </table:table-cell>
          <table:table-cell table:formula="of:=IF([test_results.$A103]=[test_results.U$2]; [test_results.$E103]; &quot;&quot;)">
            <text:p/>
          </table:table-cell>
          <table:table-cell table:formula="of:=IF([test_results.$A103]=[test_results.V$2]; [test_results.$E103]; &quot;&quot;)">
            <text:p/>
          </table:table-cell>
          <table:table-cell table:formula="of:=IF([test_results.$A103]=[test_results.W$2]; [test_results.$E103]; &quot;&quot;)">
            <text:p/>
          </table:table-cell>
          <table:table-cell table:formula="of:=IF([test_results.$A103]=[test_results.X$2]; [test_results.$E103]; &quot;&quot;)">
            <text:p/>
          </table:table-cell>
          <table:table-cell table:formula="of:=IF([test_results.$A103]=[test_results.Y$2]; [test_results.$E103]; &quot;&quot;)">
            <text:p/>
          </table:table-cell>
          <table:table-cell table:formula="of:=IF([test_results.$A103]=[test_results.Z$2]; [test_results.$E103]; &quot;&quot;)">
            <text:p/>
          </table:table-cell>
        </table:table-row>
        <table:table-row table:style-name="ro1">
          <table:table-cell office:value-type="string" calcext:value-type="string">
            <text:p>test101.cars_north_clocked_inactive.zip</text:p>
          </table:table-cell>
          <table:table-cell office:value-type="float" office:value="9" calcext:value-type="float">
            <text:p>9</text:p>
          </table:table-cell>
          <table:table-cell office:value-type="float" office:value="11.371" calcext:value-type="float">
            <text:p>11.371</text:p>
          </table:table-cell>
          <table:table-cell office:value-type="float" office:value="20.397" calcext:value-type="float">
            <text:p>20.397</text:p>
          </table:table-cell>
          <table:table-cell office:value-type="float" office:value="7.633" calcext:value-type="float">
            <text:p>7.633</text:p>
          </table:table-cell>
          <table:table-cell office:value-type="float" office:value="6.32" calcext:value-type="float">
            <text:p>6.32</text:p>
          </table:table-cell>
          <table:table-cell office:value-type="float" office:value="17.47" calcext:value-type="float">
            <text:p>17.47</text:p>
          </table:table-cell>
          <table:table-cell office:value-type="float" office:value="1000" calcext:value-type="float">
            <text:p>1000</text:p>
          </table:table-cell>
          <table:table-cell office:value-type="float" office:value="7633.019" calcext:value-type="float">
            <text:p>7633.019</text:p>
          </table:table-cell>
          <table:table-cell office:value-type="float" office:value="131.01" calcext:value-type="float">
            <text:p>131.01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04]=[test_results.N$2]; [test_results.$E104]; &quot;&quot;)">
            <text:p/>
          </table:table-cell>
          <table:table-cell table:formula="of:=IF([test_results.$A104]=[test_results.O$2]; [test_results.$E104]; &quot;&quot;)">
            <text:p/>
          </table:table-cell>
          <table:table-cell table:formula="of:=IF([test_results.$A104]=[test_results.P$2]; [test_results.$E104]; &quot;&quot;)">
            <text:p/>
          </table:table-cell>
          <table:table-cell table:formula="of:=IF([test_results.$A104]=[test_results.Q$2]; [test_results.$E104]; &quot;&quot;)">
            <text:p/>
          </table:table-cell>
          <table:table-cell table:formula="of:=IF([test_results.$A104]=[test_results.R$2]; [test_results.$E104]; &quot;&quot;)">
            <text:p/>
          </table:table-cell>
          <table:table-cell table:formula="of:=IF([test_results.$A104]=[test_results.S$2]; [test_results.$E104]; &quot;&quot;)" office:value-type="float" office:value="7.633" calcext:value-type="float">
            <text:p>7.633</text:p>
          </table:table-cell>
          <table:table-cell table:formula="of:=IF([test_results.$A104]=[test_results.T$2]; [test_results.$E104]; &quot;&quot;)">
            <text:p/>
          </table:table-cell>
          <table:table-cell table:formula="of:=IF([test_results.$A104]=[test_results.U$2]; [test_results.$E104]; &quot;&quot;)">
            <text:p/>
          </table:table-cell>
          <table:table-cell table:formula="of:=IF([test_results.$A104]=[test_results.V$2]; [test_results.$E104]; &quot;&quot;)">
            <text:p/>
          </table:table-cell>
          <table:table-cell table:formula="of:=IF([test_results.$A104]=[test_results.W$2]; [test_results.$E104]; &quot;&quot;)">
            <text:p/>
          </table:table-cell>
          <table:table-cell table:formula="of:=IF([test_results.$A104]=[test_results.X$2]; [test_results.$E104]; &quot;&quot;)">
            <text:p/>
          </table:table-cell>
          <table:table-cell table:formula="of:=IF([test_results.$A104]=[test_results.Y$2]; [test_results.$E104]; &quot;&quot;)">
            <text:p/>
          </table:table-cell>
          <table:table-cell table:formula="of:=IF([test_results.$A104]=[test_results.Z$2]; [test_results.$E104]; &quot;&quot;)">
            <text:p/>
          </table:table-cell>
        </table:table-row>
        <table:table-row table:style-name="ro1">
          <table:table-cell office:value-type="string" calcext:value-type="string">
            <text:p>test101.chests.zip</text:p>
          </table:table-cell>
          <table:table-cell office:value-type="float" office:value="9" calcext:value-type="float">
            <text:p>9</text:p>
          </table:table-cell>
          <table:table-cell office:value-type="float" office:value="11.187" calcext:value-type="float">
            <text:p>11.187</text:p>
          </table:table-cell>
          <table:table-cell office:value-type="float" office:value="25.203" calcext:value-type="float">
            <text:p>25.203</text:p>
          </table:table-cell>
          <table:table-cell office:value-type="float" office:value="12.46" calcext:value-type="float">
            <text:p>12.46</text:p>
          </table:table-cell>
          <table:table-cell office:value-type="float" office:value="10.568" calcext:value-type="float">
            <text:p>10.568</text:p>
          </table:table-cell>
          <table:table-cell office:value-type="float" office:value="21.381" calcext:value-type="float">
            <text:p>21.381</text:p>
          </table:table-cell>
          <table:table-cell office:value-type="float" office:value="1000" calcext:value-type="float">
            <text:p>1000</text:p>
          </table:table-cell>
          <table:table-cell office:value-type="float" office:value="12459.576" calcext:value-type="float">
            <text:p>12459.576</text:p>
          </table:table-cell>
          <table:table-cell office:value-type="float" office:value="80.26" calcext:value-type="float">
            <text:p>80.26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05]=[test_results.N$2]; [test_results.$E105]; &quot;&quot;)">
            <text:p/>
          </table:table-cell>
          <table:table-cell table:formula="of:=IF([test_results.$A105]=[test_results.O$2]; [test_results.$E105]; &quot;&quot;)">
            <text:p/>
          </table:table-cell>
          <table:table-cell table:formula="of:=IF([test_results.$A105]=[test_results.P$2]; [test_results.$E105]; &quot;&quot;)">
            <text:p/>
          </table:table-cell>
          <table:table-cell table:formula="of:=IF([test_results.$A105]=[test_results.Q$2]; [test_results.$E105]; &quot;&quot;)">
            <text:p/>
          </table:table-cell>
          <table:table-cell table:formula="of:=IF([test_results.$A105]=[test_results.R$2]; [test_results.$E105]; &quot;&quot;)">
            <text:p/>
          </table:table-cell>
          <table:table-cell table:formula="of:=IF([test_results.$A105]=[test_results.S$2]; [test_results.$E105]; &quot;&quot;)">
            <text:p/>
          </table:table-cell>
          <table:table-cell table:formula="of:=IF([test_results.$A105]=[test_results.T$2]; [test_results.$E105]; &quot;&quot;)" office:value-type="float" office:value="12.46" calcext:value-type="float">
            <text:p>12.46</text:p>
          </table:table-cell>
          <table:table-cell table:formula="of:=IF([test_results.$A105]=[test_results.U$2]; [test_results.$E105]; &quot;&quot;)">
            <text:p/>
          </table:table-cell>
          <table:table-cell table:formula="of:=IF([test_results.$A105]=[test_results.V$2]; [test_results.$E105]; &quot;&quot;)">
            <text:p/>
          </table:table-cell>
          <table:table-cell table:formula="of:=IF([test_results.$A105]=[test_results.W$2]; [test_results.$E105]; &quot;&quot;)">
            <text:p/>
          </table:table-cell>
          <table:table-cell table:formula="of:=IF([test_results.$A105]=[test_results.X$2]; [test_results.$E105]; &quot;&quot;)">
            <text:p/>
          </table:table-cell>
          <table:table-cell table:formula="of:=IF([test_results.$A105]=[test_results.Y$2]; [test_results.$E105]; &quot;&quot;)">
            <text:p/>
          </table:table-cell>
          <table:table-cell table:formula="of:=IF([test_results.$A105]=[test_results.Z$2]; [test_results.$E105]; &quot;&quot;)">
            <text:p/>
          </table:table-cell>
        </table:table-row>
        <table:table-row table:style-name="ro1">
          <table:table-cell office:value-type="string" calcext:value-type="string">
            <text:p>test101.chests_clocked.zip</text:p>
          </table:table-cell>
          <table:table-cell office:value-type="float" office:value="9" calcext:value-type="float">
            <text:p>9</text:p>
          </table:table-cell>
          <table:table-cell office:value-type="float" office:value="11.251" calcext:value-type="float">
            <text:p>11.251</text:p>
          </table:table-cell>
          <table:table-cell office:value-type="float" office:value="20.708" calcext:value-type="float">
            <text:p>20.708</text:p>
          </table:table-cell>
          <table:table-cell office:value-type="float" office:value="8.077" calcext:value-type="float">
            <text:p>8.077</text:p>
          </table:table-cell>
          <table:table-cell office:value-type="float" office:value="6.432" calcext:value-type="float">
            <text:p>6.432</text:p>
          </table:table-cell>
          <table:table-cell office:value-type="float" office:value="14.581" calcext:value-type="float">
            <text:p>14.581</text:p>
          </table:table-cell>
          <table:table-cell office:value-type="float" office:value="1000" calcext:value-type="float">
            <text:p>1000</text:p>
          </table:table-cell>
          <table:table-cell office:value-type="float" office:value="8077.085" calcext:value-type="float">
            <text:p>8077.085</text:p>
          </table:table-cell>
          <table:table-cell office:value-type="float" office:value="123.81" calcext:value-type="float">
            <text:p>123.81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06]=[test_results.N$2]; [test_results.$E106]; &quot;&quot;)">
            <text:p/>
          </table:table-cell>
          <table:table-cell table:formula="of:=IF([test_results.$A106]=[test_results.O$2]; [test_results.$E106]; &quot;&quot;)">
            <text:p/>
          </table:table-cell>
          <table:table-cell table:formula="of:=IF([test_results.$A106]=[test_results.P$2]; [test_results.$E106]; &quot;&quot;)">
            <text:p/>
          </table:table-cell>
          <table:table-cell table:formula="of:=IF([test_results.$A106]=[test_results.Q$2]; [test_results.$E106]; &quot;&quot;)">
            <text:p/>
          </table:table-cell>
          <table:table-cell table:formula="of:=IF([test_results.$A106]=[test_results.R$2]; [test_results.$E106]; &quot;&quot;)">
            <text:p/>
          </table:table-cell>
          <table:table-cell table:formula="of:=IF([test_results.$A106]=[test_results.S$2]; [test_results.$E106]; &quot;&quot;)">
            <text:p/>
          </table:table-cell>
          <table:table-cell table:formula="of:=IF([test_results.$A106]=[test_results.T$2]; [test_results.$E106]; &quot;&quot;)">
            <text:p/>
          </table:table-cell>
          <table:table-cell table:formula="of:=IF([test_results.$A106]=[test_results.U$2]; [test_results.$E106]; &quot;&quot;)" office:value-type="float" office:value="8.077" calcext:value-type="float">
            <text:p>8.077</text:p>
          </table:table-cell>
          <table:table-cell table:formula="of:=IF([test_results.$A106]=[test_results.V$2]; [test_results.$E106]; &quot;&quot;)">
            <text:p/>
          </table:table-cell>
          <table:table-cell table:formula="of:=IF([test_results.$A106]=[test_results.W$2]; [test_results.$E106]; &quot;&quot;)">
            <text:p/>
          </table:table-cell>
          <table:table-cell table:formula="of:=IF([test_results.$A106]=[test_results.X$2]; [test_results.$E106]; &quot;&quot;)">
            <text:p/>
          </table:table-cell>
          <table:table-cell table:formula="of:=IF([test_results.$A106]=[test_results.Y$2]; [test_results.$E106]; &quot;&quot;)">
            <text:p/>
          </table:table-cell>
          <table:table-cell table:formula="of:=IF([test_results.$A106]=[test_results.Z$2]; [test_results.$E106]; &quot;&quot;)">
            <text:p/>
          </table:table-cell>
        </table:table-row>
        <table:table-row table:style-name="ro1">
          <table:table-cell office:value-type="string" calcext:value-type="string">
            <text:p>test101.one_car.zip</text:p>
          </table:table-cell>
          <table:table-cell office:value-type="float" office:value="9" calcext:value-type="float">
            <text:p>9</text:p>
          </table:table-cell>
          <table:table-cell office:value-type="float" office:value="11.301" calcext:value-type="float">
            <text:p>11.301</text:p>
          </table:table-cell>
          <table:table-cell office:value-type="float" office:value="22.064" calcext:value-type="float">
            <text:p>22.064</text:p>
          </table:table-cell>
          <table:table-cell office:value-type="float" office:value="9.441" calcext:value-type="float">
            <text:p>9.441</text:p>
          </table:table-cell>
          <table:table-cell office:value-type="float" office:value="7.932" calcext:value-type="float">
            <text:p>7.932</text:p>
          </table:table-cell>
          <table:table-cell office:value-type="float" office:value="29.268" calcext:value-type="float">
            <text:p>29.268</text:p>
          </table:table-cell>
          <table:table-cell office:value-type="float" office:value="1000" calcext:value-type="float">
            <text:p>1000</text:p>
          </table:table-cell>
          <table:table-cell office:value-type="float" office:value="9441.002" calcext:value-type="float">
            <text:p>9441.002</text:p>
          </table:table-cell>
          <table:table-cell office:value-type="float" office:value="105.92" calcext:value-type="float">
            <text:p>105.92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07]=[test_results.N$2]; [test_results.$E107]; &quot;&quot;)">
            <text:p/>
          </table:table-cell>
          <table:table-cell table:formula="of:=IF([test_results.$A107]=[test_results.O$2]; [test_results.$E107]; &quot;&quot;)">
            <text:p/>
          </table:table-cell>
          <table:table-cell table:formula="of:=IF([test_results.$A107]=[test_results.P$2]; [test_results.$E107]; &quot;&quot;)">
            <text:p/>
          </table:table-cell>
          <table:table-cell table:formula="of:=IF([test_results.$A107]=[test_results.Q$2]; [test_results.$E107]; &quot;&quot;)">
            <text:p/>
          </table:table-cell>
          <table:table-cell table:formula="of:=IF([test_results.$A107]=[test_results.R$2]; [test_results.$E107]; &quot;&quot;)">
            <text:p/>
          </table:table-cell>
          <table:table-cell table:formula="of:=IF([test_results.$A107]=[test_results.S$2]; [test_results.$E107]; &quot;&quot;)">
            <text:p/>
          </table:table-cell>
          <table:table-cell table:formula="of:=IF([test_results.$A107]=[test_results.T$2]; [test_results.$E107]; &quot;&quot;)">
            <text:p/>
          </table:table-cell>
          <table:table-cell table:formula="of:=IF([test_results.$A107]=[test_results.U$2]; [test_results.$E107]; &quot;&quot;)">
            <text:p/>
          </table:table-cell>
          <table:table-cell table:formula="of:=IF([test_results.$A107]=[test_results.V$2]; [test_results.$E107]; &quot;&quot;)" office:value-type="float" office:value="9.441" calcext:value-type="float">
            <text:p>9.441</text:p>
          </table:table-cell>
          <table:table-cell table:formula="of:=IF([test_results.$A107]=[test_results.W$2]; [test_results.$E107]; &quot;&quot;)">
            <text:p/>
          </table:table-cell>
          <table:table-cell table:formula="of:=IF([test_results.$A107]=[test_results.X$2]; [test_results.$E107]; &quot;&quot;)">
            <text:p/>
          </table:table-cell>
          <table:table-cell table:formula="of:=IF([test_results.$A107]=[test_results.Y$2]; [test_results.$E107]; &quot;&quot;)">
            <text:p/>
          </table:table-cell>
          <table:table-cell table:formula="of:=IF([test_results.$A107]=[test_results.Z$2]; [test_results.$E107]; &quot;&quot;)">
            <text:p/>
          </table:table-cell>
        </table:table-row>
        <table:table-row table:style-name="ro1">
          <table:table-cell office:value-type="string" calcext:value-type="string">
            <text:p>test101.one_car_inactive.zip</text:p>
          </table:table-cell>
          <table:table-cell office:value-type="float" office:value="9" calcext:value-type="float">
            <text:p>9</text:p>
          </table:table-cell>
          <table:table-cell office:value-type="float" office:value="11.171" calcext:value-type="float">
            <text:p>11.171</text:p>
          </table:table-cell>
          <table:table-cell office:value-type="float" office:value="20.297" calcext:value-type="float">
            <text:p>20.297</text:p>
          </table:table-cell>
          <table:table-cell office:value-type="float" office:value="7.814" calcext:value-type="float">
            <text:p>7.814</text:p>
          </table:table-cell>
          <table:table-cell office:value-type="float" office:value="6.35" calcext:value-type="float">
            <text:p>6.35</text:p>
          </table:table-cell>
          <table:table-cell office:value-type="float" office:value="27.357" calcext:value-type="float">
            <text:p>27.357</text:p>
          </table:table-cell>
          <table:table-cell office:value-type="float" office:value="1000" calcext:value-type="float">
            <text:p>1000</text:p>
          </table:table-cell>
          <table:table-cell office:value-type="float" office:value="7814.442" calcext:value-type="float">
            <text:p>7814.442</text:p>
          </table:table-cell>
          <table:table-cell office:value-type="float" office:value="127.97" calcext:value-type="float">
            <text:p>127.97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08]=[test_results.N$2]; [test_results.$E108]; &quot;&quot;)">
            <text:p/>
          </table:table-cell>
          <table:table-cell table:formula="of:=IF([test_results.$A108]=[test_results.O$2]; [test_results.$E108]; &quot;&quot;)">
            <text:p/>
          </table:table-cell>
          <table:table-cell table:formula="of:=IF([test_results.$A108]=[test_results.P$2]; [test_results.$E108]; &quot;&quot;)">
            <text:p/>
          </table:table-cell>
          <table:table-cell table:formula="of:=IF([test_results.$A108]=[test_results.Q$2]; [test_results.$E108]; &quot;&quot;)">
            <text:p/>
          </table:table-cell>
          <table:table-cell table:formula="of:=IF([test_results.$A108]=[test_results.R$2]; [test_results.$E108]; &quot;&quot;)">
            <text:p/>
          </table:table-cell>
          <table:table-cell table:formula="of:=IF([test_results.$A108]=[test_results.S$2]; [test_results.$E108]; &quot;&quot;)">
            <text:p/>
          </table:table-cell>
          <table:table-cell table:formula="of:=IF([test_results.$A108]=[test_results.T$2]; [test_results.$E108]; &quot;&quot;)">
            <text:p/>
          </table:table-cell>
          <table:table-cell table:formula="of:=IF([test_results.$A108]=[test_results.U$2]; [test_results.$E108]; &quot;&quot;)">
            <text:p/>
          </table:table-cell>
          <table:table-cell table:formula="of:=IF([test_results.$A108]=[test_results.V$2]; [test_results.$E108]; &quot;&quot;)">
            <text:p/>
          </table:table-cell>
          <table:table-cell table:formula="of:=IF([test_results.$A108]=[test_results.W$2]; [test_results.$E108]; &quot;&quot;)" office:value-type="float" office:value="7.814" calcext:value-type="float">
            <text:p>7.814</text:p>
          </table:table-cell>
          <table:table-cell table:formula="of:=IF([test_results.$A108]=[test_results.X$2]; [test_results.$E108]; &quot;&quot;)">
            <text:p/>
          </table:table-cell>
          <table:table-cell table:formula="of:=IF([test_results.$A108]=[test_results.Y$2]; [test_results.$E108]; &quot;&quot;)">
            <text:p/>
          </table:table-cell>
          <table:table-cell table:formula="of:=IF([test_results.$A108]=[test_results.Z$2]; [test_results.$E108]; &quot;&quot;)">
            <text:p/>
          </table:table-cell>
        </table:table-row>
        <table:table-row table:style-name="ro1">
          <table:table-cell office:value-type="string" calcext:value-type="string">
            <text:p>test101.one_car_north.zip</text:p>
          </table:table-cell>
          <table:table-cell office:value-type="float" office:value="9" calcext:value-type="float">
            <text:p>9</text:p>
          </table:table-cell>
          <table:table-cell office:value-type="float" office:value="11.121" calcext:value-type="float">
            <text:p>11.121</text:p>
          </table:table-cell>
          <table:table-cell office:value-type="float" office:value="21.923" calcext:value-type="float">
            <text:p>21.923</text:p>
          </table:table-cell>
          <table:table-cell office:value-type="float" office:value="9.452" calcext:value-type="float">
            <text:p>9.452</text:p>
          </table:table-cell>
          <table:table-cell office:value-type="float" office:value="8.055" calcext:value-type="float">
            <text:p>8.055</text:p>
          </table:table-cell>
          <table:table-cell office:value-type="float" office:value="27.424" calcext:value-type="float">
            <text:p>27.424</text:p>
          </table:table-cell>
          <table:table-cell office:value-type="float" office:value="1000" calcext:value-type="float">
            <text:p>1000</text:p>
          </table:table-cell>
          <table:table-cell office:value-type="float" office:value="9452.4" calcext:value-type="float">
            <text:p>9452.4</text:p>
          </table:table-cell>
          <table:table-cell office:value-type="float" office:value="105.79" calcext:value-type="float">
            <text:p>105.79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09]=[test_results.N$2]; [test_results.$E109]; &quot;&quot;)">
            <text:p/>
          </table:table-cell>
          <table:table-cell table:formula="of:=IF([test_results.$A109]=[test_results.O$2]; [test_results.$E109]; &quot;&quot;)">
            <text:p/>
          </table:table-cell>
          <table:table-cell table:formula="of:=IF([test_results.$A109]=[test_results.P$2]; [test_results.$E109]; &quot;&quot;)">
            <text:p/>
          </table:table-cell>
          <table:table-cell table:formula="of:=IF([test_results.$A109]=[test_results.Q$2]; [test_results.$E109]; &quot;&quot;)">
            <text:p/>
          </table:table-cell>
          <table:table-cell table:formula="of:=IF([test_results.$A109]=[test_results.R$2]; [test_results.$E109]; &quot;&quot;)">
            <text:p/>
          </table:table-cell>
          <table:table-cell table:formula="of:=IF([test_results.$A109]=[test_results.S$2]; [test_results.$E109]; &quot;&quot;)">
            <text:p/>
          </table:table-cell>
          <table:table-cell table:formula="of:=IF([test_results.$A109]=[test_results.T$2]; [test_results.$E109]; &quot;&quot;)">
            <text:p/>
          </table:table-cell>
          <table:table-cell table:formula="of:=IF([test_results.$A109]=[test_results.U$2]; [test_results.$E109]; &quot;&quot;)">
            <text:p/>
          </table:table-cell>
          <table:table-cell table:formula="of:=IF([test_results.$A109]=[test_results.V$2]; [test_results.$E109]; &quot;&quot;)">
            <text:p/>
          </table:table-cell>
          <table:table-cell table:formula="of:=IF([test_results.$A109]=[test_results.W$2]; [test_results.$E109]; &quot;&quot;)">
            <text:p/>
          </table:table-cell>
          <table:table-cell table:formula="of:=IF([test_results.$A109]=[test_results.X$2]; [test_results.$E109]; &quot;&quot;)" office:value-type="float" office:value="9.452" calcext:value-type="float">
            <text:p>9.452</text:p>
          </table:table-cell>
          <table:table-cell table:formula="of:=IF([test_results.$A109]=[test_results.Y$2]; [test_results.$E109]; &quot;&quot;)">
            <text:p/>
          </table:table-cell>
          <table:table-cell table:formula="of:=IF([test_results.$A109]=[test_results.Z$2]; [test_results.$E109]; &quot;&quot;)">
            <text:p/>
          </table:table-cell>
        </table:table-row>
        <table:table-row table:style-name="ro1">
          <table:table-cell office:value-type="string" calcext:value-type="string">
            <text:p>test101.one_car_north_inactive.zip</text:p>
          </table:table-cell>
          <table:table-cell office:value-type="float" office:value="9" calcext:value-type="float">
            <text:p>9</text:p>
          </table:table-cell>
          <table:table-cell office:value-type="float" office:value="11.16" calcext:value-type="float">
            <text:p>11.16</text:p>
          </table:table-cell>
          <table:table-cell office:value-type="float" office:value="20.247" calcext:value-type="float">
            <text:p>20.247</text:p>
          </table:table-cell>
          <table:table-cell office:value-type="float" office:value="7.741" calcext:value-type="float">
            <text:p>7.741</text:p>
          </table:table-cell>
          <table:table-cell office:value-type="float" office:value="6.375" calcext:value-type="float">
            <text:p>6.375</text:p>
          </table:table-cell>
          <table:table-cell office:value-type="float" office:value="25.458" calcext:value-type="float">
            <text:p>25.458</text:p>
          </table:table-cell>
          <table:table-cell office:value-type="float" office:value="1000" calcext:value-type="float">
            <text:p>1000</text:p>
          </table:table-cell>
          <table:table-cell office:value-type="float" office:value="7741.353" calcext:value-type="float">
            <text:p>7741.353</text:p>
          </table:table-cell>
          <table:table-cell office:value-type="float" office:value="129.18" calcext:value-type="float">
            <text:p>129.18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10]=[test_results.N$2]; [test_results.$E110]; &quot;&quot;)">
            <text:p/>
          </table:table-cell>
          <table:table-cell table:formula="of:=IF([test_results.$A110]=[test_results.O$2]; [test_results.$E110]; &quot;&quot;)">
            <text:p/>
          </table:table-cell>
          <table:table-cell table:formula="of:=IF([test_results.$A110]=[test_results.P$2]; [test_results.$E110]; &quot;&quot;)">
            <text:p/>
          </table:table-cell>
          <table:table-cell table:formula="of:=IF([test_results.$A110]=[test_results.Q$2]; [test_results.$E110]; &quot;&quot;)">
            <text:p/>
          </table:table-cell>
          <table:table-cell table:formula="of:=IF([test_results.$A110]=[test_results.R$2]; [test_results.$E110]; &quot;&quot;)">
            <text:p/>
          </table:table-cell>
          <table:table-cell table:formula="of:=IF([test_results.$A110]=[test_results.S$2]; [test_results.$E110]; &quot;&quot;)">
            <text:p/>
          </table:table-cell>
          <table:table-cell table:formula="of:=IF([test_results.$A110]=[test_results.T$2]; [test_results.$E110]; &quot;&quot;)">
            <text:p/>
          </table:table-cell>
          <table:table-cell table:formula="of:=IF([test_results.$A110]=[test_results.U$2]; [test_results.$E110]; &quot;&quot;)">
            <text:p/>
          </table:table-cell>
          <table:table-cell table:formula="of:=IF([test_results.$A110]=[test_results.V$2]; [test_results.$E110]; &quot;&quot;)">
            <text:p/>
          </table:table-cell>
          <table:table-cell table:formula="of:=IF([test_results.$A110]=[test_results.W$2]; [test_results.$E110]; &quot;&quot;)">
            <text:p/>
          </table:table-cell>
          <table:table-cell table:formula="of:=IF([test_results.$A110]=[test_results.X$2]; [test_results.$E110]; &quot;&quot;)">
            <text:p/>
          </table:table-cell>
          <table:table-cell table:formula="of:=IF([test_results.$A110]=[test_results.Y$2]; [test_results.$E110]; &quot;&quot;)" office:value-type="float" office:value="7.741" calcext:value-type="float">
            <text:p>7.741</text:p>
          </table:table-cell>
          <table:table-cell table:formula="of:=IF([test_results.$A110]=[test_results.Z$2]; [test_results.$E110]; &quot;&quot;)">
            <text:p/>
          </table:table-cell>
        </table:table-row>
        <table:table-row table:style-name="ro1">
          <table:table-cell office:value-type="string" calcext:value-type="string">
            <text:p>test101.cars.zip</text:p>
          </table:table-cell>
          <table:table-cell office:value-type="float" office:value="10" calcext:value-type="float">
            <text:p>10</text:p>
          </table:table-cell>
          <table:table-cell office:value-type="float" office:value="11.28" calcext:value-type="float">
            <text:p>11.28</text:p>
          </table:table-cell>
          <table:table-cell office:value-type="float" office:value="26.795" calcext:value-type="float">
            <text:p>26.795</text:p>
          </table:table-cell>
          <table:table-cell office:value-type="float" office:value="14.061" calcext:value-type="float">
            <text:p>14.061</text:p>
          </table:table-cell>
          <table:table-cell office:value-type="float" office:value="12.434" calcext:value-type="float">
            <text:p>12.434</text:p>
          </table:table-cell>
          <table:table-cell office:value-type="float" office:value="19.595" calcext:value-type="float">
            <text:p>19.595</text:p>
          </table:table-cell>
          <table:table-cell office:value-type="float" office:value="1000" calcext:value-type="float">
            <text:p>1000</text:p>
          </table:table-cell>
          <table:table-cell office:value-type="float" office:value="14060.517" calcext:value-type="float">
            <text:p>14060.517</text:p>
          </table:table-cell>
          <table:table-cell office:value-type="float" office:value="71.12" calcext:value-type="float">
            <text:p>71.12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11]=[test_results.N$2]; [test_results.$E111]; &quot;&quot;)" office:value-type="float" office:value="14.061" calcext:value-type="float">
            <text:p>14.061</text:p>
          </table:table-cell>
          <table:table-cell table:formula="of:=IF([test_results.$A111]=[test_results.O$2]; [test_results.$E111]; &quot;&quot;)">
            <text:p/>
          </table:table-cell>
          <table:table-cell table:formula="of:=IF([test_results.$A111]=[test_results.P$2]; [test_results.$E111]; &quot;&quot;)">
            <text:p/>
          </table:table-cell>
          <table:table-cell table:formula="of:=IF([test_results.$A111]=[test_results.Q$2]; [test_results.$E111]; &quot;&quot;)">
            <text:p/>
          </table:table-cell>
          <table:table-cell table:formula="of:=IF([test_results.$A111]=[test_results.R$2]; [test_results.$E111]; &quot;&quot;)">
            <text:p/>
          </table:table-cell>
          <table:table-cell table:formula="of:=IF([test_results.$A111]=[test_results.S$2]; [test_results.$E111]; &quot;&quot;)">
            <text:p/>
          </table:table-cell>
          <table:table-cell table:formula="of:=IF([test_results.$A111]=[test_results.T$2]; [test_results.$E111]; &quot;&quot;)">
            <text:p/>
          </table:table-cell>
          <table:table-cell table:formula="of:=IF([test_results.$A111]=[test_results.U$2]; [test_results.$E111]; &quot;&quot;)">
            <text:p/>
          </table:table-cell>
          <table:table-cell table:formula="of:=IF([test_results.$A111]=[test_results.V$2]; [test_results.$E111]; &quot;&quot;)">
            <text:p/>
          </table:table-cell>
          <table:table-cell table:formula="of:=IF([test_results.$A111]=[test_results.W$2]; [test_results.$E111]; &quot;&quot;)">
            <text:p/>
          </table:table-cell>
          <table:table-cell table:formula="of:=IF([test_results.$A111]=[test_results.X$2]; [test_results.$E111]; &quot;&quot;)">
            <text:p/>
          </table:table-cell>
          <table:table-cell table:formula="of:=IF([test_results.$A111]=[test_results.Y$2]; [test_results.$E111]; &quot;&quot;)">
            <text:p/>
          </table:table-cell>
          <table:table-cell table:formula="of:=IF([test_results.$A111]=[test_results.Z$2]; [test_results.$E111]; &quot;&quot;)">
            <text:p/>
          </table:table-cell>
        </table:table-row>
        <table:table-row table:style-name="ro1">
          <table:table-cell office:value-type="string" calcext:value-type="string">
            <text:p>test101.cars_clocked.zip</text:p>
          </table:table-cell>
          <table:table-cell office:value-type="float" office:value="10" calcext:value-type="float">
            <text:p>10</text:p>
          </table:table-cell>
          <table:table-cell office:value-type="float" office:value="11.209" calcext:value-type="float">
            <text:p>11.209</text:p>
          </table:table-cell>
          <table:table-cell office:value-type="float" office:value="23.474" calcext:value-type="float">
            <text:p>23.474</text:p>
          </table:table-cell>
          <table:table-cell office:value-type="float" office:value="10.882" calcext:value-type="float">
            <text:p>10.882</text:p>
          </table:table-cell>
          <table:table-cell office:value-type="float" office:value="9.42" calcext:value-type="float">
            <text:p>9.42</text:p>
          </table:table-cell>
          <table:table-cell office:value-type="float" office:value="28.372" calcext:value-type="float">
            <text:p>28.372</text:p>
          </table:table-cell>
          <table:table-cell office:value-type="float" office:value="1000" calcext:value-type="float">
            <text:p>1000</text:p>
          </table:table-cell>
          <table:table-cell office:value-type="float" office:value="10881.946" calcext:value-type="float">
            <text:p>10881.946</text:p>
          </table:table-cell>
          <table:table-cell office:value-type="float" office:value="91.9" calcext:value-type="float">
            <text:p>91.9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12]=[test_results.N$2]; [test_results.$E112]; &quot;&quot;)">
            <text:p/>
          </table:table-cell>
          <table:table-cell table:formula="of:=IF([test_results.$A112]=[test_results.O$2]; [test_results.$E112]; &quot;&quot;)" office:value-type="float" office:value="10.882" calcext:value-type="float">
            <text:p>10.882</text:p>
          </table:table-cell>
          <table:table-cell table:formula="of:=IF([test_results.$A112]=[test_results.P$2]; [test_results.$E112]; &quot;&quot;)">
            <text:p/>
          </table:table-cell>
          <table:table-cell table:formula="of:=IF([test_results.$A112]=[test_results.Q$2]; [test_results.$E112]; &quot;&quot;)">
            <text:p/>
          </table:table-cell>
          <table:table-cell table:formula="of:=IF([test_results.$A112]=[test_results.R$2]; [test_results.$E112]; &quot;&quot;)">
            <text:p/>
          </table:table-cell>
          <table:table-cell table:formula="of:=IF([test_results.$A112]=[test_results.S$2]; [test_results.$E112]; &quot;&quot;)">
            <text:p/>
          </table:table-cell>
          <table:table-cell table:formula="of:=IF([test_results.$A112]=[test_results.T$2]; [test_results.$E112]; &quot;&quot;)">
            <text:p/>
          </table:table-cell>
          <table:table-cell table:formula="of:=IF([test_results.$A112]=[test_results.U$2]; [test_results.$E112]; &quot;&quot;)">
            <text:p/>
          </table:table-cell>
          <table:table-cell table:formula="of:=IF([test_results.$A112]=[test_results.V$2]; [test_results.$E112]; &quot;&quot;)">
            <text:p/>
          </table:table-cell>
          <table:table-cell table:formula="of:=IF([test_results.$A112]=[test_results.W$2]; [test_results.$E112]; &quot;&quot;)">
            <text:p/>
          </table:table-cell>
          <table:table-cell table:formula="of:=IF([test_results.$A112]=[test_results.X$2]; [test_results.$E112]; &quot;&quot;)">
            <text:p/>
          </table:table-cell>
          <table:table-cell table:formula="of:=IF([test_results.$A112]=[test_results.Y$2]; [test_results.$E112]; &quot;&quot;)">
            <text:p/>
          </table:table-cell>
          <table:table-cell table:formula="of:=IF([test_results.$A112]=[test_results.Z$2]; [test_results.$E112]; &quot;&quot;)">
            <text:p/>
          </table:table-cell>
        </table:table-row>
        <table:table-row table:style-name="ro1">
          <table:table-cell office:value-type="string" calcext:value-type="string">
            <text:p>test101.cars_clocked_inactive.zip</text:p>
          </table:table-cell>
          <table:table-cell office:value-type="float" office:value="10" calcext:value-type="float">
            <text:p>10</text:p>
          </table:table-cell>
          <table:table-cell office:value-type="float" office:value="11.216" calcext:value-type="float">
            <text:p>11.216</text:p>
          </table:table-cell>
          <table:table-cell office:value-type="float" office:value="20.441" calcext:value-type="float">
            <text:p>20.441</text:p>
          </table:table-cell>
          <table:table-cell office:value-type="float" office:value="7.845" calcext:value-type="float">
            <text:p>7.845</text:p>
          </table:table-cell>
          <table:table-cell office:value-type="float" office:value="6.397" calcext:value-type="float">
            <text:p>6.397</text:p>
          </table:table-cell>
          <table:table-cell office:value-type="float" office:value="19.208" calcext:value-type="float">
            <text:p>19.208</text:p>
          </table:table-cell>
          <table:table-cell office:value-type="float" office:value="1000" calcext:value-type="float">
            <text:p>1000</text:p>
          </table:table-cell>
          <table:table-cell office:value-type="float" office:value="7844.871" calcext:value-type="float">
            <text:p>7844.871</text:p>
          </table:table-cell>
          <table:table-cell office:value-type="float" office:value="127.47" calcext:value-type="float">
            <text:p>127.47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13]=[test_results.N$2]; [test_results.$E113]; &quot;&quot;)">
            <text:p/>
          </table:table-cell>
          <table:table-cell table:formula="of:=IF([test_results.$A113]=[test_results.O$2]; [test_results.$E113]; &quot;&quot;)">
            <text:p/>
          </table:table-cell>
          <table:table-cell table:formula="of:=IF([test_results.$A113]=[test_results.P$2]; [test_results.$E113]; &quot;&quot;)" office:value-type="float" office:value="7.845" calcext:value-type="float">
            <text:p>7.845</text:p>
          </table:table-cell>
          <table:table-cell table:formula="of:=IF([test_results.$A113]=[test_results.Q$2]; [test_results.$E113]; &quot;&quot;)">
            <text:p/>
          </table:table-cell>
          <table:table-cell table:formula="of:=IF([test_results.$A113]=[test_results.R$2]; [test_results.$E113]; &quot;&quot;)">
            <text:p/>
          </table:table-cell>
          <table:table-cell table:formula="of:=IF([test_results.$A113]=[test_results.S$2]; [test_results.$E113]; &quot;&quot;)">
            <text:p/>
          </table:table-cell>
          <table:table-cell table:formula="of:=IF([test_results.$A113]=[test_results.T$2]; [test_results.$E113]; &quot;&quot;)">
            <text:p/>
          </table:table-cell>
          <table:table-cell table:formula="of:=IF([test_results.$A113]=[test_results.U$2]; [test_results.$E113]; &quot;&quot;)">
            <text:p/>
          </table:table-cell>
          <table:table-cell table:formula="of:=IF([test_results.$A113]=[test_results.V$2]; [test_results.$E113]; &quot;&quot;)">
            <text:p/>
          </table:table-cell>
          <table:table-cell table:formula="of:=IF([test_results.$A113]=[test_results.W$2]; [test_results.$E113]; &quot;&quot;)">
            <text:p/>
          </table:table-cell>
          <table:table-cell table:formula="of:=IF([test_results.$A113]=[test_results.X$2]; [test_results.$E113]; &quot;&quot;)">
            <text:p/>
          </table:table-cell>
          <table:table-cell table:formula="of:=IF([test_results.$A113]=[test_results.Y$2]; [test_results.$E113]; &quot;&quot;)">
            <text:p/>
          </table:table-cell>
          <table:table-cell table:formula="of:=IF([test_results.$A113]=[test_results.Z$2]; [test_results.$E113]; &quot;&quot;)">
            <text:p/>
          </table:table-cell>
        </table:table-row>
        <table:table-row table:style-name="ro1">
          <table:table-cell office:value-type="string" calcext:value-type="string">
            <text:p>test101.cars_inactive.zip</text:p>
          </table:table-cell>
          <table:table-cell office:value-type="float" office:value="10" calcext:value-type="float">
            <text:p>10</text:p>
          </table:table-cell>
          <table:table-cell office:value-type="float" office:value="11.346" calcext:value-type="float">
            <text:p>11.346</text:p>
          </table:table-cell>
          <table:table-cell office:value-type="float" office:value="24.162" calcext:value-type="float">
            <text:p>24.162</text:p>
          </table:table-cell>
          <table:table-cell office:value-type="float" office:value="11.372" calcext:value-type="float">
            <text:p>11.372</text:p>
          </table:table-cell>
          <table:table-cell office:value-type="float" office:value="9.413" calcext:value-type="float">
            <text:p>9.413</text:p>
          </table:table-cell>
          <table:table-cell office:value-type="float" office:value="16.457" calcext:value-type="float">
            <text:p>16.457</text:p>
          </table:table-cell>
          <table:table-cell office:value-type="float" office:value="1000" calcext:value-type="float">
            <text:p>1000</text:p>
          </table:table-cell>
          <table:table-cell office:value-type="float" office:value="11371.934" calcext:value-type="float">
            <text:p>11371.934</text:p>
          </table:table-cell>
          <table:table-cell office:value-type="float" office:value="87.94" calcext:value-type="float">
            <text:p>87.94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14]=[test_results.N$2]; [test_results.$E114]; &quot;&quot;)">
            <text:p/>
          </table:table-cell>
          <table:table-cell table:formula="of:=IF([test_results.$A114]=[test_results.O$2]; [test_results.$E114]; &quot;&quot;)">
            <text:p/>
          </table:table-cell>
          <table:table-cell table:formula="of:=IF([test_results.$A114]=[test_results.P$2]; [test_results.$E114]; &quot;&quot;)">
            <text:p/>
          </table:table-cell>
          <table:table-cell table:formula="of:=IF([test_results.$A114]=[test_results.Q$2]; [test_results.$E114]; &quot;&quot;)" office:value-type="float" office:value="11.372" calcext:value-type="float">
            <text:p>11.372</text:p>
          </table:table-cell>
          <table:table-cell table:formula="of:=IF([test_results.$A114]=[test_results.R$2]; [test_results.$E114]; &quot;&quot;)">
            <text:p/>
          </table:table-cell>
          <table:table-cell table:formula="of:=IF([test_results.$A114]=[test_results.S$2]; [test_results.$E114]; &quot;&quot;)">
            <text:p/>
          </table:table-cell>
          <table:table-cell table:formula="of:=IF([test_results.$A114]=[test_results.T$2]; [test_results.$E114]; &quot;&quot;)">
            <text:p/>
          </table:table-cell>
          <table:table-cell table:formula="of:=IF([test_results.$A114]=[test_results.U$2]; [test_results.$E114]; &quot;&quot;)">
            <text:p/>
          </table:table-cell>
          <table:table-cell table:formula="of:=IF([test_results.$A114]=[test_results.V$2]; [test_results.$E114]; &quot;&quot;)">
            <text:p/>
          </table:table-cell>
          <table:table-cell table:formula="of:=IF([test_results.$A114]=[test_results.W$2]; [test_results.$E114]; &quot;&quot;)">
            <text:p/>
          </table:table-cell>
          <table:table-cell table:formula="of:=IF([test_results.$A114]=[test_results.X$2]; [test_results.$E114]; &quot;&quot;)">
            <text:p/>
          </table:table-cell>
          <table:table-cell table:formula="of:=IF([test_results.$A114]=[test_results.Y$2]; [test_results.$E114]; &quot;&quot;)">
            <text:p/>
          </table:table-cell>
          <table:table-cell table:formula="of:=IF([test_results.$A114]=[test_results.Z$2]; [test_results.$E114]; &quot;&quot;)">
            <text:p/>
          </table:table-cell>
        </table:table-row>
        <table:table-row table:style-name="ro1">
          <table:table-cell office:value-type="string" calcext:value-type="string">
            <text:p>test101.cars_north_clocked.zip</text:p>
          </table:table-cell>
          <table:table-cell office:value-type="float" office:value="10" calcext:value-type="float">
            <text:p>10</text:p>
          </table:table-cell>
          <table:table-cell office:value-type="float" office:value="11.236" calcext:value-type="float">
            <text:p>11.236</text:p>
          </table:table-cell>
          <table:table-cell office:value-type="float" office:value="23.733" calcext:value-type="float">
            <text:p>23.733</text:p>
          </table:table-cell>
          <table:table-cell office:value-type="float" office:value="11.105" calcext:value-type="float">
            <text:p>11.105</text:p>
          </table:table-cell>
          <table:table-cell office:value-type="float" office:value="9.434" calcext:value-type="float">
            <text:p>9.434</text:p>
          </table:table-cell>
          <table:table-cell office:value-type="float" office:value="26.585" calcext:value-type="float">
            <text:p>26.585</text:p>
          </table:table-cell>
          <table:table-cell office:value-type="float" office:value="1000" calcext:value-type="float">
            <text:p>1000</text:p>
          </table:table-cell>
          <table:table-cell office:value-type="float" office:value="11105.463" calcext:value-type="float">
            <text:p>11105.463</text:p>
          </table:table-cell>
          <table:table-cell office:value-type="float" office:value="90.05" calcext:value-type="float">
            <text:p>90.05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15]=[test_results.N$2]; [test_results.$E115]; &quot;&quot;)">
            <text:p/>
          </table:table-cell>
          <table:table-cell table:formula="of:=IF([test_results.$A115]=[test_results.O$2]; [test_results.$E115]; &quot;&quot;)">
            <text:p/>
          </table:table-cell>
          <table:table-cell table:formula="of:=IF([test_results.$A115]=[test_results.P$2]; [test_results.$E115]; &quot;&quot;)">
            <text:p/>
          </table:table-cell>
          <table:table-cell table:formula="of:=IF([test_results.$A115]=[test_results.Q$2]; [test_results.$E115]; &quot;&quot;)">
            <text:p/>
          </table:table-cell>
          <table:table-cell table:formula="of:=IF([test_results.$A115]=[test_results.R$2]; [test_results.$E115]; &quot;&quot;)" office:value-type="float" office:value="11.105" calcext:value-type="float">
            <text:p>11.105</text:p>
          </table:table-cell>
          <table:table-cell table:formula="of:=IF([test_results.$A115]=[test_results.S$2]; [test_results.$E115]; &quot;&quot;)">
            <text:p/>
          </table:table-cell>
          <table:table-cell table:formula="of:=IF([test_results.$A115]=[test_results.T$2]; [test_results.$E115]; &quot;&quot;)">
            <text:p/>
          </table:table-cell>
          <table:table-cell table:formula="of:=IF([test_results.$A115]=[test_results.U$2]; [test_results.$E115]; &quot;&quot;)">
            <text:p/>
          </table:table-cell>
          <table:table-cell table:formula="of:=IF([test_results.$A115]=[test_results.V$2]; [test_results.$E115]; &quot;&quot;)">
            <text:p/>
          </table:table-cell>
          <table:table-cell table:formula="of:=IF([test_results.$A115]=[test_results.W$2]; [test_results.$E115]; &quot;&quot;)">
            <text:p/>
          </table:table-cell>
          <table:table-cell table:formula="of:=IF([test_results.$A115]=[test_results.X$2]; [test_results.$E115]; &quot;&quot;)">
            <text:p/>
          </table:table-cell>
          <table:table-cell table:formula="of:=IF([test_results.$A115]=[test_results.Y$2]; [test_results.$E115]; &quot;&quot;)">
            <text:p/>
          </table:table-cell>
          <table:table-cell table:formula="of:=IF([test_results.$A115]=[test_results.Z$2]; [test_results.$E115]; &quot;&quot;)">
            <text:p/>
          </table:table-cell>
        </table:table-row>
        <table:table-row table:style-name="ro1">
          <table:table-cell office:value-type="string" calcext:value-type="string">
            <text:p>test101.cars_north_clocked_inactive.zip</text:p>
          </table:table-cell>
          <table:table-cell office:value-type="float" office:value="10" calcext:value-type="float">
            <text:p>10</text:p>
          </table:table-cell>
          <table:table-cell office:value-type="float" office:value="11.424" calcext:value-type="float">
            <text:p>11.424</text:p>
          </table:table-cell>
          <table:table-cell office:value-type="float" office:value="20.504" calcext:value-type="float">
            <text:p>20.504</text:p>
          </table:table-cell>
          <table:table-cell office:value-type="float" office:value="7.686" calcext:value-type="float">
            <text:p>7.686</text:p>
          </table:table-cell>
          <table:table-cell office:value-type="float" office:value="6.336" calcext:value-type="float">
            <text:p>6.336</text:p>
          </table:table-cell>
          <table:table-cell office:value-type="float" office:value="20.374" calcext:value-type="float">
            <text:p>20.374</text:p>
          </table:table-cell>
          <table:table-cell office:value-type="float" office:value="1000" calcext:value-type="float">
            <text:p>1000</text:p>
          </table:table-cell>
          <table:table-cell office:value-type="float" office:value="7685.95" calcext:value-type="float">
            <text:p>7685.95</text:p>
          </table:table-cell>
          <table:table-cell office:value-type="float" office:value="130.11" calcext:value-type="float">
            <text:p>130.11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16]=[test_results.N$2]; [test_results.$E116]; &quot;&quot;)">
            <text:p/>
          </table:table-cell>
          <table:table-cell table:formula="of:=IF([test_results.$A116]=[test_results.O$2]; [test_results.$E116]; &quot;&quot;)">
            <text:p/>
          </table:table-cell>
          <table:table-cell table:formula="of:=IF([test_results.$A116]=[test_results.P$2]; [test_results.$E116]; &quot;&quot;)">
            <text:p/>
          </table:table-cell>
          <table:table-cell table:formula="of:=IF([test_results.$A116]=[test_results.Q$2]; [test_results.$E116]; &quot;&quot;)">
            <text:p/>
          </table:table-cell>
          <table:table-cell table:formula="of:=IF([test_results.$A116]=[test_results.R$2]; [test_results.$E116]; &quot;&quot;)">
            <text:p/>
          </table:table-cell>
          <table:table-cell table:formula="of:=IF([test_results.$A116]=[test_results.S$2]; [test_results.$E116]; &quot;&quot;)" office:value-type="float" office:value="7.686" calcext:value-type="float">
            <text:p>7.686</text:p>
          </table:table-cell>
          <table:table-cell table:formula="of:=IF([test_results.$A116]=[test_results.T$2]; [test_results.$E116]; &quot;&quot;)">
            <text:p/>
          </table:table-cell>
          <table:table-cell table:formula="of:=IF([test_results.$A116]=[test_results.U$2]; [test_results.$E116]; &quot;&quot;)">
            <text:p/>
          </table:table-cell>
          <table:table-cell table:formula="of:=IF([test_results.$A116]=[test_results.V$2]; [test_results.$E116]; &quot;&quot;)">
            <text:p/>
          </table:table-cell>
          <table:table-cell table:formula="of:=IF([test_results.$A116]=[test_results.W$2]; [test_results.$E116]; &quot;&quot;)">
            <text:p/>
          </table:table-cell>
          <table:table-cell table:formula="of:=IF([test_results.$A116]=[test_results.X$2]; [test_results.$E116]; &quot;&quot;)">
            <text:p/>
          </table:table-cell>
          <table:table-cell table:formula="of:=IF([test_results.$A116]=[test_results.Y$2]; [test_results.$E116]; &quot;&quot;)">
            <text:p/>
          </table:table-cell>
          <table:table-cell table:formula="of:=IF([test_results.$A116]=[test_results.Z$2]; [test_results.$E116]; &quot;&quot;)">
            <text:p/>
          </table:table-cell>
        </table:table-row>
        <table:table-row table:style-name="ro1">
          <table:table-cell office:value-type="string" calcext:value-type="string">
            <text:p>test101.chests.zip</text:p>
          </table:table-cell>
          <table:table-cell office:value-type="float" office:value="10" calcext:value-type="float">
            <text:p>10</text:p>
          </table:table-cell>
          <table:table-cell office:value-type="float" office:value="11.073" calcext:value-type="float">
            <text:p>11.073</text:p>
          </table:table-cell>
          <table:table-cell office:value-type="float" office:value="25.152" calcext:value-type="float">
            <text:p>25.152</text:p>
          </table:table-cell>
          <table:table-cell office:value-type="float" office:value="12.53" calcext:value-type="float">
            <text:p>12.53</text:p>
          </table:table-cell>
          <table:table-cell office:value-type="float" office:value="10.6" calcext:value-type="float">
            <text:p>10.6</text:p>
          </table:table-cell>
          <table:table-cell office:value-type="float" office:value="22.583" calcext:value-type="float">
            <text:p>22.583</text:p>
          </table:table-cell>
          <table:table-cell office:value-type="float" office:value="1000" calcext:value-type="float">
            <text:p>1000</text:p>
          </table:table-cell>
          <table:table-cell office:value-type="float" office:value="12530.441" calcext:value-type="float">
            <text:p>12530.441</text:p>
          </table:table-cell>
          <table:table-cell office:value-type="float" office:value="79.81" calcext:value-type="float">
            <text:p>79.81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17]=[test_results.N$2]; [test_results.$E117]; &quot;&quot;)">
            <text:p/>
          </table:table-cell>
          <table:table-cell table:formula="of:=IF([test_results.$A117]=[test_results.O$2]; [test_results.$E117]; &quot;&quot;)">
            <text:p/>
          </table:table-cell>
          <table:table-cell table:formula="of:=IF([test_results.$A117]=[test_results.P$2]; [test_results.$E117]; &quot;&quot;)">
            <text:p/>
          </table:table-cell>
          <table:table-cell table:formula="of:=IF([test_results.$A117]=[test_results.Q$2]; [test_results.$E117]; &quot;&quot;)">
            <text:p/>
          </table:table-cell>
          <table:table-cell table:formula="of:=IF([test_results.$A117]=[test_results.R$2]; [test_results.$E117]; &quot;&quot;)">
            <text:p/>
          </table:table-cell>
          <table:table-cell table:formula="of:=IF([test_results.$A117]=[test_results.S$2]; [test_results.$E117]; &quot;&quot;)">
            <text:p/>
          </table:table-cell>
          <table:table-cell table:formula="of:=IF([test_results.$A117]=[test_results.T$2]; [test_results.$E117]; &quot;&quot;)" office:value-type="float" office:value="12.53" calcext:value-type="float">
            <text:p>12.53</text:p>
          </table:table-cell>
          <table:table-cell table:formula="of:=IF([test_results.$A117]=[test_results.U$2]; [test_results.$E117]; &quot;&quot;)">
            <text:p/>
          </table:table-cell>
          <table:table-cell table:formula="of:=IF([test_results.$A117]=[test_results.V$2]; [test_results.$E117]; &quot;&quot;)">
            <text:p/>
          </table:table-cell>
          <table:table-cell table:formula="of:=IF([test_results.$A117]=[test_results.W$2]; [test_results.$E117]; &quot;&quot;)">
            <text:p/>
          </table:table-cell>
          <table:table-cell table:formula="of:=IF([test_results.$A117]=[test_results.X$2]; [test_results.$E117]; &quot;&quot;)">
            <text:p/>
          </table:table-cell>
          <table:table-cell table:formula="of:=IF([test_results.$A117]=[test_results.Y$2]; [test_results.$E117]; &quot;&quot;)">
            <text:p/>
          </table:table-cell>
          <table:table-cell table:formula="of:=IF([test_results.$A117]=[test_results.Z$2]; [test_results.$E117]; &quot;&quot;)">
            <text:p/>
          </table:table-cell>
        </table:table-row>
        <table:table-row table:style-name="ro1">
          <table:table-cell office:value-type="string" calcext:value-type="string">
            <text:p>test101.chests_clocked.zip</text:p>
          </table:table-cell>
          <table:table-cell office:value-type="float" office:value="10" calcext:value-type="float">
            <text:p>10</text:p>
          </table:table-cell>
          <table:table-cell office:value-type="float" office:value="11.109" calcext:value-type="float">
            <text:p>11.109</text:p>
          </table:table-cell>
          <table:table-cell office:value-type="float" office:value="20.85" calcext:value-type="float">
            <text:p>20.85</text:p>
          </table:table-cell>
          <table:table-cell office:value-type="float" office:value="8.347" calcext:value-type="float">
            <text:p>8.347</text:p>
          </table:table-cell>
          <table:table-cell office:value-type="float" office:value="6.415" calcext:value-type="float">
            <text:p>6.415</text:p>
          </table:table-cell>
          <table:table-cell office:value-type="float" office:value="21.417" calcext:value-type="float">
            <text:p>21.417</text:p>
          </table:table-cell>
          <table:table-cell office:value-type="float" office:value="1000" calcext:value-type="float">
            <text:p>1000</text:p>
          </table:table-cell>
          <table:table-cell office:value-type="float" office:value="8347.209" calcext:value-type="float">
            <text:p>8347.209</text:p>
          </table:table-cell>
          <table:table-cell office:value-type="float" office:value="119.8" calcext:value-type="float">
            <text:p>119.8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18]=[test_results.N$2]; [test_results.$E118]; &quot;&quot;)">
            <text:p/>
          </table:table-cell>
          <table:table-cell table:formula="of:=IF([test_results.$A118]=[test_results.O$2]; [test_results.$E118]; &quot;&quot;)">
            <text:p/>
          </table:table-cell>
          <table:table-cell table:formula="of:=IF([test_results.$A118]=[test_results.P$2]; [test_results.$E118]; &quot;&quot;)">
            <text:p/>
          </table:table-cell>
          <table:table-cell table:formula="of:=IF([test_results.$A118]=[test_results.Q$2]; [test_results.$E118]; &quot;&quot;)">
            <text:p/>
          </table:table-cell>
          <table:table-cell table:formula="of:=IF([test_results.$A118]=[test_results.R$2]; [test_results.$E118]; &quot;&quot;)">
            <text:p/>
          </table:table-cell>
          <table:table-cell table:formula="of:=IF([test_results.$A118]=[test_results.S$2]; [test_results.$E118]; &quot;&quot;)">
            <text:p/>
          </table:table-cell>
          <table:table-cell table:formula="of:=IF([test_results.$A118]=[test_results.T$2]; [test_results.$E118]; &quot;&quot;)">
            <text:p/>
          </table:table-cell>
          <table:table-cell table:formula="of:=IF([test_results.$A118]=[test_results.U$2]; [test_results.$E118]; &quot;&quot;)" office:value-type="float" office:value="8.347" calcext:value-type="float">
            <text:p>8.347</text:p>
          </table:table-cell>
          <table:table-cell table:formula="of:=IF([test_results.$A118]=[test_results.V$2]; [test_results.$E118]; &quot;&quot;)">
            <text:p/>
          </table:table-cell>
          <table:table-cell table:formula="of:=IF([test_results.$A118]=[test_results.W$2]; [test_results.$E118]; &quot;&quot;)">
            <text:p/>
          </table:table-cell>
          <table:table-cell table:formula="of:=IF([test_results.$A118]=[test_results.X$2]; [test_results.$E118]; &quot;&quot;)">
            <text:p/>
          </table:table-cell>
          <table:table-cell table:formula="of:=IF([test_results.$A118]=[test_results.Y$2]; [test_results.$E118]; &quot;&quot;)">
            <text:p/>
          </table:table-cell>
          <table:table-cell table:formula="of:=IF([test_results.$A118]=[test_results.Z$2]; [test_results.$E118]; &quot;&quot;)">
            <text:p/>
          </table:table-cell>
        </table:table-row>
        <table:table-row table:style-name="ro1">
          <table:table-cell office:value-type="string" calcext:value-type="string">
            <text:p>test101.one_car.zip</text:p>
          </table:table-cell>
          <table:table-cell office:value-type="float" office:value="10" calcext:value-type="float">
            <text:p>10</text:p>
          </table:table-cell>
          <table:table-cell office:value-type="float" office:value="11.289" calcext:value-type="float">
            <text:p>11.289</text:p>
          </table:table-cell>
          <table:table-cell office:value-type="float" office:value="22.152" calcext:value-type="float">
            <text:p>22.152</text:p>
          </table:table-cell>
          <table:table-cell office:value-type="float" office:value="9.54" calcext:value-type="float">
            <text:p>9.54</text:p>
          </table:table-cell>
          <table:table-cell office:value-type="float" office:value="7.998" calcext:value-type="float">
            <text:p>7.998</text:p>
          </table:table-cell>
          <table:table-cell office:value-type="float" office:value="30.493" calcext:value-type="float">
            <text:p>30.493</text:p>
          </table:table-cell>
          <table:table-cell office:value-type="float" office:value="1000" calcext:value-type="float">
            <text:p>1000</text:p>
          </table:table-cell>
          <table:table-cell office:value-type="float" office:value="9540.379" calcext:value-type="float">
            <text:p>9540.379</text:p>
          </table:table-cell>
          <table:table-cell office:value-type="float" office:value="104.82" calcext:value-type="float">
            <text:p>104.82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19]=[test_results.N$2]; [test_results.$E119]; &quot;&quot;)">
            <text:p/>
          </table:table-cell>
          <table:table-cell table:formula="of:=IF([test_results.$A119]=[test_results.O$2]; [test_results.$E119]; &quot;&quot;)">
            <text:p/>
          </table:table-cell>
          <table:table-cell table:formula="of:=IF([test_results.$A119]=[test_results.P$2]; [test_results.$E119]; &quot;&quot;)">
            <text:p/>
          </table:table-cell>
          <table:table-cell table:formula="of:=IF([test_results.$A119]=[test_results.Q$2]; [test_results.$E119]; &quot;&quot;)">
            <text:p/>
          </table:table-cell>
          <table:table-cell table:formula="of:=IF([test_results.$A119]=[test_results.R$2]; [test_results.$E119]; &quot;&quot;)">
            <text:p/>
          </table:table-cell>
          <table:table-cell table:formula="of:=IF([test_results.$A119]=[test_results.S$2]; [test_results.$E119]; &quot;&quot;)">
            <text:p/>
          </table:table-cell>
          <table:table-cell table:formula="of:=IF([test_results.$A119]=[test_results.T$2]; [test_results.$E119]; &quot;&quot;)">
            <text:p/>
          </table:table-cell>
          <table:table-cell table:formula="of:=IF([test_results.$A119]=[test_results.U$2]; [test_results.$E119]; &quot;&quot;)">
            <text:p/>
          </table:table-cell>
          <table:table-cell table:formula="of:=IF([test_results.$A119]=[test_results.V$2]; [test_results.$E119]; &quot;&quot;)" office:value-type="float" office:value="9.54" calcext:value-type="float">
            <text:p>9.54</text:p>
          </table:table-cell>
          <table:table-cell table:formula="of:=IF([test_results.$A119]=[test_results.W$2]; [test_results.$E119]; &quot;&quot;)">
            <text:p/>
          </table:table-cell>
          <table:table-cell table:formula="of:=IF([test_results.$A119]=[test_results.X$2]; [test_results.$E119]; &quot;&quot;)">
            <text:p/>
          </table:table-cell>
          <table:table-cell table:formula="of:=IF([test_results.$A119]=[test_results.Y$2]; [test_results.$E119]; &quot;&quot;)">
            <text:p/>
          </table:table-cell>
          <table:table-cell table:formula="of:=IF([test_results.$A119]=[test_results.Z$2]; [test_results.$E119]; &quot;&quot;)">
            <text:p/>
          </table:table-cell>
        </table:table-row>
        <table:table-row table:style-name="ro1">
          <table:table-cell office:value-type="string" calcext:value-type="string">
            <text:p>test101.one_car_inactive.zip</text:p>
          </table:table-cell>
          <table:table-cell office:value-type="float" office:value="10" calcext:value-type="float">
            <text:p>10</text:p>
          </table:table-cell>
          <table:table-cell office:value-type="float" office:value="11.224" calcext:value-type="float">
            <text:p>11.224</text:p>
          </table:table-cell>
          <table:table-cell office:value-type="float" office:value="20.396" calcext:value-type="float">
            <text:p>20.396</text:p>
          </table:table-cell>
          <table:table-cell office:value-type="float" office:value="7.856" calcext:value-type="float">
            <text:p>7.856</text:p>
          </table:table-cell>
          <table:table-cell office:value-type="float" office:value="6.354" calcext:value-type="float">
            <text:p>6.354</text:p>
          </table:table-cell>
          <table:table-cell office:value-type="float" office:value="26.916" calcext:value-type="float">
            <text:p>26.916</text:p>
          </table:table-cell>
          <table:table-cell office:value-type="float" office:value="1000" calcext:value-type="float">
            <text:p>1000</text:p>
          </table:table-cell>
          <table:table-cell office:value-type="float" office:value="7855.546" calcext:value-type="float">
            <text:p>7855.546</text:p>
          </table:table-cell>
          <table:table-cell office:value-type="float" office:value="127.3" calcext:value-type="float">
            <text:p>127.3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20]=[test_results.N$2]; [test_results.$E120]; &quot;&quot;)">
            <text:p/>
          </table:table-cell>
          <table:table-cell table:formula="of:=IF([test_results.$A120]=[test_results.O$2]; [test_results.$E120]; &quot;&quot;)">
            <text:p/>
          </table:table-cell>
          <table:table-cell table:formula="of:=IF([test_results.$A120]=[test_results.P$2]; [test_results.$E120]; &quot;&quot;)">
            <text:p/>
          </table:table-cell>
          <table:table-cell table:formula="of:=IF([test_results.$A120]=[test_results.Q$2]; [test_results.$E120]; &quot;&quot;)">
            <text:p/>
          </table:table-cell>
          <table:table-cell table:formula="of:=IF([test_results.$A120]=[test_results.R$2]; [test_results.$E120]; &quot;&quot;)">
            <text:p/>
          </table:table-cell>
          <table:table-cell table:formula="of:=IF([test_results.$A120]=[test_results.S$2]; [test_results.$E120]; &quot;&quot;)">
            <text:p/>
          </table:table-cell>
          <table:table-cell table:formula="of:=IF([test_results.$A120]=[test_results.T$2]; [test_results.$E120]; &quot;&quot;)">
            <text:p/>
          </table:table-cell>
          <table:table-cell table:formula="of:=IF([test_results.$A120]=[test_results.U$2]; [test_results.$E120]; &quot;&quot;)">
            <text:p/>
          </table:table-cell>
          <table:table-cell table:formula="of:=IF([test_results.$A120]=[test_results.V$2]; [test_results.$E120]; &quot;&quot;)">
            <text:p/>
          </table:table-cell>
          <table:table-cell table:formula="of:=IF([test_results.$A120]=[test_results.W$2]; [test_results.$E120]; &quot;&quot;)" office:value-type="float" office:value="7.856" calcext:value-type="float">
            <text:p>7.856</text:p>
          </table:table-cell>
          <table:table-cell table:formula="of:=IF([test_results.$A120]=[test_results.X$2]; [test_results.$E120]; &quot;&quot;)">
            <text:p/>
          </table:table-cell>
          <table:table-cell table:formula="of:=IF([test_results.$A120]=[test_results.Y$2]; [test_results.$E120]; &quot;&quot;)">
            <text:p/>
          </table:table-cell>
          <table:table-cell table:formula="of:=IF([test_results.$A120]=[test_results.Z$2]; [test_results.$E120]; &quot;&quot;)">
            <text:p/>
          </table:table-cell>
        </table:table-row>
        <table:table-row table:style-name="ro1">
          <table:table-cell office:value-type="string" calcext:value-type="string">
            <text:p>test101.one_car_north.zip</text:p>
          </table:table-cell>
          <table:table-cell office:value-type="float" office:value="10" calcext:value-type="float">
            <text:p>10</text:p>
          </table:table-cell>
          <table:table-cell office:value-type="float" office:value="11.239" calcext:value-type="float">
            <text:p>11.239</text:p>
          </table:table-cell>
          <table:table-cell office:value-type="float" office:value="22.076" calcext:value-type="float">
            <text:p>22.076</text:p>
          </table:table-cell>
          <table:table-cell office:value-type="float" office:value="9.505" calcext:value-type="float">
            <text:p>9.505</text:p>
          </table:table-cell>
          <table:table-cell office:value-type="float" office:value="8.086" calcext:value-type="float">
            <text:p>8.086</text:p>
          </table:table-cell>
          <table:table-cell office:value-type="float" office:value="27.103" calcext:value-type="float">
            <text:p>27.103</text:p>
          </table:table-cell>
          <table:table-cell office:value-type="float" office:value="1000" calcext:value-type="float">
            <text:p>1000</text:p>
          </table:table-cell>
          <table:table-cell office:value-type="float" office:value="9505.102" calcext:value-type="float">
            <text:p>9505.102</text:p>
          </table:table-cell>
          <table:table-cell office:value-type="float" office:value="105.21" calcext:value-type="float">
            <text:p>105.21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21]=[test_results.N$2]; [test_results.$E121]; &quot;&quot;)">
            <text:p/>
          </table:table-cell>
          <table:table-cell table:formula="of:=IF([test_results.$A121]=[test_results.O$2]; [test_results.$E121]; &quot;&quot;)">
            <text:p/>
          </table:table-cell>
          <table:table-cell table:formula="of:=IF([test_results.$A121]=[test_results.P$2]; [test_results.$E121]; &quot;&quot;)">
            <text:p/>
          </table:table-cell>
          <table:table-cell table:formula="of:=IF([test_results.$A121]=[test_results.Q$2]; [test_results.$E121]; &quot;&quot;)">
            <text:p/>
          </table:table-cell>
          <table:table-cell table:formula="of:=IF([test_results.$A121]=[test_results.R$2]; [test_results.$E121]; &quot;&quot;)">
            <text:p/>
          </table:table-cell>
          <table:table-cell table:formula="of:=IF([test_results.$A121]=[test_results.S$2]; [test_results.$E121]; &quot;&quot;)">
            <text:p/>
          </table:table-cell>
          <table:table-cell table:formula="of:=IF([test_results.$A121]=[test_results.T$2]; [test_results.$E121]; &quot;&quot;)">
            <text:p/>
          </table:table-cell>
          <table:table-cell table:formula="of:=IF([test_results.$A121]=[test_results.U$2]; [test_results.$E121]; &quot;&quot;)">
            <text:p/>
          </table:table-cell>
          <table:table-cell table:formula="of:=IF([test_results.$A121]=[test_results.V$2]; [test_results.$E121]; &quot;&quot;)">
            <text:p/>
          </table:table-cell>
          <table:table-cell table:formula="of:=IF([test_results.$A121]=[test_results.W$2]; [test_results.$E121]; &quot;&quot;)">
            <text:p/>
          </table:table-cell>
          <table:table-cell table:formula="of:=IF([test_results.$A121]=[test_results.X$2]; [test_results.$E121]; &quot;&quot;)" office:value-type="float" office:value="9.505" calcext:value-type="float">
            <text:p>9.505</text:p>
          </table:table-cell>
          <table:table-cell table:formula="of:=IF([test_results.$A121]=[test_results.Y$2]; [test_results.$E121]; &quot;&quot;)">
            <text:p/>
          </table:table-cell>
          <table:table-cell table:formula="of:=IF([test_results.$A121]=[test_results.Z$2]; [test_results.$E121]; &quot;&quot;)">
            <text:p/>
          </table:table-cell>
        </table:table-row>
        <table:table-row table:style-name="ro1">
          <table:table-cell office:value-type="string" calcext:value-type="string">
            <text:p>test101.one_car_north_inactive.zip</text:p>
          </table:table-cell>
          <table:table-cell office:value-type="float" office:value="10" calcext:value-type="float">
            <text:p>10</text:p>
          </table:table-cell>
          <table:table-cell office:value-type="float" office:value="11.207" calcext:value-type="float">
            <text:p>11.207</text:p>
          </table:table-cell>
          <table:table-cell office:value-type="float" office:value="20.317" calcext:value-type="float">
            <text:p>20.317</text:p>
          </table:table-cell>
          <table:table-cell office:value-type="float" office:value="7.758" calcext:value-type="float">
            <text:p>7.758</text:p>
          </table:table-cell>
          <table:table-cell office:value-type="float" office:value="6.373" calcext:value-type="float">
            <text:p>6.373</text:p>
          </table:table-cell>
          <table:table-cell office:value-type="float" office:value="25.811" calcext:value-type="float">
            <text:p>25.811</text:p>
          </table:table-cell>
          <table:table-cell office:value-type="float" office:value="1000" calcext:value-type="float">
            <text:p>1000</text:p>
          </table:table-cell>
          <table:table-cell office:value-type="float" office:value="7757.825" calcext:value-type="float">
            <text:p>7757.825</text:p>
          </table:table-cell>
          <table:table-cell office:value-type="float" office:value="128.9" calcext:value-type="float">
            <text:p>128.9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22]=[test_results.N$2]; [test_results.$E122]; &quot;&quot;)">
            <text:p/>
          </table:table-cell>
          <table:table-cell table:formula="of:=IF([test_results.$A122]=[test_results.O$2]; [test_results.$E122]; &quot;&quot;)">
            <text:p/>
          </table:table-cell>
          <table:table-cell table:formula="of:=IF([test_results.$A122]=[test_results.P$2]; [test_results.$E122]; &quot;&quot;)">
            <text:p/>
          </table:table-cell>
          <table:table-cell table:formula="of:=IF([test_results.$A122]=[test_results.Q$2]; [test_results.$E122]; &quot;&quot;)">
            <text:p/>
          </table:table-cell>
          <table:table-cell table:formula="of:=IF([test_results.$A122]=[test_results.R$2]; [test_results.$E122]; &quot;&quot;)">
            <text:p/>
          </table:table-cell>
          <table:table-cell table:formula="of:=IF([test_results.$A122]=[test_results.S$2]; [test_results.$E122]; &quot;&quot;)">
            <text:p/>
          </table:table-cell>
          <table:table-cell table:formula="of:=IF([test_results.$A122]=[test_results.T$2]; [test_results.$E122]; &quot;&quot;)">
            <text:p/>
          </table:table-cell>
          <table:table-cell table:formula="of:=IF([test_results.$A122]=[test_results.U$2]; [test_results.$E122]; &quot;&quot;)">
            <text:p/>
          </table:table-cell>
          <table:table-cell table:formula="of:=IF([test_results.$A122]=[test_results.V$2]; [test_results.$E122]; &quot;&quot;)">
            <text:p/>
          </table:table-cell>
          <table:table-cell table:formula="of:=IF([test_results.$A122]=[test_results.W$2]; [test_results.$E122]; &quot;&quot;)">
            <text:p/>
          </table:table-cell>
          <table:table-cell table:formula="of:=IF([test_results.$A122]=[test_results.X$2]; [test_results.$E122]; &quot;&quot;)">
            <text:p/>
          </table:table-cell>
          <table:table-cell table:formula="of:=IF([test_results.$A122]=[test_results.Y$2]; [test_results.$E122]; &quot;&quot;)" office:value-type="float" office:value="7.758" calcext:value-type="float">
            <text:p>7.758</text:p>
          </table:table-cell>
          <table:table-cell table:formula="of:=IF([test_results.$A122]=[test_results.Z$2]; [test_results.$E122]; &quot;&quot;)">
            <text:p/>
          </table:table-cell>
        </table:table-row>
        <table:table-row table:style-name="ro1">
          <table:table-cell table:number-columns-repeated="12"/>
          <table:table-cell office:value-type="string" calcext:value-type="string">
            <text:p>Total:</text:p>
          </table:table-cell>
          <table:table-cell table:formula="of:=SUM([test_results.N3:.N122])" office:value-type="float" office:value="141.064" calcext:value-type="float">
            <text:p>141.064</text:p>
          </table:table-cell>
          <table:table-cell table:formula="of:=SUM([test_results.O3:.O122])" office:value-type="float" office:value="109.335" calcext:value-type="float">
            <text:p>109.335</text:p>
          </table:table-cell>
          <table:table-cell table:formula="of:=SUM([test_results.P3:.P122])" office:value-type="float" office:value="78.422" calcext:value-type="float">
            <text:p>78.422</text:p>
          </table:table-cell>
          <table:table-cell table:formula="of:=SUM([test_results.Q3:.Q122])" office:value-type="float" office:value="113.808" calcext:value-type="float">
            <text:p>113.808</text:p>
          </table:table-cell>
          <table:table-cell table:formula="of:=SUM([test_results.R3:.R122])" office:value-type="float" office:value="111.764" calcext:value-type="float">
            <text:p>111.764</text:p>
          </table:table-cell>
          <table:table-cell table:formula="of:=SUM([test_results.S3:.S122])" office:value-type="float" office:value="76.689" calcext:value-type="float">
            <text:p>76.689</text:p>
          </table:table-cell>
          <table:table-cell table:formula="of:=SUM([test_results.T3:.T122])" office:value-type="float" office:value="125.086" calcext:value-type="float">
            <text:p>125.086</text:p>
          </table:table-cell>
          <table:table-cell table:formula="of:=SUM([test_results.U3:.U122])" office:value-type="float" office:value="81.135" calcext:value-type="float">
            <text:p>81.135</text:p>
          </table:table-cell>
          <table:table-cell table:formula="of:=SUM([test_results.V3:.V122])" office:value-type="float" office:value="94.883" calcext:value-type="float">
            <text:p>94.883</text:p>
          </table:table-cell>
          <table:table-cell table:formula="of:=SUM([test_results.W3:.W122])" office:value-type="float" office:value="78.415" calcext:value-type="float">
            <text:p>78.415</text:p>
          </table:table-cell>
          <table:table-cell table:formula="of:=SUM([test_results.X3:.X122])" office:value-type="float" office:value="95.033" calcext:value-type="float">
            <text:p>95.033</text:p>
          </table:table-cell>
          <table:table-cell table:formula="of:=SUM([test_results.Y3:.Y122])" office:value-type="float" office:value="77.711" calcext:value-type="float">
            <text:p>77.711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Average:</text:p>
          </table:table-cell>
          <table:table-cell table:formula="of:=[.N123]/10" office:value-type="float" office:value="14.1064" calcext:value-type="float">
            <text:p>14.1064</text:p>
          </table:table-cell>
          <table:table-cell table:formula="of:=[.O123]/10" office:value-type="float" office:value="10.9335" calcext:value-type="float">
            <text:p>10.9335</text:p>
          </table:table-cell>
          <table:table-cell table:formula="of:=[.P123]/10" office:value-type="float" office:value="7.8422" calcext:value-type="float">
            <text:p>7.8422</text:p>
          </table:table-cell>
          <table:table-cell table:formula="of:=[.Q123]/10" office:value-type="float" office:value="11.3808" calcext:value-type="float">
            <text:p>11.3808</text:p>
          </table:table-cell>
          <table:table-cell table:formula="of:=[.R123]/10" office:value-type="float" office:value="11.1764" calcext:value-type="float">
            <text:p>11.1764</text:p>
          </table:table-cell>
          <table:table-cell table:formula="of:=[.S123]/10" office:value-type="float" office:value="7.6689" calcext:value-type="float">
            <text:p>7.6689</text:p>
          </table:table-cell>
          <table:table-cell table:formula="of:=[.T123]/10" office:value-type="float" office:value="12.5086" calcext:value-type="float">
            <text:p>12.5086</text:p>
          </table:table-cell>
          <table:table-cell table:formula="of:=[.U123]/10" office:value-type="float" office:value="8.1135" calcext:value-type="float">
            <text:p>8.1135</text:p>
          </table:table-cell>
          <table:table-cell table:formula="of:=[.V123]/10" office:value-type="float" office:value="9.4883" calcext:value-type="float">
            <text:p>9.4883</text:p>
          </table:table-cell>
          <table:table-cell table:formula="of:=[.W123]/10" office:value-type="float" office:value="7.8415" calcext:value-type="float">
            <text:p>7.8415</text:p>
          </table:table-cell>
          <table:table-cell table:formula="of:=[.X123]/10" office:value-type="float" office:value="9.5033" calcext:value-type="float">
            <text:p>9.5033</text:p>
          </table:table-cell>
          <table:table-cell table:formula="of:=[.Y123]/10" office:value-type="float" office:value="7.7711" calcext:value-type="float">
            <text:p>7.7711</text:p>
          </table:table-cell>
          <table:table-cell/>
        </table:table-row>
        <table:table-row table:style-name="ro1">
          <table:table-cell office:value-type="string" calcext:value-type="string">
            <text:p>KnightElite’s PC, Allaizn’s map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p_name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startup_time</text:p>
          </table:table-cell>
          <table:table-cell office:value-type="string" calcext:value-type="string">
            <text:p>end_time</text:p>
          </table:table-cell>
          <table:table-cell office:value-type="string" calcext:value-type="string">
            <text:p>avg_ms</text:p>
          </table:table-cell>
          <table:table-cell office:value-type="string" calcext:value-type="string">
            <text:p>min_ms</text:p>
          </table:table-cell>
          <table:table-cell office:value-type="string" calcext:value-type="string">
            <text:p>max_ms</text:p>
          </table:table-cell>
          <table:table-cell office:value-type="string" calcext:value-type="string">
            <text:p>ticks</text:p>
          </table:table-cell>
          <table:table-cell office:value-type="string" calcext:value-type="string">
            <text:p>execution_time</text:p>
          </table:table-cell>
          <table:table-cell office:value-type="string" calcext:value-type="string">
            <text:p>effective_UPS</text:p>
          </table:table-cell>
          <table:table-cell office:value-type="string" calcext:value-type="string">
            <text:p>factorio_version</text:p>
          </table:table-cell>
          <table:table-cell office:value-type="string" calcext:value-type="string">
            <text:p>platform</text:p>
          </table:table-cell>
          <table:table-cell/>
          <table:table-cell office:value-type="string" calcext:value-type="string">
            <text:p>test101.allaizn.hori_fclock_2car.zip</text:p>
          </table:table-cell>
          <table:table-cell office:value-type="string" calcext:value-type="string">
            <text:p>test101.allaizn.hori_fclock_2car_sleep.zip</text:p>
          </table:table-cell>
          <table:table-cell office:value-type="string" calcext:value-type="string">
            <text:p>test101.allaizn.hori_fclock_car.zip</text:p>
          </table:table-cell>
          <table:table-cell office:value-type="string" calcext:value-type="string">
            <text:p>test101.allaizn.hori_fclock_car_sleep.zip</text:p>
          </table:table-cell>
          <table:table-cell office:value-type="string" calcext:value-type="string">
            <text:p>test101.allaizn.hori_fclock_chest.zip</text:p>
          </table:table-cell>
          <table:table-cell office:value-type="string" calcext:value-type="string">
            <text:p>test101.allaizn.hori_tclock_2car.zip</text:p>
          </table:table-cell>
          <table:table-cell office:value-type="string" calcext:value-type="string">
            <text:p>test101.allaizn.hori_tclock_2car_sleep.zip</text:p>
          </table:table-cell>
          <table:table-cell office:value-type="string" calcext:value-type="string">
            <text:p>test101.allaizn.hori_tclock_car.zip</text:p>
          </table:table-cell>
          <table:table-cell office:value-type="string" calcext:value-type="string">
            <text:p>test101.allaizn.hori_tclock_car_sleep.zip</text:p>
          </table:table-cell>
          <table:table-cell office:value-type="string" calcext:value-type="string">
            <text:p>test101.allaizn.hori_tclock_chest.zip</text:p>
          </table:table-cell>
          <table:table-cell office:value-type="string" calcext:value-type="string">
            <text:p>test101.allaizn.vert_tclock_car_sleep.z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101.allaizn.hori_fclock_2car.zip</text:p>
          </table:table-cell>
          <table:table-cell office:value-type="float" office:value="1" calcext:value-type="float">
            <text:p>1</text:p>
          </table:table-cell>
          <table:table-cell office:value-type="float" office:value="10.907" calcext:value-type="float">
            <text:p>10.907</text:p>
          </table:table-cell>
          <table:table-cell office:value-type="float" office:value="23.96" calcext:value-type="float">
            <text:p>23.96</text:p>
          </table:table-cell>
          <table:table-cell office:value-type="float" office:value="11.134" calcext:value-type="float">
            <text:p>11.134</text:p>
          </table:table-cell>
          <table:table-cell office:value-type="float" office:value="8.045" calcext:value-type="float">
            <text:p>8.045</text:p>
          </table:table-cell>
          <table:table-cell office:value-type="float" office:value="30.206" calcext:value-type="float">
            <text:p>30.206</text:p>
          </table:table-cell>
          <table:table-cell office:value-type="float" office:value="1000" calcext:value-type="float">
            <text:p>1000</text:p>
          </table:table-cell>
          <table:table-cell office:value-type="float" office:value="11134.483" calcext:value-type="float">
            <text:p>11134.483</text:p>
          </table:table-cell>
          <table:table-cell office:value-type="float" office:value="89.81" calcext:value-type="float">
            <text:p>89.81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27]=[test_results.N$126]; [test_results.$E127]; &quot;&quot;)" office:value-type="float" office:value="11.134" calcext:value-type="float">
            <text:p>11.134</text:p>
          </table:table-cell>
          <table:table-cell table:formula="of:=IF([test_results.$A127]=[test_results.O$126]; [test_results.$E127]; &quot;&quot;)">
            <text:p/>
          </table:table-cell>
          <table:table-cell table:formula="of:=IF([test_results.$A127]=[test_results.P$126]; [test_results.$E127]; &quot;&quot;)">
            <text:p/>
          </table:table-cell>
          <table:table-cell table:formula="of:=IF([test_results.$A127]=[test_results.Q$126]; [test_results.$E127]; &quot;&quot;)">
            <text:p/>
          </table:table-cell>
          <table:table-cell table:formula="of:=IF([test_results.$A127]=[test_results.R$126]; [test_results.$E127]; &quot;&quot;)">
            <text:p/>
          </table:table-cell>
          <table:table-cell table:formula="of:=IF([test_results.$A127]=[test_results.S$126]; [test_results.$E127]; &quot;&quot;)">
            <text:p/>
          </table:table-cell>
          <table:table-cell table:formula="of:=IF([test_results.$A127]=[test_results.T$126]; [test_results.$E127]; &quot;&quot;)">
            <text:p/>
          </table:table-cell>
          <table:table-cell table:formula="of:=IF([test_results.$A127]=[test_results.U$126]; [test_results.$E127]; &quot;&quot;)">
            <text:p/>
          </table:table-cell>
          <table:table-cell table:formula="of:=IF([test_results.$A127]=[test_results.V$126]; [test_results.$E127]; &quot;&quot;)">
            <text:p/>
          </table:table-cell>
          <table:table-cell table:formula="of:=IF([test_results.$A127]=[test_results.W$126]; [test_results.$E127]; &quot;&quot;)">
            <text:p/>
          </table:table-cell>
          <table:table-cell table:formula="of:=IF([test_results.$A127]=[test_results.X$126]; [test_results.$E127]; &quot;&quot;)">
            <text:p/>
          </table:table-cell>
          <table:table-cell table:formula="of:=IF([test_results.$A127]=[test_results.Y$126]; [test_results.$E127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fclock_2car_sleep.zip</text:p>
          </table:table-cell>
          <table:table-cell office:value-type="float" office:value="1" calcext:value-type="float">
            <text:p>1</text:p>
          </table:table-cell>
          <table:table-cell office:value-type="float" office:value="11.173" calcext:value-type="float">
            <text:p>11.173</text:p>
          </table:table-cell>
          <table:table-cell office:value-type="float" office:value="22.112" calcext:value-type="float">
            <text:p>22.112</text:p>
          </table:table-cell>
          <table:table-cell office:value-type="float" office:value="9.037" calcext:value-type="float">
            <text:p>9.037</text:p>
          </table:table-cell>
          <table:table-cell office:value-type="float" office:value="5.258" calcext:value-type="float">
            <text:p>5.258</text:p>
          </table:table-cell>
          <table:table-cell office:value-type="float" office:value="22.535" calcext:value-type="float">
            <text:p>22.535</text:p>
          </table:table-cell>
          <table:table-cell office:value-type="float" office:value="1000" calcext:value-type="float">
            <text:p>1000</text:p>
          </table:table-cell>
          <table:table-cell office:value-type="float" office:value="9037.342" calcext:value-type="float">
            <text:p>9037.342</text:p>
          </table:table-cell>
          <table:table-cell office:value-type="float" office:value="110.65" calcext:value-type="float">
            <text:p>110.65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28]=[test_results.N$126]; [test_results.$E128]; &quot;&quot;)">
            <text:p/>
          </table:table-cell>
          <table:table-cell table:formula="of:=IF([test_results.$A128]=[test_results.O$126]; [test_results.$E128]; &quot;&quot;)" office:value-type="float" office:value="9.037" calcext:value-type="float">
            <text:p>9.037</text:p>
          </table:table-cell>
          <table:table-cell table:formula="of:=IF([test_results.$A128]=[test_results.P$126]; [test_results.$E128]; &quot;&quot;)">
            <text:p/>
          </table:table-cell>
          <table:table-cell table:formula="of:=IF([test_results.$A128]=[test_results.Q$126]; [test_results.$E128]; &quot;&quot;)">
            <text:p/>
          </table:table-cell>
          <table:table-cell table:formula="of:=IF([test_results.$A128]=[test_results.R$126]; [test_results.$E128]; &quot;&quot;)">
            <text:p/>
          </table:table-cell>
          <table:table-cell table:formula="of:=IF([test_results.$A128]=[test_results.S$126]; [test_results.$E128]; &quot;&quot;)">
            <text:p/>
          </table:table-cell>
          <table:table-cell table:formula="of:=IF([test_results.$A128]=[test_results.T$126]; [test_results.$E128]; &quot;&quot;)">
            <text:p/>
          </table:table-cell>
          <table:table-cell table:formula="of:=IF([test_results.$A128]=[test_results.U$126]; [test_results.$E128]; &quot;&quot;)">
            <text:p/>
          </table:table-cell>
          <table:table-cell table:formula="of:=IF([test_results.$A128]=[test_results.V$126]; [test_results.$E128]; &quot;&quot;)">
            <text:p/>
          </table:table-cell>
          <table:table-cell table:formula="of:=IF([test_results.$A128]=[test_results.W$126]; [test_results.$E128]; &quot;&quot;)">
            <text:p/>
          </table:table-cell>
          <table:table-cell table:formula="of:=IF([test_results.$A128]=[test_results.X$126]; [test_results.$E128]; &quot;&quot;)">
            <text:p/>
          </table:table-cell>
          <table:table-cell table:formula="of:=IF([test_results.$A128]=[test_results.Y$126]; [test_results.$E128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fclock_car.zip</text:p>
          </table:table-cell>
          <table:table-cell office:value-type="float" office:value="1" calcext:value-type="float">
            <text:p>1</text:p>
          </table:table-cell>
          <table:table-cell office:value-type="float" office:value="11.018" calcext:value-type="float">
            <text:p>11.018</text:p>
          </table:table-cell>
          <table:table-cell office:value-type="float" office:value="24.07" calcext:value-type="float">
            <text:p>24.07</text:p>
          </table:table-cell>
          <table:table-cell office:value-type="float" office:value="11.188" calcext:value-type="float">
            <text:p>11.188</text:p>
          </table:table-cell>
          <table:table-cell office:value-type="float" office:value="6.94" calcext:value-type="float">
            <text:p>6.94</text:p>
          </table:table-cell>
          <table:table-cell office:value-type="float" office:value="29.725" calcext:value-type="float">
            <text:p>29.725</text:p>
          </table:table-cell>
          <table:table-cell office:value-type="float" office:value="1000" calcext:value-type="float">
            <text:p>1000</text:p>
          </table:table-cell>
          <table:table-cell office:value-type="float" office:value="11188.398" calcext:value-type="float">
            <text:p>11188.398</text:p>
          </table:table-cell>
          <table:table-cell office:value-type="float" office:value="89.38" calcext:value-type="float">
            <text:p>89.38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29]=[test_results.N$126]; [test_results.$E129]; &quot;&quot;)">
            <text:p/>
          </table:table-cell>
          <table:table-cell table:formula="of:=IF([test_results.$A129]=[test_results.O$126]; [test_results.$E129]; &quot;&quot;)">
            <text:p/>
          </table:table-cell>
          <table:table-cell table:formula="of:=IF([test_results.$A129]=[test_results.P$126]; [test_results.$E129]; &quot;&quot;)" office:value-type="float" office:value="11.188" calcext:value-type="float">
            <text:p>11.188</text:p>
          </table:table-cell>
          <table:table-cell table:formula="of:=IF([test_results.$A129]=[test_results.Q$126]; [test_results.$E129]; &quot;&quot;)">
            <text:p/>
          </table:table-cell>
          <table:table-cell table:formula="of:=IF([test_results.$A129]=[test_results.R$126]; [test_results.$E129]; &quot;&quot;)">
            <text:p/>
          </table:table-cell>
          <table:table-cell table:formula="of:=IF([test_results.$A129]=[test_results.S$126]; [test_results.$E129]; &quot;&quot;)">
            <text:p/>
          </table:table-cell>
          <table:table-cell table:formula="of:=IF([test_results.$A129]=[test_results.T$126]; [test_results.$E129]; &quot;&quot;)">
            <text:p/>
          </table:table-cell>
          <table:table-cell table:formula="of:=IF([test_results.$A129]=[test_results.U$126]; [test_results.$E129]; &quot;&quot;)">
            <text:p/>
          </table:table-cell>
          <table:table-cell table:formula="of:=IF([test_results.$A129]=[test_results.V$126]; [test_results.$E129]; &quot;&quot;)">
            <text:p/>
          </table:table-cell>
          <table:table-cell table:formula="of:=IF([test_results.$A129]=[test_results.W$126]; [test_results.$E129]; &quot;&quot;)">
            <text:p/>
          </table:table-cell>
          <table:table-cell table:formula="of:=IF([test_results.$A129]=[test_results.X$126]; [test_results.$E129]; &quot;&quot;)">
            <text:p/>
          </table:table-cell>
          <table:table-cell table:formula="of:=IF([test_results.$A129]=[test_results.Y$126]; [test_results.$E129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fclock_car_sleep.zip</text:p>
          </table:table-cell>
          <table:table-cell office:value-type="float" office:value="1" calcext:value-type="float">
            <text:p>1</text:p>
          </table:table-cell>
          <table:table-cell office:value-type="float" office:value="11.168" calcext:value-type="float">
            <text:p>11.168</text:p>
          </table:table-cell>
          <table:table-cell office:value-type="float" office:value="23.076" calcext:value-type="float">
            <text:p>23.076</text:p>
          </table:table-cell>
          <table:table-cell office:value-type="float" office:value="10.044" calcext:value-type="float">
            <text:p>10.044</text:p>
          </table:table-cell>
          <table:table-cell office:value-type="float" office:value="6.907" calcext:value-type="float">
            <text:p>6.907</text:p>
          </table:table-cell>
          <table:table-cell office:value-type="float" office:value="21.328" calcext:value-type="float">
            <text:p>21.328</text:p>
          </table:table-cell>
          <table:table-cell office:value-type="float" office:value="1000" calcext:value-type="float">
            <text:p>1000</text:p>
          </table:table-cell>
          <table:table-cell office:value-type="float" office:value="10043.804" calcext:value-type="float">
            <text:p>10043.804</text:p>
          </table:table-cell>
          <table:table-cell office:value-type="float" office:value="99.56" calcext:value-type="float">
            <text:p>99.56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30]=[test_results.N$126]; [test_results.$E130]; &quot;&quot;)">
            <text:p/>
          </table:table-cell>
          <table:table-cell table:formula="of:=IF([test_results.$A130]=[test_results.O$126]; [test_results.$E130]; &quot;&quot;)">
            <text:p/>
          </table:table-cell>
          <table:table-cell table:formula="of:=IF([test_results.$A130]=[test_results.P$126]; [test_results.$E130]; &quot;&quot;)">
            <text:p/>
          </table:table-cell>
          <table:table-cell table:formula="of:=IF([test_results.$A130]=[test_results.Q$126]; [test_results.$E130]; &quot;&quot;)" office:value-type="float" office:value="10.044" calcext:value-type="float">
            <text:p>10.044</text:p>
          </table:table-cell>
          <table:table-cell table:formula="of:=IF([test_results.$A130]=[test_results.R$126]; [test_results.$E130]; &quot;&quot;)">
            <text:p/>
          </table:table-cell>
          <table:table-cell table:formula="of:=IF([test_results.$A130]=[test_results.S$126]; [test_results.$E130]; &quot;&quot;)">
            <text:p/>
          </table:table-cell>
          <table:table-cell table:formula="of:=IF([test_results.$A130]=[test_results.T$126]; [test_results.$E130]; &quot;&quot;)">
            <text:p/>
          </table:table-cell>
          <table:table-cell table:formula="of:=IF([test_results.$A130]=[test_results.U$126]; [test_results.$E130]; &quot;&quot;)">
            <text:p/>
          </table:table-cell>
          <table:table-cell table:formula="of:=IF([test_results.$A130]=[test_results.V$126]; [test_results.$E130]; &quot;&quot;)">
            <text:p/>
          </table:table-cell>
          <table:table-cell table:formula="of:=IF([test_results.$A130]=[test_results.W$126]; [test_results.$E130]; &quot;&quot;)">
            <text:p/>
          </table:table-cell>
          <table:table-cell table:formula="of:=IF([test_results.$A130]=[test_results.X$126]; [test_results.$E130]; &quot;&quot;)">
            <text:p/>
          </table:table-cell>
          <table:table-cell table:formula="of:=IF([test_results.$A130]=[test_results.Y$126]; [test_results.$E130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fclock_chest.zip</text:p>
          </table:table-cell>
          <table:table-cell office:value-type="float" office:value="1" calcext:value-type="float">
            <text:p>1</text:p>
          </table:table-cell>
          <table:table-cell office:value-type="float" office:value="11.052" calcext:value-type="float">
            <text:p>11.052</text:p>
          </table:table-cell>
          <table:table-cell office:value-type="float" office:value="22.921" calcext:value-type="float">
            <text:p>22.921</text:p>
          </table:table-cell>
          <table:table-cell office:value-type="float" office:value="9.956" calcext:value-type="float">
            <text:p>9.956</text:p>
          </table:table-cell>
          <table:table-cell office:value-type="float" office:value="6.725" calcext:value-type="float">
            <text:p>6.725</text:p>
          </table:table-cell>
          <table:table-cell office:value-type="float" office:value="27.716" calcext:value-type="float">
            <text:p>27.716</text:p>
          </table:table-cell>
          <table:table-cell office:value-type="float" office:value="1000" calcext:value-type="float">
            <text:p>1000</text:p>
          </table:table-cell>
          <table:table-cell office:value-type="float" office:value="9956.334" calcext:value-type="float">
            <text:p>9956.334</text:p>
          </table:table-cell>
          <table:table-cell office:value-type="float" office:value="100.44" calcext:value-type="float">
            <text:p>100.44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31]=[test_results.N$126]; [test_results.$E131]; &quot;&quot;)">
            <text:p/>
          </table:table-cell>
          <table:table-cell table:formula="of:=IF([test_results.$A131]=[test_results.O$126]; [test_results.$E131]; &quot;&quot;)">
            <text:p/>
          </table:table-cell>
          <table:table-cell table:formula="of:=IF([test_results.$A131]=[test_results.P$126]; [test_results.$E131]; &quot;&quot;)">
            <text:p/>
          </table:table-cell>
          <table:table-cell table:formula="of:=IF([test_results.$A131]=[test_results.Q$126]; [test_results.$E131]; &quot;&quot;)">
            <text:p/>
          </table:table-cell>
          <table:table-cell table:formula="of:=IF([test_results.$A131]=[test_results.R$126]; [test_results.$E131]; &quot;&quot;)" office:value-type="float" office:value="9.956" calcext:value-type="float">
            <text:p>9.956</text:p>
          </table:table-cell>
          <table:table-cell table:formula="of:=IF([test_results.$A131]=[test_results.S$126]; [test_results.$E131]; &quot;&quot;)">
            <text:p/>
          </table:table-cell>
          <table:table-cell table:formula="of:=IF([test_results.$A131]=[test_results.T$126]; [test_results.$E131]; &quot;&quot;)">
            <text:p/>
          </table:table-cell>
          <table:table-cell table:formula="of:=IF([test_results.$A131]=[test_results.U$126]; [test_results.$E131]; &quot;&quot;)">
            <text:p/>
          </table:table-cell>
          <table:table-cell table:formula="of:=IF([test_results.$A131]=[test_results.V$126]; [test_results.$E131]; &quot;&quot;)">
            <text:p/>
          </table:table-cell>
          <table:table-cell table:formula="of:=IF([test_results.$A131]=[test_results.W$126]; [test_results.$E131]; &quot;&quot;)">
            <text:p/>
          </table:table-cell>
          <table:table-cell table:formula="of:=IF([test_results.$A131]=[test_results.X$126]; [test_results.$E131]; &quot;&quot;)">
            <text:p/>
          </table:table-cell>
          <table:table-cell table:formula="of:=IF([test_results.$A131]=[test_results.Y$126]; [test_results.$E131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tclock_2car.zip</text:p>
          </table:table-cell>
          <table:table-cell office:value-type="float" office:value="1" calcext:value-type="float">
            <text:p>1</text:p>
          </table:table-cell>
          <table:table-cell office:value-type="float" office:value="11.133" calcext:value-type="float">
            <text:p>11.133</text:p>
          </table:table-cell>
          <table:table-cell office:value-type="float" office:value="21.632" calcext:value-type="float">
            <text:p>21.632</text:p>
          </table:table-cell>
          <table:table-cell office:value-type="float" office:value="8.543" calcext:value-type="float">
            <text:p>8.543</text:p>
          </table:table-cell>
          <table:table-cell office:value-type="float" office:value="5.346" calcext:value-type="float">
            <text:p>5.346</text:p>
          </table:table-cell>
          <table:table-cell office:value-type="float" office:value="28.641" calcext:value-type="float">
            <text:p>28.641</text:p>
          </table:table-cell>
          <table:table-cell office:value-type="float" office:value="1000" calcext:value-type="float">
            <text:p>1000</text:p>
          </table:table-cell>
          <table:table-cell office:value-type="float" office:value="8543.046" calcext:value-type="float">
            <text:p>8543.046</text:p>
          </table:table-cell>
          <table:table-cell office:value-type="float" office:value="117.05" calcext:value-type="float">
            <text:p>117.05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32]=[test_results.N$126]; [test_results.$E132]; &quot;&quot;)">
            <text:p/>
          </table:table-cell>
          <table:table-cell table:formula="of:=IF([test_results.$A132]=[test_results.O$126]; [test_results.$E132]; &quot;&quot;)">
            <text:p/>
          </table:table-cell>
          <table:table-cell table:formula="of:=IF([test_results.$A132]=[test_results.P$126]; [test_results.$E132]; &quot;&quot;)">
            <text:p/>
          </table:table-cell>
          <table:table-cell table:formula="of:=IF([test_results.$A132]=[test_results.Q$126]; [test_results.$E132]; &quot;&quot;)">
            <text:p/>
          </table:table-cell>
          <table:table-cell table:formula="of:=IF([test_results.$A132]=[test_results.R$126]; [test_results.$E132]; &quot;&quot;)">
            <text:p/>
          </table:table-cell>
          <table:table-cell table:formula="of:=IF([test_results.$A132]=[test_results.S$126]; [test_results.$E132]; &quot;&quot;)" office:value-type="float" office:value="8.543" calcext:value-type="float">
            <text:p>8.543</text:p>
          </table:table-cell>
          <table:table-cell table:formula="of:=IF([test_results.$A132]=[test_results.T$126]; [test_results.$E132]; &quot;&quot;)">
            <text:p/>
          </table:table-cell>
          <table:table-cell table:formula="of:=IF([test_results.$A132]=[test_results.U$126]; [test_results.$E132]; &quot;&quot;)">
            <text:p/>
          </table:table-cell>
          <table:table-cell table:formula="of:=IF([test_results.$A132]=[test_results.V$126]; [test_results.$E132]; &quot;&quot;)">
            <text:p/>
          </table:table-cell>
          <table:table-cell table:formula="of:=IF([test_results.$A132]=[test_results.W$126]; [test_results.$E132]; &quot;&quot;)">
            <text:p/>
          </table:table-cell>
          <table:table-cell table:formula="of:=IF([test_results.$A132]=[test_results.X$126]; [test_results.$E132]; &quot;&quot;)">
            <text:p/>
          </table:table-cell>
          <table:table-cell table:formula="of:=IF([test_results.$A132]=[test_results.Y$126]; [test_results.$E132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tclock_2car_sleep.zip</text:p>
          </table:table-cell>
          <table:table-cell office:value-type="float" office:value="1" calcext:value-type="float">
            <text:p>1</text:p>
          </table:table-cell>
          <table:table-cell office:value-type="float" office:value="11.284" calcext:value-type="float">
            <text:p>11.284</text:p>
          </table:table-cell>
          <table:table-cell office:value-type="float" office:value="18.99" calcext:value-type="float">
            <text:p>18.99</text:p>
          </table:table-cell>
          <table:table-cell office:value-type="float" office:value="5.783" calcext:value-type="float">
            <text:p>5.783</text:p>
          </table:table-cell>
          <table:table-cell office:value-type="float" office:value="2.45" calcext:value-type="float">
            <text:p>2.45</text:p>
          </table:table-cell>
          <table:table-cell office:value-type="float" office:value="22.829" calcext:value-type="float">
            <text:p>22.829</text:p>
          </table:table-cell>
          <table:table-cell office:value-type="float" office:value="1000" calcext:value-type="float">
            <text:p>1000</text:p>
          </table:table-cell>
          <table:table-cell office:value-type="float" office:value="5783.237" calcext:value-type="float">
            <text:p>5783.237</text:p>
          </table:table-cell>
          <table:table-cell office:value-type="float" office:value="172.91" calcext:value-type="float">
            <text:p>172.91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33]=[test_results.N$126]; [test_results.$E133]; &quot;&quot;)">
            <text:p/>
          </table:table-cell>
          <table:table-cell table:formula="of:=IF([test_results.$A133]=[test_results.O$126]; [test_results.$E133]; &quot;&quot;)">
            <text:p/>
          </table:table-cell>
          <table:table-cell table:formula="of:=IF([test_results.$A133]=[test_results.P$126]; [test_results.$E133]; &quot;&quot;)">
            <text:p/>
          </table:table-cell>
          <table:table-cell table:formula="of:=IF([test_results.$A133]=[test_results.Q$126]; [test_results.$E133]; &quot;&quot;)">
            <text:p/>
          </table:table-cell>
          <table:table-cell table:formula="of:=IF([test_results.$A133]=[test_results.R$126]; [test_results.$E133]; &quot;&quot;)">
            <text:p/>
          </table:table-cell>
          <table:table-cell table:formula="of:=IF([test_results.$A133]=[test_results.S$126]; [test_results.$E133]; &quot;&quot;)">
            <text:p/>
          </table:table-cell>
          <table:table-cell table:formula="of:=IF([test_results.$A133]=[test_results.T$126]; [test_results.$E133]; &quot;&quot;)" office:value-type="float" office:value="5.783" calcext:value-type="float">
            <text:p>5.783</text:p>
          </table:table-cell>
          <table:table-cell table:formula="of:=IF([test_results.$A133]=[test_results.U$126]; [test_results.$E133]; &quot;&quot;)">
            <text:p/>
          </table:table-cell>
          <table:table-cell table:formula="of:=IF([test_results.$A133]=[test_results.V$126]; [test_results.$E133]; &quot;&quot;)">
            <text:p/>
          </table:table-cell>
          <table:table-cell table:formula="of:=IF([test_results.$A133]=[test_results.W$126]; [test_results.$E133]; &quot;&quot;)">
            <text:p/>
          </table:table-cell>
          <table:table-cell table:formula="of:=IF([test_results.$A133]=[test_results.X$126]; [test_results.$E133]; &quot;&quot;)">
            <text:p/>
          </table:table-cell>
          <table:table-cell table:formula="of:=IF([test_results.$A133]=[test_results.Y$126]; [test_results.$E133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tclock_car.zip</text:p>
          </table:table-cell>
          <table:table-cell office:value-type="float" office:value="1" calcext:value-type="float">
            <text:p>1</text:p>
          </table:table-cell>
          <table:table-cell office:value-type="float" office:value="11.079" calcext:value-type="float">
            <text:p>11.079</text:p>
          </table:table-cell>
          <table:table-cell office:value-type="float" office:value="20.701" calcext:value-type="float">
            <text:p>20.701</text:p>
          </table:table-cell>
          <table:table-cell office:value-type="float" office:value="7.657" calcext:value-type="float">
            <text:p>7.657</text:p>
          </table:table-cell>
          <table:table-cell office:value-type="float" office:value="3.995" calcext:value-type="float">
            <text:p>3.995</text:p>
          </table:table-cell>
          <table:table-cell office:value-type="float" office:value="40.603" calcext:value-type="float">
            <text:p>40.603</text:p>
          </table:table-cell>
          <table:table-cell office:value-type="float" office:value="1000" calcext:value-type="float">
            <text:p>1000</text:p>
          </table:table-cell>
          <table:table-cell office:value-type="float" office:value="7656.867" calcext:value-type="float">
            <text:p>7656.867</text:p>
          </table:table-cell>
          <table:table-cell office:value-type="float" office:value="130.6" calcext:value-type="float">
            <text:p>130.6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34]=[test_results.N$126]; [test_results.$E134]; &quot;&quot;)">
            <text:p/>
          </table:table-cell>
          <table:table-cell table:formula="of:=IF([test_results.$A134]=[test_results.O$126]; [test_results.$E134]; &quot;&quot;)">
            <text:p/>
          </table:table-cell>
          <table:table-cell table:formula="of:=IF([test_results.$A134]=[test_results.P$126]; [test_results.$E134]; &quot;&quot;)">
            <text:p/>
          </table:table-cell>
          <table:table-cell table:formula="of:=IF([test_results.$A134]=[test_results.Q$126]; [test_results.$E134]; &quot;&quot;)">
            <text:p/>
          </table:table-cell>
          <table:table-cell table:formula="of:=IF([test_results.$A134]=[test_results.R$126]; [test_results.$E134]; &quot;&quot;)">
            <text:p/>
          </table:table-cell>
          <table:table-cell table:formula="of:=IF([test_results.$A134]=[test_results.S$126]; [test_results.$E134]; &quot;&quot;)">
            <text:p/>
          </table:table-cell>
          <table:table-cell table:formula="of:=IF([test_results.$A134]=[test_results.T$126]; [test_results.$E134]; &quot;&quot;)">
            <text:p/>
          </table:table-cell>
          <table:table-cell table:formula="of:=IF([test_results.$A134]=[test_results.U$126]; [test_results.$E134]; &quot;&quot;)" office:value-type="float" office:value="7.657" calcext:value-type="float">
            <text:p>7.657</text:p>
          </table:table-cell>
          <table:table-cell table:formula="of:=IF([test_results.$A134]=[test_results.V$126]; [test_results.$E134]; &quot;&quot;)">
            <text:p/>
          </table:table-cell>
          <table:table-cell table:formula="of:=IF([test_results.$A134]=[test_results.W$126]; [test_results.$E134]; &quot;&quot;)">
            <text:p/>
          </table:table-cell>
          <table:table-cell table:formula="of:=IF([test_results.$A134]=[test_results.X$126]; [test_results.$E134]; &quot;&quot;)">
            <text:p/>
          </table:table-cell>
          <table:table-cell table:formula="of:=IF([test_results.$A134]=[test_results.Y$126]; [test_results.$E134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tclock_car_sleep.zip</text:p>
          </table:table-cell>
          <table:table-cell office:value-type="float" office:value="1" calcext:value-type="float">
            <text:p>1</text:p>
          </table:table-cell>
          <table:table-cell office:value-type="float" office:value="11.456" calcext:value-type="float">
            <text:p>11.456</text:p>
          </table:table-cell>
          <table:table-cell office:value-type="float" office:value="19.23" calcext:value-type="float">
            <text:p>19.23</text:p>
          </table:table-cell>
          <table:table-cell office:value-type="float" office:value="5.881" calcext:value-type="float">
            <text:p>5.881</text:p>
          </table:table-cell>
          <table:table-cell office:value-type="float" office:value="2.475" calcext:value-type="float">
            <text:p>2.475</text:p>
          </table:table-cell>
          <table:table-cell office:value-type="float" office:value="29.83" calcext:value-type="float">
            <text:p>29.83</text:p>
          </table:table-cell>
          <table:table-cell office:value-type="float" office:value="1000" calcext:value-type="float">
            <text:p>1000</text:p>
          </table:table-cell>
          <table:table-cell office:value-type="float" office:value="5880.513" calcext:value-type="float">
            <text:p>5880.513</text:p>
          </table:table-cell>
          <table:table-cell office:value-type="float" office:value="170.05" calcext:value-type="float">
            <text:p>170.05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35]=[test_results.N$126]; [test_results.$E135]; &quot;&quot;)">
            <text:p/>
          </table:table-cell>
          <table:table-cell table:formula="of:=IF([test_results.$A135]=[test_results.O$126]; [test_results.$E135]; &quot;&quot;)">
            <text:p/>
          </table:table-cell>
          <table:table-cell table:formula="of:=IF([test_results.$A135]=[test_results.P$126]; [test_results.$E135]; &quot;&quot;)">
            <text:p/>
          </table:table-cell>
          <table:table-cell table:formula="of:=IF([test_results.$A135]=[test_results.Q$126]; [test_results.$E135]; &quot;&quot;)">
            <text:p/>
          </table:table-cell>
          <table:table-cell table:formula="of:=IF([test_results.$A135]=[test_results.R$126]; [test_results.$E135]; &quot;&quot;)">
            <text:p/>
          </table:table-cell>
          <table:table-cell table:formula="of:=IF([test_results.$A135]=[test_results.S$126]; [test_results.$E135]; &quot;&quot;)">
            <text:p/>
          </table:table-cell>
          <table:table-cell table:formula="of:=IF([test_results.$A135]=[test_results.T$126]; [test_results.$E135]; &quot;&quot;)">
            <text:p/>
          </table:table-cell>
          <table:table-cell table:formula="of:=IF([test_results.$A135]=[test_results.U$126]; [test_results.$E135]; &quot;&quot;)">
            <text:p/>
          </table:table-cell>
          <table:table-cell table:formula="of:=IF([test_results.$A135]=[test_results.V$126]; [test_results.$E135]; &quot;&quot;)" office:value-type="float" office:value="5.881" calcext:value-type="float">
            <text:p>5.881</text:p>
          </table:table-cell>
          <table:table-cell table:formula="of:=IF([test_results.$A135]=[test_results.W$126]; [test_results.$E135]; &quot;&quot;)">
            <text:p/>
          </table:table-cell>
          <table:table-cell table:formula="of:=IF([test_results.$A135]=[test_results.X$126]; [test_results.$E135]; &quot;&quot;)">
            <text:p/>
          </table:table-cell>
          <table:table-cell table:formula="of:=IF([test_results.$A135]=[test_results.Y$126]; [test_results.$E135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tclock_chest.zip</text:p>
          </table:table-cell>
          <table:table-cell office:value-type="float" office:value="1" calcext:value-type="float">
            <text:p>1</text:p>
          </table:table-cell>
          <table:table-cell office:value-type="float" office:value="11.045" calcext:value-type="float">
            <text:p>11.045</text:p>
          </table:table-cell>
          <table:table-cell office:value-type="float" office:value="19.183" calcext:value-type="float">
            <text:p>19.183</text:p>
          </table:table-cell>
          <table:table-cell office:value-type="float" office:value="6.181" calcext:value-type="float">
            <text:p>6.181</text:p>
          </table:table-cell>
          <table:table-cell office:value-type="float" office:value="2.77" calcext:value-type="float">
            <text:p>2.77</text:p>
          </table:table-cell>
          <table:table-cell office:value-type="float" office:value="22.075" calcext:value-type="float">
            <text:p>22.075</text:p>
          </table:table-cell>
          <table:table-cell office:value-type="float" office:value="1000" calcext:value-type="float">
            <text:p>1000</text:p>
          </table:table-cell>
          <table:table-cell office:value-type="float" office:value="6181.48" calcext:value-type="float">
            <text:p>6181.48</text:p>
          </table:table-cell>
          <table:table-cell office:value-type="float" office:value="161.77" calcext:value-type="float">
            <text:p>161.77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36]=[test_results.N$126]; [test_results.$E136]; &quot;&quot;)">
            <text:p/>
          </table:table-cell>
          <table:table-cell table:formula="of:=IF([test_results.$A136]=[test_results.O$126]; [test_results.$E136]; &quot;&quot;)">
            <text:p/>
          </table:table-cell>
          <table:table-cell table:formula="of:=IF([test_results.$A136]=[test_results.P$126]; [test_results.$E136]; &quot;&quot;)">
            <text:p/>
          </table:table-cell>
          <table:table-cell table:formula="of:=IF([test_results.$A136]=[test_results.Q$126]; [test_results.$E136]; &quot;&quot;)">
            <text:p/>
          </table:table-cell>
          <table:table-cell table:formula="of:=IF([test_results.$A136]=[test_results.R$126]; [test_results.$E136]; &quot;&quot;)">
            <text:p/>
          </table:table-cell>
          <table:table-cell table:formula="of:=IF([test_results.$A136]=[test_results.S$126]; [test_results.$E136]; &quot;&quot;)">
            <text:p/>
          </table:table-cell>
          <table:table-cell table:formula="of:=IF([test_results.$A136]=[test_results.T$126]; [test_results.$E136]; &quot;&quot;)">
            <text:p/>
          </table:table-cell>
          <table:table-cell table:formula="of:=IF([test_results.$A136]=[test_results.U$126]; [test_results.$E136]; &quot;&quot;)">
            <text:p/>
          </table:table-cell>
          <table:table-cell table:formula="of:=IF([test_results.$A136]=[test_results.V$126]; [test_results.$E136]; &quot;&quot;)">
            <text:p/>
          </table:table-cell>
          <table:table-cell table:formula="of:=IF([test_results.$A136]=[test_results.W$126]; [test_results.$E136]; &quot;&quot;)" office:value-type="float" office:value="6.181" calcext:value-type="float">
            <text:p>6.181</text:p>
          </table:table-cell>
          <table:table-cell table:formula="of:=IF([test_results.$A136]=[test_results.X$126]; [test_results.$E136]; &quot;&quot;)">
            <text:p/>
          </table:table-cell>
          <table:table-cell table:formula="of:=IF([test_results.$A136]=[test_results.Y$126]; [test_results.$E136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vert_tclock_car_sleep.zip</text:p>
          </table:table-cell>
          <table:table-cell office:value-type="float" office:value="1" calcext:value-type="float">
            <text:p>1</text:p>
          </table:table-cell>
          <table:table-cell office:value-type="float" office:value="10.957" calcext:value-type="float">
            <text:p>10.957</text:p>
          </table:table-cell>
          <table:table-cell office:value-type="float" office:value="19.041" calcext:value-type="float">
            <text:p>19.041</text:p>
          </table:table-cell>
          <table:table-cell office:value-type="float" office:value="6.201" calcext:value-type="float">
            <text:p>6.201</text:p>
          </table:table-cell>
          <table:table-cell office:value-type="float" office:value="2.819" calcext:value-type="float">
            <text:p>2.819</text:p>
          </table:table-cell>
          <table:table-cell office:value-type="float" office:value="28.05" calcext:value-type="float">
            <text:p>28.05</text:p>
          </table:table-cell>
          <table:table-cell office:value-type="float" office:value="1000" calcext:value-type="float">
            <text:p>1000</text:p>
          </table:table-cell>
          <table:table-cell office:value-type="float" office:value="6201.26" calcext:value-type="float">
            <text:p>6201.26</text:p>
          </table:table-cell>
          <table:table-cell office:value-type="float" office:value="161.26" calcext:value-type="float">
            <text:p>161.26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37]=[test_results.N$126]; [test_results.$E137]; &quot;&quot;)">
            <text:p/>
          </table:table-cell>
          <table:table-cell table:formula="of:=IF([test_results.$A137]=[test_results.O$126]; [test_results.$E137]; &quot;&quot;)">
            <text:p/>
          </table:table-cell>
          <table:table-cell table:formula="of:=IF([test_results.$A137]=[test_results.P$126]; [test_results.$E137]; &quot;&quot;)">
            <text:p/>
          </table:table-cell>
          <table:table-cell table:formula="of:=IF([test_results.$A137]=[test_results.Q$126]; [test_results.$E137]; &quot;&quot;)">
            <text:p/>
          </table:table-cell>
          <table:table-cell table:formula="of:=IF([test_results.$A137]=[test_results.R$126]; [test_results.$E137]; &quot;&quot;)">
            <text:p/>
          </table:table-cell>
          <table:table-cell table:formula="of:=IF([test_results.$A137]=[test_results.S$126]; [test_results.$E137]; &quot;&quot;)">
            <text:p/>
          </table:table-cell>
          <table:table-cell table:formula="of:=IF([test_results.$A137]=[test_results.T$126]; [test_results.$E137]; &quot;&quot;)">
            <text:p/>
          </table:table-cell>
          <table:table-cell table:formula="of:=IF([test_results.$A137]=[test_results.U$126]; [test_results.$E137]; &quot;&quot;)">
            <text:p/>
          </table:table-cell>
          <table:table-cell table:formula="of:=IF([test_results.$A137]=[test_results.V$126]; [test_results.$E137]; &quot;&quot;)">
            <text:p/>
          </table:table-cell>
          <table:table-cell table:formula="of:=IF([test_results.$A137]=[test_results.W$126]; [test_results.$E137]; &quot;&quot;)">
            <text:p/>
          </table:table-cell>
          <table:table-cell table:formula="of:=IF([test_results.$A137]=[test_results.X$126]; [test_results.$E137]; &quot;&quot;)" office:value-type="float" office:value="6.201" calcext:value-type="float">
            <text:p>6.201</text:p>
          </table:table-cell>
          <table:table-cell table:formula="of:=IF([test_results.$A137]=[test_results.Y$126]; [test_results.$E137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fclock_2car.zip</text:p>
          </table:table-cell>
          <table:table-cell office:value-type="float" office:value="2" calcext:value-type="float">
            <text:p>2</text:p>
          </table:table-cell>
          <table:table-cell office:value-type="float" office:value="10.86" calcext:value-type="float">
            <text:p>10.86</text:p>
          </table:table-cell>
          <table:table-cell office:value-type="float" office:value="23.933" calcext:value-type="float">
            <text:p>23.933</text:p>
          </table:table-cell>
          <table:table-cell office:value-type="float" office:value="11.178" calcext:value-type="float">
            <text:p>11.178</text:p>
          </table:table-cell>
          <table:table-cell office:value-type="float" office:value="8.05" calcext:value-type="float">
            <text:p>8.05</text:p>
          </table:table-cell>
          <table:table-cell office:value-type="float" office:value="30.4" calcext:value-type="float">
            <text:p>30.4</text:p>
          </table:table-cell>
          <table:table-cell office:value-type="float" office:value="1000" calcext:value-type="float">
            <text:p>1000</text:p>
          </table:table-cell>
          <table:table-cell office:value-type="float" office:value="11178.184" calcext:value-type="float">
            <text:p>11178.184</text:p>
          </table:table-cell>
          <table:table-cell office:value-type="float" office:value="89.46" calcext:value-type="float">
            <text:p>89.46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38]=[test_results.N$126]; [test_results.$E138]; &quot;&quot;)" office:value-type="float" office:value="11.178" calcext:value-type="float">
            <text:p>11.178</text:p>
          </table:table-cell>
          <table:table-cell table:formula="of:=IF([test_results.$A138]=[test_results.O$126]; [test_results.$E138]; &quot;&quot;)">
            <text:p/>
          </table:table-cell>
          <table:table-cell table:formula="of:=IF([test_results.$A138]=[test_results.P$126]; [test_results.$E138]; &quot;&quot;)">
            <text:p/>
          </table:table-cell>
          <table:table-cell table:formula="of:=IF([test_results.$A138]=[test_results.Q$126]; [test_results.$E138]; &quot;&quot;)">
            <text:p/>
          </table:table-cell>
          <table:table-cell table:formula="of:=IF([test_results.$A138]=[test_results.R$126]; [test_results.$E138]; &quot;&quot;)">
            <text:p/>
          </table:table-cell>
          <table:table-cell table:formula="of:=IF([test_results.$A138]=[test_results.S$126]; [test_results.$E138]; &quot;&quot;)">
            <text:p/>
          </table:table-cell>
          <table:table-cell table:formula="of:=IF([test_results.$A138]=[test_results.T$126]; [test_results.$E138]; &quot;&quot;)">
            <text:p/>
          </table:table-cell>
          <table:table-cell table:formula="of:=IF([test_results.$A138]=[test_results.U$126]; [test_results.$E138]; &quot;&quot;)">
            <text:p/>
          </table:table-cell>
          <table:table-cell table:formula="of:=IF([test_results.$A138]=[test_results.V$126]; [test_results.$E138]; &quot;&quot;)">
            <text:p/>
          </table:table-cell>
          <table:table-cell table:formula="of:=IF([test_results.$A138]=[test_results.W$126]; [test_results.$E138]; &quot;&quot;)">
            <text:p/>
          </table:table-cell>
          <table:table-cell table:formula="of:=IF([test_results.$A138]=[test_results.X$126]; [test_results.$E138]; &quot;&quot;)">
            <text:p/>
          </table:table-cell>
          <table:table-cell table:formula="of:=IF([test_results.$A138]=[test_results.Y$126]; [test_results.$E138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fclock_2car_sleep.zip</text:p>
          </table:table-cell>
          <table:table-cell office:value-type="float" office:value="2" calcext:value-type="float">
            <text:p>2</text:p>
          </table:table-cell>
          <table:table-cell office:value-type="float" office:value="10.854" calcext:value-type="float">
            <text:p>10.854</text:p>
          </table:table-cell>
          <table:table-cell office:value-type="float" office:value="21.717" calcext:value-type="float">
            <text:p>21.717</text:p>
          </table:table-cell>
          <table:table-cell office:value-type="float" office:value="8.956" calcext:value-type="float">
            <text:p>8.956</text:p>
          </table:table-cell>
          <table:table-cell office:value-type="float" office:value="5.271" calcext:value-type="float">
            <text:p>5.271</text:p>
          </table:table-cell>
          <table:table-cell office:value-type="float" office:value="22.799" calcext:value-type="float">
            <text:p>22.799</text:p>
          </table:table-cell>
          <table:table-cell office:value-type="float" office:value="1000" calcext:value-type="float">
            <text:p>1000</text:p>
          </table:table-cell>
          <table:table-cell office:value-type="float" office:value="8955.892" calcext:value-type="float">
            <text:p>8955.892</text:p>
          </table:table-cell>
          <table:table-cell office:value-type="float" office:value="111.66" calcext:value-type="float">
            <text:p>111.66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39]=[test_results.N$126]; [test_results.$E139]; &quot;&quot;)">
            <text:p/>
          </table:table-cell>
          <table:table-cell table:formula="of:=IF([test_results.$A139]=[test_results.O$126]; [test_results.$E139]; &quot;&quot;)" office:value-type="float" office:value="8.956" calcext:value-type="float">
            <text:p>8.956</text:p>
          </table:table-cell>
          <table:table-cell table:formula="of:=IF([test_results.$A139]=[test_results.P$126]; [test_results.$E139]; &quot;&quot;)">
            <text:p/>
          </table:table-cell>
          <table:table-cell table:formula="of:=IF([test_results.$A139]=[test_results.Q$126]; [test_results.$E139]; &quot;&quot;)">
            <text:p/>
          </table:table-cell>
          <table:table-cell table:formula="of:=IF([test_results.$A139]=[test_results.R$126]; [test_results.$E139]; &quot;&quot;)">
            <text:p/>
          </table:table-cell>
          <table:table-cell table:formula="of:=IF([test_results.$A139]=[test_results.S$126]; [test_results.$E139]; &quot;&quot;)">
            <text:p/>
          </table:table-cell>
          <table:table-cell table:formula="of:=IF([test_results.$A139]=[test_results.T$126]; [test_results.$E139]; &quot;&quot;)">
            <text:p/>
          </table:table-cell>
          <table:table-cell table:formula="of:=IF([test_results.$A139]=[test_results.U$126]; [test_results.$E139]; &quot;&quot;)">
            <text:p/>
          </table:table-cell>
          <table:table-cell table:formula="of:=IF([test_results.$A139]=[test_results.V$126]; [test_results.$E139]; &quot;&quot;)">
            <text:p/>
          </table:table-cell>
          <table:table-cell table:formula="of:=IF([test_results.$A139]=[test_results.W$126]; [test_results.$E139]; &quot;&quot;)">
            <text:p/>
          </table:table-cell>
          <table:table-cell table:formula="of:=IF([test_results.$A139]=[test_results.X$126]; [test_results.$E139]; &quot;&quot;)">
            <text:p/>
          </table:table-cell>
          <table:table-cell table:formula="of:=IF([test_results.$A139]=[test_results.Y$126]; [test_results.$E139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fclock_car.zip</text:p>
          </table:table-cell>
          <table:table-cell office:value-type="float" office:value="2" calcext:value-type="float">
            <text:p>2</text:p>
          </table:table-cell>
          <table:table-cell office:value-type="float" office:value="11.526" calcext:value-type="float">
            <text:p>11.526</text:p>
          </table:table-cell>
          <table:table-cell office:value-type="float" office:value="24.45" calcext:value-type="float">
            <text:p>24.45</text:p>
          </table:table-cell>
          <table:table-cell office:value-type="float" office:value="11.069" calcext:value-type="float">
            <text:p>11.069</text:p>
          </table:table-cell>
          <table:table-cell office:value-type="float" office:value="7.015" calcext:value-type="float">
            <text:p>7.015</text:p>
          </table:table-cell>
          <table:table-cell office:value-type="float" office:value="29.238" calcext:value-type="float">
            <text:p>29.238</text:p>
          </table:table-cell>
          <table:table-cell office:value-type="float" office:value="1000" calcext:value-type="float">
            <text:p>1000</text:p>
          </table:table-cell>
          <table:table-cell office:value-type="float" office:value="11068.662" calcext:value-type="float">
            <text:p>11068.662</text:p>
          </table:table-cell>
          <table:table-cell office:value-type="float" office:value="90.35" calcext:value-type="float">
            <text:p>90.35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40]=[test_results.N$126]; [test_results.$E140]; &quot;&quot;)">
            <text:p/>
          </table:table-cell>
          <table:table-cell table:formula="of:=IF([test_results.$A140]=[test_results.O$126]; [test_results.$E140]; &quot;&quot;)">
            <text:p/>
          </table:table-cell>
          <table:table-cell table:formula="of:=IF([test_results.$A140]=[test_results.P$126]; [test_results.$E140]; &quot;&quot;)" office:value-type="float" office:value="11.069" calcext:value-type="float">
            <text:p>11.069</text:p>
          </table:table-cell>
          <table:table-cell table:formula="of:=IF([test_results.$A140]=[test_results.Q$126]; [test_results.$E140]; &quot;&quot;)">
            <text:p/>
          </table:table-cell>
          <table:table-cell table:formula="of:=IF([test_results.$A140]=[test_results.R$126]; [test_results.$E140]; &quot;&quot;)">
            <text:p/>
          </table:table-cell>
          <table:table-cell table:formula="of:=IF([test_results.$A140]=[test_results.S$126]; [test_results.$E140]; &quot;&quot;)">
            <text:p/>
          </table:table-cell>
          <table:table-cell table:formula="of:=IF([test_results.$A140]=[test_results.T$126]; [test_results.$E140]; &quot;&quot;)">
            <text:p/>
          </table:table-cell>
          <table:table-cell table:formula="of:=IF([test_results.$A140]=[test_results.U$126]; [test_results.$E140]; &quot;&quot;)">
            <text:p/>
          </table:table-cell>
          <table:table-cell table:formula="of:=IF([test_results.$A140]=[test_results.V$126]; [test_results.$E140]; &quot;&quot;)">
            <text:p/>
          </table:table-cell>
          <table:table-cell table:formula="of:=IF([test_results.$A140]=[test_results.W$126]; [test_results.$E140]; &quot;&quot;)">
            <text:p/>
          </table:table-cell>
          <table:table-cell table:formula="of:=IF([test_results.$A140]=[test_results.X$126]; [test_results.$E140]; &quot;&quot;)">
            <text:p/>
          </table:table-cell>
          <table:table-cell table:formula="of:=IF([test_results.$A140]=[test_results.Y$126]; [test_results.$E140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fclock_car_sleep.zip</text:p>
          </table:table-cell>
          <table:table-cell office:value-type="float" office:value="2" calcext:value-type="float">
            <text:p>2</text:p>
          </table:table-cell>
          <table:table-cell office:value-type="float" office:value="10.868" calcext:value-type="float">
            <text:p>10.868</text:p>
          </table:table-cell>
          <table:table-cell office:value-type="float" office:value="22.547" calcext:value-type="float">
            <text:p>22.547</text:p>
          </table:table-cell>
          <table:table-cell office:value-type="float" office:value="9.83" calcext:value-type="float">
            <text:p>9.83</text:p>
          </table:table-cell>
          <table:table-cell office:value-type="float" office:value="6.632" calcext:value-type="float">
            <text:p>6.632</text:p>
          </table:table-cell>
          <table:table-cell office:value-type="float" office:value="22.53" calcext:value-type="float">
            <text:p>22.53</text:p>
          </table:table-cell>
          <table:table-cell office:value-type="float" office:value="1000" calcext:value-type="float">
            <text:p>1000</text:p>
          </table:table-cell>
          <table:table-cell office:value-type="float" office:value="9829.598" calcext:value-type="float">
            <text:p>9829.598</text:p>
          </table:table-cell>
          <table:table-cell office:value-type="float" office:value="101.73" calcext:value-type="float">
            <text:p>101.73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41]=[test_results.N$126]; [test_results.$E141]; &quot;&quot;)">
            <text:p/>
          </table:table-cell>
          <table:table-cell table:formula="of:=IF([test_results.$A141]=[test_results.O$126]; [test_results.$E141]; &quot;&quot;)">
            <text:p/>
          </table:table-cell>
          <table:table-cell table:formula="of:=IF([test_results.$A141]=[test_results.P$126]; [test_results.$E141]; &quot;&quot;)">
            <text:p/>
          </table:table-cell>
          <table:table-cell table:formula="of:=IF([test_results.$A141]=[test_results.Q$126]; [test_results.$E141]; &quot;&quot;)" office:value-type="float" office:value="9.83" calcext:value-type="float">
            <text:p>9.83</text:p>
          </table:table-cell>
          <table:table-cell table:formula="of:=IF([test_results.$A141]=[test_results.R$126]; [test_results.$E141]; &quot;&quot;)">
            <text:p/>
          </table:table-cell>
          <table:table-cell table:formula="of:=IF([test_results.$A141]=[test_results.S$126]; [test_results.$E141]; &quot;&quot;)">
            <text:p/>
          </table:table-cell>
          <table:table-cell table:formula="of:=IF([test_results.$A141]=[test_results.T$126]; [test_results.$E141]; &quot;&quot;)">
            <text:p/>
          </table:table-cell>
          <table:table-cell table:formula="of:=IF([test_results.$A141]=[test_results.U$126]; [test_results.$E141]; &quot;&quot;)">
            <text:p/>
          </table:table-cell>
          <table:table-cell table:formula="of:=IF([test_results.$A141]=[test_results.V$126]; [test_results.$E141]; &quot;&quot;)">
            <text:p/>
          </table:table-cell>
          <table:table-cell table:formula="of:=IF([test_results.$A141]=[test_results.W$126]; [test_results.$E141]; &quot;&quot;)">
            <text:p/>
          </table:table-cell>
          <table:table-cell table:formula="of:=IF([test_results.$A141]=[test_results.X$126]; [test_results.$E141]; &quot;&quot;)">
            <text:p/>
          </table:table-cell>
          <table:table-cell table:formula="of:=IF([test_results.$A141]=[test_results.Y$126]; [test_results.$E141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fclock_chest.zip</text:p>
          </table:table-cell>
          <table:table-cell office:value-type="float" office:value="2" calcext:value-type="float">
            <text:p>2</text:p>
          </table:table-cell>
          <table:table-cell office:value-type="float" office:value="10.901" calcext:value-type="float">
            <text:p>10.901</text:p>
          </table:table-cell>
          <table:table-cell office:value-type="float" office:value="22.575" calcext:value-type="float">
            <text:p>22.575</text:p>
          </table:table-cell>
          <table:table-cell office:value-type="float" office:value="9.766" calcext:value-type="float">
            <text:p>9.766</text:p>
          </table:table-cell>
          <table:table-cell office:value-type="float" office:value="6.559" calcext:value-type="float">
            <text:p>6.559</text:p>
          </table:table-cell>
          <table:table-cell office:value-type="float" office:value="27.803" calcext:value-type="float">
            <text:p>27.803</text:p>
          </table:table-cell>
          <table:table-cell office:value-type="float" office:value="1000" calcext:value-type="float">
            <text:p>1000</text:p>
          </table:table-cell>
          <table:table-cell office:value-type="float" office:value="9765.599" calcext:value-type="float">
            <text:p>9765.599</text:p>
          </table:table-cell>
          <table:table-cell office:value-type="float" office:value="102.4" calcext:value-type="float">
            <text:p>102.4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42]=[test_results.N$126]; [test_results.$E142]; &quot;&quot;)">
            <text:p/>
          </table:table-cell>
          <table:table-cell table:formula="of:=IF([test_results.$A142]=[test_results.O$126]; [test_results.$E142]; &quot;&quot;)">
            <text:p/>
          </table:table-cell>
          <table:table-cell table:formula="of:=IF([test_results.$A142]=[test_results.P$126]; [test_results.$E142]; &quot;&quot;)">
            <text:p/>
          </table:table-cell>
          <table:table-cell table:formula="of:=IF([test_results.$A142]=[test_results.Q$126]; [test_results.$E142]; &quot;&quot;)">
            <text:p/>
          </table:table-cell>
          <table:table-cell table:formula="of:=IF([test_results.$A142]=[test_results.R$126]; [test_results.$E142]; &quot;&quot;)" office:value-type="float" office:value="9.766" calcext:value-type="float">
            <text:p>9.766</text:p>
          </table:table-cell>
          <table:table-cell table:formula="of:=IF([test_results.$A142]=[test_results.S$126]; [test_results.$E142]; &quot;&quot;)">
            <text:p/>
          </table:table-cell>
          <table:table-cell table:formula="of:=IF([test_results.$A142]=[test_results.T$126]; [test_results.$E142]; &quot;&quot;)">
            <text:p/>
          </table:table-cell>
          <table:table-cell table:formula="of:=IF([test_results.$A142]=[test_results.U$126]; [test_results.$E142]; &quot;&quot;)">
            <text:p/>
          </table:table-cell>
          <table:table-cell table:formula="of:=IF([test_results.$A142]=[test_results.V$126]; [test_results.$E142]; &quot;&quot;)">
            <text:p/>
          </table:table-cell>
          <table:table-cell table:formula="of:=IF([test_results.$A142]=[test_results.W$126]; [test_results.$E142]; &quot;&quot;)">
            <text:p/>
          </table:table-cell>
          <table:table-cell table:formula="of:=IF([test_results.$A142]=[test_results.X$126]; [test_results.$E142]; &quot;&quot;)">
            <text:p/>
          </table:table-cell>
          <table:table-cell table:formula="of:=IF([test_results.$A142]=[test_results.Y$126]; [test_results.$E142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tclock_2car.zip</text:p>
          </table:table-cell>
          <table:table-cell office:value-type="float" office:value="2" calcext:value-type="float">
            <text:p>2</text:p>
          </table:table-cell>
          <table:table-cell office:value-type="float" office:value="11.369" calcext:value-type="float">
            <text:p>11.369</text:p>
          </table:table-cell>
          <table:table-cell office:value-type="float" office:value="21.856" calcext:value-type="float">
            <text:p>21.856</text:p>
          </table:table-cell>
          <table:table-cell office:value-type="float" office:value="8.536" calcext:value-type="float">
            <text:p>8.536</text:p>
          </table:table-cell>
          <table:table-cell office:value-type="float" office:value="5.365" calcext:value-type="float">
            <text:p>5.365</text:p>
          </table:table-cell>
          <table:table-cell office:value-type="float" office:value="28.537" calcext:value-type="float">
            <text:p>28.537</text:p>
          </table:table-cell>
          <table:table-cell office:value-type="float" office:value="1000" calcext:value-type="float">
            <text:p>1000</text:p>
          </table:table-cell>
          <table:table-cell office:value-type="float" office:value="8536.181" calcext:value-type="float">
            <text:p>8536.181</text:p>
          </table:table-cell>
          <table:table-cell office:value-type="float" office:value="117.15" calcext:value-type="float">
            <text:p>117.15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43]=[test_results.N$126]; [test_results.$E143]; &quot;&quot;)">
            <text:p/>
          </table:table-cell>
          <table:table-cell table:formula="of:=IF([test_results.$A143]=[test_results.O$126]; [test_results.$E143]; &quot;&quot;)">
            <text:p/>
          </table:table-cell>
          <table:table-cell table:formula="of:=IF([test_results.$A143]=[test_results.P$126]; [test_results.$E143]; &quot;&quot;)">
            <text:p/>
          </table:table-cell>
          <table:table-cell table:formula="of:=IF([test_results.$A143]=[test_results.Q$126]; [test_results.$E143]; &quot;&quot;)">
            <text:p/>
          </table:table-cell>
          <table:table-cell table:formula="of:=IF([test_results.$A143]=[test_results.R$126]; [test_results.$E143]; &quot;&quot;)">
            <text:p/>
          </table:table-cell>
          <table:table-cell table:formula="of:=IF([test_results.$A143]=[test_results.S$126]; [test_results.$E143]; &quot;&quot;)" office:value-type="float" office:value="8.536" calcext:value-type="float">
            <text:p>8.536</text:p>
          </table:table-cell>
          <table:table-cell table:formula="of:=IF([test_results.$A143]=[test_results.T$126]; [test_results.$E143]; &quot;&quot;)">
            <text:p/>
          </table:table-cell>
          <table:table-cell table:formula="of:=IF([test_results.$A143]=[test_results.U$126]; [test_results.$E143]; &quot;&quot;)">
            <text:p/>
          </table:table-cell>
          <table:table-cell table:formula="of:=IF([test_results.$A143]=[test_results.V$126]; [test_results.$E143]; &quot;&quot;)">
            <text:p/>
          </table:table-cell>
          <table:table-cell table:formula="of:=IF([test_results.$A143]=[test_results.W$126]; [test_results.$E143]; &quot;&quot;)">
            <text:p/>
          </table:table-cell>
          <table:table-cell table:formula="of:=IF([test_results.$A143]=[test_results.X$126]; [test_results.$E143]; &quot;&quot;)">
            <text:p/>
          </table:table-cell>
          <table:table-cell table:formula="of:=IF([test_results.$A143]=[test_results.Y$126]; [test_results.$E143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tclock_2car_sleep.zip</text:p>
          </table:table-cell>
          <table:table-cell office:value-type="float" office:value="2" calcext:value-type="float">
            <text:p>2</text:p>
          </table:table-cell>
          <table:table-cell office:value-type="float" office:value="11.039" calcext:value-type="float">
            <text:p>11.039</text:p>
          </table:table-cell>
          <table:table-cell office:value-type="float" office:value="18.728" calcext:value-type="float">
            <text:p>18.728</text:p>
          </table:table-cell>
          <table:table-cell office:value-type="float" office:value="5.759" calcext:value-type="float">
            <text:p>5.759</text:p>
          </table:table-cell>
          <table:table-cell office:value-type="float" office:value="2.452" calcext:value-type="float">
            <text:p>2.452</text:p>
          </table:table-cell>
          <table:table-cell office:value-type="float" office:value="22.858" calcext:value-type="float">
            <text:p>22.858</text:p>
          </table:table-cell>
          <table:table-cell office:value-type="float" office:value="1000" calcext:value-type="float">
            <text:p>1000</text:p>
          </table:table-cell>
          <table:table-cell office:value-type="float" office:value="5759.004" calcext:value-type="float">
            <text:p>5759.004</text:p>
          </table:table-cell>
          <table:table-cell office:value-type="float" office:value="173.64" calcext:value-type="float">
            <text:p>173.64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44]=[test_results.N$126]; [test_results.$E144]; &quot;&quot;)">
            <text:p/>
          </table:table-cell>
          <table:table-cell table:formula="of:=IF([test_results.$A144]=[test_results.O$126]; [test_results.$E144]; &quot;&quot;)">
            <text:p/>
          </table:table-cell>
          <table:table-cell table:formula="of:=IF([test_results.$A144]=[test_results.P$126]; [test_results.$E144]; &quot;&quot;)">
            <text:p/>
          </table:table-cell>
          <table:table-cell table:formula="of:=IF([test_results.$A144]=[test_results.Q$126]; [test_results.$E144]; &quot;&quot;)">
            <text:p/>
          </table:table-cell>
          <table:table-cell table:formula="of:=IF([test_results.$A144]=[test_results.R$126]; [test_results.$E144]; &quot;&quot;)">
            <text:p/>
          </table:table-cell>
          <table:table-cell table:formula="of:=IF([test_results.$A144]=[test_results.S$126]; [test_results.$E144]; &quot;&quot;)">
            <text:p/>
          </table:table-cell>
          <table:table-cell table:formula="of:=IF([test_results.$A144]=[test_results.T$126]; [test_results.$E144]; &quot;&quot;)" office:value-type="float" office:value="5.759" calcext:value-type="float">
            <text:p>5.759</text:p>
          </table:table-cell>
          <table:table-cell table:formula="of:=IF([test_results.$A144]=[test_results.U$126]; [test_results.$E144]; &quot;&quot;)">
            <text:p/>
          </table:table-cell>
          <table:table-cell table:formula="of:=IF([test_results.$A144]=[test_results.V$126]; [test_results.$E144]; &quot;&quot;)">
            <text:p/>
          </table:table-cell>
          <table:table-cell table:formula="of:=IF([test_results.$A144]=[test_results.W$126]; [test_results.$E144]; &quot;&quot;)">
            <text:p/>
          </table:table-cell>
          <table:table-cell table:formula="of:=IF([test_results.$A144]=[test_results.X$126]; [test_results.$E144]; &quot;&quot;)">
            <text:p/>
          </table:table-cell>
          <table:table-cell table:formula="of:=IF([test_results.$A144]=[test_results.Y$126]; [test_results.$E144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tclock_car.zip</text:p>
          </table:table-cell>
          <table:table-cell office:value-type="float" office:value="2" calcext:value-type="float">
            <text:p>2</text:p>
          </table:table-cell>
          <table:table-cell office:value-type="float" office:value="11.055" calcext:value-type="float">
            <text:p>11.055</text:p>
          </table:table-cell>
          <table:table-cell office:value-type="float" office:value="20.112" calcext:value-type="float">
            <text:p>20.112</text:p>
          </table:table-cell>
          <table:table-cell office:value-type="float" office:value="7.201" calcext:value-type="float">
            <text:p>7.201</text:p>
          </table:table-cell>
          <table:table-cell office:value-type="float" office:value="3.993" calcext:value-type="float">
            <text:p>3.993</text:p>
          </table:table-cell>
          <table:table-cell office:value-type="float" office:value="30.588" calcext:value-type="float">
            <text:p>30.588</text:p>
          </table:table-cell>
          <table:table-cell office:value-type="float" office:value="1000" calcext:value-type="float">
            <text:p>1000</text:p>
          </table:table-cell>
          <table:table-cell office:value-type="float" office:value="7201.4" calcext:value-type="float">
            <text:p>7201.4</text:p>
          </table:table-cell>
          <table:table-cell office:value-type="float" office:value="138.86" calcext:value-type="float">
            <text:p>138.86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45]=[test_results.N$126]; [test_results.$E145]; &quot;&quot;)">
            <text:p/>
          </table:table-cell>
          <table:table-cell table:formula="of:=IF([test_results.$A145]=[test_results.O$126]; [test_results.$E145]; &quot;&quot;)">
            <text:p/>
          </table:table-cell>
          <table:table-cell table:formula="of:=IF([test_results.$A145]=[test_results.P$126]; [test_results.$E145]; &quot;&quot;)">
            <text:p/>
          </table:table-cell>
          <table:table-cell table:formula="of:=IF([test_results.$A145]=[test_results.Q$126]; [test_results.$E145]; &quot;&quot;)">
            <text:p/>
          </table:table-cell>
          <table:table-cell table:formula="of:=IF([test_results.$A145]=[test_results.R$126]; [test_results.$E145]; &quot;&quot;)">
            <text:p/>
          </table:table-cell>
          <table:table-cell table:formula="of:=IF([test_results.$A145]=[test_results.S$126]; [test_results.$E145]; &quot;&quot;)">
            <text:p/>
          </table:table-cell>
          <table:table-cell table:formula="of:=IF([test_results.$A145]=[test_results.T$126]; [test_results.$E145]; &quot;&quot;)">
            <text:p/>
          </table:table-cell>
          <table:table-cell table:formula="of:=IF([test_results.$A145]=[test_results.U$126]; [test_results.$E145]; &quot;&quot;)" office:value-type="float" office:value="7.201" calcext:value-type="float">
            <text:p>7.201</text:p>
          </table:table-cell>
          <table:table-cell table:formula="of:=IF([test_results.$A145]=[test_results.V$126]; [test_results.$E145]; &quot;&quot;)">
            <text:p/>
          </table:table-cell>
          <table:table-cell table:formula="of:=IF([test_results.$A145]=[test_results.W$126]; [test_results.$E145]; &quot;&quot;)">
            <text:p/>
          </table:table-cell>
          <table:table-cell table:formula="of:=IF([test_results.$A145]=[test_results.X$126]; [test_results.$E145]; &quot;&quot;)">
            <text:p/>
          </table:table-cell>
          <table:table-cell table:formula="of:=IF([test_results.$A145]=[test_results.Y$126]; [test_results.$E145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tclock_car_sleep.zip</text:p>
          </table:table-cell>
          <table:table-cell office:value-type="float" office:value="2" calcext:value-type="float">
            <text:p>2</text:p>
          </table:table-cell>
          <table:table-cell office:value-type="float" office:value="11.115" calcext:value-type="float">
            <text:p>11.115</text:p>
          </table:table-cell>
          <table:table-cell office:value-type="float" office:value="18.737" calcext:value-type="float">
            <text:p>18.737</text:p>
          </table:table-cell>
          <table:table-cell office:value-type="float" office:value="5.764" calcext:value-type="float">
            <text:p>5.764</text:p>
          </table:table-cell>
          <table:table-cell office:value-type="float" office:value="2.451" calcext:value-type="float">
            <text:p>2.451</text:p>
          </table:table-cell>
          <table:table-cell office:value-type="float" office:value="29.748" calcext:value-type="float">
            <text:p>29.748</text:p>
          </table:table-cell>
          <table:table-cell office:value-type="float" office:value="1000" calcext:value-type="float">
            <text:p>1000</text:p>
          </table:table-cell>
          <table:table-cell office:value-type="float" office:value="5764.14" calcext:value-type="float">
            <text:p>5764.14</text:p>
          </table:table-cell>
          <table:table-cell office:value-type="float" office:value="173.49" calcext:value-type="float">
            <text:p>173.49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46]=[test_results.N$126]; [test_results.$E146]; &quot;&quot;)">
            <text:p/>
          </table:table-cell>
          <table:table-cell table:formula="of:=IF([test_results.$A146]=[test_results.O$126]; [test_results.$E146]; &quot;&quot;)">
            <text:p/>
          </table:table-cell>
          <table:table-cell table:formula="of:=IF([test_results.$A146]=[test_results.P$126]; [test_results.$E146]; &quot;&quot;)">
            <text:p/>
          </table:table-cell>
          <table:table-cell table:formula="of:=IF([test_results.$A146]=[test_results.Q$126]; [test_results.$E146]; &quot;&quot;)">
            <text:p/>
          </table:table-cell>
          <table:table-cell table:formula="of:=IF([test_results.$A146]=[test_results.R$126]; [test_results.$E146]; &quot;&quot;)">
            <text:p/>
          </table:table-cell>
          <table:table-cell table:formula="of:=IF([test_results.$A146]=[test_results.S$126]; [test_results.$E146]; &quot;&quot;)">
            <text:p/>
          </table:table-cell>
          <table:table-cell table:formula="of:=IF([test_results.$A146]=[test_results.T$126]; [test_results.$E146]; &quot;&quot;)">
            <text:p/>
          </table:table-cell>
          <table:table-cell table:formula="of:=IF([test_results.$A146]=[test_results.U$126]; [test_results.$E146]; &quot;&quot;)">
            <text:p/>
          </table:table-cell>
          <table:table-cell table:formula="of:=IF([test_results.$A146]=[test_results.V$126]; [test_results.$E146]; &quot;&quot;)" office:value-type="float" office:value="5.764" calcext:value-type="float">
            <text:p>5.764</text:p>
          </table:table-cell>
          <table:table-cell table:formula="of:=IF([test_results.$A146]=[test_results.W$126]; [test_results.$E146]; &quot;&quot;)">
            <text:p/>
          </table:table-cell>
          <table:table-cell table:formula="of:=IF([test_results.$A146]=[test_results.X$126]; [test_results.$E146]; &quot;&quot;)">
            <text:p/>
          </table:table-cell>
          <table:table-cell table:formula="of:=IF([test_results.$A146]=[test_results.Y$126]; [test_results.$E146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tclock_chest.zip</text:p>
          </table:table-cell>
          <table:table-cell office:value-type="float" office:value="2" calcext:value-type="float">
            <text:p>2</text:p>
          </table:table-cell>
          <table:table-cell office:value-type="float" office:value="10.796" calcext:value-type="float">
            <text:p>10.796</text:p>
          </table:table-cell>
          <table:table-cell office:value-type="float" office:value="18.796" calcext:value-type="float">
            <text:p>18.796</text:p>
          </table:table-cell>
          <table:table-cell office:value-type="float" office:value="6.079" calcext:value-type="float">
            <text:p>6.079</text:p>
          </table:table-cell>
          <table:table-cell office:value-type="float" office:value="2.757" calcext:value-type="float">
            <text:p>2.757</text:p>
          </table:table-cell>
          <table:table-cell office:value-type="float" office:value="21.909" calcext:value-type="float">
            <text:p>21.909</text:p>
          </table:table-cell>
          <table:table-cell office:value-type="float" office:value="1000" calcext:value-type="float">
            <text:p>1000</text:p>
          </table:table-cell>
          <table:table-cell office:value-type="float" office:value="6079.002" calcext:value-type="float">
            <text:p>6079.002</text:p>
          </table:table-cell>
          <table:table-cell office:value-type="float" office:value="164.5" calcext:value-type="float">
            <text:p>164.5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47]=[test_results.N$126]; [test_results.$E147]; &quot;&quot;)">
            <text:p/>
          </table:table-cell>
          <table:table-cell table:formula="of:=IF([test_results.$A147]=[test_results.O$126]; [test_results.$E147]; &quot;&quot;)">
            <text:p/>
          </table:table-cell>
          <table:table-cell table:formula="of:=IF([test_results.$A147]=[test_results.P$126]; [test_results.$E147]; &quot;&quot;)">
            <text:p/>
          </table:table-cell>
          <table:table-cell table:formula="of:=IF([test_results.$A147]=[test_results.Q$126]; [test_results.$E147]; &quot;&quot;)">
            <text:p/>
          </table:table-cell>
          <table:table-cell table:formula="of:=IF([test_results.$A147]=[test_results.R$126]; [test_results.$E147]; &quot;&quot;)">
            <text:p/>
          </table:table-cell>
          <table:table-cell table:formula="of:=IF([test_results.$A147]=[test_results.S$126]; [test_results.$E147]; &quot;&quot;)">
            <text:p/>
          </table:table-cell>
          <table:table-cell table:formula="of:=IF([test_results.$A147]=[test_results.T$126]; [test_results.$E147]; &quot;&quot;)">
            <text:p/>
          </table:table-cell>
          <table:table-cell table:formula="of:=IF([test_results.$A147]=[test_results.U$126]; [test_results.$E147]; &quot;&quot;)">
            <text:p/>
          </table:table-cell>
          <table:table-cell table:formula="of:=IF([test_results.$A147]=[test_results.V$126]; [test_results.$E147]; &quot;&quot;)">
            <text:p/>
          </table:table-cell>
          <table:table-cell table:formula="of:=IF([test_results.$A147]=[test_results.W$126]; [test_results.$E147]; &quot;&quot;)" office:value-type="float" office:value="6.079" calcext:value-type="float">
            <text:p>6.079</text:p>
          </table:table-cell>
          <table:table-cell table:formula="of:=IF([test_results.$A147]=[test_results.X$126]; [test_results.$E147]; &quot;&quot;)">
            <text:p/>
          </table:table-cell>
          <table:table-cell table:formula="of:=IF([test_results.$A147]=[test_results.Y$126]; [test_results.$E147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vert_tclock_car_sleep.zip</text:p>
          </table:table-cell>
          <table:table-cell office:value-type="float" office:value="2" calcext:value-type="float">
            <text:p>2</text:p>
          </table:table-cell>
          <table:table-cell office:value-type="float" office:value="11.435" calcext:value-type="float">
            <text:p>11.435</text:p>
          </table:table-cell>
          <table:table-cell office:value-type="float" office:value="19.485" calcext:value-type="float">
            <text:p>19.485</text:p>
          </table:table-cell>
          <table:table-cell office:value-type="float" office:value="6.142" calcext:value-type="float">
            <text:p>6.142</text:p>
          </table:table-cell>
          <table:table-cell office:value-type="float" office:value="2.794" calcext:value-type="float">
            <text:p>2.794</text:p>
          </table:table-cell>
          <table:table-cell office:value-type="float" office:value="27.532" calcext:value-type="float">
            <text:p>27.532</text:p>
          </table:table-cell>
          <table:table-cell office:value-type="float" office:value="1000" calcext:value-type="float">
            <text:p>1000</text:p>
          </table:table-cell>
          <table:table-cell office:value-type="float" office:value="6142.128" calcext:value-type="float">
            <text:p>6142.128</text:p>
          </table:table-cell>
          <table:table-cell office:value-type="float" office:value="162.81" calcext:value-type="float">
            <text:p>162.81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48]=[test_results.N$126]; [test_results.$E148]; &quot;&quot;)">
            <text:p/>
          </table:table-cell>
          <table:table-cell table:formula="of:=IF([test_results.$A148]=[test_results.O$126]; [test_results.$E148]; &quot;&quot;)">
            <text:p/>
          </table:table-cell>
          <table:table-cell table:formula="of:=IF([test_results.$A148]=[test_results.P$126]; [test_results.$E148]; &quot;&quot;)">
            <text:p/>
          </table:table-cell>
          <table:table-cell table:formula="of:=IF([test_results.$A148]=[test_results.Q$126]; [test_results.$E148]; &quot;&quot;)">
            <text:p/>
          </table:table-cell>
          <table:table-cell table:formula="of:=IF([test_results.$A148]=[test_results.R$126]; [test_results.$E148]; &quot;&quot;)">
            <text:p/>
          </table:table-cell>
          <table:table-cell table:formula="of:=IF([test_results.$A148]=[test_results.S$126]; [test_results.$E148]; &quot;&quot;)">
            <text:p/>
          </table:table-cell>
          <table:table-cell table:formula="of:=IF([test_results.$A148]=[test_results.T$126]; [test_results.$E148]; &quot;&quot;)">
            <text:p/>
          </table:table-cell>
          <table:table-cell table:formula="of:=IF([test_results.$A148]=[test_results.U$126]; [test_results.$E148]; &quot;&quot;)">
            <text:p/>
          </table:table-cell>
          <table:table-cell table:formula="of:=IF([test_results.$A148]=[test_results.V$126]; [test_results.$E148]; &quot;&quot;)">
            <text:p/>
          </table:table-cell>
          <table:table-cell table:formula="of:=IF([test_results.$A148]=[test_results.W$126]; [test_results.$E148]; &quot;&quot;)">
            <text:p/>
          </table:table-cell>
          <table:table-cell table:formula="of:=IF([test_results.$A148]=[test_results.X$126]; [test_results.$E148]; &quot;&quot;)" office:value-type="float" office:value="6.142" calcext:value-type="float">
            <text:p>6.142</text:p>
          </table:table-cell>
          <table:table-cell table:formula="of:=IF([test_results.$A148]=[test_results.Y$126]; [test_results.$E148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fclock_2car.zip</text:p>
          </table:table-cell>
          <table:table-cell office:value-type="float" office:value="3" calcext:value-type="float">
            <text:p>3</text:p>
          </table:table-cell>
          <table:table-cell office:value-type="float" office:value="10.802" calcext:value-type="float">
            <text:p>10.802</text:p>
          </table:table-cell>
          <table:table-cell office:value-type="float" office:value="23.879" calcext:value-type="float">
            <text:p>23.879</text:p>
          </table:table-cell>
          <table:table-cell office:value-type="float" office:value="11.177" calcext:value-type="float">
            <text:p>11.177</text:p>
          </table:table-cell>
          <table:table-cell office:value-type="float" office:value="8.039" calcext:value-type="float">
            <text:p>8.039</text:p>
          </table:table-cell>
          <table:table-cell office:value-type="float" office:value="30.328" calcext:value-type="float">
            <text:p>30.328</text:p>
          </table:table-cell>
          <table:table-cell office:value-type="float" office:value="1000" calcext:value-type="float">
            <text:p>1000</text:p>
          </table:table-cell>
          <table:table-cell office:value-type="float" office:value="11177.238" calcext:value-type="float">
            <text:p>11177.238</text:p>
          </table:table-cell>
          <table:table-cell office:value-type="float" office:value="89.47" calcext:value-type="float">
            <text:p>89.47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49]=[test_results.N$126]; [test_results.$E149]; &quot;&quot;)" office:value-type="float" office:value="11.177" calcext:value-type="float">
            <text:p>11.177</text:p>
          </table:table-cell>
          <table:table-cell table:formula="of:=IF([test_results.$A149]=[test_results.O$126]; [test_results.$E149]; &quot;&quot;)">
            <text:p/>
          </table:table-cell>
          <table:table-cell table:formula="of:=IF([test_results.$A149]=[test_results.P$126]; [test_results.$E149]; &quot;&quot;)">
            <text:p/>
          </table:table-cell>
          <table:table-cell table:formula="of:=IF([test_results.$A149]=[test_results.Q$126]; [test_results.$E149]; &quot;&quot;)">
            <text:p/>
          </table:table-cell>
          <table:table-cell table:formula="of:=IF([test_results.$A149]=[test_results.R$126]; [test_results.$E149]; &quot;&quot;)">
            <text:p/>
          </table:table-cell>
          <table:table-cell table:formula="of:=IF([test_results.$A149]=[test_results.S$126]; [test_results.$E149]; &quot;&quot;)">
            <text:p/>
          </table:table-cell>
          <table:table-cell table:formula="of:=IF([test_results.$A149]=[test_results.T$126]; [test_results.$E149]; &quot;&quot;)">
            <text:p/>
          </table:table-cell>
          <table:table-cell table:formula="of:=IF([test_results.$A149]=[test_results.U$126]; [test_results.$E149]; &quot;&quot;)">
            <text:p/>
          </table:table-cell>
          <table:table-cell table:formula="of:=IF([test_results.$A149]=[test_results.V$126]; [test_results.$E149]; &quot;&quot;)">
            <text:p/>
          </table:table-cell>
          <table:table-cell table:formula="of:=IF([test_results.$A149]=[test_results.W$126]; [test_results.$E149]; &quot;&quot;)">
            <text:p/>
          </table:table-cell>
          <table:table-cell table:formula="of:=IF([test_results.$A149]=[test_results.X$126]; [test_results.$E149]; &quot;&quot;)">
            <text:p/>
          </table:table-cell>
          <table:table-cell table:formula="of:=IF([test_results.$A149]=[test_results.Y$126]; [test_results.$E149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fclock_2car_sleep.zip</text:p>
          </table:table-cell>
          <table:table-cell office:value-type="float" office:value="3" calcext:value-type="float">
            <text:p>3</text:p>
          </table:table-cell>
          <table:table-cell office:value-type="float" office:value="10.734" calcext:value-type="float">
            <text:p>10.734</text:p>
          </table:table-cell>
          <table:table-cell office:value-type="float" office:value="21.43" calcext:value-type="float">
            <text:p>21.43</text:p>
          </table:table-cell>
          <table:table-cell office:value-type="float" office:value="8.804" calcext:value-type="float">
            <text:p>8.804</text:p>
          </table:table-cell>
          <table:table-cell office:value-type="float" office:value="5.242" calcext:value-type="float">
            <text:p>5.242</text:p>
          </table:table-cell>
          <table:table-cell office:value-type="float" office:value="22.549" calcext:value-type="float">
            <text:p>22.549</text:p>
          </table:table-cell>
          <table:table-cell office:value-type="float" office:value="1000" calcext:value-type="float">
            <text:p>1000</text:p>
          </table:table-cell>
          <table:table-cell office:value-type="float" office:value="8803.856" calcext:value-type="float">
            <text:p>8803.856</text:p>
          </table:table-cell>
          <table:table-cell office:value-type="float" office:value="113.59" calcext:value-type="float">
            <text:p>113.59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50]=[test_results.N$126]; [test_results.$E150]; &quot;&quot;)">
            <text:p/>
          </table:table-cell>
          <table:table-cell table:formula="of:=IF([test_results.$A150]=[test_results.O$126]; [test_results.$E150]; &quot;&quot;)" office:value-type="float" office:value="8.804" calcext:value-type="float">
            <text:p>8.804</text:p>
          </table:table-cell>
          <table:table-cell table:formula="of:=IF([test_results.$A150]=[test_results.P$126]; [test_results.$E150]; &quot;&quot;)">
            <text:p/>
          </table:table-cell>
          <table:table-cell table:formula="of:=IF([test_results.$A150]=[test_results.Q$126]; [test_results.$E150]; &quot;&quot;)">
            <text:p/>
          </table:table-cell>
          <table:table-cell table:formula="of:=IF([test_results.$A150]=[test_results.R$126]; [test_results.$E150]; &quot;&quot;)">
            <text:p/>
          </table:table-cell>
          <table:table-cell table:formula="of:=IF([test_results.$A150]=[test_results.S$126]; [test_results.$E150]; &quot;&quot;)">
            <text:p/>
          </table:table-cell>
          <table:table-cell table:formula="of:=IF([test_results.$A150]=[test_results.T$126]; [test_results.$E150]; &quot;&quot;)">
            <text:p/>
          </table:table-cell>
          <table:table-cell table:formula="of:=IF([test_results.$A150]=[test_results.U$126]; [test_results.$E150]; &quot;&quot;)">
            <text:p/>
          </table:table-cell>
          <table:table-cell table:formula="of:=IF([test_results.$A150]=[test_results.V$126]; [test_results.$E150]; &quot;&quot;)">
            <text:p/>
          </table:table-cell>
          <table:table-cell table:formula="of:=IF([test_results.$A150]=[test_results.W$126]; [test_results.$E150]; &quot;&quot;)">
            <text:p/>
          </table:table-cell>
          <table:table-cell table:formula="of:=IF([test_results.$A150]=[test_results.X$126]; [test_results.$E150]; &quot;&quot;)">
            <text:p/>
          </table:table-cell>
          <table:table-cell table:formula="of:=IF([test_results.$A150]=[test_results.Y$126]; [test_results.$E150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fclock_car.zip</text:p>
          </table:table-cell>
          <table:table-cell office:value-type="float" office:value="3" calcext:value-type="float">
            <text:p>3</text:p>
          </table:table-cell>
          <table:table-cell office:value-type="float" office:value="10.843" calcext:value-type="float">
            <text:p>10.843</text:p>
          </table:table-cell>
          <table:table-cell office:value-type="float" office:value="23.686" calcext:value-type="float">
            <text:p>23.686</text:p>
          </table:table-cell>
          <table:table-cell office:value-type="float" office:value="10.986" calcext:value-type="float">
            <text:p>10.986</text:p>
          </table:table-cell>
          <table:table-cell office:value-type="float" office:value="6.795" calcext:value-type="float">
            <text:p>6.795</text:p>
          </table:table-cell>
          <table:table-cell office:value-type="float" office:value="29.1" calcext:value-type="float">
            <text:p>29.1</text:p>
          </table:table-cell>
          <table:table-cell office:value-type="float" office:value="1000" calcext:value-type="float">
            <text:p>1000</text:p>
          </table:table-cell>
          <table:table-cell office:value-type="float" office:value="10986.295" calcext:value-type="float">
            <text:p>10986.295</text:p>
          </table:table-cell>
          <table:table-cell office:value-type="float" office:value="91.02" calcext:value-type="float">
            <text:p>91.02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51]=[test_results.N$126]; [test_results.$E151]; &quot;&quot;)">
            <text:p/>
          </table:table-cell>
          <table:table-cell table:formula="of:=IF([test_results.$A151]=[test_results.O$126]; [test_results.$E151]; &quot;&quot;)">
            <text:p/>
          </table:table-cell>
          <table:table-cell table:formula="of:=IF([test_results.$A151]=[test_results.P$126]; [test_results.$E151]; &quot;&quot;)" office:value-type="float" office:value="10.986" calcext:value-type="float">
            <text:p>10.986</text:p>
          </table:table-cell>
          <table:table-cell table:formula="of:=IF([test_results.$A151]=[test_results.Q$126]; [test_results.$E151]; &quot;&quot;)">
            <text:p/>
          </table:table-cell>
          <table:table-cell table:formula="of:=IF([test_results.$A151]=[test_results.R$126]; [test_results.$E151]; &quot;&quot;)">
            <text:p/>
          </table:table-cell>
          <table:table-cell table:formula="of:=IF([test_results.$A151]=[test_results.S$126]; [test_results.$E151]; &quot;&quot;)">
            <text:p/>
          </table:table-cell>
          <table:table-cell table:formula="of:=IF([test_results.$A151]=[test_results.T$126]; [test_results.$E151]; &quot;&quot;)">
            <text:p/>
          </table:table-cell>
          <table:table-cell table:formula="of:=IF([test_results.$A151]=[test_results.U$126]; [test_results.$E151]; &quot;&quot;)">
            <text:p/>
          </table:table-cell>
          <table:table-cell table:formula="of:=IF([test_results.$A151]=[test_results.V$126]; [test_results.$E151]; &quot;&quot;)">
            <text:p/>
          </table:table-cell>
          <table:table-cell table:formula="of:=IF([test_results.$A151]=[test_results.W$126]; [test_results.$E151]; &quot;&quot;)">
            <text:p/>
          </table:table-cell>
          <table:table-cell table:formula="of:=IF([test_results.$A151]=[test_results.X$126]; [test_results.$E151]; &quot;&quot;)">
            <text:p/>
          </table:table-cell>
          <table:table-cell table:formula="of:=IF([test_results.$A151]=[test_results.Y$126]; [test_results.$E151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fclock_car_sleep.zip</text:p>
          </table:table-cell>
          <table:table-cell office:value-type="float" office:value="3" calcext:value-type="float">
            <text:p>3</text:p>
          </table:table-cell>
          <table:table-cell office:value-type="float" office:value="10.835" calcext:value-type="float">
            <text:p>10.835</text:p>
          </table:table-cell>
          <table:table-cell office:value-type="float" office:value="22.373" calcext:value-type="float">
            <text:p>22.373</text:p>
          </table:table-cell>
          <table:table-cell office:value-type="float" office:value="9.696" calcext:value-type="float">
            <text:p>9.696</text:p>
          </table:table-cell>
          <table:table-cell office:value-type="float" office:value="6.583" calcext:value-type="float">
            <text:p>6.583</text:p>
          </table:table-cell>
          <table:table-cell office:value-type="float" office:value="21.218" calcext:value-type="float">
            <text:p>21.218</text:p>
          </table:table-cell>
          <table:table-cell office:value-type="float" office:value="1000" calcext:value-type="float">
            <text:p>1000</text:p>
          </table:table-cell>
          <table:table-cell office:value-type="float" office:value="9696.314" calcext:value-type="float">
            <text:p>9696.314</text:p>
          </table:table-cell>
          <table:table-cell office:value-type="float" office:value="103.13" calcext:value-type="float">
            <text:p>103.13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52]=[test_results.N$126]; [test_results.$E152]; &quot;&quot;)">
            <text:p/>
          </table:table-cell>
          <table:table-cell table:formula="of:=IF([test_results.$A152]=[test_results.O$126]; [test_results.$E152]; &quot;&quot;)">
            <text:p/>
          </table:table-cell>
          <table:table-cell table:formula="of:=IF([test_results.$A152]=[test_results.P$126]; [test_results.$E152]; &quot;&quot;)">
            <text:p/>
          </table:table-cell>
          <table:table-cell table:formula="of:=IF([test_results.$A152]=[test_results.Q$126]; [test_results.$E152]; &quot;&quot;)" office:value-type="float" office:value="9.696" calcext:value-type="float">
            <text:p>9.696</text:p>
          </table:table-cell>
          <table:table-cell table:formula="of:=IF([test_results.$A152]=[test_results.R$126]; [test_results.$E152]; &quot;&quot;)">
            <text:p/>
          </table:table-cell>
          <table:table-cell table:formula="of:=IF([test_results.$A152]=[test_results.S$126]; [test_results.$E152]; &quot;&quot;)">
            <text:p/>
          </table:table-cell>
          <table:table-cell table:formula="of:=IF([test_results.$A152]=[test_results.T$126]; [test_results.$E152]; &quot;&quot;)">
            <text:p/>
          </table:table-cell>
          <table:table-cell table:formula="of:=IF([test_results.$A152]=[test_results.U$126]; [test_results.$E152]; &quot;&quot;)">
            <text:p/>
          </table:table-cell>
          <table:table-cell table:formula="of:=IF([test_results.$A152]=[test_results.V$126]; [test_results.$E152]; &quot;&quot;)">
            <text:p/>
          </table:table-cell>
          <table:table-cell table:formula="of:=IF([test_results.$A152]=[test_results.W$126]; [test_results.$E152]; &quot;&quot;)">
            <text:p/>
          </table:table-cell>
          <table:table-cell table:formula="of:=IF([test_results.$A152]=[test_results.X$126]; [test_results.$E152]; &quot;&quot;)">
            <text:p/>
          </table:table-cell>
          <table:table-cell table:formula="of:=IF([test_results.$A152]=[test_results.Y$126]; [test_results.$E152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fclock_chest.zip</text:p>
          </table:table-cell>
          <table:table-cell office:value-type="float" office:value="3" calcext:value-type="float">
            <text:p>3</text:p>
          </table:table-cell>
          <table:table-cell office:value-type="float" office:value="10.813" calcext:value-type="float">
            <text:p>10.813</text:p>
          </table:table-cell>
          <table:table-cell office:value-type="float" office:value="22.356" calcext:value-type="float">
            <text:p>22.356</text:p>
          </table:table-cell>
          <table:table-cell office:value-type="float" office:value="9.641" calcext:value-type="float">
            <text:p>9.641</text:p>
          </table:table-cell>
          <table:table-cell office:value-type="float" office:value="6.536" calcext:value-type="float">
            <text:p>6.536</text:p>
          </table:table-cell>
          <table:table-cell office:value-type="float" office:value="27.876" calcext:value-type="float">
            <text:p>27.876</text:p>
          </table:table-cell>
          <table:table-cell office:value-type="float" office:value="1000" calcext:value-type="float">
            <text:p>1000</text:p>
          </table:table-cell>
          <table:table-cell office:value-type="float" office:value="9641.356" calcext:value-type="float">
            <text:p>9641.356</text:p>
          </table:table-cell>
          <table:table-cell office:value-type="float" office:value="103.72" calcext:value-type="float">
            <text:p>103.72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53]=[test_results.N$126]; [test_results.$E153]; &quot;&quot;)">
            <text:p/>
          </table:table-cell>
          <table:table-cell table:formula="of:=IF([test_results.$A153]=[test_results.O$126]; [test_results.$E153]; &quot;&quot;)">
            <text:p/>
          </table:table-cell>
          <table:table-cell table:formula="of:=IF([test_results.$A153]=[test_results.P$126]; [test_results.$E153]; &quot;&quot;)">
            <text:p/>
          </table:table-cell>
          <table:table-cell table:formula="of:=IF([test_results.$A153]=[test_results.Q$126]; [test_results.$E153]; &quot;&quot;)">
            <text:p/>
          </table:table-cell>
          <table:table-cell table:formula="of:=IF([test_results.$A153]=[test_results.R$126]; [test_results.$E153]; &quot;&quot;)" office:value-type="float" office:value="9.641" calcext:value-type="float">
            <text:p>9.641</text:p>
          </table:table-cell>
          <table:table-cell table:formula="of:=IF([test_results.$A153]=[test_results.S$126]; [test_results.$E153]; &quot;&quot;)">
            <text:p/>
          </table:table-cell>
          <table:table-cell table:formula="of:=IF([test_results.$A153]=[test_results.T$126]; [test_results.$E153]; &quot;&quot;)">
            <text:p/>
          </table:table-cell>
          <table:table-cell table:formula="of:=IF([test_results.$A153]=[test_results.U$126]; [test_results.$E153]; &quot;&quot;)">
            <text:p/>
          </table:table-cell>
          <table:table-cell table:formula="of:=IF([test_results.$A153]=[test_results.V$126]; [test_results.$E153]; &quot;&quot;)">
            <text:p/>
          </table:table-cell>
          <table:table-cell table:formula="of:=IF([test_results.$A153]=[test_results.W$126]; [test_results.$E153]; &quot;&quot;)">
            <text:p/>
          </table:table-cell>
          <table:table-cell table:formula="of:=IF([test_results.$A153]=[test_results.X$126]; [test_results.$E153]; &quot;&quot;)">
            <text:p/>
          </table:table-cell>
          <table:table-cell table:formula="of:=IF([test_results.$A153]=[test_results.Y$126]; [test_results.$E153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tclock_2car.zip</text:p>
          </table:table-cell>
          <table:table-cell office:value-type="float" office:value="3" calcext:value-type="float">
            <text:p>3</text:p>
          </table:table-cell>
          <table:table-cell office:value-type="float" office:value="10.83" calcext:value-type="float">
            <text:p>10.83</text:p>
          </table:table-cell>
          <table:table-cell office:value-type="float" office:value="21.123" calcext:value-type="float">
            <text:p>21.123</text:p>
          </table:table-cell>
          <table:table-cell office:value-type="float" office:value="8.367" calcext:value-type="float">
            <text:p>8.367</text:p>
          </table:table-cell>
          <table:table-cell office:value-type="float" office:value="5.356" calcext:value-type="float">
            <text:p>5.356</text:p>
          </table:table-cell>
          <table:table-cell office:value-type="float" office:value="28.351" calcext:value-type="float">
            <text:p>28.351</text:p>
          </table:table-cell>
          <table:table-cell office:value-type="float" office:value="1000" calcext:value-type="float">
            <text:p>1000</text:p>
          </table:table-cell>
          <table:table-cell office:value-type="float" office:value="8367.492" calcext:value-type="float">
            <text:p>8367.492</text:p>
          </table:table-cell>
          <table:table-cell office:value-type="float" office:value="119.51" calcext:value-type="float">
            <text:p>119.51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54]=[test_results.N$126]; [test_results.$E154]; &quot;&quot;)">
            <text:p/>
          </table:table-cell>
          <table:table-cell table:formula="of:=IF([test_results.$A154]=[test_results.O$126]; [test_results.$E154]; &quot;&quot;)">
            <text:p/>
          </table:table-cell>
          <table:table-cell table:formula="of:=IF([test_results.$A154]=[test_results.P$126]; [test_results.$E154]; &quot;&quot;)">
            <text:p/>
          </table:table-cell>
          <table:table-cell table:formula="of:=IF([test_results.$A154]=[test_results.Q$126]; [test_results.$E154]; &quot;&quot;)">
            <text:p/>
          </table:table-cell>
          <table:table-cell table:formula="of:=IF([test_results.$A154]=[test_results.R$126]; [test_results.$E154]; &quot;&quot;)">
            <text:p/>
          </table:table-cell>
          <table:table-cell table:formula="of:=IF([test_results.$A154]=[test_results.S$126]; [test_results.$E154]; &quot;&quot;)" office:value-type="float" office:value="8.367" calcext:value-type="float">
            <text:p>8.367</text:p>
          </table:table-cell>
          <table:table-cell table:formula="of:=IF([test_results.$A154]=[test_results.T$126]; [test_results.$E154]; &quot;&quot;)">
            <text:p/>
          </table:table-cell>
          <table:table-cell table:formula="of:=IF([test_results.$A154]=[test_results.U$126]; [test_results.$E154]; &quot;&quot;)">
            <text:p/>
          </table:table-cell>
          <table:table-cell table:formula="of:=IF([test_results.$A154]=[test_results.V$126]; [test_results.$E154]; &quot;&quot;)">
            <text:p/>
          </table:table-cell>
          <table:table-cell table:formula="of:=IF([test_results.$A154]=[test_results.W$126]; [test_results.$E154]; &quot;&quot;)">
            <text:p/>
          </table:table-cell>
          <table:table-cell table:formula="of:=IF([test_results.$A154]=[test_results.X$126]; [test_results.$E154]; &quot;&quot;)">
            <text:p/>
          </table:table-cell>
          <table:table-cell table:formula="of:=IF([test_results.$A154]=[test_results.Y$126]; [test_results.$E154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tclock_2car_sleep.zip</text:p>
          </table:table-cell>
          <table:table-cell office:value-type="float" office:value="3" calcext:value-type="float">
            <text:p>3</text:p>
          </table:table-cell>
          <table:table-cell office:value-type="float" office:value="10.882" calcext:value-type="float">
            <text:p>10.882</text:p>
          </table:table-cell>
          <table:table-cell office:value-type="float" office:value="18.332" calcext:value-type="float">
            <text:p>18.332</text:p>
          </table:table-cell>
          <table:table-cell office:value-type="float" office:value="5.538" calcext:value-type="float">
            <text:p>5.538</text:p>
          </table:table-cell>
          <table:table-cell office:value-type="float" office:value="2.451" calcext:value-type="float">
            <text:p>2.451</text:p>
          </table:table-cell>
          <table:table-cell office:value-type="float" office:value="22.773" calcext:value-type="float">
            <text:p>22.773</text:p>
          </table:table-cell>
          <table:table-cell office:value-type="float" office:value="1000" calcext:value-type="float">
            <text:p>1000</text:p>
          </table:table-cell>
          <table:table-cell office:value-type="float" office:value="5537.973" calcext:value-type="float">
            <text:p>5537.973</text:p>
          </table:table-cell>
          <table:table-cell office:value-type="float" office:value="180.57" calcext:value-type="float">
            <text:p>180.57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55]=[test_results.N$126]; [test_results.$E155]; &quot;&quot;)">
            <text:p/>
          </table:table-cell>
          <table:table-cell table:formula="of:=IF([test_results.$A155]=[test_results.O$126]; [test_results.$E155]; &quot;&quot;)">
            <text:p/>
          </table:table-cell>
          <table:table-cell table:formula="of:=IF([test_results.$A155]=[test_results.P$126]; [test_results.$E155]; &quot;&quot;)">
            <text:p/>
          </table:table-cell>
          <table:table-cell table:formula="of:=IF([test_results.$A155]=[test_results.Q$126]; [test_results.$E155]; &quot;&quot;)">
            <text:p/>
          </table:table-cell>
          <table:table-cell table:formula="of:=IF([test_results.$A155]=[test_results.R$126]; [test_results.$E155]; &quot;&quot;)">
            <text:p/>
          </table:table-cell>
          <table:table-cell table:formula="of:=IF([test_results.$A155]=[test_results.S$126]; [test_results.$E155]; &quot;&quot;)">
            <text:p/>
          </table:table-cell>
          <table:table-cell table:formula="of:=IF([test_results.$A155]=[test_results.T$126]; [test_results.$E155]; &quot;&quot;)" office:value-type="float" office:value="5.538" calcext:value-type="float">
            <text:p>5.538</text:p>
          </table:table-cell>
          <table:table-cell table:formula="of:=IF([test_results.$A155]=[test_results.U$126]; [test_results.$E155]; &quot;&quot;)">
            <text:p/>
          </table:table-cell>
          <table:table-cell table:formula="of:=IF([test_results.$A155]=[test_results.V$126]; [test_results.$E155]; &quot;&quot;)">
            <text:p/>
          </table:table-cell>
          <table:table-cell table:formula="of:=IF([test_results.$A155]=[test_results.W$126]; [test_results.$E155]; &quot;&quot;)">
            <text:p/>
          </table:table-cell>
          <table:table-cell table:formula="of:=IF([test_results.$A155]=[test_results.X$126]; [test_results.$E155]; &quot;&quot;)">
            <text:p/>
          </table:table-cell>
          <table:table-cell table:formula="of:=IF([test_results.$A155]=[test_results.Y$126]; [test_results.$E155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tclock_car.zip</text:p>
          </table:table-cell>
          <table:table-cell office:value-type="float" office:value="3" calcext:value-type="float">
            <text:p>3</text:p>
          </table:table-cell>
          <table:table-cell office:value-type="float" office:value="10.764" calcext:value-type="float">
            <text:p>10.764</text:p>
          </table:table-cell>
          <table:table-cell office:value-type="float" office:value="19.915" calcext:value-type="float">
            <text:p>19.915</text:p>
          </table:table-cell>
          <table:table-cell office:value-type="float" office:value="7.293" calcext:value-type="float">
            <text:p>7.293</text:p>
          </table:table-cell>
          <table:table-cell office:value-type="float" office:value="3.993" calcext:value-type="float">
            <text:p>3.993</text:p>
          </table:table-cell>
          <table:table-cell office:value-type="float" office:value="31.708" calcext:value-type="float">
            <text:p>31.708</text:p>
          </table:table-cell>
          <table:table-cell office:value-type="float" office:value="1000" calcext:value-type="float">
            <text:p>1000</text:p>
          </table:table-cell>
          <table:table-cell office:value-type="float" office:value="7292.604" calcext:value-type="float">
            <text:p>7292.604</text:p>
          </table:table-cell>
          <table:table-cell office:value-type="float" office:value="137.13" calcext:value-type="float">
            <text:p>137.13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56]=[test_results.N$126]; [test_results.$E156]; &quot;&quot;)">
            <text:p/>
          </table:table-cell>
          <table:table-cell table:formula="of:=IF([test_results.$A156]=[test_results.O$126]; [test_results.$E156]; &quot;&quot;)">
            <text:p/>
          </table:table-cell>
          <table:table-cell table:formula="of:=IF([test_results.$A156]=[test_results.P$126]; [test_results.$E156]; &quot;&quot;)">
            <text:p/>
          </table:table-cell>
          <table:table-cell table:formula="of:=IF([test_results.$A156]=[test_results.Q$126]; [test_results.$E156]; &quot;&quot;)">
            <text:p/>
          </table:table-cell>
          <table:table-cell table:formula="of:=IF([test_results.$A156]=[test_results.R$126]; [test_results.$E156]; &quot;&quot;)">
            <text:p/>
          </table:table-cell>
          <table:table-cell table:formula="of:=IF([test_results.$A156]=[test_results.S$126]; [test_results.$E156]; &quot;&quot;)">
            <text:p/>
          </table:table-cell>
          <table:table-cell table:formula="of:=IF([test_results.$A156]=[test_results.T$126]; [test_results.$E156]; &quot;&quot;)">
            <text:p/>
          </table:table-cell>
          <table:table-cell table:formula="of:=IF([test_results.$A156]=[test_results.U$126]; [test_results.$E156]; &quot;&quot;)" office:value-type="float" office:value="7.293" calcext:value-type="float">
            <text:p>7.293</text:p>
          </table:table-cell>
          <table:table-cell table:formula="of:=IF([test_results.$A156]=[test_results.V$126]; [test_results.$E156]; &quot;&quot;)">
            <text:p/>
          </table:table-cell>
          <table:table-cell table:formula="of:=IF([test_results.$A156]=[test_results.W$126]; [test_results.$E156]; &quot;&quot;)">
            <text:p/>
          </table:table-cell>
          <table:table-cell table:formula="of:=IF([test_results.$A156]=[test_results.X$126]; [test_results.$E156]; &quot;&quot;)">
            <text:p/>
          </table:table-cell>
          <table:table-cell table:formula="of:=IF([test_results.$A156]=[test_results.Y$126]; [test_results.$E156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tclock_car_sleep.zip</text:p>
          </table:table-cell>
          <table:table-cell office:value-type="float" office:value="3" calcext:value-type="float">
            <text:p>3</text:p>
          </table:table-cell>
          <table:table-cell office:value-type="float" office:value="10.847" calcext:value-type="float">
            <text:p>10.847</text:p>
          </table:table-cell>
          <table:table-cell office:value-type="float" office:value="18.429" calcext:value-type="float">
            <text:p>18.429</text:p>
          </table:table-cell>
          <table:table-cell office:value-type="float" office:value="5.733" calcext:value-type="float">
            <text:p>5.733</text:p>
          </table:table-cell>
          <table:table-cell office:value-type="float" office:value="2.479" calcext:value-type="float">
            <text:p>2.479</text:p>
          </table:table-cell>
          <table:table-cell office:value-type="float" office:value="29.865" calcext:value-type="float">
            <text:p>29.865</text:p>
          </table:table-cell>
          <table:table-cell office:value-type="float" office:value="1000" calcext:value-type="float">
            <text:p>1000</text:p>
          </table:table-cell>
          <table:table-cell office:value-type="float" office:value="5732.833" calcext:value-type="float">
            <text:p>5732.833</text:p>
          </table:table-cell>
          <table:table-cell office:value-type="float" office:value="174.43" calcext:value-type="float">
            <text:p>174.43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57]=[test_results.N$126]; [test_results.$E157]; &quot;&quot;)">
            <text:p/>
          </table:table-cell>
          <table:table-cell table:formula="of:=IF([test_results.$A157]=[test_results.O$126]; [test_results.$E157]; &quot;&quot;)">
            <text:p/>
          </table:table-cell>
          <table:table-cell table:formula="of:=IF([test_results.$A157]=[test_results.P$126]; [test_results.$E157]; &quot;&quot;)">
            <text:p/>
          </table:table-cell>
          <table:table-cell table:formula="of:=IF([test_results.$A157]=[test_results.Q$126]; [test_results.$E157]; &quot;&quot;)">
            <text:p/>
          </table:table-cell>
          <table:table-cell table:formula="of:=IF([test_results.$A157]=[test_results.R$126]; [test_results.$E157]; &quot;&quot;)">
            <text:p/>
          </table:table-cell>
          <table:table-cell table:formula="of:=IF([test_results.$A157]=[test_results.S$126]; [test_results.$E157]; &quot;&quot;)">
            <text:p/>
          </table:table-cell>
          <table:table-cell table:formula="of:=IF([test_results.$A157]=[test_results.T$126]; [test_results.$E157]; &quot;&quot;)">
            <text:p/>
          </table:table-cell>
          <table:table-cell table:formula="of:=IF([test_results.$A157]=[test_results.U$126]; [test_results.$E157]; &quot;&quot;)">
            <text:p/>
          </table:table-cell>
          <table:table-cell table:formula="of:=IF([test_results.$A157]=[test_results.V$126]; [test_results.$E157]; &quot;&quot;)" office:value-type="float" office:value="5.733" calcext:value-type="float">
            <text:p>5.733</text:p>
          </table:table-cell>
          <table:table-cell table:formula="of:=IF([test_results.$A157]=[test_results.W$126]; [test_results.$E157]; &quot;&quot;)">
            <text:p/>
          </table:table-cell>
          <table:table-cell table:formula="of:=IF([test_results.$A157]=[test_results.X$126]; [test_results.$E157]; &quot;&quot;)">
            <text:p/>
          </table:table-cell>
          <table:table-cell table:formula="of:=IF([test_results.$A157]=[test_results.Y$126]; [test_results.$E157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tclock_chest.zip</text:p>
          </table:table-cell>
          <table:table-cell office:value-type="float" office:value="3" calcext:value-type="float">
            <text:p>3</text:p>
          </table:table-cell>
          <table:table-cell office:value-type="float" office:value="10.782" calcext:value-type="float">
            <text:p>10.782</text:p>
          </table:table-cell>
          <table:table-cell office:value-type="float" office:value="18.743" calcext:value-type="float">
            <text:p>18.743</text:p>
          </table:table-cell>
          <table:table-cell office:value-type="float" office:value="6.049" calcext:value-type="float">
            <text:p>6.049</text:p>
          </table:table-cell>
          <table:table-cell office:value-type="float" office:value="2.742" calcext:value-type="float">
            <text:p>2.742</text:p>
          </table:table-cell>
          <table:table-cell office:value-type="float" office:value="21.539" calcext:value-type="float">
            <text:p>21.539</text:p>
          </table:table-cell>
          <table:table-cell office:value-type="float" office:value="1000" calcext:value-type="float">
            <text:p>1000</text:p>
          </table:table-cell>
          <table:table-cell office:value-type="float" office:value="6049.27" calcext:value-type="float">
            <text:p>6049.27</text:p>
          </table:table-cell>
          <table:table-cell office:value-type="float" office:value="165.31" calcext:value-type="float">
            <text:p>165.31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58]=[test_results.N$126]; [test_results.$E158]; &quot;&quot;)">
            <text:p/>
          </table:table-cell>
          <table:table-cell table:formula="of:=IF([test_results.$A158]=[test_results.O$126]; [test_results.$E158]; &quot;&quot;)">
            <text:p/>
          </table:table-cell>
          <table:table-cell table:formula="of:=IF([test_results.$A158]=[test_results.P$126]; [test_results.$E158]; &quot;&quot;)">
            <text:p/>
          </table:table-cell>
          <table:table-cell table:formula="of:=IF([test_results.$A158]=[test_results.Q$126]; [test_results.$E158]; &quot;&quot;)">
            <text:p/>
          </table:table-cell>
          <table:table-cell table:formula="of:=IF([test_results.$A158]=[test_results.R$126]; [test_results.$E158]; &quot;&quot;)">
            <text:p/>
          </table:table-cell>
          <table:table-cell table:formula="of:=IF([test_results.$A158]=[test_results.S$126]; [test_results.$E158]; &quot;&quot;)">
            <text:p/>
          </table:table-cell>
          <table:table-cell table:formula="of:=IF([test_results.$A158]=[test_results.T$126]; [test_results.$E158]; &quot;&quot;)">
            <text:p/>
          </table:table-cell>
          <table:table-cell table:formula="of:=IF([test_results.$A158]=[test_results.U$126]; [test_results.$E158]; &quot;&quot;)">
            <text:p/>
          </table:table-cell>
          <table:table-cell table:formula="of:=IF([test_results.$A158]=[test_results.V$126]; [test_results.$E158]; &quot;&quot;)">
            <text:p/>
          </table:table-cell>
          <table:table-cell table:formula="of:=IF([test_results.$A158]=[test_results.W$126]; [test_results.$E158]; &quot;&quot;)" office:value-type="float" office:value="6.049" calcext:value-type="float">
            <text:p>6.049</text:p>
          </table:table-cell>
          <table:table-cell table:formula="of:=IF([test_results.$A158]=[test_results.X$126]; [test_results.$E158]; &quot;&quot;)">
            <text:p/>
          </table:table-cell>
          <table:table-cell table:formula="of:=IF([test_results.$A158]=[test_results.Y$126]; [test_results.$E158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vert_tclock_car_sleep.zip</text:p>
          </table:table-cell>
          <table:table-cell office:value-type="float" office:value="3" calcext:value-type="float">
            <text:p>3</text:p>
          </table:table-cell>
          <table:table-cell office:value-type="float" office:value="10.697" calcext:value-type="float">
            <text:p>10.697</text:p>
          </table:table-cell>
          <table:table-cell office:value-type="float" office:value="18.697" calcext:value-type="float">
            <text:p>18.697</text:p>
          </table:table-cell>
          <table:table-cell office:value-type="float" office:value="6.12" calcext:value-type="float">
            <text:p>6.12</text:p>
          </table:table-cell>
          <table:table-cell office:value-type="float" office:value="2.793" calcext:value-type="float">
            <text:p>2.793</text:p>
          </table:table-cell>
          <table:table-cell office:value-type="float" office:value="28.303" calcext:value-type="float">
            <text:p>28.303</text:p>
          </table:table-cell>
          <table:table-cell office:value-type="float" office:value="1000" calcext:value-type="float">
            <text:p>1000</text:p>
          </table:table-cell>
          <table:table-cell office:value-type="float" office:value="6119.5" calcext:value-type="float">
            <text:p>6119.5</text:p>
          </table:table-cell>
          <table:table-cell office:value-type="float" office:value="163.41" calcext:value-type="float">
            <text:p>163.41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59]=[test_results.N$126]; [test_results.$E159]; &quot;&quot;)">
            <text:p/>
          </table:table-cell>
          <table:table-cell table:formula="of:=IF([test_results.$A159]=[test_results.O$126]; [test_results.$E159]; &quot;&quot;)">
            <text:p/>
          </table:table-cell>
          <table:table-cell table:formula="of:=IF([test_results.$A159]=[test_results.P$126]; [test_results.$E159]; &quot;&quot;)">
            <text:p/>
          </table:table-cell>
          <table:table-cell table:formula="of:=IF([test_results.$A159]=[test_results.Q$126]; [test_results.$E159]; &quot;&quot;)">
            <text:p/>
          </table:table-cell>
          <table:table-cell table:formula="of:=IF([test_results.$A159]=[test_results.R$126]; [test_results.$E159]; &quot;&quot;)">
            <text:p/>
          </table:table-cell>
          <table:table-cell table:formula="of:=IF([test_results.$A159]=[test_results.S$126]; [test_results.$E159]; &quot;&quot;)">
            <text:p/>
          </table:table-cell>
          <table:table-cell table:formula="of:=IF([test_results.$A159]=[test_results.T$126]; [test_results.$E159]; &quot;&quot;)">
            <text:p/>
          </table:table-cell>
          <table:table-cell table:formula="of:=IF([test_results.$A159]=[test_results.U$126]; [test_results.$E159]; &quot;&quot;)">
            <text:p/>
          </table:table-cell>
          <table:table-cell table:formula="of:=IF([test_results.$A159]=[test_results.V$126]; [test_results.$E159]; &quot;&quot;)">
            <text:p/>
          </table:table-cell>
          <table:table-cell table:formula="of:=IF([test_results.$A159]=[test_results.W$126]; [test_results.$E159]; &quot;&quot;)">
            <text:p/>
          </table:table-cell>
          <table:table-cell table:formula="of:=IF([test_results.$A159]=[test_results.X$126]; [test_results.$E159]; &quot;&quot;)" office:value-type="float" office:value="6.12" calcext:value-type="float">
            <text:p>6.12</text:p>
          </table:table-cell>
          <table:table-cell table:formula="of:=IF([test_results.$A159]=[test_results.Y$126]; [test_results.$E159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fclock_2car.zip</text:p>
          </table:table-cell>
          <table:table-cell office:value-type="float" office:value="4" calcext:value-type="float">
            <text:p>4</text:p>
          </table:table-cell>
          <table:table-cell office:value-type="float" office:value="11.019" calcext:value-type="float">
            <text:p>11.019</text:p>
          </table:table-cell>
          <table:table-cell office:value-type="float" office:value="24.103" calcext:value-type="float">
            <text:p>24.103</text:p>
          </table:table-cell>
          <table:table-cell office:value-type="float" office:value="11.177" calcext:value-type="float">
            <text:p>11.177</text:p>
          </table:table-cell>
          <table:table-cell office:value-type="float" office:value="7.929" calcext:value-type="float">
            <text:p>7.929</text:p>
          </table:table-cell>
          <table:table-cell office:value-type="float" office:value="30.432" calcext:value-type="float">
            <text:p>30.432</text:p>
          </table:table-cell>
          <table:table-cell office:value-type="float" office:value="1000" calcext:value-type="float">
            <text:p>1000</text:p>
          </table:table-cell>
          <table:table-cell office:value-type="float" office:value="11177.315" calcext:value-type="float">
            <text:p>11177.315</text:p>
          </table:table-cell>
          <table:table-cell office:value-type="float" office:value="89.47" calcext:value-type="float">
            <text:p>89.47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60]=[test_results.N$126]; [test_results.$E160]; &quot;&quot;)" office:value-type="float" office:value="11.177" calcext:value-type="float">
            <text:p>11.177</text:p>
          </table:table-cell>
          <table:table-cell table:formula="of:=IF([test_results.$A160]=[test_results.O$126]; [test_results.$E160]; &quot;&quot;)">
            <text:p/>
          </table:table-cell>
          <table:table-cell table:formula="of:=IF([test_results.$A160]=[test_results.P$126]; [test_results.$E160]; &quot;&quot;)">
            <text:p/>
          </table:table-cell>
          <table:table-cell table:formula="of:=IF([test_results.$A160]=[test_results.Q$126]; [test_results.$E160]; &quot;&quot;)">
            <text:p/>
          </table:table-cell>
          <table:table-cell table:formula="of:=IF([test_results.$A160]=[test_results.R$126]; [test_results.$E160]; &quot;&quot;)">
            <text:p/>
          </table:table-cell>
          <table:table-cell table:formula="of:=IF([test_results.$A160]=[test_results.S$126]; [test_results.$E160]; &quot;&quot;)">
            <text:p/>
          </table:table-cell>
          <table:table-cell table:formula="of:=IF([test_results.$A160]=[test_results.T$126]; [test_results.$E160]; &quot;&quot;)">
            <text:p/>
          </table:table-cell>
          <table:table-cell table:formula="of:=IF([test_results.$A160]=[test_results.U$126]; [test_results.$E160]; &quot;&quot;)">
            <text:p/>
          </table:table-cell>
          <table:table-cell table:formula="of:=IF([test_results.$A160]=[test_results.V$126]; [test_results.$E160]; &quot;&quot;)">
            <text:p/>
          </table:table-cell>
          <table:table-cell table:formula="of:=IF([test_results.$A160]=[test_results.W$126]; [test_results.$E160]; &quot;&quot;)">
            <text:p/>
          </table:table-cell>
          <table:table-cell table:formula="of:=IF([test_results.$A160]=[test_results.X$126]; [test_results.$E160]; &quot;&quot;)">
            <text:p/>
          </table:table-cell>
          <table:table-cell table:formula="of:=IF([test_results.$A160]=[test_results.Y$126]; [test_results.$E160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fclock_2car_sleep.zip</text:p>
          </table:table-cell>
          <table:table-cell office:value-type="float" office:value="4" calcext:value-type="float">
            <text:p>4</text:p>
          </table:table-cell>
          <table:table-cell office:value-type="float" office:value="10.993" calcext:value-type="float">
            <text:p>10.993</text:p>
          </table:table-cell>
          <table:table-cell office:value-type="float" office:value="21.719" calcext:value-type="float">
            <text:p>21.719</text:p>
          </table:table-cell>
          <table:table-cell office:value-type="float" office:value="8.826" calcext:value-type="float">
            <text:p>8.826</text:p>
          </table:table-cell>
          <table:table-cell office:value-type="float" office:value="5.29" calcext:value-type="float">
            <text:p>5.29</text:p>
          </table:table-cell>
          <table:table-cell office:value-type="float" office:value="22.539" calcext:value-type="float">
            <text:p>22.539</text:p>
          </table:table-cell>
          <table:table-cell office:value-type="float" office:value="1000" calcext:value-type="float">
            <text:p>1000</text:p>
          </table:table-cell>
          <table:table-cell office:value-type="float" office:value="8826.415" calcext:value-type="float">
            <text:p>8826.415</text:p>
          </table:table-cell>
          <table:table-cell office:value-type="float" office:value="113.3" calcext:value-type="float">
            <text:p>113.3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61]=[test_results.N$126]; [test_results.$E161]; &quot;&quot;)">
            <text:p/>
          </table:table-cell>
          <table:table-cell table:formula="of:=IF([test_results.$A161]=[test_results.O$126]; [test_results.$E161]; &quot;&quot;)" office:value-type="float" office:value="8.826" calcext:value-type="float">
            <text:p>8.826</text:p>
          </table:table-cell>
          <table:table-cell table:formula="of:=IF([test_results.$A161]=[test_results.P$126]; [test_results.$E161]; &quot;&quot;)">
            <text:p/>
          </table:table-cell>
          <table:table-cell table:formula="of:=IF([test_results.$A161]=[test_results.Q$126]; [test_results.$E161]; &quot;&quot;)">
            <text:p/>
          </table:table-cell>
          <table:table-cell table:formula="of:=IF([test_results.$A161]=[test_results.R$126]; [test_results.$E161]; &quot;&quot;)">
            <text:p/>
          </table:table-cell>
          <table:table-cell table:formula="of:=IF([test_results.$A161]=[test_results.S$126]; [test_results.$E161]; &quot;&quot;)">
            <text:p/>
          </table:table-cell>
          <table:table-cell table:formula="of:=IF([test_results.$A161]=[test_results.T$126]; [test_results.$E161]; &quot;&quot;)">
            <text:p/>
          </table:table-cell>
          <table:table-cell table:formula="of:=IF([test_results.$A161]=[test_results.U$126]; [test_results.$E161]; &quot;&quot;)">
            <text:p/>
          </table:table-cell>
          <table:table-cell table:formula="of:=IF([test_results.$A161]=[test_results.V$126]; [test_results.$E161]; &quot;&quot;)">
            <text:p/>
          </table:table-cell>
          <table:table-cell table:formula="of:=IF([test_results.$A161]=[test_results.W$126]; [test_results.$E161]; &quot;&quot;)">
            <text:p/>
          </table:table-cell>
          <table:table-cell table:formula="of:=IF([test_results.$A161]=[test_results.X$126]; [test_results.$E161]; &quot;&quot;)">
            <text:p/>
          </table:table-cell>
          <table:table-cell table:formula="of:=IF([test_results.$A161]=[test_results.Y$126]; [test_results.$E161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fclock_car.zip</text:p>
          </table:table-cell>
          <table:table-cell office:value-type="float" office:value="4" calcext:value-type="float">
            <text:p>4</text:p>
          </table:table-cell>
          <table:table-cell office:value-type="float" office:value="10.832" calcext:value-type="float">
            <text:p>10.832</text:p>
          </table:table-cell>
          <table:table-cell office:value-type="float" office:value="23.705" calcext:value-type="float">
            <text:p>23.705</text:p>
          </table:table-cell>
          <table:table-cell office:value-type="float" office:value="11.018" calcext:value-type="float">
            <text:p>11.018</text:p>
          </table:table-cell>
          <table:table-cell office:value-type="float" office:value="6.933" calcext:value-type="float">
            <text:p>6.933</text:p>
          </table:table-cell>
          <table:table-cell office:value-type="float" office:value="29.323" calcext:value-type="float">
            <text:p>29.323</text:p>
          </table:table-cell>
          <table:table-cell office:value-type="float" office:value="1000" calcext:value-type="float">
            <text:p>1000</text:p>
          </table:table-cell>
          <table:table-cell office:value-type="float" office:value="11017.657" calcext:value-type="float">
            <text:p>11017.657</text:p>
          </table:table-cell>
          <table:table-cell office:value-type="float" office:value="90.76" calcext:value-type="float">
            <text:p>90.76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62]=[test_results.N$126]; [test_results.$E162]; &quot;&quot;)">
            <text:p/>
          </table:table-cell>
          <table:table-cell table:formula="of:=IF([test_results.$A162]=[test_results.O$126]; [test_results.$E162]; &quot;&quot;)">
            <text:p/>
          </table:table-cell>
          <table:table-cell table:formula="of:=IF([test_results.$A162]=[test_results.P$126]; [test_results.$E162]; &quot;&quot;)" office:value-type="float" office:value="11.018" calcext:value-type="float">
            <text:p>11.018</text:p>
          </table:table-cell>
          <table:table-cell table:formula="of:=IF([test_results.$A162]=[test_results.Q$126]; [test_results.$E162]; &quot;&quot;)">
            <text:p/>
          </table:table-cell>
          <table:table-cell table:formula="of:=IF([test_results.$A162]=[test_results.R$126]; [test_results.$E162]; &quot;&quot;)">
            <text:p/>
          </table:table-cell>
          <table:table-cell table:formula="of:=IF([test_results.$A162]=[test_results.S$126]; [test_results.$E162]; &quot;&quot;)">
            <text:p/>
          </table:table-cell>
          <table:table-cell table:formula="of:=IF([test_results.$A162]=[test_results.T$126]; [test_results.$E162]; &quot;&quot;)">
            <text:p/>
          </table:table-cell>
          <table:table-cell table:formula="of:=IF([test_results.$A162]=[test_results.U$126]; [test_results.$E162]; &quot;&quot;)">
            <text:p/>
          </table:table-cell>
          <table:table-cell table:formula="of:=IF([test_results.$A162]=[test_results.V$126]; [test_results.$E162]; &quot;&quot;)">
            <text:p/>
          </table:table-cell>
          <table:table-cell table:formula="of:=IF([test_results.$A162]=[test_results.W$126]; [test_results.$E162]; &quot;&quot;)">
            <text:p/>
          </table:table-cell>
          <table:table-cell table:formula="of:=IF([test_results.$A162]=[test_results.X$126]; [test_results.$E162]; &quot;&quot;)">
            <text:p/>
          </table:table-cell>
          <table:table-cell table:formula="of:=IF([test_results.$A162]=[test_results.Y$126]; [test_results.$E162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fclock_car_sleep.zip</text:p>
          </table:table-cell>
          <table:table-cell office:value-type="float" office:value="4" calcext:value-type="float">
            <text:p>4</text:p>
          </table:table-cell>
          <table:table-cell office:value-type="float" office:value="10.833" calcext:value-type="float">
            <text:p>10.833</text:p>
          </table:table-cell>
          <table:table-cell office:value-type="float" office:value="22.473" calcext:value-type="float">
            <text:p>22.473</text:p>
          </table:table-cell>
          <table:table-cell office:value-type="float" office:value="9.793" calcext:value-type="float">
            <text:p>9.793</text:p>
          </table:table-cell>
          <table:table-cell office:value-type="float" office:value="6.56" calcext:value-type="float">
            <text:p>6.56</text:p>
          </table:table-cell>
          <table:table-cell office:value-type="float" office:value="21.603" calcext:value-type="float">
            <text:p>21.603</text:p>
          </table:table-cell>
          <table:table-cell office:value-type="float" office:value="1000" calcext:value-type="float">
            <text:p>1000</text:p>
          </table:table-cell>
          <table:table-cell office:value-type="float" office:value="9792.946" calcext:value-type="float">
            <text:p>9792.946</text:p>
          </table:table-cell>
          <table:table-cell office:value-type="float" office:value="102.11" calcext:value-type="float">
            <text:p>102.11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63]=[test_results.N$126]; [test_results.$E163]; &quot;&quot;)">
            <text:p/>
          </table:table-cell>
          <table:table-cell table:formula="of:=IF([test_results.$A163]=[test_results.O$126]; [test_results.$E163]; &quot;&quot;)">
            <text:p/>
          </table:table-cell>
          <table:table-cell table:formula="of:=IF([test_results.$A163]=[test_results.P$126]; [test_results.$E163]; &quot;&quot;)">
            <text:p/>
          </table:table-cell>
          <table:table-cell table:formula="of:=IF([test_results.$A163]=[test_results.Q$126]; [test_results.$E163]; &quot;&quot;)" office:value-type="float" office:value="9.793" calcext:value-type="float">
            <text:p>9.793</text:p>
          </table:table-cell>
          <table:table-cell table:formula="of:=IF([test_results.$A163]=[test_results.R$126]; [test_results.$E163]; &quot;&quot;)">
            <text:p/>
          </table:table-cell>
          <table:table-cell table:formula="of:=IF([test_results.$A163]=[test_results.S$126]; [test_results.$E163]; &quot;&quot;)">
            <text:p/>
          </table:table-cell>
          <table:table-cell table:formula="of:=IF([test_results.$A163]=[test_results.T$126]; [test_results.$E163]; &quot;&quot;)">
            <text:p/>
          </table:table-cell>
          <table:table-cell table:formula="of:=IF([test_results.$A163]=[test_results.U$126]; [test_results.$E163]; &quot;&quot;)">
            <text:p/>
          </table:table-cell>
          <table:table-cell table:formula="of:=IF([test_results.$A163]=[test_results.V$126]; [test_results.$E163]; &quot;&quot;)">
            <text:p/>
          </table:table-cell>
          <table:table-cell table:formula="of:=IF([test_results.$A163]=[test_results.W$126]; [test_results.$E163]; &quot;&quot;)">
            <text:p/>
          </table:table-cell>
          <table:table-cell table:formula="of:=IF([test_results.$A163]=[test_results.X$126]; [test_results.$E163]; &quot;&quot;)">
            <text:p/>
          </table:table-cell>
          <table:table-cell table:formula="of:=IF([test_results.$A163]=[test_results.Y$126]; [test_results.$E163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fclock_chest.zip</text:p>
          </table:table-cell>
          <table:table-cell office:value-type="float" office:value="4" calcext:value-type="float">
            <text:p>4</text:p>
          </table:table-cell>
          <table:table-cell office:value-type="float" office:value="10.786" calcext:value-type="float">
            <text:p>10.786</text:p>
          </table:table-cell>
          <table:table-cell office:value-type="float" office:value="22.239" calcext:value-type="float">
            <text:p>22.239</text:p>
          </table:table-cell>
          <table:table-cell office:value-type="float" office:value="9.543" calcext:value-type="float">
            <text:p>9.543</text:p>
          </table:table-cell>
          <table:table-cell office:value-type="float" office:value="6.475" calcext:value-type="float">
            <text:p>6.475</text:p>
          </table:table-cell>
          <table:table-cell office:value-type="float" office:value="27.943" calcext:value-type="float">
            <text:p>27.943</text:p>
          </table:table-cell>
          <table:table-cell office:value-type="float" office:value="1000" calcext:value-type="float">
            <text:p>1000</text:p>
          </table:table-cell>
          <table:table-cell office:value-type="float" office:value="9542.855" calcext:value-type="float">
            <text:p>9542.855</text:p>
          </table:table-cell>
          <table:table-cell office:value-type="float" office:value="104.79" calcext:value-type="float">
            <text:p>104.79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64]=[test_results.N$126]; [test_results.$E164]; &quot;&quot;)">
            <text:p/>
          </table:table-cell>
          <table:table-cell table:formula="of:=IF([test_results.$A164]=[test_results.O$126]; [test_results.$E164]; &quot;&quot;)">
            <text:p/>
          </table:table-cell>
          <table:table-cell table:formula="of:=IF([test_results.$A164]=[test_results.P$126]; [test_results.$E164]; &quot;&quot;)">
            <text:p/>
          </table:table-cell>
          <table:table-cell table:formula="of:=IF([test_results.$A164]=[test_results.Q$126]; [test_results.$E164]; &quot;&quot;)">
            <text:p/>
          </table:table-cell>
          <table:table-cell table:formula="of:=IF([test_results.$A164]=[test_results.R$126]; [test_results.$E164]; &quot;&quot;)" office:value-type="float" office:value="9.543" calcext:value-type="float">
            <text:p>9.543</text:p>
          </table:table-cell>
          <table:table-cell table:formula="of:=IF([test_results.$A164]=[test_results.S$126]; [test_results.$E164]; &quot;&quot;)">
            <text:p/>
          </table:table-cell>
          <table:table-cell table:formula="of:=IF([test_results.$A164]=[test_results.T$126]; [test_results.$E164]; &quot;&quot;)">
            <text:p/>
          </table:table-cell>
          <table:table-cell table:formula="of:=IF([test_results.$A164]=[test_results.U$126]; [test_results.$E164]; &quot;&quot;)">
            <text:p/>
          </table:table-cell>
          <table:table-cell table:formula="of:=IF([test_results.$A164]=[test_results.V$126]; [test_results.$E164]; &quot;&quot;)">
            <text:p/>
          </table:table-cell>
          <table:table-cell table:formula="of:=IF([test_results.$A164]=[test_results.W$126]; [test_results.$E164]; &quot;&quot;)">
            <text:p/>
          </table:table-cell>
          <table:table-cell table:formula="of:=IF([test_results.$A164]=[test_results.X$126]; [test_results.$E164]; &quot;&quot;)">
            <text:p/>
          </table:table-cell>
          <table:table-cell table:formula="of:=IF([test_results.$A164]=[test_results.Y$126]; [test_results.$E164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tclock_2car.zip</text:p>
          </table:table-cell>
          <table:table-cell office:value-type="float" office:value="4" calcext:value-type="float">
            <text:p>4</text:p>
          </table:table-cell>
          <table:table-cell office:value-type="float" office:value="10.893" calcext:value-type="float">
            <text:p>10.893</text:p>
          </table:table-cell>
          <table:table-cell office:value-type="float" office:value="21.145" calcext:value-type="float">
            <text:p>21.145</text:p>
          </table:table-cell>
          <table:table-cell office:value-type="float" office:value="8.336" calcext:value-type="float">
            <text:p>8.336</text:p>
          </table:table-cell>
          <table:table-cell office:value-type="float" office:value="5.304" calcext:value-type="float">
            <text:p>5.304</text:p>
          </table:table-cell>
          <table:table-cell office:value-type="float" office:value="29.897" calcext:value-type="float">
            <text:p>29.897</text:p>
          </table:table-cell>
          <table:table-cell office:value-type="float" office:value="1000" calcext:value-type="float">
            <text:p>1000</text:p>
          </table:table-cell>
          <table:table-cell office:value-type="float" office:value="8336.13" calcext:value-type="float">
            <text:p>8336.13</text:p>
          </table:table-cell>
          <table:table-cell office:value-type="float" office:value="119.96" calcext:value-type="float">
            <text:p>119.96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65]=[test_results.N$126]; [test_results.$E165]; &quot;&quot;)">
            <text:p/>
          </table:table-cell>
          <table:table-cell table:formula="of:=IF([test_results.$A165]=[test_results.O$126]; [test_results.$E165]; &quot;&quot;)">
            <text:p/>
          </table:table-cell>
          <table:table-cell table:formula="of:=IF([test_results.$A165]=[test_results.P$126]; [test_results.$E165]; &quot;&quot;)">
            <text:p/>
          </table:table-cell>
          <table:table-cell table:formula="of:=IF([test_results.$A165]=[test_results.Q$126]; [test_results.$E165]; &quot;&quot;)">
            <text:p/>
          </table:table-cell>
          <table:table-cell table:formula="of:=IF([test_results.$A165]=[test_results.R$126]; [test_results.$E165]; &quot;&quot;)">
            <text:p/>
          </table:table-cell>
          <table:table-cell table:formula="of:=IF([test_results.$A165]=[test_results.S$126]; [test_results.$E165]; &quot;&quot;)" office:value-type="float" office:value="8.336" calcext:value-type="float">
            <text:p>8.336</text:p>
          </table:table-cell>
          <table:table-cell table:formula="of:=IF([test_results.$A165]=[test_results.T$126]; [test_results.$E165]; &quot;&quot;)">
            <text:p/>
          </table:table-cell>
          <table:table-cell table:formula="of:=IF([test_results.$A165]=[test_results.U$126]; [test_results.$E165]; &quot;&quot;)">
            <text:p/>
          </table:table-cell>
          <table:table-cell table:formula="of:=IF([test_results.$A165]=[test_results.V$126]; [test_results.$E165]; &quot;&quot;)">
            <text:p/>
          </table:table-cell>
          <table:table-cell table:formula="of:=IF([test_results.$A165]=[test_results.W$126]; [test_results.$E165]; &quot;&quot;)">
            <text:p/>
          </table:table-cell>
          <table:table-cell table:formula="of:=IF([test_results.$A165]=[test_results.X$126]; [test_results.$E165]; &quot;&quot;)">
            <text:p/>
          </table:table-cell>
          <table:table-cell table:formula="of:=IF([test_results.$A165]=[test_results.Y$126]; [test_results.$E165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tclock_2car_sleep.zip</text:p>
          </table:table-cell>
          <table:table-cell office:value-type="float" office:value="4" calcext:value-type="float">
            <text:p>4</text:p>
          </table:table-cell>
          <table:table-cell office:value-type="float" office:value="10.877" calcext:value-type="float">
            <text:p>10.877</text:p>
          </table:table-cell>
          <table:table-cell office:value-type="float" office:value="18.364" calcext:value-type="float">
            <text:p>18.364</text:p>
          </table:table-cell>
          <table:table-cell office:value-type="float" office:value="5.572" calcext:value-type="float">
            <text:p>5.572</text:p>
          </table:table-cell>
          <table:table-cell office:value-type="float" office:value="2.475" calcext:value-type="float">
            <text:p>2.475</text:p>
          </table:table-cell>
          <table:table-cell office:value-type="float" office:value="22.72" calcext:value-type="float">
            <text:p>22.72</text:p>
          </table:table-cell>
          <table:table-cell office:value-type="float" office:value="1000" calcext:value-type="float">
            <text:p>1000</text:p>
          </table:table-cell>
          <table:table-cell office:value-type="float" office:value="5572.152" calcext:value-type="float">
            <text:p>5572.152</text:p>
          </table:table-cell>
          <table:table-cell office:value-type="float" office:value="179.46" calcext:value-type="float">
            <text:p>179.46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66]=[test_results.N$126]; [test_results.$E166]; &quot;&quot;)">
            <text:p/>
          </table:table-cell>
          <table:table-cell table:formula="of:=IF([test_results.$A166]=[test_results.O$126]; [test_results.$E166]; &quot;&quot;)">
            <text:p/>
          </table:table-cell>
          <table:table-cell table:formula="of:=IF([test_results.$A166]=[test_results.P$126]; [test_results.$E166]; &quot;&quot;)">
            <text:p/>
          </table:table-cell>
          <table:table-cell table:formula="of:=IF([test_results.$A166]=[test_results.Q$126]; [test_results.$E166]; &quot;&quot;)">
            <text:p/>
          </table:table-cell>
          <table:table-cell table:formula="of:=IF([test_results.$A166]=[test_results.R$126]; [test_results.$E166]; &quot;&quot;)">
            <text:p/>
          </table:table-cell>
          <table:table-cell table:formula="of:=IF([test_results.$A166]=[test_results.S$126]; [test_results.$E166]; &quot;&quot;)">
            <text:p/>
          </table:table-cell>
          <table:table-cell table:formula="of:=IF([test_results.$A166]=[test_results.T$126]; [test_results.$E166]; &quot;&quot;)" office:value-type="float" office:value="5.572" calcext:value-type="float">
            <text:p>5.572</text:p>
          </table:table-cell>
          <table:table-cell table:formula="of:=IF([test_results.$A166]=[test_results.U$126]; [test_results.$E166]; &quot;&quot;)">
            <text:p/>
          </table:table-cell>
          <table:table-cell table:formula="of:=IF([test_results.$A166]=[test_results.V$126]; [test_results.$E166]; &quot;&quot;)">
            <text:p/>
          </table:table-cell>
          <table:table-cell table:formula="of:=IF([test_results.$A166]=[test_results.W$126]; [test_results.$E166]; &quot;&quot;)">
            <text:p/>
          </table:table-cell>
          <table:table-cell table:formula="of:=IF([test_results.$A166]=[test_results.X$126]; [test_results.$E166]; &quot;&quot;)">
            <text:p/>
          </table:table-cell>
          <table:table-cell table:formula="of:=IF([test_results.$A166]=[test_results.Y$126]; [test_results.$E166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tclock_car.zip</text:p>
          </table:table-cell>
          <table:table-cell office:value-type="float" office:value="4" calcext:value-type="float">
            <text:p>4</text:p>
          </table:table-cell>
          <table:table-cell office:value-type="float" office:value="10.735" calcext:value-type="float">
            <text:p>10.735</text:p>
          </table:table-cell>
          <table:table-cell office:value-type="float" office:value="19.879" calcext:value-type="float">
            <text:p>19.879</text:p>
          </table:table-cell>
          <table:table-cell office:value-type="float" office:value="7.292" calcext:value-type="float">
            <text:p>7.292</text:p>
          </table:table-cell>
          <table:table-cell office:value-type="float" office:value="4.027" calcext:value-type="float">
            <text:p>4.027</text:p>
          </table:table-cell>
          <table:table-cell office:value-type="float" office:value="30.496" calcext:value-type="float">
            <text:p>30.496</text:p>
          </table:table-cell>
          <table:table-cell office:value-type="float" office:value="1000" calcext:value-type="float">
            <text:p>1000</text:p>
          </table:table-cell>
          <table:table-cell office:value-type="float" office:value="7292.001" calcext:value-type="float">
            <text:p>7292.001</text:p>
          </table:table-cell>
          <table:table-cell office:value-type="float" office:value="137.14" calcext:value-type="float">
            <text:p>137.14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67]=[test_results.N$126]; [test_results.$E167]; &quot;&quot;)">
            <text:p/>
          </table:table-cell>
          <table:table-cell table:formula="of:=IF([test_results.$A167]=[test_results.O$126]; [test_results.$E167]; &quot;&quot;)">
            <text:p/>
          </table:table-cell>
          <table:table-cell table:formula="of:=IF([test_results.$A167]=[test_results.P$126]; [test_results.$E167]; &quot;&quot;)">
            <text:p/>
          </table:table-cell>
          <table:table-cell table:formula="of:=IF([test_results.$A167]=[test_results.Q$126]; [test_results.$E167]; &quot;&quot;)">
            <text:p/>
          </table:table-cell>
          <table:table-cell table:formula="of:=IF([test_results.$A167]=[test_results.R$126]; [test_results.$E167]; &quot;&quot;)">
            <text:p/>
          </table:table-cell>
          <table:table-cell table:formula="of:=IF([test_results.$A167]=[test_results.S$126]; [test_results.$E167]; &quot;&quot;)">
            <text:p/>
          </table:table-cell>
          <table:table-cell table:formula="of:=IF([test_results.$A167]=[test_results.T$126]; [test_results.$E167]; &quot;&quot;)">
            <text:p/>
          </table:table-cell>
          <table:table-cell table:formula="of:=IF([test_results.$A167]=[test_results.U$126]; [test_results.$E167]; &quot;&quot;)" office:value-type="float" office:value="7.292" calcext:value-type="float">
            <text:p>7.292</text:p>
          </table:table-cell>
          <table:table-cell table:formula="of:=IF([test_results.$A167]=[test_results.V$126]; [test_results.$E167]; &quot;&quot;)">
            <text:p/>
          </table:table-cell>
          <table:table-cell table:formula="of:=IF([test_results.$A167]=[test_results.W$126]; [test_results.$E167]; &quot;&quot;)">
            <text:p/>
          </table:table-cell>
          <table:table-cell table:formula="of:=IF([test_results.$A167]=[test_results.X$126]; [test_results.$E167]; &quot;&quot;)">
            <text:p/>
          </table:table-cell>
          <table:table-cell table:formula="of:=IF([test_results.$A167]=[test_results.Y$126]; [test_results.$E167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tclock_car_sleep.zip</text:p>
          </table:table-cell>
          <table:table-cell office:value-type="float" office:value="4" calcext:value-type="float">
            <text:p>4</text:p>
          </table:table-cell>
          <table:table-cell office:value-type="float" office:value="10.952" calcext:value-type="float">
            <text:p>10.952</text:p>
          </table:table-cell>
          <table:table-cell office:value-type="float" office:value="18.546" calcext:value-type="float">
            <text:p>18.546</text:p>
          </table:table-cell>
          <table:table-cell office:value-type="float" office:value="5.733" calcext:value-type="float">
            <text:p>5.733</text:p>
          </table:table-cell>
          <table:table-cell office:value-type="float" office:value="2.456" calcext:value-type="float">
            <text:p>2.456</text:p>
          </table:table-cell>
          <table:table-cell office:value-type="float" office:value="30.399" calcext:value-type="float">
            <text:p>30.399</text:p>
          </table:table-cell>
          <table:table-cell office:value-type="float" office:value="1000" calcext:value-type="float">
            <text:p>1000</text:p>
          </table:table-cell>
          <table:table-cell office:value-type="float" office:value="5733.26" calcext:value-type="float">
            <text:p>5733.26</text:p>
          </table:table-cell>
          <table:table-cell office:value-type="float" office:value="174.42" calcext:value-type="float">
            <text:p>174.42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68]=[test_results.N$126]; [test_results.$E168]; &quot;&quot;)">
            <text:p/>
          </table:table-cell>
          <table:table-cell table:formula="of:=IF([test_results.$A168]=[test_results.O$126]; [test_results.$E168]; &quot;&quot;)">
            <text:p/>
          </table:table-cell>
          <table:table-cell table:formula="of:=IF([test_results.$A168]=[test_results.P$126]; [test_results.$E168]; &quot;&quot;)">
            <text:p/>
          </table:table-cell>
          <table:table-cell table:formula="of:=IF([test_results.$A168]=[test_results.Q$126]; [test_results.$E168]; &quot;&quot;)">
            <text:p/>
          </table:table-cell>
          <table:table-cell table:formula="of:=IF([test_results.$A168]=[test_results.R$126]; [test_results.$E168]; &quot;&quot;)">
            <text:p/>
          </table:table-cell>
          <table:table-cell table:formula="of:=IF([test_results.$A168]=[test_results.S$126]; [test_results.$E168]; &quot;&quot;)">
            <text:p/>
          </table:table-cell>
          <table:table-cell table:formula="of:=IF([test_results.$A168]=[test_results.T$126]; [test_results.$E168]; &quot;&quot;)">
            <text:p/>
          </table:table-cell>
          <table:table-cell table:formula="of:=IF([test_results.$A168]=[test_results.U$126]; [test_results.$E168]; &quot;&quot;)">
            <text:p/>
          </table:table-cell>
          <table:table-cell table:formula="of:=IF([test_results.$A168]=[test_results.V$126]; [test_results.$E168]; &quot;&quot;)" office:value-type="float" office:value="5.733" calcext:value-type="float">
            <text:p>5.733</text:p>
          </table:table-cell>
          <table:table-cell table:formula="of:=IF([test_results.$A168]=[test_results.W$126]; [test_results.$E168]; &quot;&quot;)">
            <text:p/>
          </table:table-cell>
          <table:table-cell table:formula="of:=IF([test_results.$A168]=[test_results.X$126]; [test_results.$E168]; &quot;&quot;)">
            <text:p/>
          </table:table-cell>
          <table:table-cell table:formula="of:=IF([test_results.$A168]=[test_results.Y$126]; [test_results.$E168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tclock_chest.zip</text:p>
          </table:table-cell>
          <table:table-cell office:value-type="float" office:value="4" calcext:value-type="float">
            <text:p>4</text:p>
          </table:table-cell>
          <table:table-cell office:value-type="float" office:value="10.795" calcext:value-type="float">
            <text:p>10.795</text:p>
          </table:table-cell>
          <table:table-cell office:value-type="float" office:value="18.793" calcext:value-type="float">
            <text:p>18.793</text:p>
          </table:table-cell>
          <table:table-cell office:value-type="float" office:value="6.084" calcext:value-type="float">
            <text:p>6.084</text:p>
          </table:table-cell>
          <table:table-cell office:value-type="float" office:value="2.766" calcext:value-type="float">
            <text:p>2.766</text:p>
          </table:table-cell>
          <table:table-cell office:value-type="float" office:value="21.868" calcext:value-type="float">
            <text:p>21.868</text:p>
          </table:table-cell>
          <table:table-cell office:value-type="float" office:value="1000" calcext:value-type="float">
            <text:p>1000</text:p>
          </table:table-cell>
          <table:table-cell office:value-type="float" office:value="6083.813" calcext:value-type="float">
            <text:p>6083.813</text:p>
          </table:table-cell>
          <table:table-cell office:value-type="float" office:value="164.37" calcext:value-type="float">
            <text:p>164.37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69]=[test_results.N$126]; [test_results.$E169]; &quot;&quot;)">
            <text:p/>
          </table:table-cell>
          <table:table-cell table:formula="of:=IF([test_results.$A169]=[test_results.O$126]; [test_results.$E169]; &quot;&quot;)">
            <text:p/>
          </table:table-cell>
          <table:table-cell table:formula="of:=IF([test_results.$A169]=[test_results.P$126]; [test_results.$E169]; &quot;&quot;)">
            <text:p/>
          </table:table-cell>
          <table:table-cell table:formula="of:=IF([test_results.$A169]=[test_results.Q$126]; [test_results.$E169]; &quot;&quot;)">
            <text:p/>
          </table:table-cell>
          <table:table-cell table:formula="of:=IF([test_results.$A169]=[test_results.R$126]; [test_results.$E169]; &quot;&quot;)">
            <text:p/>
          </table:table-cell>
          <table:table-cell table:formula="of:=IF([test_results.$A169]=[test_results.S$126]; [test_results.$E169]; &quot;&quot;)">
            <text:p/>
          </table:table-cell>
          <table:table-cell table:formula="of:=IF([test_results.$A169]=[test_results.T$126]; [test_results.$E169]; &quot;&quot;)">
            <text:p/>
          </table:table-cell>
          <table:table-cell table:formula="of:=IF([test_results.$A169]=[test_results.U$126]; [test_results.$E169]; &quot;&quot;)">
            <text:p/>
          </table:table-cell>
          <table:table-cell table:formula="of:=IF([test_results.$A169]=[test_results.V$126]; [test_results.$E169]; &quot;&quot;)">
            <text:p/>
          </table:table-cell>
          <table:table-cell table:formula="of:=IF([test_results.$A169]=[test_results.W$126]; [test_results.$E169]; &quot;&quot;)" office:value-type="float" office:value="6.084" calcext:value-type="float">
            <text:p>6.084</text:p>
          </table:table-cell>
          <table:table-cell table:formula="of:=IF([test_results.$A169]=[test_results.X$126]; [test_results.$E169]; &quot;&quot;)">
            <text:p/>
          </table:table-cell>
          <table:table-cell table:formula="of:=IF([test_results.$A169]=[test_results.Y$126]; [test_results.$E169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vert_tclock_car_sleep.zip</text:p>
          </table:table-cell>
          <table:table-cell office:value-type="float" office:value="4" calcext:value-type="float">
            <text:p>4</text:p>
          </table:table-cell>
          <table:table-cell office:value-type="float" office:value="10.852" calcext:value-type="float">
            <text:p>10.852</text:p>
          </table:table-cell>
          <table:table-cell office:value-type="float" office:value="18.838" calcext:value-type="float">
            <text:p>18.838</text:p>
          </table:table-cell>
          <table:table-cell office:value-type="float" office:value="6.107" calcext:value-type="float">
            <text:p>6.107</text:p>
          </table:table-cell>
          <table:table-cell office:value-type="float" office:value="2.791" calcext:value-type="float">
            <text:p>2.791</text:p>
          </table:table-cell>
          <table:table-cell office:value-type="float" office:value="36.288" calcext:value-type="float">
            <text:p>36.288</text:p>
          </table:table-cell>
          <table:table-cell office:value-type="float" office:value="1000" calcext:value-type="float">
            <text:p>1000</text:p>
          </table:table-cell>
          <table:table-cell office:value-type="float" office:value="6106.867" calcext:value-type="float">
            <text:p>6106.867</text:p>
          </table:table-cell>
          <table:table-cell office:value-type="float" office:value="163.75" calcext:value-type="float">
            <text:p>163.75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70]=[test_results.N$126]; [test_results.$E170]; &quot;&quot;)">
            <text:p/>
          </table:table-cell>
          <table:table-cell table:formula="of:=IF([test_results.$A170]=[test_results.O$126]; [test_results.$E170]; &quot;&quot;)">
            <text:p/>
          </table:table-cell>
          <table:table-cell table:formula="of:=IF([test_results.$A170]=[test_results.P$126]; [test_results.$E170]; &quot;&quot;)">
            <text:p/>
          </table:table-cell>
          <table:table-cell table:formula="of:=IF([test_results.$A170]=[test_results.Q$126]; [test_results.$E170]; &quot;&quot;)">
            <text:p/>
          </table:table-cell>
          <table:table-cell table:formula="of:=IF([test_results.$A170]=[test_results.R$126]; [test_results.$E170]; &quot;&quot;)">
            <text:p/>
          </table:table-cell>
          <table:table-cell table:formula="of:=IF([test_results.$A170]=[test_results.S$126]; [test_results.$E170]; &quot;&quot;)">
            <text:p/>
          </table:table-cell>
          <table:table-cell table:formula="of:=IF([test_results.$A170]=[test_results.T$126]; [test_results.$E170]; &quot;&quot;)">
            <text:p/>
          </table:table-cell>
          <table:table-cell table:formula="of:=IF([test_results.$A170]=[test_results.U$126]; [test_results.$E170]; &quot;&quot;)">
            <text:p/>
          </table:table-cell>
          <table:table-cell table:formula="of:=IF([test_results.$A170]=[test_results.V$126]; [test_results.$E170]; &quot;&quot;)">
            <text:p/>
          </table:table-cell>
          <table:table-cell table:formula="of:=IF([test_results.$A170]=[test_results.W$126]; [test_results.$E170]; &quot;&quot;)">
            <text:p/>
          </table:table-cell>
          <table:table-cell table:formula="of:=IF([test_results.$A170]=[test_results.X$126]; [test_results.$E170]; &quot;&quot;)" office:value-type="float" office:value="6.107" calcext:value-type="float">
            <text:p>6.107</text:p>
          </table:table-cell>
          <table:table-cell table:formula="of:=IF([test_results.$A170]=[test_results.Y$126]; [test_results.$E170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fclock_2car.zip</text:p>
          </table:table-cell>
          <table:table-cell office:value-type="float" office:value="5" calcext:value-type="float">
            <text:p>5</text:p>
          </table:table-cell>
          <table:table-cell office:value-type="float" office:value="10.868" calcext:value-type="float">
            <text:p>10.868</text:p>
          </table:table-cell>
          <table:table-cell office:value-type="float" office:value="23.977" calcext:value-type="float">
            <text:p>23.977</text:p>
          </table:table-cell>
          <table:table-cell office:value-type="float" office:value="11.202" calcext:value-type="float">
            <text:p>11.202</text:p>
          </table:table-cell>
          <table:table-cell office:value-type="float" office:value="8.05" calcext:value-type="float">
            <text:p>8.05</text:p>
          </table:table-cell>
          <table:table-cell office:value-type="float" office:value="30.541" calcext:value-type="float">
            <text:p>30.541</text:p>
          </table:table-cell>
          <table:table-cell office:value-type="float" office:value="1000" calcext:value-type="float">
            <text:p>1000</text:p>
          </table:table-cell>
          <table:table-cell office:value-type="float" office:value="11202.265" calcext:value-type="float">
            <text:p>11202.265</text:p>
          </table:table-cell>
          <table:table-cell office:value-type="float" office:value="89.27" calcext:value-type="float">
            <text:p>89.27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71]=[test_results.N$126]; [test_results.$E171]; &quot;&quot;)" office:value-type="float" office:value="11.202" calcext:value-type="float">
            <text:p>11.202</text:p>
          </table:table-cell>
          <table:table-cell table:formula="of:=IF([test_results.$A171]=[test_results.O$126]; [test_results.$E171]; &quot;&quot;)">
            <text:p/>
          </table:table-cell>
          <table:table-cell table:formula="of:=IF([test_results.$A171]=[test_results.P$126]; [test_results.$E171]; &quot;&quot;)">
            <text:p/>
          </table:table-cell>
          <table:table-cell table:formula="of:=IF([test_results.$A171]=[test_results.Q$126]; [test_results.$E171]; &quot;&quot;)">
            <text:p/>
          </table:table-cell>
          <table:table-cell table:formula="of:=IF([test_results.$A171]=[test_results.R$126]; [test_results.$E171]; &quot;&quot;)">
            <text:p/>
          </table:table-cell>
          <table:table-cell table:formula="of:=IF([test_results.$A171]=[test_results.S$126]; [test_results.$E171]; &quot;&quot;)">
            <text:p/>
          </table:table-cell>
          <table:table-cell table:formula="of:=IF([test_results.$A171]=[test_results.T$126]; [test_results.$E171]; &quot;&quot;)">
            <text:p/>
          </table:table-cell>
          <table:table-cell table:formula="of:=IF([test_results.$A171]=[test_results.U$126]; [test_results.$E171]; &quot;&quot;)">
            <text:p/>
          </table:table-cell>
          <table:table-cell table:formula="of:=IF([test_results.$A171]=[test_results.V$126]; [test_results.$E171]; &quot;&quot;)">
            <text:p/>
          </table:table-cell>
          <table:table-cell table:formula="of:=IF([test_results.$A171]=[test_results.W$126]; [test_results.$E171]; &quot;&quot;)">
            <text:p/>
          </table:table-cell>
          <table:table-cell table:formula="of:=IF([test_results.$A171]=[test_results.X$126]; [test_results.$E171]; &quot;&quot;)">
            <text:p/>
          </table:table-cell>
          <table:table-cell table:formula="of:=IF([test_results.$A171]=[test_results.Y$126]; [test_results.$E171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fclock_2car_sleep.zip</text:p>
          </table:table-cell>
          <table:table-cell office:value-type="float" office:value="5" calcext:value-type="float">
            <text:p>5</text:p>
          </table:table-cell>
          <table:table-cell office:value-type="float" office:value="10.846" calcext:value-type="float">
            <text:p>10.846</text:p>
          </table:table-cell>
          <table:table-cell office:value-type="float" office:value="21.538" calcext:value-type="float">
            <text:p>21.538</text:p>
          </table:table-cell>
          <table:table-cell office:value-type="float" office:value="8.78" calcext:value-type="float">
            <text:p>8.78</text:p>
          </table:table-cell>
          <table:table-cell office:value-type="float" office:value="5.246" calcext:value-type="float">
            <text:p>5.246</text:p>
          </table:table-cell>
          <table:table-cell office:value-type="float" office:value="22.391" calcext:value-type="float">
            <text:p>22.391</text:p>
          </table:table-cell>
          <table:table-cell office:value-type="float" office:value="1000" calcext:value-type="float">
            <text:p>1000</text:p>
          </table:table-cell>
          <table:table-cell office:value-type="float" office:value="8779.906" calcext:value-type="float">
            <text:p>8779.906</text:p>
          </table:table-cell>
          <table:table-cell office:value-type="float" office:value="113.9" calcext:value-type="float">
            <text:p>113.9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72]=[test_results.N$126]; [test_results.$E172]; &quot;&quot;)">
            <text:p/>
          </table:table-cell>
          <table:table-cell table:formula="of:=IF([test_results.$A172]=[test_results.O$126]; [test_results.$E172]; &quot;&quot;)" office:value-type="float" office:value="8.78" calcext:value-type="float">
            <text:p>8.78</text:p>
          </table:table-cell>
          <table:table-cell table:formula="of:=IF([test_results.$A172]=[test_results.P$126]; [test_results.$E172]; &quot;&quot;)">
            <text:p/>
          </table:table-cell>
          <table:table-cell table:formula="of:=IF([test_results.$A172]=[test_results.Q$126]; [test_results.$E172]; &quot;&quot;)">
            <text:p/>
          </table:table-cell>
          <table:table-cell table:formula="of:=IF([test_results.$A172]=[test_results.R$126]; [test_results.$E172]; &quot;&quot;)">
            <text:p/>
          </table:table-cell>
          <table:table-cell table:formula="of:=IF([test_results.$A172]=[test_results.S$126]; [test_results.$E172]; &quot;&quot;)">
            <text:p/>
          </table:table-cell>
          <table:table-cell table:formula="of:=IF([test_results.$A172]=[test_results.T$126]; [test_results.$E172]; &quot;&quot;)">
            <text:p/>
          </table:table-cell>
          <table:table-cell table:formula="of:=IF([test_results.$A172]=[test_results.U$126]; [test_results.$E172]; &quot;&quot;)">
            <text:p/>
          </table:table-cell>
          <table:table-cell table:formula="of:=IF([test_results.$A172]=[test_results.V$126]; [test_results.$E172]; &quot;&quot;)">
            <text:p/>
          </table:table-cell>
          <table:table-cell table:formula="of:=IF([test_results.$A172]=[test_results.W$126]; [test_results.$E172]; &quot;&quot;)">
            <text:p/>
          </table:table-cell>
          <table:table-cell table:formula="of:=IF([test_results.$A172]=[test_results.X$126]; [test_results.$E172]; &quot;&quot;)">
            <text:p/>
          </table:table-cell>
          <table:table-cell table:formula="of:=IF([test_results.$A172]=[test_results.Y$126]; [test_results.$E172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fclock_car.zip</text:p>
          </table:table-cell>
          <table:table-cell office:value-type="float" office:value="5" calcext:value-type="float">
            <text:p>5</text:p>
          </table:table-cell>
          <table:table-cell office:value-type="float" office:value="10.694" calcext:value-type="float">
            <text:p>10.694</text:p>
          </table:table-cell>
          <table:table-cell office:value-type="float" office:value="23.559" calcext:value-type="float">
            <text:p>23.559</text:p>
          </table:table-cell>
          <table:table-cell office:value-type="float" office:value="10.999" calcext:value-type="float">
            <text:p>10.999</text:p>
          </table:table-cell>
          <table:table-cell office:value-type="float" office:value="6.886" calcext:value-type="float">
            <text:p>6.886</text:p>
          </table:table-cell>
          <table:table-cell office:value-type="float" office:value="29.197" calcext:value-type="float">
            <text:p>29.197</text:p>
          </table:table-cell>
          <table:table-cell office:value-type="float" office:value="1000" calcext:value-type="float">
            <text:p>1000</text:p>
          </table:table-cell>
          <table:table-cell office:value-type="float" office:value="10998.514" calcext:value-type="float">
            <text:p>10998.514</text:p>
          </table:table-cell>
          <table:table-cell office:value-type="float" office:value="90.92" calcext:value-type="float">
            <text:p>90.92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73]=[test_results.N$126]; [test_results.$E173]; &quot;&quot;)">
            <text:p/>
          </table:table-cell>
          <table:table-cell table:formula="of:=IF([test_results.$A173]=[test_results.O$126]; [test_results.$E173]; &quot;&quot;)">
            <text:p/>
          </table:table-cell>
          <table:table-cell table:formula="of:=IF([test_results.$A173]=[test_results.P$126]; [test_results.$E173]; &quot;&quot;)" office:value-type="float" office:value="10.999" calcext:value-type="float">
            <text:p>10.999</text:p>
          </table:table-cell>
          <table:table-cell table:formula="of:=IF([test_results.$A173]=[test_results.Q$126]; [test_results.$E173]; &quot;&quot;)">
            <text:p/>
          </table:table-cell>
          <table:table-cell table:formula="of:=IF([test_results.$A173]=[test_results.R$126]; [test_results.$E173]; &quot;&quot;)">
            <text:p/>
          </table:table-cell>
          <table:table-cell table:formula="of:=IF([test_results.$A173]=[test_results.S$126]; [test_results.$E173]; &quot;&quot;)">
            <text:p/>
          </table:table-cell>
          <table:table-cell table:formula="of:=IF([test_results.$A173]=[test_results.T$126]; [test_results.$E173]; &quot;&quot;)">
            <text:p/>
          </table:table-cell>
          <table:table-cell table:formula="of:=IF([test_results.$A173]=[test_results.U$126]; [test_results.$E173]; &quot;&quot;)">
            <text:p/>
          </table:table-cell>
          <table:table-cell table:formula="of:=IF([test_results.$A173]=[test_results.V$126]; [test_results.$E173]; &quot;&quot;)">
            <text:p/>
          </table:table-cell>
          <table:table-cell table:formula="of:=IF([test_results.$A173]=[test_results.W$126]; [test_results.$E173]; &quot;&quot;)">
            <text:p/>
          </table:table-cell>
          <table:table-cell table:formula="of:=IF([test_results.$A173]=[test_results.X$126]; [test_results.$E173]; &quot;&quot;)">
            <text:p/>
          </table:table-cell>
          <table:table-cell table:formula="of:=IF([test_results.$A173]=[test_results.Y$126]; [test_results.$E173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fclock_car_sleep.zip</text:p>
          </table:table-cell>
          <table:table-cell office:value-type="float" office:value="5" calcext:value-type="float">
            <text:p>5</text:p>
          </table:table-cell>
          <table:table-cell office:value-type="float" office:value="10.783" calcext:value-type="float">
            <text:p>10.783</text:p>
          </table:table-cell>
          <table:table-cell office:value-type="float" office:value="22.367" calcext:value-type="float">
            <text:p>22.367</text:p>
          </table:table-cell>
          <table:table-cell office:value-type="float" office:value="9.745" calcext:value-type="float">
            <text:p>9.745</text:p>
          </table:table-cell>
          <table:table-cell office:value-type="float" office:value="6.524" calcext:value-type="float">
            <text:p>6.524</text:p>
          </table:table-cell>
          <table:table-cell office:value-type="float" office:value="21.273" calcext:value-type="float">
            <text:p>21.273</text:p>
          </table:table-cell>
          <table:table-cell office:value-type="float" office:value="1000" calcext:value-type="float">
            <text:p>1000</text:p>
          </table:table-cell>
          <table:table-cell office:value-type="float" office:value="9744.76" calcext:value-type="float">
            <text:p>9744.76</text:p>
          </table:table-cell>
          <table:table-cell office:value-type="float" office:value="102.62" calcext:value-type="float">
            <text:p>102.62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74]=[test_results.N$126]; [test_results.$E174]; &quot;&quot;)">
            <text:p/>
          </table:table-cell>
          <table:table-cell table:formula="of:=IF([test_results.$A174]=[test_results.O$126]; [test_results.$E174]; &quot;&quot;)">
            <text:p/>
          </table:table-cell>
          <table:table-cell table:formula="of:=IF([test_results.$A174]=[test_results.P$126]; [test_results.$E174]; &quot;&quot;)">
            <text:p/>
          </table:table-cell>
          <table:table-cell table:formula="of:=IF([test_results.$A174]=[test_results.Q$126]; [test_results.$E174]; &quot;&quot;)" office:value-type="float" office:value="9.745" calcext:value-type="float">
            <text:p>9.745</text:p>
          </table:table-cell>
          <table:table-cell table:formula="of:=IF([test_results.$A174]=[test_results.R$126]; [test_results.$E174]; &quot;&quot;)">
            <text:p/>
          </table:table-cell>
          <table:table-cell table:formula="of:=IF([test_results.$A174]=[test_results.S$126]; [test_results.$E174]; &quot;&quot;)">
            <text:p/>
          </table:table-cell>
          <table:table-cell table:formula="of:=IF([test_results.$A174]=[test_results.T$126]; [test_results.$E174]; &quot;&quot;)">
            <text:p/>
          </table:table-cell>
          <table:table-cell table:formula="of:=IF([test_results.$A174]=[test_results.U$126]; [test_results.$E174]; &quot;&quot;)">
            <text:p/>
          </table:table-cell>
          <table:table-cell table:formula="of:=IF([test_results.$A174]=[test_results.V$126]; [test_results.$E174]; &quot;&quot;)">
            <text:p/>
          </table:table-cell>
          <table:table-cell table:formula="of:=IF([test_results.$A174]=[test_results.W$126]; [test_results.$E174]; &quot;&quot;)">
            <text:p/>
          </table:table-cell>
          <table:table-cell table:formula="of:=IF([test_results.$A174]=[test_results.X$126]; [test_results.$E174]; &quot;&quot;)">
            <text:p/>
          </table:table-cell>
          <table:table-cell table:formula="of:=IF([test_results.$A174]=[test_results.Y$126]; [test_results.$E174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fclock_chest.zip</text:p>
          </table:table-cell>
          <table:table-cell office:value-type="float" office:value="5" calcext:value-type="float">
            <text:p>5</text:p>
          </table:table-cell>
          <table:table-cell office:value-type="float" office:value="10.887" calcext:value-type="float">
            <text:p>10.887</text:p>
          </table:table-cell>
          <table:table-cell office:value-type="float" office:value="22.329" calcext:value-type="float">
            <text:p>22.329</text:p>
          </table:table-cell>
          <table:table-cell office:value-type="float" office:value="9.545" calcext:value-type="float">
            <text:p>9.545</text:p>
          </table:table-cell>
          <table:table-cell office:value-type="float" office:value="6.512" calcext:value-type="float">
            <text:p>6.512</text:p>
          </table:table-cell>
          <table:table-cell office:value-type="float" office:value="27.864" calcext:value-type="float">
            <text:p>27.864</text:p>
          </table:table-cell>
          <table:table-cell office:value-type="float" office:value="1000" calcext:value-type="float">
            <text:p>1000</text:p>
          </table:table-cell>
          <table:table-cell office:value-type="float" office:value="9544.788" calcext:value-type="float">
            <text:p>9544.788</text:p>
          </table:table-cell>
          <table:table-cell office:value-type="float" office:value="104.77" calcext:value-type="float">
            <text:p>104.77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75]=[test_results.N$126]; [test_results.$E175]; &quot;&quot;)">
            <text:p/>
          </table:table-cell>
          <table:table-cell table:formula="of:=IF([test_results.$A175]=[test_results.O$126]; [test_results.$E175]; &quot;&quot;)">
            <text:p/>
          </table:table-cell>
          <table:table-cell table:formula="of:=IF([test_results.$A175]=[test_results.P$126]; [test_results.$E175]; &quot;&quot;)">
            <text:p/>
          </table:table-cell>
          <table:table-cell table:formula="of:=IF([test_results.$A175]=[test_results.Q$126]; [test_results.$E175]; &quot;&quot;)">
            <text:p/>
          </table:table-cell>
          <table:table-cell table:formula="of:=IF([test_results.$A175]=[test_results.R$126]; [test_results.$E175]; &quot;&quot;)" office:value-type="float" office:value="9.545" calcext:value-type="float">
            <text:p>9.545</text:p>
          </table:table-cell>
          <table:table-cell table:formula="of:=IF([test_results.$A175]=[test_results.S$126]; [test_results.$E175]; &quot;&quot;)">
            <text:p/>
          </table:table-cell>
          <table:table-cell table:formula="of:=IF([test_results.$A175]=[test_results.T$126]; [test_results.$E175]; &quot;&quot;)">
            <text:p/>
          </table:table-cell>
          <table:table-cell table:formula="of:=IF([test_results.$A175]=[test_results.U$126]; [test_results.$E175]; &quot;&quot;)">
            <text:p/>
          </table:table-cell>
          <table:table-cell table:formula="of:=IF([test_results.$A175]=[test_results.V$126]; [test_results.$E175]; &quot;&quot;)">
            <text:p/>
          </table:table-cell>
          <table:table-cell table:formula="of:=IF([test_results.$A175]=[test_results.W$126]; [test_results.$E175]; &quot;&quot;)">
            <text:p/>
          </table:table-cell>
          <table:table-cell table:formula="of:=IF([test_results.$A175]=[test_results.X$126]; [test_results.$E175]; &quot;&quot;)">
            <text:p/>
          </table:table-cell>
          <table:table-cell table:formula="of:=IF([test_results.$A175]=[test_results.Y$126]; [test_results.$E175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tclock_2car.zip</text:p>
          </table:table-cell>
          <table:table-cell office:value-type="float" office:value="5" calcext:value-type="float">
            <text:p>5</text:p>
          </table:table-cell>
          <table:table-cell office:value-type="float" office:value="10.93" calcext:value-type="float">
            <text:p>10.93</text:p>
          </table:table-cell>
          <table:table-cell office:value-type="float" office:value="21.135" calcext:value-type="float">
            <text:p>21.135</text:p>
          </table:table-cell>
          <table:table-cell office:value-type="float" office:value="8.298" calcext:value-type="float">
            <text:p>8.298</text:p>
          </table:table-cell>
          <table:table-cell office:value-type="float" office:value="5.363" calcext:value-type="float">
            <text:p>5.363</text:p>
          </table:table-cell>
          <table:table-cell office:value-type="float" office:value="28.325" calcext:value-type="float">
            <text:p>28.325</text:p>
          </table:table-cell>
          <table:table-cell office:value-type="float" office:value="1000" calcext:value-type="float">
            <text:p>1000</text:p>
          </table:table-cell>
          <table:table-cell office:value-type="float" office:value="8298.015" calcext:value-type="float">
            <text:p>8298.015</text:p>
          </table:table-cell>
          <table:table-cell office:value-type="float" office:value="120.51" calcext:value-type="float">
            <text:p>120.51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76]=[test_results.N$126]; [test_results.$E176]; &quot;&quot;)">
            <text:p/>
          </table:table-cell>
          <table:table-cell table:formula="of:=IF([test_results.$A176]=[test_results.O$126]; [test_results.$E176]; &quot;&quot;)">
            <text:p/>
          </table:table-cell>
          <table:table-cell table:formula="of:=IF([test_results.$A176]=[test_results.P$126]; [test_results.$E176]; &quot;&quot;)">
            <text:p/>
          </table:table-cell>
          <table:table-cell table:formula="of:=IF([test_results.$A176]=[test_results.Q$126]; [test_results.$E176]; &quot;&quot;)">
            <text:p/>
          </table:table-cell>
          <table:table-cell table:formula="of:=IF([test_results.$A176]=[test_results.R$126]; [test_results.$E176]; &quot;&quot;)">
            <text:p/>
          </table:table-cell>
          <table:table-cell table:formula="of:=IF([test_results.$A176]=[test_results.S$126]; [test_results.$E176]; &quot;&quot;)" office:value-type="float" office:value="8.298" calcext:value-type="float">
            <text:p>8.298</text:p>
          </table:table-cell>
          <table:table-cell table:formula="of:=IF([test_results.$A176]=[test_results.T$126]; [test_results.$E176]; &quot;&quot;)">
            <text:p/>
          </table:table-cell>
          <table:table-cell table:formula="of:=IF([test_results.$A176]=[test_results.U$126]; [test_results.$E176]; &quot;&quot;)">
            <text:p/>
          </table:table-cell>
          <table:table-cell table:formula="of:=IF([test_results.$A176]=[test_results.V$126]; [test_results.$E176]; &quot;&quot;)">
            <text:p/>
          </table:table-cell>
          <table:table-cell table:formula="of:=IF([test_results.$A176]=[test_results.W$126]; [test_results.$E176]; &quot;&quot;)">
            <text:p/>
          </table:table-cell>
          <table:table-cell table:formula="of:=IF([test_results.$A176]=[test_results.X$126]; [test_results.$E176]; &quot;&quot;)">
            <text:p/>
          </table:table-cell>
          <table:table-cell table:formula="of:=IF([test_results.$A176]=[test_results.Y$126]; [test_results.$E176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tclock_2car_sleep.zip</text:p>
          </table:table-cell>
          <table:table-cell office:value-type="float" office:value="5" calcext:value-type="float">
            <text:p>5</text:p>
          </table:table-cell>
          <table:table-cell office:value-type="float" office:value="10.986" calcext:value-type="float">
            <text:p>10.986</text:p>
          </table:table-cell>
          <table:table-cell office:value-type="float" office:value="18.448" calcext:value-type="float">
            <text:p>18.448</text:p>
          </table:table-cell>
          <table:table-cell office:value-type="float" office:value="5.552" calcext:value-type="float">
            <text:p>5.552</text:p>
          </table:table-cell>
          <table:table-cell office:value-type="float" office:value="2.462" calcext:value-type="float">
            <text:p>2.462</text:p>
          </table:table-cell>
          <table:table-cell office:value-type="float" office:value="22.851" calcext:value-type="float">
            <text:p>22.851</text:p>
          </table:table-cell>
          <table:table-cell office:value-type="float" office:value="1000" calcext:value-type="float">
            <text:p>1000</text:p>
          </table:table-cell>
          <table:table-cell office:value-type="float" office:value="5551.818" calcext:value-type="float">
            <text:p>5551.818</text:p>
          </table:table-cell>
          <table:table-cell office:value-type="float" office:value="180.12" calcext:value-type="float">
            <text:p>180.12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77]=[test_results.N$126]; [test_results.$E177]; &quot;&quot;)">
            <text:p/>
          </table:table-cell>
          <table:table-cell table:formula="of:=IF([test_results.$A177]=[test_results.O$126]; [test_results.$E177]; &quot;&quot;)">
            <text:p/>
          </table:table-cell>
          <table:table-cell table:formula="of:=IF([test_results.$A177]=[test_results.P$126]; [test_results.$E177]; &quot;&quot;)">
            <text:p/>
          </table:table-cell>
          <table:table-cell table:formula="of:=IF([test_results.$A177]=[test_results.Q$126]; [test_results.$E177]; &quot;&quot;)">
            <text:p/>
          </table:table-cell>
          <table:table-cell table:formula="of:=IF([test_results.$A177]=[test_results.R$126]; [test_results.$E177]; &quot;&quot;)">
            <text:p/>
          </table:table-cell>
          <table:table-cell table:formula="of:=IF([test_results.$A177]=[test_results.S$126]; [test_results.$E177]; &quot;&quot;)">
            <text:p/>
          </table:table-cell>
          <table:table-cell table:formula="of:=IF([test_results.$A177]=[test_results.T$126]; [test_results.$E177]; &quot;&quot;)" office:value-type="float" office:value="5.552" calcext:value-type="float">
            <text:p>5.552</text:p>
          </table:table-cell>
          <table:table-cell table:formula="of:=IF([test_results.$A177]=[test_results.U$126]; [test_results.$E177]; &quot;&quot;)">
            <text:p/>
          </table:table-cell>
          <table:table-cell table:formula="of:=IF([test_results.$A177]=[test_results.V$126]; [test_results.$E177]; &quot;&quot;)">
            <text:p/>
          </table:table-cell>
          <table:table-cell table:formula="of:=IF([test_results.$A177]=[test_results.W$126]; [test_results.$E177]; &quot;&quot;)">
            <text:p/>
          </table:table-cell>
          <table:table-cell table:formula="of:=IF([test_results.$A177]=[test_results.X$126]; [test_results.$E177]; &quot;&quot;)">
            <text:p/>
          </table:table-cell>
          <table:table-cell table:formula="of:=IF([test_results.$A177]=[test_results.Y$126]; [test_results.$E177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tclock_car.zip</text:p>
          </table:table-cell>
          <table:table-cell office:value-type="float" office:value="5" calcext:value-type="float">
            <text:p>5</text:p>
          </table:table-cell>
          <table:table-cell office:value-type="float" office:value="10.783" calcext:value-type="float">
            <text:p>10.783</text:p>
          </table:table-cell>
          <table:table-cell office:value-type="float" office:value="19.854" calcext:value-type="float">
            <text:p>19.854</text:p>
          </table:table-cell>
          <table:table-cell office:value-type="float" office:value="7.217" calcext:value-type="float">
            <text:p>7.217</text:p>
          </table:table-cell>
          <table:table-cell office:value-type="float" office:value="3.988" calcext:value-type="float">
            <text:p>3.988</text:p>
          </table:table-cell>
          <table:table-cell office:value-type="float" office:value="31.138" calcext:value-type="float">
            <text:p>31.138</text:p>
          </table:table-cell>
          <table:table-cell office:value-type="float" office:value="1000" calcext:value-type="float">
            <text:p>1000</text:p>
          </table:table-cell>
          <table:table-cell office:value-type="float" office:value="7216.782" calcext:value-type="float">
            <text:p>7216.782</text:p>
          </table:table-cell>
          <table:table-cell office:value-type="float" office:value="138.57" calcext:value-type="float">
            <text:p>138.57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78]=[test_results.N$126]; [test_results.$E178]; &quot;&quot;)">
            <text:p/>
          </table:table-cell>
          <table:table-cell table:formula="of:=IF([test_results.$A178]=[test_results.O$126]; [test_results.$E178]; &quot;&quot;)">
            <text:p/>
          </table:table-cell>
          <table:table-cell table:formula="of:=IF([test_results.$A178]=[test_results.P$126]; [test_results.$E178]; &quot;&quot;)">
            <text:p/>
          </table:table-cell>
          <table:table-cell table:formula="of:=IF([test_results.$A178]=[test_results.Q$126]; [test_results.$E178]; &quot;&quot;)">
            <text:p/>
          </table:table-cell>
          <table:table-cell table:formula="of:=IF([test_results.$A178]=[test_results.R$126]; [test_results.$E178]; &quot;&quot;)">
            <text:p/>
          </table:table-cell>
          <table:table-cell table:formula="of:=IF([test_results.$A178]=[test_results.S$126]; [test_results.$E178]; &quot;&quot;)">
            <text:p/>
          </table:table-cell>
          <table:table-cell table:formula="of:=IF([test_results.$A178]=[test_results.T$126]; [test_results.$E178]; &quot;&quot;)">
            <text:p/>
          </table:table-cell>
          <table:table-cell table:formula="of:=IF([test_results.$A178]=[test_results.U$126]; [test_results.$E178]; &quot;&quot;)" office:value-type="float" office:value="7.217" calcext:value-type="float">
            <text:p>7.217</text:p>
          </table:table-cell>
          <table:table-cell table:formula="of:=IF([test_results.$A178]=[test_results.V$126]; [test_results.$E178]; &quot;&quot;)">
            <text:p/>
          </table:table-cell>
          <table:table-cell table:formula="of:=IF([test_results.$A178]=[test_results.W$126]; [test_results.$E178]; &quot;&quot;)">
            <text:p/>
          </table:table-cell>
          <table:table-cell table:formula="of:=IF([test_results.$A178]=[test_results.X$126]; [test_results.$E178]; &quot;&quot;)">
            <text:p/>
          </table:table-cell>
          <table:table-cell table:formula="of:=IF([test_results.$A178]=[test_results.Y$126]; [test_results.$E178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tclock_car_sleep.zip</text:p>
          </table:table-cell>
          <table:table-cell office:value-type="float" office:value="5" calcext:value-type="float">
            <text:p>5</text:p>
          </table:table-cell>
          <table:table-cell office:value-type="float" office:value="10.807" calcext:value-type="float">
            <text:p>10.807</text:p>
          </table:table-cell>
          <table:table-cell office:value-type="float" office:value="18.378" calcext:value-type="float">
            <text:p>18.378</text:p>
          </table:table-cell>
          <table:table-cell office:value-type="float" office:value="5.716" calcext:value-type="float">
            <text:p>5.716</text:p>
          </table:table-cell>
          <table:table-cell office:value-type="float" office:value="2.466" calcext:value-type="float">
            <text:p>2.466</text:p>
          </table:table-cell>
          <table:table-cell office:value-type="float" office:value="30.366" calcext:value-type="float">
            <text:p>30.366</text:p>
          </table:table-cell>
          <table:table-cell office:value-type="float" office:value="1000" calcext:value-type="float">
            <text:p>1000</text:p>
          </table:table-cell>
          <table:table-cell office:value-type="float" office:value="5716.218" calcext:value-type="float">
            <text:p>5716.218</text:p>
          </table:table-cell>
          <table:table-cell office:value-type="float" office:value="174.94" calcext:value-type="float">
            <text:p>174.94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79]=[test_results.N$126]; [test_results.$E179]; &quot;&quot;)">
            <text:p/>
          </table:table-cell>
          <table:table-cell table:formula="of:=IF([test_results.$A179]=[test_results.O$126]; [test_results.$E179]; &quot;&quot;)">
            <text:p/>
          </table:table-cell>
          <table:table-cell table:formula="of:=IF([test_results.$A179]=[test_results.P$126]; [test_results.$E179]; &quot;&quot;)">
            <text:p/>
          </table:table-cell>
          <table:table-cell table:formula="of:=IF([test_results.$A179]=[test_results.Q$126]; [test_results.$E179]; &quot;&quot;)">
            <text:p/>
          </table:table-cell>
          <table:table-cell table:formula="of:=IF([test_results.$A179]=[test_results.R$126]; [test_results.$E179]; &quot;&quot;)">
            <text:p/>
          </table:table-cell>
          <table:table-cell table:formula="of:=IF([test_results.$A179]=[test_results.S$126]; [test_results.$E179]; &quot;&quot;)">
            <text:p/>
          </table:table-cell>
          <table:table-cell table:formula="of:=IF([test_results.$A179]=[test_results.T$126]; [test_results.$E179]; &quot;&quot;)">
            <text:p/>
          </table:table-cell>
          <table:table-cell table:formula="of:=IF([test_results.$A179]=[test_results.U$126]; [test_results.$E179]; &quot;&quot;)">
            <text:p/>
          </table:table-cell>
          <table:table-cell table:formula="of:=IF([test_results.$A179]=[test_results.V$126]; [test_results.$E179]; &quot;&quot;)" office:value-type="float" office:value="5.716" calcext:value-type="float">
            <text:p>5.716</text:p>
          </table:table-cell>
          <table:table-cell table:formula="of:=IF([test_results.$A179]=[test_results.W$126]; [test_results.$E179]; &quot;&quot;)">
            <text:p/>
          </table:table-cell>
          <table:table-cell table:formula="of:=IF([test_results.$A179]=[test_results.X$126]; [test_results.$E179]; &quot;&quot;)">
            <text:p/>
          </table:table-cell>
          <table:table-cell table:formula="of:=IF([test_results.$A179]=[test_results.Y$126]; [test_results.$E179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tclock_chest.zip</text:p>
          </table:table-cell>
          <table:table-cell office:value-type="float" office:value="5" calcext:value-type="float">
            <text:p>5</text:p>
          </table:table-cell>
          <table:table-cell office:value-type="float" office:value="10.93" calcext:value-type="float">
            <text:p>10.93</text:p>
          </table:table-cell>
          <table:table-cell office:value-type="float" office:value="18.919" calcext:value-type="float">
            <text:p>18.919</text:p>
          </table:table-cell>
          <table:table-cell office:value-type="float" office:value="6.073" calcext:value-type="float">
            <text:p>6.073</text:p>
          </table:table-cell>
          <table:table-cell office:value-type="float" office:value="2.755" calcext:value-type="float">
            <text:p>2.755</text:p>
          </table:table-cell>
          <table:table-cell office:value-type="float" office:value="21.525" calcext:value-type="float">
            <text:p>21.525</text:p>
          </table:table-cell>
          <table:table-cell office:value-type="float" office:value="1000" calcext:value-type="float">
            <text:p>1000</text:p>
          </table:table-cell>
          <table:table-cell office:value-type="float" office:value="6073.479" calcext:value-type="float">
            <text:p>6073.479</text:p>
          </table:table-cell>
          <table:table-cell office:value-type="float" office:value="164.65" calcext:value-type="float">
            <text:p>164.65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80]=[test_results.N$126]; [test_results.$E180]; &quot;&quot;)">
            <text:p/>
          </table:table-cell>
          <table:table-cell table:formula="of:=IF([test_results.$A180]=[test_results.O$126]; [test_results.$E180]; &quot;&quot;)">
            <text:p/>
          </table:table-cell>
          <table:table-cell table:formula="of:=IF([test_results.$A180]=[test_results.P$126]; [test_results.$E180]; &quot;&quot;)">
            <text:p/>
          </table:table-cell>
          <table:table-cell table:formula="of:=IF([test_results.$A180]=[test_results.Q$126]; [test_results.$E180]; &quot;&quot;)">
            <text:p/>
          </table:table-cell>
          <table:table-cell table:formula="of:=IF([test_results.$A180]=[test_results.R$126]; [test_results.$E180]; &quot;&quot;)">
            <text:p/>
          </table:table-cell>
          <table:table-cell table:formula="of:=IF([test_results.$A180]=[test_results.S$126]; [test_results.$E180]; &quot;&quot;)">
            <text:p/>
          </table:table-cell>
          <table:table-cell table:formula="of:=IF([test_results.$A180]=[test_results.T$126]; [test_results.$E180]; &quot;&quot;)">
            <text:p/>
          </table:table-cell>
          <table:table-cell table:formula="of:=IF([test_results.$A180]=[test_results.U$126]; [test_results.$E180]; &quot;&quot;)">
            <text:p/>
          </table:table-cell>
          <table:table-cell table:formula="of:=IF([test_results.$A180]=[test_results.V$126]; [test_results.$E180]; &quot;&quot;)">
            <text:p/>
          </table:table-cell>
          <table:table-cell table:formula="of:=IF([test_results.$A180]=[test_results.W$126]; [test_results.$E180]; &quot;&quot;)" office:value-type="float" office:value="6.073" calcext:value-type="float">
            <text:p>6.073</text:p>
          </table:table-cell>
          <table:table-cell table:formula="of:=IF([test_results.$A180]=[test_results.X$126]; [test_results.$E180]; &quot;&quot;)">
            <text:p/>
          </table:table-cell>
          <table:table-cell table:formula="of:=IF([test_results.$A180]=[test_results.Y$126]; [test_results.$E180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vert_tclock_car_sleep.zip</text:p>
          </table:table-cell>
          <table:table-cell office:value-type="float" office:value="5" calcext:value-type="float">
            <text:p>5</text:p>
          </table:table-cell>
          <table:table-cell office:value-type="float" office:value="11.018" calcext:value-type="float">
            <text:p>11.018</text:p>
          </table:table-cell>
          <table:table-cell office:value-type="float" office:value="19.195" calcext:value-type="float">
            <text:p>19.195</text:p>
          </table:table-cell>
          <table:table-cell office:value-type="float" office:value="6.252" calcext:value-type="float">
            <text:p>6.252</text:p>
          </table:table-cell>
          <table:table-cell office:value-type="float" office:value="2.828" calcext:value-type="float">
            <text:p>2.828</text:p>
          </table:table-cell>
          <table:table-cell office:value-type="float" office:value="28.008" calcext:value-type="float">
            <text:p>28.008</text:p>
          </table:table-cell>
          <table:table-cell office:value-type="float" office:value="1000" calcext:value-type="float">
            <text:p>1000</text:p>
          </table:table-cell>
          <table:table-cell office:value-type="float" office:value="6251.772" calcext:value-type="float">
            <text:p>6251.772</text:p>
          </table:table-cell>
          <table:table-cell office:value-type="float" office:value="159.95" calcext:value-type="float">
            <text:p>159.95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81]=[test_results.N$126]; [test_results.$E181]; &quot;&quot;)">
            <text:p/>
          </table:table-cell>
          <table:table-cell table:formula="of:=IF([test_results.$A181]=[test_results.O$126]; [test_results.$E181]; &quot;&quot;)">
            <text:p/>
          </table:table-cell>
          <table:table-cell table:formula="of:=IF([test_results.$A181]=[test_results.P$126]; [test_results.$E181]; &quot;&quot;)">
            <text:p/>
          </table:table-cell>
          <table:table-cell table:formula="of:=IF([test_results.$A181]=[test_results.Q$126]; [test_results.$E181]; &quot;&quot;)">
            <text:p/>
          </table:table-cell>
          <table:table-cell table:formula="of:=IF([test_results.$A181]=[test_results.R$126]; [test_results.$E181]; &quot;&quot;)">
            <text:p/>
          </table:table-cell>
          <table:table-cell table:formula="of:=IF([test_results.$A181]=[test_results.S$126]; [test_results.$E181]; &quot;&quot;)">
            <text:p/>
          </table:table-cell>
          <table:table-cell table:formula="of:=IF([test_results.$A181]=[test_results.T$126]; [test_results.$E181]; &quot;&quot;)">
            <text:p/>
          </table:table-cell>
          <table:table-cell table:formula="of:=IF([test_results.$A181]=[test_results.U$126]; [test_results.$E181]; &quot;&quot;)">
            <text:p/>
          </table:table-cell>
          <table:table-cell table:formula="of:=IF([test_results.$A181]=[test_results.V$126]; [test_results.$E181]; &quot;&quot;)">
            <text:p/>
          </table:table-cell>
          <table:table-cell table:formula="of:=IF([test_results.$A181]=[test_results.W$126]; [test_results.$E181]; &quot;&quot;)">
            <text:p/>
          </table:table-cell>
          <table:table-cell table:formula="of:=IF([test_results.$A181]=[test_results.X$126]; [test_results.$E181]; &quot;&quot;)" office:value-type="float" office:value="6.252" calcext:value-type="float">
            <text:p>6.252</text:p>
          </table:table-cell>
          <table:table-cell table:formula="of:=IF([test_results.$A181]=[test_results.Y$126]; [test_results.$E181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fclock_2car.zip</text:p>
          </table:table-cell>
          <table:table-cell office:value-type="float" office:value="6" calcext:value-type="float">
            <text:p>6</text:p>
          </table:table-cell>
          <table:table-cell office:value-type="float" office:value="11.235" calcext:value-type="float">
            <text:p>11.235</text:p>
          </table:table-cell>
          <table:table-cell office:value-type="float" office:value="24.806" calcext:value-type="float">
            <text:p>24.806</text:p>
          </table:table-cell>
          <table:table-cell office:value-type="float" office:value="11.439" calcext:value-type="float">
            <text:p>11.439</text:p>
          </table:table-cell>
          <table:table-cell office:value-type="float" office:value="8.036" calcext:value-type="float">
            <text:p>8.036</text:p>
          </table:table-cell>
          <table:table-cell office:value-type="float" office:value="30.959" calcext:value-type="float">
            <text:p>30.959</text:p>
          </table:table-cell>
          <table:table-cell office:value-type="float" office:value="1000" calcext:value-type="float">
            <text:p>1000</text:p>
          </table:table-cell>
          <table:table-cell office:value-type="float" office:value="11439.367" calcext:value-type="float">
            <text:p>11439.367</text:p>
          </table:table-cell>
          <table:table-cell office:value-type="float" office:value="87.42" calcext:value-type="float">
            <text:p>87.42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82]=[test_results.N$126]; [test_results.$E182]; &quot;&quot;)" office:value-type="float" office:value="11.439" calcext:value-type="float">
            <text:p>11.439</text:p>
          </table:table-cell>
          <table:table-cell table:formula="of:=IF([test_results.$A182]=[test_results.O$126]; [test_results.$E182]; &quot;&quot;)">
            <text:p/>
          </table:table-cell>
          <table:table-cell table:formula="of:=IF([test_results.$A182]=[test_results.P$126]; [test_results.$E182]; &quot;&quot;)">
            <text:p/>
          </table:table-cell>
          <table:table-cell table:formula="of:=IF([test_results.$A182]=[test_results.Q$126]; [test_results.$E182]; &quot;&quot;)">
            <text:p/>
          </table:table-cell>
          <table:table-cell table:formula="of:=IF([test_results.$A182]=[test_results.R$126]; [test_results.$E182]; &quot;&quot;)">
            <text:p/>
          </table:table-cell>
          <table:table-cell table:formula="of:=IF([test_results.$A182]=[test_results.S$126]; [test_results.$E182]; &quot;&quot;)">
            <text:p/>
          </table:table-cell>
          <table:table-cell table:formula="of:=IF([test_results.$A182]=[test_results.T$126]; [test_results.$E182]; &quot;&quot;)">
            <text:p/>
          </table:table-cell>
          <table:table-cell table:formula="of:=IF([test_results.$A182]=[test_results.U$126]; [test_results.$E182]; &quot;&quot;)">
            <text:p/>
          </table:table-cell>
          <table:table-cell table:formula="of:=IF([test_results.$A182]=[test_results.V$126]; [test_results.$E182]; &quot;&quot;)">
            <text:p/>
          </table:table-cell>
          <table:table-cell table:formula="of:=IF([test_results.$A182]=[test_results.W$126]; [test_results.$E182]; &quot;&quot;)">
            <text:p/>
          </table:table-cell>
          <table:table-cell table:formula="of:=IF([test_results.$A182]=[test_results.X$126]; [test_results.$E182]; &quot;&quot;)">
            <text:p/>
          </table:table-cell>
          <table:table-cell table:formula="of:=IF([test_results.$A182]=[test_results.Y$126]; [test_results.$E182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fclock_2car_sleep.zip</text:p>
          </table:table-cell>
          <table:table-cell office:value-type="float" office:value="6" calcext:value-type="float">
            <text:p>6</text:p>
          </table:table-cell>
          <table:table-cell office:value-type="float" office:value="12.355" calcext:value-type="float">
            <text:p>12.355</text:p>
          </table:table-cell>
          <table:table-cell office:value-type="float" office:value="24.434" calcext:value-type="float">
            <text:p>24.434</text:p>
          </table:table-cell>
          <table:table-cell office:value-type="float" office:value="10.123" calcext:value-type="float">
            <text:p>10.123</text:p>
          </table:table-cell>
          <table:table-cell office:value-type="float" office:value="5.395" calcext:value-type="float">
            <text:p>5.395</text:p>
          </table:table-cell>
          <table:table-cell office:value-type="float" office:value="39.187" calcext:value-type="float">
            <text:p>39.187</text:p>
          </table:table-cell>
          <table:table-cell office:value-type="float" office:value="1000" calcext:value-type="float">
            <text:p>1000</text:p>
          </table:table-cell>
          <table:table-cell office:value-type="float" office:value="10122.558" calcext:value-type="float">
            <text:p>10122.558</text:p>
          </table:table-cell>
          <table:table-cell office:value-type="float" office:value="98.79" calcext:value-type="float">
            <text:p>98.79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83]=[test_results.N$126]; [test_results.$E183]; &quot;&quot;)">
            <text:p/>
          </table:table-cell>
          <table:table-cell table:formula="of:=IF([test_results.$A183]=[test_results.O$126]; [test_results.$E183]; &quot;&quot;)" office:value-type="float" office:value="10.123" calcext:value-type="float">
            <text:p>10.123</text:p>
          </table:table-cell>
          <table:table-cell table:formula="of:=IF([test_results.$A183]=[test_results.P$126]; [test_results.$E183]; &quot;&quot;)">
            <text:p/>
          </table:table-cell>
          <table:table-cell table:formula="of:=IF([test_results.$A183]=[test_results.Q$126]; [test_results.$E183]; &quot;&quot;)">
            <text:p/>
          </table:table-cell>
          <table:table-cell table:formula="of:=IF([test_results.$A183]=[test_results.R$126]; [test_results.$E183]; &quot;&quot;)">
            <text:p/>
          </table:table-cell>
          <table:table-cell table:formula="of:=IF([test_results.$A183]=[test_results.S$126]; [test_results.$E183]; &quot;&quot;)">
            <text:p/>
          </table:table-cell>
          <table:table-cell table:formula="of:=IF([test_results.$A183]=[test_results.T$126]; [test_results.$E183]; &quot;&quot;)">
            <text:p/>
          </table:table-cell>
          <table:table-cell table:formula="of:=IF([test_results.$A183]=[test_results.U$126]; [test_results.$E183]; &quot;&quot;)">
            <text:p/>
          </table:table-cell>
          <table:table-cell table:formula="of:=IF([test_results.$A183]=[test_results.V$126]; [test_results.$E183]; &quot;&quot;)">
            <text:p/>
          </table:table-cell>
          <table:table-cell table:formula="of:=IF([test_results.$A183]=[test_results.W$126]; [test_results.$E183]; &quot;&quot;)">
            <text:p/>
          </table:table-cell>
          <table:table-cell table:formula="of:=IF([test_results.$A183]=[test_results.X$126]; [test_results.$E183]; &quot;&quot;)">
            <text:p/>
          </table:table-cell>
          <table:table-cell table:formula="of:=IF([test_results.$A183]=[test_results.Y$126]; [test_results.$E183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fclock_car.zip</text:p>
          </table:table-cell>
          <table:table-cell office:value-type="float" office:value="6" calcext:value-type="float">
            <text:p>6</text:p>
          </table:table-cell>
          <table:table-cell office:value-type="float" office:value="11.315" calcext:value-type="float">
            <text:p>11.315</text:p>
          </table:table-cell>
          <table:table-cell office:value-type="float" office:value="24.268" calcext:value-type="float">
            <text:p>24.268</text:p>
          </table:table-cell>
          <table:table-cell office:value-type="float" office:value="11.081" calcext:value-type="float">
            <text:p>11.081</text:p>
          </table:table-cell>
          <table:table-cell office:value-type="float" office:value="6.807" calcext:value-type="float">
            <text:p>6.807</text:p>
          </table:table-cell>
          <table:table-cell office:value-type="float" office:value="29.615" calcext:value-type="float">
            <text:p>29.615</text:p>
          </table:table-cell>
          <table:table-cell office:value-type="float" office:value="1000" calcext:value-type="float">
            <text:p>1000</text:p>
          </table:table-cell>
          <table:table-cell office:value-type="float" office:value="11081.089" calcext:value-type="float">
            <text:p>11081.089</text:p>
          </table:table-cell>
          <table:table-cell office:value-type="float" office:value="90.24" calcext:value-type="float">
            <text:p>90.24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84]=[test_results.N$126]; [test_results.$E184]; &quot;&quot;)">
            <text:p/>
          </table:table-cell>
          <table:table-cell table:formula="of:=IF([test_results.$A184]=[test_results.O$126]; [test_results.$E184]; &quot;&quot;)">
            <text:p/>
          </table:table-cell>
          <table:table-cell table:formula="of:=IF([test_results.$A184]=[test_results.P$126]; [test_results.$E184]; &quot;&quot;)" office:value-type="float" office:value="11.081" calcext:value-type="float">
            <text:p>11.081</text:p>
          </table:table-cell>
          <table:table-cell table:formula="of:=IF([test_results.$A184]=[test_results.Q$126]; [test_results.$E184]; &quot;&quot;)">
            <text:p/>
          </table:table-cell>
          <table:table-cell table:formula="of:=IF([test_results.$A184]=[test_results.R$126]; [test_results.$E184]; &quot;&quot;)">
            <text:p/>
          </table:table-cell>
          <table:table-cell table:formula="of:=IF([test_results.$A184]=[test_results.S$126]; [test_results.$E184]; &quot;&quot;)">
            <text:p/>
          </table:table-cell>
          <table:table-cell table:formula="of:=IF([test_results.$A184]=[test_results.T$126]; [test_results.$E184]; &quot;&quot;)">
            <text:p/>
          </table:table-cell>
          <table:table-cell table:formula="of:=IF([test_results.$A184]=[test_results.U$126]; [test_results.$E184]; &quot;&quot;)">
            <text:p/>
          </table:table-cell>
          <table:table-cell table:formula="of:=IF([test_results.$A184]=[test_results.V$126]; [test_results.$E184]; &quot;&quot;)">
            <text:p/>
          </table:table-cell>
          <table:table-cell table:formula="of:=IF([test_results.$A184]=[test_results.W$126]; [test_results.$E184]; &quot;&quot;)">
            <text:p/>
          </table:table-cell>
          <table:table-cell table:formula="of:=IF([test_results.$A184]=[test_results.X$126]; [test_results.$E184]; &quot;&quot;)">
            <text:p/>
          </table:table-cell>
          <table:table-cell table:formula="of:=IF([test_results.$A184]=[test_results.Y$126]; [test_results.$E184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fclock_car_sleep.zip</text:p>
          </table:table-cell>
          <table:table-cell office:value-type="float" office:value="6" calcext:value-type="float">
            <text:p>6</text:p>
          </table:table-cell>
          <table:table-cell office:value-type="float" office:value="11.251" calcext:value-type="float">
            <text:p>11.251</text:p>
          </table:table-cell>
          <table:table-cell office:value-type="float" office:value="22.83" calcext:value-type="float">
            <text:p>22.83</text:p>
          </table:table-cell>
          <table:table-cell office:value-type="float" office:value="9.73" calcext:value-type="float">
            <text:p>9.73</text:p>
          </table:table-cell>
          <table:table-cell office:value-type="float" office:value="6.549" calcext:value-type="float">
            <text:p>6.549</text:p>
          </table:table-cell>
          <table:table-cell office:value-type="float" office:value="21.807" calcext:value-type="float">
            <text:p>21.807</text:p>
          </table:table-cell>
          <table:table-cell office:value-type="float" office:value="1000" calcext:value-type="float">
            <text:p>1000</text:p>
          </table:table-cell>
          <table:table-cell office:value-type="float" office:value="9730.139" calcext:value-type="float">
            <text:p>9730.139</text:p>
          </table:table-cell>
          <table:table-cell office:value-type="float" office:value="102.77" calcext:value-type="float">
            <text:p>102.77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85]=[test_results.N$126]; [test_results.$E185]; &quot;&quot;)">
            <text:p/>
          </table:table-cell>
          <table:table-cell table:formula="of:=IF([test_results.$A185]=[test_results.O$126]; [test_results.$E185]; &quot;&quot;)">
            <text:p/>
          </table:table-cell>
          <table:table-cell table:formula="of:=IF([test_results.$A185]=[test_results.P$126]; [test_results.$E185]; &quot;&quot;)">
            <text:p/>
          </table:table-cell>
          <table:table-cell table:formula="of:=IF([test_results.$A185]=[test_results.Q$126]; [test_results.$E185]; &quot;&quot;)" office:value-type="float" office:value="9.73" calcext:value-type="float">
            <text:p>9.73</text:p>
          </table:table-cell>
          <table:table-cell table:formula="of:=IF([test_results.$A185]=[test_results.R$126]; [test_results.$E185]; &quot;&quot;)">
            <text:p/>
          </table:table-cell>
          <table:table-cell table:formula="of:=IF([test_results.$A185]=[test_results.S$126]; [test_results.$E185]; &quot;&quot;)">
            <text:p/>
          </table:table-cell>
          <table:table-cell table:formula="of:=IF([test_results.$A185]=[test_results.T$126]; [test_results.$E185]; &quot;&quot;)">
            <text:p/>
          </table:table-cell>
          <table:table-cell table:formula="of:=IF([test_results.$A185]=[test_results.U$126]; [test_results.$E185]; &quot;&quot;)">
            <text:p/>
          </table:table-cell>
          <table:table-cell table:formula="of:=IF([test_results.$A185]=[test_results.V$126]; [test_results.$E185]; &quot;&quot;)">
            <text:p/>
          </table:table-cell>
          <table:table-cell table:formula="of:=IF([test_results.$A185]=[test_results.W$126]; [test_results.$E185]; &quot;&quot;)">
            <text:p/>
          </table:table-cell>
          <table:table-cell table:formula="of:=IF([test_results.$A185]=[test_results.X$126]; [test_results.$E185]; &quot;&quot;)">
            <text:p/>
          </table:table-cell>
          <table:table-cell table:formula="of:=IF([test_results.$A185]=[test_results.Y$126]; [test_results.$E185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fclock_chest.zip</text:p>
          </table:table-cell>
          <table:table-cell office:value-type="float" office:value="6" calcext:value-type="float">
            <text:p>6</text:p>
          </table:table-cell>
          <table:table-cell office:value-type="float" office:value="10.795" calcext:value-type="float">
            <text:p>10.795</text:p>
          </table:table-cell>
          <table:table-cell office:value-type="float" office:value="22.281" calcext:value-type="float">
            <text:p>22.281</text:p>
          </table:table-cell>
          <table:table-cell office:value-type="float" office:value="9.592" calcext:value-type="float">
            <text:p>9.592</text:p>
          </table:table-cell>
          <table:table-cell office:value-type="float" office:value="6.545" calcext:value-type="float">
            <text:p>6.545</text:p>
          </table:table-cell>
          <table:table-cell office:value-type="float" office:value="27.765" calcext:value-type="float">
            <text:p>27.765</text:p>
          </table:table-cell>
          <table:table-cell office:value-type="float" office:value="1000" calcext:value-type="float">
            <text:p>1000</text:p>
          </table:table-cell>
          <table:table-cell office:value-type="float" office:value="9591.554" calcext:value-type="float">
            <text:p>9591.554</text:p>
          </table:table-cell>
          <table:table-cell office:value-type="float" office:value="104.26" calcext:value-type="float">
            <text:p>104.26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86]=[test_results.N$126]; [test_results.$E186]; &quot;&quot;)">
            <text:p/>
          </table:table-cell>
          <table:table-cell table:formula="of:=IF([test_results.$A186]=[test_results.O$126]; [test_results.$E186]; &quot;&quot;)">
            <text:p/>
          </table:table-cell>
          <table:table-cell table:formula="of:=IF([test_results.$A186]=[test_results.P$126]; [test_results.$E186]; &quot;&quot;)">
            <text:p/>
          </table:table-cell>
          <table:table-cell table:formula="of:=IF([test_results.$A186]=[test_results.Q$126]; [test_results.$E186]; &quot;&quot;)">
            <text:p/>
          </table:table-cell>
          <table:table-cell table:formula="of:=IF([test_results.$A186]=[test_results.R$126]; [test_results.$E186]; &quot;&quot;)" office:value-type="float" office:value="9.592" calcext:value-type="float">
            <text:p>9.592</text:p>
          </table:table-cell>
          <table:table-cell table:formula="of:=IF([test_results.$A186]=[test_results.S$126]; [test_results.$E186]; &quot;&quot;)">
            <text:p/>
          </table:table-cell>
          <table:table-cell table:formula="of:=IF([test_results.$A186]=[test_results.T$126]; [test_results.$E186]; &quot;&quot;)">
            <text:p/>
          </table:table-cell>
          <table:table-cell table:formula="of:=IF([test_results.$A186]=[test_results.U$126]; [test_results.$E186]; &quot;&quot;)">
            <text:p/>
          </table:table-cell>
          <table:table-cell table:formula="of:=IF([test_results.$A186]=[test_results.V$126]; [test_results.$E186]; &quot;&quot;)">
            <text:p/>
          </table:table-cell>
          <table:table-cell table:formula="of:=IF([test_results.$A186]=[test_results.W$126]; [test_results.$E186]; &quot;&quot;)">
            <text:p/>
          </table:table-cell>
          <table:table-cell table:formula="of:=IF([test_results.$A186]=[test_results.X$126]; [test_results.$E186]; &quot;&quot;)">
            <text:p/>
          </table:table-cell>
          <table:table-cell table:formula="of:=IF([test_results.$A186]=[test_results.Y$126]; [test_results.$E186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tclock_2car.zip</text:p>
          </table:table-cell>
          <table:table-cell office:value-type="float" office:value="6" calcext:value-type="float">
            <text:p>6</text:p>
          </table:table-cell>
          <table:table-cell office:value-type="float" office:value="10.873" calcext:value-type="float">
            <text:p>10.873</text:p>
          </table:table-cell>
          <table:table-cell office:value-type="float" office:value="21.197" calcext:value-type="float">
            <text:p>21.197</text:p>
          </table:table-cell>
          <table:table-cell office:value-type="float" office:value="8.402" calcext:value-type="float">
            <text:p>8.402</text:p>
          </table:table-cell>
          <table:table-cell office:value-type="float" office:value="5.375" calcext:value-type="float">
            <text:p>5.375</text:p>
          </table:table-cell>
          <table:table-cell office:value-type="float" office:value="31.903" calcext:value-type="float">
            <text:p>31.903</text:p>
          </table:table-cell>
          <table:table-cell office:value-type="float" office:value="1000" calcext:value-type="float">
            <text:p>1000</text:p>
          </table:table-cell>
          <table:table-cell office:value-type="float" office:value="8402.057" calcext:value-type="float">
            <text:p>8402.057</text:p>
          </table:table-cell>
          <table:table-cell office:value-type="float" office:value="119.02" calcext:value-type="float">
            <text:p>119.02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87]=[test_results.N$126]; [test_results.$E187]; &quot;&quot;)">
            <text:p/>
          </table:table-cell>
          <table:table-cell table:formula="of:=IF([test_results.$A187]=[test_results.O$126]; [test_results.$E187]; &quot;&quot;)">
            <text:p/>
          </table:table-cell>
          <table:table-cell table:formula="of:=IF([test_results.$A187]=[test_results.P$126]; [test_results.$E187]; &quot;&quot;)">
            <text:p/>
          </table:table-cell>
          <table:table-cell table:formula="of:=IF([test_results.$A187]=[test_results.Q$126]; [test_results.$E187]; &quot;&quot;)">
            <text:p/>
          </table:table-cell>
          <table:table-cell table:formula="of:=IF([test_results.$A187]=[test_results.R$126]; [test_results.$E187]; &quot;&quot;)">
            <text:p/>
          </table:table-cell>
          <table:table-cell table:formula="of:=IF([test_results.$A187]=[test_results.S$126]; [test_results.$E187]; &quot;&quot;)" office:value-type="float" office:value="8.402" calcext:value-type="float">
            <text:p>8.402</text:p>
          </table:table-cell>
          <table:table-cell table:formula="of:=IF([test_results.$A187]=[test_results.T$126]; [test_results.$E187]; &quot;&quot;)">
            <text:p/>
          </table:table-cell>
          <table:table-cell table:formula="of:=IF([test_results.$A187]=[test_results.U$126]; [test_results.$E187]; &quot;&quot;)">
            <text:p/>
          </table:table-cell>
          <table:table-cell table:formula="of:=IF([test_results.$A187]=[test_results.V$126]; [test_results.$E187]; &quot;&quot;)">
            <text:p/>
          </table:table-cell>
          <table:table-cell table:formula="of:=IF([test_results.$A187]=[test_results.W$126]; [test_results.$E187]; &quot;&quot;)">
            <text:p/>
          </table:table-cell>
          <table:table-cell table:formula="of:=IF([test_results.$A187]=[test_results.X$126]; [test_results.$E187]; &quot;&quot;)">
            <text:p/>
          </table:table-cell>
          <table:table-cell table:formula="of:=IF([test_results.$A187]=[test_results.Y$126]; [test_results.$E187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tclock_2car_sleep.zip</text:p>
          </table:table-cell>
          <table:table-cell office:value-type="float" office:value="6" calcext:value-type="float">
            <text:p>6</text:p>
          </table:table-cell>
          <table:table-cell office:value-type="float" office:value="11.015" calcext:value-type="float">
            <text:p>11.015</text:p>
          </table:table-cell>
          <table:table-cell office:value-type="float" office:value="18.522" calcext:value-type="float">
            <text:p>18.522</text:p>
          </table:table-cell>
          <table:table-cell office:value-type="float" office:value="5.58" calcext:value-type="float">
            <text:p>5.58</text:p>
          </table:table-cell>
          <table:table-cell office:value-type="float" office:value="2.447" calcext:value-type="float">
            <text:p>2.447</text:p>
          </table:table-cell>
          <table:table-cell office:value-type="float" office:value="22.995" calcext:value-type="float">
            <text:p>22.995</text:p>
          </table:table-cell>
          <table:table-cell office:value-type="float" office:value="1000" calcext:value-type="float">
            <text:p>1000</text:p>
          </table:table-cell>
          <table:table-cell office:value-type="float" office:value="5580.302" calcext:value-type="float">
            <text:p>5580.302</text:p>
          </table:table-cell>
          <table:table-cell office:value-type="float" office:value="179.2" calcext:value-type="float">
            <text:p>179.2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88]=[test_results.N$126]; [test_results.$E188]; &quot;&quot;)">
            <text:p/>
          </table:table-cell>
          <table:table-cell table:formula="of:=IF([test_results.$A188]=[test_results.O$126]; [test_results.$E188]; &quot;&quot;)">
            <text:p/>
          </table:table-cell>
          <table:table-cell table:formula="of:=IF([test_results.$A188]=[test_results.P$126]; [test_results.$E188]; &quot;&quot;)">
            <text:p/>
          </table:table-cell>
          <table:table-cell table:formula="of:=IF([test_results.$A188]=[test_results.Q$126]; [test_results.$E188]; &quot;&quot;)">
            <text:p/>
          </table:table-cell>
          <table:table-cell table:formula="of:=IF([test_results.$A188]=[test_results.R$126]; [test_results.$E188]; &quot;&quot;)">
            <text:p/>
          </table:table-cell>
          <table:table-cell table:formula="of:=IF([test_results.$A188]=[test_results.S$126]; [test_results.$E188]; &quot;&quot;)">
            <text:p/>
          </table:table-cell>
          <table:table-cell table:formula="of:=IF([test_results.$A188]=[test_results.T$126]; [test_results.$E188]; &quot;&quot;)" office:value-type="float" office:value="5.58" calcext:value-type="float">
            <text:p>5.58</text:p>
          </table:table-cell>
          <table:table-cell table:formula="of:=IF([test_results.$A188]=[test_results.U$126]; [test_results.$E188]; &quot;&quot;)">
            <text:p/>
          </table:table-cell>
          <table:table-cell table:formula="of:=IF([test_results.$A188]=[test_results.V$126]; [test_results.$E188]; &quot;&quot;)">
            <text:p/>
          </table:table-cell>
          <table:table-cell table:formula="of:=IF([test_results.$A188]=[test_results.W$126]; [test_results.$E188]; &quot;&quot;)">
            <text:p/>
          </table:table-cell>
          <table:table-cell table:formula="of:=IF([test_results.$A188]=[test_results.X$126]; [test_results.$E188]; &quot;&quot;)">
            <text:p/>
          </table:table-cell>
          <table:table-cell table:formula="of:=IF([test_results.$A188]=[test_results.Y$126]; [test_results.$E188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tclock_car.zip</text:p>
          </table:table-cell>
          <table:table-cell office:value-type="float" office:value="6" calcext:value-type="float">
            <text:p>6</text:p>
          </table:table-cell>
          <table:table-cell office:value-type="float" office:value="11.054" calcext:value-type="float">
            <text:p>11.054</text:p>
          </table:table-cell>
          <table:table-cell office:value-type="float" office:value="20.271" calcext:value-type="float">
            <text:p>20.271</text:p>
          </table:table-cell>
          <table:table-cell office:value-type="float" office:value="7.3" calcext:value-type="float">
            <text:p>7.3</text:p>
          </table:table-cell>
          <table:table-cell office:value-type="float" office:value="3.965" calcext:value-type="float">
            <text:p>3.965</text:p>
          </table:table-cell>
          <table:table-cell office:value-type="float" office:value="31.549" calcext:value-type="float">
            <text:p>31.549</text:p>
          </table:table-cell>
          <table:table-cell office:value-type="float" office:value="1000" calcext:value-type="float">
            <text:p>1000</text:p>
          </table:table-cell>
          <table:table-cell office:value-type="float" office:value="7299.711" calcext:value-type="float">
            <text:p>7299.711</text:p>
          </table:table-cell>
          <table:table-cell office:value-type="float" office:value="136.99" calcext:value-type="float">
            <text:p>136.99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89]=[test_results.N$126]; [test_results.$E189]; &quot;&quot;)">
            <text:p/>
          </table:table-cell>
          <table:table-cell table:formula="of:=IF([test_results.$A189]=[test_results.O$126]; [test_results.$E189]; &quot;&quot;)">
            <text:p/>
          </table:table-cell>
          <table:table-cell table:formula="of:=IF([test_results.$A189]=[test_results.P$126]; [test_results.$E189]; &quot;&quot;)">
            <text:p/>
          </table:table-cell>
          <table:table-cell table:formula="of:=IF([test_results.$A189]=[test_results.Q$126]; [test_results.$E189]; &quot;&quot;)">
            <text:p/>
          </table:table-cell>
          <table:table-cell table:formula="of:=IF([test_results.$A189]=[test_results.R$126]; [test_results.$E189]; &quot;&quot;)">
            <text:p/>
          </table:table-cell>
          <table:table-cell table:formula="of:=IF([test_results.$A189]=[test_results.S$126]; [test_results.$E189]; &quot;&quot;)">
            <text:p/>
          </table:table-cell>
          <table:table-cell table:formula="of:=IF([test_results.$A189]=[test_results.T$126]; [test_results.$E189]; &quot;&quot;)">
            <text:p/>
          </table:table-cell>
          <table:table-cell table:formula="of:=IF([test_results.$A189]=[test_results.U$126]; [test_results.$E189]; &quot;&quot;)" office:value-type="float" office:value="7.3" calcext:value-type="float">
            <text:p>7.3</text:p>
          </table:table-cell>
          <table:table-cell table:formula="of:=IF([test_results.$A189]=[test_results.V$126]; [test_results.$E189]; &quot;&quot;)">
            <text:p/>
          </table:table-cell>
          <table:table-cell table:formula="of:=IF([test_results.$A189]=[test_results.W$126]; [test_results.$E189]; &quot;&quot;)">
            <text:p/>
          </table:table-cell>
          <table:table-cell table:formula="of:=IF([test_results.$A189]=[test_results.X$126]; [test_results.$E189]; &quot;&quot;)">
            <text:p/>
          </table:table-cell>
          <table:table-cell table:formula="of:=IF([test_results.$A189]=[test_results.Y$126]; [test_results.$E189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tclock_car_sleep.zip</text:p>
          </table:table-cell>
          <table:table-cell office:value-type="float" office:value="6" calcext:value-type="float">
            <text:p>6</text:p>
          </table:table-cell>
          <table:table-cell office:value-type="float" office:value="10.858" calcext:value-type="float">
            <text:p>10.858</text:p>
          </table:table-cell>
          <table:table-cell office:value-type="float" office:value="18.492" calcext:value-type="float">
            <text:p>18.492</text:p>
          </table:table-cell>
          <table:table-cell office:value-type="float" office:value="5.769" calcext:value-type="float">
            <text:p>5.769</text:p>
          </table:table-cell>
          <table:table-cell office:value-type="float" office:value="2.455" calcext:value-type="float">
            <text:p>2.455</text:p>
          </table:table-cell>
          <table:table-cell office:value-type="float" office:value="30.015" calcext:value-type="float">
            <text:p>30.015</text:p>
          </table:table-cell>
          <table:table-cell office:value-type="float" office:value="1000" calcext:value-type="float">
            <text:p>1000</text:p>
          </table:table-cell>
          <table:table-cell office:value-type="float" office:value="5768.598" calcext:value-type="float">
            <text:p>5768.598</text:p>
          </table:table-cell>
          <table:table-cell office:value-type="float" office:value="173.35" calcext:value-type="float">
            <text:p>173.35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90]=[test_results.N$126]; [test_results.$E190]; &quot;&quot;)">
            <text:p/>
          </table:table-cell>
          <table:table-cell table:formula="of:=IF([test_results.$A190]=[test_results.O$126]; [test_results.$E190]; &quot;&quot;)">
            <text:p/>
          </table:table-cell>
          <table:table-cell table:formula="of:=IF([test_results.$A190]=[test_results.P$126]; [test_results.$E190]; &quot;&quot;)">
            <text:p/>
          </table:table-cell>
          <table:table-cell table:formula="of:=IF([test_results.$A190]=[test_results.Q$126]; [test_results.$E190]; &quot;&quot;)">
            <text:p/>
          </table:table-cell>
          <table:table-cell table:formula="of:=IF([test_results.$A190]=[test_results.R$126]; [test_results.$E190]; &quot;&quot;)">
            <text:p/>
          </table:table-cell>
          <table:table-cell table:formula="of:=IF([test_results.$A190]=[test_results.S$126]; [test_results.$E190]; &quot;&quot;)">
            <text:p/>
          </table:table-cell>
          <table:table-cell table:formula="of:=IF([test_results.$A190]=[test_results.T$126]; [test_results.$E190]; &quot;&quot;)">
            <text:p/>
          </table:table-cell>
          <table:table-cell table:formula="of:=IF([test_results.$A190]=[test_results.U$126]; [test_results.$E190]; &quot;&quot;)">
            <text:p/>
          </table:table-cell>
          <table:table-cell table:formula="of:=IF([test_results.$A190]=[test_results.V$126]; [test_results.$E190]; &quot;&quot;)" office:value-type="float" office:value="5.769" calcext:value-type="float">
            <text:p>5.769</text:p>
          </table:table-cell>
          <table:table-cell table:formula="of:=IF([test_results.$A190]=[test_results.W$126]; [test_results.$E190]; &quot;&quot;)">
            <text:p/>
          </table:table-cell>
          <table:table-cell table:formula="of:=IF([test_results.$A190]=[test_results.X$126]; [test_results.$E190]; &quot;&quot;)">
            <text:p/>
          </table:table-cell>
          <table:table-cell table:formula="of:=IF([test_results.$A190]=[test_results.Y$126]; [test_results.$E190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tclock_chest.zip</text:p>
          </table:table-cell>
          <table:table-cell office:value-type="float" office:value="6" calcext:value-type="float">
            <text:p>6</text:p>
          </table:table-cell>
          <table:table-cell office:value-type="float" office:value="10.858" calcext:value-type="float">
            <text:p>10.858</text:p>
          </table:table-cell>
          <table:table-cell office:value-type="float" office:value="19.185" calcext:value-type="float">
            <text:p>19.185</text:p>
          </table:table-cell>
          <table:table-cell office:value-type="float" office:value="6.411" calcext:value-type="float">
            <text:p>6.411</text:p>
          </table:table-cell>
          <table:table-cell office:value-type="float" office:value="2.767" calcext:value-type="float">
            <text:p>2.767</text:p>
          </table:table-cell>
          <table:table-cell office:value-type="float" office:value="23.415" calcext:value-type="float">
            <text:p>23.415</text:p>
          </table:table-cell>
          <table:table-cell office:value-type="float" office:value="1000" calcext:value-type="float">
            <text:p>1000</text:p>
          </table:table-cell>
          <table:table-cell office:value-type="float" office:value="6410.544" calcext:value-type="float">
            <text:p>6410.544</text:p>
          </table:table-cell>
          <table:table-cell office:value-type="float" office:value="155.99" calcext:value-type="float">
            <text:p>155.99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91]=[test_results.N$126]; [test_results.$E191]; &quot;&quot;)">
            <text:p/>
          </table:table-cell>
          <table:table-cell table:formula="of:=IF([test_results.$A191]=[test_results.O$126]; [test_results.$E191]; &quot;&quot;)">
            <text:p/>
          </table:table-cell>
          <table:table-cell table:formula="of:=IF([test_results.$A191]=[test_results.P$126]; [test_results.$E191]; &quot;&quot;)">
            <text:p/>
          </table:table-cell>
          <table:table-cell table:formula="of:=IF([test_results.$A191]=[test_results.Q$126]; [test_results.$E191]; &quot;&quot;)">
            <text:p/>
          </table:table-cell>
          <table:table-cell table:formula="of:=IF([test_results.$A191]=[test_results.R$126]; [test_results.$E191]; &quot;&quot;)">
            <text:p/>
          </table:table-cell>
          <table:table-cell table:formula="of:=IF([test_results.$A191]=[test_results.S$126]; [test_results.$E191]; &quot;&quot;)">
            <text:p/>
          </table:table-cell>
          <table:table-cell table:formula="of:=IF([test_results.$A191]=[test_results.T$126]; [test_results.$E191]; &quot;&quot;)">
            <text:p/>
          </table:table-cell>
          <table:table-cell table:formula="of:=IF([test_results.$A191]=[test_results.U$126]; [test_results.$E191]; &quot;&quot;)">
            <text:p/>
          </table:table-cell>
          <table:table-cell table:formula="of:=IF([test_results.$A191]=[test_results.V$126]; [test_results.$E191]; &quot;&quot;)">
            <text:p/>
          </table:table-cell>
          <table:table-cell table:formula="of:=IF([test_results.$A191]=[test_results.W$126]; [test_results.$E191]; &quot;&quot;)" office:value-type="float" office:value="6.411" calcext:value-type="float">
            <text:p>6.411</text:p>
          </table:table-cell>
          <table:table-cell table:formula="of:=IF([test_results.$A191]=[test_results.X$126]; [test_results.$E191]; &quot;&quot;)">
            <text:p/>
          </table:table-cell>
          <table:table-cell table:formula="of:=IF([test_results.$A191]=[test_results.Y$126]; [test_results.$E191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vert_tclock_car_sleep.zip</text:p>
          </table:table-cell>
          <table:table-cell office:value-type="float" office:value="6" calcext:value-type="float">
            <text:p>6</text:p>
          </table:table-cell>
          <table:table-cell office:value-type="float" office:value="10.962" calcext:value-type="float">
            <text:p>10.962</text:p>
          </table:table-cell>
          <table:table-cell office:value-type="float" office:value="19.024" calcext:value-type="float">
            <text:p>19.024</text:p>
          </table:table-cell>
          <table:table-cell office:value-type="float" office:value="6.154" calcext:value-type="float">
            <text:p>6.154</text:p>
          </table:table-cell>
          <table:table-cell office:value-type="float" office:value="2.786" calcext:value-type="float">
            <text:p>2.786</text:p>
          </table:table-cell>
          <table:table-cell office:value-type="float" office:value="39.075" calcext:value-type="float">
            <text:p>39.075</text:p>
          </table:table-cell>
          <table:table-cell office:value-type="float" office:value="1000" calcext:value-type="float">
            <text:p>1000</text:p>
          </table:table-cell>
          <table:table-cell office:value-type="float" office:value="6153.522" calcext:value-type="float">
            <text:p>6153.522</text:p>
          </table:table-cell>
          <table:table-cell office:value-type="float" office:value="162.51" calcext:value-type="float">
            <text:p>162.51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92]=[test_results.N$126]; [test_results.$E192]; &quot;&quot;)">
            <text:p/>
          </table:table-cell>
          <table:table-cell table:formula="of:=IF([test_results.$A192]=[test_results.O$126]; [test_results.$E192]; &quot;&quot;)">
            <text:p/>
          </table:table-cell>
          <table:table-cell table:formula="of:=IF([test_results.$A192]=[test_results.P$126]; [test_results.$E192]; &quot;&quot;)">
            <text:p/>
          </table:table-cell>
          <table:table-cell table:formula="of:=IF([test_results.$A192]=[test_results.Q$126]; [test_results.$E192]; &quot;&quot;)">
            <text:p/>
          </table:table-cell>
          <table:table-cell table:formula="of:=IF([test_results.$A192]=[test_results.R$126]; [test_results.$E192]; &quot;&quot;)">
            <text:p/>
          </table:table-cell>
          <table:table-cell table:formula="of:=IF([test_results.$A192]=[test_results.S$126]; [test_results.$E192]; &quot;&quot;)">
            <text:p/>
          </table:table-cell>
          <table:table-cell table:formula="of:=IF([test_results.$A192]=[test_results.T$126]; [test_results.$E192]; &quot;&quot;)">
            <text:p/>
          </table:table-cell>
          <table:table-cell table:formula="of:=IF([test_results.$A192]=[test_results.U$126]; [test_results.$E192]; &quot;&quot;)">
            <text:p/>
          </table:table-cell>
          <table:table-cell table:formula="of:=IF([test_results.$A192]=[test_results.V$126]; [test_results.$E192]; &quot;&quot;)">
            <text:p/>
          </table:table-cell>
          <table:table-cell table:formula="of:=IF([test_results.$A192]=[test_results.W$126]; [test_results.$E192]; &quot;&quot;)">
            <text:p/>
          </table:table-cell>
          <table:table-cell table:formula="of:=IF([test_results.$A192]=[test_results.X$126]; [test_results.$E192]; &quot;&quot;)" office:value-type="float" office:value="6.154" calcext:value-type="float">
            <text:p>6.154</text:p>
          </table:table-cell>
          <table:table-cell table:formula="of:=IF([test_results.$A192]=[test_results.Y$126]; [test_results.$E192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fclock_2car.zip</text:p>
          </table:table-cell>
          <table:table-cell office:value-type="float" office:value="7" calcext:value-type="float">
            <text:p>7</text:p>
          </table:table-cell>
          <table:table-cell office:value-type="float" office:value="11.048" calcext:value-type="float">
            <text:p>11.048</text:p>
          </table:table-cell>
          <table:table-cell office:value-type="float" office:value="24.142" calcext:value-type="float">
            <text:p>24.142</text:p>
          </table:table-cell>
          <table:table-cell office:value-type="float" office:value="11.183" calcext:value-type="float">
            <text:p>11.183</text:p>
          </table:table-cell>
          <table:table-cell office:value-type="float" office:value="8.056" calcext:value-type="float">
            <text:p>8.056</text:p>
          </table:table-cell>
          <table:table-cell office:value-type="float" office:value="30.67" calcext:value-type="float">
            <text:p>30.67</text:p>
          </table:table-cell>
          <table:table-cell office:value-type="float" office:value="1000" calcext:value-type="float">
            <text:p>1000</text:p>
          </table:table-cell>
          <table:table-cell office:value-type="float" office:value="11182.749" calcext:value-type="float">
            <text:p>11182.749</text:p>
          </table:table-cell>
          <table:table-cell office:value-type="float" office:value="89.42" calcext:value-type="float">
            <text:p>89.42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93]=[test_results.N$126]; [test_results.$E193]; &quot;&quot;)" office:value-type="float" office:value="11.183" calcext:value-type="float">
            <text:p>11.183</text:p>
          </table:table-cell>
          <table:table-cell table:formula="of:=IF([test_results.$A193]=[test_results.O$126]; [test_results.$E193]; &quot;&quot;)">
            <text:p/>
          </table:table-cell>
          <table:table-cell table:formula="of:=IF([test_results.$A193]=[test_results.P$126]; [test_results.$E193]; &quot;&quot;)">
            <text:p/>
          </table:table-cell>
          <table:table-cell table:formula="of:=IF([test_results.$A193]=[test_results.Q$126]; [test_results.$E193]; &quot;&quot;)">
            <text:p/>
          </table:table-cell>
          <table:table-cell table:formula="of:=IF([test_results.$A193]=[test_results.R$126]; [test_results.$E193]; &quot;&quot;)">
            <text:p/>
          </table:table-cell>
          <table:table-cell table:formula="of:=IF([test_results.$A193]=[test_results.S$126]; [test_results.$E193]; &quot;&quot;)">
            <text:p/>
          </table:table-cell>
          <table:table-cell table:formula="of:=IF([test_results.$A193]=[test_results.T$126]; [test_results.$E193]; &quot;&quot;)">
            <text:p/>
          </table:table-cell>
          <table:table-cell table:formula="of:=IF([test_results.$A193]=[test_results.U$126]; [test_results.$E193]; &quot;&quot;)">
            <text:p/>
          </table:table-cell>
          <table:table-cell table:formula="of:=IF([test_results.$A193]=[test_results.V$126]; [test_results.$E193]; &quot;&quot;)">
            <text:p/>
          </table:table-cell>
          <table:table-cell table:formula="of:=IF([test_results.$A193]=[test_results.W$126]; [test_results.$E193]; &quot;&quot;)">
            <text:p/>
          </table:table-cell>
          <table:table-cell table:formula="of:=IF([test_results.$A193]=[test_results.X$126]; [test_results.$E193]; &quot;&quot;)">
            <text:p/>
          </table:table-cell>
          <table:table-cell table:formula="of:=IF([test_results.$A193]=[test_results.Y$126]; [test_results.$E193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fclock_2car_sleep.zip</text:p>
          </table:table-cell>
          <table:table-cell office:value-type="float" office:value="7" calcext:value-type="float">
            <text:p>7</text:p>
          </table:table-cell>
          <table:table-cell office:value-type="float" office:value="10.937" calcext:value-type="float">
            <text:p>10.937</text:p>
          </table:table-cell>
          <table:table-cell office:value-type="float" office:value="21.837" calcext:value-type="float">
            <text:p>21.837</text:p>
          </table:table-cell>
          <table:table-cell office:value-type="float" office:value="8.998" calcext:value-type="float">
            <text:p>8.998</text:p>
          </table:table-cell>
          <table:table-cell office:value-type="float" office:value="5.469" calcext:value-type="float">
            <text:p>5.469</text:p>
          </table:table-cell>
          <table:table-cell office:value-type="float" office:value="22.639" calcext:value-type="float">
            <text:p>22.639</text:p>
          </table:table-cell>
          <table:table-cell office:value-type="float" office:value="1000" calcext:value-type="float">
            <text:p>1000</text:p>
          </table:table-cell>
          <table:table-cell office:value-type="float" office:value="8998.081" calcext:value-type="float">
            <text:p>8998.081</text:p>
          </table:table-cell>
          <table:table-cell office:value-type="float" office:value="111.13" calcext:value-type="float">
            <text:p>111.13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94]=[test_results.N$126]; [test_results.$E194]; &quot;&quot;)">
            <text:p/>
          </table:table-cell>
          <table:table-cell table:formula="of:=IF([test_results.$A194]=[test_results.O$126]; [test_results.$E194]; &quot;&quot;)" office:value-type="float" office:value="8.998" calcext:value-type="float">
            <text:p>8.998</text:p>
          </table:table-cell>
          <table:table-cell table:formula="of:=IF([test_results.$A194]=[test_results.P$126]; [test_results.$E194]; &quot;&quot;)">
            <text:p/>
          </table:table-cell>
          <table:table-cell table:formula="of:=IF([test_results.$A194]=[test_results.Q$126]; [test_results.$E194]; &quot;&quot;)">
            <text:p/>
          </table:table-cell>
          <table:table-cell table:formula="of:=IF([test_results.$A194]=[test_results.R$126]; [test_results.$E194]; &quot;&quot;)">
            <text:p/>
          </table:table-cell>
          <table:table-cell table:formula="of:=IF([test_results.$A194]=[test_results.S$126]; [test_results.$E194]; &quot;&quot;)">
            <text:p/>
          </table:table-cell>
          <table:table-cell table:formula="of:=IF([test_results.$A194]=[test_results.T$126]; [test_results.$E194]; &quot;&quot;)">
            <text:p/>
          </table:table-cell>
          <table:table-cell table:formula="of:=IF([test_results.$A194]=[test_results.U$126]; [test_results.$E194]; &quot;&quot;)">
            <text:p/>
          </table:table-cell>
          <table:table-cell table:formula="of:=IF([test_results.$A194]=[test_results.V$126]; [test_results.$E194]; &quot;&quot;)">
            <text:p/>
          </table:table-cell>
          <table:table-cell table:formula="of:=IF([test_results.$A194]=[test_results.W$126]; [test_results.$E194]; &quot;&quot;)">
            <text:p/>
          </table:table-cell>
          <table:table-cell table:formula="of:=IF([test_results.$A194]=[test_results.X$126]; [test_results.$E194]; &quot;&quot;)">
            <text:p/>
          </table:table-cell>
          <table:table-cell table:formula="of:=IF([test_results.$A194]=[test_results.Y$126]; [test_results.$E194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fclock_car.zip</text:p>
          </table:table-cell>
          <table:table-cell office:value-type="float" office:value="7" calcext:value-type="float">
            <text:p>7</text:p>
          </table:table-cell>
          <table:table-cell office:value-type="float" office:value="10.872" calcext:value-type="float">
            <text:p>10.872</text:p>
          </table:table-cell>
          <table:table-cell office:value-type="float" office:value="23.781" calcext:value-type="float">
            <text:p>23.781</text:p>
          </table:table-cell>
          <table:table-cell office:value-type="float" office:value="11.033" calcext:value-type="float">
            <text:p>11.033</text:p>
          </table:table-cell>
          <table:table-cell office:value-type="float" office:value="6.757" calcext:value-type="float">
            <text:p>6.757</text:p>
          </table:table-cell>
          <table:table-cell office:value-type="float" office:value="32.802" calcext:value-type="float">
            <text:p>32.802</text:p>
          </table:table-cell>
          <table:table-cell office:value-type="float" office:value="1000" calcext:value-type="float">
            <text:p>1000</text:p>
          </table:table-cell>
          <table:table-cell office:value-type="float" office:value="11032.815" calcext:value-type="float">
            <text:p>11032.815</text:p>
          </table:table-cell>
          <table:table-cell office:value-type="float" office:value="90.64" calcext:value-type="float">
            <text:p>90.64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95]=[test_results.N$126]; [test_results.$E195]; &quot;&quot;)">
            <text:p/>
          </table:table-cell>
          <table:table-cell table:formula="of:=IF([test_results.$A195]=[test_results.O$126]; [test_results.$E195]; &quot;&quot;)">
            <text:p/>
          </table:table-cell>
          <table:table-cell table:formula="of:=IF([test_results.$A195]=[test_results.P$126]; [test_results.$E195]; &quot;&quot;)" office:value-type="float" office:value="11.033" calcext:value-type="float">
            <text:p>11.033</text:p>
          </table:table-cell>
          <table:table-cell table:formula="of:=IF([test_results.$A195]=[test_results.Q$126]; [test_results.$E195]; &quot;&quot;)">
            <text:p/>
          </table:table-cell>
          <table:table-cell table:formula="of:=IF([test_results.$A195]=[test_results.R$126]; [test_results.$E195]; &quot;&quot;)">
            <text:p/>
          </table:table-cell>
          <table:table-cell table:formula="of:=IF([test_results.$A195]=[test_results.S$126]; [test_results.$E195]; &quot;&quot;)">
            <text:p/>
          </table:table-cell>
          <table:table-cell table:formula="of:=IF([test_results.$A195]=[test_results.T$126]; [test_results.$E195]; &quot;&quot;)">
            <text:p/>
          </table:table-cell>
          <table:table-cell table:formula="of:=IF([test_results.$A195]=[test_results.U$126]; [test_results.$E195]; &quot;&quot;)">
            <text:p/>
          </table:table-cell>
          <table:table-cell table:formula="of:=IF([test_results.$A195]=[test_results.V$126]; [test_results.$E195]; &quot;&quot;)">
            <text:p/>
          </table:table-cell>
          <table:table-cell table:formula="of:=IF([test_results.$A195]=[test_results.W$126]; [test_results.$E195]; &quot;&quot;)">
            <text:p/>
          </table:table-cell>
          <table:table-cell table:formula="of:=IF([test_results.$A195]=[test_results.X$126]; [test_results.$E195]; &quot;&quot;)">
            <text:p/>
          </table:table-cell>
          <table:table-cell table:formula="of:=IF([test_results.$A195]=[test_results.Y$126]; [test_results.$E195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fclock_car_sleep.zip</text:p>
          </table:table-cell>
          <table:table-cell office:value-type="float" office:value="7" calcext:value-type="float">
            <text:p>7</text:p>
          </table:table-cell>
          <table:table-cell office:value-type="float" office:value="11.006" calcext:value-type="float">
            <text:p>11.006</text:p>
          </table:table-cell>
          <table:table-cell office:value-type="float" office:value="22.856" calcext:value-type="float">
            <text:p>22.856</text:p>
          </table:table-cell>
          <table:table-cell office:value-type="float" office:value="9.988" calcext:value-type="float">
            <text:p>9.988</text:p>
          </table:table-cell>
          <table:table-cell office:value-type="float" office:value="6.684" calcext:value-type="float">
            <text:p>6.684</text:p>
          </table:table-cell>
          <table:table-cell office:value-type="float" office:value="28.381" calcext:value-type="float">
            <text:p>28.381</text:p>
          </table:table-cell>
          <table:table-cell office:value-type="float" office:value="1000" calcext:value-type="float">
            <text:p>1000</text:p>
          </table:table-cell>
          <table:table-cell office:value-type="float" office:value="9987.68" calcext:value-type="float">
            <text:p>9987.68</text:p>
          </table:table-cell>
          <table:table-cell office:value-type="float" office:value="100.12" calcext:value-type="float">
            <text:p>100.12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96]=[test_results.N$126]; [test_results.$E196]; &quot;&quot;)">
            <text:p/>
          </table:table-cell>
          <table:table-cell table:formula="of:=IF([test_results.$A196]=[test_results.O$126]; [test_results.$E196]; &quot;&quot;)">
            <text:p/>
          </table:table-cell>
          <table:table-cell table:formula="of:=IF([test_results.$A196]=[test_results.P$126]; [test_results.$E196]; &quot;&quot;)">
            <text:p/>
          </table:table-cell>
          <table:table-cell table:formula="of:=IF([test_results.$A196]=[test_results.Q$126]; [test_results.$E196]; &quot;&quot;)" office:value-type="float" office:value="9.988" calcext:value-type="float">
            <text:p>9.988</text:p>
          </table:table-cell>
          <table:table-cell table:formula="of:=IF([test_results.$A196]=[test_results.R$126]; [test_results.$E196]; &quot;&quot;)">
            <text:p/>
          </table:table-cell>
          <table:table-cell table:formula="of:=IF([test_results.$A196]=[test_results.S$126]; [test_results.$E196]; &quot;&quot;)">
            <text:p/>
          </table:table-cell>
          <table:table-cell table:formula="of:=IF([test_results.$A196]=[test_results.T$126]; [test_results.$E196]; &quot;&quot;)">
            <text:p/>
          </table:table-cell>
          <table:table-cell table:formula="of:=IF([test_results.$A196]=[test_results.U$126]; [test_results.$E196]; &quot;&quot;)">
            <text:p/>
          </table:table-cell>
          <table:table-cell table:formula="of:=IF([test_results.$A196]=[test_results.V$126]; [test_results.$E196]; &quot;&quot;)">
            <text:p/>
          </table:table-cell>
          <table:table-cell table:formula="of:=IF([test_results.$A196]=[test_results.W$126]; [test_results.$E196]; &quot;&quot;)">
            <text:p/>
          </table:table-cell>
          <table:table-cell table:formula="of:=IF([test_results.$A196]=[test_results.X$126]; [test_results.$E196]; &quot;&quot;)">
            <text:p/>
          </table:table-cell>
          <table:table-cell table:formula="of:=IF([test_results.$A196]=[test_results.Y$126]; [test_results.$E196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fclock_chest.zip</text:p>
          </table:table-cell>
          <table:table-cell office:value-type="float" office:value="7" calcext:value-type="float">
            <text:p>7</text:p>
          </table:table-cell>
          <table:table-cell office:value-type="float" office:value="12.174" calcext:value-type="float">
            <text:p>12.174</text:p>
          </table:table-cell>
          <table:table-cell office:value-type="float" office:value="24.155" calcext:value-type="float">
            <text:p>24.155</text:p>
          </table:table-cell>
          <table:table-cell office:value-type="float" office:value="10.072" calcext:value-type="float">
            <text:p>10.072</text:p>
          </table:table-cell>
          <table:table-cell office:value-type="float" office:value="6.638" calcext:value-type="float">
            <text:p>6.638</text:p>
          </table:table-cell>
          <table:table-cell office:value-type="float" office:value="27.967" calcext:value-type="float">
            <text:p>27.967</text:p>
          </table:table-cell>
          <table:table-cell office:value-type="float" office:value="1000" calcext:value-type="float">
            <text:p>1000</text:p>
          </table:table-cell>
          <table:table-cell office:value-type="float" office:value="10072.069" calcext:value-type="float">
            <text:p>10072.069</text:p>
          </table:table-cell>
          <table:table-cell office:value-type="float" office:value="99.28" calcext:value-type="float">
            <text:p>99.28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97]=[test_results.N$126]; [test_results.$E197]; &quot;&quot;)">
            <text:p/>
          </table:table-cell>
          <table:table-cell table:formula="of:=IF([test_results.$A197]=[test_results.O$126]; [test_results.$E197]; &quot;&quot;)">
            <text:p/>
          </table:table-cell>
          <table:table-cell table:formula="of:=IF([test_results.$A197]=[test_results.P$126]; [test_results.$E197]; &quot;&quot;)">
            <text:p/>
          </table:table-cell>
          <table:table-cell table:formula="of:=IF([test_results.$A197]=[test_results.Q$126]; [test_results.$E197]; &quot;&quot;)">
            <text:p/>
          </table:table-cell>
          <table:table-cell table:formula="of:=IF([test_results.$A197]=[test_results.R$126]; [test_results.$E197]; &quot;&quot;)" office:value-type="float" office:value="10.072" calcext:value-type="float">
            <text:p>10.072</text:p>
          </table:table-cell>
          <table:table-cell table:formula="of:=IF([test_results.$A197]=[test_results.S$126]; [test_results.$E197]; &quot;&quot;)">
            <text:p/>
          </table:table-cell>
          <table:table-cell table:formula="of:=IF([test_results.$A197]=[test_results.T$126]; [test_results.$E197]; &quot;&quot;)">
            <text:p/>
          </table:table-cell>
          <table:table-cell table:formula="of:=IF([test_results.$A197]=[test_results.U$126]; [test_results.$E197]; &quot;&quot;)">
            <text:p/>
          </table:table-cell>
          <table:table-cell table:formula="of:=IF([test_results.$A197]=[test_results.V$126]; [test_results.$E197]; &quot;&quot;)">
            <text:p/>
          </table:table-cell>
          <table:table-cell table:formula="of:=IF([test_results.$A197]=[test_results.W$126]; [test_results.$E197]; &quot;&quot;)">
            <text:p/>
          </table:table-cell>
          <table:table-cell table:formula="of:=IF([test_results.$A197]=[test_results.X$126]; [test_results.$E197]; &quot;&quot;)">
            <text:p/>
          </table:table-cell>
          <table:table-cell table:formula="of:=IF([test_results.$A197]=[test_results.Y$126]; [test_results.$E197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tclock_2car.zip</text:p>
          </table:table-cell>
          <table:table-cell office:value-type="float" office:value="7" calcext:value-type="float">
            <text:p>7</text:p>
          </table:table-cell>
          <table:table-cell office:value-type="float" office:value="11.446" calcext:value-type="float">
            <text:p>11.446</text:p>
          </table:table-cell>
          <table:table-cell office:value-type="float" office:value="22.011" calcext:value-type="float">
            <text:p>22.011</text:p>
          </table:table-cell>
          <table:table-cell office:value-type="float" office:value="8.625" calcext:value-type="float">
            <text:p>8.625</text:p>
          </table:table-cell>
          <table:table-cell office:value-type="float" office:value="5.312" calcext:value-type="float">
            <text:p>5.312</text:p>
          </table:table-cell>
          <table:table-cell office:value-type="float" office:value="28.608" calcext:value-type="float">
            <text:p>28.608</text:p>
          </table:table-cell>
          <table:table-cell office:value-type="float" office:value="1000" calcext:value-type="float">
            <text:p>1000</text:p>
          </table:table-cell>
          <table:table-cell office:value-type="float" office:value="8624.954" calcext:value-type="float">
            <text:p>8624.954</text:p>
          </table:table-cell>
          <table:table-cell office:value-type="float" office:value="115.94" calcext:value-type="float">
            <text:p>115.94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98]=[test_results.N$126]; [test_results.$E198]; &quot;&quot;)">
            <text:p/>
          </table:table-cell>
          <table:table-cell table:formula="of:=IF([test_results.$A198]=[test_results.O$126]; [test_results.$E198]; &quot;&quot;)">
            <text:p/>
          </table:table-cell>
          <table:table-cell table:formula="of:=IF([test_results.$A198]=[test_results.P$126]; [test_results.$E198]; &quot;&quot;)">
            <text:p/>
          </table:table-cell>
          <table:table-cell table:formula="of:=IF([test_results.$A198]=[test_results.Q$126]; [test_results.$E198]; &quot;&quot;)">
            <text:p/>
          </table:table-cell>
          <table:table-cell table:formula="of:=IF([test_results.$A198]=[test_results.R$126]; [test_results.$E198]; &quot;&quot;)">
            <text:p/>
          </table:table-cell>
          <table:table-cell table:formula="of:=IF([test_results.$A198]=[test_results.S$126]; [test_results.$E198]; &quot;&quot;)" office:value-type="float" office:value="8.625" calcext:value-type="float">
            <text:p>8.625</text:p>
          </table:table-cell>
          <table:table-cell table:formula="of:=IF([test_results.$A198]=[test_results.T$126]; [test_results.$E198]; &quot;&quot;)">
            <text:p/>
          </table:table-cell>
          <table:table-cell table:formula="of:=IF([test_results.$A198]=[test_results.U$126]; [test_results.$E198]; &quot;&quot;)">
            <text:p/>
          </table:table-cell>
          <table:table-cell table:formula="of:=IF([test_results.$A198]=[test_results.V$126]; [test_results.$E198]; &quot;&quot;)">
            <text:p/>
          </table:table-cell>
          <table:table-cell table:formula="of:=IF([test_results.$A198]=[test_results.W$126]; [test_results.$E198]; &quot;&quot;)">
            <text:p/>
          </table:table-cell>
          <table:table-cell table:formula="of:=IF([test_results.$A198]=[test_results.X$126]; [test_results.$E198]; &quot;&quot;)">
            <text:p/>
          </table:table-cell>
          <table:table-cell table:formula="of:=IF([test_results.$A198]=[test_results.Y$126]; [test_results.$E198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tclock_2car_sleep.zip</text:p>
          </table:table-cell>
          <table:table-cell office:value-type="float" office:value="7" calcext:value-type="float">
            <text:p>7</text:p>
          </table:table-cell>
          <table:table-cell office:value-type="float" office:value="11.286" calcext:value-type="float">
            <text:p>11.286</text:p>
          </table:table-cell>
          <table:table-cell office:value-type="float" office:value="18.862" calcext:value-type="float">
            <text:p>18.862</text:p>
          </table:table-cell>
          <table:table-cell office:value-type="float" office:value="5.623" calcext:value-type="float">
            <text:p>5.623</text:p>
          </table:table-cell>
          <table:table-cell office:value-type="float" office:value="2.461" calcext:value-type="float">
            <text:p>2.461</text:p>
          </table:table-cell>
          <table:table-cell office:value-type="float" office:value="23.144" calcext:value-type="float">
            <text:p>23.144</text:p>
          </table:table-cell>
          <table:table-cell office:value-type="float" office:value="1000" calcext:value-type="float">
            <text:p>1000</text:p>
          </table:table-cell>
          <table:table-cell office:value-type="float" office:value="5623.252" calcext:value-type="float">
            <text:p>5623.252</text:p>
          </table:table-cell>
          <table:table-cell office:value-type="float" office:value="177.83" calcext:value-type="float">
            <text:p>177.83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199]=[test_results.N$126]; [test_results.$E199]; &quot;&quot;)">
            <text:p/>
          </table:table-cell>
          <table:table-cell table:formula="of:=IF([test_results.$A199]=[test_results.O$126]; [test_results.$E199]; &quot;&quot;)">
            <text:p/>
          </table:table-cell>
          <table:table-cell table:formula="of:=IF([test_results.$A199]=[test_results.P$126]; [test_results.$E199]; &quot;&quot;)">
            <text:p/>
          </table:table-cell>
          <table:table-cell table:formula="of:=IF([test_results.$A199]=[test_results.Q$126]; [test_results.$E199]; &quot;&quot;)">
            <text:p/>
          </table:table-cell>
          <table:table-cell table:formula="of:=IF([test_results.$A199]=[test_results.R$126]; [test_results.$E199]; &quot;&quot;)">
            <text:p/>
          </table:table-cell>
          <table:table-cell table:formula="of:=IF([test_results.$A199]=[test_results.S$126]; [test_results.$E199]; &quot;&quot;)">
            <text:p/>
          </table:table-cell>
          <table:table-cell table:formula="of:=IF([test_results.$A199]=[test_results.T$126]; [test_results.$E199]; &quot;&quot;)" office:value-type="float" office:value="5.623" calcext:value-type="float">
            <text:p>5.623</text:p>
          </table:table-cell>
          <table:table-cell table:formula="of:=IF([test_results.$A199]=[test_results.U$126]; [test_results.$E199]; &quot;&quot;)">
            <text:p/>
          </table:table-cell>
          <table:table-cell table:formula="of:=IF([test_results.$A199]=[test_results.V$126]; [test_results.$E199]; &quot;&quot;)">
            <text:p/>
          </table:table-cell>
          <table:table-cell table:formula="of:=IF([test_results.$A199]=[test_results.W$126]; [test_results.$E199]; &quot;&quot;)">
            <text:p/>
          </table:table-cell>
          <table:table-cell table:formula="of:=IF([test_results.$A199]=[test_results.X$126]; [test_results.$E199]; &quot;&quot;)">
            <text:p/>
          </table:table-cell>
          <table:table-cell table:formula="of:=IF([test_results.$A199]=[test_results.Y$126]; [test_results.$E199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tclock_car.zip</text:p>
          </table:table-cell>
          <table:table-cell office:value-type="float" office:value="7" calcext:value-type="float">
            <text:p>7</text:p>
          </table:table-cell>
          <table:table-cell office:value-type="float" office:value="11.95" calcext:value-type="float">
            <text:p>11.95</text:p>
          </table:table-cell>
          <table:table-cell office:value-type="float" office:value="21.205" calcext:value-type="float">
            <text:p>21.205</text:p>
          </table:table-cell>
          <table:table-cell office:value-type="float" office:value="7.37" calcext:value-type="float">
            <text:p>7.37</text:p>
          </table:table-cell>
          <table:table-cell office:value-type="float" office:value="3.976" calcext:value-type="float">
            <text:p>3.976</text:p>
          </table:table-cell>
          <table:table-cell office:value-type="float" office:value="30.89" calcext:value-type="float">
            <text:p>30.89</text:p>
          </table:table-cell>
          <table:table-cell office:value-type="float" office:value="1000" calcext:value-type="float">
            <text:p>1000</text:p>
          </table:table-cell>
          <table:table-cell office:value-type="float" office:value="7370.156" calcext:value-type="float">
            <text:p>7370.156</text:p>
          </table:table-cell>
          <table:table-cell office:value-type="float" office:value="135.68" calcext:value-type="float">
            <text:p>135.68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200]=[test_results.N$126]; [test_results.$E200]; &quot;&quot;)">
            <text:p/>
          </table:table-cell>
          <table:table-cell table:formula="of:=IF([test_results.$A200]=[test_results.O$126]; [test_results.$E200]; &quot;&quot;)">
            <text:p/>
          </table:table-cell>
          <table:table-cell table:formula="of:=IF([test_results.$A200]=[test_results.P$126]; [test_results.$E200]; &quot;&quot;)">
            <text:p/>
          </table:table-cell>
          <table:table-cell table:formula="of:=IF([test_results.$A200]=[test_results.Q$126]; [test_results.$E200]; &quot;&quot;)">
            <text:p/>
          </table:table-cell>
          <table:table-cell table:formula="of:=IF([test_results.$A200]=[test_results.R$126]; [test_results.$E200]; &quot;&quot;)">
            <text:p/>
          </table:table-cell>
          <table:table-cell table:formula="of:=IF([test_results.$A200]=[test_results.S$126]; [test_results.$E200]; &quot;&quot;)">
            <text:p/>
          </table:table-cell>
          <table:table-cell table:formula="of:=IF([test_results.$A200]=[test_results.T$126]; [test_results.$E200]; &quot;&quot;)">
            <text:p/>
          </table:table-cell>
          <table:table-cell table:formula="of:=IF([test_results.$A200]=[test_results.U$126]; [test_results.$E200]; &quot;&quot;)" office:value-type="float" office:value="7.37" calcext:value-type="float">
            <text:p>7.37</text:p>
          </table:table-cell>
          <table:table-cell table:formula="of:=IF([test_results.$A200]=[test_results.V$126]; [test_results.$E200]; &quot;&quot;)">
            <text:p/>
          </table:table-cell>
          <table:table-cell table:formula="of:=IF([test_results.$A200]=[test_results.W$126]; [test_results.$E200]; &quot;&quot;)">
            <text:p/>
          </table:table-cell>
          <table:table-cell table:formula="of:=IF([test_results.$A200]=[test_results.X$126]; [test_results.$E200]; &quot;&quot;)">
            <text:p/>
          </table:table-cell>
          <table:table-cell table:formula="of:=IF([test_results.$A200]=[test_results.Y$126]; [test_results.$E200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tclock_car_sleep.zip</text:p>
          </table:table-cell>
          <table:table-cell office:value-type="float" office:value="7" calcext:value-type="float">
            <text:p>7</text:p>
          </table:table-cell>
          <table:table-cell office:value-type="float" office:value="10.956" calcext:value-type="float">
            <text:p>10.956</text:p>
          </table:table-cell>
          <table:table-cell office:value-type="float" office:value="18.557" calcext:value-type="float">
            <text:p>18.557</text:p>
          </table:table-cell>
          <table:table-cell office:value-type="float" office:value="5.742" calcext:value-type="float">
            <text:p>5.742</text:p>
          </table:table-cell>
          <table:table-cell office:value-type="float" office:value="2.466" calcext:value-type="float">
            <text:p>2.466</text:p>
          </table:table-cell>
          <table:table-cell office:value-type="float" office:value="30.194" calcext:value-type="float">
            <text:p>30.194</text:p>
          </table:table-cell>
          <table:table-cell office:value-type="float" office:value="1000" calcext:value-type="float">
            <text:p>1000</text:p>
          </table:table-cell>
          <table:table-cell office:value-type="float" office:value="5741.855" calcext:value-type="float">
            <text:p>5741.855</text:p>
          </table:table-cell>
          <table:table-cell office:value-type="float" office:value="174.16" calcext:value-type="float">
            <text:p>174.16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201]=[test_results.N$126]; [test_results.$E201]; &quot;&quot;)">
            <text:p/>
          </table:table-cell>
          <table:table-cell table:formula="of:=IF([test_results.$A201]=[test_results.O$126]; [test_results.$E201]; &quot;&quot;)">
            <text:p/>
          </table:table-cell>
          <table:table-cell table:formula="of:=IF([test_results.$A201]=[test_results.P$126]; [test_results.$E201]; &quot;&quot;)">
            <text:p/>
          </table:table-cell>
          <table:table-cell table:formula="of:=IF([test_results.$A201]=[test_results.Q$126]; [test_results.$E201]; &quot;&quot;)">
            <text:p/>
          </table:table-cell>
          <table:table-cell table:formula="of:=IF([test_results.$A201]=[test_results.R$126]; [test_results.$E201]; &quot;&quot;)">
            <text:p/>
          </table:table-cell>
          <table:table-cell table:formula="of:=IF([test_results.$A201]=[test_results.S$126]; [test_results.$E201]; &quot;&quot;)">
            <text:p/>
          </table:table-cell>
          <table:table-cell table:formula="of:=IF([test_results.$A201]=[test_results.T$126]; [test_results.$E201]; &quot;&quot;)">
            <text:p/>
          </table:table-cell>
          <table:table-cell table:formula="of:=IF([test_results.$A201]=[test_results.U$126]; [test_results.$E201]; &quot;&quot;)">
            <text:p/>
          </table:table-cell>
          <table:table-cell table:formula="of:=IF([test_results.$A201]=[test_results.V$126]; [test_results.$E201]; &quot;&quot;)" office:value-type="float" office:value="5.742" calcext:value-type="float">
            <text:p>5.742</text:p>
          </table:table-cell>
          <table:table-cell table:formula="of:=IF([test_results.$A201]=[test_results.W$126]; [test_results.$E201]; &quot;&quot;)">
            <text:p/>
          </table:table-cell>
          <table:table-cell table:formula="of:=IF([test_results.$A201]=[test_results.X$126]; [test_results.$E201]; &quot;&quot;)">
            <text:p/>
          </table:table-cell>
          <table:table-cell table:formula="of:=IF([test_results.$A201]=[test_results.Y$126]; [test_results.$E201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tclock_chest.zip</text:p>
          </table:table-cell>
          <table:table-cell office:value-type="float" office:value="7" calcext:value-type="float">
            <text:p>7</text:p>
          </table:table-cell>
          <table:table-cell office:value-type="float" office:value="10.906" calcext:value-type="float">
            <text:p>10.906</text:p>
          </table:table-cell>
          <table:table-cell office:value-type="float" office:value="18.962" calcext:value-type="float">
            <text:p>18.962</text:p>
          </table:table-cell>
          <table:table-cell office:value-type="float" office:value="6.133" calcext:value-type="float">
            <text:p>6.133</text:p>
          </table:table-cell>
          <table:table-cell office:value-type="float" office:value="2.767" calcext:value-type="float">
            <text:p>2.767</text:p>
          </table:table-cell>
          <table:table-cell office:value-type="float" office:value="21.584" calcext:value-type="float">
            <text:p>21.584</text:p>
          </table:table-cell>
          <table:table-cell office:value-type="float" office:value="1000" calcext:value-type="float">
            <text:p>1000</text:p>
          </table:table-cell>
          <table:table-cell office:value-type="float" office:value="6132.76" calcext:value-type="float">
            <text:p>6132.76</text:p>
          </table:table-cell>
          <table:table-cell office:value-type="float" office:value="163.06" calcext:value-type="float">
            <text:p>163.06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202]=[test_results.N$126]; [test_results.$E202]; &quot;&quot;)">
            <text:p/>
          </table:table-cell>
          <table:table-cell table:formula="of:=IF([test_results.$A202]=[test_results.O$126]; [test_results.$E202]; &quot;&quot;)">
            <text:p/>
          </table:table-cell>
          <table:table-cell table:formula="of:=IF([test_results.$A202]=[test_results.P$126]; [test_results.$E202]; &quot;&quot;)">
            <text:p/>
          </table:table-cell>
          <table:table-cell table:formula="of:=IF([test_results.$A202]=[test_results.Q$126]; [test_results.$E202]; &quot;&quot;)">
            <text:p/>
          </table:table-cell>
          <table:table-cell table:formula="of:=IF([test_results.$A202]=[test_results.R$126]; [test_results.$E202]; &quot;&quot;)">
            <text:p/>
          </table:table-cell>
          <table:table-cell table:formula="of:=IF([test_results.$A202]=[test_results.S$126]; [test_results.$E202]; &quot;&quot;)">
            <text:p/>
          </table:table-cell>
          <table:table-cell table:formula="of:=IF([test_results.$A202]=[test_results.T$126]; [test_results.$E202]; &quot;&quot;)">
            <text:p/>
          </table:table-cell>
          <table:table-cell table:formula="of:=IF([test_results.$A202]=[test_results.U$126]; [test_results.$E202]; &quot;&quot;)">
            <text:p/>
          </table:table-cell>
          <table:table-cell table:formula="of:=IF([test_results.$A202]=[test_results.V$126]; [test_results.$E202]; &quot;&quot;)">
            <text:p/>
          </table:table-cell>
          <table:table-cell table:formula="of:=IF([test_results.$A202]=[test_results.W$126]; [test_results.$E202]; &quot;&quot;)" office:value-type="float" office:value="6.133" calcext:value-type="float">
            <text:p>6.133</text:p>
          </table:table-cell>
          <table:table-cell table:formula="of:=IF([test_results.$A202]=[test_results.X$126]; [test_results.$E202]; &quot;&quot;)">
            <text:p/>
          </table:table-cell>
          <table:table-cell table:formula="of:=IF([test_results.$A202]=[test_results.Y$126]; [test_results.$E202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vert_tclock_car_sleep.zip</text:p>
          </table:table-cell>
          <table:table-cell office:value-type="float" office:value="7" calcext:value-type="float">
            <text:p>7</text:p>
          </table:table-cell>
          <table:table-cell office:value-type="float" office:value="11.002" calcext:value-type="float">
            <text:p>11.002</text:p>
          </table:table-cell>
          <table:table-cell office:value-type="float" office:value="19.11" calcext:value-type="float">
            <text:p>19.11</text:p>
          </table:table-cell>
          <table:table-cell office:value-type="float" office:value="6.186" calcext:value-type="float">
            <text:p>6.186</text:p>
          </table:table-cell>
          <table:table-cell office:value-type="float" office:value="2.839" calcext:value-type="float">
            <text:p>2.839</text:p>
          </table:table-cell>
          <table:table-cell office:value-type="float" office:value="28.073" calcext:value-type="float">
            <text:p>28.073</text:p>
          </table:table-cell>
          <table:table-cell office:value-type="float" office:value="1000" calcext:value-type="float">
            <text:p>1000</text:p>
          </table:table-cell>
          <table:table-cell office:value-type="float" office:value="6185.65" calcext:value-type="float">
            <text:p>6185.65</text:p>
          </table:table-cell>
          <table:table-cell office:value-type="float" office:value="161.66" calcext:value-type="float">
            <text:p>161.66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203]=[test_results.N$126]; [test_results.$E203]; &quot;&quot;)">
            <text:p/>
          </table:table-cell>
          <table:table-cell table:formula="of:=IF([test_results.$A203]=[test_results.O$126]; [test_results.$E203]; &quot;&quot;)">
            <text:p/>
          </table:table-cell>
          <table:table-cell table:formula="of:=IF([test_results.$A203]=[test_results.P$126]; [test_results.$E203]; &quot;&quot;)">
            <text:p/>
          </table:table-cell>
          <table:table-cell table:formula="of:=IF([test_results.$A203]=[test_results.Q$126]; [test_results.$E203]; &quot;&quot;)">
            <text:p/>
          </table:table-cell>
          <table:table-cell table:formula="of:=IF([test_results.$A203]=[test_results.R$126]; [test_results.$E203]; &quot;&quot;)">
            <text:p/>
          </table:table-cell>
          <table:table-cell table:formula="of:=IF([test_results.$A203]=[test_results.S$126]; [test_results.$E203]; &quot;&quot;)">
            <text:p/>
          </table:table-cell>
          <table:table-cell table:formula="of:=IF([test_results.$A203]=[test_results.T$126]; [test_results.$E203]; &quot;&quot;)">
            <text:p/>
          </table:table-cell>
          <table:table-cell table:formula="of:=IF([test_results.$A203]=[test_results.U$126]; [test_results.$E203]; &quot;&quot;)">
            <text:p/>
          </table:table-cell>
          <table:table-cell table:formula="of:=IF([test_results.$A203]=[test_results.V$126]; [test_results.$E203]; &quot;&quot;)">
            <text:p/>
          </table:table-cell>
          <table:table-cell table:formula="of:=IF([test_results.$A203]=[test_results.W$126]; [test_results.$E203]; &quot;&quot;)">
            <text:p/>
          </table:table-cell>
          <table:table-cell table:formula="of:=IF([test_results.$A203]=[test_results.X$126]; [test_results.$E203]; &quot;&quot;)" office:value-type="float" office:value="6.186" calcext:value-type="float">
            <text:p>6.186</text:p>
          </table:table-cell>
          <table:table-cell table:formula="of:=IF([test_results.$A203]=[test_results.Y$126]; [test_results.$E203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fclock_2car.zip</text:p>
          </table:table-cell>
          <table:table-cell office:value-type="float" office:value="8" calcext:value-type="float">
            <text:p>8</text:p>
          </table:table-cell>
          <table:table-cell office:value-type="float" office:value="11.381" calcext:value-type="float">
            <text:p>11.381</text:p>
          </table:table-cell>
          <table:table-cell office:value-type="float" office:value="24.674" calcext:value-type="float">
            <text:p>24.674</text:p>
          </table:table-cell>
          <table:table-cell office:value-type="float" office:value="11.373" calcext:value-type="float">
            <text:p>11.373</text:p>
          </table:table-cell>
          <table:table-cell office:value-type="float" office:value="8.069" calcext:value-type="float">
            <text:p>8.069</text:p>
          </table:table-cell>
          <table:table-cell office:value-type="float" office:value="31.183" calcext:value-type="float">
            <text:p>31.183</text:p>
          </table:table-cell>
          <table:table-cell office:value-type="float" office:value="1000" calcext:value-type="float">
            <text:p>1000</text:p>
          </table:table-cell>
          <table:table-cell office:value-type="float" office:value="11373.026" calcext:value-type="float">
            <text:p>11373.026</text:p>
          </table:table-cell>
          <table:table-cell office:value-type="float" office:value="87.93" calcext:value-type="float">
            <text:p>87.93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204]=[test_results.N$126]; [test_results.$E204]; &quot;&quot;)" office:value-type="float" office:value="11.373" calcext:value-type="float">
            <text:p>11.373</text:p>
          </table:table-cell>
          <table:table-cell table:formula="of:=IF([test_results.$A204]=[test_results.O$126]; [test_results.$E204]; &quot;&quot;)">
            <text:p/>
          </table:table-cell>
          <table:table-cell table:formula="of:=IF([test_results.$A204]=[test_results.P$126]; [test_results.$E204]; &quot;&quot;)">
            <text:p/>
          </table:table-cell>
          <table:table-cell table:formula="of:=IF([test_results.$A204]=[test_results.Q$126]; [test_results.$E204]; &quot;&quot;)">
            <text:p/>
          </table:table-cell>
          <table:table-cell table:formula="of:=IF([test_results.$A204]=[test_results.R$126]; [test_results.$E204]; &quot;&quot;)">
            <text:p/>
          </table:table-cell>
          <table:table-cell table:formula="of:=IF([test_results.$A204]=[test_results.S$126]; [test_results.$E204]; &quot;&quot;)">
            <text:p/>
          </table:table-cell>
          <table:table-cell table:formula="of:=IF([test_results.$A204]=[test_results.T$126]; [test_results.$E204]; &quot;&quot;)">
            <text:p/>
          </table:table-cell>
          <table:table-cell table:formula="of:=IF([test_results.$A204]=[test_results.U$126]; [test_results.$E204]; &quot;&quot;)">
            <text:p/>
          </table:table-cell>
          <table:table-cell table:formula="of:=IF([test_results.$A204]=[test_results.V$126]; [test_results.$E204]; &quot;&quot;)">
            <text:p/>
          </table:table-cell>
          <table:table-cell table:formula="of:=IF([test_results.$A204]=[test_results.W$126]; [test_results.$E204]; &quot;&quot;)">
            <text:p/>
          </table:table-cell>
          <table:table-cell table:formula="of:=IF([test_results.$A204]=[test_results.X$126]; [test_results.$E204]; &quot;&quot;)">
            <text:p/>
          </table:table-cell>
          <table:table-cell table:formula="of:=IF([test_results.$A204]=[test_results.Y$126]; [test_results.$E204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fclock_2car_sleep.zip</text:p>
          </table:table-cell>
          <table:table-cell office:value-type="float" office:value="8" calcext:value-type="float">
            <text:p>8</text:p>
          </table:table-cell>
          <table:table-cell office:value-type="float" office:value="11.034" calcext:value-type="float">
            <text:p>11.034</text:p>
          </table:table-cell>
          <table:table-cell office:value-type="float" office:value="21.842" calcext:value-type="float">
            <text:p>21.842</text:p>
          </table:table-cell>
          <table:table-cell office:value-type="float" office:value="8.902" calcext:value-type="float">
            <text:p>8.902</text:p>
          </table:table-cell>
          <table:table-cell office:value-type="float" office:value="5.284" calcext:value-type="float">
            <text:p>5.284</text:p>
          </table:table-cell>
          <table:table-cell office:value-type="float" office:value="22.418" calcext:value-type="float">
            <text:p>22.418</text:p>
          </table:table-cell>
          <table:table-cell office:value-type="float" office:value="1000" calcext:value-type="float">
            <text:p>1000</text:p>
          </table:table-cell>
          <table:table-cell office:value-type="float" office:value="8902.397" calcext:value-type="float">
            <text:p>8902.397</text:p>
          </table:table-cell>
          <table:table-cell office:value-type="float" office:value="112.33" calcext:value-type="float">
            <text:p>112.33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205]=[test_results.N$126]; [test_results.$E205]; &quot;&quot;)">
            <text:p/>
          </table:table-cell>
          <table:table-cell table:formula="of:=IF([test_results.$A205]=[test_results.O$126]; [test_results.$E205]; &quot;&quot;)" office:value-type="float" office:value="8.902" calcext:value-type="float">
            <text:p>8.902</text:p>
          </table:table-cell>
          <table:table-cell table:formula="of:=IF([test_results.$A205]=[test_results.P$126]; [test_results.$E205]; &quot;&quot;)">
            <text:p/>
          </table:table-cell>
          <table:table-cell table:formula="of:=IF([test_results.$A205]=[test_results.Q$126]; [test_results.$E205]; &quot;&quot;)">
            <text:p/>
          </table:table-cell>
          <table:table-cell table:formula="of:=IF([test_results.$A205]=[test_results.R$126]; [test_results.$E205]; &quot;&quot;)">
            <text:p/>
          </table:table-cell>
          <table:table-cell table:formula="of:=IF([test_results.$A205]=[test_results.S$126]; [test_results.$E205]; &quot;&quot;)">
            <text:p/>
          </table:table-cell>
          <table:table-cell table:formula="of:=IF([test_results.$A205]=[test_results.T$126]; [test_results.$E205]; &quot;&quot;)">
            <text:p/>
          </table:table-cell>
          <table:table-cell table:formula="of:=IF([test_results.$A205]=[test_results.U$126]; [test_results.$E205]; &quot;&quot;)">
            <text:p/>
          </table:table-cell>
          <table:table-cell table:formula="of:=IF([test_results.$A205]=[test_results.V$126]; [test_results.$E205]; &quot;&quot;)">
            <text:p/>
          </table:table-cell>
          <table:table-cell table:formula="of:=IF([test_results.$A205]=[test_results.W$126]; [test_results.$E205]; &quot;&quot;)">
            <text:p/>
          </table:table-cell>
          <table:table-cell table:formula="of:=IF([test_results.$A205]=[test_results.X$126]; [test_results.$E205]; &quot;&quot;)">
            <text:p/>
          </table:table-cell>
          <table:table-cell table:formula="of:=IF([test_results.$A205]=[test_results.Y$126]; [test_results.$E205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fclock_car.zip</text:p>
          </table:table-cell>
          <table:table-cell office:value-type="float" office:value="8" calcext:value-type="float">
            <text:p>8</text:p>
          </table:table-cell>
          <table:table-cell office:value-type="float" office:value="10.934" calcext:value-type="float">
            <text:p>10.934</text:p>
          </table:table-cell>
          <table:table-cell office:value-type="float" office:value="23.881" calcext:value-type="float">
            <text:p>23.881</text:p>
          </table:table-cell>
          <table:table-cell office:value-type="float" office:value="11.059" calcext:value-type="float">
            <text:p>11.059</text:p>
          </table:table-cell>
          <table:table-cell office:value-type="float" office:value="6.938" calcext:value-type="float">
            <text:p>6.938</text:p>
          </table:table-cell>
          <table:table-cell office:value-type="float" office:value="30.331" calcext:value-type="float">
            <text:p>30.331</text:p>
          </table:table-cell>
          <table:table-cell office:value-type="float" office:value="1000" calcext:value-type="float">
            <text:p>1000</text:p>
          </table:table-cell>
          <table:table-cell office:value-type="float" office:value="11058.965" calcext:value-type="float">
            <text:p>11058.965</text:p>
          </table:table-cell>
          <table:table-cell office:value-type="float" office:value="90.42" calcext:value-type="float">
            <text:p>90.42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206]=[test_results.N$126]; [test_results.$E206]; &quot;&quot;)">
            <text:p/>
          </table:table-cell>
          <table:table-cell table:formula="of:=IF([test_results.$A206]=[test_results.O$126]; [test_results.$E206]; &quot;&quot;)">
            <text:p/>
          </table:table-cell>
          <table:table-cell table:formula="of:=IF([test_results.$A206]=[test_results.P$126]; [test_results.$E206]; &quot;&quot;)" office:value-type="float" office:value="11.059" calcext:value-type="float">
            <text:p>11.059</text:p>
          </table:table-cell>
          <table:table-cell table:formula="of:=IF([test_results.$A206]=[test_results.Q$126]; [test_results.$E206]; &quot;&quot;)">
            <text:p/>
          </table:table-cell>
          <table:table-cell table:formula="of:=IF([test_results.$A206]=[test_results.R$126]; [test_results.$E206]; &quot;&quot;)">
            <text:p/>
          </table:table-cell>
          <table:table-cell table:formula="of:=IF([test_results.$A206]=[test_results.S$126]; [test_results.$E206]; &quot;&quot;)">
            <text:p/>
          </table:table-cell>
          <table:table-cell table:formula="of:=IF([test_results.$A206]=[test_results.T$126]; [test_results.$E206]; &quot;&quot;)">
            <text:p/>
          </table:table-cell>
          <table:table-cell table:formula="of:=IF([test_results.$A206]=[test_results.U$126]; [test_results.$E206]; &quot;&quot;)">
            <text:p/>
          </table:table-cell>
          <table:table-cell table:formula="of:=IF([test_results.$A206]=[test_results.V$126]; [test_results.$E206]; &quot;&quot;)">
            <text:p/>
          </table:table-cell>
          <table:table-cell table:formula="of:=IF([test_results.$A206]=[test_results.W$126]; [test_results.$E206]; &quot;&quot;)">
            <text:p/>
          </table:table-cell>
          <table:table-cell table:formula="of:=IF([test_results.$A206]=[test_results.X$126]; [test_results.$E206]; &quot;&quot;)">
            <text:p/>
          </table:table-cell>
          <table:table-cell table:formula="of:=IF([test_results.$A206]=[test_results.Y$126]; [test_results.$E206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fclock_car_sleep.zip</text:p>
          </table:table-cell>
          <table:table-cell office:value-type="float" office:value="8" calcext:value-type="float">
            <text:p>8</text:p>
          </table:table-cell>
          <table:table-cell office:value-type="float" office:value="11.034" calcext:value-type="float">
            <text:p>11.034</text:p>
          </table:table-cell>
          <table:table-cell office:value-type="float" office:value="22.755" calcext:value-type="float">
            <text:p>22.755</text:p>
          </table:table-cell>
          <table:table-cell office:value-type="float" office:value="9.862" calcext:value-type="float">
            <text:p>9.862</text:p>
          </table:table-cell>
          <table:table-cell office:value-type="float" office:value="6.605" calcext:value-type="float">
            <text:p>6.605</text:p>
          </table:table-cell>
          <table:table-cell office:value-type="float" office:value="21.765" calcext:value-type="float">
            <text:p>21.765</text:p>
          </table:table-cell>
          <table:table-cell office:value-type="float" office:value="1000" calcext:value-type="float">
            <text:p>1000</text:p>
          </table:table-cell>
          <table:table-cell office:value-type="float" office:value="9861.998" calcext:value-type="float">
            <text:p>9861.998</text:p>
          </table:table-cell>
          <table:table-cell office:value-type="float" office:value="101.4" calcext:value-type="float">
            <text:p>101.4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207]=[test_results.N$126]; [test_results.$E207]; &quot;&quot;)">
            <text:p/>
          </table:table-cell>
          <table:table-cell table:formula="of:=IF([test_results.$A207]=[test_results.O$126]; [test_results.$E207]; &quot;&quot;)">
            <text:p/>
          </table:table-cell>
          <table:table-cell table:formula="of:=IF([test_results.$A207]=[test_results.P$126]; [test_results.$E207]; &quot;&quot;)">
            <text:p/>
          </table:table-cell>
          <table:table-cell table:formula="of:=IF([test_results.$A207]=[test_results.Q$126]; [test_results.$E207]; &quot;&quot;)" office:value-type="float" office:value="9.862" calcext:value-type="float">
            <text:p>9.862</text:p>
          </table:table-cell>
          <table:table-cell table:formula="of:=IF([test_results.$A207]=[test_results.R$126]; [test_results.$E207]; &quot;&quot;)">
            <text:p/>
          </table:table-cell>
          <table:table-cell table:formula="of:=IF([test_results.$A207]=[test_results.S$126]; [test_results.$E207]; &quot;&quot;)">
            <text:p/>
          </table:table-cell>
          <table:table-cell table:formula="of:=IF([test_results.$A207]=[test_results.T$126]; [test_results.$E207]; &quot;&quot;)">
            <text:p/>
          </table:table-cell>
          <table:table-cell table:formula="of:=IF([test_results.$A207]=[test_results.U$126]; [test_results.$E207]; &quot;&quot;)">
            <text:p/>
          </table:table-cell>
          <table:table-cell table:formula="of:=IF([test_results.$A207]=[test_results.V$126]; [test_results.$E207]; &quot;&quot;)">
            <text:p/>
          </table:table-cell>
          <table:table-cell table:formula="of:=IF([test_results.$A207]=[test_results.W$126]; [test_results.$E207]; &quot;&quot;)">
            <text:p/>
          </table:table-cell>
          <table:table-cell table:formula="of:=IF([test_results.$A207]=[test_results.X$126]; [test_results.$E207]; &quot;&quot;)">
            <text:p/>
          </table:table-cell>
          <table:table-cell table:formula="of:=IF([test_results.$A207]=[test_results.Y$126]; [test_results.$E207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fclock_chest.zip</text:p>
          </table:table-cell>
          <table:table-cell office:value-type="float" office:value="8" calcext:value-type="float">
            <text:p>8</text:p>
          </table:table-cell>
          <table:table-cell office:value-type="float" office:value="11.266" calcext:value-type="float">
            <text:p>11.266</text:p>
          </table:table-cell>
          <table:table-cell office:value-type="float" office:value="22.975" calcext:value-type="float">
            <text:p>22.975</text:p>
          </table:table-cell>
          <table:table-cell office:value-type="float" office:value="9.802" calcext:value-type="float">
            <text:p>9.802</text:p>
          </table:table-cell>
          <table:table-cell office:value-type="float" office:value="6.534" calcext:value-type="float">
            <text:p>6.534</text:p>
          </table:table-cell>
          <table:table-cell office:value-type="float" office:value="27.817" calcext:value-type="float">
            <text:p>27.817</text:p>
          </table:table-cell>
          <table:table-cell office:value-type="float" office:value="1000" calcext:value-type="float">
            <text:p>1000</text:p>
          </table:table-cell>
          <table:table-cell office:value-type="float" office:value="9801.649" calcext:value-type="float">
            <text:p>9801.649</text:p>
          </table:table-cell>
          <table:table-cell office:value-type="float" office:value="102.02" calcext:value-type="float">
            <text:p>102.02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208]=[test_results.N$126]; [test_results.$E208]; &quot;&quot;)">
            <text:p/>
          </table:table-cell>
          <table:table-cell table:formula="of:=IF([test_results.$A208]=[test_results.O$126]; [test_results.$E208]; &quot;&quot;)">
            <text:p/>
          </table:table-cell>
          <table:table-cell table:formula="of:=IF([test_results.$A208]=[test_results.P$126]; [test_results.$E208]; &quot;&quot;)">
            <text:p/>
          </table:table-cell>
          <table:table-cell table:formula="of:=IF([test_results.$A208]=[test_results.Q$126]; [test_results.$E208]; &quot;&quot;)">
            <text:p/>
          </table:table-cell>
          <table:table-cell table:formula="of:=IF([test_results.$A208]=[test_results.R$126]; [test_results.$E208]; &quot;&quot;)" office:value-type="float" office:value="9.802" calcext:value-type="float">
            <text:p>9.802</text:p>
          </table:table-cell>
          <table:table-cell table:formula="of:=IF([test_results.$A208]=[test_results.S$126]; [test_results.$E208]; &quot;&quot;)">
            <text:p/>
          </table:table-cell>
          <table:table-cell table:formula="of:=IF([test_results.$A208]=[test_results.T$126]; [test_results.$E208]; &quot;&quot;)">
            <text:p/>
          </table:table-cell>
          <table:table-cell table:formula="of:=IF([test_results.$A208]=[test_results.U$126]; [test_results.$E208]; &quot;&quot;)">
            <text:p/>
          </table:table-cell>
          <table:table-cell table:formula="of:=IF([test_results.$A208]=[test_results.V$126]; [test_results.$E208]; &quot;&quot;)">
            <text:p/>
          </table:table-cell>
          <table:table-cell table:formula="of:=IF([test_results.$A208]=[test_results.W$126]; [test_results.$E208]; &quot;&quot;)">
            <text:p/>
          </table:table-cell>
          <table:table-cell table:formula="of:=IF([test_results.$A208]=[test_results.X$126]; [test_results.$E208]; &quot;&quot;)">
            <text:p/>
          </table:table-cell>
          <table:table-cell table:formula="of:=IF([test_results.$A208]=[test_results.Y$126]; [test_results.$E208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tclock_2car.zip</text:p>
          </table:table-cell>
          <table:table-cell office:value-type="float" office:value="8" calcext:value-type="float">
            <text:p>8</text:p>
          </table:table-cell>
          <table:table-cell office:value-type="float" office:value="10.875" calcext:value-type="float">
            <text:p>10.875</text:p>
          </table:table-cell>
          <table:table-cell office:value-type="float" office:value="21.192" calcext:value-type="float">
            <text:p>21.192</text:p>
          </table:table-cell>
          <table:table-cell office:value-type="float" office:value="8.393" calcext:value-type="float">
            <text:p>8.393</text:p>
          </table:table-cell>
          <table:table-cell office:value-type="float" office:value="5.32" calcext:value-type="float">
            <text:p>5.32</text:p>
          </table:table-cell>
          <table:table-cell office:value-type="float" office:value="29.083" calcext:value-type="float">
            <text:p>29.083</text:p>
          </table:table-cell>
          <table:table-cell office:value-type="float" office:value="1000" calcext:value-type="float">
            <text:p>1000</text:p>
          </table:table-cell>
          <table:table-cell office:value-type="float" office:value="8393.435" calcext:value-type="float">
            <text:p>8393.435</text:p>
          </table:table-cell>
          <table:table-cell office:value-type="float" office:value="119.14" calcext:value-type="float">
            <text:p>119.14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209]=[test_results.N$126]; [test_results.$E209]; &quot;&quot;)">
            <text:p/>
          </table:table-cell>
          <table:table-cell table:formula="of:=IF([test_results.$A209]=[test_results.O$126]; [test_results.$E209]; &quot;&quot;)">
            <text:p/>
          </table:table-cell>
          <table:table-cell table:formula="of:=IF([test_results.$A209]=[test_results.P$126]; [test_results.$E209]; &quot;&quot;)">
            <text:p/>
          </table:table-cell>
          <table:table-cell table:formula="of:=IF([test_results.$A209]=[test_results.Q$126]; [test_results.$E209]; &quot;&quot;)">
            <text:p/>
          </table:table-cell>
          <table:table-cell table:formula="of:=IF([test_results.$A209]=[test_results.R$126]; [test_results.$E209]; &quot;&quot;)">
            <text:p/>
          </table:table-cell>
          <table:table-cell table:formula="of:=IF([test_results.$A209]=[test_results.S$126]; [test_results.$E209]; &quot;&quot;)" office:value-type="float" office:value="8.393" calcext:value-type="float">
            <text:p>8.393</text:p>
          </table:table-cell>
          <table:table-cell table:formula="of:=IF([test_results.$A209]=[test_results.T$126]; [test_results.$E209]; &quot;&quot;)">
            <text:p/>
          </table:table-cell>
          <table:table-cell table:formula="of:=IF([test_results.$A209]=[test_results.U$126]; [test_results.$E209]; &quot;&quot;)">
            <text:p/>
          </table:table-cell>
          <table:table-cell table:formula="of:=IF([test_results.$A209]=[test_results.V$126]; [test_results.$E209]; &quot;&quot;)">
            <text:p/>
          </table:table-cell>
          <table:table-cell table:formula="of:=IF([test_results.$A209]=[test_results.W$126]; [test_results.$E209]; &quot;&quot;)">
            <text:p/>
          </table:table-cell>
          <table:table-cell table:formula="of:=IF([test_results.$A209]=[test_results.X$126]; [test_results.$E209]; &quot;&quot;)">
            <text:p/>
          </table:table-cell>
          <table:table-cell table:formula="of:=IF([test_results.$A209]=[test_results.Y$126]; [test_results.$E209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tclock_2car_sleep.zip</text:p>
          </table:table-cell>
          <table:table-cell office:value-type="float" office:value="8" calcext:value-type="float">
            <text:p>8</text:p>
          </table:table-cell>
          <table:table-cell office:value-type="float" office:value="10.912" calcext:value-type="float">
            <text:p>10.912</text:p>
          </table:table-cell>
          <table:table-cell office:value-type="float" office:value="18.395" calcext:value-type="float">
            <text:p>18.395</text:p>
          </table:table-cell>
          <table:table-cell office:value-type="float" office:value="5.573" calcext:value-type="float">
            <text:p>5.573</text:p>
          </table:table-cell>
          <table:table-cell office:value-type="float" office:value="2.472" calcext:value-type="float">
            <text:p>2.472</text:p>
          </table:table-cell>
          <table:table-cell office:value-type="float" office:value="22.906" calcext:value-type="float">
            <text:p>22.906</text:p>
          </table:table-cell>
          <table:table-cell office:value-type="float" office:value="1000" calcext:value-type="float">
            <text:p>1000</text:p>
          </table:table-cell>
          <table:table-cell office:value-type="float" office:value="5572.862" calcext:value-type="float">
            <text:p>5572.862</text:p>
          </table:table-cell>
          <table:table-cell office:value-type="float" office:value="179.44" calcext:value-type="float">
            <text:p>179.44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210]=[test_results.N$126]; [test_results.$E210]; &quot;&quot;)">
            <text:p/>
          </table:table-cell>
          <table:table-cell table:formula="of:=IF([test_results.$A210]=[test_results.O$126]; [test_results.$E210]; &quot;&quot;)">
            <text:p/>
          </table:table-cell>
          <table:table-cell table:formula="of:=IF([test_results.$A210]=[test_results.P$126]; [test_results.$E210]; &quot;&quot;)">
            <text:p/>
          </table:table-cell>
          <table:table-cell table:formula="of:=IF([test_results.$A210]=[test_results.Q$126]; [test_results.$E210]; &quot;&quot;)">
            <text:p/>
          </table:table-cell>
          <table:table-cell table:formula="of:=IF([test_results.$A210]=[test_results.R$126]; [test_results.$E210]; &quot;&quot;)">
            <text:p/>
          </table:table-cell>
          <table:table-cell table:formula="of:=IF([test_results.$A210]=[test_results.S$126]; [test_results.$E210]; &quot;&quot;)">
            <text:p/>
          </table:table-cell>
          <table:table-cell table:formula="of:=IF([test_results.$A210]=[test_results.T$126]; [test_results.$E210]; &quot;&quot;)" office:value-type="float" office:value="5.573" calcext:value-type="float">
            <text:p>5.573</text:p>
          </table:table-cell>
          <table:table-cell table:formula="of:=IF([test_results.$A210]=[test_results.U$126]; [test_results.$E210]; &quot;&quot;)">
            <text:p/>
          </table:table-cell>
          <table:table-cell table:formula="of:=IF([test_results.$A210]=[test_results.V$126]; [test_results.$E210]; &quot;&quot;)">
            <text:p/>
          </table:table-cell>
          <table:table-cell table:formula="of:=IF([test_results.$A210]=[test_results.W$126]; [test_results.$E210]; &quot;&quot;)">
            <text:p/>
          </table:table-cell>
          <table:table-cell table:formula="of:=IF([test_results.$A210]=[test_results.X$126]; [test_results.$E210]; &quot;&quot;)">
            <text:p/>
          </table:table-cell>
          <table:table-cell table:formula="of:=IF([test_results.$A210]=[test_results.Y$126]; [test_results.$E210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tclock_car.zip</text:p>
          </table:table-cell>
          <table:table-cell office:value-type="float" office:value="8" calcext:value-type="float">
            <text:p>8</text:p>
          </table:table-cell>
          <table:table-cell office:value-type="float" office:value="10.967" calcext:value-type="float">
            <text:p>10.967</text:p>
          </table:table-cell>
          <table:table-cell office:value-type="float" office:value="20.128" calcext:value-type="float">
            <text:p>20.128</text:p>
          </table:table-cell>
          <table:table-cell office:value-type="float" office:value="7.281" calcext:value-type="float">
            <text:p>7.281</text:p>
          </table:table-cell>
          <table:table-cell office:value-type="float" office:value="3.995" calcext:value-type="float">
            <text:p>3.995</text:p>
          </table:table-cell>
          <table:table-cell office:value-type="float" office:value="33.082" calcext:value-type="float">
            <text:p>33.082</text:p>
          </table:table-cell>
          <table:table-cell office:value-type="float" office:value="1000" calcext:value-type="float">
            <text:p>1000</text:p>
          </table:table-cell>
          <table:table-cell office:value-type="float" office:value="7280.669" calcext:value-type="float">
            <text:p>7280.669</text:p>
          </table:table-cell>
          <table:table-cell office:value-type="float" office:value="137.35" calcext:value-type="float">
            <text:p>137.35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211]=[test_results.N$126]; [test_results.$E211]; &quot;&quot;)">
            <text:p/>
          </table:table-cell>
          <table:table-cell table:formula="of:=IF([test_results.$A211]=[test_results.O$126]; [test_results.$E211]; &quot;&quot;)">
            <text:p/>
          </table:table-cell>
          <table:table-cell table:formula="of:=IF([test_results.$A211]=[test_results.P$126]; [test_results.$E211]; &quot;&quot;)">
            <text:p/>
          </table:table-cell>
          <table:table-cell table:formula="of:=IF([test_results.$A211]=[test_results.Q$126]; [test_results.$E211]; &quot;&quot;)">
            <text:p/>
          </table:table-cell>
          <table:table-cell table:formula="of:=IF([test_results.$A211]=[test_results.R$126]; [test_results.$E211]; &quot;&quot;)">
            <text:p/>
          </table:table-cell>
          <table:table-cell table:formula="of:=IF([test_results.$A211]=[test_results.S$126]; [test_results.$E211]; &quot;&quot;)">
            <text:p/>
          </table:table-cell>
          <table:table-cell table:formula="of:=IF([test_results.$A211]=[test_results.T$126]; [test_results.$E211]; &quot;&quot;)">
            <text:p/>
          </table:table-cell>
          <table:table-cell table:formula="of:=IF([test_results.$A211]=[test_results.U$126]; [test_results.$E211]; &quot;&quot;)" office:value-type="float" office:value="7.281" calcext:value-type="float">
            <text:p>7.281</text:p>
          </table:table-cell>
          <table:table-cell table:formula="of:=IF([test_results.$A211]=[test_results.V$126]; [test_results.$E211]; &quot;&quot;)">
            <text:p/>
          </table:table-cell>
          <table:table-cell table:formula="of:=IF([test_results.$A211]=[test_results.W$126]; [test_results.$E211]; &quot;&quot;)">
            <text:p/>
          </table:table-cell>
          <table:table-cell table:formula="of:=IF([test_results.$A211]=[test_results.X$126]; [test_results.$E211]; &quot;&quot;)">
            <text:p/>
          </table:table-cell>
          <table:table-cell table:formula="of:=IF([test_results.$A211]=[test_results.Y$126]; [test_results.$E211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tclock_car_sleep.zip</text:p>
          </table:table-cell>
          <table:table-cell office:value-type="float" office:value="8" calcext:value-type="float">
            <text:p>8</text:p>
          </table:table-cell>
          <table:table-cell office:value-type="float" office:value="10.849" calcext:value-type="float">
            <text:p>10.849</text:p>
          </table:table-cell>
          <table:table-cell office:value-type="float" office:value="18.47" calcext:value-type="float">
            <text:p>18.47</text:p>
          </table:table-cell>
          <table:table-cell office:value-type="float" office:value="5.77" calcext:value-type="float">
            <text:p>5.77</text:p>
          </table:table-cell>
          <table:table-cell office:value-type="float" office:value="2.458" calcext:value-type="float">
            <text:p>2.458</text:p>
          </table:table-cell>
          <table:table-cell office:value-type="float" office:value="32.685" calcext:value-type="float">
            <text:p>32.685</text:p>
          </table:table-cell>
          <table:table-cell office:value-type="float" office:value="1000" calcext:value-type="float">
            <text:p>1000</text:p>
          </table:table-cell>
          <table:table-cell office:value-type="float" office:value="5770.481" calcext:value-type="float">
            <text:p>5770.481</text:p>
          </table:table-cell>
          <table:table-cell office:value-type="float" office:value="173.3" calcext:value-type="float">
            <text:p>173.3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212]=[test_results.N$126]; [test_results.$E212]; &quot;&quot;)">
            <text:p/>
          </table:table-cell>
          <table:table-cell table:formula="of:=IF([test_results.$A212]=[test_results.O$126]; [test_results.$E212]; &quot;&quot;)">
            <text:p/>
          </table:table-cell>
          <table:table-cell table:formula="of:=IF([test_results.$A212]=[test_results.P$126]; [test_results.$E212]; &quot;&quot;)">
            <text:p/>
          </table:table-cell>
          <table:table-cell table:formula="of:=IF([test_results.$A212]=[test_results.Q$126]; [test_results.$E212]; &quot;&quot;)">
            <text:p/>
          </table:table-cell>
          <table:table-cell table:formula="of:=IF([test_results.$A212]=[test_results.R$126]; [test_results.$E212]; &quot;&quot;)">
            <text:p/>
          </table:table-cell>
          <table:table-cell table:formula="of:=IF([test_results.$A212]=[test_results.S$126]; [test_results.$E212]; &quot;&quot;)">
            <text:p/>
          </table:table-cell>
          <table:table-cell table:formula="of:=IF([test_results.$A212]=[test_results.T$126]; [test_results.$E212]; &quot;&quot;)">
            <text:p/>
          </table:table-cell>
          <table:table-cell table:formula="of:=IF([test_results.$A212]=[test_results.U$126]; [test_results.$E212]; &quot;&quot;)">
            <text:p/>
          </table:table-cell>
          <table:table-cell table:formula="of:=IF([test_results.$A212]=[test_results.V$126]; [test_results.$E212]; &quot;&quot;)" office:value-type="float" office:value="5.77" calcext:value-type="float">
            <text:p>5.77</text:p>
          </table:table-cell>
          <table:table-cell table:formula="of:=IF([test_results.$A212]=[test_results.W$126]; [test_results.$E212]; &quot;&quot;)">
            <text:p/>
          </table:table-cell>
          <table:table-cell table:formula="of:=IF([test_results.$A212]=[test_results.X$126]; [test_results.$E212]; &quot;&quot;)">
            <text:p/>
          </table:table-cell>
          <table:table-cell table:formula="of:=IF([test_results.$A212]=[test_results.Y$126]; [test_results.$E212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tclock_chest.zip</text:p>
          </table:table-cell>
          <table:table-cell office:value-type="float" office:value="8" calcext:value-type="float">
            <text:p>8</text:p>
          </table:table-cell>
          <table:table-cell office:value-type="float" office:value="10.937" calcext:value-type="float">
            <text:p>10.937</text:p>
          </table:table-cell>
          <table:table-cell office:value-type="float" office:value="18.94" calcext:value-type="float">
            <text:p>18.94</text:p>
          </table:table-cell>
          <table:table-cell office:value-type="float" office:value="6.083" calcext:value-type="float">
            <text:p>6.083</text:p>
          </table:table-cell>
          <table:table-cell office:value-type="float" office:value="2.74" calcext:value-type="float">
            <text:p>2.74</text:p>
          </table:table-cell>
          <table:table-cell office:value-type="float" office:value="21.897" calcext:value-type="float">
            <text:p>21.897</text:p>
          </table:table-cell>
          <table:table-cell office:value-type="float" office:value="1000" calcext:value-type="float">
            <text:p>1000</text:p>
          </table:table-cell>
          <table:table-cell office:value-type="float" office:value="6083.193" calcext:value-type="float">
            <text:p>6083.193</text:p>
          </table:table-cell>
          <table:table-cell office:value-type="float" office:value="164.39" calcext:value-type="float">
            <text:p>164.39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213]=[test_results.N$126]; [test_results.$E213]; &quot;&quot;)">
            <text:p/>
          </table:table-cell>
          <table:table-cell table:formula="of:=IF([test_results.$A213]=[test_results.O$126]; [test_results.$E213]; &quot;&quot;)">
            <text:p/>
          </table:table-cell>
          <table:table-cell table:formula="of:=IF([test_results.$A213]=[test_results.P$126]; [test_results.$E213]; &quot;&quot;)">
            <text:p/>
          </table:table-cell>
          <table:table-cell table:formula="of:=IF([test_results.$A213]=[test_results.Q$126]; [test_results.$E213]; &quot;&quot;)">
            <text:p/>
          </table:table-cell>
          <table:table-cell table:formula="of:=IF([test_results.$A213]=[test_results.R$126]; [test_results.$E213]; &quot;&quot;)">
            <text:p/>
          </table:table-cell>
          <table:table-cell table:formula="of:=IF([test_results.$A213]=[test_results.S$126]; [test_results.$E213]; &quot;&quot;)">
            <text:p/>
          </table:table-cell>
          <table:table-cell table:formula="of:=IF([test_results.$A213]=[test_results.T$126]; [test_results.$E213]; &quot;&quot;)">
            <text:p/>
          </table:table-cell>
          <table:table-cell table:formula="of:=IF([test_results.$A213]=[test_results.U$126]; [test_results.$E213]; &quot;&quot;)">
            <text:p/>
          </table:table-cell>
          <table:table-cell table:formula="of:=IF([test_results.$A213]=[test_results.V$126]; [test_results.$E213]; &quot;&quot;)">
            <text:p/>
          </table:table-cell>
          <table:table-cell table:formula="of:=IF([test_results.$A213]=[test_results.W$126]; [test_results.$E213]; &quot;&quot;)" office:value-type="float" office:value="6.083" calcext:value-type="float">
            <text:p>6.083</text:p>
          </table:table-cell>
          <table:table-cell table:formula="of:=IF([test_results.$A213]=[test_results.X$126]; [test_results.$E213]; &quot;&quot;)">
            <text:p/>
          </table:table-cell>
          <table:table-cell table:formula="of:=IF([test_results.$A213]=[test_results.Y$126]; [test_results.$E213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vert_tclock_car_sleep.zip</text:p>
          </table:table-cell>
          <table:table-cell office:value-type="float" office:value="8" calcext:value-type="float">
            <text:p>8</text:p>
          </table:table-cell>
          <table:table-cell office:value-type="float" office:value="10.846" calcext:value-type="float">
            <text:p>10.846</text:p>
          </table:table-cell>
          <table:table-cell office:value-type="float" office:value="18.83" calcext:value-type="float">
            <text:p>18.83</text:p>
          </table:table-cell>
          <table:table-cell office:value-type="float" office:value="6.106" calcext:value-type="float">
            <text:p>6.106</text:p>
          </table:table-cell>
          <table:table-cell office:value-type="float" office:value="2.791" calcext:value-type="float">
            <text:p>2.791</text:p>
          </table:table-cell>
          <table:table-cell office:value-type="float" office:value="38.593" calcext:value-type="float">
            <text:p>38.593</text:p>
          </table:table-cell>
          <table:table-cell office:value-type="float" office:value="1000" calcext:value-type="float">
            <text:p>1000</text:p>
          </table:table-cell>
          <table:table-cell office:value-type="float" office:value="6106.29" calcext:value-type="float">
            <text:p>6106.29</text:p>
          </table:table-cell>
          <table:table-cell office:value-type="float" office:value="163.77" calcext:value-type="float">
            <text:p>163.77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214]=[test_results.N$126]; [test_results.$E214]; &quot;&quot;)">
            <text:p/>
          </table:table-cell>
          <table:table-cell table:formula="of:=IF([test_results.$A214]=[test_results.O$126]; [test_results.$E214]; &quot;&quot;)">
            <text:p/>
          </table:table-cell>
          <table:table-cell table:formula="of:=IF([test_results.$A214]=[test_results.P$126]; [test_results.$E214]; &quot;&quot;)">
            <text:p/>
          </table:table-cell>
          <table:table-cell table:formula="of:=IF([test_results.$A214]=[test_results.Q$126]; [test_results.$E214]; &quot;&quot;)">
            <text:p/>
          </table:table-cell>
          <table:table-cell table:formula="of:=IF([test_results.$A214]=[test_results.R$126]; [test_results.$E214]; &quot;&quot;)">
            <text:p/>
          </table:table-cell>
          <table:table-cell table:formula="of:=IF([test_results.$A214]=[test_results.S$126]; [test_results.$E214]; &quot;&quot;)">
            <text:p/>
          </table:table-cell>
          <table:table-cell table:formula="of:=IF([test_results.$A214]=[test_results.T$126]; [test_results.$E214]; &quot;&quot;)">
            <text:p/>
          </table:table-cell>
          <table:table-cell table:formula="of:=IF([test_results.$A214]=[test_results.U$126]; [test_results.$E214]; &quot;&quot;)">
            <text:p/>
          </table:table-cell>
          <table:table-cell table:formula="of:=IF([test_results.$A214]=[test_results.V$126]; [test_results.$E214]; &quot;&quot;)">
            <text:p/>
          </table:table-cell>
          <table:table-cell table:formula="of:=IF([test_results.$A214]=[test_results.W$126]; [test_results.$E214]; &quot;&quot;)">
            <text:p/>
          </table:table-cell>
          <table:table-cell table:formula="of:=IF([test_results.$A214]=[test_results.X$126]; [test_results.$E214]; &quot;&quot;)" office:value-type="float" office:value="6.106" calcext:value-type="float">
            <text:p>6.106</text:p>
          </table:table-cell>
          <table:table-cell table:formula="of:=IF([test_results.$A214]=[test_results.Y$126]; [test_results.$E214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fclock_2car.zip</text:p>
          </table:table-cell>
          <table:table-cell office:value-type="float" office:value="9" calcext:value-type="float">
            <text:p>9</text:p>
          </table:table-cell>
          <table:table-cell office:value-type="float" office:value="10.714" calcext:value-type="float">
            <text:p>10.714</text:p>
          </table:table-cell>
          <table:table-cell office:value-type="float" office:value="23.822" calcext:value-type="float">
            <text:p>23.822</text:p>
          </table:table-cell>
          <table:table-cell office:value-type="float" office:value="11.178" calcext:value-type="float">
            <text:p>11.178</text:p>
          </table:table-cell>
          <table:table-cell office:value-type="float" office:value="8.041" calcext:value-type="float">
            <text:p>8.041</text:p>
          </table:table-cell>
          <table:table-cell office:value-type="float" office:value="30.298" calcext:value-type="float">
            <text:p>30.298</text:p>
          </table:table-cell>
          <table:table-cell office:value-type="float" office:value="1000" calcext:value-type="float">
            <text:p>1000</text:p>
          </table:table-cell>
          <table:table-cell office:value-type="float" office:value="11177.686" calcext:value-type="float">
            <text:p>11177.686</text:p>
          </table:table-cell>
          <table:table-cell office:value-type="float" office:value="89.46" calcext:value-type="float">
            <text:p>89.46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215]=[test_results.N$126]; [test_results.$E215]; &quot;&quot;)" office:value-type="float" office:value="11.178" calcext:value-type="float">
            <text:p>11.178</text:p>
          </table:table-cell>
          <table:table-cell table:formula="of:=IF([test_results.$A215]=[test_results.O$126]; [test_results.$E215]; &quot;&quot;)">
            <text:p/>
          </table:table-cell>
          <table:table-cell table:formula="of:=IF([test_results.$A215]=[test_results.P$126]; [test_results.$E215]; &quot;&quot;)">
            <text:p/>
          </table:table-cell>
          <table:table-cell table:formula="of:=IF([test_results.$A215]=[test_results.Q$126]; [test_results.$E215]; &quot;&quot;)">
            <text:p/>
          </table:table-cell>
          <table:table-cell table:formula="of:=IF([test_results.$A215]=[test_results.R$126]; [test_results.$E215]; &quot;&quot;)">
            <text:p/>
          </table:table-cell>
          <table:table-cell table:formula="of:=IF([test_results.$A215]=[test_results.S$126]; [test_results.$E215]; &quot;&quot;)">
            <text:p/>
          </table:table-cell>
          <table:table-cell table:formula="of:=IF([test_results.$A215]=[test_results.T$126]; [test_results.$E215]; &quot;&quot;)">
            <text:p/>
          </table:table-cell>
          <table:table-cell table:formula="of:=IF([test_results.$A215]=[test_results.U$126]; [test_results.$E215]; &quot;&quot;)">
            <text:p/>
          </table:table-cell>
          <table:table-cell table:formula="of:=IF([test_results.$A215]=[test_results.V$126]; [test_results.$E215]; &quot;&quot;)">
            <text:p/>
          </table:table-cell>
          <table:table-cell table:formula="of:=IF([test_results.$A215]=[test_results.W$126]; [test_results.$E215]; &quot;&quot;)">
            <text:p/>
          </table:table-cell>
          <table:table-cell table:formula="of:=IF([test_results.$A215]=[test_results.X$126]; [test_results.$E215]; &quot;&quot;)">
            <text:p/>
          </table:table-cell>
          <table:table-cell table:formula="of:=IF([test_results.$A215]=[test_results.Y$126]; [test_results.$E215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fclock_2car_sleep.zip</text:p>
          </table:table-cell>
          <table:table-cell office:value-type="float" office:value="9" calcext:value-type="float">
            <text:p>9</text:p>
          </table:table-cell>
          <table:table-cell office:value-type="float" office:value="11.157" calcext:value-type="float">
            <text:p>11.157</text:p>
          </table:table-cell>
          <table:table-cell office:value-type="float" office:value="21.979" calcext:value-type="float">
            <text:p>21.979</text:p>
          </table:table-cell>
          <table:table-cell office:value-type="float" office:value="8.893" calcext:value-type="float">
            <text:p>8.893</text:p>
          </table:table-cell>
          <table:table-cell office:value-type="float" office:value="5.299" calcext:value-type="float">
            <text:p>5.299</text:p>
          </table:table-cell>
          <table:table-cell office:value-type="float" office:value="22.807" calcext:value-type="float">
            <text:p>22.807</text:p>
          </table:table-cell>
          <table:table-cell office:value-type="float" office:value="1000" calcext:value-type="float">
            <text:p>1000</text:p>
          </table:table-cell>
          <table:table-cell office:value-type="float" office:value="8893.205" calcext:value-type="float">
            <text:p>8893.205</text:p>
          </table:table-cell>
          <table:table-cell office:value-type="float" office:value="112.45" calcext:value-type="float">
            <text:p>112.45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216]=[test_results.N$126]; [test_results.$E216]; &quot;&quot;)">
            <text:p/>
          </table:table-cell>
          <table:table-cell table:formula="of:=IF([test_results.$A216]=[test_results.O$126]; [test_results.$E216]; &quot;&quot;)" office:value-type="float" office:value="8.893" calcext:value-type="float">
            <text:p>8.893</text:p>
          </table:table-cell>
          <table:table-cell table:formula="of:=IF([test_results.$A216]=[test_results.P$126]; [test_results.$E216]; &quot;&quot;)">
            <text:p/>
          </table:table-cell>
          <table:table-cell table:formula="of:=IF([test_results.$A216]=[test_results.Q$126]; [test_results.$E216]; &quot;&quot;)">
            <text:p/>
          </table:table-cell>
          <table:table-cell table:formula="of:=IF([test_results.$A216]=[test_results.R$126]; [test_results.$E216]; &quot;&quot;)">
            <text:p/>
          </table:table-cell>
          <table:table-cell table:formula="of:=IF([test_results.$A216]=[test_results.S$126]; [test_results.$E216]; &quot;&quot;)">
            <text:p/>
          </table:table-cell>
          <table:table-cell table:formula="of:=IF([test_results.$A216]=[test_results.T$126]; [test_results.$E216]; &quot;&quot;)">
            <text:p/>
          </table:table-cell>
          <table:table-cell table:formula="of:=IF([test_results.$A216]=[test_results.U$126]; [test_results.$E216]; &quot;&quot;)">
            <text:p/>
          </table:table-cell>
          <table:table-cell table:formula="of:=IF([test_results.$A216]=[test_results.V$126]; [test_results.$E216]; &quot;&quot;)">
            <text:p/>
          </table:table-cell>
          <table:table-cell table:formula="of:=IF([test_results.$A216]=[test_results.W$126]; [test_results.$E216]; &quot;&quot;)">
            <text:p/>
          </table:table-cell>
          <table:table-cell table:formula="of:=IF([test_results.$A216]=[test_results.X$126]; [test_results.$E216]; &quot;&quot;)">
            <text:p/>
          </table:table-cell>
          <table:table-cell table:formula="of:=IF([test_results.$A216]=[test_results.Y$126]; [test_results.$E216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fclock_car.zip</text:p>
          </table:table-cell>
          <table:table-cell office:value-type="float" office:value="9" calcext:value-type="float">
            <text:p>9</text:p>
          </table:table-cell>
          <table:table-cell office:value-type="float" office:value="11.428" calcext:value-type="float">
            <text:p>11.428</text:p>
          </table:table-cell>
          <table:table-cell office:value-type="float" office:value="25.05" calcext:value-type="float">
            <text:p>25.05</text:p>
          </table:table-cell>
          <table:table-cell office:value-type="float" office:value="11.677" calcext:value-type="float">
            <text:p>11.677</text:p>
          </table:table-cell>
          <table:table-cell office:value-type="float" office:value="7.015" calcext:value-type="float">
            <text:p>7.015</text:p>
          </table:table-cell>
          <table:table-cell office:value-type="float" office:value="48.778" calcext:value-type="float">
            <text:p>48.778</text:p>
          </table:table-cell>
          <table:table-cell office:value-type="float" office:value="1000" calcext:value-type="float">
            <text:p>1000</text:p>
          </table:table-cell>
          <table:table-cell office:value-type="float" office:value="11676.786" calcext:value-type="float">
            <text:p>11676.786</text:p>
          </table:table-cell>
          <table:table-cell office:value-type="float" office:value="85.64" calcext:value-type="float">
            <text:p>85.64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217]=[test_results.N$126]; [test_results.$E217]; &quot;&quot;)">
            <text:p/>
          </table:table-cell>
          <table:table-cell table:formula="of:=IF([test_results.$A217]=[test_results.O$126]; [test_results.$E217]; &quot;&quot;)">
            <text:p/>
          </table:table-cell>
          <table:table-cell table:formula="of:=IF([test_results.$A217]=[test_results.P$126]; [test_results.$E217]; &quot;&quot;)" office:value-type="float" office:value="11.677" calcext:value-type="float">
            <text:p>11.677</text:p>
          </table:table-cell>
          <table:table-cell table:formula="of:=IF([test_results.$A217]=[test_results.Q$126]; [test_results.$E217]; &quot;&quot;)">
            <text:p/>
          </table:table-cell>
          <table:table-cell table:formula="of:=IF([test_results.$A217]=[test_results.R$126]; [test_results.$E217]; &quot;&quot;)">
            <text:p/>
          </table:table-cell>
          <table:table-cell table:formula="of:=IF([test_results.$A217]=[test_results.S$126]; [test_results.$E217]; &quot;&quot;)">
            <text:p/>
          </table:table-cell>
          <table:table-cell table:formula="of:=IF([test_results.$A217]=[test_results.T$126]; [test_results.$E217]; &quot;&quot;)">
            <text:p/>
          </table:table-cell>
          <table:table-cell table:formula="of:=IF([test_results.$A217]=[test_results.U$126]; [test_results.$E217]; &quot;&quot;)">
            <text:p/>
          </table:table-cell>
          <table:table-cell table:formula="of:=IF([test_results.$A217]=[test_results.V$126]; [test_results.$E217]; &quot;&quot;)">
            <text:p/>
          </table:table-cell>
          <table:table-cell table:formula="of:=IF([test_results.$A217]=[test_results.W$126]; [test_results.$E217]; &quot;&quot;)">
            <text:p/>
          </table:table-cell>
          <table:table-cell table:formula="of:=IF([test_results.$A217]=[test_results.X$126]; [test_results.$E217]; &quot;&quot;)">
            <text:p/>
          </table:table-cell>
          <table:table-cell table:formula="of:=IF([test_results.$A217]=[test_results.Y$126]; [test_results.$E217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fclock_car_sleep.zip</text:p>
          </table:table-cell>
          <table:table-cell office:value-type="float" office:value="9" calcext:value-type="float">
            <text:p>9</text:p>
          </table:table-cell>
          <table:table-cell office:value-type="float" office:value="11.267" calcext:value-type="float">
            <text:p>11.267</text:p>
          </table:table-cell>
          <table:table-cell office:value-type="float" office:value="23.179" calcext:value-type="float">
            <text:p>23.179</text:p>
          </table:table-cell>
          <table:table-cell office:value-type="float" office:value="10.014" calcext:value-type="float">
            <text:p>10.014</text:p>
          </table:table-cell>
          <table:table-cell office:value-type="float" office:value="6.736" calcext:value-type="float">
            <text:p>6.736</text:p>
          </table:table-cell>
          <table:table-cell office:value-type="float" office:value="21.593" calcext:value-type="float">
            <text:p>21.593</text:p>
          </table:table-cell>
          <table:table-cell office:value-type="float" office:value="1000" calcext:value-type="float">
            <text:p>1000</text:p>
          </table:table-cell>
          <table:table-cell office:value-type="float" office:value="10013.917" calcext:value-type="float">
            <text:p>10013.917</text:p>
          </table:table-cell>
          <table:table-cell office:value-type="float" office:value="99.86" calcext:value-type="float">
            <text:p>99.86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218]=[test_results.N$126]; [test_results.$E218]; &quot;&quot;)">
            <text:p/>
          </table:table-cell>
          <table:table-cell table:formula="of:=IF([test_results.$A218]=[test_results.O$126]; [test_results.$E218]; &quot;&quot;)">
            <text:p/>
          </table:table-cell>
          <table:table-cell table:formula="of:=IF([test_results.$A218]=[test_results.P$126]; [test_results.$E218]; &quot;&quot;)">
            <text:p/>
          </table:table-cell>
          <table:table-cell table:formula="of:=IF([test_results.$A218]=[test_results.Q$126]; [test_results.$E218]; &quot;&quot;)" office:value-type="float" office:value="10.014" calcext:value-type="float">
            <text:p>10.014</text:p>
          </table:table-cell>
          <table:table-cell table:formula="of:=IF([test_results.$A218]=[test_results.R$126]; [test_results.$E218]; &quot;&quot;)">
            <text:p/>
          </table:table-cell>
          <table:table-cell table:formula="of:=IF([test_results.$A218]=[test_results.S$126]; [test_results.$E218]; &quot;&quot;)">
            <text:p/>
          </table:table-cell>
          <table:table-cell table:formula="of:=IF([test_results.$A218]=[test_results.T$126]; [test_results.$E218]; &quot;&quot;)">
            <text:p/>
          </table:table-cell>
          <table:table-cell table:formula="of:=IF([test_results.$A218]=[test_results.U$126]; [test_results.$E218]; &quot;&quot;)">
            <text:p/>
          </table:table-cell>
          <table:table-cell table:formula="of:=IF([test_results.$A218]=[test_results.V$126]; [test_results.$E218]; &quot;&quot;)">
            <text:p/>
          </table:table-cell>
          <table:table-cell table:formula="of:=IF([test_results.$A218]=[test_results.W$126]; [test_results.$E218]; &quot;&quot;)">
            <text:p/>
          </table:table-cell>
          <table:table-cell table:formula="of:=IF([test_results.$A218]=[test_results.X$126]; [test_results.$E218]; &quot;&quot;)">
            <text:p/>
          </table:table-cell>
          <table:table-cell table:formula="of:=IF([test_results.$A218]=[test_results.Y$126]; [test_results.$E218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fclock_chest.zip</text:p>
          </table:table-cell>
          <table:table-cell office:value-type="float" office:value="9" calcext:value-type="float">
            <text:p>9</text:p>
          </table:table-cell>
          <table:table-cell office:value-type="float" office:value="11.313" calcext:value-type="float">
            <text:p>11.313</text:p>
          </table:table-cell>
          <table:table-cell office:value-type="float" office:value="23.448" calcext:value-type="float">
            <text:p>23.448</text:p>
          </table:table-cell>
          <table:table-cell office:value-type="float" office:value="10.181" calcext:value-type="float">
            <text:p>10.181</text:p>
          </table:table-cell>
          <table:table-cell office:value-type="float" office:value="6.595" calcext:value-type="float">
            <text:p>6.595</text:p>
          </table:table-cell>
          <table:table-cell office:value-type="float" office:value="37.635" calcext:value-type="float">
            <text:p>37.635</text:p>
          </table:table-cell>
          <table:table-cell office:value-type="float" office:value="1000" calcext:value-type="float">
            <text:p>1000</text:p>
          </table:table-cell>
          <table:table-cell office:value-type="float" office:value="10180.667" calcext:value-type="float">
            <text:p>10180.667</text:p>
          </table:table-cell>
          <table:table-cell office:value-type="float" office:value="98.23" calcext:value-type="float">
            <text:p>98.23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219]=[test_results.N$126]; [test_results.$E219]; &quot;&quot;)">
            <text:p/>
          </table:table-cell>
          <table:table-cell table:formula="of:=IF([test_results.$A219]=[test_results.O$126]; [test_results.$E219]; &quot;&quot;)">
            <text:p/>
          </table:table-cell>
          <table:table-cell table:formula="of:=IF([test_results.$A219]=[test_results.P$126]; [test_results.$E219]; &quot;&quot;)">
            <text:p/>
          </table:table-cell>
          <table:table-cell table:formula="of:=IF([test_results.$A219]=[test_results.Q$126]; [test_results.$E219]; &quot;&quot;)">
            <text:p/>
          </table:table-cell>
          <table:table-cell table:formula="of:=IF([test_results.$A219]=[test_results.R$126]; [test_results.$E219]; &quot;&quot;)" office:value-type="float" office:value="10.181" calcext:value-type="float">
            <text:p>10.181</text:p>
          </table:table-cell>
          <table:table-cell table:formula="of:=IF([test_results.$A219]=[test_results.S$126]; [test_results.$E219]; &quot;&quot;)">
            <text:p/>
          </table:table-cell>
          <table:table-cell table:formula="of:=IF([test_results.$A219]=[test_results.T$126]; [test_results.$E219]; &quot;&quot;)">
            <text:p/>
          </table:table-cell>
          <table:table-cell table:formula="of:=IF([test_results.$A219]=[test_results.U$126]; [test_results.$E219]; &quot;&quot;)">
            <text:p/>
          </table:table-cell>
          <table:table-cell table:formula="of:=IF([test_results.$A219]=[test_results.V$126]; [test_results.$E219]; &quot;&quot;)">
            <text:p/>
          </table:table-cell>
          <table:table-cell table:formula="of:=IF([test_results.$A219]=[test_results.W$126]; [test_results.$E219]; &quot;&quot;)">
            <text:p/>
          </table:table-cell>
          <table:table-cell table:formula="of:=IF([test_results.$A219]=[test_results.X$126]; [test_results.$E219]; &quot;&quot;)">
            <text:p/>
          </table:table-cell>
          <table:table-cell table:formula="of:=IF([test_results.$A219]=[test_results.Y$126]; [test_results.$E219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tclock_2car.zip</text:p>
          </table:table-cell>
          <table:table-cell office:value-type="float" office:value="9" calcext:value-type="float">
            <text:p>9</text:p>
          </table:table-cell>
          <table:table-cell office:value-type="float" office:value="11.442" calcext:value-type="float">
            <text:p>11.442</text:p>
          </table:table-cell>
          <table:table-cell office:value-type="float" office:value="22.121" calcext:value-type="float">
            <text:p>22.121</text:p>
          </table:table-cell>
          <table:table-cell office:value-type="float" office:value="8.718" calcext:value-type="float">
            <text:p>8.718</text:p>
          </table:table-cell>
          <table:table-cell office:value-type="float" office:value="5.396" calcext:value-type="float">
            <text:p>5.396</text:p>
          </table:table-cell>
          <table:table-cell office:value-type="float" office:value="29.431" calcext:value-type="float">
            <text:p>29.431</text:p>
          </table:table-cell>
          <table:table-cell office:value-type="float" office:value="1000" calcext:value-type="float">
            <text:p>1000</text:p>
          </table:table-cell>
          <table:table-cell office:value-type="float" office:value="8717.615" calcext:value-type="float">
            <text:p>8717.615</text:p>
          </table:table-cell>
          <table:table-cell office:value-type="float" office:value="114.71" calcext:value-type="float">
            <text:p>114.71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220]=[test_results.N$126]; [test_results.$E220]; &quot;&quot;)">
            <text:p/>
          </table:table-cell>
          <table:table-cell table:formula="of:=IF([test_results.$A220]=[test_results.O$126]; [test_results.$E220]; &quot;&quot;)">
            <text:p/>
          </table:table-cell>
          <table:table-cell table:formula="of:=IF([test_results.$A220]=[test_results.P$126]; [test_results.$E220]; &quot;&quot;)">
            <text:p/>
          </table:table-cell>
          <table:table-cell table:formula="of:=IF([test_results.$A220]=[test_results.Q$126]; [test_results.$E220]; &quot;&quot;)">
            <text:p/>
          </table:table-cell>
          <table:table-cell table:formula="of:=IF([test_results.$A220]=[test_results.R$126]; [test_results.$E220]; &quot;&quot;)">
            <text:p/>
          </table:table-cell>
          <table:table-cell table:formula="of:=IF([test_results.$A220]=[test_results.S$126]; [test_results.$E220]; &quot;&quot;)" office:value-type="float" office:value="8.718" calcext:value-type="float">
            <text:p>8.718</text:p>
          </table:table-cell>
          <table:table-cell table:formula="of:=IF([test_results.$A220]=[test_results.T$126]; [test_results.$E220]; &quot;&quot;)">
            <text:p/>
          </table:table-cell>
          <table:table-cell table:formula="of:=IF([test_results.$A220]=[test_results.U$126]; [test_results.$E220]; &quot;&quot;)">
            <text:p/>
          </table:table-cell>
          <table:table-cell table:formula="of:=IF([test_results.$A220]=[test_results.V$126]; [test_results.$E220]; &quot;&quot;)">
            <text:p/>
          </table:table-cell>
          <table:table-cell table:formula="of:=IF([test_results.$A220]=[test_results.W$126]; [test_results.$E220]; &quot;&quot;)">
            <text:p/>
          </table:table-cell>
          <table:table-cell table:formula="of:=IF([test_results.$A220]=[test_results.X$126]; [test_results.$E220]; &quot;&quot;)">
            <text:p/>
          </table:table-cell>
          <table:table-cell table:formula="of:=IF([test_results.$A220]=[test_results.Y$126]; [test_results.$E220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tclock_2car_sleep.zip</text:p>
          </table:table-cell>
          <table:table-cell office:value-type="float" office:value="9" calcext:value-type="float">
            <text:p>9</text:p>
          </table:table-cell>
          <table:table-cell office:value-type="float" office:value="11.751" calcext:value-type="float">
            <text:p>11.751</text:p>
          </table:table-cell>
          <table:table-cell office:value-type="float" office:value="19.414" calcext:value-type="float">
            <text:p>19.414</text:p>
          </table:table-cell>
          <table:table-cell office:value-type="float" office:value="5.722" calcext:value-type="float">
            <text:p>5.722</text:p>
          </table:table-cell>
          <table:table-cell office:value-type="float" office:value="2.459" calcext:value-type="float">
            <text:p>2.459</text:p>
          </table:table-cell>
          <table:table-cell office:value-type="float" office:value="23.449" calcext:value-type="float">
            <text:p>23.449</text:p>
          </table:table-cell>
          <table:table-cell office:value-type="float" office:value="1000" calcext:value-type="float">
            <text:p>1000</text:p>
          </table:table-cell>
          <table:table-cell office:value-type="float" office:value="5722.47" calcext:value-type="float">
            <text:p>5722.47</text:p>
          </table:table-cell>
          <table:table-cell office:value-type="float" office:value="174.75" calcext:value-type="float">
            <text:p>174.75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221]=[test_results.N$126]; [test_results.$E221]; &quot;&quot;)">
            <text:p/>
          </table:table-cell>
          <table:table-cell table:formula="of:=IF([test_results.$A221]=[test_results.O$126]; [test_results.$E221]; &quot;&quot;)">
            <text:p/>
          </table:table-cell>
          <table:table-cell table:formula="of:=IF([test_results.$A221]=[test_results.P$126]; [test_results.$E221]; &quot;&quot;)">
            <text:p/>
          </table:table-cell>
          <table:table-cell table:formula="of:=IF([test_results.$A221]=[test_results.Q$126]; [test_results.$E221]; &quot;&quot;)">
            <text:p/>
          </table:table-cell>
          <table:table-cell table:formula="of:=IF([test_results.$A221]=[test_results.R$126]; [test_results.$E221]; &quot;&quot;)">
            <text:p/>
          </table:table-cell>
          <table:table-cell table:formula="of:=IF([test_results.$A221]=[test_results.S$126]; [test_results.$E221]; &quot;&quot;)">
            <text:p/>
          </table:table-cell>
          <table:table-cell table:formula="of:=IF([test_results.$A221]=[test_results.T$126]; [test_results.$E221]; &quot;&quot;)" office:value-type="float" office:value="5.722" calcext:value-type="float">
            <text:p>5.722</text:p>
          </table:table-cell>
          <table:table-cell table:formula="of:=IF([test_results.$A221]=[test_results.U$126]; [test_results.$E221]; &quot;&quot;)">
            <text:p/>
          </table:table-cell>
          <table:table-cell table:formula="of:=IF([test_results.$A221]=[test_results.V$126]; [test_results.$E221]; &quot;&quot;)">
            <text:p/>
          </table:table-cell>
          <table:table-cell table:formula="of:=IF([test_results.$A221]=[test_results.W$126]; [test_results.$E221]; &quot;&quot;)">
            <text:p/>
          </table:table-cell>
          <table:table-cell table:formula="of:=IF([test_results.$A221]=[test_results.X$126]; [test_results.$E221]; &quot;&quot;)">
            <text:p/>
          </table:table-cell>
          <table:table-cell table:formula="of:=IF([test_results.$A221]=[test_results.Y$126]; [test_results.$E221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tclock_car.zip</text:p>
          </table:table-cell>
          <table:table-cell office:value-type="float" office:value="9" calcext:value-type="float">
            <text:p>9</text:p>
          </table:table-cell>
          <table:table-cell office:value-type="float" office:value="11.86" calcext:value-type="float">
            <text:p>11.86</text:p>
          </table:table-cell>
          <table:table-cell office:value-type="float" office:value="22.519" calcext:value-type="float">
            <text:p>22.519</text:p>
          </table:table-cell>
          <table:table-cell office:value-type="float" office:value="8.682" calcext:value-type="float">
            <text:p>8.682</text:p>
          </table:table-cell>
          <table:table-cell office:value-type="float" office:value="3.964" calcext:value-type="float">
            <text:p>3.964</text:p>
          </table:table-cell>
          <table:table-cell office:value-type="float" office:value="49.069" calcext:value-type="float">
            <text:p>49.069</text:p>
          </table:table-cell>
          <table:table-cell office:value-type="float" office:value="1000" calcext:value-type="float">
            <text:p>1000</text:p>
          </table:table-cell>
          <table:table-cell office:value-type="float" office:value="8682.334" calcext:value-type="float">
            <text:p>8682.334</text:p>
          </table:table-cell>
          <table:table-cell office:value-type="float" office:value="115.18" calcext:value-type="float">
            <text:p>115.18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222]=[test_results.N$126]; [test_results.$E222]; &quot;&quot;)">
            <text:p/>
          </table:table-cell>
          <table:table-cell table:formula="of:=IF([test_results.$A222]=[test_results.O$126]; [test_results.$E222]; &quot;&quot;)">
            <text:p/>
          </table:table-cell>
          <table:table-cell table:formula="of:=IF([test_results.$A222]=[test_results.P$126]; [test_results.$E222]; &quot;&quot;)">
            <text:p/>
          </table:table-cell>
          <table:table-cell table:formula="of:=IF([test_results.$A222]=[test_results.Q$126]; [test_results.$E222]; &quot;&quot;)">
            <text:p/>
          </table:table-cell>
          <table:table-cell table:formula="of:=IF([test_results.$A222]=[test_results.R$126]; [test_results.$E222]; &quot;&quot;)">
            <text:p/>
          </table:table-cell>
          <table:table-cell table:formula="of:=IF([test_results.$A222]=[test_results.S$126]; [test_results.$E222]; &quot;&quot;)">
            <text:p/>
          </table:table-cell>
          <table:table-cell table:formula="of:=IF([test_results.$A222]=[test_results.T$126]; [test_results.$E222]; &quot;&quot;)">
            <text:p/>
          </table:table-cell>
          <table:table-cell table:formula="of:=IF([test_results.$A222]=[test_results.U$126]; [test_results.$E222]; &quot;&quot;)" office:value-type="float" office:value="8.682" calcext:value-type="float">
            <text:p>8.682</text:p>
          </table:table-cell>
          <table:table-cell table:formula="of:=IF([test_results.$A222]=[test_results.V$126]; [test_results.$E222]; &quot;&quot;)">
            <text:p/>
          </table:table-cell>
          <table:table-cell table:formula="of:=IF([test_results.$A222]=[test_results.W$126]; [test_results.$E222]; &quot;&quot;)">
            <text:p/>
          </table:table-cell>
          <table:table-cell table:formula="of:=IF([test_results.$A222]=[test_results.X$126]; [test_results.$E222]; &quot;&quot;)">
            <text:p/>
          </table:table-cell>
          <table:table-cell table:formula="of:=IF([test_results.$A222]=[test_results.Y$126]; [test_results.$E222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tclock_car_sleep.zip</text:p>
          </table:table-cell>
          <table:table-cell office:value-type="float" office:value="9" calcext:value-type="float">
            <text:p>9</text:p>
          </table:table-cell>
          <table:table-cell office:value-type="float" office:value="11.807" calcext:value-type="float">
            <text:p>11.807</text:p>
          </table:table-cell>
          <table:table-cell office:value-type="float" office:value="19.789" calcext:value-type="float">
            <text:p>19.789</text:p>
          </table:table-cell>
          <table:table-cell office:value-type="float" office:value="6.086" calcext:value-type="float">
            <text:p>6.086</text:p>
          </table:table-cell>
          <table:table-cell office:value-type="float" office:value="2.462" calcext:value-type="float">
            <text:p>2.462</text:p>
          </table:table-cell>
          <table:table-cell office:value-type="float" office:value="31.318" calcext:value-type="float">
            <text:p>31.318</text:p>
          </table:table-cell>
          <table:table-cell office:value-type="float" office:value="1000" calcext:value-type="float">
            <text:p>1000</text:p>
          </table:table-cell>
          <table:table-cell office:value-type="float" office:value="6085.73" calcext:value-type="float">
            <text:p>6085.73</text:p>
          </table:table-cell>
          <table:table-cell office:value-type="float" office:value="164.32" calcext:value-type="float">
            <text:p>164.32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223]=[test_results.N$126]; [test_results.$E223]; &quot;&quot;)">
            <text:p/>
          </table:table-cell>
          <table:table-cell table:formula="of:=IF([test_results.$A223]=[test_results.O$126]; [test_results.$E223]; &quot;&quot;)">
            <text:p/>
          </table:table-cell>
          <table:table-cell table:formula="of:=IF([test_results.$A223]=[test_results.P$126]; [test_results.$E223]; &quot;&quot;)">
            <text:p/>
          </table:table-cell>
          <table:table-cell table:formula="of:=IF([test_results.$A223]=[test_results.Q$126]; [test_results.$E223]; &quot;&quot;)">
            <text:p/>
          </table:table-cell>
          <table:table-cell table:formula="of:=IF([test_results.$A223]=[test_results.R$126]; [test_results.$E223]; &quot;&quot;)">
            <text:p/>
          </table:table-cell>
          <table:table-cell table:formula="of:=IF([test_results.$A223]=[test_results.S$126]; [test_results.$E223]; &quot;&quot;)">
            <text:p/>
          </table:table-cell>
          <table:table-cell table:formula="of:=IF([test_results.$A223]=[test_results.T$126]; [test_results.$E223]; &quot;&quot;)">
            <text:p/>
          </table:table-cell>
          <table:table-cell table:formula="of:=IF([test_results.$A223]=[test_results.U$126]; [test_results.$E223]; &quot;&quot;)">
            <text:p/>
          </table:table-cell>
          <table:table-cell table:formula="of:=IF([test_results.$A223]=[test_results.V$126]; [test_results.$E223]; &quot;&quot;)" office:value-type="float" office:value="6.086" calcext:value-type="float">
            <text:p>6.086</text:p>
          </table:table-cell>
          <table:table-cell table:formula="of:=IF([test_results.$A223]=[test_results.W$126]; [test_results.$E223]; &quot;&quot;)">
            <text:p/>
          </table:table-cell>
          <table:table-cell table:formula="of:=IF([test_results.$A223]=[test_results.X$126]; [test_results.$E223]; &quot;&quot;)">
            <text:p/>
          </table:table-cell>
          <table:table-cell table:formula="of:=IF([test_results.$A223]=[test_results.Y$126]; [test_results.$E223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tclock_chest.zip</text:p>
          </table:table-cell>
          <table:table-cell office:value-type="float" office:value="9" calcext:value-type="float">
            <text:p>9</text:p>
          </table:table-cell>
          <table:table-cell office:value-type="float" office:value="11.301" calcext:value-type="float">
            <text:p>11.301</text:p>
          </table:table-cell>
          <table:table-cell office:value-type="float" office:value="19.613" calcext:value-type="float">
            <text:p>19.613</text:p>
          </table:table-cell>
          <table:table-cell office:value-type="float" office:value="6.374" calcext:value-type="float">
            <text:p>6.374</text:p>
          </table:table-cell>
          <table:table-cell office:value-type="float" office:value="2.752" calcext:value-type="float">
            <text:p>2.752</text:p>
          </table:table-cell>
          <table:table-cell office:value-type="float" office:value="34.023" calcext:value-type="float">
            <text:p>34.023</text:p>
          </table:table-cell>
          <table:table-cell office:value-type="float" office:value="1000" calcext:value-type="float">
            <text:p>1000</text:p>
          </table:table-cell>
          <table:table-cell office:value-type="float" office:value="6374.436" calcext:value-type="float">
            <text:p>6374.436</text:p>
          </table:table-cell>
          <table:table-cell office:value-type="float" office:value="156.88" calcext:value-type="float">
            <text:p>156.88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224]=[test_results.N$126]; [test_results.$E224]; &quot;&quot;)">
            <text:p/>
          </table:table-cell>
          <table:table-cell table:formula="of:=IF([test_results.$A224]=[test_results.O$126]; [test_results.$E224]; &quot;&quot;)">
            <text:p/>
          </table:table-cell>
          <table:table-cell table:formula="of:=IF([test_results.$A224]=[test_results.P$126]; [test_results.$E224]; &quot;&quot;)">
            <text:p/>
          </table:table-cell>
          <table:table-cell table:formula="of:=IF([test_results.$A224]=[test_results.Q$126]; [test_results.$E224]; &quot;&quot;)">
            <text:p/>
          </table:table-cell>
          <table:table-cell table:formula="of:=IF([test_results.$A224]=[test_results.R$126]; [test_results.$E224]; &quot;&quot;)">
            <text:p/>
          </table:table-cell>
          <table:table-cell table:formula="of:=IF([test_results.$A224]=[test_results.S$126]; [test_results.$E224]; &quot;&quot;)">
            <text:p/>
          </table:table-cell>
          <table:table-cell table:formula="of:=IF([test_results.$A224]=[test_results.T$126]; [test_results.$E224]; &quot;&quot;)">
            <text:p/>
          </table:table-cell>
          <table:table-cell table:formula="of:=IF([test_results.$A224]=[test_results.U$126]; [test_results.$E224]; &quot;&quot;)">
            <text:p/>
          </table:table-cell>
          <table:table-cell table:formula="of:=IF([test_results.$A224]=[test_results.V$126]; [test_results.$E224]; &quot;&quot;)">
            <text:p/>
          </table:table-cell>
          <table:table-cell table:formula="of:=IF([test_results.$A224]=[test_results.W$126]; [test_results.$E224]; &quot;&quot;)" office:value-type="float" office:value="6.374" calcext:value-type="float">
            <text:p>6.374</text:p>
          </table:table-cell>
          <table:table-cell table:formula="of:=IF([test_results.$A224]=[test_results.X$126]; [test_results.$E224]; &quot;&quot;)">
            <text:p/>
          </table:table-cell>
          <table:table-cell table:formula="of:=IF([test_results.$A224]=[test_results.Y$126]; [test_results.$E224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vert_tclock_car_sleep.zip</text:p>
          </table:table-cell>
          <table:table-cell office:value-type="float" office:value="9" calcext:value-type="float">
            <text:p>9</text:p>
          </table:table-cell>
          <table:table-cell office:value-type="float" office:value="11.244" calcext:value-type="float">
            <text:p>11.244</text:p>
          </table:table-cell>
          <table:table-cell office:value-type="float" office:value="19.46" calcext:value-type="float">
            <text:p>19.46</text:p>
          </table:table-cell>
          <table:table-cell office:value-type="float" office:value="6.302" calcext:value-type="float">
            <text:p>6.302</text:p>
          </table:table-cell>
          <table:table-cell office:value-type="float" office:value="2.855" calcext:value-type="float">
            <text:p>2.855</text:p>
          </table:table-cell>
          <table:table-cell office:value-type="float" office:value="31.711" calcext:value-type="float">
            <text:p>31.711</text:p>
          </table:table-cell>
          <table:table-cell office:value-type="float" office:value="1000" calcext:value-type="float">
            <text:p>1000</text:p>
          </table:table-cell>
          <table:table-cell office:value-type="float" office:value="6302.165" calcext:value-type="float">
            <text:p>6302.165</text:p>
          </table:table-cell>
          <table:table-cell office:value-type="float" office:value="158.68" calcext:value-type="float">
            <text:p>158.68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225]=[test_results.N$126]; [test_results.$E225]; &quot;&quot;)">
            <text:p/>
          </table:table-cell>
          <table:table-cell table:formula="of:=IF([test_results.$A225]=[test_results.O$126]; [test_results.$E225]; &quot;&quot;)">
            <text:p/>
          </table:table-cell>
          <table:table-cell table:formula="of:=IF([test_results.$A225]=[test_results.P$126]; [test_results.$E225]; &quot;&quot;)">
            <text:p/>
          </table:table-cell>
          <table:table-cell table:formula="of:=IF([test_results.$A225]=[test_results.Q$126]; [test_results.$E225]; &quot;&quot;)">
            <text:p/>
          </table:table-cell>
          <table:table-cell table:formula="of:=IF([test_results.$A225]=[test_results.R$126]; [test_results.$E225]; &quot;&quot;)">
            <text:p/>
          </table:table-cell>
          <table:table-cell table:formula="of:=IF([test_results.$A225]=[test_results.S$126]; [test_results.$E225]; &quot;&quot;)">
            <text:p/>
          </table:table-cell>
          <table:table-cell table:formula="of:=IF([test_results.$A225]=[test_results.T$126]; [test_results.$E225]; &quot;&quot;)">
            <text:p/>
          </table:table-cell>
          <table:table-cell table:formula="of:=IF([test_results.$A225]=[test_results.U$126]; [test_results.$E225]; &quot;&quot;)">
            <text:p/>
          </table:table-cell>
          <table:table-cell table:formula="of:=IF([test_results.$A225]=[test_results.V$126]; [test_results.$E225]; &quot;&quot;)">
            <text:p/>
          </table:table-cell>
          <table:table-cell table:formula="of:=IF([test_results.$A225]=[test_results.W$126]; [test_results.$E225]; &quot;&quot;)">
            <text:p/>
          </table:table-cell>
          <table:table-cell table:formula="of:=IF([test_results.$A225]=[test_results.X$126]; [test_results.$E225]; &quot;&quot;)" office:value-type="float" office:value="6.302" calcext:value-type="float">
            <text:p>6.302</text:p>
          </table:table-cell>
          <table:table-cell table:formula="of:=IF([test_results.$A225]=[test_results.Y$126]; [test_results.$E225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fclock_2car.zip</text:p>
          </table:table-cell>
          <table:table-cell office:value-type="float" office:value="10" calcext:value-type="float">
            <text:p>10</text:p>
          </table:table-cell>
          <table:table-cell office:value-type="float" office:value="11.437" calcext:value-type="float">
            <text:p>11.437</text:p>
          </table:table-cell>
          <table:table-cell office:value-type="float" office:value="25.106" calcext:value-type="float">
            <text:p>25.106</text:p>
          </table:table-cell>
          <table:table-cell office:value-type="float" office:value="11.737" calcext:value-type="float">
            <text:p>11.737</text:p>
          </table:table-cell>
          <table:table-cell office:value-type="float" office:value="7.97" calcext:value-type="float">
            <text:p>7.97</text:p>
          </table:table-cell>
          <table:table-cell office:value-type="float" office:value="35.273" calcext:value-type="float">
            <text:p>35.273</text:p>
          </table:table-cell>
          <table:table-cell office:value-type="float" office:value="1000" calcext:value-type="float">
            <text:p>1000</text:p>
          </table:table-cell>
          <table:table-cell office:value-type="float" office:value="11737.19" calcext:value-type="float">
            <text:p>11737.19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226]=[test_results.N$126]; [test_results.$E226]; &quot;&quot;)" office:value-type="float" office:value="11.737" calcext:value-type="float">
            <text:p>11.737</text:p>
          </table:table-cell>
          <table:table-cell table:formula="of:=IF([test_results.$A226]=[test_results.O$126]; [test_results.$E226]; &quot;&quot;)">
            <text:p/>
          </table:table-cell>
          <table:table-cell table:formula="of:=IF([test_results.$A226]=[test_results.P$126]; [test_results.$E226]; &quot;&quot;)">
            <text:p/>
          </table:table-cell>
          <table:table-cell table:formula="of:=IF([test_results.$A226]=[test_results.Q$126]; [test_results.$E226]; &quot;&quot;)">
            <text:p/>
          </table:table-cell>
          <table:table-cell table:formula="of:=IF([test_results.$A226]=[test_results.R$126]; [test_results.$E226]; &quot;&quot;)">
            <text:p/>
          </table:table-cell>
          <table:table-cell table:formula="of:=IF([test_results.$A226]=[test_results.S$126]; [test_results.$E226]; &quot;&quot;)">
            <text:p/>
          </table:table-cell>
          <table:table-cell table:formula="of:=IF([test_results.$A226]=[test_results.T$126]; [test_results.$E226]; &quot;&quot;)">
            <text:p/>
          </table:table-cell>
          <table:table-cell table:formula="of:=IF([test_results.$A226]=[test_results.U$126]; [test_results.$E226]; &quot;&quot;)">
            <text:p/>
          </table:table-cell>
          <table:table-cell table:formula="of:=IF([test_results.$A226]=[test_results.V$126]; [test_results.$E226]; &quot;&quot;)">
            <text:p/>
          </table:table-cell>
          <table:table-cell table:formula="of:=IF([test_results.$A226]=[test_results.W$126]; [test_results.$E226]; &quot;&quot;)">
            <text:p/>
          </table:table-cell>
          <table:table-cell table:formula="of:=IF([test_results.$A226]=[test_results.X$126]; [test_results.$E226]; &quot;&quot;)">
            <text:p/>
          </table:table-cell>
          <table:table-cell table:formula="of:=IF([test_results.$A226]=[test_results.Y$126]; [test_results.$E226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fclock_2car_sleep.zip</text:p>
          </table:table-cell>
          <table:table-cell office:value-type="float" office:value="10" calcext:value-type="float">
            <text:p>10</text:p>
          </table:table-cell>
          <table:table-cell office:value-type="float" office:value="11.43" calcext:value-type="float">
            <text:p>11.43</text:p>
          </table:table-cell>
          <table:table-cell office:value-type="float" office:value="22.668" calcext:value-type="float">
            <text:p>22.668</text:p>
          </table:table-cell>
          <table:table-cell office:value-type="float" office:value="9.306" calcext:value-type="float">
            <text:p>9.306</text:p>
          </table:table-cell>
          <table:table-cell office:value-type="float" office:value="5.395" calcext:value-type="float">
            <text:p>5.395</text:p>
          </table:table-cell>
          <table:table-cell office:value-type="float" office:value="22.822" calcext:value-type="float">
            <text:p>22.822</text:p>
          </table:table-cell>
          <table:table-cell office:value-type="float" office:value="1000" calcext:value-type="float">
            <text:p>1000</text:p>
          </table:table-cell>
          <table:table-cell office:value-type="float" office:value="9305.549" calcext:value-type="float">
            <text:p>9305.549</text:p>
          </table:table-cell>
          <table:table-cell office:value-type="float" office:value="107.46" calcext:value-type="float">
            <text:p>107.46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227]=[test_results.N$126]; [test_results.$E227]; &quot;&quot;)">
            <text:p/>
          </table:table-cell>
          <table:table-cell table:formula="of:=IF([test_results.$A227]=[test_results.O$126]; [test_results.$E227]; &quot;&quot;)" office:value-type="float" office:value="9.306" calcext:value-type="float">
            <text:p>9.306</text:p>
          </table:table-cell>
          <table:table-cell table:formula="of:=IF([test_results.$A227]=[test_results.P$126]; [test_results.$E227]; &quot;&quot;)">
            <text:p/>
          </table:table-cell>
          <table:table-cell table:formula="of:=IF([test_results.$A227]=[test_results.Q$126]; [test_results.$E227]; &quot;&quot;)">
            <text:p/>
          </table:table-cell>
          <table:table-cell table:formula="of:=IF([test_results.$A227]=[test_results.R$126]; [test_results.$E227]; &quot;&quot;)">
            <text:p/>
          </table:table-cell>
          <table:table-cell table:formula="of:=IF([test_results.$A227]=[test_results.S$126]; [test_results.$E227]; &quot;&quot;)">
            <text:p/>
          </table:table-cell>
          <table:table-cell table:formula="of:=IF([test_results.$A227]=[test_results.T$126]; [test_results.$E227]; &quot;&quot;)">
            <text:p/>
          </table:table-cell>
          <table:table-cell table:formula="of:=IF([test_results.$A227]=[test_results.U$126]; [test_results.$E227]; &quot;&quot;)">
            <text:p/>
          </table:table-cell>
          <table:table-cell table:formula="of:=IF([test_results.$A227]=[test_results.V$126]; [test_results.$E227]; &quot;&quot;)">
            <text:p/>
          </table:table-cell>
          <table:table-cell table:formula="of:=IF([test_results.$A227]=[test_results.W$126]; [test_results.$E227]; &quot;&quot;)">
            <text:p/>
          </table:table-cell>
          <table:table-cell table:formula="of:=IF([test_results.$A227]=[test_results.X$126]; [test_results.$E227]; &quot;&quot;)">
            <text:p/>
          </table:table-cell>
          <table:table-cell table:formula="of:=IF([test_results.$A227]=[test_results.Y$126]; [test_results.$E227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fclock_car.zip</text:p>
          </table:table-cell>
          <table:table-cell office:value-type="float" office:value="10" calcext:value-type="float">
            <text:p>10</text:p>
          </table:table-cell>
          <table:table-cell office:value-type="float" office:value="11.715" calcext:value-type="float">
            <text:p>11.715</text:p>
          </table:table-cell>
          <table:table-cell office:value-type="float" office:value="24.801" calcext:value-type="float">
            <text:p>24.801</text:p>
          </table:table-cell>
          <table:table-cell office:value-type="float" office:value="11.2" calcext:value-type="float">
            <text:p>11.2</text:p>
          </table:table-cell>
          <table:table-cell office:value-type="float" office:value="6.962" calcext:value-type="float">
            <text:p>6.962</text:p>
          </table:table-cell>
          <table:table-cell office:value-type="float" office:value="35.751" calcext:value-type="float">
            <text:p>35.751</text:p>
          </table:table-cell>
          <table:table-cell office:value-type="float" office:value="1000" calcext:value-type="float">
            <text:p>1000</text:p>
          </table:table-cell>
          <table:table-cell office:value-type="float" office:value="11200.063" calcext:value-type="float">
            <text:p>11200.063</text:p>
          </table:table-cell>
          <table:table-cell office:value-type="float" office:value="89.29" calcext:value-type="float">
            <text:p>89.29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228]=[test_results.N$126]; [test_results.$E228]; &quot;&quot;)">
            <text:p/>
          </table:table-cell>
          <table:table-cell table:formula="of:=IF([test_results.$A228]=[test_results.O$126]; [test_results.$E228]; &quot;&quot;)">
            <text:p/>
          </table:table-cell>
          <table:table-cell table:formula="of:=IF([test_results.$A228]=[test_results.P$126]; [test_results.$E228]; &quot;&quot;)" office:value-type="float" office:value="11.2" calcext:value-type="float">
            <text:p>11.2</text:p>
          </table:table-cell>
          <table:table-cell table:formula="of:=IF([test_results.$A228]=[test_results.Q$126]; [test_results.$E228]; &quot;&quot;)">
            <text:p/>
          </table:table-cell>
          <table:table-cell table:formula="of:=IF([test_results.$A228]=[test_results.R$126]; [test_results.$E228]; &quot;&quot;)">
            <text:p/>
          </table:table-cell>
          <table:table-cell table:formula="of:=IF([test_results.$A228]=[test_results.S$126]; [test_results.$E228]; &quot;&quot;)">
            <text:p/>
          </table:table-cell>
          <table:table-cell table:formula="of:=IF([test_results.$A228]=[test_results.T$126]; [test_results.$E228]; &quot;&quot;)">
            <text:p/>
          </table:table-cell>
          <table:table-cell table:formula="of:=IF([test_results.$A228]=[test_results.U$126]; [test_results.$E228]; &quot;&quot;)">
            <text:p/>
          </table:table-cell>
          <table:table-cell table:formula="of:=IF([test_results.$A228]=[test_results.V$126]; [test_results.$E228]; &quot;&quot;)">
            <text:p/>
          </table:table-cell>
          <table:table-cell table:formula="of:=IF([test_results.$A228]=[test_results.W$126]; [test_results.$E228]; &quot;&quot;)">
            <text:p/>
          </table:table-cell>
          <table:table-cell table:formula="of:=IF([test_results.$A228]=[test_results.X$126]; [test_results.$E228]; &quot;&quot;)">
            <text:p/>
          </table:table-cell>
          <table:table-cell table:formula="of:=IF([test_results.$A228]=[test_results.Y$126]; [test_results.$E228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fclock_car_sleep.zip</text:p>
          </table:table-cell>
          <table:table-cell office:value-type="float" office:value="10" calcext:value-type="float">
            <text:p>10</text:p>
          </table:table-cell>
          <table:table-cell office:value-type="float" office:value="11.124" calcext:value-type="float">
            <text:p>11.124</text:p>
          </table:table-cell>
          <table:table-cell office:value-type="float" office:value="23.013" calcext:value-type="float">
            <text:p>23.013</text:p>
          </table:table-cell>
          <table:table-cell office:value-type="float" office:value="9.99" calcext:value-type="float">
            <text:p>9.99</text:p>
          </table:table-cell>
          <table:table-cell office:value-type="float" office:value="6.782" calcext:value-type="float">
            <text:p>6.782</text:p>
          </table:table-cell>
          <table:table-cell office:value-type="float" office:value="22.86" calcext:value-type="float">
            <text:p>22.86</text:p>
          </table:table-cell>
          <table:table-cell office:value-type="float" office:value="1000" calcext:value-type="float">
            <text:p>1000</text:p>
          </table:table-cell>
          <table:table-cell office:value-type="float" office:value="9990.056" calcext:value-type="float">
            <text:p>9990.056</text:p>
          </table:table-cell>
          <table:table-cell office:value-type="float" office:value="100.1" calcext:value-type="float">
            <text:p>100.1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229]=[test_results.N$126]; [test_results.$E229]; &quot;&quot;)">
            <text:p/>
          </table:table-cell>
          <table:table-cell table:formula="of:=IF([test_results.$A229]=[test_results.O$126]; [test_results.$E229]; &quot;&quot;)">
            <text:p/>
          </table:table-cell>
          <table:table-cell table:formula="of:=IF([test_results.$A229]=[test_results.P$126]; [test_results.$E229]; &quot;&quot;)">
            <text:p/>
          </table:table-cell>
          <table:table-cell table:formula="of:=IF([test_results.$A229]=[test_results.Q$126]; [test_results.$E229]; &quot;&quot;)" office:value-type="float" office:value="9.99" calcext:value-type="float">
            <text:p>9.99</text:p>
          </table:table-cell>
          <table:table-cell table:formula="of:=IF([test_results.$A229]=[test_results.R$126]; [test_results.$E229]; &quot;&quot;)">
            <text:p/>
          </table:table-cell>
          <table:table-cell table:formula="of:=IF([test_results.$A229]=[test_results.S$126]; [test_results.$E229]; &quot;&quot;)">
            <text:p/>
          </table:table-cell>
          <table:table-cell table:formula="of:=IF([test_results.$A229]=[test_results.T$126]; [test_results.$E229]; &quot;&quot;)">
            <text:p/>
          </table:table-cell>
          <table:table-cell table:formula="of:=IF([test_results.$A229]=[test_results.U$126]; [test_results.$E229]; &quot;&quot;)">
            <text:p/>
          </table:table-cell>
          <table:table-cell table:formula="of:=IF([test_results.$A229]=[test_results.V$126]; [test_results.$E229]; &quot;&quot;)">
            <text:p/>
          </table:table-cell>
          <table:table-cell table:formula="of:=IF([test_results.$A229]=[test_results.W$126]; [test_results.$E229]; &quot;&quot;)">
            <text:p/>
          </table:table-cell>
          <table:table-cell table:formula="of:=IF([test_results.$A229]=[test_results.X$126]; [test_results.$E229]; &quot;&quot;)">
            <text:p/>
          </table:table-cell>
          <table:table-cell table:formula="of:=IF([test_results.$A229]=[test_results.Y$126]; [test_results.$E229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fclock_chest.zip</text:p>
          </table:table-cell>
          <table:table-cell office:value-type="float" office:value="10" calcext:value-type="float">
            <text:p>10</text:p>
          </table:table-cell>
          <table:table-cell office:value-type="float" office:value="11.16" calcext:value-type="float">
            <text:p>11.16</text:p>
          </table:table-cell>
          <table:table-cell office:value-type="float" office:value="22.864" calcext:value-type="float">
            <text:p>22.864</text:p>
          </table:table-cell>
          <table:table-cell office:value-type="float" office:value="9.781" calcext:value-type="float">
            <text:p>9.781</text:p>
          </table:table-cell>
          <table:table-cell office:value-type="float" office:value="6.558" calcext:value-type="float">
            <text:p>6.558</text:p>
          </table:table-cell>
          <table:table-cell office:value-type="float" office:value="27.928" calcext:value-type="float">
            <text:p>27.928</text:p>
          </table:table-cell>
          <table:table-cell office:value-type="float" office:value="1000" calcext:value-type="float">
            <text:p>1000</text:p>
          </table:table-cell>
          <table:table-cell office:value-type="float" office:value="9780.592" calcext:value-type="float">
            <text:p>9780.592</text:p>
          </table:table-cell>
          <table:table-cell office:value-type="float" office:value="102.24" calcext:value-type="float">
            <text:p>102.24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230]=[test_results.N$126]; [test_results.$E230]; &quot;&quot;)">
            <text:p/>
          </table:table-cell>
          <table:table-cell table:formula="of:=IF([test_results.$A230]=[test_results.O$126]; [test_results.$E230]; &quot;&quot;)">
            <text:p/>
          </table:table-cell>
          <table:table-cell table:formula="of:=IF([test_results.$A230]=[test_results.P$126]; [test_results.$E230]; &quot;&quot;)">
            <text:p/>
          </table:table-cell>
          <table:table-cell table:formula="of:=IF([test_results.$A230]=[test_results.Q$126]; [test_results.$E230]; &quot;&quot;)">
            <text:p/>
          </table:table-cell>
          <table:table-cell table:formula="of:=IF([test_results.$A230]=[test_results.R$126]; [test_results.$E230]; &quot;&quot;)" office:value-type="float" office:value="9.781" calcext:value-type="float">
            <text:p>9.781</text:p>
          </table:table-cell>
          <table:table-cell table:formula="of:=IF([test_results.$A230]=[test_results.S$126]; [test_results.$E230]; &quot;&quot;)">
            <text:p/>
          </table:table-cell>
          <table:table-cell table:formula="of:=IF([test_results.$A230]=[test_results.T$126]; [test_results.$E230]; &quot;&quot;)">
            <text:p/>
          </table:table-cell>
          <table:table-cell table:formula="of:=IF([test_results.$A230]=[test_results.U$126]; [test_results.$E230]; &quot;&quot;)">
            <text:p/>
          </table:table-cell>
          <table:table-cell table:formula="of:=IF([test_results.$A230]=[test_results.V$126]; [test_results.$E230]; &quot;&quot;)">
            <text:p/>
          </table:table-cell>
          <table:table-cell table:formula="of:=IF([test_results.$A230]=[test_results.W$126]; [test_results.$E230]; &quot;&quot;)">
            <text:p/>
          </table:table-cell>
          <table:table-cell table:formula="of:=IF([test_results.$A230]=[test_results.X$126]; [test_results.$E230]; &quot;&quot;)">
            <text:p/>
          </table:table-cell>
          <table:table-cell table:formula="of:=IF([test_results.$A230]=[test_results.Y$126]; [test_results.$E230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tclock_2car.zip</text:p>
          </table:table-cell>
          <table:table-cell office:value-type="float" office:value="10" calcext:value-type="float">
            <text:p>10</text:p>
          </table:table-cell>
          <table:table-cell office:value-type="float" office:value="10.895" calcext:value-type="float">
            <text:p>10.895</text:p>
          </table:table-cell>
          <table:table-cell office:value-type="float" office:value="21.146" calcext:value-type="float">
            <text:p>21.146</text:p>
          </table:table-cell>
          <table:table-cell office:value-type="float" office:value="8.331" calcext:value-type="float">
            <text:p>8.331</text:p>
          </table:table-cell>
          <table:table-cell office:value-type="float" office:value="5.391" calcext:value-type="float">
            <text:p>5.391</text:p>
          </table:table-cell>
          <table:table-cell office:value-type="float" office:value="28.052" calcext:value-type="float">
            <text:p>28.052</text:p>
          </table:table-cell>
          <table:table-cell office:value-type="float" office:value="1000" calcext:value-type="float">
            <text:p>1000</text:p>
          </table:table-cell>
          <table:table-cell office:value-type="float" office:value="8331.226" calcext:value-type="float">
            <text:p>8331.226</text:p>
          </table:table-cell>
          <table:table-cell office:value-type="float" office:value="120.03" calcext:value-type="float">
            <text:p>120.03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231]=[test_results.N$126]; [test_results.$E231]; &quot;&quot;)">
            <text:p/>
          </table:table-cell>
          <table:table-cell table:formula="of:=IF([test_results.$A231]=[test_results.O$126]; [test_results.$E231]; &quot;&quot;)">
            <text:p/>
          </table:table-cell>
          <table:table-cell table:formula="of:=IF([test_results.$A231]=[test_results.P$126]; [test_results.$E231]; &quot;&quot;)">
            <text:p/>
          </table:table-cell>
          <table:table-cell table:formula="of:=IF([test_results.$A231]=[test_results.Q$126]; [test_results.$E231]; &quot;&quot;)">
            <text:p/>
          </table:table-cell>
          <table:table-cell table:formula="of:=IF([test_results.$A231]=[test_results.R$126]; [test_results.$E231]; &quot;&quot;)">
            <text:p/>
          </table:table-cell>
          <table:table-cell table:formula="of:=IF([test_results.$A231]=[test_results.S$126]; [test_results.$E231]; &quot;&quot;)" office:value-type="float" office:value="8.331" calcext:value-type="float">
            <text:p>8.331</text:p>
          </table:table-cell>
          <table:table-cell table:formula="of:=IF([test_results.$A231]=[test_results.T$126]; [test_results.$E231]; &quot;&quot;)">
            <text:p/>
          </table:table-cell>
          <table:table-cell table:formula="of:=IF([test_results.$A231]=[test_results.U$126]; [test_results.$E231]; &quot;&quot;)">
            <text:p/>
          </table:table-cell>
          <table:table-cell table:formula="of:=IF([test_results.$A231]=[test_results.V$126]; [test_results.$E231]; &quot;&quot;)">
            <text:p/>
          </table:table-cell>
          <table:table-cell table:formula="of:=IF([test_results.$A231]=[test_results.W$126]; [test_results.$E231]; &quot;&quot;)">
            <text:p/>
          </table:table-cell>
          <table:table-cell table:formula="of:=IF([test_results.$A231]=[test_results.X$126]; [test_results.$E231]; &quot;&quot;)">
            <text:p/>
          </table:table-cell>
          <table:table-cell table:formula="of:=IF([test_results.$A231]=[test_results.Y$126]; [test_results.$E231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tclock_2car_sleep.zip</text:p>
          </table:table-cell>
          <table:table-cell office:value-type="float" office:value="10" calcext:value-type="float">
            <text:p>10</text:p>
          </table:table-cell>
          <table:table-cell office:value-type="float" office:value="11.172" calcext:value-type="float">
            <text:p>11.172</text:p>
          </table:table-cell>
          <table:table-cell office:value-type="float" office:value="18.704" calcext:value-type="float">
            <text:p>18.704</text:p>
          </table:table-cell>
          <table:table-cell office:value-type="float" office:value="5.602" calcext:value-type="float">
            <text:p>5.602</text:p>
          </table:table-cell>
          <table:table-cell office:value-type="float" office:value="2.462" calcext:value-type="float">
            <text:p>2.462</text:p>
          </table:table-cell>
          <table:table-cell office:value-type="float" office:value="22.568" calcext:value-type="float">
            <text:p>22.568</text:p>
          </table:table-cell>
          <table:table-cell office:value-type="float" office:value="1000" calcext:value-type="float">
            <text:p>1000</text:p>
          </table:table-cell>
          <table:table-cell office:value-type="float" office:value="5602.144" calcext:value-type="float">
            <text:p>5602.144</text:p>
          </table:table-cell>
          <table:table-cell office:value-type="float" office:value="178.5" calcext:value-type="float">
            <text:p>178.5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232]=[test_results.N$126]; [test_results.$E232]; &quot;&quot;)">
            <text:p/>
          </table:table-cell>
          <table:table-cell table:formula="of:=IF([test_results.$A232]=[test_results.O$126]; [test_results.$E232]; &quot;&quot;)">
            <text:p/>
          </table:table-cell>
          <table:table-cell table:formula="of:=IF([test_results.$A232]=[test_results.P$126]; [test_results.$E232]; &quot;&quot;)">
            <text:p/>
          </table:table-cell>
          <table:table-cell table:formula="of:=IF([test_results.$A232]=[test_results.Q$126]; [test_results.$E232]; &quot;&quot;)">
            <text:p/>
          </table:table-cell>
          <table:table-cell table:formula="of:=IF([test_results.$A232]=[test_results.R$126]; [test_results.$E232]; &quot;&quot;)">
            <text:p/>
          </table:table-cell>
          <table:table-cell table:formula="of:=IF([test_results.$A232]=[test_results.S$126]; [test_results.$E232]; &quot;&quot;)">
            <text:p/>
          </table:table-cell>
          <table:table-cell table:formula="of:=IF([test_results.$A232]=[test_results.T$126]; [test_results.$E232]; &quot;&quot;)" office:value-type="float" office:value="5.602" calcext:value-type="float">
            <text:p>5.602</text:p>
          </table:table-cell>
          <table:table-cell table:formula="of:=IF([test_results.$A232]=[test_results.U$126]; [test_results.$E232]; &quot;&quot;)">
            <text:p/>
          </table:table-cell>
          <table:table-cell table:formula="of:=IF([test_results.$A232]=[test_results.V$126]; [test_results.$E232]; &quot;&quot;)">
            <text:p/>
          </table:table-cell>
          <table:table-cell table:formula="of:=IF([test_results.$A232]=[test_results.W$126]; [test_results.$E232]; &quot;&quot;)">
            <text:p/>
          </table:table-cell>
          <table:table-cell table:formula="of:=IF([test_results.$A232]=[test_results.X$126]; [test_results.$E232]; &quot;&quot;)">
            <text:p/>
          </table:table-cell>
          <table:table-cell table:formula="of:=IF([test_results.$A232]=[test_results.Y$126]; [test_results.$E232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tclock_car.zip</text:p>
          </table:table-cell>
          <table:table-cell office:value-type="float" office:value="10" calcext:value-type="float">
            <text:p>10</text:p>
          </table:table-cell>
          <table:table-cell office:value-type="float" office:value="11.043" calcext:value-type="float">
            <text:p>11.043</text:p>
          </table:table-cell>
          <table:table-cell office:value-type="float" office:value="20.234" calcext:value-type="float">
            <text:p>20.234</text:p>
          </table:table-cell>
          <table:table-cell office:value-type="float" office:value="7.313" calcext:value-type="float">
            <text:p>7.313</text:p>
          </table:table-cell>
          <table:table-cell office:value-type="float" office:value="3.985" calcext:value-type="float">
            <text:p>3.985</text:p>
          </table:table-cell>
          <table:table-cell office:value-type="float" office:value="30.452" calcext:value-type="float">
            <text:p>30.452</text:p>
          </table:table-cell>
          <table:table-cell office:value-type="float" office:value="1000" calcext:value-type="float">
            <text:p>1000</text:p>
          </table:table-cell>
          <table:table-cell office:value-type="float" office:value="7312.648" calcext:value-type="float">
            <text:p>7312.648</text:p>
          </table:table-cell>
          <table:table-cell office:value-type="float" office:value="136.75" calcext:value-type="float">
            <text:p>136.75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233]=[test_results.N$126]; [test_results.$E233]; &quot;&quot;)">
            <text:p/>
          </table:table-cell>
          <table:table-cell table:formula="of:=IF([test_results.$A233]=[test_results.O$126]; [test_results.$E233]; &quot;&quot;)">
            <text:p/>
          </table:table-cell>
          <table:table-cell table:formula="of:=IF([test_results.$A233]=[test_results.P$126]; [test_results.$E233]; &quot;&quot;)">
            <text:p/>
          </table:table-cell>
          <table:table-cell table:formula="of:=IF([test_results.$A233]=[test_results.Q$126]; [test_results.$E233]; &quot;&quot;)">
            <text:p/>
          </table:table-cell>
          <table:table-cell table:formula="of:=IF([test_results.$A233]=[test_results.R$126]; [test_results.$E233]; &quot;&quot;)">
            <text:p/>
          </table:table-cell>
          <table:table-cell table:formula="of:=IF([test_results.$A233]=[test_results.S$126]; [test_results.$E233]; &quot;&quot;)">
            <text:p/>
          </table:table-cell>
          <table:table-cell table:formula="of:=IF([test_results.$A233]=[test_results.T$126]; [test_results.$E233]; &quot;&quot;)">
            <text:p/>
          </table:table-cell>
          <table:table-cell table:formula="of:=IF([test_results.$A233]=[test_results.U$126]; [test_results.$E233]; &quot;&quot;)" office:value-type="float" office:value="7.313" calcext:value-type="float">
            <text:p>7.313</text:p>
          </table:table-cell>
          <table:table-cell table:formula="of:=IF([test_results.$A233]=[test_results.V$126]; [test_results.$E233]; &quot;&quot;)">
            <text:p/>
          </table:table-cell>
          <table:table-cell table:formula="of:=IF([test_results.$A233]=[test_results.W$126]; [test_results.$E233]; &quot;&quot;)">
            <text:p/>
          </table:table-cell>
          <table:table-cell table:formula="of:=IF([test_results.$A233]=[test_results.X$126]; [test_results.$E233]; &quot;&quot;)">
            <text:p/>
          </table:table-cell>
          <table:table-cell table:formula="of:=IF([test_results.$A233]=[test_results.Y$126]; [test_results.$E233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tclock_car_sleep.zip</text:p>
          </table:table-cell>
          <table:table-cell office:value-type="float" office:value="10" calcext:value-type="float">
            <text:p>10</text:p>
          </table:table-cell>
          <table:table-cell office:value-type="float" office:value="11.004" calcext:value-type="float">
            <text:p>11.004</text:p>
          </table:table-cell>
          <table:table-cell office:value-type="float" office:value="18.867" calcext:value-type="float">
            <text:p>18.867</text:p>
          </table:table-cell>
          <table:table-cell office:value-type="float" office:value="5.898" calcext:value-type="float">
            <text:p>5.898</text:p>
          </table:table-cell>
          <table:table-cell office:value-type="float" office:value="2.489" calcext:value-type="float">
            <text:p>2.489</text:p>
          </table:table-cell>
          <table:table-cell office:value-type="float" office:value="30.405" calcext:value-type="float">
            <text:p>30.405</text:p>
          </table:table-cell>
          <table:table-cell office:value-type="float" office:value="1000" calcext:value-type="float">
            <text:p>1000</text:p>
          </table:table-cell>
          <table:table-cell office:value-type="float" office:value="5898.112" calcext:value-type="float">
            <text:p>5898.112</text:p>
          </table:table-cell>
          <table:table-cell office:value-type="float" office:value="169.55" calcext:value-type="float">
            <text:p>169.55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234]=[test_results.N$126]; [test_results.$E234]; &quot;&quot;)">
            <text:p/>
          </table:table-cell>
          <table:table-cell table:formula="of:=IF([test_results.$A234]=[test_results.O$126]; [test_results.$E234]; &quot;&quot;)">
            <text:p/>
          </table:table-cell>
          <table:table-cell table:formula="of:=IF([test_results.$A234]=[test_results.P$126]; [test_results.$E234]; &quot;&quot;)">
            <text:p/>
          </table:table-cell>
          <table:table-cell table:formula="of:=IF([test_results.$A234]=[test_results.Q$126]; [test_results.$E234]; &quot;&quot;)">
            <text:p/>
          </table:table-cell>
          <table:table-cell table:formula="of:=IF([test_results.$A234]=[test_results.R$126]; [test_results.$E234]; &quot;&quot;)">
            <text:p/>
          </table:table-cell>
          <table:table-cell table:formula="of:=IF([test_results.$A234]=[test_results.S$126]; [test_results.$E234]; &quot;&quot;)">
            <text:p/>
          </table:table-cell>
          <table:table-cell table:formula="of:=IF([test_results.$A234]=[test_results.T$126]; [test_results.$E234]; &quot;&quot;)">
            <text:p/>
          </table:table-cell>
          <table:table-cell table:formula="of:=IF([test_results.$A234]=[test_results.U$126]; [test_results.$E234]; &quot;&quot;)">
            <text:p/>
          </table:table-cell>
          <table:table-cell table:formula="of:=IF([test_results.$A234]=[test_results.V$126]; [test_results.$E234]; &quot;&quot;)" office:value-type="float" office:value="5.898" calcext:value-type="float">
            <text:p>5.898</text:p>
          </table:table-cell>
          <table:table-cell table:formula="of:=IF([test_results.$A234]=[test_results.W$126]; [test_results.$E234]; &quot;&quot;)">
            <text:p/>
          </table:table-cell>
          <table:table-cell table:formula="of:=IF([test_results.$A234]=[test_results.X$126]; [test_results.$E234]; &quot;&quot;)">
            <text:p/>
          </table:table-cell>
          <table:table-cell table:formula="of:=IF([test_results.$A234]=[test_results.Y$126]; [test_results.$E234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hori_tclock_chest.zip</text:p>
          </table:table-cell>
          <table:table-cell office:value-type="float" office:value="10" calcext:value-type="float">
            <text:p>10</text:p>
          </table:table-cell>
          <table:table-cell office:value-type="float" office:value="11.022" calcext:value-type="float">
            <text:p>11.022</text:p>
          </table:table-cell>
          <table:table-cell office:value-type="float" office:value="19.353" calcext:value-type="float">
            <text:p>19.353</text:p>
          </table:table-cell>
          <table:table-cell office:value-type="float" office:value="6.383" calcext:value-type="float">
            <text:p>6.383</text:p>
          </table:table-cell>
          <table:table-cell office:value-type="float" office:value="2.761" calcext:value-type="float">
            <text:p>2.761</text:p>
          </table:table-cell>
          <table:table-cell office:value-type="float" office:value="22.788" calcext:value-type="float">
            <text:p>22.788</text:p>
          </table:table-cell>
          <table:table-cell office:value-type="float" office:value="1000" calcext:value-type="float">
            <text:p>1000</text:p>
          </table:table-cell>
          <table:table-cell office:value-type="float" office:value="6382.627" calcext:value-type="float">
            <text:p>6382.627</text:p>
          </table:table-cell>
          <table:table-cell office:value-type="float" office:value="156.68" calcext:value-type="float">
            <text:p>156.68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235]=[test_results.N$126]; [test_results.$E235]; &quot;&quot;)">
            <text:p/>
          </table:table-cell>
          <table:table-cell table:formula="of:=IF([test_results.$A235]=[test_results.O$126]; [test_results.$E235]; &quot;&quot;)">
            <text:p/>
          </table:table-cell>
          <table:table-cell table:formula="of:=IF([test_results.$A235]=[test_results.P$126]; [test_results.$E235]; &quot;&quot;)">
            <text:p/>
          </table:table-cell>
          <table:table-cell table:formula="of:=IF([test_results.$A235]=[test_results.Q$126]; [test_results.$E235]; &quot;&quot;)">
            <text:p/>
          </table:table-cell>
          <table:table-cell table:formula="of:=IF([test_results.$A235]=[test_results.R$126]; [test_results.$E235]; &quot;&quot;)">
            <text:p/>
          </table:table-cell>
          <table:table-cell table:formula="of:=IF([test_results.$A235]=[test_results.S$126]; [test_results.$E235]; &quot;&quot;)">
            <text:p/>
          </table:table-cell>
          <table:table-cell table:formula="of:=IF([test_results.$A235]=[test_results.T$126]; [test_results.$E235]; &quot;&quot;)">
            <text:p/>
          </table:table-cell>
          <table:table-cell table:formula="of:=IF([test_results.$A235]=[test_results.U$126]; [test_results.$E235]; &quot;&quot;)">
            <text:p/>
          </table:table-cell>
          <table:table-cell table:formula="of:=IF([test_results.$A235]=[test_results.V$126]; [test_results.$E235]; &quot;&quot;)">
            <text:p/>
          </table:table-cell>
          <table:table-cell table:formula="of:=IF([test_results.$A235]=[test_results.W$126]; [test_results.$E235]; &quot;&quot;)" office:value-type="float" office:value="6.383" calcext:value-type="float">
            <text:p>6.383</text:p>
          </table:table-cell>
          <table:table-cell table:formula="of:=IF([test_results.$A235]=[test_results.X$126]; [test_results.$E235]; &quot;&quot;)">
            <text:p/>
          </table:table-cell>
          <table:table-cell table:formula="of:=IF([test_results.$A235]=[test_results.Y$126]; [test_results.$E235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allaizn.vert_tclock_car_sleep.zip</text:p>
          </table:table-cell>
          <table:table-cell office:value-type="float" office:value="10" calcext:value-type="float">
            <text:p>10</text:p>
          </table:table-cell>
          <table:table-cell office:value-type="float" office:value="11.04" calcext:value-type="float">
            <text:p>11.04</text:p>
          </table:table-cell>
          <table:table-cell office:value-type="float" office:value="19.103" calcext:value-type="float">
            <text:p>19.103</text:p>
          </table:table-cell>
          <table:table-cell office:value-type="float" office:value="6.167" calcext:value-type="float">
            <text:p>6.167</text:p>
          </table:table-cell>
          <table:table-cell office:value-type="float" office:value="2.804" calcext:value-type="float">
            <text:p>2.804</text:p>
          </table:table-cell>
          <table:table-cell office:value-type="float" office:value="30.295" calcext:value-type="float">
            <text:p>30.295</text:p>
          </table:table-cell>
          <table:table-cell office:value-type="float" office:value="1000" calcext:value-type="float">
            <text:p>1000</text:p>
          </table:table-cell>
          <table:table-cell office:value-type="float" office:value="6167.035" calcext:value-type="float">
            <text:p>6167.035</text:p>
          </table:table-cell>
          <table:table-cell office:value-type="float" office:value="162.15" calcext:value-type="float">
            <text:p>162.15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WindowsStandalone</text:p>
          </table:table-cell>
          <table:table-cell/>
          <table:table-cell table:formula="of:=IF([test_results.$A236]=[test_results.N$126]; [test_results.$E236]; &quot;&quot;)">
            <text:p/>
          </table:table-cell>
          <table:table-cell table:formula="of:=IF([test_results.$A236]=[test_results.O$126]; [test_results.$E236]; &quot;&quot;)">
            <text:p/>
          </table:table-cell>
          <table:table-cell table:formula="of:=IF([test_results.$A236]=[test_results.P$126]; [test_results.$E236]; &quot;&quot;)">
            <text:p/>
          </table:table-cell>
          <table:table-cell table:formula="of:=IF([test_results.$A236]=[test_results.Q$126]; [test_results.$E236]; &quot;&quot;)">
            <text:p/>
          </table:table-cell>
          <table:table-cell table:formula="of:=IF([test_results.$A236]=[test_results.R$126]; [test_results.$E236]; &quot;&quot;)">
            <text:p/>
          </table:table-cell>
          <table:table-cell table:formula="of:=IF([test_results.$A236]=[test_results.S$126]; [test_results.$E236]; &quot;&quot;)">
            <text:p/>
          </table:table-cell>
          <table:table-cell table:formula="of:=IF([test_results.$A236]=[test_results.T$126]; [test_results.$E236]; &quot;&quot;)">
            <text:p/>
          </table:table-cell>
          <table:table-cell table:formula="of:=IF([test_results.$A236]=[test_results.U$126]; [test_results.$E236]; &quot;&quot;)">
            <text:p/>
          </table:table-cell>
          <table:table-cell table:formula="of:=IF([test_results.$A236]=[test_results.V$126]; [test_results.$E236]; &quot;&quot;)">
            <text:p/>
          </table:table-cell>
          <table:table-cell table:formula="of:=IF([test_results.$A236]=[test_results.W$126]; [test_results.$E236]; &quot;&quot;)">
            <text:p/>
          </table:table-cell>
          <table:table-cell table:formula="of:=IF([test_results.$A236]=[test_results.X$126]; [test_results.$E236]; &quot;&quot;)" office:value-type="float" office:value="6.167" calcext:value-type="float">
            <text:p>6.167</text:p>
          </table:table-cell>
          <table:table-cell table:formula="of:=IF([test_results.$A236]=[test_results.Y$126]; [test_results.$E236]; &quot;&quot;)">
            <text:p/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Total:</text:p>
          </table:table-cell>
          <table:table-cell table:formula="of:=SUM([test_results.N127:.N236])" office:value-type="float" office:value="112.778" calcext:value-type="float">
            <text:p>112.778</text:p>
          </table:table-cell>
          <table:table-cell table:formula="of:=SUM([test_results.O127:.O236])" office:value-type="float" office:value="90.625" calcext:value-type="float">
            <text:p>90.625</text:p>
          </table:table-cell>
          <table:table-cell table:formula="of:=SUM([test_results.P127:.P236])" office:value-type="float" office:value="111.31" calcext:value-type="float">
            <text:p>111.31</text:p>
          </table:table-cell>
          <table:table-cell table:formula="of:=SUM([test_results.Q127:.Q236])" office:value-type="float" office:value="98.692" calcext:value-type="float">
            <text:p>98.692</text:p>
          </table:table-cell>
          <table:table-cell table:formula="of:=SUM([test_results.R127:.R236])" office:value-type="float" office:value="97.879" calcext:value-type="float">
            <text:p>97.879</text:p>
          </table:table-cell>
          <table:table-cell table:formula="of:=SUM([test_results.S127:.S236])" office:value-type="float" office:value="84.549" calcext:value-type="float">
            <text:p>84.549</text:p>
          </table:table-cell>
          <table:table-cell table:formula="of:=SUM([test_results.T127:.T236])" office:value-type="float" office:value="56.304" calcext:value-type="float">
            <text:p>56.304</text:p>
          </table:table-cell>
          <table:table-cell table:formula="of:=SUM([test_results.U127:.U236])" office:value-type="float" office:value="74.606" calcext:value-type="float">
            <text:p>74.606</text:p>
          </table:table-cell>
          <table:table-cell table:formula="of:=SUM([test_results.V127:.V236])" office:value-type="float" office:value="58.092" calcext:value-type="float">
            <text:p>58.092</text:p>
          </table:table-cell>
          <table:table-cell table:formula="of:=SUM([test_results.W127:.W236])" office:value-type="float" office:value="61.85" calcext:value-type="float">
            <text:p>61.85</text:p>
          </table:table-cell>
          <table:table-cell table:formula="of:=SUM([test_results.X127:.X236])" office:value-type="float" office:value="61.737" calcext:value-type="float">
            <text:p>61.737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Average:</text:p>
          </table:table-cell>
          <table:table-cell table:formula="of:=[.N237]/10" office:value-type="float" office:value="11.2778" calcext:value-type="float">
            <text:p>11.2778</text:p>
          </table:table-cell>
          <table:table-cell table:formula="of:=[.O237]/10" office:value-type="float" office:value="9.0625" calcext:value-type="float">
            <text:p>9.0625</text:p>
          </table:table-cell>
          <table:table-cell table:formula="of:=[.P237]/10" office:value-type="float" office:value="11.131" calcext:value-type="float">
            <text:p>11.131</text:p>
          </table:table-cell>
          <table:table-cell table:formula="of:=[.Q237]/10" office:value-type="float" office:value="9.8692" calcext:value-type="float">
            <text:p>9.8692</text:p>
          </table:table-cell>
          <table:table-cell table:formula="of:=[.R237]/10" office:value-type="float" office:value="9.7879" calcext:value-type="float">
            <text:p>9.7879</text:p>
          </table:table-cell>
          <table:table-cell table:formula="of:=[.S237]/10" office:value-type="float" office:value="8.4549" calcext:value-type="float">
            <text:p>8.4549</text:p>
          </table:table-cell>
          <table:table-cell table:formula="of:=[.T237]/10" office:value-type="float" office:value="5.6304" calcext:value-type="float">
            <text:p>5.6304</text:p>
          </table:table-cell>
          <table:table-cell table:formula="of:=[.U237]/10" office:value-type="float" office:value="7.4606" calcext:value-type="float">
            <text:p>7.4606</text:p>
          </table:table-cell>
          <table:table-cell table:formula="of:=[.V237]/10" office:value-type="float" office:value="5.8092" calcext:value-type="float">
            <text:p>5.8092</text:p>
          </table:table-cell>
          <table:table-cell table:formula="of:=[.W237]/10" office:value-type="float" office:value="6.185" calcext:value-type="float">
            <text:p>6.185</text:p>
          </table:table-cell>
          <table:table-cell table:formula="of:=[.X237]/10" office:value-type="float" office:value="6.1737" calcext:value-type="float">
            <text:p>6.1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emblyStorm’s <text:s/>Server, KnighElite’s map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p_name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startup_time</text:p>
          </table:table-cell>
          <table:table-cell office:value-type="string" calcext:value-type="string">
            <text:p>end_time</text:p>
          </table:table-cell>
          <table:table-cell office:value-type="string" calcext:value-type="string">
            <text:p>avg_ms</text:p>
          </table:table-cell>
          <table:table-cell office:value-type="string" calcext:value-type="string">
            <text:p>min_ms</text:p>
          </table:table-cell>
          <table:table-cell office:value-type="string" calcext:value-type="string">
            <text:p>max_ms</text:p>
          </table:table-cell>
          <table:table-cell office:value-type="string" calcext:value-type="string">
            <text:p>ticks</text:p>
          </table:table-cell>
          <table:table-cell office:value-type="string" calcext:value-type="string">
            <text:p>execution_time</text:p>
          </table:table-cell>
          <table:table-cell office:value-type="string" calcext:value-type="string">
            <text:p>effective_UPS</text:p>
          </table:table-cell>
          <table:table-cell office:value-type="string" calcext:value-type="string">
            <text:p>factorio_version</text:p>
          </table:table-cell>
          <table:table-cell office:value-type="string" calcext:value-type="string">
            <text:p>executable_type</text:p>
          </table:table-cell>
          <table:table-cell/>
          <table:table-cell office:value-type="string" calcext:value-type="string">
            <text:p>test101.cars_clocked_inactive.zip</text:p>
          </table:table-cell>
          <table:table-cell office:value-type="string" calcext:value-type="string">
            <text:p>test101.cars_north_clocked_inactive.zip</text:p>
          </table:table-cell>
          <table:table-cell office:value-type="string" calcext:value-type="string">
            <text:p>test101.cars_north_clocked.zip</text:p>
          </table:table-cell>
          <table:table-cell office:value-type="string" calcext:value-type="string">
            <text:p>test101.chests_clocked.zip</text:p>
          </table:table-cell>
          <table:table-cell office:value-type="string" calcext:value-type="string">
            <text:p>test101.one_car_north.zip</text:p>
          </table:table-cell>
          <table:table-cell office:value-type="string" calcext:value-type="string">
            <text:p>test101.one_car_north_inactive.zip</text:p>
          </table:table-cell>
          <table:table-cell office:value-type="string" calcext:value-type="string">
            <text:p>test101.chests.zip</text:p>
          </table:table-cell>
          <table:table-cell office:value-type="string" calcext:value-type="string">
            <text:p>test101.cars_inactive.zip</text:p>
          </table:table-cell>
          <table:table-cell office:value-type="string" calcext:value-type="string">
            <text:p>test101.one_car.zip</text:p>
          </table:table-cell>
          <table:table-cell office:value-type="string" calcext:value-type="string">
            <text:p>test101.cars_clocked.zip</text:p>
          </table:table-cell>
          <table:table-cell office:value-type="string" calcext:value-type="string">
            <text:p>test101.cars.zip</text:p>
          </table:table-cell>
          <table:table-cell office:value-type="string" calcext:value-type="string">
            <text:p>test101.one_car_inactive.zip</text:p>
          </table:table-cell>
          <table:table-cell/>
        </table:table-row>
        <table:table-row table:style-name="ro1">
          <table:table-cell office:value-type="string" calcext:value-type="string">
            <text:p>test101.cars_clocked_inactive.zip</text:p>
          </table:table-cell>
          <table:table-cell office:value-type="float" office:value="1" calcext:value-type="float">
            <text:p>1</text:p>
          </table:table-cell>
          <table:table-cell office:value-type="float" office:value="1.887" calcext:value-type="float">
            <text:p>1.887</text:p>
          </table:table-cell>
          <table:table-cell office:value-type="float" office:value="9.124" calcext:value-type="float">
            <text:p>9.124</text:p>
          </table:table-cell>
          <table:table-cell office:value-type="float" office:value="6.418" calcext:value-type="float">
            <text:p>6.418</text:p>
          </table:table-cell>
          <table:table-cell office:value-type="float" office:value="5.513" calcext:value-type="float">
            <text:p>5.513</text:p>
          </table:table-cell>
          <table:table-cell office:value-type="float" office:value="14.76" calcext:value-type="float">
            <text:p>14.76</text:p>
          </table:table-cell>
          <table:table-cell office:value-type="float" office:value="1000" calcext:value-type="float">
            <text:p>1000</text:p>
          </table:table-cell>
          <table:table-cell office:value-type="float" office:value="6418.208" calcext:value-type="float">
            <text:p>6418.208</text:p>
          </table:table-cell>
          <table:table-cell office:value-type="float" office:value="155.8" calcext:value-type="float">
            <text:p>155.8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241]=[test_results.N$240]; [test_results.$E241]; &quot;&quot;)" office:value-type="float" office:value="6.418" calcext:value-type="float">
            <text:p>6.418</text:p>
          </table:table-cell>
          <table:table-cell table:formula="of:=IF([test_results.$A241]=[test_results.O$240]; [test_results.$E241]; &quot;&quot;)">
            <text:p/>
          </table:table-cell>
          <table:table-cell table:formula="of:=IF([test_results.$A241]=[test_results.P$240]; [test_results.$E241]; &quot;&quot;)">
            <text:p/>
          </table:table-cell>
          <table:table-cell table:formula="of:=IF([test_results.$A241]=[test_results.Q$240]; [test_results.$E241]; &quot;&quot;)">
            <text:p/>
          </table:table-cell>
          <table:table-cell table:formula="of:=IF([test_results.$A241]=[test_results.R$240]; [test_results.$E241]; &quot;&quot;)">
            <text:p/>
          </table:table-cell>
          <table:table-cell table:formula="of:=IF([test_results.$A241]=[test_results.S$240]; [test_results.$E241]; &quot;&quot;)">
            <text:p/>
          </table:table-cell>
          <table:table-cell table:formula="of:=IF([test_results.$A241]=[test_results.T$240]; [test_results.$E241]; &quot;&quot;)">
            <text:p/>
          </table:table-cell>
          <table:table-cell table:formula="of:=IF([test_results.$A241]=[test_results.U$240]; [test_results.$E241]; &quot;&quot;)">
            <text:p/>
          </table:table-cell>
          <table:table-cell table:formula="of:=IF([test_results.$A241]=[test_results.V$240]; [test_results.$E241]; &quot;&quot;)">
            <text:p/>
          </table:table-cell>
          <table:table-cell table:formula="of:=IF([test_results.$A241]=[test_results.W$240]; [test_results.$E241]; &quot;&quot;)">
            <text:p/>
          </table:table-cell>
          <table:table-cell table:formula="of:=IF([test_results.$A241]=[test_results.X$240]; [test_results.$E241]; &quot;&quot;)">
            <text:p/>
          </table:table-cell>
          <table:table-cell table:formula="of:=IF([test_results.$A241]=[test_results.Y$240]; [test_results.$E241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cars_north_clocked_inactive.zip</text:p>
          </table:table-cell>
          <table:table-cell office:value-type="float" office:value="1" calcext:value-type="float">
            <text:p>1</text:p>
          </table:table-cell>
          <table:table-cell office:value-type="float" office:value="1.858" calcext:value-type="float">
            <text:p>1.858</text:p>
          </table:table-cell>
          <table:table-cell office:value-type="float" office:value="8.835" calcext:value-type="float">
            <text:p>8.835</text:p>
          </table:table-cell>
          <table:table-cell office:value-type="float" office:value="6.158" calcext:value-type="float">
            <text:p>6.158</text:p>
          </table:table-cell>
          <table:table-cell office:value-type="float" office:value="5.447" calcext:value-type="float">
            <text:p>5.447</text:p>
          </table:table-cell>
          <table:table-cell office:value-type="float" office:value="12.729" calcext:value-type="float">
            <text:p>12.729</text:p>
          </table:table-cell>
          <table:table-cell office:value-type="float" office:value="1000" calcext:value-type="float">
            <text:p>1000</text:p>
          </table:table-cell>
          <table:table-cell office:value-type="float" office:value="6157.831" calcext:value-type="float">
            <text:p>6157.831</text:p>
          </table:table-cell>
          <table:table-cell office:value-type="float" office:value="162.3" calcext:value-type="float">
            <text:p>162.3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242]=[test_results.N$240]; [test_results.$E242]; &quot;&quot;)">
            <text:p/>
          </table:table-cell>
          <table:table-cell table:formula="of:=IF([test_results.$A242]=[test_results.O$240]; [test_results.$E242]; &quot;&quot;)" office:value-type="float" office:value="6.158" calcext:value-type="float">
            <text:p>6.158</text:p>
          </table:table-cell>
          <table:table-cell table:formula="of:=IF([test_results.$A242]=[test_results.P$240]; [test_results.$E242]; &quot;&quot;)">
            <text:p/>
          </table:table-cell>
          <table:table-cell table:formula="of:=IF([test_results.$A242]=[test_results.Q$240]; [test_results.$E242]; &quot;&quot;)">
            <text:p/>
          </table:table-cell>
          <table:table-cell table:formula="of:=IF([test_results.$A242]=[test_results.R$240]; [test_results.$E242]; &quot;&quot;)">
            <text:p/>
          </table:table-cell>
          <table:table-cell table:formula="of:=IF([test_results.$A242]=[test_results.S$240]; [test_results.$E242]; &quot;&quot;)">
            <text:p/>
          </table:table-cell>
          <table:table-cell table:formula="of:=IF([test_results.$A242]=[test_results.T$240]; [test_results.$E242]; &quot;&quot;)">
            <text:p/>
          </table:table-cell>
          <table:table-cell table:formula="of:=IF([test_results.$A242]=[test_results.U$240]; [test_results.$E242]; &quot;&quot;)">
            <text:p/>
          </table:table-cell>
          <table:table-cell table:formula="of:=IF([test_results.$A242]=[test_results.V$240]; [test_results.$E242]; &quot;&quot;)">
            <text:p/>
          </table:table-cell>
          <table:table-cell table:formula="of:=IF([test_results.$A242]=[test_results.W$240]; [test_results.$E242]; &quot;&quot;)">
            <text:p/>
          </table:table-cell>
          <table:table-cell table:formula="of:=IF([test_results.$A242]=[test_results.X$240]; [test_results.$E242]; &quot;&quot;)">
            <text:p/>
          </table:table-cell>
          <table:table-cell table:formula="of:=IF([test_results.$A242]=[test_results.Y$240]; [test_results.$E242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cars_north_clocked.zip</text:p>
          </table:table-cell>
          <table:table-cell office:value-type="float" office:value="1" calcext:value-type="float">
            <text:p>1</text:p>
          </table:table-cell>
          <table:table-cell office:value-type="float" office:value="1.859" calcext:value-type="float">
            <text:p>1.859</text:p>
          </table:table-cell>
          <table:table-cell office:value-type="float" office:value="11.724" calcext:value-type="float">
            <text:p>11.724</text:p>
          </table:table-cell>
          <table:table-cell office:value-type="float" office:value="9.049" calcext:value-type="float">
            <text:p>9.049</text:p>
          </table:table-cell>
          <table:table-cell office:value-type="float" office:value="8.159" calcext:value-type="float">
            <text:p>8.159</text:p>
          </table:table-cell>
          <table:table-cell office:value-type="float" office:value="27.443" calcext:value-type="float">
            <text:p>27.443</text:p>
          </table:table-cell>
          <table:table-cell office:value-type="float" office:value="1000" calcext:value-type="float">
            <text:p>1000</text:p>
          </table:table-cell>
          <table:table-cell office:value-type="float" office:value="9049.166" calcext:value-type="float">
            <text:p>9049.166</text:p>
          </table:table-cell>
          <table:table-cell office:value-type="float" office:value="110.5" calcext:value-type="float">
            <text:p>110.5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243]=[test_results.N$240]; [test_results.$E243]; &quot;&quot;)">
            <text:p/>
          </table:table-cell>
          <table:table-cell table:formula="of:=IF([test_results.$A243]=[test_results.O$240]; [test_results.$E243]; &quot;&quot;)">
            <text:p/>
          </table:table-cell>
          <table:table-cell table:formula="of:=IF([test_results.$A243]=[test_results.P$240]; [test_results.$E243]; &quot;&quot;)" office:value-type="float" office:value="9.049" calcext:value-type="float">
            <text:p>9.049</text:p>
          </table:table-cell>
          <table:table-cell table:formula="of:=IF([test_results.$A243]=[test_results.Q$240]; [test_results.$E243]; &quot;&quot;)">
            <text:p/>
          </table:table-cell>
          <table:table-cell table:formula="of:=IF([test_results.$A243]=[test_results.R$240]; [test_results.$E243]; &quot;&quot;)">
            <text:p/>
          </table:table-cell>
          <table:table-cell table:formula="of:=IF([test_results.$A243]=[test_results.S$240]; [test_results.$E243]; &quot;&quot;)">
            <text:p/>
          </table:table-cell>
          <table:table-cell table:formula="of:=IF([test_results.$A243]=[test_results.T$240]; [test_results.$E243]; &quot;&quot;)">
            <text:p/>
          </table:table-cell>
          <table:table-cell table:formula="of:=IF([test_results.$A243]=[test_results.U$240]; [test_results.$E243]; &quot;&quot;)">
            <text:p/>
          </table:table-cell>
          <table:table-cell table:formula="of:=IF([test_results.$A243]=[test_results.V$240]; [test_results.$E243]; &quot;&quot;)">
            <text:p/>
          </table:table-cell>
          <table:table-cell table:formula="of:=IF([test_results.$A243]=[test_results.W$240]; [test_results.$E243]; &quot;&quot;)">
            <text:p/>
          </table:table-cell>
          <table:table-cell table:formula="of:=IF([test_results.$A243]=[test_results.X$240]; [test_results.$E243]; &quot;&quot;)">
            <text:p/>
          </table:table-cell>
          <table:table-cell table:formula="of:=IF([test_results.$A243]=[test_results.Y$240]; [test_results.$E243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chests_clocked.zip</text:p>
          </table:table-cell>
          <table:table-cell office:value-type="float" office:value="1" calcext:value-type="float">
            <text:p>1</text:p>
          </table:table-cell>
          <table:table-cell office:value-type="float" office:value="1.796" calcext:value-type="float">
            <text:p>1.796</text:p>
          </table:table-cell>
          <table:table-cell office:value-type="float" office:value="8.91" calcext:value-type="float">
            <text:p>8.91</text:p>
          </table:table-cell>
          <table:table-cell office:value-type="float" office:value="6.288" calcext:value-type="float">
            <text:p>6.288</text:p>
          </table:table-cell>
          <table:table-cell office:value-type="float" office:value="5.414" calcext:value-type="float">
            <text:p>5.414</text:p>
          </table:table-cell>
          <table:table-cell office:value-type="float" office:value="9.703" calcext:value-type="float">
            <text:p>9.703</text:p>
          </table:table-cell>
          <table:table-cell office:value-type="float" office:value="1000" calcext:value-type="float">
            <text:p>1000</text:p>
          </table:table-cell>
          <table:table-cell office:value-type="float" office:value="6288.027" calcext:value-type="float">
            <text:p>6288.0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244]=[test_results.N$240]; [test_results.$E244]; &quot;&quot;)">
            <text:p/>
          </table:table-cell>
          <table:table-cell table:formula="of:=IF([test_results.$A244]=[test_results.O$240]; [test_results.$E244]; &quot;&quot;)">
            <text:p/>
          </table:table-cell>
          <table:table-cell table:formula="of:=IF([test_results.$A244]=[test_results.P$240]; [test_results.$E244]; &quot;&quot;)">
            <text:p/>
          </table:table-cell>
          <table:table-cell table:formula="of:=IF([test_results.$A244]=[test_results.Q$240]; [test_results.$E244]; &quot;&quot;)" office:value-type="float" office:value="6.288" calcext:value-type="float">
            <text:p>6.288</text:p>
          </table:table-cell>
          <table:table-cell table:formula="of:=IF([test_results.$A244]=[test_results.R$240]; [test_results.$E244]; &quot;&quot;)">
            <text:p/>
          </table:table-cell>
          <table:table-cell table:formula="of:=IF([test_results.$A244]=[test_results.S$240]; [test_results.$E244]; &quot;&quot;)">
            <text:p/>
          </table:table-cell>
          <table:table-cell table:formula="of:=IF([test_results.$A244]=[test_results.T$240]; [test_results.$E244]; &quot;&quot;)">
            <text:p/>
          </table:table-cell>
          <table:table-cell table:formula="of:=IF([test_results.$A244]=[test_results.U$240]; [test_results.$E244]; &quot;&quot;)">
            <text:p/>
          </table:table-cell>
          <table:table-cell table:formula="of:=IF([test_results.$A244]=[test_results.V$240]; [test_results.$E244]; &quot;&quot;)">
            <text:p/>
          </table:table-cell>
          <table:table-cell table:formula="of:=IF([test_results.$A244]=[test_results.W$240]; [test_results.$E244]; &quot;&quot;)">
            <text:p/>
          </table:table-cell>
          <table:table-cell table:formula="of:=IF([test_results.$A244]=[test_results.X$240]; [test_results.$E244]; &quot;&quot;)">
            <text:p/>
          </table:table-cell>
          <table:table-cell table:formula="of:=IF([test_results.$A244]=[test_results.Y$240]; [test_results.$E244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one_car_north.zip</text:p>
          </table:table-cell>
          <table:table-cell office:value-type="float" office:value="1" calcext:value-type="float">
            <text:p>1</text:p>
          </table:table-cell>
          <table:table-cell office:value-type="float" office:value="1.774" calcext:value-type="float">
            <text:p>1.774</text:p>
          </table:table-cell>
          <table:table-cell office:value-type="float" office:value="10.037" calcext:value-type="float">
            <text:p>10.037</text:p>
          </table:table-cell>
          <table:table-cell office:value-type="float" office:value="7.483" calcext:value-type="float">
            <text:p>7.483</text:p>
          </table:table-cell>
          <table:table-cell office:value-type="float" office:value="6.753" calcext:value-type="float">
            <text:p>6.753</text:p>
          </table:table-cell>
          <table:table-cell office:value-type="float" office:value="17.513" calcext:value-type="float">
            <text:p>17.513</text:p>
          </table:table-cell>
          <table:table-cell office:value-type="float" office:value="1000" calcext:value-type="float">
            <text:p>1000</text:p>
          </table:table-cell>
          <table:table-cell office:value-type="float" office:value="7482.731" calcext:value-type="float">
            <text:p>7482.731</text:p>
          </table:table-cell>
          <table:table-cell office:value-type="float" office:value="133.6" calcext:value-type="float">
            <text:p>133.6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245]=[test_results.N$240]; [test_results.$E245]; &quot;&quot;)">
            <text:p/>
          </table:table-cell>
          <table:table-cell table:formula="of:=IF([test_results.$A245]=[test_results.O$240]; [test_results.$E245]; &quot;&quot;)">
            <text:p/>
          </table:table-cell>
          <table:table-cell table:formula="of:=IF([test_results.$A245]=[test_results.P$240]; [test_results.$E245]; &quot;&quot;)">
            <text:p/>
          </table:table-cell>
          <table:table-cell table:formula="of:=IF([test_results.$A245]=[test_results.Q$240]; [test_results.$E245]; &quot;&quot;)">
            <text:p/>
          </table:table-cell>
          <table:table-cell table:formula="of:=IF([test_results.$A245]=[test_results.R$240]; [test_results.$E245]; &quot;&quot;)" office:value-type="float" office:value="7.483" calcext:value-type="float">
            <text:p>7.483</text:p>
          </table:table-cell>
          <table:table-cell table:formula="of:=IF([test_results.$A245]=[test_results.S$240]; [test_results.$E245]; &quot;&quot;)">
            <text:p/>
          </table:table-cell>
          <table:table-cell table:formula="of:=IF([test_results.$A245]=[test_results.T$240]; [test_results.$E245]; &quot;&quot;)">
            <text:p/>
          </table:table-cell>
          <table:table-cell table:formula="of:=IF([test_results.$A245]=[test_results.U$240]; [test_results.$E245]; &quot;&quot;)">
            <text:p/>
          </table:table-cell>
          <table:table-cell table:formula="of:=IF([test_results.$A245]=[test_results.V$240]; [test_results.$E245]; &quot;&quot;)">
            <text:p/>
          </table:table-cell>
          <table:table-cell table:formula="of:=IF([test_results.$A245]=[test_results.W$240]; [test_results.$E245]; &quot;&quot;)">
            <text:p/>
          </table:table-cell>
          <table:table-cell table:formula="of:=IF([test_results.$A245]=[test_results.X$240]; [test_results.$E245]; &quot;&quot;)">
            <text:p/>
          </table:table-cell>
          <table:table-cell table:formula="of:=IF([test_results.$A245]=[test_results.Y$240]; [test_results.$E245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one_car_north_inactive.zip</text:p>
          </table:table-cell>
          <table:table-cell office:value-type="float" office:value="1" calcext:value-type="float">
            <text:p>1</text:p>
          </table:table-cell>
          <table:table-cell office:value-type="float" office:value="1.775" calcext:value-type="float">
            <text:p>1.775</text:p>
          </table:table-cell>
          <table:table-cell office:value-type="float" office:value="8.726" calcext:value-type="float">
            <text:p>8.726</text:p>
          </table:table-cell>
          <table:table-cell office:value-type="float" office:value="6.169" calcext:value-type="float">
            <text:p>6.169</text:p>
          </table:table-cell>
          <table:table-cell office:value-type="float" office:value="5.397" calcext:value-type="float">
            <text:p>5.397</text:p>
          </table:table-cell>
          <table:table-cell office:value-type="float" office:value="16.458" calcext:value-type="float">
            <text:p>16.458</text:p>
          </table:table-cell>
          <table:table-cell office:value-type="float" office:value="1000" calcext:value-type="float">
            <text:p>1000</text:p>
          </table:table-cell>
          <table:table-cell office:value-type="float" office:value="6169.106" calcext:value-type="float">
            <text:p>6169.106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246]=[test_results.N$240]; [test_results.$E246]; &quot;&quot;)">
            <text:p/>
          </table:table-cell>
          <table:table-cell table:formula="of:=IF([test_results.$A246]=[test_results.O$240]; [test_results.$E246]; &quot;&quot;)">
            <text:p/>
          </table:table-cell>
          <table:table-cell table:formula="of:=IF([test_results.$A246]=[test_results.P$240]; [test_results.$E246]; &quot;&quot;)">
            <text:p/>
          </table:table-cell>
          <table:table-cell table:formula="of:=IF([test_results.$A246]=[test_results.Q$240]; [test_results.$E246]; &quot;&quot;)">
            <text:p/>
          </table:table-cell>
          <table:table-cell table:formula="of:=IF([test_results.$A246]=[test_results.R$240]; [test_results.$E246]; &quot;&quot;)">
            <text:p/>
          </table:table-cell>
          <table:table-cell table:formula="of:=IF([test_results.$A246]=[test_results.S$240]; [test_results.$E246]; &quot;&quot;)" office:value-type="float" office:value="6.169" calcext:value-type="float">
            <text:p>6.169</text:p>
          </table:table-cell>
          <table:table-cell table:formula="of:=IF([test_results.$A246]=[test_results.T$240]; [test_results.$E246]; &quot;&quot;)">
            <text:p/>
          </table:table-cell>
          <table:table-cell table:formula="of:=IF([test_results.$A246]=[test_results.U$240]; [test_results.$E246]; &quot;&quot;)">
            <text:p/>
          </table:table-cell>
          <table:table-cell table:formula="of:=IF([test_results.$A246]=[test_results.V$240]; [test_results.$E246]; &quot;&quot;)">
            <text:p/>
          </table:table-cell>
          <table:table-cell table:formula="of:=IF([test_results.$A246]=[test_results.W$240]; [test_results.$E246]; &quot;&quot;)">
            <text:p/>
          </table:table-cell>
          <table:table-cell table:formula="of:=IF([test_results.$A246]=[test_results.X$240]; [test_results.$E246]; &quot;&quot;)">
            <text:p/>
          </table:table-cell>
          <table:table-cell table:formula="of:=IF([test_results.$A246]=[test_results.Y$240]; [test_results.$E246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chests.zip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16.968" calcext:value-type="float">
            <text:p>16.968</text:p>
          </table:table-cell>
          <table:table-cell office:value-type="float" office:value="14.229" calcext:value-type="float">
            <text:p>14.229</text:p>
          </table:table-cell>
          <table:table-cell office:value-type="float" office:value="8.122" calcext:value-type="float">
            <text:p>8.122</text:p>
          </table:table-cell>
          <table:table-cell office:value-type="float" office:value="33.487" calcext:value-type="float">
            <text:p>33.487</text:p>
          </table:table-cell>
          <table:table-cell office:value-type="float" office:value="1000" calcext:value-type="float">
            <text:p>1000</text:p>
          </table:table-cell>
          <table:table-cell office:value-type="float" office:value="14229.326" calcext:value-type="float">
            <text:p>14229.326</text:p>
          </table:table-cell>
          <table:table-cell office:value-type="float" office:value="70.2" calcext:value-type="float">
            <text:p>70.2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247]=[test_results.N$240]; [test_results.$E247]; &quot;&quot;)">
            <text:p/>
          </table:table-cell>
          <table:table-cell table:formula="of:=IF([test_results.$A247]=[test_results.O$240]; [test_results.$E247]; &quot;&quot;)">
            <text:p/>
          </table:table-cell>
          <table:table-cell table:formula="of:=IF([test_results.$A247]=[test_results.P$240]; [test_results.$E247]; &quot;&quot;)">
            <text:p/>
          </table:table-cell>
          <table:table-cell table:formula="of:=IF([test_results.$A247]=[test_results.Q$240]; [test_results.$E247]; &quot;&quot;)">
            <text:p/>
          </table:table-cell>
          <table:table-cell table:formula="of:=IF([test_results.$A247]=[test_results.R$240]; [test_results.$E247]; &quot;&quot;)">
            <text:p/>
          </table:table-cell>
          <table:table-cell table:formula="of:=IF([test_results.$A247]=[test_results.S$240]; [test_results.$E247]; &quot;&quot;)">
            <text:p/>
          </table:table-cell>
          <table:table-cell table:formula="of:=IF([test_results.$A247]=[test_results.T$240]; [test_results.$E247]; &quot;&quot;)" office:value-type="float" office:value="14.229" calcext:value-type="float">
            <text:p>14.229</text:p>
          </table:table-cell>
          <table:table-cell table:formula="of:=IF([test_results.$A247]=[test_results.U$240]; [test_results.$E247]; &quot;&quot;)">
            <text:p/>
          </table:table-cell>
          <table:table-cell table:formula="of:=IF([test_results.$A247]=[test_results.V$240]; [test_results.$E247]; &quot;&quot;)">
            <text:p/>
          </table:table-cell>
          <table:table-cell table:formula="of:=IF([test_results.$A247]=[test_results.W$240]; [test_results.$E247]; &quot;&quot;)">
            <text:p/>
          </table:table-cell>
          <table:table-cell table:formula="of:=IF([test_results.$A247]=[test_results.X$240]; [test_results.$E247]; &quot;&quot;)">
            <text:p/>
          </table:table-cell>
          <table:table-cell table:formula="of:=IF([test_results.$A247]=[test_results.Y$240]; [test_results.$E247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cars_inactive.zip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11.89" calcext:value-type="float">
            <text:p>11.89</text:p>
          </table:table-cell>
          <table:table-cell office:value-type="float" office:value="9.133" calcext:value-type="float">
            <text:p>9.133</text:p>
          </table:table-cell>
          <table:table-cell office:value-type="float" office:value="7.704" calcext:value-type="float">
            <text:p>7.704</text:p>
          </table:table-cell>
          <table:table-cell office:value-type="float" office:value="13.083" calcext:value-type="float">
            <text:p>13.083</text:p>
          </table:table-cell>
          <table:table-cell office:value-type="float" office:value="1000" calcext:value-type="float">
            <text:p>1000</text:p>
          </table:table-cell>
          <table:table-cell office:value-type="float" office:value="9133.248" calcext:value-type="float">
            <text:p>9133.248</text:p>
          </table:table-cell>
          <table:table-cell office:value-type="float" office:value="109.4" calcext:value-type="float">
            <text:p>109.4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248]=[test_results.N$240]; [test_results.$E248]; &quot;&quot;)">
            <text:p/>
          </table:table-cell>
          <table:table-cell table:formula="of:=IF([test_results.$A248]=[test_results.O$240]; [test_results.$E248]; &quot;&quot;)">
            <text:p/>
          </table:table-cell>
          <table:table-cell table:formula="of:=IF([test_results.$A248]=[test_results.P$240]; [test_results.$E248]; &quot;&quot;)">
            <text:p/>
          </table:table-cell>
          <table:table-cell table:formula="of:=IF([test_results.$A248]=[test_results.Q$240]; [test_results.$E248]; &quot;&quot;)">
            <text:p/>
          </table:table-cell>
          <table:table-cell table:formula="of:=IF([test_results.$A248]=[test_results.R$240]; [test_results.$E248]; &quot;&quot;)">
            <text:p/>
          </table:table-cell>
          <table:table-cell table:formula="of:=IF([test_results.$A248]=[test_results.S$240]; [test_results.$E248]; &quot;&quot;)">
            <text:p/>
          </table:table-cell>
          <table:table-cell table:formula="of:=IF([test_results.$A248]=[test_results.T$240]; [test_results.$E248]; &quot;&quot;)">
            <text:p/>
          </table:table-cell>
          <table:table-cell table:formula="of:=IF([test_results.$A248]=[test_results.U$240]; [test_results.$E248]; &quot;&quot;)" office:value-type="float" office:value="9.133" calcext:value-type="float">
            <text:p>9.133</text:p>
          </table:table-cell>
          <table:table-cell table:formula="of:=IF([test_results.$A248]=[test_results.V$240]; [test_results.$E248]; &quot;&quot;)">
            <text:p/>
          </table:table-cell>
          <table:table-cell table:formula="of:=IF([test_results.$A248]=[test_results.W$240]; [test_results.$E248]; &quot;&quot;)">
            <text:p/>
          </table:table-cell>
          <table:table-cell table:formula="of:=IF([test_results.$A248]=[test_results.X$240]; [test_results.$E248]; &quot;&quot;)">
            <text:p/>
          </table:table-cell>
          <table:table-cell table:formula="of:=IF([test_results.$A248]=[test_results.Y$240]; [test_results.$E248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one_car.zip</text:p>
          </table:table-cell>
          <table:table-cell office:value-type="float" office:value="1" calcext:value-type="float">
            <text:p>1</text:p>
          </table:table-cell>
          <table:table-cell office:value-type="float" office:value="1.795" calcext:value-type="float">
            <text:p>1.795</text:p>
          </table:table-cell>
          <table:table-cell office:value-type="float" office:value="10.221" calcext:value-type="float">
            <text:p>10.221</text:p>
          </table:table-cell>
          <table:table-cell office:value-type="float" office:value="7.645" calcext:value-type="float">
            <text:p>7.645</text:p>
          </table:table-cell>
          <table:table-cell office:value-type="float" office:value="6.839" calcext:value-type="float">
            <text:p>6.839</text:p>
          </table:table-cell>
          <table:table-cell office:value-type="float" office:value="19.407" calcext:value-type="float">
            <text:p>19.407</text:p>
          </table:table-cell>
          <table:table-cell office:value-type="float" office:value="1000" calcext:value-type="float">
            <text:p>1000</text:p>
          </table:table-cell>
          <table:table-cell office:value-type="float" office:value="7645.374" calcext:value-type="float">
            <text:p>7645.374</text:p>
          </table:table-cell>
          <table:table-cell office:value-type="float" office:value="130.7" calcext:value-type="float">
            <text:p>130.7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249]=[test_results.N$240]; [test_results.$E249]; &quot;&quot;)">
            <text:p/>
          </table:table-cell>
          <table:table-cell table:formula="of:=IF([test_results.$A249]=[test_results.O$240]; [test_results.$E249]; &quot;&quot;)">
            <text:p/>
          </table:table-cell>
          <table:table-cell table:formula="of:=IF([test_results.$A249]=[test_results.P$240]; [test_results.$E249]; &quot;&quot;)">
            <text:p/>
          </table:table-cell>
          <table:table-cell table:formula="of:=IF([test_results.$A249]=[test_results.Q$240]; [test_results.$E249]; &quot;&quot;)">
            <text:p/>
          </table:table-cell>
          <table:table-cell table:formula="of:=IF([test_results.$A249]=[test_results.R$240]; [test_results.$E249]; &quot;&quot;)">
            <text:p/>
          </table:table-cell>
          <table:table-cell table:formula="of:=IF([test_results.$A249]=[test_results.S$240]; [test_results.$E249]; &quot;&quot;)">
            <text:p/>
          </table:table-cell>
          <table:table-cell table:formula="of:=IF([test_results.$A249]=[test_results.T$240]; [test_results.$E249]; &quot;&quot;)">
            <text:p/>
          </table:table-cell>
          <table:table-cell table:formula="of:=IF([test_results.$A249]=[test_results.U$240]; [test_results.$E249]; &quot;&quot;)">
            <text:p/>
          </table:table-cell>
          <table:table-cell table:formula="of:=IF([test_results.$A249]=[test_results.V$240]; [test_results.$E249]; &quot;&quot;)" office:value-type="float" office:value="7.645" calcext:value-type="float">
            <text:p>7.645</text:p>
          </table:table-cell>
          <table:table-cell table:formula="of:=IF([test_results.$A249]=[test_results.W$240]; [test_results.$E249]; &quot;&quot;)">
            <text:p/>
          </table:table-cell>
          <table:table-cell table:formula="of:=IF([test_results.$A249]=[test_results.X$240]; [test_results.$E249]; &quot;&quot;)">
            <text:p/>
          </table:table-cell>
          <table:table-cell table:formula="of:=IF([test_results.$A249]=[test_results.Y$240]; [test_results.$E249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cars_clocked.zip</text:p>
          </table:table-cell>
          <table:table-cell office:value-type="float" office:value="1" calcext:value-type="float">
            <text:p>1</text:p>
          </table:table-cell>
          <table:table-cell office:value-type="float" office:value="1.888" calcext:value-type="float">
            <text:p>1.888</text:p>
          </table:table-cell>
          <table:table-cell office:value-type="float" office:value="11.757" calcext:value-type="float">
            <text:p>11.757</text:p>
          </table:table-cell>
          <table:table-cell office:value-type="float" office:value="9.054" calcext:value-type="float">
            <text:p>9.054</text:p>
          </table:table-cell>
          <table:table-cell office:value-type="float" office:value="8.22" calcext:value-type="float">
            <text:p>8.22</text:p>
          </table:table-cell>
          <table:table-cell office:value-type="float" office:value="16.866" calcext:value-type="float">
            <text:p>16.866</text:p>
          </table:table-cell>
          <table:table-cell office:value-type="float" office:value="1000" calcext:value-type="float">
            <text:p>1000</text:p>
          </table:table-cell>
          <table:table-cell office:value-type="float" office:value="9054.48" calcext:value-type="float">
            <text:p>9054.48</text:p>
          </table:table-cell>
          <table:table-cell office:value-type="float" office:value="110.4" calcext:value-type="float">
            <text:p>110.4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250]=[test_results.N$240]; [test_results.$E250]; &quot;&quot;)">
            <text:p/>
          </table:table-cell>
          <table:table-cell table:formula="of:=IF([test_results.$A250]=[test_results.O$240]; [test_results.$E250]; &quot;&quot;)">
            <text:p/>
          </table:table-cell>
          <table:table-cell table:formula="of:=IF([test_results.$A250]=[test_results.P$240]; [test_results.$E250]; &quot;&quot;)">
            <text:p/>
          </table:table-cell>
          <table:table-cell table:formula="of:=IF([test_results.$A250]=[test_results.Q$240]; [test_results.$E250]; &quot;&quot;)">
            <text:p/>
          </table:table-cell>
          <table:table-cell table:formula="of:=IF([test_results.$A250]=[test_results.R$240]; [test_results.$E250]; &quot;&quot;)">
            <text:p/>
          </table:table-cell>
          <table:table-cell table:formula="of:=IF([test_results.$A250]=[test_results.S$240]; [test_results.$E250]; &quot;&quot;)">
            <text:p/>
          </table:table-cell>
          <table:table-cell table:formula="of:=IF([test_results.$A250]=[test_results.T$240]; [test_results.$E250]; &quot;&quot;)">
            <text:p/>
          </table:table-cell>
          <table:table-cell table:formula="of:=IF([test_results.$A250]=[test_results.U$240]; [test_results.$E250]; &quot;&quot;)">
            <text:p/>
          </table:table-cell>
          <table:table-cell table:formula="of:=IF([test_results.$A250]=[test_results.V$240]; [test_results.$E250]; &quot;&quot;)">
            <text:p/>
          </table:table-cell>
          <table:table-cell table:formula="of:=IF([test_results.$A250]=[test_results.W$240]; [test_results.$E250]; &quot;&quot;)" office:value-type="float" office:value="9.054" calcext:value-type="float">
            <text:p>9.054</text:p>
          </table:table-cell>
          <table:table-cell table:formula="of:=IF([test_results.$A250]=[test_results.X$240]; [test_results.$E250]; &quot;&quot;)">
            <text:p/>
          </table:table-cell>
          <table:table-cell table:formula="of:=IF([test_results.$A250]=[test_results.Y$240]; [test_results.$E250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cars.zip</text:p>
          </table:table-cell>
          <table:table-cell office:value-type="float" office:value="1" calcext:value-type="float">
            <text:p>1</text:p>
          </table:table-cell>
          <table:table-cell office:value-type="float" office:value="1.903" calcext:value-type="float">
            <text:p>1.903</text:p>
          </table:table-cell>
          <table:table-cell office:value-type="float" office:value="13.961" calcext:value-type="float">
            <text:p>13.961</text:p>
          </table:table-cell>
          <table:table-cell office:value-type="float" office:value="11.2" calcext:value-type="float">
            <text:p>11.2</text:p>
          </table:table-cell>
          <table:table-cell office:value-type="float" office:value="9.977" calcext:value-type="float">
            <text:p>9.977</text:p>
          </table:table-cell>
          <table:table-cell office:value-type="float" office:value="14.818" calcext:value-type="float">
            <text:p>14.818</text:p>
          </table:table-cell>
          <table:table-cell office:value-type="float" office:value="1000" calcext:value-type="float">
            <text:p>1000</text:p>
          </table:table-cell>
          <table:table-cell office:value-type="float" office:value="11200.18" calcext:value-type="float">
            <text:p>11200.18</text:p>
          </table:table-cell>
          <table:table-cell office:value-type="float" office:value="89.2" calcext:value-type="float">
            <text:p>89.2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251]=[test_results.N$240]; [test_results.$E251]; &quot;&quot;)">
            <text:p/>
          </table:table-cell>
          <table:table-cell table:formula="of:=IF([test_results.$A251]=[test_results.O$240]; [test_results.$E251]; &quot;&quot;)">
            <text:p/>
          </table:table-cell>
          <table:table-cell table:formula="of:=IF([test_results.$A251]=[test_results.P$240]; [test_results.$E251]; &quot;&quot;)">
            <text:p/>
          </table:table-cell>
          <table:table-cell table:formula="of:=IF([test_results.$A251]=[test_results.Q$240]; [test_results.$E251]; &quot;&quot;)">
            <text:p/>
          </table:table-cell>
          <table:table-cell table:formula="of:=IF([test_results.$A251]=[test_results.R$240]; [test_results.$E251]; &quot;&quot;)">
            <text:p/>
          </table:table-cell>
          <table:table-cell table:formula="of:=IF([test_results.$A251]=[test_results.S$240]; [test_results.$E251]; &quot;&quot;)">
            <text:p/>
          </table:table-cell>
          <table:table-cell table:formula="of:=IF([test_results.$A251]=[test_results.T$240]; [test_results.$E251]; &quot;&quot;)">
            <text:p/>
          </table:table-cell>
          <table:table-cell table:formula="of:=IF([test_results.$A251]=[test_results.U$240]; [test_results.$E251]; &quot;&quot;)">
            <text:p/>
          </table:table-cell>
          <table:table-cell table:formula="of:=IF([test_results.$A251]=[test_results.V$240]; [test_results.$E251]; &quot;&quot;)">
            <text:p/>
          </table:table-cell>
          <table:table-cell table:formula="of:=IF([test_results.$A251]=[test_results.W$240]; [test_results.$E251]; &quot;&quot;)">
            <text:p/>
          </table:table-cell>
          <table:table-cell table:formula="of:=IF([test_results.$A251]=[test_results.X$240]; [test_results.$E251]; &quot;&quot;)" office:value-type="float" office:value="11.2" calcext:value-type="float">
            <text:p>11.2</text:p>
          </table:table-cell>
          <table:table-cell table:formula="of:=IF([test_results.$A251]=[test_results.Y$240]; [test_results.$E251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one_car_inactive.zip</text:p>
          </table:table-cell>
          <table:table-cell office:value-type="float" office:value="1" calcext:value-type="float">
            <text:p>1</text:p>
          </table:table-cell>
          <table:table-cell office:value-type="float" office:value="1.795" calcext:value-type="float">
            <text:p>1.795</text:p>
          </table:table-cell>
          <table:table-cell office:value-type="float" office:value="8.986" calcext:value-type="float">
            <text:p>8.986</text:p>
          </table:table-cell>
          <table:table-cell office:value-type="float" office:value="6.405" calcext:value-type="float">
            <text:p>6.405</text:p>
          </table:table-cell>
          <table:table-cell office:value-type="float" office:value="5.548" calcext:value-type="float">
            <text:p>5.548</text:p>
          </table:table-cell>
          <table:table-cell office:value-type="float" office:value="18.413" calcext:value-type="float">
            <text:p>18.413</text:p>
          </table:table-cell>
          <table:table-cell office:value-type="float" office:value="1000" calcext:value-type="float">
            <text:p>1000</text:p>
          </table:table-cell>
          <table:table-cell office:value-type="float" office:value="6405.133" calcext:value-type="float">
            <text:p>6405.133</text:p>
          </table:table-cell>
          <table:table-cell office:value-type="float" office:value="156.1" calcext:value-type="float">
            <text:p>156.1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252]=[test_results.N$240]; [test_results.$E252]; &quot;&quot;)">
            <text:p/>
          </table:table-cell>
          <table:table-cell table:formula="of:=IF([test_results.$A252]=[test_results.O$240]; [test_results.$E252]; &quot;&quot;)">
            <text:p/>
          </table:table-cell>
          <table:table-cell table:formula="of:=IF([test_results.$A252]=[test_results.P$240]; [test_results.$E252]; &quot;&quot;)">
            <text:p/>
          </table:table-cell>
          <table:table-cell table:formula="of:=IF([test_results.$A252]=[test_results.Q$240]; [test_results.$E252]; &quot;&quot;)">
            <text:p/>
          </table:table-cell>
          <table:table-cell table:formula="of:=IF([test_results.$A252]=[test_results.R$240]; [test_results.$E252]; &quot;&quot;)">
            <text:p/>
          </table:table-cell>
          <table:table-cell table:formula="of:=IF([test_results.$A252]=[test_results.S$240]; [test_results.$E252]; &quot;&quot;)">
            <text:p/>
          </table:table-cell>
          <table:table-cell table:formula="of:=IF([test_results.$A252]=[test_results.T$240]; [test_results.$E252]; &quot;&quot;)">
            <text:p/>
          </table:table-cell>
          <table:table-cell table:formula="of:=IF([test_results.$A252]=[test_results.U$240]; [test_results.$E252]; &quot;&quot;)">
            <text:p/>
          </table:table-cell>
          <table:table-cell table:formula="of:=IF([test_results.$A252]=[test_results.V$240]; [test_results.$E252]; &quot;&quot;)">
            <text:p/>
          </table:table-cell>
          <table:table-cell table:formula="of:=IF([test_results.$A252]=[test_results.W$240]; [test_results.$E252]; &quot;&quot;)">
            <text:p/>
          </table:table-cell>
          <table:table-cell table:formula="of:=IF([test_results.$A252]=[test_results.X$240]; [test_results.$E252]; &quot;&quot;)">
            <text:p/>
          </table:table-cell>
          <table:table-cell table:formula="of:=IF([test_results.$A252]=[test_results.Y$240]; [test_results.$E252]; &quot;&quot;)" office:value-type="float" office:value="6.405" calcext:value-type="float">
            <text:p>6.405</text:p>
          </table:table-cell>
          <table:table-cell/>
        </table:table-row>
        <table:table-row table:style-name="ro1">
          <table:table-cell office:value-type="string" calcext:value-type="string">
            <text:p>test101.cars_clocked_inactive.zip</text:p>
          </table:table-cell>
          <table:table-cell office:value-type="float" office:value="2" calcext:value-type="float">
            <text:p>2</text:p>
          </table:table-cell>
          <table:table-cell office:value-type="float" office:value="1.885" calcext:value-type="float">
            <text:p>1.885</text:p>
          </table:table-cell>
          <table:table-cell office:value-type="float" office:value="9.159" calcext:value-type="float">
            <text:p>9.159</text:p>
          </table:table-cell>
          <table:table-cell office:value-type="float" office:value="6.456" calcext:value-type="float">
            <text:p>6.456</text:p>
          </table:table-cell>
          <table:table-cell office:value-type="float" office:value="5.555" calcext:value-type="float">
            <text:p>5.555</text:p>
          </table:table-cell>
          <table:table-cell office:value-type="float" office:value="14.756" calcext:value-type="float">
            <text:p>14.756</text:p>
          </table:table-cell>
          <table:table-cell office:value-type="float" office:value="1000" calcext:value-type="float">
            <text:p>1000</text:p>
          </table:table-cell>
          <table:table-cell office:value-type="float" office:value="6456.212" calcext:value-type="float">
            <text:p>6456.212</text:p>
          </table:table-cell>
          <table:table-cell office:value-type="float" office:value="154.8" calcext:value-type="float">
            <text:p>154.8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253]=[test_results.N$240]; [test_results.$E253]; &quot;&quot;)" office:value-type="float" office:value="6.456" calcext:value-type="float">
            <text:p>6.456</text:p>
          </table:table-cell>
          <table:table-cell table:formula="of:=IF([test_results.$A253]=[test_results.O$240]; [test_results.$E253]; &quot;&quot;)">
            <text:p/>
          </table:table-cell>
          <table:table-cell table:formula="of:=IF([test_results.$A253]=[test_results.P$240]; [test_results.$E253]; &quot;&quot;)">
            <text:p/>
          </table:table-cell>
          <table:table-cell table:formula="of:=IF([test_results.$A253]=[test_results.Q$240]; [test_results.$E253]; &quot;&quot;)">
            <text:p/>
          </table:table-cell>
          <table:table-cell table:formula="of:=IF([test_results.$A253]=[test_results.R$240]; [test_results.$E253]; &quot;&quot;)">
            <text:p/>
          </table:table-cell>
          <table:table-cell table:formula="of:=IF([test_results.$A253]=[test_results.S$240]; [test_results.$E253]; &quot;&quot;)">
            <text:p/>
          </table:table-cell>
          <table:table-cell table:formula="of:=IF([test_results.$A253]=[test_results.T$240]; [test_results.$E253]; &quot;&quot;)">
            <text:p/>
          </table:table-cell>
          <table:table-cell table:formula="of:=IF([test_results.$A253]=[test_results.U$240]; [test_results.$E253]; &quot;&quot;)">
            <text:p/>
          </table:table-cell>
          <table:table-cell table:formula="of:=IF([test_results.$A253]=[test_results.V$240]; [test_results.$E253]; &quot;&quot;)">
            <text:p/>
          </table:table-cell>
          <table:table-cell table:formula="of:=IF([test_results.$A253]=[test_results.W$240]; [test_results.$E253]; &quot;&quot;)">
            <text:p/>
          </table:table-cell>
          <table:table-cell table:formula="of:=IF([test_results.$A253]=[test_results.X$240]; [test_results.$E253]; &quot;&quot;)">
            <text:p/>
          </table:table-cell>
          <table:table-cell table:formula="of:=IF([test_results.$A253]=[test_results.Y$240]; [test_results.$E253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cars_north_clocked_inactive.zip</text:p>
          </table:table-cell>
          <table:table-cell office:value-type="float" office:value="2" calcext:value-type="float">
            <text:p>2</text:p>
          </table:table-cell>
          <table:table-cell office:value-type="float" office:value="1.857" calcext:value-type="float">
            <text:p>1.857</text:p>
          </table:table-cell>
          <table:table-cell office:value-type="float" office:value="8.839" calcext:value-type="float">
            <text:p>8.839</text:p>
          </table:table-cell>
          <table:table-cell office:value-type="float" office:value="6.157" calcext:value-type="float">
            <text:p>6.157</text:p>
          </table:table-cell>
          <table:table-cell office:value-type="float" office:value="5.45" calcext:value-type="float">
            <text:p>5.45</text:p>
          </table:table-cell>
          <table:table-cell office:value-type="float" office:value="12.709" calcext:value-type="float">
            <text:p>12.709</text:p>
          </table:table-cell>
          <table:table-cell office:value-type="float" office:value="1000" calcext:value-type="float">
            <text:p>1000</text:p>
          </table:table-cell>
          <table:table-cell office:value-type="float" office:value="6157.249" calcext:value-type="float">
            <text:p>6157.249</text:p>
          </table:table-cell>
          <table:table-cell office:value-type="float" office:value="162.4" calcext:value-type="float">
            <text:p>162.4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254]=[test_results.N$240]; [test_results.$E254]; &quot;&quot;)">
            <text:p/>
          </table:table-cell>
          <table:table-cell table:formula="of:=IF([test_results.$A254]=[test_results.O$240]; [test_results.$E254]; &quot;&quot;)" office:value-type="float" office:value="6.157" calcext:value-type="float">
            <text:p>6.157</text:p>
          </table:table-cell>
          <table:table-cell table:formula="of:=IF([test_results.$A254]=[test_results.P$240]; [test_results.$E254]; &quot;&quot;)">
            <text:p/>
          </table:table-cell>
          <table:table-cell table:formula="of:=IF([test_results.$A254]=[test_results.Q$240]; [test_results.$E254]; &quot;&quot;)">
            <text:p/>
          </table:table-cell>
          <table:table-cell table:formula="of:=IF([test_results.$A254]=[test_results.R$240]; [test_results.$E254]; &quot;&quot;)">
            <text:p/>
          </table:table-cell>
          <table:table-cell table:formula="of:=IF([test_results.$A254]=[test_results.S$240]; [test_results.$E254]; &quot;&quot;)">
            <text:p/>
          </table:table-cell>
          <table:table-cell table:formula="of:=IF([test_results.$A254]=[test_results.T$240]; [test_results.$E254]; &quot;&quot;)">
            <text:p/>
          </table:table-cell>
          <table:table-cell table:formula="of:=IF([test_results.$A254]=[test_results.U$240]; [test_results.$E254]; &quot;&quot;)">
            <text:p/>
          </table:table-cell>
          <table:table-cell table:formula="of:=IF([test_results.$A254]=[test_results.V$240]; [test_results.$E254]; &quot;&quot;)">
            <text:p/>
          </table:table-cell>
          <table:table-cell table:formula="of:=IF([test_results.$A254]=[test_results.W$240]; [test_results.$E254]; &quot;&quot;)">
            <text:p/>
          </table:table-cell>
          <table:table-cell table:formula="of:=IF([test_results.$A254]=[test_results.X$240]; [test_results.$E254]; &quot;&quot;)">
            <text:p/>
          </table:table-cell>
          <table:table-cell table:formula="of:=IF([test_results.$A254]=[test_results.Y$240]; [test_results.$E254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cars_north_clocked.zip</text:p>
          </table:table-cell>
          <table:table-cell office:value-type="float" office:value="2" calcext:value-type="float">
            <text:p>2</text:p>
          </table:table-cell>
          <table:table-cell office:value-type="float" office:value="1.859" calcext:value-type="float">
            <text:p>1.859</text:p>
          </table:table-cell>
          <table:table-cell office:value-type="float" office:value="11.66" calcext:value-type="float">
            <text:p>11.66</text:p>
          </table:table-cell>
          <table:table-cell office:value-type="float" office:value="8.985" calcext:value-type="float">
            <text:p>8.985</text:p>
          </table:table-cell>
          <table:table-cell office:value-type="float" office:value="8.096" calcext:value-type="float">
            <text:p>8.096</text:p>
          </table:table-cell>
          <table:table-cell office:value-type="float" office:value="27.243" calcext:value-type="float">
            <text:p>27.243</text:p>
          </table:table-cell>
          <table:table-cell office:value-type="float" office:value="1000" calcext:value-type="float">
            <text:p>1000</text:p>
          </table:table-cell>
          <table:table-cell office:value-type="float" office:value="8984.983" calcext:value-type="float">
            <text:p>8984.983</text:p>
          </table:table-cell>
          <table:table-cell office:value-type="float" office:value="111.2" calcext:value-type="float">
            <text:p>111.2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255]=[test_results.N$240]; [test_results.$E255]; &quot;&quot;)">
            <text:p/>
          </table:table-cell>
          <table:table-cell table:formula="of:=IF([test_results.$A255]=[test_results.O$240]; [test_results.$E255]; &quot;&quot;)">
            <text:p/>
          </table:table-cell>
          <table:table-cell table:formula="of:=IF([test_results.$A255]=[test_results.P$240]; [test_results.$E255]; &quot;&quot;)" office:value-type="float" office:value="8.985" calcext:value-type="float">
            <text:p>8.985</text:p>
          </table:table-cell>
          <table:table-cell table:formula="of:=IF([test_results.$A255]=[test_results.Q$240]; [test_results.$E255]; &quot;&quot;)">
            <text:p/>
          </table:table-cell>
          <table:table-cell table:formula="of:=IF([test_results.$A255]=[test_results.R$240]; [test_results.$E255]; &quot;&quot;)">
            <text:p/>
          </table:table-cell>
          <table:table-cell table:formula="of:=IF([test_results.$A255]=[test_results.S$240]; [test_results.$E255]; &quot;&quot;)">
            <text:p/>
          </table:table-cell>
          <table:table-cell table:formula="of:=IF([test_results.$A255]=[test_results.T$240]; [test_results.$E255]; &quot;&quot;)">
            <text:p/>
          </table:table-cell>
          <table:table-cell table:formula="of:=IF([test_results.$A255]=[test_results.U$240]; [test_results.$E255]; &quot;&quot;)">
            <text:p/>
          </table:table-cell>
          <table:table-cell table:formula="of:=IF([test_results.$A255]=[test_results.V$240]; [test_results.$E255]; &quot;&quot;)">
            <text:p/>
          </table:table-cell>
          <table:table-cell table:formula="of:=IF([test_results.$A255]=[test_results.W$240]; [test_results.$E255]; &quot;&quot;)">
            <text:p/>
          </table:table-cell>
          <table:table-cell table:formula="of:=IF([test_results.$A255]=[test_results.X$240]; [test_results.$E255]; &quot;&quot;)">
            <text:p/>
          </table:table-cell>
          <table:table-cell table:formula="of:=IF([test_results.$A255]=[test_results.Y$240]; [test_results.$E255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chests_clocked.zip</text:p>
          </table:table-cell>
          <table:table-cell office:value-type="float" office:value="2" calcext:value-type="float">
            <text:p>2</text:p>
          </table:table-cell>
          <table:table-cell office:value-type="float" office:value="1.799" calcext:value-type="float">
            <text:p>1.799</text:p>
          </table:table-cell>
          <table:table-cell office:value-type="float" office:value="8.934" calcext:value-type="float">
            <text:p>8.934</text:p>
          </table:table-cell>
          <table:table-cell office:value-type="float" office:value="6.305" calcext:value-type="float">
            <text:p>6.305</text:p>
          </table:table-cell>
          <table:table-cell office:value-type="float" office:value="5.403" calcext:value-type="float">
            <text:p>5.403</text:p>
          </table:table-cell>
          <table:table-cell office:value-type="float" office:value="9.863" calcext:value-type="float">
            <text:p>9.863</text:p>
          </table:table-cell>
          <table:table-cell office:value-type="float" office:value="1000" calcext:value-type="float">
            <text:p>1000</text:p>
          </table:table-cell>
          <table:table-cell office:value-type="float" office:value="6304.831" calcext:value-type="float">
            <text:p>6304.831</text:p>
          </table:table-cell>
          <table:table-cell office:value-type="float" office:value="158.6" calcext:value-type="float">
            <text:p>158.6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256]=[test_results.N$240]; [test_results.$E256]; &quot;&quot;)">
            <text:p/>
          </table:table-cell>
          <table:table-cell table:formula="of:=IF([test_results.$A256]=[test_results.O$240]; [test_results.$E256]; &quot;&quot;)">
            <text:p/>
          </table:table-cell>
          <table:table-cell table:formula="of:=IF([test_results.$A256]=[test_results.P$240]; [test_results.$E256]; &quot;&quot;)">
            <text:p/>
          </table:table-cell>
          <table:table-cell table:formula="of:=IF([test_results.$A256]=[test_results.Q$240]; [test_results.$E256]; &quot;&quot;)" office:value-type="float" office:value="6.305" calcext:value-type="float">
            <text:p>6.305</text:p>
          </table:table-cell>
          <table:table-cell table:formula="of:=IF([test_results.$A256]=[test_results.R$240]; [test_results.$E256]; &quot;&quot;)">
            <text:p/>
          </table:table-cell>
          <table:table-cell table:formula="of:=IF([test_results.$A256]=[test_results.S$240]; [test_results.$E256]; &quot;&quot;)">
            <text:p/>
          </table:table-cell>
          <table:table-cell table:formula="of:=IF([test_results.$A256]=[test_results.T$240]; [test_results.$E256]; &quot;&quot;)">
            <text:p/>
          </table:table-cell>
          <table:table-cell table:formula="of:=IF([test_results.$A256]=[test_results.U$240]; [test_results.$E256]; &quot;&quot;)">
            <text:p/>
          </table:table-cell>
          <table:table-cell table:formula="of:=IF([test_results.$A256]=[test_results.V$240]; [test_results.$E256]; &quot;&quot;)">
            <text:p/>
          </table:table-cell>
          <table:table-cell table:formula="of:=IF([test_results.$A256]=[test_results.W$240]; [test_results.$E256]; &quot;&quot;)">
            <text:p/>
          </table:table-cell>
          <table:table-cell table:formula="of:=IF([test_results.$A256]=[test_results.X$240]; [test_results.$E256]; &quot;&quot;)">
            <text:p/>
          </table:table-cell>
          <table:table-cell table:formula="of:=IF([test_results.$A256]=[test_results.Y$240]; [test_results.$E256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one_car_north.zip</text:p>
          </table:table-cell>
          <table:table-cell office:value-type="float" office:value="2" calcext:value-type="float">
            <text:p>2</text:p>
          </table:table-cell>
          <table:table-cell office:value-type="float" office:value="1.774" calcext:value-type="float">
            <text:p>1.774</text:p>
          </table:table-cell>
          <table:table-cell office:value-type="float" office:value="10.042" calcext:value-type="float">
            <text:p>10.042</text:p>
          </table:table-cell>
          <table:table-cell office:value-type="float" office:value="7.488" calcext:value-type="float">
            <text:p>7.488</text:p>
          </table:table-cell>
          <table:table-cell office:value-type="float" office:value="6.768" calcext:value-type="float">
            <text:p>6.768</text:p>
          </table:table-cell>
          <table:table-cell office:value-type="float" office:value="17.418" calcext:value-type="float">
            <text:p>17.418</text:p>
          </table:table-cell>
          <table:table-cell office:value-type="float" office:value="1000" calcext:value-type="float">
            <text:p>1000</text:p>
          </table:table-cell>
          <table:table-cell office:value-type="float" office:value="7488.21" calcext:value-type="float">
            <text:p>7488.21</text:p>
          </table:table-cell>
          <table:table-cell office:value-type="float" office:value="133.5" calcext:value-type="float">
            <text:p>133.5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257]=[test_results.N$240]; [test_results.$E257]; &quot;&quot;)">
            <text:p/>
          </table:table-cell>
          <table:table-cell table:formula="of:=IF([test_results.$A257]=[test_results.O$240]; [test_results.$E257]; &quot;&quot;)">
            <text:p/>
          </table:table-cell>
          <table:table-cell table:formula="of:=IF([test_results.$A257]=[test_results.P$240]; [test_results.$E257]; &quot;&quot;)">
            <text:p/>
          </table:table-cell>
          <table:table-cell table:formula="of:=IF([test_results.$A257]=[test_results.Q$240]; [test_results.$E257]; &quot;&quot;)">
            <text:p/>
          </table:table-cell>
          <table:table-cell table:formula="of:=IF([test_results.$A257]=[test_results.R$240]; [test_results.$E257]; &quot;&quot;)" office:value-type="float" office:value="7.488" calcext:value-type="float">
            <text:p>7.488</text:p>
          </table:table-cell>
          <table:table-cell table:formula="of:=IF([test_results.$A257]=[test_results.S$240]; [test_results.$E257]; &quot;&quot;)">
            <text:p/>
          </table:table-cell>
          <table:table-cell table:formula="of:=IF([test_results.$A257]=[test_results.T$240]; [test_results.$E257]; &quot;&quot;)">
            <text:p/>
          </table:table-cell>
          <table:table-cell table:formula="of:=IF([test_results.$A257]=[test_results.U$240]; [test_results.$E257]; &quot;&quot;)">
            <text:p/>
          </table:table-cell>
          <table:table-cell table:formula="of:=IF([test_results.$A257]=[test_results.V$240]; [test_results.$E257]; &quot;&quot;)">
            <text:p/>
          </table:table-cell>
          <table:table-cell table:formula="of:=IF([test_results.$A257]=[test_results.W$240]; [test_results.$E257]; &quot;&quot;)">
            <text:p/>
          </table:table-cell>
          <table:table-cell table:formula="of:=IF([test_results.$A257]=[test_results.X$240]; [test_results.$E257]; &quot;&quot;)">
            <text:p/>
          </table:table-cell>
          <table:table-cell table:formula="of:=IF([test_results.$A257]=[test_results.Y$240]; [test_results.$E257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one_car_north_inactive.zip</text:p>
          </table:table-cell>
          <table:table-cell office:value-type="float" office:value="2" calcext:value-type="float">
            <text:p>2</text:p>
          </table:table-cell>
          <table:table-cell office:value-type="float" office:value="1.774" calcext:value-type="float">
            <text:p>1.774</text:p>
          </table:table-cell>
          <table:table-cell office:value-type="float" office:value="8.768" calcext:value-type="float">
            <text:p>8.768</text:p>
          </table:table-cell>
          <table:table-cell office:value-type="float" office:value="6.213" calcext:value-type="float">
            <text:p>6.213</text:p>
          </table:table-cell>
          <table:table-cell office:value-type="float" office:value="5.443" calcext:value-type="float">
            <text:p>5.443</text:p>
          </table:table-cell>
          <table:table-cell office:value-type="float" office:value="16.495" calcext:value-type="float">
            <text:p>16.495</text:p>
          </table:table-cell>
          <table:table-cell office:value-type="float" office:value="1000" calcext:value-type="float">
            <text:p>1000</text:p>
          </table:table-cell>
          <table:table-cell office:value-type="float" office:value="6213.18" calcext:value-type="float">
            <text:p>6213.18</text:p>
          </table:table-cell>
          <table:table-cell office:value-type="float" office:value="160.9" calcext:value-type="float">
            <text:p>160.9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258]=[test_results.N$240]; [test_results.$E258]; &quot;&quot;)">
            <text:p/>
          </table:table-cell>
          <table:table-cell table:formula="of:=IF([test_results.$A258]=[test_results.O$240]; [test_results.$E258]; &quot;&quot;)">
            <text:p/>
          </table:table-cell>
          <table:table-cell table:formula="of:=IF([test_results.$A258]=[test_results.P$240]; [test_results.$E258]; &quot;&quot;)">
            <text:p/>
          </table:table-cell>
          <table:table-cell table:formula="of:=IF([test_results.$A258]=[test_results.Q$240]; [test_results.$E258]; &quot;&quot;)">
            <text:p/>
          </table:table-cell>
          <table:table-cell table:formula="of:=IF([test_results.$A258]=[test_results.R$240]; [test_results.$E258]; &quot;&quot;)">
            <text:p/>
          </table:table-cell>
          <table:table-cell table:formula="of:=IF([test_results.$A258]=[test_results.S$240]; [test_results.$E258]; &quot;&quot;)" office:value-type="float" office:value="6.213" calcext:value-type="float">
            <text:p>6.213</text:p>
          </table:table-cell>
          <table:table-cell table:formula="of:=IF([test_results.$A258]=[test_results.T$240]; [test_results.$E258]; &quot;&quot;)">
            <text:p/>
          </table:table-cell>
          <table:table-cell table:formula="of:=IF([test_results.$A258]=[test_results.U$240]; [test_results.$E258]; &quot;&quot;)">
            <text:p/>
          </table:table-cell>
          <table:table-cell table:formula="of:=IF([test_results.$A258]=[test_results.V$240]; [test_results.$E258]; &quot;&quot;)">
            <text:p/>
          </table:table-cell>
          <table:table-cell table:formula="of:=IF([test_results.$A258]=[test_results.W$240]; [test_results.$E258]; &quot;&quot;)">
            <text:p/>
          </table:table-cell>
          <table:table-cell table:formula="of:=IF([test_results.$A258]=[test_results.X$240]; [test_results.$E258]; &quot;&quot;)">
            <text:p/>
          </table:table-cell>
          <table:table-cell table:formula="of:=IF([test_results.$A258]=[test_results.Y$240]; [test_results.$E258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chests.zip</text:p>
          </table:table-cell>
          <table:table-cell office:value-type="float" office:value="2" calcext:value-type="float">
            <text:p>2</text:p>
          </table:table-cell>
          <table:table-cell office:value-type="float" office:value="1.815" calcext:value-type="float">
            <text:p>1.815</text:p>
          </table:table-cell>
          <table:table-cell office:value-type="float" office:value="16.965" calcext:value-type="float">
            <text:p>16.965</text:p>
          </table:table-cell>
          <table:table-cell office:value-type="float" office:value="14.214" calcext:value-type="float">
            <text:p>14.214</text:p>
          </table:table-cell>
          <table:table-cell office:value-type="float" office:value="8.015" calcext:value-type="float">
            <text:p>8.015</text:p>
          </table:table-cell>
          <table:table-cell office:value-type="float" office:value="33.38" calcext:value-type="float">
            <text:p>33.38</text:p>
          </table:table-cell>
          <table:table-cell office:value-type="float" office:value="1000" calcext:value-type="float">
            <text:p>1000</text:p>
          </table:table-cell>
          <table:table-cell office:value-type="float" office:value="14214.061" calcext:value-type="float">
            <text:p>14214.061</text:p>
          </table:table-cell>
          <table:table-cell office:value-type="float" office:value="70.3" calcext:value-type="float">
            <text:p>70.3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259]=[test_results.N$240]; [test_results.$E259]; &quot;&quot;)">
            <text:p/>
          </table:table-cell>
          <table:table-cell table:formula="of:=IF([test_results.$A259]=[test_results.O$240]; [test_results.$E259]; &quot;&quot;)">
            <text:p/>
          </table:table-cell>
          <table:table-cell table:formula="of:=IF([test_results.$A259]=[test_results.P$240]; [test_results.$E259]; &quot;&quot;)">
            <text:p/>
          </table:table-cell>
          <table:table-cell table:formula="of:=IF([test_results.$A259]=[test_results.Q$240]; [test_results.$E259]; &quot;&quot;)">
            <text:p/>
          </table:table-cell>
          <table:table-cell table:formula="of:=IF([test_results.$A259]=[test_results.R$240]; [test_results.$E259]; &quot;&quot;)">
            <text:p/>
          </table:table-cell>
          <table:table-cell table:formula="of:=IF([test_results.$A259]=[test_results.S$240]; [test_results.$E259]; &quot;&quot;)">
            <text:p/>
          </table:table-cell>
          <table:table-cell table:formula="of:=IF([test_results.$A259]=[test_results.T$240]; [test_results.$E259]; &quot;&quot;)" office:value-type="float" office:value="14.214" calcext:value-type="float">
            <text:p>14.214</text:p>
          </table:table-cell>
          <table:table-cell table:formula="of:=IF([test_results.$A259]=[test_results.U$240]; [test_results.$E259]; &quot;&quot;)">
            <text:p/>
          </table:table-cell>
          <table:table-cell table:formula="of:=IF([test_results.$A259]=[test_results.V$240]; [test_results.$E259]; &quot;&quot;)">
            <text:p/>
          </table:table-cell>
          <table:table-cell table:formula="of:=IF([test_results.$A259]=[test_results.W$240]; [test_results.$E259]; &quot;&quot;)">
            <text:p/>
          </table:table-cell>
          <table:table-cell table:formula="of:=IF([test_results.$A259]=[test_results.X$240]; [test_results.$E259]; &quot;&quot;)">
            <text:p/>
          </table:table-cell>
          <table:table-cell table:formula="of:=IF([test_results.$A259]=[test_results.Y$240]; [test_results.$E259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cars_inactive.zip</text:p>
          </table:table-cell>
          <table:table-cell office:value-type="float" office:value="2" calcext:value-type="float">
            <text:p>2</text:p>
          </table:table-cell>
          <table:table-cell office:value-type="float" office:value="1.901" calcext:value-type="float">
            <text:p>1.901</text:p>
          </table:table-cell>
          <table:table-cell office:value-type="float" office:value="11.922" calcext:value-type="float">
            <text:p>11.922</text:p>
          </table:table-cell>
          <table:table-cell office:value-type="float" office:value="9.161" calcext:value-type="float">
            <text:p>9.161</text:p>
          </table:table-cell>
          <table:table-cell office:value-type="float" office:value="7.754" calcext:value-type="float">
            <text:p>7.754</text:p>
          </table:table-cell>
          <table:table-cell office:value-type="float" office:value="12.881" calcext:value-type="float">
            <text:p>12.881</text:p>
          </table:table-cell>
          <table:table-cell office:value-type="float" office:value="1000" calcext:value-type="float">
            <text:p>1000</text:p>
          </table:table-cell>
          <table:table-cell office:value-type="float" office:value="9161.153" calcext:value-type="float">
            <text:p>9161.153</text:p>
          </table:table-cell>
          <table:table-cell office:value-type="float" office:value="109.1" calcext:value-type="float">
            <text:p>109.1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260]=[test_results.N$240]; [test_results.$E260]; &quot;&quot;)">
            <text:p/>
          </table:table-cell>
          <table:table-cell table:formula="of:=IF([test_results.$A260]=[test_results.O$240]; [test_results.$E260]; &quot;&quot;)">
            <text:p/>
          </table:table-cell>
          <table:table-cell table:formula="of:=IF([test_results.$A260]=[test_results.P$240]; [test_results.$E260]; &quot;&quot;)">
            <text:p/>
          </table:table-cell>
          <table:table-cell table:formula="of:=IF([test_results.$A260]=[test_results.Q$240]; [test_results.$E260]; &quot;&quot;)">
            <text:p/>
          </table:table-cell>
          <table:table-cell table:formula="of:=IF([test_results.$A260]=[test_results.R$240]; [test_results.$E260]; &quot;&quot;)">
            <text:p/>
          </table:table-cell>
          <table:table-cell table:formula="of:=IF([test_results.$A260]=[test_results.S$240]; [test_results.$E260]; &quot;&quot;)">
            <text:p/>
          </table:table-cell>
          <table:table-cell table:formula="of:=IF([test_results.$A260]=[test_results.T$240]; [test_results.$E260]; &quot;&quot;)">
            <text:p/>
          </table:table-cell>
          <table:table-cell table:formula="of:=IF([test_results.$A260]=[test_results.U$240]; [test_results.$E260]; &quot;&quot;)" office:value-type="float" office:value="9.161" calcext:value-type="float">
            <text:p>9.161</text:p>
          </table:table-cell>
          <table:table-cell table:formula="of:=IF([test_results.$A260]=[test_results.V$240]; [test_results.$E260]; &quot;&quot;)">
            <text:p/>
          </table:table-cell>
          <table:table-cell table:formula="of:=IF([test_results.$A260]=[test_results.W$240]; [test_results.$E260]; &quot;&quot;)">
            <text:p/>
          </table:table-cell>
          <table:table-cell table:formula="of:=IF([test_results.$A260]=[test_results.X$240]; [test_results.$E260]; &quot;&quot;)">
            <text:p/>
          </table:table-cell>
          <table:table-cell table:formula="of:=IF([test_results.$A260]=[test_results.Y$240]; [test_results.$E260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one_car.zip</text:p>
          </table:table-cell>
          <table:table-cell office:value-type="float" office:value="2" calcext:value-type="float">
            <text:p>2</text:p>
          </table:table-cell>
          <table:table-cell office:value-type="float" office:value="1.797" calcext:value-type="float">
            <text:p>1.797</text:p>
          </table:table-cell>
          <table:table-cell office:value-type="float" office:value="10.221" calcext:value-type="float">
            <text:p>10.221</text:p>
          </table:table-cell>
          <table:table-cell office:value-type="float" office:value="7.64" calcext:value-type="float">
            <text:p>7.64</text:p>
          </table:table-cell>
          <table:table-cell office:value-type="float" office:value="6.838" calcext:value-type="float">
            <text:p>6.838</text:p>
          </table:table-cell>
          <table:table-cell office:value-type="float" office:value="19.313" calcext:value-type="float">
            <text:p>19.313</text:p>
          </table:table-cell>
          <table:table-cell office:value-type="float" office:value="1000" calcext:value-type="float">
            <text:p>1000</text:p>
          </table:table-cell>
          <table:table-cell office:value-type="float" office:value="7640.456" calcext:value-type="float">
            <text:p>7640.456</text:p>
          </table:table-cell>
          <table:table-cell office:value-type="float" office:value="130.8" calcext:value-type="float">
            <text:p>130.8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261]=[test_results.N$240]; [test_results.$E261]; &quot;&quot;)">
            <text:p/>
          </table:table-cell>
          <table:table-cell table:formula="of:=IF([test_results.$A261]=[test_results.O$240]; [test_results.$E261]; &quot;&quot;)">
            <text:p/>
          </table:table-cell>
          <table:table-cell table:formula="of:=IF([test_results.$A261]=[test_results.P$240]; [test_results.$E261]; &quot;&quot;)">
            <text:p/>
          </table:table-cell>
          <table:table-cell table:formula="of:=IF([test_results.$A261]=[test_results.Q$240]; [test_results.$E261]; &quot;&quot;)">
            <text:p/>
          </table:table-cell>
          <table:table-cell table:formula="of:=IF([test_results.$A261]=[test_results.R$240]; [test_results.$E261]; &quot;&quot;)">
            <text:p/>
          </table:table-cell>
          <table:table-cell table:formula="of:=IF([test_results.$A261]=[test_results.S$240]; [test_results.$E261]; &quot;&quot;)">
            <text:p/>
          </table:table-cell>
          <table:table-cell table:formula="of:=IF([test_results.$A261]=[test_results.T$240]; [test_results.$E261]; &quot;&quot;)">
            <text:p/>
          </table:table-cell>
          <table:table-cell table:formula="of:=IF([test_results.$A261]=[test_results.U$240]; [test_results.$E261]; &quot;&quot;)">
            <text:p/>
          </table:table-cell>
          <table:table-cell table:formula="of:=IF([test_results.$A261]=[test_results.V$240]; [test_results.$E261]; &quot;&quot;)" office:value-type="float" office:value="7.64" calcext:value-type="float">
            <text:p>7.64</text:p>
          </table:table-cell>
          <table:table-cell table:formula="of:=IF([test_results.$A261]=[test_results.W$240]; [test_results.$E261]; &quot;&quot;)">
            <text:p/>
          </table:table-cell>
          <table:table-cell table:formula="of:=IF([test_results.$A261]=[test_results.X$240]; [test_results.$E261]; &quot;&quot;)">
            <text:p/>
          </table:table-cell>
          <table:table-cell table:formula="of:=IF([test_results.$A261]=[test_results.Y$240]; [test_results.$E261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cars_clocked.zip</text:p>
          </table:table-cell>
          <table:table-cell office:value-type="float" office:value="2" calcext:value-type="float">
            <text:p>2</text:p>
          </table:table-cell>
          <table:table-cell office:value-type="float" office:value="1.895" calcext:value-type="float">
            <text:p>1.895</text:p>
          </table:table-cell>
          <table:table-cell office:value-type="float" office:value="11.831" calcext:value-type="float">
            <text:p>11.831</text:p>
          </table:table-cell>
          <table:table-cell office:value-type="float" office:value="9.114" calcext:value-type="float">
            <text:p>9.114</text:p>
          </table:table-cell>
          <table:table-cell office:value-type="float" office:value="8.284" calcext:value-type="float">
            <text:p>8.284</text:p>
          </table:table-cell>
          <table:table-cell office:value-type="float" office:value="17.042" calcext:value-type="float">
            <text:p>17.042</text:p>
          </table:table-cell>
          <table:table-cell office:value-type="float" office:value="1000" calcext:value-type="float">
            <text:p>1000</text:p>
          </table:table-cell>
          <table:table-cell office:value-type="float" office:value="9114.052" calcext:value-type="float">
            <text:p>9114.052</text:p>
          </table:table-cell>
          <table:table-cell office:value-type="float" office:value="109.7" calcext:value-type="float">
            <text:p>109.7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262]=[test_results.N$240]; [test_results.$E262]; &quot;&quot;)">
            <text:p/>
          </table:table-cell>
          <table:table-cell table:formula="of:=IF([test_results.$A262]=[test_results.O$240]; [test_results.$E262]; &quot;&quot;)">
            <text:p/>
          </table:table-cell>
          <table:table-cell table:formula="of:=IF([test_results.$A262]=[test_results.P$240]; [test_results.$E262]; &quot;&quot;)">
            <text:p/>
          </table:table-cell>
          <table:table-cell table:formula="of:=IF([test_results.$A262]=[test_results.Q$240]; [test_results.$E262]; &quot;&quot;)">
            <text:p/>
          </table:table-cell>
          <table:table-cell table:formula="of:=IF([test_results.$A262]=[test_results.R$240]; [test_results.$E262]; &quot;&quot;)">
            <text:p/>
          </table:table-cell>
          <table:table-cell table:formula="of:=IF([test_results.$A262]=[test_results.S$240]; [test_results.$E262]; &quot;&quot;)">
            <text:p/>
          </table:table-cell>
          <table:table-cell table:formula="of:=IF([test_results.$A262]=[test_results.T$240]; [test_results.$E262]; &quot;&quot;)">
            <text:p/>
          </table:table-cell>
          <table:table-cell table:formula="of:=IF([test_results.$A262]=[test_results.U$240]; [test_results.$E262]; &quot;&quot;)">
            <text:p/>
          </table:table-cell>
          <table:table-cell table:formula="of:=IF([test_results.$A262]=[test_results.V$240]; [test_results.$E262]; &quot;&quot;)">
            <text:p/>
          </table:table-cell>
          <table:table-cell table:formula="of:=IF([test_results.$A262]=[test_results.W$240]; [test_results.$E262]; &quot;&quot;)" office:value-type="float" office:value="9.114" calcext:value-type="float">
            <text:p>9.114</text:p>
          </table:table-cell>
          <table:table-cell table:formula="of:=IF([test_results.$A262]=[test_results.X$240]; [test_results.$E262]; &quot;&quot;)">
            <text:p/>
          </table:table-cell>
          <table:table-cell table:formula="of:=IF([test_results.$A262]=[test_results.Y$240]; [test_results.$E262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cars.zip</text:p>
          </table:table-cell>
          <table:table-cell office:value-type="float" office:value="2" calcext:value-type="float">
            <text:p>2</text:p>
          </table:table-cell>
          <table:table-cell office:value-type="float" office:value="1.904" calcext:value-type="float">
            <text:p>1.904</text:p>
          </table:table-cell>
          <table:table-cell office:value-type="float" office:value="13.983" calcext:value-type="float">
            <text:p>13.983</text:p>
          </table:table-cell>
          <table:table-cell office:value-type="float" office:value="11.215" calcext:value-type="float">
            <text:p>11.215</text:p>
          </table:table-cell>
          <table:table-cell office:value-type="float" office:value="9.955" calcext:value-type="float">
            <text:p>9.955</text:p>
          </table:table-cell>
          <table:table-cell office:value-type="float" office:value="14.702" calcext:value-type="float">
            <text:p>14.702</text:p>
          </table:table-cell>
          <table:table-cell office:value-type="float" office:value="1000" calcext:value-type="float">
            <text:p>1000</text:p>
          </table:table-cell>
          <table:table-cell office:value-type="float" office:value="11215.134" calcext:value-type="float">
            <text:p>11215.134</text:p>
          </table:table-cell>
          <table:table-cell office:value-type="float" office:value="89.1" calcext:value-type="float">
            <text:p>89.1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263]=[test_results.N$240]; [test_results.$E263]; &quot;&quot;)">
            <text:p/>
          </table:table-cell>
          <table:table-cell table:formula="of:=IF([test_results.$A263]=[test_results.O$240]; [test_results.$E263]; &quot;&quot;)">
            <text:p/>
          </table:table-cell>
          <table:table-cell table:formula="of:=IF([test_results.$A263]=[test_results.P$240]; [test_results.$E263]; &quot;&quot;)">
            <text:p/>
          </table:table-cell>
          <table:table-cell table:formula="of:=IF([test_results.$A263]=[test_results.Q$240]; [test_results.$E263]; &quot;&quot;)">
            <text:p/>
          </table:table-cell>
          <table:table-cell table:formula="of:=IF([test_results.$A263]=[test_results.R$240]; [test_results.$E263]; &quot;&quot;)">
            <text:p/>
          </table:table-cell>
          <table:table-cell table:formula="of:=IF([test_results.$A263]=[test_results.S$240]; [test_results.$E263]; &quot;&quot;)">
            <text:p/>
          </table:table-cell>
          <table:table-cell table:formula="of:=IF([test_results.$A263]=[test_results.T$240]; [test_results.$E263]; &quot;&quot;)">
            <text:p/>
          </table:table-cell>
          <table:table-cell table:formula="of:=IF([test_results.$A263]=[test_results.U$240]; [test_results.$E263]; &quot;&quot;)">
            <text:p/>
          </table:table-cell>
          <table:table-cell table:formula="of:=IF([test_results.$A263]=[test_results.V$240]; [test_results.$E263]; &quot;&quot;)">
            <text:p/>
          </table:table-cell>
          <table:table-cell table:formula="of:=IF([test_results.$A263]=[test_results.W$240]; [test_results.$E263]; &quot;&quot;)">
            <text:p/>
          </table:table-cell>
          <table:table-cell table:formula="of:=IF([test_results.$A263]=[test_results.X$240]; [test_results.$E263]; &quot;&quot;)" office:value-type="float" office:value="11.215" calcext:value-type="float">
            <text:p>11.215</text:p>
          </table:table-cell>
          <table:table-cell table:formula="of:=IF([test_results.$A263]=[test_results.Y$240]; [test_results.$E263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one_car_inactive.zip</text:p>
          </table:table-cell>
          <table:table-cell office:value-type="float" office:value="2" calcext:value-type="float">
            <text:p>2</text:p>
          </table:table-cell>
          <table:table-cell office:value-type="float" office:value="1.792" calcext:value-type="float">
            <text:p>1.792</text:p>
          </table:table-cell>
          <table:table-cell office:value-type="float" office:value="9.009" calcext:value-type="float">
            <text:p>9.009</text:p>
          </table:table-cell>
          <table:table-cell office:value-type="float" office:value="6.433" calcext:value-type="float">
            <text:p>6.433</text:p>
          </table:table-cell>
          <table:table-cell office:value-type="float" office:value="5.585" calcext:value-type="float">
            <text:p>5.585</text:p>
          </table:table-cell>
          <table:table-cell office:value-type="float" office:value="18.402" calcext:value-type="float">
            <text:p>18.402</text:p>
          </table:table-cell>
          <table:table-cell office:value-type="float" office:value="1000" calcext:value-type="float">
            <text:p>1000</text:p>
          </table:table-cell>
          <table:table-cell office:value-type="float" office:value="6433.054" calcext:value-type="float">
            <text:p>6433.054</text:p>
          </table:table-cell>
          <table:table-cell office:value-type="float" office:value="155.4" calcext:value-type="float">
            <text:p>155.4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264]=[test_results.N$240]; [test_results.$E264]; &quot;&quot;)">
            <text:p/>
          </table:table-cell>
          <table:table-cell table:formula="of:=IF([test_results.$A264]=[test_results.O$240]; [test_results.$E264]; &quot;&quot;)">
            <text:p/>
          </table:table-cell>
          <table:table-cell table:formula="of:=IF([test_results.$A264]=[test_results.P$240]; [test_results.$E264]; &quot;&quot;)">
            <text:p/>
          </table:table-cell>
          <table:table-cell table:formula="of:=IF([test_results.$A264]=[test_results.Q$240]; [test_results.$E264]; &quot;&quot;)">
            <text:p/>
          </table:table-cell>
          <table:table-cell table:formula="of:=IF([test_results.$A264]=[test_results.R$240]; [test_results.$E264]; &quot;&quot;)">
            <text:p/>
          </table:table-cell>
          <table:table-cell table:formula="of:=IF([test_results.$A264]=[test_results.S$240]; [test_results.$E264]; &quot;&quot;)">
            <text:p/>
          </table:table-cell>
          <table:table-cell table:formula="of:=IF([test_results.$A264]=[test_results.T$240]; [test_results.$E264]; &quot;&quot;)">
            <text:p/>
          </table:table-cell>
          <table:table-cell table:formula="of:=IF([test_results.$A264]=[test_results.U$240]; [test_results.$E264]; &quot;&quot;)">
            <text:p/>
          </table:table-cell>
          <table:table-cell table:formula="of:=IF([test_results.$A264]=[test_results.V$240]; [test_results.$E264]; &quot;&quot;)">
            <text:p/>
          </table:table-cell>
          <table:table-cell table:formula="of:=IF([test_results.$A264]=[test_results.W$240]; [test_results.$E264]; &quot;&quot;)">
            <text:p/>
          </table:table-cell>
          <table:table-cell table:formula="of:=IF([test_results.$A264]=[test_results.X$240]; [test_results.$E264]; &quot;&quot;)">
            <text:p/>
          </table:table-cell>
          <table:table-cell table:formula="of:=IF([test_results.$A264]=[test_results.Y$240]; [test_results.$E264]; &quot;&quot;)" office:value-type="float" office:value="6.433" calcext:value-type="float">
            <text:p>6.433</text:p>
          </table:table-cell>
          <table:table-cell/>
        </table:table-row>
        <table:table-row table:style-name="ro1">
          <table:table-cell office:value-type="string" calcext:value-type="string">
            <text:p>test101.cars_clocked_inactive.zip</text:p>
          </table:table-cell>
          <table:table-cell office:value-type="float" office:value="3" calcext:value-type="float">
            <text:p>3</text:p>
          </table:table-cell>
          <table:table-cell office:value-type="float" office:value="1.883" calcext:value-type="float">
            <text:p>1.883</text:p>
          </table:table-cell>
          <table:table-cell office:value-type="float" office:value="9.136" calcext:value-type="float">
            <text:p>9.136</text:p>
          </table:table-cell>
          <table:table-cell office:value-type="float" office:value="6.438" calcext:value-type="float">
            <text:p>6.438</text:p>
          </table:table-cell>
          <table:table-cell office:value-type="float" office:value="5.536" calcext:value-type="float">
            <text:p>5.536</text:p>
          </table:table-cell>
          <table:table-cell office:value-type="float" office:value="14.913" calcext:value-type="float">
            <text:p>14.913</text:p>
          </table:table-cell>
          <table:table-cell office:value-type="float" office:value="1000" calcext:value-type="float">
            <text:p>1000</text:p>
          </table:table-cell>
          <table:table-cell office:value-type="float" office:value="6437.694" calcext:value-type="float">
            <text:p>6437.694</text:p>
          </table:table-cell>
          <table:table-cell office:value-type="float" office:value="155.3" calcext:value-type="float">
            <text:p>155.3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265]=[test_results.N$240]; [test_results.$E265]; &quot;&quot;)" office:value-type="float" office:value="6.438" calcext:value-type="float">
            <text:p>6.438</text:p>
          </table:table-cell>
          <table:table-cell table:formula="of:=IF([test_results.$A265]=[test_results.O$240]; [test_results.$E265]; &quot;&quot;)">
            <text:p/>
          </table:table-cell>
          <table:table-cell table:formula="of:=IF([test_results.$A265]=[test_results.P$240]; [test_results.$E265]; &quot;&quot;)">
            <text:p/>
          </table:table-cell>
          <table:table-cell table:formula="of:=IF([test_results.$A265]=[test_results.Q$240]; [test_results.$E265]; &quot;&quot;)">
            <text:p/>
          </table:table-cell>
          <table:table-cell table:formula="of:=IF([test_results.$A265]=[test_results.R$240]; [test_results.$E265]; &quot;&quot;)">
            <text:p/>
          </table:table-cell>
          <table:table-cell table:formula="of:=IF([test_results.$A265]=[test_results.S$240]; [test_results.$E265]; &quot;&quot;)">
            <text:p/>
          </table:table-cell>
          <table:table-cell table:formula="of:=IF([test_results.$A265]=[test_results.T$240]; [test_results.$E265]; &quot;&quot;)">
            <text:p/>
          </table:table-cell>
          <table:table-cell table:formula="of:=IF([test_results.$A265]=[test_results.U$240]; [test_results.$E265]; &quot;&quot;)">
            <text:p/>
          </table:table-cell>
          <table:table-cell table:formula="of:=IF([test_results.$A265]=[test_results.V$240]; [test_results.$E265]; &quot;&quot;)">
            <text:p/>
          </table:table-cell>
          <table:table-cell table:formula="of:=IF([test_results.$A265]=[test_results.W$240]; [test_results.$E265]; &quot;&quot;)">
            <text:p/>
          </table:table-cell>
          <table:table-cell table:formula="of:=IF([test_results.$A265]=[test_results.X$240]; [test_results.$E265]; &quot;&quot;)">
            <text:p/>
          </table:table-cell>
          <table:table-cell table:formula="of:=IF([test_results.$A265]=[test_results.Y$240]; [test_results.$E265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cars_north_clocked_inactive.zip</text:p>
          </table:table-cell>
          <table:table-cell office:value-type="float" office:value="3" calcext:value-type="float">
            <text:p>3</text:p>
          </table:table-cell>
          <table:table-cell office:value-type="float" office:value="1.855" calcext:value-type="float">
            <text:p>1.855</text:p>
          </table:table-cell>
          <table:table-cell office:value-type="float" office:value="8.81" calcext:value-type="float">
            <text:p>8.81</text:p>
          </table:table-cell>
          <table:table-cell office:value-type="float" office:value="6.137" calcext:value-type="float">
            <text:p>6.137</text:p>
          </table:table-cell>
          <table:table-cell office:value-type="float" office:value="5.42" calcext:value-type="float">
            <text:p>5.42</text:p>
          </table:table-cell>
          <table:table-cell office:value-type="float" office:value="12.756" calcext:value-type="float">
            <text:p>12.756</text:p>
          </table:table-cell>
          <table:table-cell office:value-type="float" office:value="1000" calcext:value-type="float">
            <text:p>1000</text:p>
          </table:table-cell>
          <table:table-cell office:value-type="float" office:value="6137.078" calcext:value-type="float">
            <text:p>6137.078</text:p>
          </table:table-cell>
          <table:table-cell office:value-type="float" office:value="162.9" calcext:value-type="float">
            <text:p>162.9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266]=[test_results.N$240]; [test_results.$E266]; &quot;&quot;)">
            <text:p/>
          </table:table-cell>
          <table:table-cell table:formula="of:=IF([test_results.$A266]=[test_results.O$240]; [test_results.$E266]; &quot;&quot;)" office:value-type="float" office:value="6.137" calcext:value-type="float">
            <text:p>6.137</text:p>
          </table:table-cell>
          <table:table-cell table:formula="of:=IF([test_results.$A266]=[test_results.P$240]; [test_results.$E266]; &quot;&quot;)">
            <text:p/>
          </table:table-cell>
          <table:table-cell table:formula="of:=IF([test_results.$A266]=[test_results.Q$240]; [test_results.$E266]; &quot;&quot;)">
            <text:p/>
          </table:table-cell>
          <table:table-cell table:formula="of:=IF([test_results.$A266]=[test_results.R$240]; [test_results.$E266]; &quot;&quot;)">
            <text:p/>
          </table:table-cell>
          <table:table-cell table:formula="of:=IF([test_results.$A266]=[test_results.S$240]; [test_results.$E266]; &quot;&quot;)">
            <text:p/>
          </table:table-cell>
          <table:table-cell table:formula="of:=IF([test_results.$A266]=[test_results.T$240]; [test_results.$E266]; &quot;&quot;)">
            <text:p/>
          </table:table-cell>
          <table:table-cell table:formula="of:=IF([test_results.$A266]=[test_results.U$240]; [test_results.$E266]; &quot;&quot;)">
            <text:p/>
          </table:table-cell>
          <table:table-cell table:formula="of:=IF([test_results.$A266]=[test_results.V$240]; [test_results.$E266]; &quot;&quot;)">
            <text:p/>
          </table:table-cell>
          <table:table-cell table:formula="of:=IF([test_results.$A266]=[test_results.W$240]; [test_results.$E266]; &quot;&quot;)">
            <text:p/>
          </table:table-cell>
          <table:table-cell table:formula="of:=IF([test_results.$A266]=[test_results.X$240]; [test_results.$E266]; &quot;&quot;)">
            <text:p/>
          </table:table-cell>
          <table:table-cell table:formula="of:=IF([test_results.$A266]=[test_results.Y$240]; [test_results.$E266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cars_north_clocked.zip</text:p>
          </table:table-cell>
          <table:table-cell office:value-type="float" office:value="3" calcext:value-type="float">
            <text:p>3</text:p>
          </table:table-cell>
          <table:table-cell office:value-type="float" office:value="1.858" calcext:value-type="float">
            <text:p>1.858</text:p>
          </table:table-cell>
          <table:table-cell office:value-type="float" office:value="11.687" calcext:value-type="float">
            <text:p>11.687</text:p>
          </table:table-cell>
          <table:table-cell office:value-type="float" office:value="9.013" calcext:value-type="float">
            <text:p>9.013</text:p>
          </table:table-cell>
          <table:table-cell office:value-type="float" office:value="8.125" calcext:value-type="float">
            <text:p>8.125</text:p>
          </table:table-cell>
          <table:table-cell office:value-type="float" office:value="27.368" calcext:value-type="float">
            <text:p>27.368</text:p>
          </table:table-cell>
          <table:table-cell office:value-type="float" office:value="1000" calcext:value-type="float">
            <text:p>1000</text:p>
          </table:table-cell>
          <table:table-cell office:value-type="float" office:value="9013.393" calcext:value-type="float">
            <text:p>9013.393</text:p>
          </table:table-cell>
          <table:table-cell office:value-type="float" office:value="110.9" calcext:value-type="float">
            <text:p>110.9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267]=[test_results.N$240]; [test_results.$E267]; &quot;&quot;)">
            <text:p/>
          </table:table-cell>
          <table:table-cell table:formula="of:=IF([test_results.$A267]=[test_results.O$240]; [test_results.$E267]; &quot;&quot;)">
            <text:p/>
          </table:table-cell>
          <table:table-cell table:formula="of:=IF([test_results.$A267]=[test_results.P$240]; [test_results.$E267]; &quot;&quot;)" office:value-type="float" office:value="9.013" calcext:value-type="float">
            <text:p>9.013</text:p>
          </table:table-cell>
          <table:table-cell table:formula="of:=IF([test_results.$A267]=[test_results.Q$240]; [test_results.$E267]; &quot;&quot;)">
            <text:p/>
          </table:table-cell>
          <table:table-cell table:formula="of:=IF([test_results.$A267]=[test_results.R$240]; [test_results.$E267]; &quot;&quot;)">
            <text:p/>
          </table:table-cell>
          <table:table-cell table:formula="of:=IF([test_results.$A267]=[test_results.S$240]; [test_results.$E267]; &quot;&quot;)">
            <text:p/>
          </table:table-cell>
          <table:table-cell table:formula="of:=IF([test_results.$A267]=[test_results.T$240]; [test_results.$E267]; &quot;&quot;)">
            <text:p/>
          </table:table-cell>
          <table:table-cell table:formula="of:=IF([test_results.$A267]=[test_results.U$240]; [test_results.$E267]; &quot;&quot;)">
            <text:p/>
          </table:table-cell>
          <table:table-cell table:formula="of:=IF([test_results.$A267]=[test_results.V$240]; [test_results.$E267]; &quot;&quot;)">
            <text:p/>
          </table:table-cell>
          <table:table-cell table:formula="of:=IF([test_results.$A267]=[test_results.W$240]; [test_results.$E267]; &quot;&quot;)">
            <text:p/>
          </table:table-cell>
          <table:table-cell table:formula="of:=IF([test_results.$A267]=[test_results.X$240]; [test_results.$E267]; &quot;&quot;)">
            <text:p/>
          </table:table-cell>
          <table:table-cell table:formula="of:=IF([test_results.$A267]=[test_results.Y$240]; [test_results.$E267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chests_clocked.zip</text:p>
          </table:table-cell>
          <table:table-cell office:value-type="float" office:value="3" calcext:value-type="float">
            <text:p>3</text:p>
          </table:table-cell>
          <table:table-cell office:value-type="float" office:value="1.799" calcext:value-type="float">
            <text:p>1.799</text:p>
          </table:table-cell>
          <table:table-cell office:value-type="float" office:value="8.99" calcext:value-type="float">
            <text:p>8.99</text:p>
          </table:table-cell>
          <table:table-cell office:value-type="float" office:value="6.361" calcext:value-type="float">
            <text:p>6.361</text:p>
          </table:table-cell>
          <table:table-cell office:value-type="float" office:value="5.483" calcext:value-type="float">
            <text:p>5.483</text:p>
          </table:table-cell>
          <table:table-cell office:value-type="float" office:value="9.829" calcext:value-type="float">
            <text:p>9.829</text:p>
          </table:table-cell>
          <table:table-cell office:value-type="float" office:value="1000" calcext:value-type="float">
            <text:p>1000</text:p>
          </table:table-cell>
          <table:table-cell office:value-type="float" office:value="6361.342" calcext:value-type="float">
            <text:p>6361.342</text:p>
          </table:table-cell>
          <table:table-cell office:value-type="float" office:value="157.1" calcext:value-type="float">
            <text:p>157.1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268]=[test_results.N$240]; [test_results.$E268]; &quot;&quot;)">
            <text:p/>
          </table:table-cell>
          <table:table-cell table:formula="of:=IF([test_results.$A268]=[test_results.O$240]; [test_results.$E268]; &quot;&quot;)">
            <text:p/>
          </table:table-cell>
          <table:table-cell table:formula="of:=IF([test_results.$A268]=[test_results.P$240]; [test_results.$E268]; &quot;&quot;)">
            <text:p/>
          </table:table-cell>
          <table:table-cell table:formula="of:=IF([test_results.$A268]=[test_results.Q$240]; [test_results.$E268]; &quot;&quot;)" office:value-type="float" office:value="6.361" calcext:value-type="float">
            <text:p>6.361</text:p>
          </table:table-cell>
          <table:table-cell table:formula="of:=IF([test_results.$A268]=[test_results.R$240]; [test_results.$E268]; &quot;&quot;)">
            <text:p/>
          </table:table-cell>
          <table:table-cell table:formula="of:=IF([test_results.$A268]=[test_results.S$240]; [test_results.$E268]; &quot;&quot;)">
            <text:p/>
          </table:table-cell>
          <table:table-cell table:formula="of:=IF([test_results.$A268]=[test_results.T$240]; [test_results.$E268]; &quot;&quot;)">
            <text:p/>
          </table:table-cell>
          <table:table-cell table:formula="of:=IF([test_results.$A268]=[test_results.U$240]; [test_results.$E268]; &quot;&quot;)">
            <text:p/>
          </table:table-cell>
          <table:table-cell table:formula="of:=IF([test_results.$A268]=[test_results.V$240]; [test_results.$E268]; &quot;&quot;)">
            <text:p/>
          </table:table-cell>
          <table:table-cell table:formula="of:=IF([test_results.$A268]=[test_results.W$240]; [test_results.$E268]; &quot;&quot;)">
            <text:p/>
          </table:table-cell>
          <table:table-cell table:formula="of:=IF([test_results.$A268]=[test_results.X$240]; [test_results.$E268]; &quot;&quot;)">
            <text:p/>
          </table:table-cell>
          <table:table-cell table:formula="of:=IF([test_results.$A268]=[test_results.Y$240]; [test_results.$E268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one_car_north.zip</text:p>
          </table:table-cell>
          <table:table-cell office:value-type="float" office:value="3" calcext:value-type="float">
            <text:p>3</text:p>
          </table:table-cell>
          <table:table-cell office:value-type="float" office:value="1.777" calcext:value-type="float">
            <text:p>1.777</text:p>
          </table:table-cell>
          <table:table-cell office:value-type="float" office:value="10.056" calcext:value-type="float">
            <text:p>10.056</text:p>
          </table:table-cell>
          <table:table-cell office:value-type="float" office:value="7.497" calcext:value-type="float">
            <text:p>7.497</text:p>
          </table:table-cell>
          <table:table-cell office:value-type="float" office:value="6.769" calcext:value-type="float">
            <text:p>6.769</text:p>
          </table:table-cell>
          <table:table-cell office:value-type="float" office:value="17.655" calcext:value-type="float">
            <text:p>17.655</text:p>
          </table:table-cell>
          <table:table-cell office:value-type="float" office:value="1000" calcext:value-type="float">
            <text:p>1000</text:p>
          </table:table-cell>
          <table:table-cell office:value-type="float" office:value="7497.368" calcext:value-type="float">
            <text:p>7497.368</text:p>
          </table:table-cell>
          <table:table-cell office:value-type="float" office:value="133.3" calcext:value-type="float">
            <text:p>133.3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269]=[test_results.N$240]; [test_results.$E269]; &quot;&quot;)">
            <text:p/>
          </table:table-cell>
          <table:table-cell table:formula="of:=IF([test_results.$A269]=[test_results.O$240]; [test_results.$E269]; &quot;&quot;)">
            <text:p/>
          </table:table-cell>
          <table:table-cell table:formula="of:=IF([test_results.$A269]=[test_results.P$240]; [test_results.$E269]; &quot;&quot;)">
            <text:p/>
          </table:table-cell>
          <table:table-cell table:formula="of:=IF([test_results.$A269]=[test_results.Q$240]; [test_results.$E269]; &quot;&quot;)">
            <text:p/>
          </table:table-cell>
          <table:table-cell table:formula="of:=IF([test_results.$A269]=[test_results.R$240]; [test_results.$E269]; &quot;&quot;)" office:value-type="float" office:value="7.497" calcext:value-type="float">
            <text:p>7.497</text:p>
          </table:table-cell>
          <table:table-cell table:formula="of:=IF([test_results.$A269]=[test_results.S$240]; [test_results.$E269]; &quot;&quot;)">
            <text:p/>
          </table:table-cell>
          <table:table-cell table:formula="of:=IF([test_results.$A269]=[test_results.T$240]; [test_results.$E269]; &quot;&quot;)">
            <text:p/>
          </table:table-cell>
          <table:table-cell table:formula="of:=IF([test_results.$A269]=[test_results.U$240]; [test_results.$E269]; &quot;&quot;)">
            <text:p/>
          </table:table-cell>
          <table:table-cell table:formula="of:=IF([test_results.$A269]=[test_results.V$240]; [test_results.$E269]; &quot;&quot;)">
            <text:p/>
          </table:table-cell>
          <table:table-cell table:formula="of:=IF([test_results.$A269]=[test_results.W$240]; [test_results.$E269]; &quot;&quot;)">
            <text:p/>
          </table:table-cell>
          <table:table-cell table:formula="of:=IF([test_results.$A269]=[test_results.X$240]; [test_results.$E269]; &quot;&quot;)">
            <text:p/>
          </table:table-cell>
          <table:table-cell table:formula="of:=IF([test_results.$A269]=[test_results.Y$240]; [test_results.$E269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one_car_north_inactive.zip</text:p>
          </table:table-cell>
          <table:table-cell office:value-type="float" office:value="3" calcext:value-type="float">
            <text:p>3</text:p>
          </table:table-cell>
          <table:table-cell office:value-type="float" office:value="1.773" calcext:value-type="float">
            <text:p>1.773</text:p>
          </table:table-cell>
          <table:table-cell office:value-type="float" office:value="8.744" calcext:value-type="float">
            <text:p>8.744</text:p>
          </table:table-cell>
          <table:table-cell office:value-type="float" office:value="6.188" calcext:value-type="float">
            <text:p>6.188</text:p>
          </table:table-cell>
          <table:table-cell office:value-type="float" office:value="5.408" calcext:value-type="float">
            <text:p>5.408</text:p>
          </table:table-cell>
          <table:table-cell office:value-type="float" office:value="16.631" calcext:value-type="float">
            <text:p>16.631</text:p>
          </table:table-cell>
          <table:table-cell office:value-type="float" office:value="1000" calcext:value-type="float">
            <text:p>1000</text:p>
          </table:table-cell>
          <table:table-cell office:value-type="float" office:value="6188.391" calcext:value-type="float">
            <text:p>6188.391</text:p>
          </table:table-cell>
          <table:table-cell office:value-type="float" office:value="161.5" calcext:value-type="float">
            <text:p>161.5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270]=[test_results.N$240]; [test_results.$E270]; &quot;&quot;)">
            <text:p/>
          </table:table-cell>
          <table:table-cell table:formula="of:=IF([test_results.$A270]=[test_results.O$240]; [test_results.$E270]; &quot;&quot;)">
            <text:p/>
          </table:table-cell>
          <table:table-cell table:formula="of:=IF([test_results.$A270]=[test_results.P$240]; [test_results.$E270]; &quot;&quot;)">
            <text:p/>
          </table:table-cell>
          <table:table-cell table:formula="of:=IF([test_results.$A270]=[test_results.Q$240]; [test_results.$E270]; &quot;&quot;)">
            <text:p/>
          </table:table-cell>
          <table:table-cell table:formula="of:=IF([test_results.$A270]=[test_results.R$240]; [test_results.$E270]; &quot;&quot;)">
            <text:p/>
          </table:table-cell>
          <table:table-cell table:formula="of:=IF([test_results.$A270]=[test_results.S$240]; [test_results.$E270]; &quot;&quot;)" office:value-type="float" office:value="6.188" calcext:value-type="float">
            <text:p>6.188</text:p>
          </table:table-cell>
          <table:table-cell table:formula="of:=IF([test_results.$A270]=[test_results.T$240]; [test_results.$E270]; &quot;&quot;)">
            <text:p/>
          </table:table-cell>
          <table:table-cell table:formula="of:=IF([test_results.$A270]=[test_results.U$240]; [test_results.$E270]; &quot;&quot;)">
            <text:p/>
          </table:table-cell>
          <table:table-cell table:formula="of:=IF([test_results.$A270]=[test_results.V$240]; [test_results.$E270]; &quot;&quot;)">
            <text:p/>
          </table:table-cell>
          <table:table-cell table:formula="of:=IF([test_results.$A270]=[test_results.W$240]; [test_results.$E270]; &quot;&quot;)">
            <text:p/>
          </table:table-cell>
          <table:table-cell table:formula="of:=IF([test_results.$A270]=[test_results.X$240]; [test_results.$E270]; &quot;&quot;)">
            <text:p/>
          </table:table-cell>
          <table:table-cell table:formula="of:=IF([test_results.$A270]=[test_results.Y$240]; [test_results.$E270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chests.zip</text:p>
          </table:table-cell>
          <table:table-cell office:value-type="float" office:value="3" calcext:value-type="float">
            <text:p>3</text:p>
          </table:table-cell>
          <table:table-cell office:value-type="float" office:value="1.813" calcext:value-type="float">
            <text:p>1.813</text:p>
          </table:table-cell>
          <table:table-cell office:value-type="float" office:value="16.968" calcext:value-type="float">
            <text:p>16.968</text:p>
          </table:table-cell>
          <table:table-cell office:value-type="float" office:value="14.219" calcext:value-type="float">
            <text:p>14.219</text:p>
          </table:table-cell>
          <table:table-cell office:value-type="float" office:value="7.976" calcext:value-type="float">
            <text:p>7.976</text:p>
          </table:table-cell>
          <table:table-cell office:value-type="float" office:value="33.601" calcext:value-type="float">
            <text:p>33.601</text:p>
          </table:table-cell>
          <table:table-cell office:value-type="float" office:value="1000" calcext:value-type="float">
            <text:p>1000</text:p>
          </table:table-cell>
          <table:table-cell office:value-type="float" office:value="14218.688" calcext:value-type="float">
            <text:p>14218.688</text:p>
          </table:table-cell>
          <table:table-cell office:value-type="float" office:value="70.3" calcext:value-type="float">
            <text:p>70.3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271]=[test_results.N$240]; [test_results.$E271]; &quot;&quot;)">
            <text:p/>
          </table:table-cell>
          <table:table-cell table:formula="of:=IF([test_results.$A271]=[test_results.O$240]; [test_results.$E271]; &quot;&quot;)">
            <text:p/>
          </table:table-cell>
          <table:table-cell table:formula="of:=IF([test_results.$A271]=[test_results.P$240]; [test_results.$E271]; &quot;&quot;)">
            <text:p/>
          </table:table-cell>
          <table:table-cell table:formula="of:=IF([test_results.$A271]=[test_results.Q$240]; [test_results.$E271]; &quot;&quot;)">
            <text:p/>
          </table:table-cell>
          <table:table-cell table:formula="of:=IF([test_results.$A271]=[test_results.R$240]; [test_results.$E271]; &quot;&quot;)">
            <text:p/>
          </table:table-cell>
          <table:table-cell table:formula="of:=IF([test_results.$A271]=[test_results.S$240]; [test_results.$E271]; &quot;&quot;)">
            <text:p/>
          </table:table-cell>
          <table:table-cell table:formula="of:=IF([test_results.$A271]=[test_results.T$240]; [test_results.$E271]; &quot;&quot;)" office:value-type="float" office:value="14.219" calcext:value-type="float">
            <text:p>14.219</text:p>
          </table:table-cell>
          <table:table-cell table:formula="of:=IF([test_results.$A271]=[test_results.U$240]; [test_results.$E271]; &quot;&quot;)">
            <text:p/>
          </table:table-cell>
          <table:table-cell table:formula="of:=IF([test_results.$A271]=[test_results.V$240]; [test_results.$E271]; &quot;&quot;)">
            <text:p/>
          </table:table-cell>
          <table:table-cell table:formula="of:=IF([test_results.$A271]=[test_results.W$240]; [test_results.$E271]; &quot;&quot;)">
            <text:p/>
          </table:table-cell>
          <table:table-cell table:formula="of:=IF([test_results.$A271]=[test_results.X$240]; [test_results.$E271]; &quot;&quot;)">
            <text:p/>
          </table:table-cell>
          <table:table-cell table:formula="of:=IF([test_results.$A271]=[test_results.Y$240]; [test_results.$E271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cars_inactive.zip</text:p>
          </table:table-cell>
          <table:table-cell office:value-type="float" office:value="3" calcext:value-type="float">
            <text:p>3</text:p>
          </table:table-cell>
          <table:table-cell office:value-type="float" office:value="1.902" calcext:value-type="float">
            <text:p>1.902</text:p>
          </table:table-cell>
          <table:table-cell office:value-type="float" office:value="11.881" calcext:value-type="float">
            <text:p>11.881</text:p>
          </table:table-cell>
          <table:table-cell office:value-type="float" office:value="9.119" calcext:value-type="float">
            <text:p>9.119</text:p>
          </table:table-cell>
          <table:table-cell office:value-type="float" office:value="7.705" calcext:value-type="float">
            <text:p>7.705</text:p>
          </table:table-cell>
          <table:table-cell office:value-type="float" office:value="12.711" calcext:value-type="float">
            <text:p>12.711</text:p>
          </table:table-cell>
          <table:table-cell office:value-type="float" office:value="1000" calcext:value-type="float">
            <text:p>1000</text:p>
          </table:table-cell>
          <table:table-cell office:value-type="float" office:value="9119.02" calcext:value-type="float">
            <text:p>9119.02</text:p>
          </table:table-cell>
          <table:table-cell office:value-type="float" office:value="109.6" calcext:value-type="float">
            <text:p>109.6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272]=[test_results.N$240]; [test_results.$E272]; &quot;&quot;)">
            <text:p/>
          </table:table-cell>
          <table:table-cell table:formula="of:=IF([test_results.$A272]=[test_results.O$240]; [test_results.$E272]; &quot;&quot;)">
            <text:p/>
          </table:table-cell>
          <table:table-cell table:formula="of:=IF([test_results.$A272]=[test_results.P$240]; [test_results.$E272]; &quot;&quot;)">
            <text:p/>
          </table:table-cell>
          <table:table-cell table:formula="of:=IF([test_results.$A272]=[test_results.Q$240]; [test_results.$E272]; &quot;&quot;)">
            <text:p/>
          </table:table-cell>
          <table:table-cell table:formula="of:=IF([test_results.$A272]=[test_results.R$240]; [test_results.$E272]; &quot;&quot;)">
            <text:p/>
          </table:table-cell>
          <table:table-cell table:formula="of:=IF([test_results.$A272]=[test_results.S$240]; [test_results.$E272]; &quot;&quot;)">
            <text:p/>
          </table:table-cell>
          <table:table-cell table:formula="of:=IF([test_results.$A272]=[test_results.T$240]; [test_results.$E272]; &quot;&quot;)">
            <text:p/>
          </table:table-cell>
          <table:table-cell table:formula="of:=IF([test_results.$A272]=[test_results.U$240]; [test_results.$E272]; &quot;&quot;)" office:value-type="float" office:value="9.119" calcext:value-type="float">
            <text:p>9.119</text:p>
          </table:table-cell>
          <table:table-cell table:formula="of:=IF([test_results.$A272]=[test_results.V$240]; [test_results.$E272]; &quot;&quot;)">
            <text:p/>
          </table:table-cell>
          <table:table-cell table:formula="of:=IF([test_results.$A272]=[test_results.W$240]; [test_results.$E272]; &quot;&quot;)">
            <text:p/>
          </table:table-cell>
          <table:table-cell table:formula="of:=IF([test_results.$A272]=[test_results.X$240]; [test_results.$E272]; &quot;&quot;)">
            <text:p/>
          </table:table-cell>
          <table:table-cell table:formula="of:=IF([test_results.$A272]=[test_results.Y$240]; [test_results.$E272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one_car.zip</text:p>
          </table:table-cell>
          <table:table-cell office:value-type="float" office:value="3" calcext:value-type="float">
            <text:p>3</text:p>
          </table:table-cell>
          <table:table-cell office:value-type="float" office:value="1.794" calcext:value-type="float">
            <text:p>1.794</text:p>
          </table:table-cell>
          <table:table-cell office:value-type="float" office:value="10.301" calcext:value-type="float">
            <text:p>10.301</text:p>
          </table:table-cell>
          <table:table-cell office:value-type="float" office:value="7.724" calcext:value-type="float">
            <text:p>7.724</text:p>
          </table:table-cell>
          <table:table-cell office:value-type="float" office:value="6.909" calcext:value-type="float">
            <text:p>6.909</text:p>
          </table:table-cell>
          <table:table-cell office:value-type="float" office:value="19.501" calcext:value-type="float">
            <text:p>19.501</text:p>
          </table:table-cell>
          <table:table-cell office:value-type="float" office:value="1000" calcext:value-type="float">
            <text:p>1000</text:p>
          </table:table-cell>
          <table:table-cell office:value-type="float" office:value="7723.628" calcext:value-type="float">
            <text:p>7723.628</text:p>
          </table:table-cell>
          <table:table-cell office:value-type="float" office:value="129.4" calcext:value-type="float">
            <text:p>129.4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273]=[test_results.N$240]; [test_results.$E273]; &quot;&quot;)">
            <text:p/>
          </table:table-cell>
          <table:table-cell table:formula="of:=IF([test_results.$A273]=[test_results.O$240]; [test_results.$E273]; &quot;&quot;)">
            <text:p/>
          </table:table-cell>
          <table:table-cell table:formula="of:=IF([test_results.$A273]=[test_results.P$240]; [test_results.$E273]; &quot;&quot;)">
            <text:p/>
          </table:table-cell>
          <table:table-cell table:formula="of:=IF([test_results.$A273]=[test_results.Q$240]; [test_results.$E273]; &quot;&quot;)">
            <text:p/>
          </table:table-cell>
          <table:table-cell table:formula="of:=IF([test_results.$A273]=[test_results.R$240]; [test_results.$E273]; &quot;&quot;)">
            <text:p/>
          </table:table-cell>
          <table:table-cell table:formula="of:=IF([test_results.$A273]=[test_results.S$240]; [test_results.$E273]; &quot;&quot;)">
            <text:p/>
          </table:table-cell>
          <table:table-cell table:formula="of:=IF([test_results.$A273]=[test_results.T$240]; [test_results.$E273]; &quot;&quot;)">
            <text:p/>
          </table:table-cell>
          <table:table-cell table:formula="of:=IF([test_results.$A273]=[test_results.U$240]; [test_results.$E273]; &quot;&quot;)">
            <text:p/>
          </table:table-cell>
          <table:table-cell table:formula="of:=IF([test_results.$A273]=[test_results.V$240]; [test_results.$E273]; &quot;&quot;)" office:value-type="float" office:value="7.724" calcext:value-type="float">
            <text:p>7.724</text:p>
          </table:table-cell>
          <table:table-cell table:formula="of:=IF([test_results.$A273]=[test_results.W$240]; [test_results.$E273]; &quot;&quot;)">
            <text:p/>
          </table:table-cell>
          <table:table-cell table:formula="of:=IF([test_results.$A273]=[test_results.X$240]; [test_results.$E273]; &quot;&quot;)">
            <text:p/>
          </table:table-cell>
          <table:table-cell table:formula="of:=IF([test_results.$A273]=[test_results.Y$240]; [test_results.$E273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cars_clocked.zip</text:p>
          </table:table-cell>
          <table:table-cell office:value-type="float" office:value="3" calcext:value-type="float">
            <text:p>3</text:p>
          </table:table-cell>
          <table:table-cell office:value-type="float" office:value="1.89" calcext:value-type="float">
            <text:p>1.89</text:p>
          </table:table-cell>
          <table:table-cell office:value-type="float" office:value="11.804" calcext:value-type="float">
            <text:p>11.804</text:p>
          </table:table-cell>
          <table:table-cell office:value-type="float" office:value="9.089" calcext:value-type="float">
            <text:p>9.089</text:p>
          </table:table-cell>
          <table:table-cell office:value-type="float" office:value="8.254" calcext:value-type="float">
            <text:p>8.254</text:p>
          </table:table-cell>
          <table:table-cell office:value-type="float" office:value="16.953" calcext:value-type="float">
            <text:p>16.953</text:p>
          </table:table-cell>
          <table:table-cell office:value-type="float" office:value="1000" calcext:value-type="float">
            <text:p>1000</text:p>
          </table:table-cell>
          <table:table-cell office:value-type="float" office:value="9088.875" calcext:value-type="float">
            <text:p>9088.87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274]=[test_results.N$240]; [test_results.$E274]; &quot;&quot;)">
            <text:p/>
          </table:table-cell>
          <table:table-cell table:formula="of:=IF([test_results.$A274]=[test_results.O$240]; [test_results.$E274]; &quot;&quot;)">
            <text:p/>
          </table:table-cell>
          <table:table-cell table:formula="of:=IF([test_results.$A274]=[test_results.P$240]; [test_results.$E274]; &quot;&quot;)">
            <text:p/>
          </table:table-cell>
          <table:table-cell table:formula="of:=IF([test_results.$A274]=[test_results.Q$240]; [test_results.$E274]; &quot;&quot;)">
            <text:p/>
          </table:table-cell>
          <table:table-cell table:formula="of:=IF([test_results.$A274]=[test_results.R$240]; [test_results.$E274]; &quot;&quot;)">
            <text:p/>
          </table:table-cell>
          <table:table-cell table:formula="of:=IF([test_results.$A274]=[test_results.S$240]; [test_results.$E274]; &quot;&quot;)">
            <text:p/>
          </table:table-cell>
          <table:table-cell table:formula="of:=IF([test_results.$A274]=[test_results.T$240]; [test_results.$E274]; &quot;&quot;)">
            <text:p/>
          </table:table-cell>
          <table:table-cell table:formula="of:=IF([test_results.$A274]=[test_results.U$240]; [test_results.$E274]; &quot;&quot;)">
            <text:p/>
          </table:table-cell>
          <table:table-cell table:formula="of:=IF([test_results.$A274]=[test_results.V$240]; [test_results.$E274]; &quot;&quot;)">
            <text:p/>
          </table:table-cell>
          <table:table-cell table:formula="of:=IF([test_results.$A274]=[test_results.W$240]; [test_results.$E274]; &quot;&quot;)" office:value-type="float" office:value="9.089" calcext:value-type="float">
            <text:p>9.089</text:p>
          </table:table-cell>
          <table:table-cell table:formula="of:=IF([test_results.$A274]=[test_results.X$240]; [test_results.$E274]; &quot;&quot;)">
            <text:p/>
          </table:table-cell>
          <table:table-cell table:formula="of:=IF([test_results.$A274]=[test_results.Y$240]; [test_results.$E274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cars.zip</text:p>
          </table:table-cell>
          <table:table-cell office:value-type="float" office:value="3" calcext:value-type="float">
            <text:p>3</text:p>
          </table:table-cell>
          <table:table-cell office:value-type="float" office:value="1.906" calcext:value-type="float">
            <text:p>1.906</text:p>
          </table:table-cell>
          <table:table-cell office:value-type="float" office:value="14.006" calcext:value-type="float">
            <text:p>14.006</text:p>
          </table:table-cell>
          <table:table-cell office:value-type="float" office:value="11.24" calcext:value-type="float">
            <text:p>11.24</text:p>
          </table:table-cell>
          <table:table-cell office:value-type="float" office:value="9.973" calcext:value-type="float">
            <text:p>9.973</text:p>
          </table:table-cell>
          <table:table-cell office:value-type="float" office:value="14.683" calcext:value-type="float">
            <text:p>14.683</text:p>
          </table:table-cell>
          <table:table-cell office:value-type="float" office:value="1000" calcext:value-type="float">
            <text:p>1000</text:p>
          </table:table-cell>
          <table:table-cell office:value-type="float" office:value="11239.865" calcext:value-type="float">
            <text:p>11239.865</text:p>
          </table:table-cell>
          <table:table-cell office:value-type="float" office:value="88.9" calcext:value-type="float">
            <text:p>88.9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275]=[test_results.N$240]; [test_results.$E275]; &quot;&quot;)">
            <text:p/>
          </table:table-cell>
          <table:table-cell table:formula="of:=IF([test_results.$A275]=[test_results.O$240]; [test_results.$E275]; &quot;&quot;)">
            <text:p/>
          </table:table-cell>
          <table:table-cell table:formula="of:=IF([test_results.$A275]=[test_results.P$240]; [test_results.$E275]; &quot;&quot;)">
            <text:p/>
          </table:table-cell>
          <table:table-cell table:formula="of:=IF([test_results.$A275]=[test_results.Q$240]; [test_results.$E275]; &quot;&quot;)">
            <text:p/>
          </table:table-cell>
          <table:table-cell table:formula="of:=IF([test_results.$A275]=[test_results.R$240]; [test_results.$E275]; &quot;&quot;)">
            <text:p/>
          </table:table-cell>
          <table:table-cell table:formula="of:=IF([test_results.$A275]=[test_results.S$240]; [test_results.$E275]; &quot;&quot;)">
            <text:p/>
          </table:table-cell>
          <table:table-cell table:formula="of:=IF([test_results.$A275]=[test_results.T$240]; [test_results.$E275]; &quot;&quot;)">
            <text:p/>
          </table:table-cell>
          <table:table-cell table:formula="of:=IF([test_results.$A275]=[test_results.U$240]; [test_results.$E275]; &quot;&quot;)">
            <text:p/>
          </table:table-cell>
          <table:table-cell table:formula="of:=IF([test_results.$A275]=[test_results.V$240]; [test_results.$E275]; &quot;&quot;)">
            <text:p/>
          </table:table-cell>
          <table:table-cell table:formula="of:=IF([test_results.$A275]=[test_results.W$240]; [test_results.$E275]; &quot;&quot;)">
            <text:p/>
          </table:table-cell>
          <table:table-cell table:formula="of:=IF([test_results.$A275]=[test_results.X$240]; [test_results.$E275]; &quot;&quot;)" office:value-type="float" office:value="11.24" calcext:value-type="float">
            <text:p>11.24</text:p>
          </table:table-cell>
          <table:table-cell table:formula="of:=IF([test_results.$A275]=[test_results.Y$240]; [test_results.$E275]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test101.one_car_inactive.zip</text:p>
          </table:table-cell>
          <table:table-cell office:value-type="float" office:value="3" calcext:value-type="float">
            <text:p>3</text:p>
          </table:table-cell>
          <table:table-cell office:value-type="float" office:value="1.82" calcext:value-type="float">
            <text:p>1.82</text:p>
          </table:table-cell>
          <table:table-cell office:value-type="float" office:value="8.994" calcext:value-type="float">
            <text:p>8.994</text:p>
          </table:table-cell>
          <table:table-cell office:value-type="float" office:value="6.392" calcext:value-type="float">
            <text:p>6.392</text:p>
          </table:table-cell>
          <table:table-cell office:value-type="float" office:value="5.549" calcext:value-type="float">
            <text:p>5.549</text:p>
          </table:table-cell>
          <table:table-cell office:value-type="float" office:value="18.366" calcext:value-type="float">
            <text:p>18.366</text:p>
          </table:table-cell>
          <table:table-cell office:value-type="float" office:value="1000" calcext:value-type="float">
            <text:p>1000</text:p>
          </table:table-cell>
          <table:table-cell office:value-type="float" office:value="6391.63" calcext:value-type="float">
            <text:p>6391.63</text:p>
          </table:table-cell>
          <table:table-cell office:value-type="float" office:value="156.4" calcext:value-type="float">
            <text:p>156.4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276]=[test_results.N$240]; [test_results.$E276]; &quot;&quot;)">
            <text:p/>
          </table:table-cell>
          <table:table-cell table:formula="of:=IF([test_results.$A276]=[test_results.O$240]; [test_results.$E276]; &quot;&quot;)">
            <text:p/>
          </table:table-cell>
          <table:table-cell table:formula="of:=IF([test_results.$A276]=[test_results.P$240]; [test_results.$E276]; &quot;&quot;)">
            <text:p/>
          </table:table-cell>
          <table:table-cell table:formula="of:=IF([test_results.$A276]=[test_results.Q$240]; [test_results.$E276]; &quot;&quot;)">
            <text:p/>
          </table:table-cell>
          <table:table-cell table:formula="of:=IF([test_results.$A276]=[test_results.R$240]; [test_results.$E276]; &quot;&quot;)">
            <text:p/>
          </table:table-cell>
          <table:table-cell table:formula="of:=IF([test_results.$A276]=[test_results.S$240]; [test_results.$E276]; &quot;&quot;)">
            <text:p/>
          </table:table-cell>
          <table:table-cell table:formula="of:=IF([test_results.$A276]=[test_results.T$240]; [test_results.$E276]; &quot;&quot;)">
            <text:p/>
          </table:table-cell>
          <table:table-cell table:formula="of:=IF([test_results.$A276]=[test_results.U$240]; [test_results.$E276]; &quot;&quot;)">
            <text:p/>
          </table:table-cell>
          <table:table-cell table:formula="of:=IF([test_results.$A276]=[test_results.V$240]; [test_results.$E276]; &quot;&quot;)">
            <text:p/>
          </table:table-cell>
          <table:table-cell table:formula="of:=IF([test_results.$A276]=[test_results.W$240]; [test_results.$E276]; &quot;&quot;)">
            <text:p/>
          </table:table-cell>
          <table:table-cell table:formula="of:=IF([test_results.$A276]=[test_results.X$240]; [test_results.$E276]; &quot;&quot;)">
            <text:p/>
          </table:table-cell>
          <table:table-cell table:formula="of:=IF([test_results.$A276]=[test_results.Y$240]; [test_results.$E276]; &quot;&quot;)" office:value-type="float" office:value="6.392" calcext:value-type="float">
            <text:p>6.392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Total:</text:p>
          </table:table-cell>
          <table:table-cell table:formula="of:=SUM([test_results.N241:.N276])" office:value-type="float" office:value="19.312" calcext:value-type="float">
            <text:p>19.312</text:p>
          </table:table-cell>
          <table:table-cell table:formula="of:=SUM([test_results.O241:.O276])" office:value-type="float" office:value="18.452" calcext:value-type="float">
            <text:p>18.452</text:p>
          </table:table-cell>
          <table:table-cell table:formula="of:=SUM([test_results.P241:.P276])" office:value-type="float" office:value="27.047" calcext:value-type="float">
            <text:p>27.047</text:p>
          </table:table-cell>
          <table:table-cell table:formula="of:=SUM([test_results.Q241:.Q276])" office:value-type="float" office:value="18.954" calcext:value-type="float">
            <text:p>18.954</text:p>
          </table:table-cell>
          <table:table-cell table:formula="of:=SUM([test_results.R241:.R276])" office:value-type="float" office:value="22.468" calcext:value-type="float">
            <text:p>22.468</text:p>
          </table:table-cell>
          <table:table-cell table:formula="of:=SUM([test_results.S241:.S276])" office:value-type="float" office:value="18.57" calcext:value-type="float">
            <text:p>18.57</text:p>
          </table:table-cell>
          <table:table-cell table:formula="of:=SUM([test_results.T241:.T276])" office:value-type="float" office:value="42.662" calcext:value-type="float">
            <text:p>42.662</text:p>
          </table:table-cell>
          <table:table-cell table:formula="of:=SUM([test_results.U241:.U276])" office:value-type="float" office:value="27.413" calcext:value-type="float">
            <text:p>27.413</text:p>
          </table:table-cell>
          <table:table-cell table:formula="of:=SUM([test_results.V241:.V276])" office:value-type="float" office:value="23.009" calcext:value-type="float">
            <text:p>23.009</text:p>
          </table:table-cell>
          <table:table-cell table:formula="of:=SUM([test_results.W241:.W276])" office:value-type="float" office:value="27.257" calcext:value-type="float">
            <text:p>27.257</text:p>
          </table:table-cell>
          <table:table-cell table:formula="of:=SUM([test_results.X241:.X276])" office:value-type="float" office:value="33.655" calcext:value-type="float">
            <text:p>33.655</text:p>
          </table:table-cell>
          <table:table-cell table:formula="of:=SUM([test_results.Y241:.Y276])" office:value-type="float" office:value="19.23" calcext:value-type="float">
            <text:p>19.23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Average:</text:p>
          </table:table-cell>
          <table:table-cell table:formula="of:=[.N277]/3" office:value-type="float" office:value="6.43733333333333" calcext:value-type="float">
            <text:p>6.4373333333</text:p>
          </table:table-cell>
          <table:table-cell table:formula="of:=[.O277]/3" office:value-type="float" office:value="6.15066666666667" calcext:value-type="float">
            <text:p>6.1506666667</text:p>
          </table:table-cell>
          <table:table-cell table:formula="of:=[.P277]/3" office:value-type="float" office:value="9.01566666666667" calcext:value-type="float">
            <text:p>9.0156666667</text:p>
          </table:table-cell>
          <table:table-cell table:formula="of:=[.Q277]/3" office:value-type="float" office:value="6.318" calcext:value-type="float">
            <text:p>6.318</text:p>
          </table:table-cell>
          <table:table-cell table:formula="of:=[.R277]/3" office:value-type="float" office:value="7.48933333333333" calcext:value-type="float">
            <text:p>7.4893333333</text:p>
          </table:table-cell>
          <table:table-cell table:formula="of:=[.S277]/3" office:value-type="float" office:value="6.19" calcext:value-type="float">
            <text:p>6.19</text:p>
          </table:table-cell>
          <table:table-cell table:formula="of:=[.T277]/3" office:value-type="float" office:value="14.2206666666667" calcext:value-type="float">
            <text:p>14.2206666667</text:p>
          </table:table-cell>
          <table:table-cell table:formula="of:=[.U277]/3" office:value-type="float" office:value="9.13766666666667" calcext:value-type="float">
            <text:p>9.1376666667</text:p>
          </table:table-cell>
          <table:table-cell table:formula="of:=[.V277]/3" office:value-type="float" office:value="7.66966666666667" calcext:value-type="float">
            <text:p>7.6696666667</text:p>
          </table:table-cell>
          <table:table-cell table:formula="of:=[.W277]/3" office:value-type="float" office:value="9.08566666666667" calcext:value-type="float">
            <text:p>9.0856666667</text:p>
          </table:table-cell>
          <table:table-cell table:formula="of:=[.X277]/3" office:value-type="float" office:value="11.2183333333333" calcext:value-type="float">
            <text:p>11.2183333333</text:p>
          </table:table-cell>
          <table:table-cell table:formula="of:=[.Y277]/3" office:value-type="float" office:value="6.41" calcext:value-type="float">
            <text:p>6.41</text:p>
          </table:table-cell>
          <table:table-cell/>
        </table:table-row>
        <table:table-row table:style-name="ro1">
          <table:table-cell office:value-type="string" calcext:value-type="string">
            <text:p>stevetrov’s run, KnightElite’s map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p_name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startup_time</text:p>
          </table:table-cell>
          <table:table-cell office:value-type="string" calcext:value-type="string">
            <text:p>end_time</text:p>
          </table:table-cell>
          <table:table-cell office:value-type="string" calcext:value-type="string">
            <text:p>avg_ms</text:p>
          </table:table-cell>
          <table:table-cell office:value-type="string" calcext:value-type="string">
            <text:p>min_ms</text:p>
          </table:table-cell>
          <table:table-cell office:value-type="string" calcext:value-type="string">
            <text:p>max_ms</text:p>
          </table:table-cell>
          <table:table-cell office:value-type="string" calcext:value-type="string">
            <text:p>ticks</text:p>
          </table:table-cell>
          <table:table-cell office:value-type="string" calcext:value-type="string">
            <text:p>execution_time</text:p>
          </table:table-cell>
          <table:table-cell office:value-type="string" calcext:value-type="string">
            <text:p>effective_UPS</text:p>
          </table:table-cell>
          <table:table-cell office:value-type="string" calcext:value-type="string">
            <text:p>factorio_version</text:p>
          </table:table-cell>
          <table:table-cell office:value-type="string" calcext:value-type="string">
            <text:p>platfor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101.cars.zi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cksum:</text:p>
          </table:table-cell>
          <table:table-cell office:value-type="float" office:value="12.919" calcext:value-type="float">
            <text:p>12.919</text:p>
          </table:table-cell>
          <table:table-cell office:value-type="float" office:value="11.441" calcext:value-type="float">
            <text:p>11.441</text:p>
          </table:table-cell>
          <table:table-cell office:value-type="float" office:value="19.356" calcext:value-type="float">
            <text:p>19.356</text:p>
          </table:table-cell>
          <table:table-cell office:value-type="float" office:value="1000" calcext:value-type="float">
            <text:p>1000</text:p>
          </table:table-cell>
          <table:table-cell office:value-type="float" office:value="12918.787" calcext:value-type="float">
            <text:p>12918.787</text:p>
          </table:table-cell>
          <table:table-cell office:value-type="float" office:value="77.41" calcext:value-type="float">
            <text:p>77.41</text:p>
          </table:table-cell>
          <table:table-cell/>
          <table:table-cell office:value-type="string" calcext:value-type="string">
            <text:p>WindowsStandalo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101.cars_clocked.zi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cksum:</text:p>
          </table:table-cell>
          <table:table-cell office:value-type="float" office:value="10.578" calcext:value-type="float">
            <text:p>10.578</text:p>
          </table:table-cell>
          <table:table-cell office:value-type="float" office:value="9.279" calcext:value-type="float">
            <text:p>9.279</text:p>
          </table:table-cell>
          <table:table-cell office:value-type="float" office:value="19.66" calcext:value-type="float">
            <text:p>19.66</text:p>
          </table:table-cell>
          <table:table-cell office:value-type="float" office:value="1000" calcext:value-type="float">
            <text:p>1000</text:p>
          </table:table-cell>
          <table:table-cell office:value-type="float" office:value="10578.006" calcext:value-type="float">
            <text:p>10578.006</text:p>
          </table:table-cell>
          <table:table-cell office:value-type="float" office:value="94.54" calcext:value-type="float">
            <text:p>94.54</text:p>
          </table:table-cell>
          <table:table-cell/>
          <table:table-cell office:value-type="string" calcext:value-type="string">
            <text:p>WindowsStandalo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101.cars_clocked_inactive.zi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cksum:</text:p>
          </table:table-cell>
          <table:table-cell office:value-type="float" office:value="8.152" calcext:value-type="float">
            <text:p>8.152</text:p>
          </table:table-cell>
          <table:table-cell office:value-type="float" office:value="6.637" calcext:value-type="float">
            <text:p>6.637</text:p>
          </table:table-cell>
          <table:table-cell office:value-type="float" office:value="26.618" calcext:value-type="float">
            <text:p>26.618</text:p>
          </table:table-cell>
          <table:table-cell office:value-type="float" office:value="1000" calcext:value-type="float">
            <text:p>1000</text:p>
          </table:table-cell>
          <table:table-cell office:value-type="float" office:value="8151.966" calcext:value-type="float">
            <text:p>8151.966</text:p>
          </table:table-cell>
          <table:table-cell office:value-type="float" office:value="122.67" calcext:value-type="float">
            <text:p>122.67</text:p>
          </table:table-cell>
          <table:table-cell/>
          <table:table-cell office:value-type="string" calcext:value-type="string">
            <text:p>WindowsStandalo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101.cars_inactive.zi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cksum:</text:p>
          </table:table-cell>
          <table:table-cell office:value-type="float" office:value="11.15" calcext:value-type="float">
            <text:p>11.15</text:p>
          </table:table-cell>
          <table:table-cell office:value-type="float" office:value="9.542" calcext:value-type="float">
            <text:p>9.542</text:p>
          </table:table-cell>
          <table:table-cell office:value-type="float" office:value="16.668" calcext:value-type="float">
            <text:p>16.668</text:p>
          </table:table-cell>
          <table:table-cell office:value-type="float" office:value="1000" calcext:value-type="float">
            <text:p>1000</text:p>
          </table:table-cell>
          <table:table-cell office:value-type="float" office:value="11149.657" calcext:value-type="float">
            <text:p>11149.657</text:p>
          </table:table-cell>
          <table:table-cell office:value-type="float" office:value="89.69" calcext:value-type="float">
            <text:p>89.69</text:p>
          </table:table-cell>
          <table:table-cell/>
          <table:table-cell office:value-type="string" calcext:value-type="string">
            <text:p>WindowsStandalo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101.cars_north_clocked.zi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cksum:</text:p>
          </table:table-cell>
          <table:table-cell office:value-type="float" office:value="10.892" calcext:value-type="float">
            <text:p>10.892</text:p>
          </table:table-cell>
          <table:table-cell office:value-type="float" office:value="9.337" calcext:value-type="float">
            <text:p>9.337</text:p>
          </table:table-cell>
          <table:table-cell office:value-type="float" office:value="23.771" calcext:value-type="float">
            <text:p>23.771</text:p>
          </table:table-cell>
          <table:table-cell office:value-type="float" office:value="1000" calcext:value-type="float">
            <text:p>1000</text:p>
          </table:table-cell>
          <table:table-cell office:value-type="float" office:value="10891.734" calcext:value-type="float">
            <text:p>10891.734</text:p>
          </table:table-cell>
          <table:table-cell office:value-type="float" office:value="91.81" calcext:value-type="float">
            <text:p>91.81</text:p>
          </table:table-cell>
          <table:table-cell/>
          <table:table-cell office:value-type="string" calcext:value-type="string">
            <text:p>WindowsStandalo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101.cars_north_clocked_inactive.zi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cksum:</text:p>
          </table:table-cell>
          <table:table-cell office:value-type="float" office:value="7.877" calcext:value-type="float">
            <text:p>7.877</text:p>
          </table:table-cell>
          <table:table-cell office:value-type="float" office:value="6.628" calcext:value-type="float">
            <text:p>6.628</text:p>
          </table:table-cell>
          <table:table-cell office:value-type="float" office:value="18.619" calcext:value-type="float">
            <text:p>18.619</text:p>
          </table:table-cell>
          <table:table-cell office:value-type="float" office:value="1000" calcext:value-type="float">
            <text:p>1000</text:p>
          </table:table-cell>
          <table:table-cell office:value-type="float" office:value="7877.115" calcext:value-type="float">
            <text:p>7877.115</text:p>
          </table:table-cell>
          <table:table-cell office:value-type="float" office:value="126.95" calcext:value-type="float">
            <text:p>126.95</text:p>
          </table:table-cell>
          <table:table-cell/>
          <table:table-cell office:value-type="string" calcext:value-type="string">
            <text:p>WindowsStandalo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101.chests.zi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cksum:</text:p>
          </table:table-cell>
          <table:table-cell office:value-type="float" office:value="12.398" calcext:value-type="float">
            <text:p>12.398</text:p>
          </table:table-cell>
          <table:table-cell office:value-type="float" office:value="10.491" calcext:value-type="float">
            <text:p>10.491</text:p>
          </table:table-cell>
          <table:table-cell office:value-type="float" office:value="19.915" calcext:value-type="float">
            <text:p>19.915</text:p>
          </table:table-cell>
          <table:table-cell office:value-type="float" office:value="1000" calcext:value-type="float">
            <text:p>1000</text:p>
          </table:table-cell>
          <table:table-cell office:value-type="float" office:value="12397.973" calcext:value-type="float">
            <text:p>12397.973</text:p>
          </table:table-cell>
          <table:table-cell office:value-type="float" office:value="80.66" calcext:value-type="float">
            <text:p>80.66</text:p>
          </table:table-cell>
          <table:table-cell/>
          <table:table-cell office:value-type="string" calcext:value-type="string">
            <text:p>WindowsStandalo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101.chests_clocked.zi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cksum:</text:p>
          </table:table-cell>
          <table:table-cell office:value-type="float" office:value="8.407" calcext:value-type="float">
            <text:p>8.407</text:p>
          </table:table-cell>
          <table:table-cell office:value-type="float" office:value="6.864" calcext:value-type="float">
            <text:p>6.864</text:p>
          </table:table-cell>
          <table:table-cell office:value-type="float" office:value="17.599" calcext:value-type="float">
            <text:p>17.599</text:p>
          </table:table-cell>
          <table:table-cell office:value-type="float" office:value="1000" calcext:value-type="float">
            <text:p>1000</text:p>
          </table:table-cell>
          <table:table-cell office:value-type="float" office:value="8406.861" calcext:value-type="float">
            <text:p>8406.861</text:p>
          </table:table-cell>
          <table:table-cell office:value-type="float" office:value="118.95" calcext:value-type="float">
            <text:p>118.95</text:p>
          </table:table-cell>
          <table:table-cell/>
          <table:table-cell office:value-type="string" calcext:value-type="string">
            <text:p>WindowsStandalo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101.one_car.zi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cksum:</text:p>
          </table:table-cell>
          <table:table-cell office:value-type="float" office:value="9.252" calcext:value-type="float">
            <text:p>9.252</text:p>
          </table:table-cell>
          <table:table-cell office:value-type="float" office:value="7.947" calcext:value-type="float">
            <text:p>7.947</text:p>
          </table:table-cell>
          <table:table-cell office:value-type="float" office:value="23.526" calcext:value-type="float">
            <text:p>23.526</text:p>
          </table:table-cell>
          <table:table-cell office:value-type="float" office:value="1000" calcext:value-type="float">
            <text:p>1000</text:p>
          </table:table-cell>
          <table:table-cell office:value-type="float" office:value="9252.361" calcext:value-type="float">
            <text:p>9252.361</text:p>
          </table:table-cell>
          <table:table-cell office:value-type="float" office:value="108.08" calcext:value-type="float">
            <text:p>108.08</text:p>
          </table:table-cell>
          <table:table-cell/>
          <table:table-cell office:value-type="string" calcext:value-type="string">
            <text:p>WindowsStandalo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101.one_car_inactive.zi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cksum:</text:p>
          </table:table-cell>
          <table:table-cell office:value-type="float" office:value="8.027" calcext:value-type="float">
            <text:p>8.027</text:p>
          </table:table-cell>
          <table:table-cell office:value-type="float" office:value="6.592" calcext:value-type="float">
            <text:p>6.592</text:p>
          </table:table-cell>
          <table:table-cell office:value-type="float" office:value="23.927" calcext:value-type="float">
            <text:p>23.927</text:p>
          </table:table-cell>
          <table:table-cell office:value-type="float" office:value="1000" calcext:value-type="float">
            <text:p>1000</text:p>
          </table:table-cell>
          <table:table-cell office:value-type="float" office:value="8027.206" calcext:value-type="float">
            <text:p>8027.206</text:p>
          </table:table-cell>
          <table:table-cell office:value-type="float" office:value="124.58" calcext:value-type="float">
            <text:p>124.58</text:p>
          </table:table-cell>
          <table:table-cell/>
          <table:table-cell office:value-type="string" calcext:value-type="string">
            <text:p>WindowsStandalo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101.one_car_north.zi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cksum:</text:p>
          </table:table-cell>
          <table:table-cell office:value-type="float" office:value="9.58" calcext:value-type="float">
            <text:p>9.58</text:p>
          </table:table-cell>
          <table:table-cell office:value-type="float" office:value="8.144" calcext:value-type="float">
            <text:p>8.144</text:p>
          </table:table-cell>
          <table:table-cell office:value-type="float" office:value="22.886" calcext:value-type="float">
            <text:p>22.886</text:p>
          </table:table-cell>
          <table:table-cell office:value-type="float" office:value="1000" calcext:value-type="float">
            <text:p>1000</text:p>
          </table:table-cell>
          <table:table-cell office:value-type="float" office:value="9579.779" calcext:value-type="float">
            <text:p>9579.779</text:p>
          </table:table-cell>
          <table:table-cell office:value-type="float" office:value="104.39" calcext:value-type="float">
            <text:p>104.39</text:p>
          </table:table-cell>
          <table:table-cell/>
          <table:table-cell office:value-type="string" calcext:value-type="string">
            <text:p>WindowsStandalo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101.one_car_north_inactive.zi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cksum:</text:p>
          </table:table-cell>
          <table:table-cell office:value-type="float" office:value="8.06" calcext:value-type="float">
            <text:p>8.06</text:p>
          </table:table-cell>
          <table:table-cell office:value-type="float" office:value="6.753" calcext:value-type="float">
            <text:p>6.753</text:p>
          </table:table-cell>
          <table:table-cell office:value-type="float" office:value="23.023" calcext:value-type="float">
            <text:p>23.023</text:p>
          </table:table-cell>
          <table:table-cell office:value-type="float" office:value="1000" calcext:value-type="float">
            <text:p>1000</text:p>
          </table:table-cell>
          <table:table-cell office:value-type="float" office:value="8060.173" calcext:value-type="float">
            <text:p>8060.173</text:p>
          </table:table-cell>
          <table:table-cell office:value-type="float" office:value="124.07" calcext:value-type="float">
            <text:p>124.07</text:p>
          </table:table-cell>
          <table:table-cell/>
          <table:table-cell office:value-type="string" calcext:value-type="string">
            <text:p>WindowsStandalone</text:p>
          </table:table-cell>
          <table:table-cell table:number-columns-repeated="14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Allaizn’s run, Allaizn’s maps</text:p>
          </table:table-cell>
          <table:table-cell office:value-type="string" calcext:value-type="string">
            <text:p>test time, ns</text:p>
          </table:table-cell>
          <table:table-cell office:value-type="string" calcext:value-type="string">
            <text:p>avg_m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st101.allaizn.hori_fclock_2car.zip</text:p>
          </table:table-cell>
          <table:table-cell office:value-type="float" office:value="7286233.6976977" calcext:value-type="float">
            <text:p>7286233.6976977</text:p>
          </table:table-cell>
          <table:table-cell table:formula="of:=[.B295]/1000000" office:value-type="float" office:value="7.2862336976977" calcext:value-type="float">
            <text:p>7.286233697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st101.allaizn.hori_fclock_2car_sleep.zip</text:p>
          </table:table-cell>
          <table:table-cell office:value-type="float" office:value="5704088.05905906" calcext:value-type="float">
            <text:p>5704088.05905906</text:p>
          </table:table-cell>
          <table:table-cell table:formula="of:=[.B296]/1000000" office:value-type="float" office:value="5.70408805905906" calcext:value-type="float">
            <text:p>5.704088059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st101.allaizn.hori_fclock_car.zip</text:p>
          </table:table-cell>
          <table:table-cell office:value-type="float" office:value="6937830.34134134" calcext:value-type="float">
            <text:p>6937830.34134134</text:p>
          </table:table-cell>
          <table:table-cell table:formula="of:=[.B297]/1000000" office:value-type="float" office:value="6.93783034134134" calcext:value-type="float">
            <text:p>6.93783034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st101.allaizn.hori_fclock_car_sleep.zip</text:p>
          </table:table-cell>
          <table:table-cell office:value-type="float" office:value="6121102.89089089" calcext:value-type="float">
            <text:p>6121102.89089089</text:p>
          </table:table-cell>
          <table:table-cell table:formula="of:=[.B298]/1000000" office:value-type="float" office:value="6.12110289089089" calcext:value-type="float">
            <text:p>6.12110289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st101.allaizn.hori_fclock_chest.zip</text:p>
          </table:table-cell>
          <table:table-cell office:value-type="float" office:value="6038056.82282282" calcext:value-type="float">
            <text:p>6038056.82282282</text:p>
          </table:table-cell>
          <table:table-cell table:formula="of:=[.B299]/1000000" office:value-type="float" office:value="6.03805682282282" calcext:value-type="float">
            <text:p>6.038056822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st101.allaizn.hori_tclock_2car.zip</text:p>
          </table:table-cell>
          <table:table-cell office:value-type="float" office:value="5449855.82982983" calcext:value-type="float">
            <text:p>5449855.82982983</text:p>
          </table:table-cell>
          <table:table-cell table:formula="of:=[.B300]/1000000" office:value-type="float" office:value="5.44985582982983" calcext:value-type="float">
            <text:p>5.449855829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st101.allaizn.hori_tclock_2car_sleep.zip</text:p>
          </table:table-cell>
          <table:table-cell office:value-type="float" office:value="3593140.38838839" calcext:value-type="float">
            <text:p>3593140.38838839</text:p>
          </table:table-cell>
          <table:table-cell table:formula="of:=[.B301]/1000000" office:value-type="float" office:value="3.59314038838839" calcext:value-type="float">
            <text:p>3.593140388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st101.allaizn.hori_tclock_car_sleep.zip</text:p>
          </table:table-cell>
          <table:table-cell office:value-type="float" office:value="3630101.18618619" calcext:value-type="float">
            <text:p>3630101.18618619</text:p>
          </table:table-cell>
          <table:table-cell table:formula="of:=[.B302]/1000000" office:value-type="float" office:value="3.63010118618619" calcext:value-type="float">
            <text:p>3.630101186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st101.allaizn.hori_tclock_chest.zip</text:p>
          </table:table-cell>
          <table:table-cell office:value-type="float" office:value="3806991.37137137" calcext:value-type="float">
            <text:p>3806991.37137137</text:p>
          </table:table-cell>
          <table:table-cell table:formula="of:=[.B303]/1000000" office:value-type="float" office:value="3.80699137137137" calcext:value-type="float">
            <text:p>3.80699137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st101.allaizn.vert_tclock_car_sleep.zip</text:p>
          </table:table-cell>
          <table:table-cell office:value-type="float" office:value="3876554.28128128" calcext:value-type="float">
            <text:p>3876554.28128128</text:p>
          </table:table-cell>
          <table:table-cell table:formula="of:=[.B304]/1000000" office:value-type="float" office:value="3.87655428128128" calcext:value-type="float">
            <text:p>3.8765542813</text:p>
          </table:table-cell>
          <table:table-cell table:number-columns-repeated="23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AssemblyStorm’s Server, Allaizn’s maps, 3 iteration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p_name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startup_time</text:p>
          </table:table-cell>
          <table:table-cell office:value-type="string" calcext:value-type="string">
            <text:p>end_time</text:p>
          </table:table-cell>
          <table:table-cell office:value-type="string" calcext:value-type="string">
            <text:p>avg_ms</text:p>
          </table:table-cell>
          <table:table-cell office:value-type="string" calcext:value-type="string">
            <text:p>min_ms</text:p>
          </table:table-cell>
          <table:table-cell office:value-type="string" calcext:value-type="string">
            <text:p>max_ms</text:p>
          </table:table-cell>
          <table:table-cell office:value-type="string" calcext:value-type="string">
            <text:p>ticks</text:p>
          </table:table-cell>
          <table:table-cell office:value-type="string" calcext:value-type="string">
            <text:p>execution_time</text:p>
          </table:table-cell>
          <table:table-cell office:value-type="string" calcext:value-type="string">
            <text:p>effective_UPS</text:p>
          </table:table-cell>
          <table:table-cell office:value-type="string" calcext:value-type="string">
            <text:p>factorio_version</text:p>
          </table:table-cell>
          <table:table-cell office:value-type="string" calcext:value-type="string">
            <text:p>executable_type</text:p>
          </table:table-cell>
          <table:table-cell/>
          <table:table-cell office:value-type="string" calcext:value-type="string">
            <text:p>test101.allaizn.hori_tclock_2car.zip</text:p>
          </table:table-cell>
          <table:table-cell office:value-type="string" calcext:value-type="string">
            <text:p>test101.allaizn.hori_tclock_car_sleep.zip</text:p>
          </table:table-cell>
          <table:table-cell office:value-type="string" calcext:value-type="string">
            <text:p>test101.allaizn.hori_tclock_car.zip</text:p>
          </table:table-cell>
          <table:table-cell office:value-type="string" calcext:value-type="string">
            <text:p>test101.allaizn.hori_tclock_2car_sleep.zip</text:p>
          </table:table-cell>
          <table:table-cell office:value-type="string" calcext:value-type="string">
            <text:p>test101.allaizn.hori_fclock_2car.zip</text:p>
          </table:table-cell>
          <table:table-cell office:value-type="string" calcext:value-type="string">
            <text:p>test101.allaizn.hori_tclock_chest.zip</text:p>
          </table:table-cell>
          <table:table-cell office:value-type="string" calcext:value-type="string">
            <text:p>test101.allaizn.hori_fclock_chest.zip</text:p>
          </table:table-cell>
          <table:table-cell office:value-type="string" calcext:value-type="string">
            <text:p>test101.allaizn.vert_tclock_car_sleep.zip</text:p>
          </table:table-cell>
          <table:table-cell office:value-type="string" calcext:value-type="string">
            <text:p>test101.allaizn.hori_fclock_car.zip</text:p>
          </table:table-cell>
          <table:table-cell office:value-type="string" calcext:value-type="string">
            <text:p>test101.allaizn.hori_fclock_car_sleep.zip</text:p>
          </table:table-cell>
          <table:table-cell office:value-type="string" calcext:value-type="string">
            <text:p>test101.allaizn.hori_fclock_2car_sleep.z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101.allaizn.hori_tclock_2car.zip</text:p>
          </table:table-cell>
          <table:table-cell office:value-type="float" office:value="1" calcext:value-type="float">
            <text:p>1</text:p>
          </table:table-cell>
          <table:table-cell office:value-type="float" office:value="1.663" calcext:value-type="float">
            <text:p>1.663</text:p>
          </table:table-cell>
          <table:table-cell office:value-type="float" office:value="10.471" calcext:value-type="float">
            <text:p>10.471</text:p>
          </table:table-cell>
          <table:table-cell office:value-type="float" office:value="7.564" calcext:value-type="float">
            <text:p>7.564</text:p>
          </table:table-cell>
          <table:table-cell office:value-type="float" office:value="5.344" calcext:value-type="float">
            <text:p>5.344</text:p>
          </table:table-cell>
          <table:table-cell office:value-type="float" office:value="28.727" calcext:value-type="float">
            <text:p>28.727</text:p>
          </table:table-cell>
          <table:table-cell office:value-type="float" office:value="1000" calcext:value-type="float">
            <text:p>1000</text:p>
          </table:table-cell>
          <table:table-cell office:value-type="float" office:value="7564.281" calcext:value-type="float">
            <text:p>7564.281</text:p>
          </table:table-cell>
          <table:table-cell office:value-type="float" office:value="132.2" calcext:value-type="float">
            <text:p>132.2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308]=[test_results.N$307]; [test_results.$E308]; &quot;&quot;)" office:value-type="float" office:value="7.564" calcext:value-type="float">
            <text:p>7.564</text:p>
          </table:table-cell>
          <table:table-cell table:formula="of:=IF([test_results.$A308]=[test_results.O$307]; [test_results.$E308]; &quot;&quot;)">
            <text:p/>
          </table:table-cell>
          <table:table-cell table:formula="of:=IF([test_results.$A308]=[test_results.P$307]; [test_results.$E308]; &quot;&quot;)">
            <text:p/>
          </table:table-cell>
          <table:table-cell table:formula="of:=IF([test_results.$A308]=[test_results.Q$307]; [test_results.$E308]; &quot;&quot;)">
            <text:p/>
          </table:table-cell>
          <table:table-cell table:formula="of:=IF([test_results.$A308]=[test_results.R$307]; [test_results.$E308]; &quot;&quot;)">
            <text:p/>
          </table:table-cell>
          <table:table-cell table:formula="of:=IF([test_results.$A308]=[test_results.S$307]; [test_results.$E308]; &quot;&quot;)">
            <text:p/>
          </table:table-cell>
          <table:table-cell table:formula="of:=IF([test_results.$A308]=[test_results.T$307]; [test_results.$E308]; &quot;&quot;)">
            <text:p/>
          </table:table-cell>
          <table:table-cell table:formula="of:=IF([test_results.$A308]=[test_results.U$307]; [test_results.$E308]; &quot;&quot;)">
            <text:p/>
          </table:table-cell>
          <table:table-cell table:formula="of:=IF([test_results.$A308]=[test_results.V$307]; [test_results.$E308]; &quot;&quot;)">
            <text:p/>
          </table:table-cell>
          <table:table-cell table:formula="of:=IF([test_results.$A308]=[test_results.W$307]; [test_results.$E308]; &quot;&quot;)">
            <text:p/>
          </table:table-cell>
          <table:table-cell table:formula="of:=IF([test_results.$A308]=[test_results.X$307]; [test_results.$E308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101.allaizn.hori_tclock_car_sleep.zip</text:p>
          </table:table-cell>
          <table:table-cell office:value-type="float" office:value="1" calcext:value-type="float">
            <text:p>1</text:p>
          </table:table-cell>
          <table:table-cell office:value-type="float" office:value="1.592" calcext:value-type="float">
            <text:p>1.592</text:p>
          </table:table-cell>
          <table:table-cell office:value-type="float" office:value="7.957" calcext:value-type="float">
            <text:p>7.957</text:p>
          </table:table-cell>
          <table:table-cell office:value-type="float" office:value="5.167" calcext:value-type="float">
            <text:p>5.167</text:p>
          </table:table-cell>
          <table:table-cell office:value-type="float" office:value="2.71" calcext:value-type="float">
            <text:p>2.71</text:p>
          </table:table-cell>
          <table:table-cell office:value-type="float" office:value="25.882" calcext:value-type="float">
            <text:p>25.882</text:p>
          </table:table-cell>
          <table:table-cell office:value-type="float" office:value="1000" calcext:value-type="float">
            <text:p>1000</text:p>
          </table:table-cell>
          <table:table-cell office:value-type="float" office:value="5167.465" calcext:value-type="float">
            <text:p>5167.465</text:p>
          </table:table-cell>
          <table:table-cell office:value-type="float" office:value="193.5" calcext:value-type="float">
            <text:p>193.5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309]=[test_results.N$307]; [test_results.$E309]; &quot;&quot;)">
            <text:p/>
          </table:table-cell>
          <table:table-cell table:formula="of:=IF([test_results.$A309]=[test_results.O$307]; [test_results.$E309]; &quot;&quot;)" office:value-type="float" office:value="5.167" calcext:value-type="float">
            <text:p>5.167</text:p>
          </table:table-cell>
          <table:table-cell table:formula="of:=IF([test_results.$A309]=[test_results.P$307]; [test_results.$E309]; &quot;&quot;)">
            <text:p/>
          </table:table-cell>
          <table:table-cell table:formula="of:=IF([test_results.$A309]=[test_results.Q$307]; [test_results.$E309]; &quot;&quot;)">
            <text:p/>
          </table:table-cell>
          <table:table-cell table:formula="of:=IF([test_results.$A309]=[test_results.R$307]; [test_results.$E309]; &quot;&quot;)">
            <text:p/>
          </table:table-cell>
          <table:table-cell table:formula="of:=IF([test_results.$A309]=[test_results.S$307]; [test_results.$E309]; &quot;&quot;)">
            <text:p/>
          </table:table-cell>
          <table:table-cell table:formula="of:=IF([test_results.$A309]=[test_results.T$307]; [test_results.$E309]; &quot;&quot;)">
            <text:p/>
          </table:table-cell>
          <table:table-cell table:formula="of:=IF([test_results.$A309]=[test_results.U$307]; [test_results.$E309]; &quot;&quot;)">
            <text:p/>
          </table:table-cell>
          <table:table-cell table:formula="of:=IF([test_results.$A309]=[test_results.V$307]; [test_results.$E309]; &quot;&quot;)">
            <text:p/>
          </table:table-cell>
          <table:table-cell table:formula="of:=IF([test_results.$A309]=[test_results.W$307]; [test_results.$E309]; &quot;&quot;)">
            <text:p/>
          </table:table-cell>
          <table:table-cell table:formula="of:=IF([test_results.$A309]=[test_results.X$307]; [test_results.$E309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101.allaizn.hori_tclock_car.zip</text:p>
          </table:table-cell>
          <table:table-cell office:value-type="float" office:value="1" calcext:value-type="float">
            <text:p>1</text:p>
          </table:table-cell>
          <table:table-cell office:value-type="float" office:value="1.598" calcext:value-type="float">
            <text:p>1.598</text:p>
          </table:table-cell>
          <table:table-cell office:value-type="float" office:value="9.256" calcext:value-type="float">
            <text:p>9.256</text:p>
          </table:table-cell>
          <table:table-cell office:value-type="float" office:value="6.462" calcext:value-type="float">
            <text:p>6.462</text:p>
          </table:table-cell>
          <table:table-cell office:value-type="float" office:value="4.125" calcext:value-type="float">
            <text:p>4.125</text:p>
          </table:table-cell>
          <table:table-cell office:value-type="float" office:value="27.023" calcext:value-type="float">
            <text:p>27.023</text:p>
          </table:table-cell>
          <table:table-cell office:value-type="float" office:value="1000" calcext:value-type="float">
            <text:p>1000</text:p>
          </table:table-cell>
          <table:table-cell office:value-type="float" office:value="6461.968" calcext:value-type="float">
            <text:p>6461.968</text:p>
          </table:table-cell>
          <table:table-cell office:value-type="float" office:value="154.7" calcext:value-type="float">
            <text:p>154.7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310]=[test_results.N$307]; [test_results.$E310]; &quot;&quot;)">
            <text:p/>
          </table:table-cell>
          <table:table-cell table:formula="of:=IF([test_results.$A310]=[test_results.O$307]; [test_results.$E310]; &quot;&quot;)">
            <text:p/>
          </table:table-cell>
          <table:table-cell table:formula="of:=IF([test_results.$A310]=[test_results.P$307]; [test_results.$E310]; &quot;&quot;)" office:value-type="float" office:value="6.462" calcext:value-type="float">
            <text:p>6.462</text:p>
          </table:table-cell>
          <table:table-cell table:formula="of:=IF([test_results.$A310]=[test_results.Q$307]; [test_results.$E310]; &quot;&quot;)">
            <text:p/>
          </table:table-cell>
          <table:table-cell table:formula="of:=IF([test_results.$A310]=[test_results.R$307]; [test_results.$E310]; &quot;&quot;)">
            <text:p/>
          </table:table-cell>
          <table:table-cell table:formula="of:=IF([test_results.$A310]=[test_results.S$307]; [test_results.$E310]; &quot;&quot;)">
            <text:p/>
          </table:table-cell>
          <table:table-cell table:formula="of:=IF([test_results.$A310]=[test_results.T$307]; [test_results.$E310]; &quot;&quot;)">
            <text:p/>
          </table:table-cell>
          <table:table-cell table:formula="of:=IF([test_results.$A310]=[test_results.U$307]; [test_results.$E310]; &quot;&quot;)">
            <text:p/>
          </table:table-cell>
          <table:table-cell table:formula="of:=IF([test_results.$A310]=[test_results.V$307]; [test_results.$E310]; &quot;&quot;)">
            <text:p/>
          </table:table-cell>
          <table:table-cell table:formula="of:=IF([test_results.$A310]=[test_results.W$307]; [test_results.$E310]; &quot;&quot;)">
            <text:p/>
          </table:table-cell>
          <table:table-cell table:formula="of:=IF([test_results.$A310]=[test_results.X$307]; [test_results.$E310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101.allaizn.hori_tclock_2car_sleep.zip</text:p>
          </table:table-cell>
          <table:table-cell office:value-type="float" office:value="1" calcext:value-type="float">
            <text:p>1</text:p>
          </table:table-cell>
          <table:table-cell office:value-type="float" office:value="1.654" calcext:value-type="float">
            <text:p>1.654</text:p>
          </table:table-cell>
          <table:table-cell office:value-type="float" office:value="7.877" calcext:value-type="float">
            <text:p>7.877</text:p>
          </table:table-cell>
          <table:table-cell office:value-type="float" office:value="4.983" calcext:value-type="float">
            <text:p>4.983</text:p>
          </table:table-cell>
          <table:table-cell office:value-type="float" office:value="2.706" calcext:value-type="float">
            <text:p>2.706</text:p>
          </table:table-cell>
          <table:table-cell office:value-type="float" office:value="26.49" calcext:value-type="float">
            <text:p>26.49</text:p>
          </table:table-cell>
          <table:table-cell office:value-type="float" office:value="1000" calcext:value-type="float">
            <text:p>1000</text:p>
          </table:table-cell>
          <table:table-cell office:value-type="float" office:value="4982.76" calcext:value-type="float">
            <text:p>4982.76</text:p>
          </table:table-cell>
          <table:table-cell office:value-type="float" office:value="200.6" calcext:value-type="float">
            <text:p>200.6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311]=[test_results.N$307]; [test_results.$E311]; &quot;&quot;)">
            <text:p/>
          </table:table-cell>
          <table:table-cell table:formula="of:=IF([test_results.$A311]=[test_results.O$307]; [test_results.$E311]; &quot;&quot;)">
            <text:p/>
          </table:table-cell>
          <table:table-cell table:formula="of:=IF([test_results.$A311]=[test_results.P$307]; [test_results.$E311]; &quot;&quot;)">
            <text:p/>
          </table:table-cell>
          <table:table-cell table:formula="of:=IF([test_results.$A311]=[test_results.Q$307]; [test_results.$E311]; &quot;&quot;)" office:value-type="float" office:value="4.983" calcext:value-type="float">
            <text:p>4.983</text:p>
          </table:table-cell>
          <table:table-cell table:formula="of:=IF([test_results.$A311]=[test_results.R$307]; [test_results.$E311]; &quot;&quot;)">
            <text:p/>
          </table:table-cell>
          <table:table-cell table:formula="of:=IF([test_results.$A311]=[test_results.S$307]; [test_results.$E311]; &quot;&quot;)">
            <text:p/>
          </table:table-cell>
          <table:table-cell table:formula="of:=IF([test_results.$A311]=[test_results.T$307]; [test_results.$E311]; &quot;&quot;)">
            <text:p/>
          </table:table-cell>
          <table:table-cell table:formula="of:=IF([test_results.$A311]=[test_results.U$307]; [test_results.$E311]; &quot;&quot;)">
            <text:p/>
          </table:table-cell>
          <table:table-cell table:formula="of:=IF([test_results.$A311]=[test_results.V$307]; [test_results.$E311]; &quot;&quot;)">
            <text:p/>
          </table:table-cell>
          <table:table-cell table:formula="of:=IF([test_results.$A311]=[test_results.W$307]; [test_results.$E311]; &quot;&quot;)">
            <text:p/>
          </table:table-cell>
          <table:table-cell table:formula="of:=IF([test_results.$A311]=[test_results.X$307]; [test_results.$E311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101.allaizn.hori_fclock_2car.zip</text:p>
          </table:table-cell>
          <table:table-cell office:value-type="float" office:value="1" calcext:value-type="float">
            <text:p>1</text:p>
          </table:table-cell>
          <table:table-cell office:value-type="float" office:value="1.652" calcext:value-type="float">
            <text:p>1.652</text:p>
          </table:table-cell>
          <table:table-cell office:value-type="float" office:value="12.676" calcext:value-type="float">
            <text:p>12.676</text:p>
          </table:table-cell>
          <table:table-cell office:value-type="float" office:value="9.79" calcext:value-type="float">
            <text:p>9.79</text:p>
          </table:table-cell>
          <table:table-cell office:value-type="float" office:value="6.803" calcext:value-type="float">
            <text:p>6.803</text:p>
          </table:table-cell>
          <table:table-cell office:value-type="float" office:value="33.75" calcext:value-type="float">
            <text:p>33.75</text:p>
          </table:table-cell>
          <table:table-cell office:value-type="float" office:value="1000" calcext:value-type="float">
            <text:p>1000</text:p>
          </table:table-cell>
          <table:table-cell office:value-type="float" office:value="9790.101" calcext:value-type="float">
            <text:p>9790.101</text:p>
          </table:table-cell>
          <table:table-cell office:value-type="float" office:value="102.1" calcext:value-type="float">
            <text:p>102.1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312]=[test_results.N$307]; [test_results.$E312]; &quot;&quot;)">
            <text:p/>
          </table:table-cell>
          <table:table-cell table:formula="of:=IF([test_results.$A312]=[test_results.O$307]; [test_results.$E312]; &quot;&quot;)">
            <text:p/>
          </table:table-cell>
          <table:table-cell table:formula="of:=IF([test_results.$A312]=[test_results.P$307]; [test_results.$E312]; &quot;&quot;)">
            <text:p/>
          </table:table-cell>
          <table:table-cell table:formula="of:=IF([test_results.$A312]=[test_results.Q$307]; [test_results.$E312]; &quot;&quot;)">
            <text:p/>
          </table:table-cell>
          <table:table-cell table:formula="of:=IF([test_results.$A312]=[test_results.R$307]; [test_results.$E312]; &quot;&quot;)" office:value-type="float" office:value="9.79" calcext:value-type="float">
            <text:p>9.79</text:p>
          </table:table-cell>
          <table:table-cell table:formula="of:=IF([test_results.$A312]=[test_results.S$307]; [test_results.$E312]; &quot;&quot;)">
            <text:p/>
          </table:table-cell>
          <table:table-cell table:formula="of:=IF([test_results.$A312]=[test_results.T$307]; [test_results.$E312]; &quot;&quot;)">
            <text:p/>
          </table:table-cell>
          <table:table-cell table:formula="of:=IF([test_results.$A312]=[test_results.U$307]; [test_results.$E312]; &quot;&quot;)">
            <text:p/>
          </table:table-cell>
          <table:table-cell table:formula="of:=IF([test_results.$A312]=[test_results.V$307]; [test_results.$E312]; &quot;&quot;)">
            <text:p/>
          </table:table-cell>
          <table:table-cell table:formula="of:=IF([test_results.$A312]=[test_results.W$307]; [test_results.$E312]; &quot;&quot;)">
            <text:p/>
          </table:table-cell>
          <table:table-cell table:formula="of:=IF([test_results.$A312]=[test_results.X$307]; [test_results.$E312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101.allaizn.hori_tclock_chest.zip</text:p>
          </table:table-cell>
          <table:table-cell office:value-type="float" office:value="1" calcext:value-type="float">
            <text:p>1</text:p>
          </table:table-cell>
          <table:table-cell office:value-type="float" office:value="1.603" calcext:value-type="float">
            <text:p>1.603</text:p>
          </table:table-cell>
          <table:table-cell office:value-type="float" office:value="7.972" calcext:value-type="float">
            <text:p>7.972</text:p>
          </table:table-cell>
          <table:table-cell office:value-type="float" office:value="5.123" calcext:value-type="float">
            <text:p>5.123</text:p>
          </table:table-cell>
          <table:table-cell office:value-type="float" office:value="2.995" calcext:value-type="float">
            <text:p>2.995</text:p>
          </table:table-cell>
          <table:table-cell office:value-type="float" office:value="21.363" calcext:value-type="float">
            <text:p>21.363</text:p>
          </table:table-cell>
          <table:table-cell office:value-type="float" office:value="1000" calcext:value-type="float">
            <text:p>1000</text:p>
          </table:table-cell>
          <table:table-cell office:value-type="float" office:value="5122.913" calcext:value-type="float">
            <text:p>5122.913</text:p>
          </table:table-cell>
          <table:table-cell office:value-type="float" office:value="195.2" calcext:value-type="float">
            <text:p>195.2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313]=[test_results.N$307]; [test_results.$E313]; &quot;&quot;)">
            <text:p/>
          </table:table-cell>
          <table:table-cell table:formula="of:=IF([test_results.$A313]=[test_results.O$307]; [test_results.$E313]; &quot;&quot;)">
            <text:p/>
          </table:table-cell>
          <table:table-cell table:formula="of:=IF([test_results.$A313]=[test_results.P$307]; [test_results.$E313]; &quot;&quot;)">
            <text:p/>
          </table:table-cell>
          <table:table-cell table:formula="of:=IF([test_results.$A313]=[test_results.Q$307]; [test_results.$E313]; &quot;&quot;)">
            <text:p/>
          </table:table-cell>
          <table:table-cell table:formula="of:=IF([test_results.$A313]=[test_results.R$307]; [test_results.$E313]; &quot;&quot;)">
            <text:p/>
          </table:table-cell>
          <table:table-cell table:formula="of:=IF([test_results.$A313]=[test_results.S$307]; [test_results.$E313]; &quot;&quot;)" office:value-type="float" office:value="5.123" calcext:value-type="float">
            <text:p>5.123</text:p>
          </table:table-cell>
          <table:table-cell table:formula="of:=IF([test_results.$A313]=[test_results.T$307]; [test_results.$E313]; &quot;&quot;)">
            <text:p/>
          </table:table-cell>
          <table:table-cell table:formula="of:=IF([test_results.$A313]=[test_results.U$307]; [test_results.$E313]; &quot;&quot;)">
            <text:p/>
          </table:table-cell>
          <table:table-cell table:formula="of:=IF([test_results.$A313]=[test_results.V$307]; [test_results.$E313]; &quot;&quot;)">
            <text:p/>
          </table:table-cell>
          <table:table-cell table:formula="of:=IF([test_results.$A313]=[test_results.W$307]; [test_results.$E313]; &quot;&quot;)">
            <text:p/>
          </table:table-cell>
          <table:table-cell table:formula="of:=IF([test_results.$A313]=[test_results.X$307]; [test_results.$E313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101.allaizn.hori_fclock_chest.zip</text:p>
          </table:table-cell>
          <table:table-cell office:value-type="float" office:value="1" calcext:value-type="float">
            <text:p>1</text:p>
          </table:table-cell>
          <table:table-cell office:value-type="float" office:value="1.585" calcext:value-type="float">
            <text:p>1.585</text:p>
          </table:table-cell>
          <table:table-cell office:value-type="float" office:value="10.322" calcext:value-type="float">
            <text:p>10.322</text:p>
          </table:table-cell>
          <table:table-cell office:value-type="float" office:value="7.5" calcext:value-type="float">
            <text:p>7.5</text:p>
          </table:table-cell>
          <table:table-cell office:value-type="float" office:value="5.44" calcext:value-type="float">
            <text:p>5.44</text:p>
          </table:table-cell>
          <table:table-cell office:value-type="float" office:value="28.402" calcext:value-type="float">
            <text:p>28.402</text:p>
          </table:table-cell>
          <table:table-cell office:value-type="float" office:value="1000" calcext:value-type="float">
            <text:p>1000</text:p>
          </table:table-cell>
          <table:table-cell office:value-type="float" office:value="7499.783" calcext:value-type="float">
            <text:p>7499.783</text:p>
          </table:table-cell>
          <table:table-cell office:value-type="float" office:value="133.3" calcext:value-type="float">
            <text:p>133.3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314]=[test_results.N$307]; [test_results.$E314]; &quot;&quot;)">
            <text:p/>
          </table:table-cell>
          <table:table-cell table:formula="of:=IF([test_results.$A314]=[test_results.O$307]; [test_results.$E314]; &quot;&quot;)">
            <text:p/>
          </table:table-cell>
          <table:table-cell table:formula="of:=IF([test_results.$A314]=[test_results.P$307]; [test_results.$E314]; &quot;&quot;)">
            <text:p/>
          </table:table-cell>
          <table:table-cell table:formula="of:=IF([test_results.$A314]=[test_results.Q$307]; [test_results.$E314]; &quot;&quot;)">
            <text:p/>
          </table:table-cell>
          <table:table-cell table:formula="of:=IF([test_results.$A314]=[test_results.R$307]; [test_results.$E314]; &quot;&quot;)">
            <text:p/>
          </table:table-cell>
          <table:table-cell table:formula="of:=IF([test_results.$A314]=[test_results.S$307]; [test_results.$E314]; &quot;&quot;)">
            <text:p/>
          </table:table-cell>
          <table:table-cell table:formula="of:=IF([test_results.$A314]=[test_results.T$307]; [test_results.$E314]; &quot;&quot;)" office:value-type="float" office:value="7.5" calcext:value-type="float">
            <text:p>7.5</text:p>
          </table:table-cell>
          <table:table-cell table:formula="of:=IF([test_results.$A314]=[test_results.U$307]; [test_results.$E314]; &quot;&quot;)">
            <text:p/>
          </table:table-cell>
          <table:table-cell table:formula="of:=IF([test_results.$A314]=[test_results.V$307]; [test_results.$E314]; &quot;&quot;)">
            <text:p/>
          </table:table-cell>
          <table:table-cell table:formula="of:=IF([test_results.$A314]=[test_results.W$307]; [test_results.$E314]; &quot;&quot;)">
            <text:p/>
          </table:table-cell>
          <table:table-cell table:formula="of:=IF([test_results.$A314]=[test_results.X$307]; [test_results.$E314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101.allaizn.vert_tclock_car_sleep.zip</text:p>
          </table:table-cell>
          <table:table-cell office:value-type="float" office:value="1" calcext:value-type="float">
            <text:p>1</text:p>
          </table:table-cell>
          <table:table-cell office:value-type="float" office:value="1.596" calcext:value-type="float">
            <text:p>1.596</text:p>
          </table:table-cell>
          <table:table-cell office:value-type="float" office:value="7.538" calcext:value-type="float">
            <text:p>7.538</text:p>
          </table:table-cell>
          <table:table-cell office:value-type="float" office:value="4.736" calcext:value-type="float">
            <text:p>4.736</text:p>
          </table:table-cell>
          <table:table-cell office:value-type="float" office:value="2.756" calcext:value-type="float">
            <text:p>2.756</text:p>
          </table:table-cell>
          <table:table-cell office:value-type="float" office:value="22.92" calcext:value-type="float">
            <text:p>22.92</text:p>
          </table:table-cell>
          <table:table-cell office:value-type="float" office:value="1000" calcext:value-type="float">
            <text:p>1000</text:p>
          </table:table-cell>
          <table:table-cell office:value-type="float" office:value="4736.019" calcext:value-type="float">
            <text:p>4736.019</text:p>
          </table:table-cell>
          <table:table-cell office:value-type="float" office:value="211.1" calcext:value-type="float">
            <text:p>211.1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315]=[test_results.N$307]; [test_results.$E315]; &quot;&quot;)">
            <text:p/>
          </table:table-cell>
          <table:table-cell table:formula="of:=IF([test_results.$A315]=[test_results.O$307]; [test_results.$E315]; &quot;&quot;)">
            <text:p/>
          </table:table-cell>
          <table:table-cell table:formula="of:=IF([test_results.$A315]=[test_results.P$307]; [test_results.$E315]; &quot;&quot;)">
            <text:p/>
          </table:table-cell>
          <table:table-cell table:formula="of:=IF([test_results.$A315]=[test_results.Q$307]; [test_results.$E315]; &quot;&quot;)">
            <text:p/>
          </table:table-cell>
          <table:table-cell table:formula="of:=IF([test_results.$A315]=[test_results.R$307]; [test_results.$E315]; &quot;&quot;)">
            <text:p/>
          </table:table-cell>
          <table:table-cell table:formula="of:=IF([test_results.$A315]=[test_results.S$307]; [test_results.$E315]; &quot;&quot;)">
            <text:p/>
          </table:table-cell>
          <table:table-cell table:formula="of:=IF([test_results.$A315]=[test_results.T$307]; [test_results.$E315]; &quot;&quot;)">
            <text:p/>
          </table:table-cell>
          <table:table-cell table:formula="of:=IF([test_results.$A315]=[test_results.U$307]; [test_results.$E315]; &quot;&quot;)" office:value-type="float" office:value="4.736" calcext:value-type="float">
            <text:p>4.736</text:p>
          </table:table-cell>
          <table:table-cell table:formula="of:=IF([test_results.$A315]=[test_results.V$307]; [test_results.$E315]; &quot;&quot;)">
            <text:p/>
          </table:table-cell>
          <table:table-cell table:formula="of:=IF([test_results.$A315]=[test_results.W$307]; [test_results.$E315]; &quot;&quot;)">
            <text:p/>
          </table:table-cell>
          <table:table-cell table:formula="of:=IF([test_results.$A315]=[test_results.X$307]; [test_results.$E315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101.allaizn.hori_fclock_car.zip</text:p>
          </table:table-cell>
          <table:table-cell office:value-type="float" office:value="1" calcext:value-type="float">
            <text:p>1</text:p>
          </table:table-cell>
          <table:table-cell office:value-type="float" office:value="1.581" calcext:value-type="float">
            <text:p>1.581</text:p>
          </table:table-cell>
          <table:table-cell office:value-type="float" office:value="11.885" calcext:value-type="float">
            <text:p>11.885</text:p>
          </table:table-cell>
          <table:table-cell office:value-type="float" office:value="9.115" calcext:value-type="float">
            <text:p>9.115</text:p>
          </table:table-cell>
          <table:table-cell office:value-type="float" office:value="5.648" calcext:value-type="float">
            <text:p>5.648</text:p>
          </table:table-cell>
          <table:table-cell office:value-type="float" office:value="26.881" calcext:value-type="float">
            <text:p>26.881</text:p>
          </table:table-cell>
          <table:table-cell office:value-type="float" office:value="1000" calcext:value-type="float">
            <text:p>1000</text:p>
          </table:table-cell>
          <table:table-cell office:value-type="float" office:value="9115.307" calcext:value-type="float">
            <text:p>9115.307</text:p>
          </table:table-cell>
          <table:table-cell office:value-type="float" office:value="109.7" calcext:value-type="float">
            <text:p>109.7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316]=[test_results.N$307]; [test_results.$E316]; &quot;&quot;)">
            <text:p/>
          </table:table-cell>
          <table:table-cell table:formula="of:=IF([test_results.$A316]=[test_results.O$307]; [test_results.$E316]; &quot;&quot;)">
            <text:p/>
          </table:table-cell>
          <table:table-cell table:formula="of:=IF([test_results.$A316]=[test_results.P$307]; [test_results.$E316]; &quot;&quot;)">
            <text:p/>
          </table:table-cell>
          <table:table-cell table:formula="of:=IF([test_results.$A316]=[test_results.Q$307]; [test_results.$E316]; &quot;&quot;)">
            <text:p/>
          </table:table-cell>
          <table:table-cell table:formula="of:=IF([test_results.$A316]=[test_results.R$307]; [test_results.$E316]; &quot;&quot;)">
            <text:p/>
          </table:table-cell>
          <table:table-cell table:formula="of:=IF([test_results.$A316]=[test_results.S$307]; [test_results.$E316]; &quot;&quot;)">
            <text:p/>
          </table:table-cell>
          <table:table-cell table:formula="of:=IF([test_results.$A316]=[test_results.T$307]; [test_results.$E316]; &quot;&quot;)">
            <text:p/>
          </table:table-cell>
          <table:table-cell table:formula="of:=IF([test_results.$A316]=[test_results.U$307]; [test_results.$E316]; &quot;&quot;)">
            <text:p/>
          </table:table-cell>
          <table:table-cell table:formula="of:=IF([test_results.$A316]=[test_results.V$307]; [test_results.$E316]; &quot;&quot;)" office:value-type="float" office:value="9.115" calcext:value-type="float">
            <text:p>9.115</text:p>
          </table:table-cell>
          <table:table-cell table:formula="of:=IF([test_results.$A316]=[test_results.W$307]; [test_results.$E316]; &quot;&quot;)">
            <text:p/>
          </table:table-cell>
          <table:table-cell table:formula="of:=IF([test_results.$A316]=[test_results.X$307]; [test_results.$E316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101.allaizn.hori_fclock_car_sleep.zip</text:p>
          </table:table-cell>
          <table:table-cell office:value-type="float" office:value="1" calcext:value-type="float">
            <text:p>1</text:p>
          </table:table-cell>
          <table:table-cell office:value-type="float" office:value="1.583" calcext:value-type="float">
            <text:p>1.583</text:p>
          </table:table-cell>
          <table:table-cell office:value-type="float" office:value="10.858" calcext:value-type="float">
            <text:p>10.858</text:p>
          </table:table-cell>
          <table:table-cell office:value-type="float" office:value="8.089" calcext:value-type="float">
            <text:p>8.089</text:p>
          </table:table-cell>
          <table:table-cell office:value-type="float" office:value="5.543" calcext:value-type="float">
            <text:p>5.543</text:p>
          </table:table-cell>
          <table:table-cell office:value-type="float" office:value="20.938" calcext:value-type="float">
            <text:p>20.938</text:p>
          </table:table-cell>
          <table:table-cell office:value-type="float" office:value="1000" calcext:value-type="float">
            <text:p>1000</text:p>
          </table:table-cell>
          <table:table-cell office:value-type="float" office:value="8088.697" calcext:value-type="float">
            <text:p>8088.697</text:p>
          </table:table-cell>
          <table:table-cell office:value-type="float" office:value="123.6" calcext:value-type="float">
            <text:p>123.6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317]=[test_results.N$307]; [test_results.$E317]; &quot;&quot;)">
            <text:p/>
          </table:table-cell>
          <table:table-cell table:formula="of:=IF([test_results.$A317]=[test_results.O$307]; [test_results.$E317]; &quot;&quot;)">
            <text:p/>
          </table:table-cell>
          <table:table-cell table:formula="of:=IF([test_results.$A317]=[test_results.P$307]; [test_results.$E317]; &quot;&quot;)">
            <text:p/>
          </table:table-cell>
          <table:table-cell table:formula="of:=IF([test_results.$A317]=[test_results.Q$307]; [test_results.$E317]; &quot;&quot;)">
            <text:p/>
          </table:table-cell>
          <table:table-cell table:formula="of:=IF([test_results.$A317]=[test_results.R$307]; [test_results.$E317]; &quot;&quot;)">
            <text:p/>
          </table:table-cell>
          <table:table-cell table:formula="of:=IF([test_results.$A317]=[test_results.S$307]; [test_results.$E317]; &quot;&quot;)">
            <text:p/>
          </table:table-cell>
          <table:table-cell table:formula="of:=IF([test_results.$A317]=[test_results.T$307]; [test_results.$E317]; &quot;&quot;)">
            <text:p/>
          </table:table-cell>
          <table:table-cell table:formula="of:=IF([test_results.$A317]=[test_results.U$307]; [test_results.$E317]; &quot;&quot;)">
            <text:p/>
          </table:table-cell>
          <table:table-cell table:formula="of:=IF([test_results.$A317]=[test_results.V$307]; [test_results.$E317]; &quot;&quot;)">
            <text:p/>
          </table:table-cell>
          <table:table-cell table:formula="of:=IF([test_results.$A317]=[test_results.W$307]; [test_results.$E317]; &quot;&quot;)" office:value-type="float" office:value="8.089" calcext:value-type="float">
            <text:p>8.089</text:p>
          </table:table-cell>
          <table:table-cell table:formula="of:=IF([test_results.$A317]=[test_results.X$307]; [test_results.$E317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101.allaizn.hori_fclock_2car_sleep.zip</text:p>
          </table:table-cell>
          <table:table-cell office:value-type="float" office:value="1" calcext:value-type="float">
            <text:p>1</text:p>
          </table:table-cell>
          <table:table-cell office:value-type="float" office:value="1.648" calcext:value-type="float">
            <text:p>1.648</text:p>
          </table:table-cell>
          <table:table-cell office:value-type="float" office:value="10.393" calcext:value-type="float">
            <text:p>10.393</text:p>
          </table:table-cell>
          <table:table-cell office:value-type="float" office:value="7.52" calcext:value-type="float">
            <text:p>7.52</text:p>
          </table:table-cell>
          <table:table-cell office:value-type="float" office:value="4.517" calcext:value-type="float">
            <text:p>4.517</text:p>
          </table:table-cell>
          <table:table-cell office:value-type="float" office:value="24.517" calcext:value-type="float">
            <text:p>24.517</text:p>
          </table:table-cell>
          <table:table-cell office:value-type="float" office:value="1000" calcext:value-type="float">
            <text:p>1000</text:p>
          </table:table-cell>
          <table:table-cell office:value-type="float" office:value="7520.247" calcext:value-type="float">
            <text:p>7520.247</text:p>
          </table:table-cell>
          <table:table-cell office:value-type="float" office:value="132.9" calcext:value-type="float">
            <text:p>132.9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318]=[test_results.N$307]; [test_results.$E318]; &quot;&quot;)">
            <text:p/>
          </table:table-cell>
          <table:table-cell table:formula="of:=IF([test_results.$A318]=[test_results.O$307]; [test_results.$E318]; &quot;&quot;)">
            <text:p/>
          </table:table-cell>
          <table:table-cell table:formula="of:=IF([test_results.$A318]=[test_results.P$307]; [test_results.$E318]; &quot;&quot;)">
            <text:p/>
          </table:table-cell>
          <table:table-cell table:formula="of:=IF([test_results.$A318]=[test_results.Q$307]; [test_results.$E318]; &quot;&quot;)">
            <text:p/>
          </table:table-cell>
          <table:table-cell table:formula="of:=IF([test_results.$A318]=[test_results.R$307]; [test_results.$E318]; &quot;&quot;)">
            <text:p/>
          </table:table-cell>
          <table:table-cell table:formula="of:=IF([test_results.$A318]=[test_results.S$307]; [test_results.$E318]; &quot;&quot;)">
            <text:p/>
          </table:table-cell>
          <table:table-cell table:formula="of:=IF([test_results.$A318]=[test_results.T$307]; [test_results.$E318]; &quot;&quot;)">
            <text:p/>
          </table:table-cell>
          <table:table-cell table:formula="of:=IF([test_results.$A318]=[test_results.U$307]; [test_results.$E318]; &quot;&quot;)">
            <text:p/>
          </table:table-cell>
          <table:table-cell table:formula="of:=IF([test_results.$A318]=[test_results.V$307]; [test_results.$E318]; &quot;&quot;)">
            <text:p/>
          </table:table-cell>
          <table:table-cell table:formula="of:=IF([test_results.$A318]=[test_results.W$307]; [test_results.$E318]; &quot;&quot;)">
            <text:p/>
          </table:table-cell>
          <table:table-cell table:formula="of:=IF([test_results.$A318]=[test_results.X$307]; [test_results.$E318]; &quot;&quot;)"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101.allaizn.hori_tclock_2car.zip</text:p>
          </table:table-cell>
          <table:table-cell office:value-type="float" office:value="2" calcext:value-type="float">
            <text:p>2</text:p>
          </table:table-cell>
          <table:table-cell office:value-type="float" office:value="1.659" calcext:value-type="float">
            <text:p>1.659</text:p>
          </table:table-cell>
          <table:table-cell office:value-type="float" office:value="10.485" calcext:value-type="float">
            <text:p>10.485</text:p>
          </table:table-cell>
          <table:table-cell office:value-type="float" office:value="7.592" calcext:value-type="float">
            <text:p>7.592</text:p>
          </table:table-cell>
          <table:table-cell office:value-type="float" office:value="5.365" calcext:value-type="float">
            <text:p>5.365</text:p>
          </table:table-cell>
          <table:table-cell office:value-type="float" office:value="28.751" calcext:value-type="float">
            <text:p>28.751</text:p>
          </table:table-cell>
          <table:table-cell office:value-type="float" office:value="1000" calcext:value-type="float">
            <text:p>1000</text:p>
          </table:table-cell>
          <table:table-cell office:value-type="float" office:value="7592.232" calcext:value-type="float">
            <text:p>7592.232</text:p>
          </table:table-cell>
          <table:table-cell office:value-type="float" office:value="131.7" calcext:value-type="float">
            <text:p>131.7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319]=[test_results.N$307]; [test_results.$E319]; &quot;&quot;)" office:value-type="float" office:value="7.592" calcext:value-type="float">
            <text:p>7.592</text:p>
          </table:table-cell>
          <table:table-cell table:formula="of:=IF([test_results.$A319]=[test_results.O$307]; [test_results.$E319]; &quot;&quot;)">
            <text:p/>
          </table:table-cell>
          <table:table-cell table:formula="of:=IF([test_results.$A319]=[test_results.P$307]; [test_results.$E319]; &quot;&quot;)">
            <text:p/>
          </table:table-cell>
          <table:table-cell table:formula="of:=IF([test_results.$A319]=[test_results.Q$307]; [test_results.$E319]; &quot;&quot;)">
            <text:p/>
          </table:table-cell>
          <table:table-cell table:formula="of:=IF([test_results.$A319]=[test_results.R$307]; [test_results.$E319]; &quot;&quot;)">
            <text:p/>
          </table:table-cell>
          <table:table-cell table:formula="of:=IF([test_results.$A319]=[test_results.S$307]; [test_results.$E319]; &quot;&quot;)">
            <text:p/>
          </table:table-cell>
          <table:table-cell table:formula="of:=IF([test_results.$A319]=[test_results.T$307]; [test_results.$E319]; &quot;&quot;)">
            <text:p/>
          </table:table-cell>
          <table:table-cell table:formula="of:=IF([test_results.$A319]=[test_results.U$307]; [test_results.$E319]; &quot;&quot;)">
            <text:p/>
          </table:table-cell>
          <table:table-cell table:formula="of:=IF([test_results.$A319]=[test_results.V$307]; [test_results.$E319]; &quot;&quot;)">
            <text:p/>
          </table:table-cell>
          <table:table-cell table:formula="of:=IF([test_results.$A319]=[test_results.W$307]; [test_results.$E319]; &quot;&quot;)">
            <text:p/>
          </table:table-cell>
          <table:table-cell table:formula="of:=IF([test_results.$A319]=[test_results.X$307]; [test_results.$E319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101.allaizn.hori_tclock_car_sleep.zip</text:p>
          </table:table-cell>
          <table:table-cell office:value-type="float" office:value="2" calcext:value-type="float">
            <text:p>2</text:p>
          </table:table-cell>
          <table:table-cell office:value-type="float" office:value="1.593" calcext:value-type="float">
            <text:p>1.593</text:p>
          </table:table-cell>
          <table:table-cell office:value-type="float" office:value="7.964" calcext:value-type="float">
            <text:p>7.964</text:p>
          </table:table-cell>
          <table:table-cell office:value-type="float" office:value="5.182" calcext:value-type="float">
            <text:p>5.182</text:p>
          </table:table-cell>
          <table:table-cell office:value-type="float" office:value="2.726" calcext:value-type="float">
            <text:p>2.726</text:p>
          </table:table-cell>
          <table:table-cell office:value-type="float" office:value="26.223" calcext:value-type="float">
            <text:p>26.223</text:p>
          </table:table-cell>
          <table:table-cell office:value-type="float" office:value="1000" calcext:value-type="float">
            <text:p>1000</text:p>
          </table:table-cell>
          <table:table-cell office:value-type="float" office:value="5182.301" calcext:value-type="float">
            <text:p>5182.301</text:p>
          </table:table-cell>
          <table:table-cell office:value-type="float" office:value="192.9" calcext:value-type="float">
            <text:p>192.9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320]=[test_results.N$307]; [test_results.$E320]; &quot;&quot;)">
            <text:p/>
          </table:table-cell>
          <table:table-cell table:formula="of:=IF([test_results.$A320]=[test_results.O$307]; [test_results.$E320]; &quot;&quot;)" office:value-type="float" office:value="5.182" calcext:value-type="float">
            <text:p>5.182</text:p>
          </table:table-cell>
          <table:table-cell table:formula="of:=IF([test_results.$A320]=[test_results.P$307]; [test_results.$E320]; &quot;&quot;)">
            <text:p/>
          </table:table-cell>
          <table:table-cell table:formula="of:=IF([test_results.$A320]=[test_results.Q$307]; [test_results.$E320]; &quot;&quot;)">
            <text:p/>
          </table:table-cell>
          <table:table-cell table:formula="of:=IF([test_results.$A320]=[test_results.R$307]; [test_results.$E320]; &quot;&quot;)">
            <text:p/>
          </table:table-cell>
          <table:table-cell table:formula="of:=IF([test_results.$A320]=[test_results.S$307]; [test_results.$E320]; &quot;&quot;)">
            <text:p/>
          </table:table-cell>
          <table:table-cell table:formula="of:=IF([test_results.$A320]=[test_results.T$307]; [test_results.$E320]; &quot;&quot;)">
            <text:p/>
          </table:table-cell>
          <table:table-cell table:formula="of:=IF([test_results.$A320]=[test_results.U$307]; [test_results.$E320]; &quot;&quot;)">
            <text:p/>
          </table:table-cell>
          <table:table-cell table:formula="of:=IF([test_results.$A320]=[test_results.V$307]; [test_results.$E320]; &quot;&quot;)">
            <text:p/>
          </table:table-cell>
          <table:table-cell table:formula="of:=IF([test_results.$A320]=[test_results.W$307]; [test_results.$E320]; &quot;&quot;)">
            <text:p/>
          </table:table-cell>
          <table:table-cell table:formula="of:=IF([test_results.$A320]=[test_results.X$307]; [test_results.$E320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101.allaizn.hori_tclock_car.zip</text:p>
          </table:table-cell>
          <table:table-cell office:value-type="float" office:value="2" calcext:value-type="float">
            <text:p>2</text:p>
          </table:table-cell>
          <table:table-cell office:value-type="float" office:value="1.598" calcext:value-type="float">
            <text:p>1.598</text:p>
          </table:table-cell>
          <table:table-cell office:value-type="float" office:value="9.251" calcext:value-type="float">
            <text:p>9.251</text:p>
          </table:table-cell>
          <table:table-cell office:value-type="float" office:value="6.46" calcext:value-type="float">
            <text:p>6.46</text:p>
          </table:table-cell>
          <table:table-cell office:value-type="float" office:value="4.124" calcext:value-type="float">
            <text:p>4.124</text:p>
          </table:table-cell>
          <table:table-cell office:value-type="float" office:value="27.028" calcext:value-type="float">
            <text:p>27.028</text:p>
          </table:table-cell>
          <table:table-cell office:value-type="float" office:value="1000" calcext:value-type="float">
            <text:p>1000</text:p>
          </table:table-cell>
          <table:table-cell office:value-type="float" office:value="6459.863" calcext:value-type="float">
            <text:p>6459.863</text:p>
          </table:table-cell>
          <table:table-cell office:value-type="float" office:value="154.8" calcext:value-type="float">
            <text:p>154.8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321]=[test_results.N$307]; [test_results.$E321]; &quot;&quot;)">
            <text:p/>
          </table:table-cell>
          <table:table-cell table:formula="of:=IF([test_results.$A321]=[test_results.O$307]; [test_results.$E321]; &quot;&quot;)">
            <text:p/>
          </table:table-cell>
          <table:table-cell table:formula="of:=IF([test_results.$A321]=[test_results.P$307]; [test_results.$E321]; &quot;&quot;)" office:value-type="float" office:value="6.46" calcext:value-type="float">
            <text:p>6.46</text:p>
          </table:table-cell>
          <table:table-cell table:formula="of:=IF([test_results.$A321]=[test_results.Q$307]; [test_results.$E321]; &quot;&quot;)">
            <text:p/>
          </table:table-cell>
          <table:table-cell table:formula="of:=IF([test_results.$A321]=[test_results.R$307]; [test_results.$E321]; &quot;&quot;)">
            <text:p/>
          </table:table-cell>
          <table:table-cell table:formula="of:=IF([test_results.$A321]=[test_results.S$307]; [test_results.$E321]; &quot;&quot;)">
            <text:p/>
          </table:table-cell>
          <table:table-cell table:formula="of:=IF([test_results.$A321]=[test_results.T$307]; [test_results.$E321]; &quot;&quot;)">
            <text:p/>
          </table:table-cell>
          <table:table-cell table:formula="of:=IF([test_results.$A321]=[test_results.U$307]; [test_results.$E321]; &quot;&quot;)">
            <text:p/>
          </table:table-cell>
          <table:table-cell table:formula="of:=IF([test_results.$A321]=[test_results.V$307]; [test_results.$E321]; &quot;&quot;)">
            <text:p/>
          </table:table-cell>
          <table:table-cell table:formula="of:=IF([test_results.$A321]=[test_results.W$307]; [test_results.$E321]; &quot;&quot;)">
            <text:p/>
          </table:table-cell>
          <table:table-cell table:formula="of:=IF([test_results.$A321]=[test_results.X$307]; [test_results.$E321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101.allaizn.hori_tclock_2car_sleep.zip</text:p>
          </table:table-cell>
          <table:table-cell office:value-type="float" office:value="2" calcext:value-type="float">
            <text:p>2</text:p>
          </table:table-cell>
          <table:table-cell office:value-type="float" office:value="1.655" calcext:value-type="float">
            <text:p>1.655</text:p>
          </table:table-cell>
          <table:table-cell office:value-type="float" office:value="7.879" calcext:value-type="float">
            <text:p>7.879</text:p>
          </table:table-cell>
          <table:table-cell office:value-type="float" office:value="4.993" calcext:value-type="float">
            <text:p>4.993</text:p>
          </table:table-cell>
          <table:table-cell office:value-type="float" office:value="2.709" calcext:value-type="float">
            <text:p>2.709</text:p>
          </table:table-cell>
          <table:table-cell office:value-type="float" office:value="26.532" calcext:value-type="float">
            <text:p>26.532</text:p>
          </table:table-cell>
          <table:table-cell office:value-type="float" office:value="1000" calcext:value-type="float">
            <text:p>1000</text:p>
          </table:table-cell>
          <table:table-cell office:value-type="float" office:value="4993.217" calcext:value-type="float">
            <text:p>4993.217</text:p>
          </table:table-cell>
          <table:table-cell office:value-type="float" office:value="200.2" calcext:value-type="float">
            <text:p>200.2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322]=[test_results.N$307]; [test_results.$E322]; &quot;&quot;)">
            <text:p/>
          </table:table-cell>
          <table:table-cell table:formula="of:=IF([test_results.$A322]=[test_results.O$307]; [test_results.$E322]; &quot;&quot;)">
            <text:p/>
          </table:table-cell>
          <table:table-cell table:formula="of:=IF([test_results.$A322]=[test_results.P$307]; [test_results.$E322]; &quot;&quot;)">
            <text:p/>
          </table:table-cell>
          <table:table-cell table:formula="of:=IF([test_results.$A322]=[test_results.Q$307]; [test_results.$E322]; &quot;&quot;)" office:value-type="float" office:value="4.993" calcext:value-type="float">
            <text:p>4.993</text:p>
          </table:table-cell>
          <table:table-cell table:formula="of:=IF([test_results.$A322]=[test_results.R$307]; [test_results.$E322]; &quot;&quot;)">
            <text:p/>
          </table:table-cell>
          <table:table-cell table:formula="of:=IF([test_results.$A322]=[test_results.S$307]; [test_results.$E322]; &quot;&quot;)">
            <text:p/>
          </table:table-cell>
          <table:table-cell table:formula="of:=IF([test_results.$A322]=[test_results.T$307]; [test_results.$E322]; &quot;&quot;)">
            <text:p/>
          </table:table-cell>
          <table:table-cell table:formula="of:=IF([test_results.$A322]=[test_results.U$307]; [test_results.$E322]; &quot;&quot;)">
            <text:p/>
          </table:table-cell>
          <table:table-cell table:formula="of:=IF([test_results.$A322]=[test_results.V$307]; [test_results.$E322]; &quot;&quot;)">
            <text:p/>
          </table:table-cell>
          <table:table-cell table:formula="of:=IF([test_results.$A322]=[test_results.W$307]; [test_results.$E322]; &quot;&quot;)">
            <text:p/>
          </table:table-cell>
          <table:table-cell table:formula="of:=IF([test_results.$A322]=[test_results.X$307]; [test_results.$E322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101.allaizn.hori_fclock_2car.zip</text:p>
          </table:table-cell>
          <table:table-cell office:value-type="float" office:value="2" calcext:value-type="float">
            <text:p>2</text:p>
          </table:table-cell>
          <table:table-cell office:value-type="float" office:value="1.648" calcext:value-type="float">
            <text:p>1.648</text:p>
          </table:table-cell>
          <table:table-cell office:value-type="float" office:value="12.657" calcext:value-type="float">
            <text:p>12.657</text:p>
          </table:table-cell>
          <table:table-cell office:value-type="float" office:value="9.775" calcext:value-type="float">
            <text:p>9.775</text:p>
          </table:table-cell>
          <table:table-cell office:value-type="float" office:value="6.802" calcext:value-type="float">
            <text:p>6.802</text:p>
          </table:table-cell>
          <table:table-cell office:value-type="float" office:value="33.77" calcext:value-type="float">
            <text:p>33.77</text:p>
          </table:table-cell>
          <table:table-cell office:value-type="float" office:value="1000" calcext:value-type="float">
            <text:p>1000</text:p>
          </table:table-cell>
          <table:table-cell office:value-type="float" office:value="9774.827" calcext:value-type="float">
            <text:p>9774.827</text:p>
          </table:table-cell>
          <table:table-cell office:value-type="float" office:value="102.3" calcext:value-type="float">
            <text:p>102.3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323]=[test_results.N$307]; [test_results.$E323]; &quot;&quot;)">
            <text:p/>
          </table:table-cell>
          <table:table-cell table:formula="of:=IF([test_results.$A323]=[test_results.O$307]; [test_results.$E323]; &quot;&quot;)">
            <text:p/>
          </table:table-cell>
          <table:table-cell table:formula="of:=IF([test_results.$A323]=[test_results.P$307]; [test_results.$E323]; &quot;&quot;)">
            <text:p/>
          </table:table-cell>
          <table:table-cell table:formula="of:=IF([test_results.$A323]=[test_results.Q$307]; [test_results.$E323]; &quot;&quot;)">
            <text:p/>
          </table:table-cell>
          <table:table-cell table:formula="of:=IF([test_results.$A323]=[test_results.R$307]; [test_results.$E323]; &quot;&quot;)" office:value-type="float" office:value="9.775" calcext:value-type="float">
            <text:p>9.775</text:p>
          </table:table-cell>
          <table:table-cell table:formula="of:=IF([test_results.$A323]=[test_results.S$307]; [test_results.$E323]; &quot;&quot;)">
            <text:p/>
          </table:table-cell>
          <table:table-cell table:formula="of:=IF([test_results.$A323]=[test_results.T$307]; [test_results.$E323]; &quot;&quot;)">
            <text:p/>
          </table:table-cell>
          <table:table-cell table:formula="of:=IF([test_results.$A323]=[test_results.U$307]; [test_results.$E323]; &quot;&quot;)">
            <text:p/>
          </table:table-cell>
          <table:table-cell table:formula="of:=IF([test_results.$A323]=[test_results.V$307]; [test_results.$E323]; &quot;&quot;)">
            <text:p/>
          </table:table-cell>
          <table:table-cell table:formula="of:=IF([test_results.$A323]=[test_results.W$307]; [test_results.$E323]; &quot;&quot;)">
            <text:p/>
          </table:table-cell>
          <table:table-cell table:formula="of:=IF([test_results.$A323]=[test_results.X$307]; [test_results.$E323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101.allaizn.hori_tclock_chest.zip</text:p>
          </table:table-cell>
          <table:table-cell office:value-type="float" office:value="2" calcext:value-type="float">
            <text:p>2</text:p>
          </table:table-cell>
          <table:table-cell office:value-type="float" office:value="1.605" calcext:value-type="float">
            <text:p>1.605</text:p>
          </table:table-cell>
          <table:table-cell office:value-type="float" office:value="8.006" calcext:value-type="float">
            <text:p>8.006</text:p>
          </table:table-cell>
          <table:table-cell office:value-type="float" office:value="5.161" calcext:value-type="float">
            <text:p>5.161</text:p>
          </table:table-cell>
          <table:table-cell office:value-type="float" office:value="3.013" calcext:value-type="float">
            <text:p>3.013</text:p>
          </table:table-cell>
          <table:table-cell office:value-type="float" office:value="21.608" calcext:value-type="float">
            <text:p>21.608</text:p>
          </table:table-cell>
          <table:table-cell office:value-type="float" office:value="1000" calcext:value-type="float">
            <text:p>1000</text:p>
          </table:table-cell>
          <table:table-cell office:value-type="float" office:value="5160.516" calcext:value-type="float">
            <text:p>5160.516</text:p>
          </table:table-cell>
          <table:table-cell office:value-type="float" office:value="193.7" calcext:value-type="float">
            <text:p>193.7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324]=[test_results.N$307]; [test_results.$E324]; &quot;&quot;)">
            <text:p/>
          </table:table-cell>
          <table:table-cell table:formula="of:=IF([test_results.$A324]=[test_results.O$307]; [test_results.$E324]; &quot;&quot;)">
            <text:p/>
          </table:table-cell>
          <table:table-cell table:formula="of:=IF([test_results.$A324]=[test_results.P$307]; [test_results.$E324]; &quot;&quot;)">
            <text:p/>
          </table:table-cell>
          <table:table-cell table:formula="of:=IF([test_results.$A324]=[test_results.Q$307]; [test_results.$E324]; &quot;&quot;)">
            <text:p/>
          </table:table-cell>
          <table:table-cell table:formula="of:=IF([test_results.$A324]=[test_results.R$307]; [test_results.$E324]; &quot;&quot;)">
            <text:p/>
          </table:table-cell>
          <table:table-cell table:formula="of:=IF([test_results.$A324]=[test_results.S$307]; [test_results.$E324]; &quot;&quot;)" office:value-type="float" office:value="5.161" calcext:value-type="float">
            <text:p>5.161</text:p>
          </table:table-cell>
          <table:table-cell table:formula="of:=IF([test_results.$A324]=[test_results.T$307]; [test_results.$E324]; &quot;&quot;)">
            <text:p/>
          </table:table-cell>
          <table:table-cell table:formula="of:=IF([test_results.$A324]=[test_results.U$307]; [test_results.$E324]; &quot;&quot;)">
            <text:p/>
          </table:table-cell>
          <table:table-cell table:formula="of:=IF([test_results.$A324]=[test_results.V$307]; [test_results.$E324]; &quot;&quot;)">
            <text:p/>
          </table:table-cell>
          <table:table-cell table:formula="of:=IF([test_results.$A324]=[test_results.W$307]; [test_results.$E324]; &quot;&quot;)">
            <text:p/>
          </table:table-cell>
          <table:table-cell table:formula="of:=IF([test_results.$A324]=[test_results.X$307]; [test_results.$E324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101.allaizn.hori_fclock_chest.zip</text:p>
          </table:table-cell>
          <table:table-cell office:value-type="float" office:value="2" calcext:value-type="float">
            <text:p>2</text:p>
          </table:table-cell>
          <table:table-cell office:value-type="float" office:value="1.584" calcext:value-type="float">
            <text:p>1.584</text:p>
          </table:table-cell>
          <table:table-cell office:value-type="float" office:value="10.37" calcext:value-type="float">
            <text:p>10.37</text:p>
          </table:table-cell>
          <table:table-cell office:value-type="float" office:value="7.556" calcext:value-type="float">
            <text:p>7.556</text:p>
          </table:table-cell>
          <table:table-cell office:value-type="float" office:value="5.48" calcext:value-type="float">
            <text:p>5.48</text:p>
          </table:table-cell>
          <table:table-cell office:value-type="float" office:value="28.642" calcext:value-type="float">
            <text:p>28.642</text:p>
          </table:table-cell>
          <table:table-cell office:value-type="float" office:value="1000" calcext:value-type="float">
            <text:p>1000</text:p>
          </table:table-cell>
          <table:table-cell office:value-type="float" office:value="7555.523" calcext:value-type="float">
            <text:p>7555.523</text:p>
          </table:table-cell>
          <table:table-cell office:value-type="float" office:value="132.3" calcext:value-type="float">
            <text:p>132.3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325]=[test_results.N$307]; [test_results.$E325]; &quot;&quot;)">
            <text:p/>
          </table:table-cell>
          <table:table-cell table:formula="of:=IF([test_results.$A325]=[test_results.O$307]; [test_results.$E325]; &quot;&quot;)">
            <text:p/>
          </table:table-cell>
          <table:table-cell table:formula="of:=IF([test_results.$A325]=[test_results.P$307]; [test_results.$E325]; &quot;&quot;)">
            <text:p/>
          </table:table-cell>
          <table:table-cell table:formula="of:=IF([test_results.$A325]=[test_results.Q$307]; [test_results.$E325]; &quot;&quot;)">
            <text:p/>
          </table:table-cell>
          <table:table-cell table:formula="of:=IF([test_results.$A325]=[test_results.R$307]; [test_results.$E325]; &quot;&quot;)">
            <text:p/>
          </table:table-cell>
          <table:table-cell table:formula="of:=IF([test_results.$A325]=[test_results.S$307]; [test_results.$E325]; &quot;&quot;)">
            <text:p/>
          </table:table-cell>
          <table:table-cell table:formula="of:=IF([test_results.$A325]=[test_results.T$307]; [test_results.$E325]; &quot;&quot;)" office:value-type="float" office:value="7.556" calcext:value-type="float">
            <text:p>7.556</text:p>
          </table:table-cell>
          <table:table-cell table:formula="of:=IF([test_results.$A325]=[test_results.U$307]; [test_results.$E325]; &quot;&quot;)">
            <text:p/>
          </table:table-cell>
          <table:table-cell table:formula="of:=IF([test_results.$A325]=[test_results.V$307]; [test_results.$E325]; &quot;&quot;)">
            <text:p/>
          </table:table-cell>
          <table:table-cell table:formula="of:=IF([test_results.$A325]=[test_results.W$307]; [test_results.$E325]; &quot;&quot;)">
            <text:p/>
          </table:table-cell>
          <table:table-cell table:formula="of:=IF([test_results.$A325]=[test_results.X$307]; [test_results.$E325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101.allaizn.vert_tclock_car_sleep.zip</text:p>
          </table:table-cell>
          <table:table-cell office:value-type="float" office:value="2" calcext:value-type="float">
            <text:p>2</text:p>
          </table:table-cell>
          <table:table-cell office:value-type="float" office:value="1.597" calcext:value-type="float">
            <text:p>1.597</text:p>
          </table:table-cell>
          <table:table-cell office:value-type="float" office:value="7.548" calcext:value-type="float">
            <text:p>7.548</text:p>
          </table:table-cell>
          <table:table-cell office:value-type="float" office:value="4.745" calcext:value-type="float">
            <text:p>4.745</text:p>
          </table:table-cell>
          <table:table-cell office:value-type="float" office:value="2.759" calcext:value-type="float">
            <text:p>2.759</text:p>
          </table:table-cell>
          <table:table-cell office:value-type="float" office:value="22.983" calcext:value-type="float">
            <text:p>22.983</text:p>
          </table:table-cell>
          <table:table-cell office:value-type="float" office:value="1000" calcext:value-type="float">
            <text:p>1000</text:p>
          </table:table-cell>
          <table:table-cell office:value-type="float" office:value="4745.04" calcext:value-type="float">
            <text:p>4745.04</text:p>
          </table:table-cell>
          <table:table-cell office:value-type="float" office:value="210.7" calcext:value-type="float">
            <text:p>210.7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326]=[test_results.N$307]; [test_results.$E326]; &quot;&quot;)">
            <text:p/>
          </table:table-cell>
          <table:table-cell table:formula="of:=IF([test_results.$A326]=[test_results.O$307]; [test_results.$E326]; &quot;&quot;)">
            <text:p/>
          </table:table-cell>
          <table:table-cell table:formula="of:=IF([test_results.$A326]=[test_results.P$307]; [test_results.$E326]; &quot;&quot;)">
            <text:p/>
          </table:table-cell>
          <table:table-cell table:formula="of:=IF([test_results.$A326]=[test_results.Q$307]; [test_results.$E326]; &quot;&quot;)">
            <text:p/>
          </table:table-cell>
          <table:table-cell table:formula="of:=IF([test_results.$A326]=[test_results.R$307]; [test_results.$E326]; &quot;&quot;)">
            <text:p/>
          </table:table-cell>
          <table:table-cell table:formula="of:=IF([test_results.$A326]=[test_results.S$307]; [test_results.$E326]; &quot;&quot;)">
            <text:p/>
          </table:table-cell>
          <table:table-cell table:formula="of:=IF([test_results.$A326]=[test_results.T$307]; [test_results.$E326]; &quot;&quot;)">
            <text:p/>
          </table:table-cell>
          <table:table-cell table:formula="of:=IF([test_results.$A326]=[test_results.U$307]; [test_results.$E326]; &quot;&quot;)" office:value-type="float" office:value="4.745" calcext:value-type="float">
            <text:p>4.745</text:p>
          </table:table-cell>
          <table:table-cell table:formula="of:=IF([test_results.$A326]=[test_results.V$307]; [test_results.$E326]; &quot;&quot;)">
            <text:p/>
          </table:table-cell>
          <table:table-cell table:formula="of:=IF([test_results.$A326]=[test_results.W$307]; [test_results.$E326]; &quot;&quot;)">
            <text:p/>
          </table:table-cell>
          <table:table-cell table:formula="of:=IF([test_results.$A326]=[test_results.X$307]; [test_results.$E326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101.allaizn.hori_fclock_car.zip</text:p>
          </table:table-cell>
          <table:table-cell office:value-type="float" office:value="2" calcext:value-type="float">
            <text:p>2</text:p>
          </table:table-cell>
          <table:table-cell office:value-type="float" office:value="1.577" calcext:value-type="float">
            <text:p>1.577</text:p>
          </table:table-cell>
          <table:table-cell office:value-type="float" office:value="11.912" calcext:value-type="float">
            <text:p>11.912</text:p>
          </table:table-cell>
          <table:table-cell office:value-type="float" office:value="9.143" calcext:value-type="float">
            <text:p>9.143</text:p>
          </table:table-cell>
          <table:table-cell office:value-type="float" office:value="5.66" calcext:value-type="float">
            <text:p>5.66</text:p>
          </table:table-cell>
          <table:table-cell office:value-type="float" office:value="27.023" calcext:value-type="float">
            <text:p>27.023</text:p>
          </table:table-cell>
          <table:table-cell office:value-type="float" office:value="1000" calcext:value-type="float">
            <text:p>1000</text:p>
          </table:table-cell>
          <table:table-cell office:value-type="float" office:value="9143.431" calcext:value-type="float">
            <text:p>9143.431</text:p>
          </table:table-cell>
          <table:table-cell office:value-type="float" office:value="109.3" calcext:value-type="float">
            <text:p>109.3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327]=[test_results.N$307]; [test_results.$E327]; &quot;&quot;)">
            <text:p/>
          </table:table-cell>
          <table:table-cell table:formula="of:=IF([test_results.$A327]=[test_results.O$307]; [test_results.$E327]; &quot;&quot;)">
            <text:p/>
          </table:table-cell>
          <table:table-cell table:formula="of:=IF([test_results.$A327]=[test_results.P$307]; [test_results.$E327]; &quot;&quot;)">
            <text:p/>
          </table:table-cell>
          <table:table-cell table:formula="of:=IF([test_results.$A327]=[test_results.Q$307]; [test_results.$E327]; &quot;&quot;)">
            <text:p/>
          </table:table-cell>
          <table:table-cell table:formula="of:=IF([test_results.$A327]=[test_results.R$307]; [test_results.$E327]; &quot;&quot;)">
            <text:p/>
          </table:table-cell>
          <table:table-cell table:formula="of:=IF([test_results.$A327]=[test_results.S$307]; [test_results.$E327]; &quot;&quot;)">
            <text:p/>
          </table:table-cell>
          <table:table-cell table:formula="of:=IF([test_results.$A327]=[test_results.T$307]; [test_results.$E327]; &quot;&quot;)">
            <text:p/>
          </table:table-cell>
          <table:table-cell table:formula="of:=IF([test_results.$A327]=[test_results.U$307]; [test_results.$E327]; &quot;&quot;)">
            <text:p/>
          </table:table-cell>
          <table:table-cell table:formula="of:=IF([test_results.$A327]=[test_results.V$307]; [test_results.$E327]; &quot;&quot;)" office:value-type="float" office:value="9.143" calcext:value-type="float">
            <text:p>9.143</text:p>
          </table:table-cell>
          <table:table-cell table:formula="of:=IF([test_results.$A327]=[test_results.W$307]; [test_results.$E327]; &quot;&quot;)">
            <text:p/>
          </table:table-cell>
          <table:table-cell table:formula="of:=IF([test_results.$A327]=[test_results.X$307]; [test_results.$E327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101.allaizn.hori_fclock_car_sleep.zip</text:p>
          </table:table-cell>
          <table:table-cell office:value-type="float" office:value="2" calcext:value-type="float">
            <text:p>2</text:p>
          </table:table-cell>
          <table:table-cell office:value-type="float" office:value="1.576" calcext:value-type="float">
            <text:p>1.576</text:p>
          </table:table-cell>
          <table:table-cell office:value-type="float" office:value="10.911" calcext:value-type="float">
            <text:p>10.911</text:p>
          </table:table-cell>
          <table:table-cell office:value-type="float" office:value="8.146" calcext:value-type="float">
            <text:p>8.146</text:p>
          </table:table-cell>
          <table:table-cell office:value-type="float" office:value="5.614" calcext:value-type="float">
            <text:p>5.614</text:p>
          </table:table-cell>
          <table:table-cell office:value-type="float" office:value="21.044" calcext:value-type="float">
            <text:p>21.044</text:p>
          </table:table-cell>
          <table:table-cell office:value-type="float" office:value="1000" calcext:value-type="float">
            <text:p>1000</text:p>
          </table:table-cell>
          <table:table-cell office:value-type="float" office:value="8145.674" calcext:value-type="float">
            <text:p>8145.674</text:p>
          </table:table-cell>
          <table:table-cell office:value-type="float" office:value="122.7" calcext:value-type="float">
            <text:p>122.7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328]=[test_results.N$307]; [test_results.$E328]; &quot;&quot;)">
            <text:p/>
          </table:table-cell>
          <table:table-cell table:formula="of:=IF([test_results.$A328]=[test_results.O$307]; [test_results.$E328]; &quot;&quot;)">
            <text:p/>
          </table:table-cell>
          <table:table-cell table:formula="of:=IF([test_results.$A328]=[test_results.P$307]; [test_results.$E328]; &quot;&quot;)">
            <text:p/>
          </table:table-cell>
          <table:table-cell table:formula="of:=IF([test_results.$A328]=[test_results.Q$307]; [test_results.$E328]; &quot;&quot;)">
            <text:p/>
          </table:table-cell>
          <table:table-cell table:formula="of:=IF([test_results.$A328]=[test_results.R$307]; [test_results.$E328]; &quot;&quot;)">
            <text:p/>
          </table:table-cell>
          <table:table-cell table:formula="of:=IF([test_results.$A328]=[test_results.S$307]; [test_results.$E328]; &quot;&quot;)">
            <text:p/>
          </table:table-cell>
          <table:table-cell table:formula="of:=IF([test_results.$A328]=[test_results.T$307]; [test_results.$E328]; &quot;&quot;)">
            <text:p/>
          </table:table-cell>
          <table:table-cell table:formula="of:=IF([test_results.$A328]=[test_results.U$307]; [test_results.$E328]; &quot;&quot;)">
            <text:p/>
          </table:table-cell>
          <table:table-cell table:formula="of:=IF([test_results.$A328]=[test_results.V$307]; [test_results.$E328]; &quot;&quot;)">
            <text:p/>
          </table:table-cell>
          <table:table-cell table:formula="of:=IF([test_results.$A328]=[test_results.W$307]; [test_results.$E328]; &quot;&quot;)" office:value-type="float" office:value="8.146" calcext:value-type="float">
            <text:p>8.146</text:p>
          </table:table-cell>
          <table:table-cell table:formula="of:=IF([test_results.$A328]=[test_results.X$307]; [test_results.$E328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101.allaizn.hori_fclock_2car_sleep.zip</text:p>
          </table:table-cell>
          <table:table-cell office:value-type="float" office:value="2" calcext:value-type="float">
            <text:p>2</text:p>
          </table:table-cell>
          <table:table-cell office:value-type="float" office:value="1.649" calcext:value-type="float">
            <text:p>1.649</text:p>
          </table:table-cell>
          <table:table-cell office:value-type="float" office:value="10.34" calcext:value-type="float">
            <text:p>10.34</text:p>
          </table:table-cell>
          <table:table-cell office:value-type="float" office:value="7.467" calcext:value-type="float">
            <text:p>7.467</text:p>
          </table:table-cell>
          <table:table-cell office:value-type="float" office:value="4.479" calcext:value-type="float">
            <text:p>4.479</text:p>
          </table:table-cell>
          <table:table-cell office:value-type="float" office:value="24.503" calcext:value-type="float">
            <text:p>24.503</text:p>
          </table:table-cell>
          <table:table-cell office:value-type="float" office:value="1000" calcext:value-type="float">
            <text:p>1000</text:p>
          </table:table-cell>
          <table:table-cell office:value-type="float" office:value="7466.92" calcext:value-type="float">
            <text:p>7466.92</text:p>
          </table:table-cell>
          <table:table-cell office:value-type="float" office:value="133.9" calcext:value-type="float">
            <text:p>133.9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329]=[test_results.N$307]; [test_results.$E329]; &quot;&quot;)">
            <text:p/>
          </table:table-cell>
          <table:table-cell table:formula="of:=IF([test_results.$A329]=[test_results.O$307]; [test_results.$E329]; &quot;&quot;)">
            <text:p/>
          </table:table-cell>
          <table:table-cell table:formula="of:=IF([test_results.$A329]=[test_results.P$307]; [test_results.$E329]; &quot;&quot;)">
            <text:p/>
          </table:table-cell>
          <table:table-cell table:formula="of:=IF([test_results.$A329]=[test_results.Q$307]; [test_results.$E329]; &quot;&quot;)">
            <text:p/>
          </table:table-cell>
          <table:table-cell table:formula="of:=IF([test_results.$A329]=[test_results.R$307]; [test_results.$E329]; &quot;&quot;)">
            <text:p/>
          </table:table-cell>
          <table:table-cell table:formula="of:=IF([test_results.$A329]=[test_results.S$307]; [test_results.$E329]; &quot;&quot;)">
            <text:p/>
          </table:table-cell>
          <table:table-cell table:formula="of:=IF([test_results.$A329]=[test_results.T$307]; [test_results.$E329]; &quot;&quot;)">
            <text:p/>
          </table:table-cell>
          <table:table-cell table:formula="of:=IF([test_results.$A329]=[test_results.U$307]; [test_results.$E329]; &quot;&quot;)">
            <text:p/>
          </table:table-cell>
          <table:table-cell table:formula="of:=IF([test_results.$A329]=[test_results.V$307]; [test_results.$E329]; &quot;&quot;)">
            <text:p/>
          </table:table-cell>
          <table:table-cell table:formula="of:=IF([test_results.$A329]=[test_results.W$307]; [test_results.$E329]; &quot;&quot;)">
            <text:p/>
          </table:table-cell>
          <table:table-cell table:formula="of:=IF([test_results.$A329]=[test_results.X$307]; [test_results.$E329]; &quot;&quot;)" office:value-type="float" office:value="7.467" calcext:value-type="float">
            <text:p>7.4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101.allaizn.hori_tclock_2car.zip</text:p>
          </table:table-cell>
          <table:table-cell office:value-type="float" office:value="3" calcext:value-type="float">
            <text:p>3</text:p>
          </table:table-cell>
          <table:table-cell office:value-type="float" office:value="1.658" calcext:value-type="float">
            <text:p>1.658</text:p>
          </table:table-cell>
          <table:table-cell office:value-type="float" office:value="10.474" calcext:value-type="float">
            <text:p>10.474</text:p>
          </table:table-cell>
          <table:table-cell office:value-type="float" office:value="7.581" calcext:value-type="float">
            <text:p>7.581</text:p>
          </table:table-cell>
          <table:table-cell office:value-type="float" office:value="5.366" calcext:value-type="float">
            <text:p>5.366</text:p>
          </table:table-cell>
          <table:table-cell office:value-type="float" office:value="28.67" calcext:value-type="float">
            <text:p>28.67</text:p>
          </table:table-cell>
          <table:table-cell office:value-type="float" office:value="1000" calcext:value-type="float">
            <text:p>1000</text:p>
          </table:table-cell>
          <table:table-cell office:value-type="float" office:value="7581.467" calcext:value-type="float">
            <text:p>7581.467</text:p>
          </table:table-cell>
          <table:table-cell office:value-type="float" office:value="131.9" calcext:value-type="float">
            <text:p>131.9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330]=[test_results.N$307]; [test_results.$E330]; &quot;&quot;)" office:value-type="float" office:value="7.581" calcext:value-type="float">
            <text:p>7.581</text:p>
          </table:table-cell>
          <table:table-cell table:formula="of:=IF([test_results.$A330]=[test_results.O$307]; [test_results.$E330]; &quot;&quot;)">
            <text:p/>
          </table:table-cell>
          <table:table-cell table:formula="of:=IF([test_results.$A330]=[test_results.P$307]; [test_results.$E330]; &quot;&quot;)">
            <text:p/>
          </table:table-cell>
          <table:table-cell table:formula="of:=IF([test_results.$A330]=[test_results.Q$307]; [test_results.$E330]; &quot;&quot;)">
            <text:p/>
          </table:table-cell>
          <table:table-cell table:formula="of:=IF([test_results.$A330]=[test_results.R$307]; [test_results.$E330]; &quot;&quot;)">
            <text:p/>
          </table:table-cell>
          <table:table-cell table:formula="of:=IF([test_results.$A330]=[test_results.S$307]; [test_results.$E330]; &quot;&quot;)">
            <text:p/>
          </table:table-cell>
          <table:table-cell table:formula="of:=IF([test_results.$A330]=[test_results.T$307]; [test_results.$E330]; &quot;&quot;)">
            <text:p/>
          </table:table-cell>
          <table:table-cell table:formula="of:=IF([test_results.$A330]=[test_results.U$307]; [test_results.$E330]; &quot;&quot;)">
            <text:p/>
          </table:table-cell>
          <table:table-cell table:formula="of:=IF([test_results.$A330]=[test_results.V$307]; [test_results.$E330]; &quot;&quot;)">
            <text:p/>
          </table:table-cell>
          <table:table-cell table:formula="of:=IF([test_results.$A330]=[test_results.W$307]; [test_results.$E330]; &quot;&quot;)">
            <text:p/>
          </table:table-cell>
          <table:table-cell table:formula="of:=IF([test_results.$A330]=[test_results.X$307]; [test_results.$E330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101.allaizn.hori_tclock_car_sleep.zip</text:p>
          </table:table-cell>
          <table:table-cell office:value-type="float" office:value="3" calcext:value-type="float">
            <text:p>3</text:p>
          </table:table-cell>
          <table:table-cell office:value-type="float" office:value="1.602" calcext:value-type="float">
            <text:p>1.602</text:p>
          </table:table-cell>
          <table:table-cell office:value-type="float" office:value="8.001" calcext:value-type="float">
            <text:p>8.001</text:p>
          </table:table-cell>
          <table:table-cell office:value-type="float" office:value="5.206" calcext:value-type="float">
            <text:p>5.206</text:p>
          </table:table-cell>
          <table:table-cell office:value-type="float" office:value="2.732" calcext:value-type="float">
            <text:p>2.732</text:p>
          </table:table-cell>
          <table:table-cell office:value-type="float" office:value="25.903" calcext:value-type="float">
            <text:p>25.903</text:p>
          </table:table-cell>
          <table:table-cell office:value-type="float" office:value="1000" calcext:value-type="float">
            <text:p>1000</text:p>
          </table:table-cell>
          <table:table-cell office:value-type="float" office:value="5205.723" calcext:value-type="float">
            <text:p>5205.72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331]=[test_results.N$307]; [test_results.$E331]; &quot;&quot;)">
            <text:p/>
          </table:table-cell>
          <table:table-cell table:formula="of:=IF([test_results.$A331]=[test_results.O$307]; [test_results.$E331]; &quot;&quot;)" office:value-type="float" office:value="5.206" calcext:value-type="float">
            <text:p>5.206</text:p>
          </table:table-cell>
          <table:table-cell table:formula="of:=IF([test_results.$A331]=[test_results.P$307]; [test_results.$E331]; &quot;&quot;)">
            <text:p/>
          </table:table-cell>
          <table:table-cell table:formula="of:=IF([test_results.$A331]=[test_results.Q$307]; [test_results.$E331]; &quot;&quot;)">
            <text:p/>
          </table:table-cell>
          <table:table-cell table:formula="of:=IF([test_results.$A331]=[test_results.R$307]; [test_results.$E331]; &quot;&quot;)">
            <text:p/>
          </table:table-cell>
          <table:table-cell table:formula="of:=IF([test_results.$A331]=[test_results.S$307]; [test_results.$E331]; &quot;&quot;)">
            <text:p/>
          </table:table-cell>
          <table:table-cell table:formula="of:=IF([test_results.$A331]=[test_results.T$307]; [test_results.$E331]; &quot;&quot;)">
            <text:p/>
          </table:table-cell>
          <table:table-cell table:formula="of:=IF([test_results.$A331]=[test_results.U$307]; [test_results.$E331]; &quot;&quot;)">
            <text:p/>
          </table:table-cell>
          <table:table-cell table:formula="of:=IF([test_results.$A331]=[test_results.V$307]; [test_results.$E331]; &quot;&quot;)">
            <text:p/>
          </table:table-cell>
          <table:table-cell table:formula="of:=IF([test_results.$A331]=[test_results.W$307]; [test_results.$E331]; &quot;&quot;)">
            <text:p/>
          </table:table-cell>
          <table:table-cell table:formula="of:=IF([test_results.$A331]=[test_results.X$307]; [test_results.$E331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101.allaizn.hori_tclock_car.zip</text:p>
          </table:table-cell>
          <table:table-cell office:value-type="float" office:value="3" calcext:value-type="float">
            <text:p>3</text:p>
          </table:table-cell>
          <table:table-cell office:value-type="float" office:value="1.595" calcext:value-type="float">
            <text:p>1.595</text:p>
          </table:table-cell>
          <table:table-cell office:value-type="float" office:value="9.219" calcext:value-type="float">
            <text:p>9.219</text:p>
          </table:table-cell>
          <table:table-cell office:value-type="float" office:value="6.433" calcext:value-type="float">
            <text:p>6.433</text:p>
          </table:table-cell>
          <table:table-cell office:value-type="float" office:value="4.113" calcext:value-type="float">
            <text:p>4.113</text:p>
          </table:table-cell>
          <table:table-cell office:value-type="float" office:value="26.97" calcext:value-type="float">
            <text:p>26.97</text:p>
          </table:table-cell>
          <table:table-cell office:value-type="float" office:value="1000" calcext:value-type="float">
            <text:p>1000</text:p>
          </table:table-cell>
          <table:table-cell office:value-type="float" office:value="6433.082" calcext:value-type="float">
            <text:p>6433.082</text:p>
          </table:table-cell>
          <table:table-cell office:value-type="float" office:value="155.4" calcext:value-type="float">
            <text:p>155.4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332]=[test_results.N$307]; [test_results.$E332]; &quot;&quot;)">
            <text:p/>
          </table:table-cell>
          <table:table-cell table:formula="of:=IF([test_results.$A332]=[test_results.O$307]; [test_results.$E332]; &quot;&quot;)">
            <text:p/>
          </table:table-cell>
          <table:table-cell table:formula="of:=IF([test_results.$A332]=[test_results.P$307]; [test_results.$E332]; &quot;&quot;)" office:value-type="float" office:value="6.433" calcext:value-type="float">
            <text:p>6.433</text:p>
          </table:table-cell>
          <table:table-cell table:formula="of:=IF([test_results.$A332]=[test_results.Q$307]; [test_results.$E332]; &quot;&quot;)">
            <text:p/>
          </table:table-cell>
          <table:table-cell table:formula="of:=IF([test_results.$A332]=[test_results.R$307]; [test_results.$E332]; &quot;&quot;)">
            <text:p/>
          </table:table-cell>
          <table:table-cell table:formula="of:=IF([test_results.$A332]=[test_results.S$307]; [test_results.$E332]; &quot;&quot;)">
            <text:p/>
          </table:table-cell>
          <table:table-cell table:formula="of:=IF([test_results.$A332]=[test_results.T$307]; [test_results.$E332]; &quot;&quot;)">
            <text:p/>
          </table:table-cell>
          <table:table-cell table:formula="of:=IF([test_results.$A332]=[test_results.U$307]; [test_results.$E332]; &quot;&quot;)">
            <text:p/>
          </table:table-cell>
          <table:table-cell table:formula="of:=IF([test_results.$A332]=[test_results.V$307]; [test_results.$E332]; &quot;&quot;)">
            <text:p/>
          </table:table-cell>
          <table:table-cell table:formula="of:=IF([test_results.$A332]=[test_results.W$307]; [test_results.$E332]; &quot;&quot;)">
            <text:p/>
          </table:table-cell>
          <table:table-cell table:formula="of:=IF([test_results.$A332]=[test_results.X$307]; [test_results.$E332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101.allaizn.hori_tclock_2car_sleep.zip</text:p>
          </table:table-cell>
          <table:table-cell office:value-type="float" office:value="3" calcext:value-type="float">
            <text:p>3</text:p>
          </table:table-cell>
          <table:table-cell office:value-type="float" office:value="1.656" calcext:value-type="float">
            <text:p>1.656</text:p>
          </table:table-cell>
          <table:table-cell office:value-type="float" office:value="7.905" calcext:value-type="float">
            <text:p>7.905</text:p>
          </table:table-cell>
          <table:table-cell office:value-type="float" office:value="5.016" calcext:value-type="float">
            <text:p>5.016</text:p>
          </table:table-cell>
          <table:table-cell office:value-type="float" office:value="2.728" calcext:value-type="float">
            <text:p>2.728</text:p>
          </table:table-cell>
          <table:table-cell office:value-type="float" office:value="26.466" calcext:value-type="float">
            <text:p>26.466</text:p>
          </table:table-cell>
          <table:table-cell office:value-type="float" office:value="1000" calcext:value-type="float">
            <text:p>1000</text:p>
          </table:table-cell>
          <table:table-cell office:value-type="float" office:value="5016.201" calcext:value-type="float">
            <text:p>5016.201</text:p>
          </table:table-cell>
          <table:table-cell office:value-type="float" office:value="199.3" calcext:value-type="float">
            <text:p>199.3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333]=[test_results.N$307]; [test_results.$E333]; &quot;&quot;)">
            <text:p/>
          </table:table-cell>
          <table:table-cell table:formula="of:=IF([test_results.$A333]=[test_results.O$307]; [test_results.$E333]; &quot;&quot;)">
            <text:p/>
          </table:table-cell>
          <table:table-cell table:formula="of:=IF([test_results.$A333]=[test_results.P$307]; [test_results.$E333]; &quot;&quot;)">
            <text:p/>
          </table:table-cell>
          <table:table-cell table:formula="of:=IF([test_results.$A333]=[test_results.Q$307]; [test_results.$E333]; &quot;&quot;)" office:value-type="float" office:value="5.016" calcext:value-type="float">
            <text:p>5.016</text:p>
          </table:table-cell>
          <table:table-cell table:formula="of:=IF([test_results.$A333]=[test_results.R$307]; [test_results.$E333]; &quot;&quot;)">
            <text:p/>
          </table:table-cell>
          <table:table-cell table:formula="of:=IF([test_results.$A333]=[test_results.S$307]; [test_results.$E333]; &quot;&quot;)">
            <text:p/>
          </table:table-cell>
          <table:table-cell table:formula="of:=IF([test_results.$A333]=[test_results.T$307]; [test_results.$E333]; &quot;&quot;)">
            <text:p/>
          </table:table-cell>
          <table:table-cell table:formula="of:=IF([test_results.$A333]=[test_results.U$307]; [test_results.$E333]; &quot;&quot;)">
            <text:p/>
          </table:table-cell>
          <table:table-cell table:formula="of:=IF([test_results.$A333]=[test_results.V$307]; [test_results.$E333]; &quot;&quot;)">
            <text:p/>
          </table:table-cell>
          <table:table-cell table:formula="of:=IF([test_results.$A333]=[test_results.W$307]; [test_results.$E333]; &quot;&quot;)">
            <text:p/>
          </table:table-cell>
          <table:table-cell table:formula="of:=IF([test_results.$A333]=[test_results.X$307]; [test_results.$E333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101.allaizn.hori_fclock_2car.zip</text:p>
          </table:table-cell>
          <table:table-cell office:value-type="float" office:value="3" calcext:value-type="float">
            <text:p>3</text:p>
          </table:table-cell>
          <table:table-cell office:value-type="float" office:value="1.651" calcext:value-type="float">
            <text:p>1.651</text:p>
          </table:table-cell>
          <table:table-cell office:value-type="float" office:value="12.714" calcext:value-type="float">
            <text:p>12.714</text:p>
          </table:table-cell>
          <table:table-cell office:value-type="float" office:value="9.837" calcext:value-type="float">
            <text:p>9.837</text:p>
          </table:table-cell>
          <table:table-cell office:value-type="float" office:value="6.847" calcext:value-type="float">
            <text:p>6.847</text:p>
          </table:table-cell>
          <table:table-cell office:value-type="float" office:value="33.838" calcext:value-type="float">
            <text:p>33.838</text:p>
          </table:table-cell>
          <table:table-cell office:value-type="float" office:value="1000" calcext:value-type="float">
            <text:p>1000</text:p>
          </table:table-cell>
          <table:table-cell office:value-type="float" office:value="9837.44" calcext:value-type="float">
            <text:p>9837.44</text:p>
          </table:table-cell>
          <table:table-cell office:value-type="float" office:value="101.6" calcext:value-type="float">
            <text:p>101.6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334]=[test_results.N$307]; [test_results.$E334]; &quot;&quot;)">
            <text:p/>
          </table:table-cell>
          <table:table-cell table:formula="of:=IF([test_results.$A334]=[test_results.O$307]; [test_results.$E334]; &quot;&quot;)">
            <text:p/>
          </table:table-cell>
          <table:table-cell table:formula="of:=IF([test_results.$A334]=[test_results.P$307]; [test_results.$E334]; &quot;&quot;)">
            <text:p/>
          </table:table-cell>
          <table:table-cell table:formula="of:=IF([test_results.$A334]=[test_results.Q$307]; [test_results.$E334]; &quot;&quot;)">
            <text:p/>
          </table:table-cell>
          <table:table-cell table:formula="of:=IF([test_results.$A334]=[test_results.R$307]; [test_results.$E334]; &quot;&quot;)" office:value-type="float" office:value="9.837" calcext:value-type="float">
            <text:p>9.837</text:p>
          </table:table-cell>
          <table:table-cell table:formula="of:=IF([test_results.$A334]=[test_results.S$307]; [test_results.$E334]; &quot;&quot;)">
            <text:p/>
          </table:table-cell>
          <table:table-cell table:formula="of:=IF([test_results.$A334]=[test_results.T$307]; [test_results.$E334]; &quot;&quot;)">
            <text:p/>
          </table:table-cell>
          <table:table-cell table:formula="of:=IF([test_results.$A334]=[test_results.U$307]; [test_results.$E334]; &quot;&quot;)">
            <text:p/>
          </table:table-cell>
          <table:table-cell table:formula="of:=IF([test_results.$A334]=[test_results.V$307]; [test_results.$E334]; &quot;&quot;)">
            <text:p/>
          </table:table-cell>
          <table:table-cell table:formula="of:=IF([test_results.$A334]=[test_results.W$307]; [test_results.$E334]; &quot;&quot;)">
            <text:p/>
          </table:table-cell>
          <table:table-cell table:formula="of:=IF([test_results.$A334]=[test_results.X$307]; [test_results.$E334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101.allaizn.hori_tclock_chest.zip</text:p>
          </table:table-cell>
          <table:table-cell office:value-type="float" office:value="3" calcext:value-type="float">
            <text:p>3</text:p>
          </table:table-cell>
          <table:table-cell office:value-type="float" office:value="1.602" calcext:value-type="float">
            <text:p>1.602</text:p>
          </table:table-cell>
          <table:table-cell office:value-type="float" office:value="7.987" calcext:value-type="float">
            <text:p>7.987</text:p>
          </table:table-cell>
          <table:table-cell office:value-type="float" office:value="5.145" calcext:value-type="float">
            <text:p>5.145</text:p>
          </table:table-cell>
          <table:table-cell office:value-type="float" office:value="3.003" calcext:value-type="float">
            <text:p>3.003</text:p>
          </table:table-cell>
          <table:table-cell office:value-type="float" office:value="21.571" calcext:value-type="float">
            <text:p>21.571</text:p>
          </table:table-cell>
          <table:table-cell office:value-type="float" office:value="1000" calcext:value-type="float">
            <text:p>1000</text:p>
          </table:table-cell>
          <table:table-cell office:value-type="float" office:value="5144.653" calcext:value-type="float">
            <text:p>5144.653</text:p>
          </table:table-cell>
          <table:table-cell office:value-type="float" office:value="194.3" calcext:value-type="float">
            <text:p>194.3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335]=[test_results.N$307]; [test_results.$E335]; &quot;&quot;)">
            <text:p/>
          </table:table-cell>
          <table:table-cell table:formula="of:=IF([test_results.$A335]=[test_results.O$307]; [test_results.$E335]; &quot;&quot;)">
            <text:p/>
          </table:table-cell>
          <table:table-cell table:formula="of:=IF([test_results.$A335]=[test_results.P$307]; [test_results.$E335]; &quot;&quot;)">
            <text:p/>
          </table:table-cell>
          <table:table-cell table:formula="of:=IF([test_results.$A335]=[test_results.Q$307]; [test_results.$E335]; &quot;&quot;)">
            <text:p/>
          </table:table-cell>
          <table:table-cell table:formula="of:=IF([test_results.$A335]=[test_results.R$307]; [test_results.$E335]; &quot;&quot;)">
            <text:p/>
          </table:table-cell>
          <table:table-cell table:formula="of:=IF([test_results.$A335]=[test_results.S$307]; [test_results.$E335]; &quot;&quot;)" office:value-type="float" office:value="5.145" calcext:value-type="float">
            <text:p>5.145</text:p>
          </table:table-cell>
          <table:table-cell table:formula="of:=IF([test_results.$A335]=[test_results.T$307]; [test_results.$E335]; &quot;&quot;)">
            <text:p/>
          </table:table-cell>
          <table:table-cell table:formula="of:=IF([test_results.$A335]=[test_results.U$307]; [test_results.$E335]; &quot;&quot;)">
            <text:p/>
          </table:table-cell>
          <table:table-cell table:formula="of:=IF([test_results.$A335]=[test_results.V$307]; [test_results.$E335]; &quot;&quot;)">
            <text:p/>
          </table:table-cell>
          <table:table-cell table:formula="of:=IF([test_results.$A335]=[test_results.W$307]; [test_results.$E335]; &quot;&quot;)">
            <text:p/>
          </table:table-cell>
          <table:table-cell table:formula="of:=IF([test_results.$A335]=[test_results.X$307]; [test_results.$E335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101.allaizn.hori_fclock_chest.zip</text:p>
          </table:table-cell>
          <table:table-cell office:value-type="float" office:value="3" calcext:value-type="float">
            <text:p>3</text:p>
          </table:table-cell>
          <table:table-cell office:value-type="float" office:value="1.587" calcext:value-type="float">
            <text:p>1.587</text:p>
          </table:table-cell>
          <table:table-cell office:value-type="float" office:value="10.366" calcext:value-type="float">
            <text:p>10.366</text:p>
          </table:table-cell>
          <table:table-cell office:value-type="float" office:value="7.541" calcext:value-type="float">
            <text:p>7.541</text:p>
          </table:table-cell>
          <table:table-cell office:value-type="float" office:value="5.466" calcext:value-type="float">
            <text:p>5.466</text:p>
          </table:table-cell>
          <table:table-cell office:value-type="float" office:value="28.742" calcext:value-type="float">
            <text:p>28.742</text:p>
          </table:table-cell>
          <table:table-cell office:value-type="float" office:value="1000" calcext:value-type="float">
            <text:p>1000</text:p>
          </table:table-cell>
          <table:table-cell office:value-type="float" office:value="7541.094" calcext:value-type="float">
            <text:p>7541.094</text:p>
          </table:table-cell>
          <table:table-cell office:value-type="float" office:value="132.6" calcext:value-type="float">
            <text:p>132.6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336]=[test_results.N$307]; [test_results.$E336]; &quot;&quot;)">
            <text:p/>
          </table:table-cell>
          <table:table-cell table:formula="of:=IF([test_results.$A336]=[test_results.O$307]; [test_results.$E336]; &quot;&quot;)">
            <text:p/>
          </table:table-cell>
          <table:table-cell table:formula="of:=IF([test_results.$A336]=[test_results.P$307]; [test_results.$E336]; &quot;&quot;)">
            <text:p/>
          </table:table-cell>
          <table:table-cell table:formula="of:=IF([test_results.$A336]=[test_results.Q$307]; [test_results.$E336]; &quot;&quot;)">
            <text:p/>
          </table:table-cell>
          <table:table-cell table:formula="of:=IF([test_results.$A336]=[test_results.R$307]; [test_results.$E336]; &quot;&quot;)">
            <text:p/>
          </table:table-cell>
          <table:table-cell table:formula="of:=IF([test_results.$A336]=[test_results.S$307]; [test_results.$E336]; &quot;&quot;)">
            <text:p/>
          </table:table-cell>
          <table:table-cell table:formula="of:=IF([test_results.$A336]=[test_results.T$307]; [test_results.$E336]; &quot;&quot;)" office:value-type="float" office:value="7.541" calcext:value-type="float">
            <text:p>7.541</text:p>
          </table:table-cell>
          <table:table-cell table:formula="of:=IF([test_results.$A336]=[test_results.U$307]; [test_results.$E336]; &quot;&quot;)">
            <text:p/>
          </table:table-cell>
          <table:table-cell table:formula="of:=IF([test_results.$A336]=[test_results.V$307]; [test_results.$E336]; &quot;&quot;)">
            <text:p/>
          </table:table-cell>
          <table:table-cell table:formula="of:=IF([test_results.$A336]=[test_results.W$307]; [test_results.$E336]; &quot;&quot;)">
            <text:p/>
          </table:table-cell>
          <table:table-cell table:formula="of:=IF([test_results.$A336]=[test_results.X$307]; [test_results.$E336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101.allaizn.vert_tclock_car_sleep.zip</text:p>
          </table:table-cell>
          <table:table-cell office:value-type="float" office:value="3" calcext:value-type="float">
            <text:p>3</text:p>
          </table:table-cell>
          <table:table-cell office:value-type="float" office:value="1.599" calcext:value-type="float">
            <text:p>1.599</text:p>
          </table:table-cell>
          <table:table-cell office:value-type="float" office:value="7.549" calcext:value-type="float">
            <text:p>7.549</text:p>
          </table:table-cell>
          <table:table-cell office:value-type="float" office:value="4.743" calcext:value-type="float">
            <text:p>4.743</text:p>
          </table:table-cell>
          <table:table-cell office:value-type="float" office:value="2.755" calcext:value-type="float">
            <text:p>2.755</text:p>
          </table:table-cell>
          <table:table-cell office:value-type="float" office:value="22.994" calcext:value-type="float">
            <text:p>22.994</text:p>
          </table:table-cell>
          <table:table-cell office:value-type="float" office:value="1000" calcext:value-type="float">
            <text:p>1000</text:p>
          </table:table-cell>
          <table:table-cell office:value-type="float" office:value="4742.991" calcext:value-type="float">
            <text:p>4742.991</text:p>
          </table:table-cell>
          <table:table-cell office:value-type="float" office:value="210.8" calcext:value-type="float">
            <text:p>210.8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337]=[test_results.N$307]; [test_results.$E337]; &quot;&quot;)">
            <text:p/>
          </table:table-cell>
          <table:table-cell table:formula="of:=IF([test_results.$A337]=[test_results.O$307]; [test_results.$E337]; &quot;&quot;)">
            <text:p/>
          </table:table-cell>
          <table:table-cell table:formula="of:=IF([test_results.$A337]=[test_results.P$307]; [test_results.$E337]; &quot;&quot;)">
            <text:p/>
          </table:table-cell>
          <table:table-cell table:formula="of:=IF([test_results.$A337]=[test_results.Q$307]; [test_results.$E337]; &quot;&quot;)">
            <text:p/>
          </table:table-cell>
          <table:table-cell table:formula="of:=IF([test_results.$A337]=[test_results.R$307]; [test_results.$E337]; &quot;&quot;)">
            <text:p/>
          </table:table-cell>
          <table:table-cell table:formula="of:=IF([test_results.$A337]=[test_results.S$307]; [test_results.$E337]; &quot;&quot;)">
            <text:p/>
          </table:table-cell>
          <table:table-cell table:formula="of:=IF([test_results.$A337]=[test_results.T$307]; [test_results.$E337]; &quot;&quot;)">
            <text:p/>
          </table:table-cell>
          <table:table-cell table:formula="of:=IF([test_results.$A337]=[test_results.U$307]; [test_results.$E337]; &quot;&quot;)" office:value-type="float" office:value="4.743" calcext:value-type="float">
            <text:p>4.743</text:p>
          </table:table-cell>
          <table:table-cell table:formula="of:=IF([test_results.$A337]=[test_results.V$307]; [test_results.$E337]; &quot;&quot;)">
            <text:p/>
          </table:table-cell>
          <table:table-cell table:formula="of:=IF([test_results.$A337]=[test_results.W$307]; [test_results.$E337]; &quot;&quot;)">
            <text:p/>
          </table:table-cell>
          <table:table-cell table:formula="of:=IF([test_results.$A337]=[test_results.X$307]; [test_results.$E337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101.allaizn.hori_fclock_car.zip</text:p>
          </table:table-cell>
          <table:table-cell office:value-type="float" office:value="3" calcext:value-type="float">
            <text:p>3</text:p>
          </table:table-cell>
          <table:table-cell office:value-type="float" office:value="1.578" calcext:value-type="float">
            <text:p>1.578</text:p>
          </table:table-cell>
          <table:table-cell office:value-type="float" office:value="11.902" calcext:value-type="float">
            <text:p>11.902</text:p>
          </table:table-cell>
          <table:table-cell office:value-type="float" office:value="9.128" calcext:value-type="float">
            <text:p>9.128</text:p>
          </table:table-cell>
          <table:table-cell office:value-type="float" office:value="5.646" calcext:value-type="float">
            <text:p>5.646</text:p>
          </table:table-cell>
          <table:table-cell office:value-type="float" office:value="26.955" calcext:value-type="float">
            <text:p>26.955</text:p>
          </table:table-cell>
          <table:table-cell office:value-type="float" office:value="1000" calcext:value-type="float">
            <text:p>1000</text:p>
          </table:table-cell>
          <table:table-cell office:value-type="float" office:value="9127.732" calcext:value-type="float">
            <text:p>9127.732</text:p>
          </table:table-cell>
          <table:table-cell office:value-type="float" office:value="109.5" calcext:value-type="float">
            <text:p>109.5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338]=[test_results.N$307]; [test_results.$E338]; &quot;&quot;)">
            <text:p/>
          </table:table-cell>
          <table:table-cell table:formula="of:=IF([test_results.$A338]=[test_results.O$307]; [test_results.$E338]; &quot;&quot;)">
            <text:p/>
          </table:table-cell>
          <table:table-cell table:formula="of:=IF([test_results.$A338]=[test_results.P$307]; [test_results.$E338]; &quot;&quot;)">
            <text:p/>
          </table:table-cell>
          <table:table-cell table:formula="of:=IF([test_results.$A338]=[test_results.Q$307]; [test_results.$E338]; &quot;&quot;)">
            <text:p/>
          </table:table-cell>
          <table:table-cell table:formula="of:=IF([test_results.$A338]=[test_results.R$307]; [test_results.$E338]; &quot;&quot;)">
            <text:p/>
          </table:table-cell>
          <table:table-cell table:formula="of:=IF([test_results.$A338]=[test_results.S$307]; [test_results.$E338]; &quot;&quot;)">
            <text:p/>
          </table:table-cell>
          <table:table-cell table:formula="of:=IF([test_results.$A338]=[test_results.T$307]; [test_results.$E338]; &quot;&quot;)">
            <text:p/>
          </table:table-cell>
          <table:table-cell table:formula="of:=IF([test_results.$A338]=[test_results.U$307]; [test_results.$E338]; &quot;&quot;)">
            <text:p/>
          </table:table-cell>
          <table:table-cell table:formula="of:=IF([test_results.$A338]=[test_results.V$307]; [test_results.$E338]; &quot;&quot;)" office:value-type="float" office:value="9.128" calcext:value-type="float">
            <text:p>9.128</text:p>
          </table:table-cell>
          <table:table-cell table:formula="of:=IF([test_results.$A338]=[test_results.W$307]; [test_results.$E338]; &quot;&quot;)">
            <text:p/>
          </table:table-cell>
          <table:table-cell table:formula="of:=IF([test_results.$A338]=[test_results.X$307]; [test_results.$E338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101.allaizn.hori_fclock_car_sleep.zip</text:p>
          </table:table-cell>
          <table:table-cell office:value-type="float" office:value="3" calcext:value-type="float">
            <text:p>3</text:p>
          </table:table-cell>
          <table:table-cell office:value-type="float" office:value="1.579" calcext:value-type="float">
            <text:p>1.579</text:p>
          </table:table-cell>
          <table:table-cell office:value-type="float" office:value="10.868" calcext:value-type="float">
            <text:p>10.868</text:p>
          </table:table-cell>
          <table:table-cell office:value-type="float" office:value="8.099" calcext:value-type="float">
            <text:p>8.099</text:p>
          </table:table-cell>
          <table:table-cell office:value-type="float" office:value="5.552" calcext:value-type="float">
            <text:p>5.552</text:p>
          </table:table-cell>
          <table:table-cell office:value-type="float" office:value="20.898" calcext:value-type="float">
            <text:p>20.898</text:p>
          </table:table-cell>
          <table:table-cell office:value-type="float" office:value="1000" calcext:value-type="float">
            <text:p>1000</text:p>
          </table:table-cell>
          <table:table-cell office:value-type="float" office:value="8099.231" calcext:value-type="float">
            <text:p>8099.231</text:p>
          </table:table-cell>
          <table:table-cell office:value-type="float" office:value="123.4" calcext:value-type="float">
            <text:p>123.4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339]=[test_results.N$307]; [test_results.$E339]; &quot;&quot;)">
            <text:p/>
          </table:table-cell>
          <table:table-cell table:formula="of:=IF([test_results.$A339]=[test_results.O$307]; [test_results.$E339]; &quot;&quot;)">
            <text:p/>
          </table:table-cell>
          <table:table-cell table:formula="of:=IF([test_results.$A339]=[test_results.P$307]; [test_results.$E339]; &quot;&quot;)">
            <text:p/>
          </table:table-cell>
          <table:table-cell table:formula="of:=IF([test_results.$A339]=[test_results.Q$307]; [test_results.$E339]; &quot;&quot;)">
            <text:p/>
          </table:table-cell>
          <table:table-cell table:formula="of:=IF([test_results.$A339]=[test_results.R$307]; [test_results.$E339]; &quot;&quot;)">
            <text:p/>
          </table:table-cell>
          <table:table-cell table:formula="of:=IF([test_results.$A339]=[test_results.S$307]; [test_results.$E339]; &quot;&quot;)">
            <text:p/>
          </table:table-cell>
          <table:table-cell table:formula="of:=IF([test_results.$A339]=[test_results.T$307]; [test_results.$E339]; &quot;&quot;)">
            <text:p/>
          </table:table-cell>
          <table:table-cell table:formula="of:=IF([test_results.$A339]=[test_results.U$307]; [test_results.$E339]; &quot;&quot;)">
            <text:p/>
          </table:table-cell>
          <table:table-cell table:formula="of:=IF([test_results.$A339]=[test_results.V$307]; [test_results.$E339]; &quot;&quot;)">
            <text:p/>
          </table:table-cell>
          <table:table-cell table:formula="of:=IF([test_results.$A339]=[test_results.W$307]; [test_results.$E339]; &quot;&quot;)" office:value-type="float" office:value="8.099" calcext:value-type="float">
            <text:p>8.099</text:p>
          </table:table-cell>
          <table:table-cell table:formula="of:=IF([test_results.$A339]=[test_results.X$307]; [test_results.$E339]; 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101.allaizn.hori_fclock_2car_sleep.zip</text:p>
          </table:table-cell>
          <table:table-cell office:value-type="float" office:value="3" calcext:value-type="float">
            <text:p>3</text:p>
          </table:table-cell>
          <table:table-cell office:value-type="float" office:value="1.644" calcext:value-type="float">
            <text:p>1.644</text:p>
          </table:table-cell>
          <table:table-cell office:value-type="float" office:value="10.347" calcext:value-type="float">
            <text:p>10.347</text:p>
          </table:table-cell>
          <table:table-cell office:value-type="float" office:value="7.472" calcext:value-type="float">
            <text:p>7.472</text:p>
          </table:table-cell>
          <table:table-cell office:value-type="float" office:value="4.469" calcext:value-type="float">
            <text:p>4.469</text:p>
          </table:table-cell>
          <table:table-cell office:value-type="float" office:value="24.567" calcext:value-type="float">
            <text:p>24.567</text:p>
          </table:table-cell>
          <table:table-cell office:value-type="float" office:value="1000" calcext:value-type="float">
            <text:p>1000</text:p>
          </table:table-cell>
          <table:table-cell office:value-type="float" office:value="7471.986" calcext:value-type="float">
            <text:p>7471.986</text:p>
          </table:table-cell>
          <table:table-cell office:value-type="float" office:value="133.8" calcext:value-type="float">
            <text:p>133.8</text:p>
          </table:table-cell>
          <table:table-cell office:value-type="string" calcext:value-type="string">
            <text:p>0.17.32</text:p>
          </table:table-cell>
          <table:table-cell office:value-type="string" calcext:value-type="string">
            <text:p>LinuxHeadless</text:p>
          </table:table-cell>
          <table:table-cell/>
          <table:table-cell table:formula="of:=IF([test_results.$A340]=[test_results.N$307]; [test_results.$E340]; &quot;&quot;)">
            <text:p/>
          </table:table-cell>
          <table:table-cell table:formula="of:=IF([test_results.$A340]=[test_results.O$307]; [test_results.$E340]; &quot;&quot;)">
            <text:p/>
          </table:table-cell>
          <table:table-cell table:formula="of:=IF([test_results.$A340]=[test_results.P$307]; [test_results.$E340]; &quot;&quot;)">
            <text:p/>
          </table:table-cell>
          <table:table-cell table:formula="of:=IF([test_results.$A340]=[test_results.Q$307]; [test_results.$E340]; &quot;&quot;)">
            <text:p/>
          </table:table-cell>
          <table:table-cell table:formula="of:=IF([test_results.$A340]=[test_results.R$307]; [test_results.$E340]; &quot;&quot;)">
            <text:p/>
          </table:table-cell>
          <table:table-cell table:formula="of:=IF([test_results.$A340]=[test_results.S$307]; [test_results.$E340]; &quot;&quot;)">
            <text:p/>
          </table:table-cell>
          <table:table-cell table:formula="of:=IF([test_results.$A340]=[test_results.T$307]; [test_results.$E340]; &quot;&quot;)">
            <text:p/>
          </table:table-cell>
          <table:table-cell table:formula="of:=IF([test_results.$A340]=[test_results.U$307]; [test_results.$E340]; &quot;&quot;)">
            <text:p/>
          </table:table-cell>
          <table:table-cell table:formula="of:=IF([test_results.$A340]=[test_results.V$307]; [test_results.$E340]; &quot;&quot;)">
            <text:p/>
          </table:table-cell>
          <table:table-cell table:formula="of:=IF([test_results.$A340]=[test_results.W$307]; [test_results.$E340]; &quot;&quot;)">
            <text:p/>
          </table:table-cell>
          <table:table-cell table:formula="of:=IF([test_results.$A340]=[test_results.X$307]; [test_results.$E340]; &quot;&quot;)" office:value-type="float" office:value="7.472" calcext:value-type="float">
            <text:p>7.472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Total:</text:p>
          </table:table-cell>
          <table:table-cell table:formula="of:=SUM([.N308:.N340])" office:value-type="float" office:value="22.737" calcext:value-type="float">
            <text:p>22.737</text:p>
          </table:table-cell>
          <table:table-cell table:formula="of:=SUM([.O308:.O340])" office:value-type="float" office:value="15.555" calcext:value-type="float">
            <text:p>15.555</text:p>
          </table:table-cell>
          <table:table-cell table:formula="of:=SUM([.P308:.P340])" office:value-type="float" office:value="19.355" calcext:value-type="float">
            <text:p>19.355</text:p>
          </table:table-cell>
          <table:table-cell table:formula="of:=SUM([.Q308:.Q340])" office:value-type="float" office:value="14.992" calcext:value-type="float">
            <text:p>14.992</text:p>
          </table:table-cell>
          <table:table-cell table:formula="of:=SUM([.R308:.R340])" office:value-type="float" office:value="29.402" calcext:value-type="float">
            <text:p>29.402</text:p>
          </table:table-cell>
          <table:table-cell table:formula="of:=SUM([.S308:.S340])" office:value-type="float" office:value="15.429" calcext:value-type="float">
            <text:p>15.429</text:p>
          </table:table-cell>
          <table:table-cell table:formula="of:=SUM([.T308:.T340])" office:value-type="float" office:value="22.597" calcext:value-type="float">
            <text:p>22.597</text:p>
          </table:table-cell>
          <table:table-cell table:formula="of:=SUM([.U308:.U340])" office:value-type="float" office:value="14.224" calcext:value-type="float">
            <text:p>14.224</text:p>
          </table:table-cell>
          <table:table-cell table:formula="of:=SUM([.V308:.V340])" office:value-type="float" office:value="27.386" calcext:value-type="float">
            <text:p>27.386</text:p>
          </table:table-cell>
          <table:table-cell table:formula="of:=SUM([.W308:.W340])" office:value-type="float" office:value="24.334" calcext:value-type="float">
            <text:p>24.334</text:p>
          </table:table-cell>
          <table:table-cell table:formula="of:=SUM([.X308:.X340])" office:value-type="float" office:value="22.459" calcext:value-type="float">
            <text:p>22.459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Average:</text:p>
          </table:table-cell>
          <table:table-cell table:formula="of:=[.N341]/3" office:value-type="float" office:value="7.579" calcext:value-type="float">
            <text:p>7.579</text:p>
          </table:table-cell>
          <table:table-cell table:formula="of:=[.O341]/3" office:value-type="float" office:value="5.185" calcext:value-type="float">
            <text:p>5.185</text:p>
          </table:table-cell>
          <table:table-cell table:formula="of:=[.P341]/3" office:value-type="float" office:value="6.45166666666667" calcext:value-type="float">
            <text:p>6.4516666667</text:p>
          </table:table-cell>
          <table:table-cell table:formula="of:=[.Q341]/3" office:value-type="float" office:value="4.99733333333333" calcext:value-type="float">
            <text:p>4.9973333333</text:p>
          </table:table-cell>
          <table:table-cell table:formula="of:=[.R341]/3" office:value-type="float" office:value="9.80066666666667" calcext:value-type="float">
            <text:p>9.8006666667</text:p>
          </table:table-cell>
          <table:table-cell table:formula="of:=[.S341]/3" office:value-type="float" office:value="5.143" calcext:value-type="float">
            <text:p>5.143</text:p>
          </table:table-cell>
          <table:table-cell table:formula="of:=[.T341]/3" office:value-type="float" office:value="7.53233333333333" calcext:value-type="float">
            <text:p>7.5323333333</text:p>
          </table:table-cell>
          <table:table-cell table:formula="of:=[.U341]/3" office:value-type="float" office:value="4.74133333333333" calcext:value-type="float">
            <text:p>4.7413333333</text:p>
          </table:table-cell>
          <table:table-cell table:formula="of:=[.V341]/3" office:value-type="float" office:value="9.12866666666667" calcext:value-type="float">
            <text:p>9.1286666667</text:p>
          </table:table-cell>
          <table:table-cell table:formula="of:=[.W341]/3" office:value-type="float" office:value="8.11133333333333" calcext:value-type="float">
            <text:p>8.1113333333</text:p>
          </table:table-cell>
          <table:table-cell table:formula="of:=[.X341]/3" office:value-type="float" office:value="7.48633333333333" calcext:value-type="float">
            <text:p>7.4863333333</text:p>
          </table:table-cell>
          <table:table-cell table:number-columns-repeated="2"/>
        </table:table-row>
      </table:table>
      <table:table table:name="Collating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ce1"/>
        <table:table-column table:style-name="co18" table:default-cell-style-name="ce1"/>
        <table:table-column table:style-name="co13" table:number-columns-repeated="3" table:default-cell-style-name="ce1"/>
        <table:table-column table:style-name="co19" table:default-cell-style-name="ce1"/>
        <table:table-column table:style-name="co19" table:default-cell-style-name="Default"/>
        <table:table-row table:style-name="ro1">
          <table:table-cell office:value-type="string" calcext:value-type="string">
            <text:p>Map Name / Scenario Collat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p Name</text:p>
          </table:table-cell>
          <table:table-cell office:value-type="string" calcext:value-type="string">
            <text:p>Cars/Chests</text:p>
          </table:table-cell>
          <table:table-cell office:value-type="string" calcext:value-type="string">
            <text:p>Num Cars</text:p>
          </table:table-cell>
          <table:table-cell office:value-type="string" calcext:value-type="string">
            <text:p>Sleeping?</text:p>
          </table:table-cell>
          <table:table-cell office:value-type="string" calcext:value-type="string">
            <text:p>Car Direction</text:p>
          </table:table-cell>
          <table:table-cell office:value-type="string" calcext:value-type="string">
            <text:p>Clocked?</text:p>
          </table:table-cell>
          <table:table-cell office:value-type="string" calcext:value-type="string">
            <text:p>Map Maker</text:p>
          </table:table-cell>
          <table:table-cell office:value-type="string" calcext:value-type="string">
            <text:p>Scenario</text:p>
          </table:table-cell>
        </table:table-row>
        <table:table-row table:style-name="ro1">
          <table:table-cell office:value-type="string" calcext:value-type="string">
            <text:p>test101.cars.zip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ide</text:p>
          </table:table-cell>
          <table:table-cell/>
          <table:table-cell office:value-type="string" calcext:value-type="string">
            <text:p>KnightElite</text:p>
          </table:table-cell>
          <table:table-cell table:formula="of:=IF([.B3]=&quot;Cars&quot;; [.C3]&amp;&quot; &quot;&amp;[.B3]&amp;&quot;, &quot;&amp;[.E3]&amp;&quot; Facing&quot;; [.B3])&amp;IF([.D3]=&quot;Sleeping&quot;; &quot;, &quot;&amp;[.D3];&quot;&quot;)&amp;IF([.F3]=&quot;Clocked&quot;; &quot;, &quot;&amp;[.F3];&quot;&quot;)" office:value-type="string" office:string-value="2 Cars, Side Facing" calcext:value-type="string">
            <text:p>2 Cars, Side Facing</text:p>
          </table:table-cell>
        </table:table-row>
        <table:table-row table:style-name="ro1">
          <table:table-cell office:value-type="string" calcext:value-type="string">
            <text:p>test101.cars_clocked.zip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Clocked</text:p>
          </table:table-cell>
          <table:table-cell office:value-type="string" calcext:value-type="string">
            <text:p>KnightElite</text:p>
          </table:table-cell>
          <table:table-cell table:formula="of:=IF([.B4]=&quot;Cars&quot;; [.C4]&amp;&quot; &quot;&amp;[.B4]&amp;&quot;, &quot;&amp;[.E4]&amp;&quot; Facing&quot;; [.B4])&amp;IF([.D4]=&quot;Sleeping&quot;; &quot;, &quot;&amp;[.D4];&quot;&quot;)&amp;IF([.F4]=&quot;Clocked&quot;; &quot;, &quot;&amp;[.F4];&quot;&quot;)" office:value-type="string" office:string-value="2 Cars, Side Facing, Clocked" calcext:value-type="string">
            <text:p>2 Cars, Side Facing, Clocked</text:p>
          </table:table-cell>
        </table:table-row>
        <table:table-row table:style-name="ro1">
          <table:table-cell office:value-type="string" calcext:value-type="string">
            <text:p>test101.cars_clocked_inactive.zip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Clocked</text:p>
          </table:table-cell>
          <table:table-cell office:value-type="string" calcext:value-type="string">
            <text:p>KnightElite</text:p>
          </table:table-cell>
          <table:table-cell table:formula="of:=IF([.B5]=&quot;Cars&quot;; [.C5]&amp;&quot; &quot;&amp;[.B5]&amp;&quot;, &quot;&amp;[.E5]&amp;&quot; Facing&quot;; [.B5])&amp;IF([.D5]=&quot;Sleeping&quot;; &quot;, &quot;&amp;[.D5];&quot;&quot;)&amp;IF([.F5]=&quot;Clocked&quot;; &quot;, &quot;&amp;[.F5];&quot;&quot;)" office:value-type="string" office:string-value="2 Cars, Side Facing, Sleeping, Clocked" calcext:value-type="string">
            <text:p>2 Cars, Side Facing, Sleeping, Clocked</text:p>
          </table:table-cell>
        </table:table-row>
        <table:table-row table:style-name="ro1">
          <table:table-cell office:value-type="string" calcext:value-type="string">
            <text:p>test101.cars_inactive.zip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Side</text:p>
          </table:table-cell>
          <table:table-cell/>
          <table:table-cell office:value-type="string" calcext:value-type="string">
            <text:p>KnightElite</text:p>
          </table:table-cell>
          <table:table-cell table:formula="of:=IF([.B6]=&quot;Cars&quot;; [.C6]&amp;&quot; &quot;&amp;[.B6]&amp;&quot;, &quot;&amp;[.E6]&amp;&quot; Facing&quot;; [.B6])&amp;IF([.D6]=&quot;Sleeping&quot;; &quot;, &quot;&amp;[.D6];&quot;&quot;)&amp;IF([.F6]=&quot;Clocked&quot;; &quot;, &quot;&amp;[.F6];&quot;&quot;)" office:value-type="string" office:string-value="2 Cars, Side Facing, Sleeping" calcext:value-type="string">
            <text:p>2 Cars, Side Facing, Sleeping</text:p>
          </table:table-cell>
        </table:table-row>
        <table:table-row table:style-name="ro1">
          <table:table-cell office:value-type="string" calcext:value-type="string">
            <text:p>test101.cars_north_clocked.zip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North</text:p>
          </table:table-cell>
          <table:table-cell office:value-type="string" calcext:value-type="string">
            <text:p>Clocked</text:p>
          </table:table-cell>
          <table:table-cell office:value-type="string" calcext:value-type="string">
            <text:p>KnightElite</text:p>
          </table:table-cell>
          <table:table-cell table:formula="of:=IF([.B7]=&quot;Cars&quot;; [.C7]&amp;&quot; &quot;&amp;[.B7]&amp;&quot;, &quot;&amp;[.E7]&amp;&quot; Facing&quot;; [.B7])&amp;IF([.D7]=&quot;Sleeping&quot;; &quot;, &quot;&amp;[.D7];&quot;&quot;)&amp;IF([.F7]=&quot;Clocked&quot;; &quot;, &quot;&amp;[.F7];&quot;&quot;)" office:value-type="string" office:string-value="2 Cars, North Facing, Clocked" calcext:value-type="string">
            <text:p>2 Cars, North Facing, Clocked</text:p>
          </table:table-cell>
        </table:table-row>
        <table:table-row table:style-name="ro1">
          <table:table-cell office:value-type="string" calcext:value-type="string">
            <text:p>test101.cars_north_clocked_inactive.zip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Clocked</text:p>
          </table:table-cell>
          <table:table-cell office:value-type="string" calcext:value-type="string">
            <text:p>KnightElite</text:p>
          </table:table-cell>
          <table:table-cell table:formula="of:=IF([.B8]=&quot;Cars&quot;; [.C8]&amp;&quot; &quot;&amp;[.B8]&amp;&quot;, &quot;&amp;[.E8]&amp;&quot; Facing&quot;; [.B8])&amp;IF([.D8]=&quot;Sleeping&quot;; &quot;, &quot;&amp;[.D8];&quot;&quot;)&amp;IF([.F8]=&quot;Clocked&quot;; &quot;, &quot;&amp;[.F8];&quot;&quot;)" office:value-type="string" office:string-value="2 Cars, North Facing, Sleeping, Clocked" calcext:value-type="string">
            <text:p>2 Cars, North Facing, Sleeping, Clocked</text:p>
          </table:table-cell>
        </table:table-row>
        <table:table-row table:style-name="ro1">
          <table:table-cell office:value-type="string" calcext:value-type="string">
            <text:p>test101.chests.zip</text:p>
          </table:table-cell>
          <table:table-cell office:value-type="string" calcext:value-type="string">
            <text:p>Chest</text:p>
          </table:table-cell>
          <table:table-cell table:number-columns-repeated="4"/>
          <table:table-cell office:value-type="string" calcext:value-type="string">
            <text:p>KnightElite</text:p>
          </table:table-cell>
          <table:table-cell table:formula="of:=IF([.B9]=&quot;Cars&quot;; [.C9]&amp;&quot; &quot;&amp;[.B9]&amp;&quot;, &quot;&amp;[.E9]&amp;&quot; Facing&quot;; [.B9])&amp;IF([.D9]=&quot;Sleeping&quot;; &quot;, &quot;&amp;[.D9];&quot;&quot;)&amp;IF([.F9]=&quot;Clocked&quot;; &quot;, &quot;&amp;[.F9];&quot;&quot;)" office:value-type="string" office:string-value="Chest" calcext:value-type="string">
            <text:p>Chest</text:p>
          </table:table-cell>
        </table:table-row>
        <table:table-row table:style-name="ro1">
          <table:table-cell office:value-type="string" calcext:value-type="string">
            <text:p>test101.chests_clocked.zip</text:p>
          </table:table-cell>
          <table:table-cell office:value-type="string" calcext:value-type="string">
            <text:p>Chest</text:p>
          </table:table-cell>
          <table:table-cell table:number-columns-repeated="3"/>
          <table:table-cell office:value-type="string" calcext:value-type="string">
            <text:p>Clocked</text:p>
          </table:table-cell>
          <table:table-cell office:value-type="string" calcext:value-type="string">
            <text:p>KnightElite</text:p>
          </table:table-cell>
          <table:table-cell table:formula="of:=IF([.B10]=&quot;Cars&quot;; [.C10]&amp;&quot; &quot;&amp;[.B10]&amp;&quot;, &quot;&amp;[.E10]&amp;&quot; Facing&quot;; [.B10])&amp;IF([.D10]=&quot;Sleeping&quot;; &quot;, &quot;&amp;[.D10];&quot;&quot;)&amp;IF([.F10]=&quot;Clocked&quot;; &quot;, &quot;&amp;[.F10];&quot;&quot;)" office:value-type="string" office:string-value="Chest, Clocked" calcext:value-type="string">
            <text:p>Chest, Clocked</text:p>
          </table:table-cell>
        </table:table-row>
        <table:table-row table:style-name="ro1">
          <table:table-cell office:value-type="string" calcext:value-type="string">
            <text:p>test101.one_car.zip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Clocked</text:p>
          </table:table-cell>
          <table:table-cell office:value-type="string" calcext:value-type="string">
            <text:p>KnightElite</text:p>
          </table:table-cell>
          <table:table-cell table:formula="of:=IF([.B11]=&quot;Cars&quot;; [.C11]&amp;&quot; &quot;&amp;[.B11]&amp;&quot;, &quot;&amp;[.E11]&amp;&quot; Facing&quot;; [.B11])&amp;IF([.D11]=&quot;Sleeping&quot;; &quot;, &quot;&amp;[.D11];&quot;&quot;)&amp;IF([.F11]=&quot;Clocked&quot;; &quot;, &quot;&amp;[.F11];&quot;&quot;)" office:value-type="string" office:string-value="1 Cars, Side Facing, Clocked" calcext:value-type="string">
            <text:p>1 Cars, Side Facing, Clocked</text:p>
          </table:table-cell>
        </table:table-row>
        <table:table-row table:style-name="ro1">
          <table:table-cell office:value-type="string" calcext:value-type="string">
            <text:p>test101.one_car_inactive.zip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Clocked</text:p>
          </table:table-cell>
          <table:table-cell office:value-type="string" calcext:value-type="string">
            <text:p>KnightElite</text:p>
          </table:table-cell>
          <table:table-cell table:formula="of:=IF([.B12]=&quot;Cars&quot;; [.C12]&amp;&quot; &quot;&amp;[.B12]&amp;&quot;, &quot;&amp;[.E12]&amp;&quot; Facing&quot;; [.B12])&amp;IF([.D12]=&quot;Sleeping&quot;; &quot;, &quot;&amp;[.D12];&quot;&quot;)&amp;IF([.F12]=&quot;Clocked&quot;; &quot;, &quot;&amp;[.F12];&quot;&quot;)" office:value-type="string" office:string-value="1 Cars, Side Facing, Sleeping, Clocked" calcext:value-type="string">
            <text:p>1 Cars, Side Facing, Sleeping, Clocked</text:p>
          </table:table-cell>
        </table:table-row>
        <table:table-row table:style-name="ro1">
          <table:table-cell office:value-type="string" calcext:value-type="string">
            <text:p>test101.one_car_north.zip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rth</text:p>
          </table:table-cell>
          <table:table-cell office:value-type="string" calcext:value-type="string">
            <text:p>Clocked</text:p>
          </table:table-cell>
          <table:table-cell office:value-type="string" calcext:value-type="string">
            <text:p>KnightElite</text:p>
          </table:table-cell>
          <table:table-cell table:formula="of:=IF([.B13]=&quot;Cars&quot;; [.C13]&amp;&quot; &quot;&amp;[.B13]&amp;&quot;, &quot;&amp;[.E13]&amp;&quot; Facing&quot;; [.B13])&amp;IF([.D13]=&quot;Sleeping&quot;; &quot;, &quot;&amp;[.D13];&quot;&quot;)&amp;IF([.F13]=&quot;Clocked&quot;; &quot;, &quot;&amp;[.F13];&quot;&quot;)" office:value-type="string" office:string-value="1 Cars, North Facing, Clocked" calcext:value-type="string">
            <text:p>1 Cars, North Facing, Clocked</text:p>
          </table:table-cell>
        </table:table-row>
        <table:table-row table:style-name="ro1">
          <table:table-cell office:value-type="string" calcext:value-type="string">
            <text:p>test101.one_car_north_inactive.zip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Clocked</text:p>
          </table:table-cell>
          <table:table-cell office:value-type="string" calcext:value-type="string">
            <text:p>KnightElite</text:p>
          </table:table-cell>
          <table:table-cell table:formula="of:=IF([.B14]=&quot;Cars&quot;; [.C14]&amp;&quot; &quot;&amp;[.B14]&amp;&quot;, &quot;&amp;[.E14]&amp;&quot; Facing&quot;; [.B14])&amp;IF([.D14]=&quot;Sleeping&quot;; &quot;, &quot;&amp;[.D14];&quot;&quot;)&amp;IF([.F14]=&quot;Clocked&quot;; &quot;, &quot;&amp;[.F14];&quot;&quot;)" office:value-type="string" office:string-value="1 Cars, North Facing, Sleeping, Clocked" calcext:value-type="string">
            <text:p>1 Cars, North Facing, Sleeping, Clocked</text:p>
          </table:table-cell>
        </table:table-row>
        <table:table-row table:style-name="ro1">
          <table:table-cell office:value-type="string" calcext:value-type="string">
            <text:p>test101.allaizn.hori_fclock_2car.zip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ide</text:p>
          </table:table-cell>
          <table:table-cell/>
          <table:table-cell office:value-type="string" calcext:value-type="string">
            <text:p>Allaizn</text:p>
          </table:table-cell>
          <table:table-cell table:formula="of:=IF([.B15]=&quot;Cars&quot;; [.C15]&amp;&quot; &quot;&amp;[.B15]&amp;&quot;, &quot;&amp;[.E15]&amp;&quot; Facing&quot;; [.B15])&amp;IF([.D15]=&quot;Sleeping&quot;; &quot;, &quot;&amp;[.D15];&quot;&quot;)&amp;IF([.F15]=&quot;Clocked&quot;; &quot;, &quot;&amp;[.F15];&quot;&quot;)" office:value-type="string" office:string-value="2 Cars, Side Facing" calcext:value-type="string">
            <text:p>2 Cars, Side Facing</text:p>
          </table:table-cell>
        </table:table-row>
        <table:table-row table:style-name="ro1">
          <table:table-cell office:value-type="string" calcext:value-type="string">
            <text:p>test101.allaizn.hori_fclock_2car_sleep.zip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Side</text:p>
          </table:table-cell>
          <table:table-cell/>
          <table:table-cell office:value-type="string" calcext:value-type="string">
            <text:p>Allaizn</text:p>
          </table:table-cell>
          <table:table-cell table:formula="of:=IF([.B16]=&quot;Cars&quot;; [.C16]&amp;&quot; &quot;&amp;[.B16]&amp;&quot;, &quot;&amp;[.E16]&amp;&quot; Facing&quot;; [.B16])&amp;IF([.D16]=&quot;Sleeping&quot;; &quot;, &quot;&amp;[.D16];&quot;&quot;)&amp;IF([.F16]=&quot;Clocked&quot;; &quot;, &quot;&amp;[.F16];&quot;&quot;)" office:value-type="string" office:string-value="2 Cars, Side Facing, Sleeping" calcext:value-type="string">
            <text:p>2 Cars, Side Facing, Sleeping</text:p>
          </table:table-cell>
        </table:table-row>
        <table:table-row table:style-name="ro1">
          <table:table-cell office:value-type="string" calcext:value-type="string">
            <text:p>test101.allaizn.hori_fclock_car.zip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Side</text:p>
          </table:table-cell>
          <table:table-cell/>
          <table:table-cell office:value-type="string" calcext:value-type="string">
            <text:p>Allaizn</text:p>
          </table:table-cell>
          <table:table-cell table:formula="of:=IF([.B17]=&quot;Cars&quot;; [.C17]&amp;&quot; &quot;&amp;[.B17]&amp;&quot;, &quot;&amp;[.E17]&amp;&quot; Facing&quot;; [.B17])&amp;IF([.D17]=&quot;Sleeping&quot;; &quot;, &quot;&amp;[.D17];&quot;&quot;)&amp;IF([.F17]=&quot;Clocked&quot;; &quot;, &quot;&amp;[.F17];&quot;&quot;)" office:value-type="string" office:string-value="1 Cars, Side Facing" calcext:value-type="string">
            <text:p>1 Cars, Side Facing</text:p>
          </table:table-cell>
        </table:table-row>
        <table:table-row table:style-name="ro1">
          <table:table-cell office:value-type="string" calcext:value-type="string">
            <text:p>test101.allaizn.hori_fclock_car_sleep.zip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Side</text:p>
          </table:table-cell>
          <table:table-cell/>
          <table:table-cell office:value-type="string" calcext:value-type="string">
            <text:p>Allaizn</text:p>
          </table:table-cell>
          <table:table-cell table:formula="of:=IF([.B18]=&quot;Cars&quot;; [.C18]&amp;&quot; &quot;&amp;[.B18]&amp;&quot;, &quot;&amp;[.E18]&amp;&quot; Facing&quot;; [.B18])&amp;IF([.D18]=&quot;Sleeping&quot;; &quot;, &quot;&amp;[.D18];&quot;&quot;)&amp;IF([.F18]=&quot;Clocked&quot;; &quot;, &quot;&amp;[.F18];&quot;&quot;)" office:value-type="string" office:string-value="1 Cars, Side Facing, Sleeping" calcext:value-type="string">
            <text:p>1 Cars, Side Facing, Sleeping</text:p>
          </table:table-cell>
        </table:table-row>
        <table:table-row table:style-name="ro1">
          <table:table-cell office:value-type="string" calcext:value-type="string">
            <text:p>test101.allaizn.hori_fclock_chest.zip</text:p>
          </table:table-cell>
          <table:table-cell office:value-type="string" calcext:value-type="string">
            <text:p>Chest</text:p>
          </table:table-cell>
          <table:table-cell table:number-columns-repeated="4"/>
          <table:table-cell office:value-type="string" calcext:value-type="string">
            <text:p>Allaizn</text:p>
          </table:table-cell>
          <table:table-cell table:formula="of:=IF([.B19]=&quot;Cars&quot;; [.C19]&amp;&quot; &quot;&amp;[.B19]&amp;&quot;, &quot;&amp;[.E19]&amp;&quot; Facing&quot;; [.B19])&amp;IF([.D19]=&quot;Sleeping&quot;; &quot;, &quot;&amp;[.D19];&quot;&quot;)&amp;IF([.F19]=&quot;Clocked&quot;; &quot;, &quot;&amp;[.F19];&quot;&quot;)" office:value-type="string" office:string-value="Chest" calcext:value-type="string">
            <text:p>Chest</text:p>
          </table:table-cell>
        </table:table-row>
        <table:table-row table:style-name="ro1">
          <table:table-cell office:value-type="string" calcext:value-type="string">
            <text:p>test101.allaizn.hori_tclock_2car.zip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Clocked</text:p>
          </table:table-cell>
          <table:table-cell office:value-type="string" calcext:value-type="string">
            <text:p>Allaizn</text:p>
          </table:table-cell>
          <table:table-cell table:formula="of:=IF([.B20]=&quot;Cars&quot;; [.C20]&amp;&quot; &quot;&amp;[.B20]&amp;&quot;, &quot;&amp;[.E20]&amp;&quot; Facing&quot;; [.B20])&amp;IF([.D20]=&quot;Sleeping&quot;; &quot;, &quot;&amp;[.D20];&quot;&quot;)&amp;IF([.F20]=&quot;Clocked&quot;; &quot;, &quot;&amp;[.F20];&quot;&quot;)" office:value-type="string" office:string-value="2 Cars, Side Facing, Clocked" calcext:value-type="string">
            <text:p>2 Cars, Side Facing, Clocked</text:p>
          </table:table-cell>
        </table:table-row>
        <table:table-row table:style-name="ro1">
          <table:table-cell office:value-type="string" calcext:value-type="string">
            <text:p>test101.allaizn.hori_tclock_2car_sleep.zip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Clocked</text:p>
          </table:table-cell>
          <table:table-cell office:value-type="string" calcext:value-type="string">
            <text:p>Allaizn</text:p>
          </table:table-cell>
          <table:table-cell table:formula="of:=IF([.B21]=&quot;Cars&quot;; [.C21]&amp;&quot; &quot;&amp;[.B21]&amp;&quot;, &quot;&amp;[.E21]&amp;&quot; Facing&quot;; [.B21])&amp;IF([.D21]=&quot;Sleeping&quot;; &quot;, &quot;&amp;[.D21];&quot;&quot;)&amp;IF([.F21]=&quot;Clocked&quot;; &quot;, &quot;&amp;[.F21];&quot;&quot;)" office:value-type="string" office:string-value="2 Cars, Side Facing, Sleeping, Clocked" calcext:value-type="string">
            <text:p>2 Cars, Side Facing, Sleeping, Clocked</text:p>
          </table:table-cell>
        </table:table-row>
        <table:table-row table:style-name="ro1">
          <table:table-cell office:value-type="string" calcext:value-type="string">
            <text:p>test101.allaizn.hori_tclock_car_sleep.zip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Clocked</text:p>
          </table:table-cell>
          <table:table-cell office:value-type="string" calcext:value-type="string">
            <text:p>Allaizn</text:p>
          </table:table-cell>
          <table:table-cell table:formula="of:=IF([.B22]=&quot;Cars&quot;; [.C22]&amp;&quot; &quot;&amp;[.B22]&amp;&quot;, &quot;&amp;[.E22]&amp;&quot; Facing&quot;; [.B22])&amp;IF([.D22]=&quot;Sleeping&quot;; &quot;, &quot;&amp;[.D22];&quot;&quot;)&amp;IF([.F22]=&quot;Clocked&quot;; &quot;, &quot;&amp;[.F22];&quot;&quot;)" office:value-type="string" office:string-value="1 Cars, Side Facing, Sleeping, Clocked" calcext:value-type="string">
            <text:p>1 Cars, Side Facing, Sleeping, Clocked</text:p>
          </table:table-cell>
        </table:table-row>
        <table:table-row table:style-name="ro1">
          <table:table-cell office:value-type="string" calcext:value-type="string">
            <text:p>test101.allaizn.hori_tclock_chest.zip</text:p>
          </table:table-cell>
          <table:table-cell office:value-type="string" calcext:value-type="string">
            <text:p>Chest</text:p>
          </table:table-cell>
          <table:table-cell table:number-columns-repeated="3"/>
          <table:table-cell office:value-type="string" calcext:value-type="string">
            <text:p>Clocked</text:p>
          </table:table-cell>
          <table:table-cell office:value-type="string" calcext:value-type="string">
            <text:p>Allaizn</text:p>
          </table:table-cell>
          <table:table-cell table:formula="of:=IF([.B23]=&quot;Cars&quot;; [.C23]&amp;&quot; &quot;&amp;[.B23]&amp;&quot;, &quot;&amp;[.E23]&amp;&quot; Facing&quot;; [.B23])&amp;IF([.D23]=&quot;Sleeping&quot;; &quot;, &quot;&amp;[.D23];&quot;&quot;)&amp;IF([.F23]=&quot;Clocked&quot;; &quot;, &quot;&amp;[.F23];&quot;&quot;)" office:value-type="string" office:string-value="Chest, Clocked" calcext:value-type="string">
            <text:p>Chest, Clocked</text:p>
          </table:table-cell>
        </table:table-row>
        <table:table-row table:style-name="ro1">
          <table:table-cell office:value-type="string" calcext:value-type="string">
            <text:p>test101.allaizn.vert_tclock_car_sleep.zip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Clocked</text:p>
          </table:table-cell>
          <table:table-cell office:value-type="string" calcext:value-type="string">
            <text:p>Allaizn</text:p>
          </table:table-cell>
          <table:table-cell table:formula="of:=IF([.B24]=&quot;Cars&quot;; [.C24]&amp;&quot; &quot;&amp;[.B24]&amp;&quot;, &quot;&amp;[.E24]&amp;&quot; Facing&quot;; [.B24])&amp;IF([.D24]=&quot;Sleeping&quot;; &quot;, &quot;&amp;[.D24];&quot;&quot;)&amp;IF([.F24]=&quot;Clocked&quot;; &quot;, &quot;&amp;[.F24];&quot;&quot;)" office:value-type="string" office:string-value="1 Cars, North Facing, Sleeping, Clocked" calcext:value-type="string">
            <text:p>1 Cars, North Facing, Sleeping, Clocked</text:p>
          </table:table-cell>
        </table:table-row>
        <table:table-row table:style-name="ro1">
          <table:table-cell office:value-type="string" calcext:value-type="string">
            <text:p>test101.allaizn.hori_tclock_car.zip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Clocked</text:p>
          </table:table-cell>
          <table:table-cell office:value-type="string" calcext:value-type="string">
            <text:p>Allaizn</text:p>
          </table:table-cell>
          <table:table-cell table:formula="of:=IF([.B25]=&quot;Cars&quot;; [.C25]&amp;&quot; &quot;&amp;[.B25]&amp;&quot;, &quot;&amp;[.E25]&amp;&quot; Facing&quot;; [.B25])&amp;IF([.D25]=&quot;Sleeping&quot;; &quot;, &quot;&amp;[.D25];&quot;&quot;)&amp;IF([.F25]=&quot;Clocked&quot;; &quot;, &quot;&amp;[.F25];&quot;&quot;)" office:value-type="string" office:string-value="1 Cars, Side Facing, Clocked" calcext:value-type="string">
            <text:p>1 Cars, Side Facing, Clocked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llaizn’s run, Allaizn’s maps, 10 iterat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p_name</text:p>
          </table:table-cell>
          <table:table-cell table:style-name="Default" office:value-type="string" calcext:value-type="string">
            <text:p>Scenario</text:p>
          </table:table-cell>
          <table:table-cell table:style-name="Default" office:value-type="string" calcext:value-type="string">
            <text:p>avg_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allaizn.hori_fclock_2car.zip</text:p>
          </table:table-cell>
          <table:table-cell table:style-name="Default" table:formula="of:=INDEX([.$H$3:.$H$25];MATCH([.A29]; [.$A$3:.$A$25]))" office:value-type="string" office:string-value="2 Cars, Side Facing" calcext:value-type="string">
            <text:p>2 Cars, Side Facing</text:p>
          </table:table-cell>
          <table:table-cell table:style-name="Default" office:value-type="float" office:value="7.2862336976977" calcext:value-type="float">
            <text:p>7.28623369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allaizn.hori_fclock_2car_sleep.zip</text:p>
          </table:table-cell>
          <table:table-cell table:style-name="Default" table:formula="of:=INDEX([.$H$3:.$H$25];MATCH([.A30]; [.$A$3:.$A$25]))" office:value-type="string" office:string-value="2 Cars, Side Facing, Sleeping" calcext:value-type="string">
            <text:p>2 Cars, Side Facing, Sleeping</text:p>
          </table:table-cell>
          <table:table-cell table:style-name="Default" office:value-type="float" office:value="5.70408805905906" calcext:value-type="float">
            <text:p>5.7040880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allaizn.hori_fclock_car.zip</text:p>
          </table:table-cell>
          <table:table-cell table:style-name="Default" table:formula="of:=INDEX([.$H$3:.$H$25];MATCH([.A31]; [.$A$3:.$A$25]))" office:value-type="string" office:string-value="1 Cars, Side Facing" calcext:value-type="string">
            <text:p>1 Cars, Side Facing</text:p>
          </table:table-cell>
          <table:table-cell table:style-name="Default" office:value-type="float" office:value="6.93783034134134" calcext:value-type="float">
            <text:p>6.9378303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allaizn.hori_fclock_car_sleep.zip</text:p>
          </table:table-cell>
          <table:table-cell table:style-name="Default" table:formula="of:=INDEX([.$H$3:.$H$25];MATCH([.A32]; [.$A$3:.$A$25]))" office:value-type="string" office:string-value="1 Cars, Side Facing, Sleeping" calcext:value-type="string">
            <text:p>1 Cars, Side Facing, Sleeping</text:p>
          </table:table-cell>
          <table:table-cell table:style-name="Default" office:value-type="float" office:value="6.12110289089089" calcext:value-type="float">
            <text:p>6.1211028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allaizn.hori_fclock_chest.zip</text:p>
          </table:table-cell>
          <table:table-cell table:style-name="Default" table:formula="of:=INDEX([.$H$3:.$H$25];MATCH([.A33]; [.$A$3:.$A$25]))" office:value-type="string" office:string-value="Chest" calcext:value-type="string">
            <text:p>Chest</text:p>
          </table:table-cell>
          <table:table-cell table:style-name="Default" office:value-type="float" office:value="6.03805682282282" calcext:value-type="float">
            <text:p>6.03805682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allaizn.hori_tclock_2car.zip</text:p>
          </table:table-cell>
          <table:table-cell table:style-name="Default" table:formula="of:=INDEX([.$H$3:.$H$25];MATCH([.A34]; [.$A$3:.$A$25]))" office:value-type="string" office:string-value="2 Cars, Side Facing, Clocked" calcext:value-type="string">
            <text:p>2 Cars, Side Facing, Clocked</text:p>
          </table:table-cell>
          <table:table-cell table:style-name="Default" office:value-type="float" office:value="5.44985582982983" calcext:value-type="float">
            <text:p>5.44985582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allaizn.hori_tclock_2car_sleep.zip</text:p>
          </table:table-cell>
          <table:table-cell table:style-name="Default" table:formula="of:=INDEX([.$H$3:.$H$25];MATCH([.A35]; [.$A$3:.$A$25]))" office:value-type="string" office:string-value="2 Cars, Side Facing, Sleeping, Clocked" calcext:value-type="string">
            <text:p>2 Cars, Side Facing, Sleeping, Clocked</text:p>
          </table:table-cell>
          <table:table-cell table:style-name="Default" office:value-type="float" office:value="3.59314038838839" calcext:value-type="float">
            <text:p>3.5931403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allaizn.hori_tclock_car_sleep.zip</text:p>
          </table:table-cell>
          <table:table-cell table:style-name="Default" table:formula="of:=INDEX([.$H$3:.$H$25];MATCH([.A36]; [.$A$3:.$A$25]))" office:value-type="string" office:string-value="1 Cars, Side Facing, Sleeping, Clocked" calcext:value-type="string">
            <text:p>1 Cars, Side Facing, Sleeping, Clocked</text:p>
          </table:table-cell>
          <table:table-cell table:style-name="Default" office:value-type="float" office:value="3.63010118618619" calcext:value-type="float">
            <text:p>3.63010118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allaizn.hori_tclock_chest.zip</text:p>
          </table:table-cell>
          <table:table-cell table:style-name="Default" table:formula="of:=INDEX([.$H$3:.$H$25];MATCH([.A37]; [.$A$3:.$A$25]))" office:value-type="string" office:string-value="Chest, Clocked" calcext:value-type="string">
            <text:p>Chest, Clocked</text:p>
          </table:table-cell>
          <table:table-cell table:style-name="Default" office:value-type="float" office:value="3.80699137137137" calcext:value-type="float">
            <text:p>3.80699137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allaizn.vert_tclock_car_sleep.zip</text:p>
          </table:table-cell>
          <table:table-cell table:style-name="Default" table:formula="of:=INDEX([.$H$3:.$H$25];MATCH([.A38]; [.$A$3:.$A$25]))" office:value-type="string" office:string-value="1 Cars, North Facing, Sleeping, Clocked" calcext:value-type="string">
            <text:p>1 Cars, North Facing, Sleeping, Clocked</text:p>
          </table:table-cell>
          <table:table-cell table:style-name="Default" office:value-type="float" office:value="3.87655428128128" calcext:value-type="float">
            <text:p>3.8765542813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tevetrov’s run, KnightElite’s maps, 1 iteration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map_name</text:p>
          </table:table-cell>
          <table:table-cell table:style-name="Default" office:value-type="string" calcext:value-type="string">
            <text:p>Scenario</text:p>
          </table:table-cell>
          <table:table-cell table:style-name="Default" office:value-type="string" calcext:value-type="string">
            <text:p>avg_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cars.zip</text:p>
          </table:table-cell>
          <table:table-cell table:style-name="Default" table:formula="of:=INDEX([.$H$3:.$H$25];MATCH([.A42]; [.$A$3:.$A$25]))" office:value-type="string" office:string-value="2 Cars, Side Facing" calcext:value-type="string">
            <text:p>2 Cars, Side Facing</text:p>
          </table:table-cell>
          <table:table-cell table:style-name="Default" office:value-type="float" office:value="12.919" calcext:value-type="float">
            <text:p>12.9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cars_clocked.zip</text:p>
          </table:table-cell>
          <table:table-cell table:style-name="Default" table:formula="of:=INDEX([.$H$3:.$H$25];MATCH([.A43]; [.$A$3:.$A$25]))" office:value-type="string" office:string-value="2 Cars, Side Facing, Clocked" calcext:value-type="string">
            <text:p>2 Cars, Side Facing, Clocked</text:p>
          </table:table-cell>
          <table:table-cell table:style-name="Default" office:value-type="float" office:value="10.578" calcext:value-type="float">
            <text:p>10.5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cars_clocked_inactive.zip</text:p>
          </table:table-cell>
          <table:table-cell table:style-name="Default" table:formula="of:=INDEX([.$H$3:.$H$25];MATCH([.A44]; [.$A$3:.$A$25]))" office:value-type="string" office:string-value="2 Cars, Side Facing, Sleeping, Clocked" calcext:value-type="string">
            <text:p>2 Cars, Side Facing, Sleeping, Clocked</text:p>
          </table:table-cell>
          <table:table-cell table:style-name="Default" office:value-type="float" office:value="8.152" calcext:value-type="float">
            <text:p>8.1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cars_inactive.zip</text:p>
          </table:table-cell>
          <table:table-cell table:style-name="Default" table:formula="of:=INDEX([.$H$3:.$H$25];MATCH([.A45]; [.$A$3:.$A$25]))" office:value-type="string" office:string-value="2 Cars, Side Facing, Sleeping" calcext:value-type="string">
            <text:p>2 Cars, Side Facing, Sleeping</text:p>
          </table:table-cell>
          <table:table-cell table:style-name="Default" office:value-type="float" office:value="11.15" calcext:value-type="float">
            <text:p>11.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cars_north_clocked.zip</text:p>
          </table:table-cell>
          <table:table-cell table:style-name="Default" table:formula="of:=INDEX([.$H$3:.$H$25];MATCH([.A46]; [.$A$3:.$A$25]))" office:value-type="string" office:string-value="2 Cars, North Facing, Clocked" calcext:value-type="string">
            <text:p>2 Cars, North Facing, Clocked</text:p>
          </table:table-cell>
          <table:table-cell table:style-name="Default" office:value-type="float" office:value="10.892" calcext:value-type="float">
            <text:p>10.8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cars_north_clocked_inactive.zip</text:p>
          </table:table-cell>
          <table:table-cell table:style-name="Default" table:formula="of:=INDEX([.$H$3:.$H$25];MATCH([.A47]; [.$A$3:.$A$25]))" office:value-type="string" office:string-value="2 Cars, North Facing, Sleeping, Clocked" calcext:value-type="string">
            <text:p>2 Cars, North Facing, Sleeping, Clocked</text:p>
          </table:table-cell>
          <table:table-cell table:style-name="Default" office:value-type="float" office:value="7.877" calcext:value-type="float">
            <text:p>7.8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chests.zip</text:p>
          </table:table-cell>
          <table:table-cell table:style-name="Default" table:formula="of:=INDEX([.$H$3:.$H$25];MATCH([.A48]; [.$A$3:.$A$25]))" office:value-type="string" office:string-value="Chest" calcext:value-type="string">
            <text:p>Chest</text:p>
          </table:table-cell>
          <table:table-cell table:style-name="Default" office:value-type="float" office:value="12.398" calcext:value-type="float">
            <text:p>12.3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chests_clocked.zip</text:p>
          </table:table-cell>
          <table:table-cell table:style-name="Default" table:formula="of:=INDEX([.$H$3:.$H$25];MATCH([.A49]; [.$A$3:.$A$25]))" office:value-type="string" office:string-value="Chest, Clocked" calcext:value-type="string">
            <text:p>Chest, Clocked</text:p>
          </table:table-cell>
          <table:table-cell table:style-name="Default" office:value-type="float" office:value="8.407" calcext:value-type="float">
            <text:p>8.4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one_car.zip</text:p>
          </table:table-cell>
          <table:table-cell table:style-name="Default" table:formula="of:=INDEX([.$H$3:.$H$25];MATCH([.A50]; [.$A$3:.$A$25]))" office:value-type="string" office:string-value="1 Cars, Side Facing, Clocked" calcext:value-type="string">
            <text:p>1 Cars, Side Facing, Clocked</text:p>
          </table:table-cell>
          <table:table-cell table:style-name="Default" office:value-type="float" office:value="9.252" calcext:value-type="float">
            <text:p>9.2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one_car_inactive.zip</text:p>
          </table:table-cell>
          <table:table-cell table:style-name="Default" table:formula="of:=INDEX([.$H$3:.$H$25];MATCH([.A51]; [.$A$3:.$A$25]))" office:value-type="string" office:string-value="1 Cars, Side Facing, Sleeping, Clocked" calcext:value-type="string">
            <text:p>1 Cars, Side Facing, Sleeping, Clocked</text:p>
          </table:table-cell>
          <table:table-cell table:style-name="Default" office:value-type="float" office:value="8.027" calcext:value-type="float">
            <text:p>8.0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one_car_north.zip</text:p>
          </table:table-cell>
          <table:table-cell table:style-name="Default" table:formula="of:=INDEX([.$H$3:.$H$25];MATCH([.A52]; [.$A$3:.$A$25]))" office:value-type="string" office:string-value="1 Cars, North Facing, Clocked" calcext:value-type="string">
            <text:p>1 Cars, North Facing, Clocked</text:p>
          </table:table-cell>
          <table:table-cell table:style-name="Default" office:value-type="float" office:value="9.58" calcext:value-type="float">
            <text:p>9.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one_car_north_inactive.zip</text:p>
          </table:table-cell>
          <table:table-cell table:style-name="Default" table:formula="of:=INDEX([.$H$3:.$H$25];MATCH([.A53]; [.$A$3:.$A$25]))" office:value-type="string" office:string-value="1 Cars, North Facing, Sleeping, Clocked" calcext:value-type="string">
            <text:p>1 Cars, North Facing, Sleeping, Clocked</text:p>
          </table:table-cell>
          <table:table-cell table:style-name="Default" office:value-type="float" office:value="8.06" calcext:value-type="float">
            <text:p>8.06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AssemblyStorm’s <text:s/>Server, KnighElite’s maps, 3 iterations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map_name</text:p>
          </table:table-cell>
          <table:table-cell table:style-name="Default" office:value-type="string" calcext:value-type="string">
            <text:p>Scenario</text:p>
          </table:table-cell>
          <table:table-cell table:style-name="Default" office:value-type="string" calcext:value-type="string">
            <text:p>avg_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cars_clocked_inactive.zip</text:p>
          </table:table-cell>
          <table:table-cell table:style-name="Default" table:formula="of:=INDEX([.$H$3:.$H$25];MATCH([.A57]; [.$A$3:.$A$25]))" office:value-type="string" office:string-value="2 Cars, Side Facing, Sleeping, Clocked" calcext:value-type="string">
            <text:p>2 Cars, Side Facing, Sleeping, Clocked</text:p>
          </table:table-cell>
          <table:table-cell office:value-type="float" office:value="6.43733333333333" calcext:value-type="float">
            <text:p>6.437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cars_north_clocked_inactive.zip</text:p>
          </table:table-cell>
          <table:table-cell table:style-name="Default" table:formula="of:=INDEX([.$H$3:.$H$25];MATCH([.A58]; [.$A$3:.$A$25]))" office:value-type="string" office:string-value="2 Cars, North Facing, Sleeping, Clocked" calcext:value-type="string">
            <text:p>2 Cars, North Facing, Sleeping, Clocked</text:p>
          </table:table-cell>
          <table:table-cell office:value-type="float" office:value="6.15066666666667" calcext:value-type="float">
            <text:p>6.150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cars_north_clocked.zip</text:p>
          </table:table-cell>
          <table:table-cell table:style-name="Default" table:formula="of:=INDEX([.$H$3:.$H$25];MATCH([.A59]; [.$A$3:.$A$25]))" office:value-type="string" office:string-value="2 Cars, North Facing, Clocked" calcext:value-type="string">
            <text:p>2 Cars, North Facing, Clocked</text:p>
          </table:table-cell>
          <table:table-cell office:value-type="float" office:value="9.01566666666667" calcext:value-type="float">
            <text:p>9.015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chests_clocked.zip</text:p>
          </table:table-cell>
          <table:table-cell table:style-name="Default" table:formula="of:=INDEX([.$H$3:.$H$25];MATCH([.A60]; [.$A$3:.$A$25]))" office:value-type="string" office:string-value="Chest, Clocked" calcext:value-type="string">
            <text:p>Chest, Clocked</text:p>
          </table:table-cell>
          <table:table-cell office:value-type="float" office:value="6.318" calcext:value-type="float">
            <text:p>6.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one_car_north.zip</text:p>
          </table:table-cell>
          <table:table-cell table:style-name="Default" table:formula="of:=INDEX([.$H$3:.$H$25];MATCH([.A61]; [.$A$3:.$A$25]))" office:value-type="string" office:string-value="1 Cars, North Facing, Clocked" calcext:value-type="string">
            <text:p>1 Cars, North Facing, Clocked</text:p>
          </table:table-cell>
          <table:table-cell office:value-type="float" office:value="7.48933333333333" calcext:value-type="float">
            <text:p>7.489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one_car_north_inactive.zip</text:p>
          </table:table-cell>
          <table:table-cell table:style-name="Default" table:formula="of:=INDEX([.$H$3:.$H$25];MATCH([.A62]; [.$A$3:.$A$25]))" office:value-type="string" office:string-value="1 Cars, North Facing, Sleeping, Clocked" calcext:value-type="string">
            <text:p>1 Cars, North Facing, Sleeping, Clocked</text:p>
          </table:table-cell>
          <table:table-cell office:value-type="float" office:value="6.19" calcext:value-type="float">
            <text:p>6.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chests.zip</text:p>
          </table:table-cell>
          <table:table-cell table:style-name="Default" table:formula="of:=INDEX([.$H$3:.$H$25];MATCH([.A63]; [.$A$3:.$A$25]))" office:value-type="string" office:string-value="Chest" calcext:value-type="string">
            <text:p>Chest</text:p>
          </table:table-cell>
          <table:table-cell office:value-type="float" office:value="14.2206666666667" calcext:value-type="float">
            <text:p>14.220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cars_inactive.zip</text:p>
          </table:table-cell>
          <table:table-cell table:style-name="Default" table:formula="of:=INDEX([.$H$3:.$H$25];MATCH([.A64]; [.$A$3:.$A$25]))" office:value-type="string" office:string-value="2 Cars, Side Facing, Sleeping" calcext:value-type="string">
            <text:p>2 Cars, Side Facing, Sleeping</text:p>
          </table:table-cell>
          <table:table-cell office:value-type="float" office:value="9.13766666666667" calcext:value-type="float">
            <text:p>9.137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one_car.zip</text:p>
          </table:table-cell>
          <table:table-cell table:style-name="Default" table:formula="of:=INDEX([.$H$3:.$H$25];MATCH([.A65]; [.$A$3:.$A$25]))" office:value-type="string" office:string-value="1 Cars, Side Facing, Clocked" calcext:value-type="string">
            <text:p>1 Cars, Side Facing, Clocked</text:p>
          </table:table-cell>
          <table:table-cell office:value-type="float" office:value="7.66966666666667" calcext:value-type="float">
            <text:p>7.669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cars_clocked.zip</text:p>
          </table:table-cell>
          <table:table-cell table:style-name="Default" table:formula="of:=INDEX([.$H$3:.$H$25];MATCH([.A66]; [.$A$3:.$A$25]))" office:value-type="string" office:string-value="2 Cars, Side Facing, Clocked" calcext:value-type="string">
            <text:p>2 Cars, Side Facing, Clocked</text:p>
          </table:table-cell>
          <table:table-cell office:value-type="float" office:value="9.08566666666667" calcext:value-type="float">
            <text:p>9.085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cars.zip</text:p>
          </table:table-cell>
          <table:table-cell table:style-name="Default" table:formula="of:=INDEX([.$H$3:.$H$25];MATCH([.A67]; [.$A$3:.$A$25]))" office:value-type="string" office:string-value="2 Cars, Side Facing" calcext:value-type="string">
            <text:p>2 Cars, Side Facing</text:p>
          </table:table-cell>
          <table:table-cell office:value-type="float" office:value="11.2183333333333" calcext:value-type="float">
            <text:p>11.218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one_car_inactive.zip</text:p>
          </table:table-cell>
          <table:table-cell table:style-name="Default" table:formula="of:=INDEX([.$H$3:.$H$25];MATCH([.A68]; [.$A$3:.$A$25]))" office:value-type="string" office:string-value="1 Cars, Side Facing, Sleeping, Clocked" calcext:value-type="string">
            <text:p>1 Cars, Side Facing, Sleeping, Clocked</text:p>
          </table:table-cell>
          <table:table-cell office:value-type="float" office:value="6.41" calcext:value-type="float">
            <text:p>6.41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KnightElite’s PC, Allaizn’s maps, 10 iterations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map_name</text:p>
          </table:table-cell>
          <table:table-cell table:style-name="Default" office:value-type="string" calcext:value-type="string">
            <text:p>Scenario</text:p>
          </table:table-cell>
          <table:table-cell table:style-name="Default" office:value-type="string" calcext:value-type="string">
            <text:p>avg_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allaizn.hori_fclock_2car.zip</text:p>
          </table:table-cell>
          <table:table-cell table:style-name="Default" table:formula="of:=INDEX([.$H$3:.$H$25];MATCH([.A72]; [.$A$3:.$A$25]))" office:value-type="string" office:string-value="2 Cars, Side Facing" calcext:value-type="string">
            <text:p>2 Cars, Side Facing</text:p>
          </table:table-cell>
          <table:table-cell office:value-type="float" office:value="11.2778" calcext:value-type="float">
            <text:p>11.27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allaizn.hori_fclock_2car_sleep.zip</text:p>
          </table:table-cell>
          <table:table-cell table:style-name="Default" table:formula="of:=INDEX([.$H$3:.$H$25];MATCH([.A73]; [.$A$3:.$A$25]))" office:value-type="string" office:string-value="2 Cars, Side Facing, Sleeping" calcext:value-type="string">
            <text:p>2 Cars, Side Facing, Sleeping</text:p>
          </table:table-cell>
          <table:table-cell office:value-type="float" office:value="9.0625" calcext:value-type="float">
            <text:p>9.0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allaizn.hori_fclock_car.zip</text:p>
          </table:table-cell>
          <table:table-cell table:style-name="Default" table:formula="of:=INDEX([.$H$3:.$H$25];MATCH([.A74]; [.$A$3:.$A$25]))" office:value-type="string" office:string-value="1 Cars, Side Facing" calcext:value-type="string">
            <text:p>1 Cars, Side Facing</text:p>
          </table:table-cell>
          <table:table-cell office:value-type="float" office:value="11.131" calcext:value-type="float">
            <text:p>11.1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allaizn.hori_fclock_car_sleep.zip</text:p>
          </table:table-cell>
          <table:table-cell table:style-name="Default" table:formula="of:=INDEX([.$H$3:.$H$25];MATCH([.A75]; [.$A$3:.$A$25]))" office:value-type="string" office:string-value="1 Cars, Side Facing, Sleeping" calcext:value-type="string">
            <text:p>1 Cars, Side Facing, Sleeping</text:p>
          </table:table-cell>
          <table:table-cell office:value-type="float" office:value="9.8692" calcext:value-type="float">
            <text:p>9.86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allaizn.hori_fclock_chest.zip</text:p>
          </table:table-cell>
          <table:table-cell table:style-name="Default" table:formula="of:=INDEX([.$H$3:.$H$25];MATCH([.A76]; [.$A$3:.$A$25]))" office:value-type="string" office:string-value="Chest" calcext:value-type="string">
            <text:p>Chest</text:p>
          </table:table-cell>
          <table:table-cell office:value-type="float" office:value="9.7879" calcext:value-type="float">
            <text:p>9.78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allaizn.hori_tclock_2car.zip</text:p>
          </table:table-cell>
          <table:table-cell table:style-name="Default" table:formula="of:=INDEX([.$H$3:.$H$25];MATCH([.A77]; [.$A$3:.$A$25]))" office:value-type="string" office:string-value="2 Cars, Side Facing, Clocked" calcext:value-type="string">
            <text:p>2 Cars, Side Facing, Clocked</text:p>
          </table:table-cell>
          <table:table-cell office:value-type="float" office:value="8.4549" calcext:value-type="float">
            <text:p>8.45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allaizn.hori_tclock_2car_sleep.zip</text:p>
          </table:table-cell>
          <table:table-cell table:style-name="Default" table:formula="of:=INDEX([.$H$3:.$H$25];MATCH([.A78]; [.$A$3:.$A$25]))" office:value-type="string" office:string-value="2 Cars, Side Facing, Sleeping, Clocked" calcext:value-type="string">
            <text:p>2 Cars, Side Facing, Sleeping, Clocked</text:p>
          </table:table-cell>
          <table:table-cell office:value-type="float" office:value="5.6304" calcext:value-type="float">
            <text:p>5.63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allaizn.hori_tclock_car.zip</text:p>
          </table:table-cell>
          <table:table-cell table:style-name="Default" table:formula="of:=INDEX([.$H$3:.$H$25];MATCH([.A79]; [.$A$3:.$A$25]))" office:value-type="string" office:string-value="1 Cars, Side Facing, Clocked" calcext:value-type="string">
            <text:p>1 Cars, Side Facing, Clocked</text:p>
          </table:table-cell>
          <table:table-cell office:value-type="float" office:value="7.4606" calcext:value-type="float">
            <text:p>7.46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allaizn.hori_tclock_car_sleep.zip</text:p>
          </table:table-cell>
          <table:table-cell table:style-name="Default" table:formula="of:=INDEX([.$H$3:.$H$25];MATCH([.A80]; [.$A$3:.$A$25]))" office:value-type="string" office:string-value="1 Cars, Side Facing, Sleeping, Clocked" calcext:value-type="string">
            <text:p>1 Cars, Side Facing, Sleeping, Clocked</text:p>
          </table:table-cell>
          <table:table-cell office:value-type="float" office:value="5.8092" calcext:value-type="float">
            <text:p>5.80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allaizn.hori_tclock_chest.zip</text:p>
          </table:table-cell>
          <table:table-cell table:style-name="Default" table:formula="of:=INDEX([.$H$3:.$H$25];MATCH([.A81]; [.$A$3:.$A$25]))" office:value-type="string" office:string-value="Chest, Clocked" calcext:value-type="string">
            <text:p>Chest, Clocked</text:p>
          </table:table-cell>
          <table:table-cell office:value-type="float" office:value="6.185" calcext:value-type="float">
            <text:p>6.1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allaizn.vert_tclock_car_sleep.zip</text:p>
          </table:table-cell>
          <table:table-cell table:style-name="Default" table:formula="of:=INDEX([.$H$3:.$H$25];MATCH([.A82]; [.$A$3:.$A$25]))" office:value-type="string" office:string-value="1 Cars, North Facing, Sleeping, Clocked" calcext:value-type="string">
            <text:p>1 Cars, North Facing, Sleeping, Clocked</text:p>
          </table:table-cell>
          <table:table-cell office:value-type="float" office:value="6.1737" calcext:value-type="float">
            <text:p>6.1737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KnightElite’s PC, KnightElite’s maps, 10 iterations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map_name</text:p>
          </table:table-cell>
          <table:table-cell table:style-name="Default" office:value-type="string" calcext:value-type="string">
            <text:p>Scenario</text:p>
          </table:table-cell>
          <table:table-cell table:style-name="Default" office:value-type="string" calcext:value-type="string">
            <text:p>avg_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cars.zip</text:p>
          </table:table-cell>
          <table:table-cell table:style-name="Default" table:formula="of:=INDEX([.$H$3:.$H$25];MATCH([.A86]; [.$A$3:.$A$25]))" office:value-type="string" office:string-value="2 Cars, Side Facing" calcext:value-type="string">
            <text:p>2 Cars, Side Facing</text:p>
          </table:table-cell>
          <table:table-cell office:value-type="float" office:value="14.1064" calcext:value-type="float">
            <text:p>14.10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cars_clocked.zip</text:p>
          </table:table-cell>
          <table:table-cell table:style-name="Default" table:formula="of:=INDEX([.$H$3:.$H$25];MATCH([.A87]; [.$A$3:.$A$25]))" office:value-type="string" office:string-value="2 Cars, Side Facing, Clocked" calcext:value-type="string">
            <text:p>2 Cars, Side Facing, Clocked</text:p>
          </table:table-cell>
          <table:table-cell office:value-type="float" office:value="10.9335" calcext:value-type="float">
            <text:p>10.93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cars_clocked_inactive.zip</text:p>
          </table:table-cell>
          <table:table-cell table:style-name="Default" table:formula="of:=INDEX([.$H$3:.$H$25];MATCH([.A88]; [.$A$3:.$A$25]))" office:value-type="string" office:string-value="2 Cars, Side Facing, Sleeping, Clocked" calcext:value-type="string">
            <text:p>2 Cars, Side Facing, Sleeping, Clocked</text:p>
          </table:table-cell>
          <table:table-cell office:value-type="float" office:value="7.8422" calcext:value-type="float">
            <text:p>7.84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cars_inactive.zip</text:p>
          </table:table-cell>
          <table:table-cell table:style-name="Default" table:formula="of:=INDEX([.$H$3:.$H$25];MATCH([.A89]; [.$A$3:.$A$25]))" office:value-type="string" office:string-value="2 Cars, Side Facing, Sleeping" calcext:value-type="string">
            <text:p>2 Cars, Side Facing, Sleeping</text:p>
          </table:table-cell>
          <table:table-cell office:value-type="float" office:value="11.3808" calcext:value-type="float">
            <text:p>11.3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cars_north_clocked.zip</text:p>
          </table:table-cell>
          <table:table-cell table:style-name="Default" table:formula="of:=INDEX([.$H$3:.$H$25];MATCH([.A90]; [.$A$3:.$A$25]))" office:value-type="string" office:string-value="2 Cars, North Facing, Clocked" calcext:value-type="string">
            <text:p>2 Cars, North Facing, Clocked</text:p>
          </table:table-cell>
          <table:table-cell office:value-type="float" office:value="11.1764" calcext:value-type="float">
            <text:p>11.17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cars_north_clocked_inactive.zip</text:p>
          </table:table-cell>
          <table:table-cell table:style-name="Default" table:formula="of:=INDEX([.$H$3:.$H$25];MATCH([.A91]; [.$A$3:.$A$25]))" office:value-type="string" office:string-value="2 Cars, North Facing, Sleeping, Clocked" calcext:value-type="string">
            <text:p>2 Cars, North Facing, Sleeping, Clocked</text:p>
          </table:table-cell>
          <table:table-cell office:value-type="float" office:value="7.6689" calcext:value-type="float">
            <text:p>7.66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chests.zip</text:p>
          </table:table-cell>
          <table:table-cell table:style-name="Default" table:formula="of:=INDEX([.$H$3:.$H$25];MATCH([.A92]; [.$A$3:.$A$25]))" office:value-type="string" office:string-value="Chest" calcext:value-type="string">
            <text:p>Chest</text:p>
          </table:table-cell>
          <table:table-cell office:value-type="float" office:value="12.5086" calcext:value-type="float">
            <text:p>12.50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chests_clocked.zip</text:p>
          </table:table-cell>
          <table:table-cell table:style-name="Default" table:formula="of:=INDEX([.$H$3:.$H$25];MATCH([.A93]; [.$A$3:.$A$25]))" office:value-type="string" office:string-value="Chest, Clocked" calcext:value-type="string">
            <text:p>Chest, Clocked</text:p>
          </table:table-cell>
          <table:table-cell office:value-type="float" office:value="8.1135" calcext:value-type="float">
            <text:p>8.11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one_car.zip</text:p>
          </table:table-cell>
          <table:table-cell table:style-name="Default" table:formula="of:=INDEX([.$H$3:.$H$25];MATCH([.A94]; [.$A$3:.$A$25]))" office:value-type="string" office:string-value="1 Cars, Side Facing, Clocked" calcext:value-type="string">
            <text:p>1 Cars, Side Facing, Clocked</text:p>
          </table:table-cell>
          <table:table-cell office:value-type="float" office:value="9.4883" calcext:value-type="float">
            <text:p>9.48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one_car_inactive.zip</text:p>
          </table:table-cell>
          <table:table-cell table:style-name="Default" table:formula="of:=INDEX([.$H$3:.$H$25];MATCH([.A95]; [.$A$3:.$A$25]))" office:value-type="string" office:string-value="1 Cars, Side Facing, Sleeping, Clocked" calcext:value-type="string">
            <text:p>1 Cars, Side Facing, Sleeping, Clocked</text:p>
          </table:table-cell>
          <table:table-cell office:value-type="float" office:value="7.8415" calcext:value-type="float">
            <text:p>7.84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one_car_north.zip</text:p>
          </table:table-cell>
          <table:table-cell table:style-name="Default" table:formula="of:=INDEX([.$H$3:.$H$25];MATCH([.A96]; [.$A$3:.$A$25]))" office:value-type="string" office:string-value="1 Cars, North Facing, Clocked" calcext:value-type="string">
            <text:p>1 Cars, North Facing, Clocked</text:p>
          </table:table-cell>
          <table:table-cell office:value-type="float" office:value="9.5033" calcext:value-type="float">
            <text:p>9.50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one_car_north_inactive.zip</text:p>
          </table:table-cell>
          <table:table-cell table:style-name="Default" table:formula="of:=INDEX([.$H$3:.$H$25];MATCH([.A97]; [.$A$3:.$A$25]))" office:value-type="string" office:string-value="1 Cars, North Facing, Sleeping, Clocked" calcext:value-type="string">
            <text:p>1 Cars, North Facing, Sleeping, Clocked</text:p>
          </table:table-cell>
          <table:table-cell office:value-type="float" office:value="7.7711" calcext:value-type="float">
            <text:p>7.7711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ssemblyStorm’s Server, Allaizn’s maps, 3 iterat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p_name</text:p>
          </table:table-cell>
          <table:table-cell table:style-name="Default" office:value-type="string" calcext:value-type="string">
            <text:p>Scenario</text:p>
          </table:table-cell>
          <table:table-cell table:style-name="Default" office:value-type="string" calcext:value-type="string">
            <text:p>avg_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allaizn.hori_tclock_2car.zip</text:p>
          </table:table-cell>
          <table:table-cell table:style-name="Default" table:formula="of:=INDEX([.$H$3:.$H$25];MATCH([.A101]; [.$A$3:.$A$25]))" office:value-type="string" office:string-value="2 Cars, Side Facing, Clocked" calcext:value-type="string">
            <text:p>2 Cars, Side Facing, Clocked</text:p>
          </table:table-cell>
          <table:table-cell office:value-type="float" office:value="7.579" calcext:value-type="float">
            <text:p>7.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allaizn.hori_tclock_car_sleep.zip</text:p>
          </table:table-cell>
          <table:table-cell table:style-name="Default" table:formula="of:=INDEX([.$H$3:.$H$25];MATCH([.A102]; [.$A$3:.$A$25]))" office:value-type="string" office:string-value="1 Cars, Side Facing, Sleeping, Clocked" calcext:value-type="string">
            <text:p>1 Cars, Side Facing, Sleeping, Clocked</text:p>
          </table:table-cell>
          <table:table-cell office:value-type="float" office:value="5.185" calcext:value-type="float">
            <text:p>5.1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allaizn.hori_tclock_car.zip</text:p>
          </table:table-cell>
          <table:table-cell table:style-name="Default" table:formula="of:=INDEX([.$H$3:.$H$25];MATCH([.A103]; [.$A$3:.$A$25]))" office:value-type="string" office:string-value="1 Cars, Side Facing, Clocked" calcext:value-type="string">
            <text:p>1 Cars, Side Facing, Clocked</text:p>
          </table:table-cell>
          <table:table-cell office:value-type="float" office:value="6.45166666666667" calcext:value-type="float">
            <text:p>6.451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allaizn.hori_tclock_2car_sleep.zip</text:p>
          </table:table-cell>
          <table:table-cell table:style-name="Default" table:formula="of:=INDEX([.$H$3:.$H$25];MATCH([.A104]; [.$A$3:.$A$25]))" office:value-type="string" office:string-value="2 Cars, Side Facing, Sleeping, Clocked" calcext:value-type="string">
            <text:p>2 Cars, Side Facing, Sleeping, Clocked</text:p>
          </table:table-cell>
          <table:table-cell office:value-type="float" office:value="4.99733333333333" calcext:value-type="float">
            <text:p>4.997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allaizn.hori_fclock_2car.zip</text:p>
          </table:table-cell>
          <table:table-cell table:style-name="Default" table:formula="of:=INDEX([.$H$3:.$H$25];MATCH([.A105]; [.$A$3:.$A$25]))" office:value-type="string" office:string-value="2 Cars, Side Facing" calcext:value-type="string">
            <text:p>2 Cars, Side Facing</text:p>
          </table:table-cell>
          <table:table-cell office:value-type="float" office:value="9.80066666666667" calcext:value-type="float">
            <text:p>9.800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allaizn.hori_tclock_chest.zip</text:p>
          </table:table-cell>
          <table:table-cell table:style-name="Default" table:formula="of:=INDEX([.$H$3:.$H$25];MATCH([.A106]; [.$A$3:.$A$25]))" office:value-type="string" office:string-value="Chest, Clocked" calcext:value-type="string">
            <text:p>Chest, Clocked</text:p>
          </table:table-cell>
          <table:table-cell office:value-type="float" office:value="5.143" calcext:value-type="float">
            <text:p>5.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allaizn.hori_fclock_chest.zip</text:p>
          </table:table-cell>
          <table:table-cell table:style-name="Default" table:formula="of:=INDEX([.$H$3:.$H$25];MATCH([.A107]; [.$A$3:.$A$25]))" office:value-type="string" office:string-value="Chest" calcext:value-type="string">
            <text:p>Chest</text:p>
          </table:table-cell>
          <table:table-cell office:value-type="float" office:value="7.53233333333333" calcext:value-type="float">
            <text:p>7.532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allaizn.vert_tclock_car_sleep.zip</text:p>
          </table:table-cell>
          <table:table-cell table:style-name="Default" table:formula="of:=INDEX([.$H$3:.$H$25];MATCH([.A108]; [.$A$3:.$A$25]))" office:value-type="string" office:string-value="1 Cars, North Facing, Sleeping, Clocked" calcext:value-type="string">
            <text:p>1 Cars, North Facing, Sleeping, Clocked</text:p>
          </table:table-cell>
          <table:table-cell office:value-type="float" office:value="4.74133333333333" calcext:value-type="float">
            <text:p>4.741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allaizn.hori_fclock_car.zip</text:p>
          </table:table-cell>
          <table:table-cell table:style-name="Default" table:formula="of:=INDEX([.$H$3:.$H$25];MATCH([.A109]; [.$A$3:.$A$25]))" office:value-type="string" office:string-value="1 Cars, Side Facing" calcext:value-type="string">
            <text:p>1 Cars, Side Facing</text:p>
          </table:table-cell>
          <table:table-cell office:value-type="float" office:value="9.12866666666667" calcext:value-type="float">
            <text:p>9.128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allaizn.hori_fclock_car_sleep.zip</text:p>
          </table:table-cell>
          <table:table-cell table:style-name="Default" table:formula="of:=INDEX([.$H$3:.$H$25];MATCH([.A110]; [.$A$3:.$A$25]))" office:value-type="string" office:string-value="1 Cars, Side Facing, Sleeping" calcext:value-type="string">
            <text:p>1 Cars, Side Facing, Sleeping</text:p>
          </table:table-cell>
          <table:table-cell office:value-type="float" office:value="8.11133333333333" calcext:value-type="float">
            <text:p>8.111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101.allaizn.hori_fclock_2car_sleep.zip</text:p>
          </table:table-cell>
          <table:table-cell table:style-name="Default" table:formula="of:=INDEX([.$H$3:.$H$25];MATCH([.A111]; [.$A$3:.$A$25]))" office:value-type="string" office:string-value="2 Cars, Side Facing, Sleeping" calcext:value-type="string">
            <text:p>2 Cars, Side Facing, Sleeping</text:p>
          </table:table-cell>
          <table:table-cell office:value-type="float" office:value="7.48633333333333" calcext:value-type="float">
            <text:p>7.48633333333333</text:p>
          </table:table-cell>
          <table:table-cell table:number-columns-repeated="5"/>
        </table:table-row>
        <table:table-row table:style-name="ro1" table:number-rows-repeated="104846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abulation" table:style-name="ta1">
        <office:forms form:automatic-focus="false" form:apply-design-mode="false"/>
        <table:table-column table:style-name="co20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Run Info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avg_ms</text:p>
          </table:table-cell>
          <table:table-cell office:value-type="string" calcext:value-type="string">
            <text:p>Normalized to Chest, Clocked</text:p>
          </table:table-cell>
        </table:table-row>
        <table:table-row table:style-name="ro1">
          <table:table-cell office:value-type="string" calcext:value-type="string">
            <text:p>Allaizn’s run, Allaizn’s maps, 50 iterations</text:p>
          </table:table-cell>
          <table:table-cell office:value-type="string" calcext:value-type="string">
            <text:p>2 Cars, Side Facing</text:p>
          </table:table-cell>
          <table:table-cell office:value-type="float" office:value="7.2862336976977" calcext:value-type="float">
            <text:p>7.2862336977</text:p>
          </table:table-cell>
          <table:table-cell table:formula="of:=[.C2]/(INDEX([.B$2:.C$11]; MATCH(&quot;Chest, Clocked&quot;; [.B$2:.B$11]; 1); 2))" office:value-type="float" office:value="1.91390864515488" calcext:value-type="float">
            <text:p>1.9139086452</text:p>
          </table:table-cell>
        </table:table-row>
        <table:table-row table:style-name="ro1">
          <table:table-cell office:value-type="string" calcext:value-type="string">
            <text:p>Allaizn’s run, Allaizn’s maps, 50 iterations</text:p>
          </table:table-cell>
          <table:table-cell office:value-type="string" calcext:value-type="string">
            <text:p>2 Cars, Side Facing, Sleeping</text:p>
          </table:table-cell>
          <table:table-cell office:value-type="float" office:value="5.70408805905906" calcext:value-type="float">
            <text:p>5.7040880591</text:p>
          </table:table-cell>
          <table:table-cell table:formula="of:=[.C3]/(INDEX([.B$2:.C$11]; MATCH(&quot;Chest, Clocked&quot;; [.B$2:.B$11]; 1); 2))" office:value-type="float" office:value="1.49831914565236" calcext:value-type="float">
            <text:p>1.4983191457</text:p>
          </table:table-cell>
        </table:table-row>
        <table:table-row table:style-name="ro1">
          <table:table-cell office:value-type="string" calcext:value-type="string">
            <text:p>Allaizn’s run, Allaizn’s maps, 50 iterations</text:p>
          </table:table-cell>
          <table:table-cell office:value-type="string" calcext:value-type="string">
            <text:p>1 Cars, Side Facing</text:p>
          </table:table-cell>
          <table:table-cell office:value-type="float" office:value="6.93783034134134" calcext:value-type="float">
            <text:p>6.9378303413</text:p>
          </table:table-cell>
          <table:table-cell table:formula="of:=[.C4]/(INDEX([.B$2:.C$11]; MATCH(&quot;Chest, Clocked&quot;; [.B$2:.B$11]; 1); 2))" office:value-type="float" office:value="1.82239192699882" calcext:value-type="float">
            <text:p>1.822391927</text:p>
          </table:table-cell>
        </table:table-row>
        <table:table-row table:style-name="ro1">
          <table:table-cell office:value-type="string" calcext:value-type="string">
            <text:p>Allaizn’s run, Allaizn’s maps, 50 iterations</text:p>
          </table:table-cell>
          <table:table-cell office:value-type="string" calcext:value-type="string">
            <text:p>1 Cars, Side Facing, Sleeping</text:p>
          </table:table-cell>
          <table:table-cell office:value-type="float" office:value="6.12110289089089" calcext:value-type="float">
            <text:p>6.1211028909</text:p>
          </table:table-cell>
          <table:table-cell table:formula="of:=[.C5]/(INDEX([.B$2:.C$11]; MATCH(&quot;Chest, Clocked&quot;; [.B$2:.B$11]; 1); 2))" office:value-type="float" office:value="1.60785835684359" calcext:value-type="float">
            <text:p>1.6078583568</text:p>
          </table:table-cell>
        </table:table-row>
        <table:table-row table:style-name="ro1">
          <table:table-cell office:value-type="string" calcext:value-type="string">
            <text:p>Allaizn’s run, Allaizn’s maps, 50 iterations</text:p>
          </table:table-cell>
          <table:table-cell office:value-type="string" calcext:value-type="string">
            <text:p>Chest</text:p>
          </table:table-cell>
          <table:table-cell office:value-type="float" office:value="6.03805682282282" calcext:value-type="float">
            <text:p>6.0380568228</text:p>
          </table:table-cell>
          <table:table-cell table:formula="of:=[.C6]/(INDEX([.B$2:.C$11]; MATCH(&quot;Chest, Clocked&quot;; [.B$2:.B$11]; 1); 2))" office:value-type="float" office:value="1.58604426272912" calcext:value-type="float">
            <text:p>1.5860442627</text:p>
          </table:table-cell>
        </table:table-row>
        <table:table-row table:style-name="ro1">
          <table:table-cell office:value-type="string" calcext:value-type="string">
            <text:p>Allaizn’s run, Allaizn’s maps, 50 iterations</text:p>
          </table:table-cell>
          <table:table-cell office:value-type="string" calcext:value-type="string">
            <text:p>2 Cars, Side Facing, Clocked</text:p>
          </table:table-cell>
          <table:table-cell office:value-type="float" office:value="5.44985582982983" calcext:value-type="float">
            <text:p>5.4498558298</text:p>
          </table:table-cell>
          <table:table-cell table:formula="of:=[.C7]/(INDEX([.B$2:.C$11]; MATCH(&quot;Chest, Clocked&quot;; [.B$2:.B$11]; 1); 2))" office:value-type="float" office:value="1.43153879223705" calcext:value-type="float">
            <text:p>1.4315387922</text:p>
          </table:table-cell>
        </table:table-row>
        <table:table-row table:style-name="ro1">
          <table:table-cell office:value-type="string" calcext:value-type="string">
            <text:p>Allaizn’s run, Allaizn’s maps, 50 iterations</text:p>
          </table:table-cell>
          <table:table-cell office:value-type="string" calcext:value-type="string">
            <text:p>2 Cars, Side Facing, Sleeping, Clocked</text:p>
          </table:table-cell>
          <table:table-cell office:value-type="float" office:value="3.59314038838839" calcext:value-type="float">
            <text:p>3.5931403884</text:p>
          </table:table-cell>
          <table:table-cell table:formula="of:=[.C8]/(INDEX([.B$2:.C$11]; MATCH(&quot;Chest, Clocked&quot;; [.B$2:.B$11]; 1); 2))" office:value-type="float" office:value="0.943826774972188" calcext:value-type="float">
            <text:p>0.943826775</text:p>
          </table:table-cell>
        </table:table-row>
        <table:table-row table:style-name="ro1">
          <table:table-cell office:value-type="string" calcext:value-type="string">
            <text:p>Allaizn’s run, Allaizn’s maps, 50 iterations</text:p>
          </table:table-cell>
          <table:table-cell office:value-type="string" calcext:value-type="string">
            <text:p>1 Cars, Side Facing, Sleeping, Clocked</text:p>
          </table:table-cell>
          <table:table-cell office:value-type="float" office:value="3.63010118618619" calcext:value-type="float">
            <text:p>3.6301011862</text:p>
          </table:table-cell>
          <table:table-cell table:formula="of:=[.C9]/(INDEX([.B$2:.C$11]; MATCH(&quot;Chest, Clocked&quot;; [.B$2:.B$11]; 1); 2))" office:value-type="float" office:value="0.953535438373882" calcext:value-type="float">
            <text:p>0.9535354384</text:p>
          </table:table-cell>
        </table:table-row>
        <table:table-row table:style-name="ro1">
          <table:table-cell office:value-type="string" calcext:value-type="string">
            <text:p>Allaizn’s run, Allaizn’s maps, 50 iterations</text:p>
          </table:table-cell>
          <table:table-cell office:value-type="string" calcext:value-type="string">
            <text:p>Chest, Clocked</text:p>
          </table:table-cell>
          <table:table-cell office:value-type="float" office:value="3.80699137137137" calcext:value-type="float">
            <text:p>3.8069913714</text:p>
          </table:table-cell>
          <table:table-cell table:formula="of:=[.C10]/(INDEX([.B$2:.C$11]; MATCH(&quot;Chest, Clocked&quot;; [.B$2:.B$11]; 1); 2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aizn’s run, Allaizn’s maps, 50 iterations</text:p>
          </table:table-cell>
          <table:table-cell office:value-type="string" calcext:value-type="string">
            <text:p>1 Cars, North Facing, Sleeping, Clocked</text:p>
          </table:table-cell>
          <table:table-cell office:value-type="float" office:value="3.87655428128128" calcext:value-type="float">
            <text:p>3.8765542813</text:p>
          </table:table-cell>
          <table:table-cell table:formula="of:=[.C11]/(INDEX([.B$2:.C$11]; MATCH(&quot;Chest, Clocked&quot;; [.B$2:.B$11]; 1); 2))" office:value-type="float" office:value="1.01827241071073" calcext:value-type="float">
            <text:p>1.0182724107</text:p>
          </table:table-cell>
        </table:table-row>
        <table:table-row table:style-name="ro1">
          <table:table-cell office:value-type="string" calcext:value-type="string">
            <text:p>stevetrov’s run, KnightElite’s maps, 1 iteration</text:p>
          </table:table-cell>
          <table:table-cell office:value-type="string" calcext:value-type="string">
            <text:p>2 Cars, Side Facing</text:p>
          </table:table-cell>
          <table:table-cell office:value-type="float" office:value="12.919" calcext:value-type="float">
            <text:p>12.919</text:p>
          </table:table-cell>
          <table:table-cell table:formula="of:=[.C12]/(INDEX([.B$12:.C$23]; MATCH(&quot;Chest, Clocked&quot;; [.B$12:.B$23]; 1); 2))" office:value-type="float" office:value="1.53669561080052" calcext:value-type="float">
            <text:p>1.5366956108</text:p>
          </table:table-cell>
        </table:table-row>
        <table:table-row table:style-name="ro1">
          <table:table-cell office:value-type="string" calcext:value-type="string">
            <text:p>stevetrov’s run, KnightElite’s maps, 1 iteration</text:p>
          </table:table-cell>
          <table:table-cell office:value-type="string" calcext:value-type="string">
            <text:p>2 Cars, Side Facing, Clocked</text:p>
          </table:table-cell>
          <table:table-cell office:value-type="float" office:value="10.578" calcext:value-type="float">
            <text:p>10.578</text:p>
          </table:table-cell>
          <table:table-cell table:formula="of:=[.C13]/(INDEX([.B$12:.C$23]; MATCH(&quot;Chest, Clocked&quot;; [.B$12:.B$23]; 1); 2))" office:value-type="float" office:value="1.25823718329963" calcext:value-type="float">
            <text:p>1.2582371833</text:p>
          </table:table-cell>
        </table:table-row>
        <table:table-row table:style-name="ro1">
          <table:table-cell office:value-type="string" calcext:value-type="string">
            <text:p>stevetrov’s run, KnightElite’s maps, 1 iteration</text:p>
          </table:table-cell>
          <table:table-cell office:value-type="string" calcext:value-type="string">
            <text:p>2 Cars, Side Facing, Sleeping, Clocked</text:p>
          </table:table-cell>
          <table:table-cell office:value-type="float" office:value="8.152" calcext:value-type="float">
            <text:p>8.152</text:p>
          </table:table-cell>
          <table:table-cell table:formula="of:=[.C14]/(INDEX([.B$12:.C$23]; MATCH(&quot;Chest, Clocked&quot;; [.B$12:.B$23]; 1); 2))" office:value-type="float" office:value="0.969668133698109" calcext:value-type="float">
            <text:p>0.9696681337</text:p>
          </table:table-cell>
        </table:table-row>
        <table:table-row table:style-name="ro1">
          <table:table-cell office:value-type="string" calcext:value-type="string">
            <text:p>stevetrov’s run, KnightElite’s maps, 1 iteration</text:p>
          </table:table-cell>
          <table:table-cell office:value-type="string" calcext:value-type="string">
            <text:p>2 Cars, Side Facing, Sleeping</text:p>
          </table:table-cell>
          <table:table-cell office:value-type="float" office:value="11.15" calcext:value-type="float">
            <text:p>11.15</text:p>
          </table:table-cell>
          <table:table-cell table:formula="of:=[.C15]/(INDEX([.B$12:.C$23]; MATCH(&quot;Chest, Clocked&quot;; [.B$12:.B$23]; 1); 2))" office:value-type="float" office:value="1.32627572261211" calcext:value-type="float">
            <text:p>1.3262757226</text:p>
          </table:table-cell>
        </table:table-row>
        <table:table-row table:style-name="ro1">
          <table:table-cell office:value-type="string" calcext:value-type="string">
            <text:p>stevetrov’s run, KnightElite’s maps, 1 iteration</text:p>
          </table:table-cell>
          <table:table-cell office:value-type="string" calcext:value-type="string">
            <text:p>2 Cars, North Facing, Clocked</text:p>
          </table:table-cell>
          <table:table-cell office:value-type="float" office:value="10.892" calcext:value-type="float">
            <text:p>10.892</text:p>
          </table:table-cell>
          <table:table-cell table:formula="of:=[.C16]/(INDEX([.B$12:.C$23]; MATCH(&quot;Chest, Clocked&quot;; [.B$12:.B$23]; 1); 2))" office:value-type="float" office:value="1.29558701082431" calcext:value-type="float">
            <text:p>1.2955870108</text:p>
          </table:table-cell>
        </table:table-row>
        <table:table-row table:style-name="ro1">
          <table:table-cell office:value-type="string" calcext:value-type="string">
            <text:p>stevetrov’s run, KnightElite’s maps, 1 iteration</text:p>
          </table:table-cell>
          <table:table-cell office:value-type="string" calcext:value-type="string">
            <text:p>2 Cars, North Facing, Sleeping, Clocked</text:p>
          </table:table-cell>
          <table:table-cell office:value-type="float" office:value="7.877" calcext:value-type="float">
            <text:p>7.877</text:p>
          </table:table-cell>
          <table:table-cell table:formula="of:=[.C17]/(INDEX([.B$12:.C$23]; MATCH(&quot;Chest, Clocked&quot;; [.B$12:.B$23]; 1); 2))" office:value-type="float" office:value="0.936957297490187" calcext:value-type="float">
            <text:p>0.9369572975</text:p>
          </table:table-cell>
        </table:table-row>
        <table:table-row table:style-name="ro1">
          <table:table-cell office:value-type="string" calcext:value-type="string">
            <text:p>stevetrov’s run, KnightElite’s maps, 1 iteration</text:p>
          </table:table-cell>
          <table:table-cell office:value-type="string" calcext:value-type="string">
            <text:p>Chest</text:p>
          </table:table-cell>
          <table:table-cell office:value-type="float" office:value="12.398" calcext:value-type="float">
            <text:p>12.398</text:p>
          </table:table-cell>
          <table:table-cell table:formula="of:=[.C18]/(INDEX([.B$12:.C$23]; MATCH(&quot;Chest, Clocked&quot;; [.B$12:.B$23]; 1); 2))" office:value-type="float" office:value="1.47472344474842" calcext:value-type="float">
            <text:p>1.4747234447</text:p>
          </table:table-cell>
        </table:table-row>
        <table:table-row table:style-name="ro1">
          <table:table-cell office:value-type="string" calcext:value-type="string">
            <text:p>stevetrov’s run, KnightElite’s maps, 1 iteration</text:p>
          </table:table-cell>
          <table:table-cell office:value-type="string" calcext:value-type="string">
            <text:p>Chest, Clocked</text:p>
          </table:table-cell>
          <table:table-cell office:value-type="float" office:value="8.407" calcext:value-type="float">
            <text:p>8.407</text:p>
          </table:table-cell>
          <table:table-cell table:formula="of:=[.C19]/(INDEX([.B$12:.C$23]; MATCH(&quot;Chest, Clocked&quot;; [.B$12:.B$23]; 1); 2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vetrov’s run, KnightElite’s maps, 1 iteration</text:p>
          </table:table-cell>
          <table:table-cell office:value-type="string" calcext:value-type="string">
            <text:p>1 Cars, Side Facing, Clocked</text:p>
          </table:table-cell>
          <table:table-cell office:value-type="float" office:value="9.252" calcext:value-type="float">
            <text:p>9.252</text:p>
          </table:table-cell>
          <table:table-cell table:formula="of:=[.C20]/(INDEX([.B$12:.C$23]; MATCH(&quot;Chest, Clocked&quot;; [.B$12:.B$23]; 1); 2))" office:value-type="float" office:value="1.1005114785298" calcext:value-type="float">
            <text:p>1.1005114785</text:p>
          </table:table-cell>
        </table:table-row>
        <table:table-row table:style-name="ro1">
          <table:table-cell office:value-type="string" calcext:value-type="string">
            <text:p>stevetrov’s run, KnightElite’s maps, 1 iteration</text:p>
          </table:table-cell>
          <table:table-cell office:value-type="string" calcext:value-type="string">
            <text:p>1 Cars, Side Facing, Sleeping, Clocked</text:p>
          </table:table-cell>
          <table:table-cell office:value-type="float" office:value="8.027" calcext:value-type="float">
            <text:p>8.027</text:p>
          </table:table-cell>
          <table:table-cell table:formula="of:=[.C21]/(INDEX([.B$12:.C$23]; MATCH(&quot;Chest, Clocked&quot;; [.B$12:.B$23]; 1); 2))" office:value-type="float" office:value="0.954799571785417" calcext:value-type="float">
            <text:p>0.9547995718</text:p>
          </table:table-cell>
        </table:table-row>
        <table:table-row table:style-name="ro1">
          <table:table-cell office:value-type="string" calcext:value-type="string">
            <text:p>stevetrov’s run, KnightElite’s maps, 1 iteration</text:p>
          </table:table-cell>
          <table:table-cell office:value-type="string" calcext:value-type="string">
            <text:p>1 Cars, North Facing, Clocked</text:p>
          </table:table-cell>
          <table:table-cell office:value-type="float" office:value="9.58" calcext:value-type="float">
            <text:p>9.58</text:p>
          </table:table-cell>
          <table:table-cell table:formula="of:=[.C22]/(INDEX([.B$12:.C$23]; MATCH(&quot;Chest, Clocked&quot;; [.B$12:.B$23]; 1); 2))" office:value-type="float" office:value="1.1395265849887" calcext:value-type="float">
            <text:p>1.139526585</text:p>
          </table:table-cell>
        </table:table-row>
        <table:table-row table:style-name="ro1">
          <table:table-cell office:value-type="string" calcext:value-type="string">
            <text:p>stevetrov’s run, KnightElite’s maps, 1 iteration</text:p>
          </table:table-cell>
          <table:table-cell office:value-type="string" calcext:value-type="string">
            <text:p>1 Cars, North Facing, Sleeping, Clocked</text:p>
          </table:table-cell>
          <table:table-cell office:value-type="float" office:value="8.06" calcext:value-type="float">
            <text:p>8.06</text:p>
          </table:table-cell>
          <table:table-cell table:formula="of:=[.C23]/(INDEX([.B$12:.C$23]; MATCH(&quot;Chest, Clocked&quot;; [.B$12:.B$23]; 1); 2))" office:value-type="float" office:value="0.958724872130368" calcext:value-type="float">
            <text:p>0.9587248721</text:p>
          </table:table-cell>
        </table:table-row>
        <table:table-row table:style-name="ro1">
          <table:table-cell office:value-type="string" calcext:value-type="string">
            <text:p>AssemblyStorm’s <text:s/>Server, KnighElite’s maps, 3 iterations</text:p>
          </table:table-cell>
          <table:table-cell office:value-type="string" calcext:value-type="string">
            <text:p>2 Cars, Side Facing, Sleeping, Clocked</text:p>
          </table:table-cell>
          <table:table-cell office:value-type="float" office:value="6.43733333333333" calcext:value-type="float">
            <text:p>6.4373333333</text:p>
          </table:table-cell>
          <table:table-cell table:formula="of:=[.C24]/(INDEX([.B$24:.C$35]; MATCH(&quot;Chest, Clocked&quot;; [.B$24:.B$35]; 1); 2))" office:value-type="float" office:value="1.01888783370265" calcext:value-type="float">
            <text:p>1.0188878337</text:p>
          </table:table-cell>
        </table:table-row>
        <table:table-row table:style-name="ro1">
          <table:table-cell office:value-type="string" calcext:value-type="string">
            <text:p>AssemblyStorm’s <text:s/>Server, KnighElite’s maps, 3 iterations</text:p>
          </table:table-cell>
          <table:table-cell office:value-type="string" calcext:value-type="string">
            <text:p>2 Cars, North Facing, Sleeping, Clocked</text:p>
          </table:table-cell>
          <table:table-cell office:value-type="float" office:value="6.15066666666667" calcext:value-type="float">
            <text:p>6.1506666667</text:p>
          </table:table-cell>
          <table:table-cell table:formula="of:=[.C25]/(INDEX([.B$24:.C$35]; MATCH(&quot;Chest, Clocked&quot;; [.B$24:.B$35]; 1); 2))" office:value-type="float" office:value="0.973514825366677" calcext:value-type="float">
            <text:p>0.9735148254</text:p>
          </table:table-cell>
        </table:table-row>
        <table:table-row table:style-name="ro1">
          <table:table-cell office:value-type="string" calcext:value-type="string">
            <text:p>AssemblyStorm’s <text:s/>Server, KnighElite’s maps, 3 iterations</text:p>
          </table:table-cell>
          <table:table-cell office:value-type="string" calcext:value-type="string">
            <text:p>2 Cars, North Facing, Clocked</text:p>
          </table:table-cell>
          <table:table-cell office:value-type="float" office:value="9.01566666666667" calcext:value-type="float">
            <text:p>9.0156666667</text:p>
          </table:table-cell>
          <table:table-cell table:formula="of:=[.C26]/(INDEX([.B$24:.C$35]; MATCH(&quot;Chest, Clocked&quot;; [.B$24:.B$35]; 1); 2))" office:value-type="float" office:value="1.4269811121663" calcext:value-type="float">
            <text:p>1.4269811122</text:p>
          </table:table-cell>
        </table:table-row>
        <table:table-row table:style-name="ro1">
          <table:table-cell office:value-type="string" calcext:value-type="string">
            <text:p>AssemblyStorm’s <text:s/>Server, KnighElite’s maps, 3 iterations</text:p>
          </table:table-cell>
          <table:table-cell office:value-type="string" calcext:value-type="string">
            <text:p>Chest, Clocked</text:p>
          </table:table-cell>
          <table:table-cell office:value-type="float" office:value="6.318" calcext:value-type="float">
            <text:p>6.318</text:p>
          </table:table-cell>
          <table:table-cell table:formula="of:=[.C27]/(INDEX([.B$24:.C$35]; MATCH(&quot;Chest, Clocked&quot;; [.B$24:.B$35]; 1); 2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semblyStorm’s <text:s/>Server, KnighElite’s maps, 3 iterations</text:p>
          </table:table-cell>
          <table:table-cell office:value-type="string" calcext:value-type="string">
            <text:p>1 Cars, North Facing, Clocked</text:p>
          </table:table-cell>
          <table:table-cell office:value-type="float" office:value="7.48933333333333" calcext:value-type="float">
            <text:p>7.4893333333</text:p>
          </table:table-cell>
          <table:table-cell table:formula="of:=[.C28]/(INDEX([.B$24:.C$35]; MATCH(&quot;Chest, Clocked&quot;; [.B$24:.B$35]; 1); 2))" office:value-type="float" office:value="1.18539622243326" calcext:value-type="float">
            <text:p>1.1853962224</text:p>
          </table:table-cell>
        </table:table-row>
        <table:table-row table:style-name="ro1">
          <table:table-cell office:value-type="string" calcext:value-type="string">
            <text:p>AssemblyStorm’s <text:s/>Server, KnighElite’s maps, 3 iterations</text:p>
          </table:table-cell>
          <table:table-cell office:value-type="string" calcext:value-type="string">
            <text:p>1 Cars, North Facing, Sleeping, Clocked</text:p>
          </table:table-cell>
          <table:table-cell office:value-type="float" office:value="6.19" calcext:value-type="float">
            <text:p>6.19</text:p>
          </table:table-cell>
          <table:table-cell table:formula="of:=[.C29]/(INDEX([.B$24:.C$35]; MATCH(&quot;Chest, Clocked&quot;; [.B$24:.B$35]; 1); 2))" office:value-type="float" office:value="0.979740424184869" calcext:value-type="float">
            <text:p>0.9797404242</text:p>
          </table:table-cell>
        </table:table-row>
        <table:table-row table:style-name="ro1">
          <table:table-cell office:value-type="string" calcext:value-type="string">
            <text:p>AssemblyStorm’s <text:s/>Server, KnighElite’s maps, 3 iterations</text:p>
          </table:table-cell>
          <table:table-cell office:value-type="string" calcext:value-type="string">
            <text:p>Chest</text:p>
          </table:table-cell>
          <table:table-cell office:value-type="float" office:value="14.2206666666667" calcext:value-type="float">
            <text:p>14.2206666667</text:p>
          </table:table-cell>
          <table:table-cell table:formula="of:=[.C30]/(INDEX([.B$24:.C$35]; MATCH(&quot;Chest, Clocked&quot;; [.B$24:.B$35]; 1); 2))" office:value-type="float" office:value="2.25081776933629" calcext:value-type="float">
            <text:p>2.2508177693</text:p>
          </table:table-cell>
        </table:table-row>
        <table:table-row table:style-name="ro1">
          <table:table-cell office:value-type="string" calcext:value-type="string">
            <text:p>AssemblyStorm’s <text:s/>Server, KnighElite’s maps, 3 iterations</text:p>
          </table:table-cell>
          <table:table-cell office:value-type="string" calcext:value-type="string">
            <text:p>2 Cars, Side Facing, Sleeping</text:p>
          </table:table-cell>
          <table:table-cell office:value-type="float" office:value="9.13766666666667" calcext:value-type="float">
            <text:p>9.1376666667</text:p>
          </table:table-cell>
          <table:table-cell table:formula="of:=[.C31]/(INDEX([.B$24:.C$35]; MATCH(&quot;Chest, Clocked&quot;; [.B$24:.B$35]; 1); 2))" office:value-type="float" office:value="1.44629102036509" calcext:value-type="float">
            <text:p>1.4462910204</text:p>
          </table:table-cell>
        </table:table-row>
        <table:table-row table:style-name="ro1">
          <table:table-cell office:value-type="string" calcext:value-type="string">
            <text:p>AssemblyStorm’s <text:s/>Server, KnighElite’s maps, 3 iterations</text:p>
          </table:table-cell>
          <table:table-cell office:value-type="string" calcext:value-type="string">
            <text:p>1 Cars, Side Facing, Clocked</text:p>
          </table:table-cell>
          <table:table-cell office:value-type="float" office:value="7.66966666666667" calcext:value-type="float">
            <text:p>7.6696666667</text:p>
          </table:table-cell>
          <table:table-cell table:formula="of:=[.C32]/(INDEX([.B$24:.C$35]; MATCH(&quot;Chest, Clocked&quot;; [.B$24:.B$35]; 1); 2))" office:value-type="float" office:value="1.21393901023531" calcext:value-type="float">
            <text:p>1.2139390102</text:p>
          </table:table-cell>
        </table:table-row>
        <table:table-row table:style-name="ro1">
          <table:table-cell office:value-type="string" calcext:value-type="string">
            <text:p>AssemblyStorm’s <text:s/>Server, KnighElite’s maps, 3 iterations</text:p>
          </table:table-cell>
          <table:table-cell office:value-type="string" calcext:value-type="string">
            <text:p>2 Cars, Side Facing, Clocked</text:p>
          </table:table-cell>
          <table:table-cell office:value-type="float" office:value="9.08566666666667" calcext:value-type="float">
            <text:p>9.0856666667</text:p>
          </table:table-cell>
          <table:table-cell table:formula="of:=[.C33]/(INDEX([.B$24:.C$35]; MATCH(&quot;Chest, Clocked&quot;; [.B$24:.B$35]; 1); 2))" office:value-type="float" office:value="1.4380605676902" calcext:value-type="float">
            <text:p>1.4380605677</text:p>
          </table:table-cell>
        </table:table-row>
        <table:table-row table:style-name="ro1">
          <table:table-cell office:value-type="string" calcext:value-type="string">
            <text:p>AssemblyStorm’s <text:s/>Server, KnighElite’s maps, 3 iterations</text:p>
          </table:table-cell>
          <table:table-cell office:value-type="string" calcext:value-type="string">
            <text:p>2 Cars, Side Facing</text:p>
          </table:table-cell>
          <table:table-cell office:value-type="float" office:value="11.2183333333333" calcext:value-type="float">
            <text:p>11.2183333333</text:p>
          </table:table-cell>
          <table:table-cell table:formula="of:=[.C34]/(INDEX([.B$24:.C$35]; MATCH(&quot;Chest, Clocked&quot;; [.B$24:.B$35]; 1); 2))" office:value-type="float" office:value="1.77561464598502" calcext:value-type="float">
            <text:p>1.775614646</text:p>
          </table:table-cell>
        </table:table-row>
        <table:table-row table:style-name="ro1">
          <table:table-cell office:value-type="string" calcext:value-type="string">
            <text:p>AssemblyStorm’s <text:s/>Server, KnighElite’s maps, 3 iterations</text:p>
          </table:table-cell>
          <table:table-cell office:value-type="string" calcext:value-type="string">
            <text:p>1 Cars, Side Facing, Sleeping, Clocked</text:p>
          </table:table-cell>
          <table:table-cell office:value-type="float" office:value="6.41" calcext:value-type="float">
            <text:p>6.41</text:p>
          </table:table-cell>
          <table:table-cell table:formula="of:=[.C35]/(INDEX([.B$24:.C$35]; MATCH(&quot;Chest, Clocked&quot;; [.B$24:.B$35]; 1); 2))" office:value-type="float" office:value="1.01456157011713" calcext:value-type="float">
            <text:p>1.0145615701</text:p>
          </table:table-cell>
        </table:table-row>
        <table:table-row table:style-name="ro1">
          <table:table-cell office:value-type="string" calcext:value-type="string">
            <text:p>KnightElite’s PC, Allaizn’s maps, 10 iterations</text:p>
          </table:table-cell>
          <table:table-cell office:value-type="string" calcext:value-type="string">
            <text:p>2 Cars, Side Facing</text:p>
          </table:table-cell>
          <table:table-cell office:value-type="float" office:value="11.2778" calcext:value-type="float">
            <text:p>11.2778</text:p>
          </table:table-cell>
          <table:table-cell table:formula="of:=[.C36]/(INDEX([.B$36:.C$46]; MATCH(&quot;Chest, Clocked&quot;; [.B$36:.B$46]; 1); 2))" office:value-type="float" office:value="1.82341147938561" calcext:value-type="float">
            <text:p>1.8234114794</text:p>
          </table:table-cell>
        </table:table-row>
        <table:table-row table:style-name="ro1">
          <table:table-cell office:value-type="string" calcext:value-type="string">
            <text:p>KnightElite’s PC, Allaizn’s maps, 10 iterations</text:p>
          </table:table-cell>
          <table:table-cell office:value-type="string" calcext:value-type="string">
            <text:p>2 Cars, Side Facing, Sleeping</text:p>
          </table:table-cell>
          <table:table-cell office:value-type="float" office:value="9.0625" calcext:value-type="float">
            <text:p>9.0625</text:p>
          </table:table-cell>
          <table:table-cell table:formula="of:=[.C37]/(INDEX([.B$36:.C$46]; MATCH(&quot;Chest, Clocked&quot;; [.B$36:.B$46]; 1); 2))" office:value-type="float" office:value="1.46523848019402" calcext:value-type="float">
            <text:p>1.4652384802</text:p>
          </table:table-cell>
        </table:table-row>
        <table:table-row table:style-name="ro1">
          <table:table-cell office:value-type="string" calcext:value-type="string">
            <text:p>KnightElite’s PC, Allaizn’s maps, 10 iterations</text:p>
          </table:table-cell>
          <table:table-cell office:value-type="string" calcext:value-type="string">
            <text:p>1 Cars, Side Facing</text:p>
          </table:table-cell>
          <table:table-cell office:value-type="float" office:value="11.131" calcext:value-type="float">
            <text:p>11.131</text:p>
          </table:table-cell>
          <table:table-cell table:formula="of:=[.C38]/(INDEX([.B$36:.C$46]; MATCH(&quot;Chest, Clocked&quot;; [.B$36:.B$46]; 1); 2))" office:value-type="float" office:value="1.79967663702506" calcext:value-type="float">
            <text:p>1.799676637</text:p>
          </table:table-cell>
        </table:table-row>
        <table:table-row table:style-name="ro1">
          <table:table-cell office:value-type="string" calcext:value-type="string">
            <text:p>KnightElite’s PC, Allaizn’s maps, 10 iterations</text:p>
          </table:table-cell>
          <table:table-cell office:value-type="string" calcext:value-type="string">
            <text:p>1 Cars, Side Facing, Sleeping</text:p>
          </table:table-cell>
          <table:table-cell office:value-type="float" office:value="9.8692" calcext:value-type="float">
            <text:p>9.8692</text:p>
          </table:table-cell>
          <table:table-cell table:formula="of:=[.C39]/(INDEX([.B$36:.C$46]; MATCH(&quot;Chest, Clocked&quot;; [.B$36:.B$46]; 1); 2))" office:value-type="float" office:value="1.59566693613581" calcext:value-type="float">
            <text:p>1.5956669361</text:p>
          </table:table-cell>
        </table:table-row>
        <table:table-row table:style-name="ro1">
          <table:table-cell office:value-type="string" calcext:value-type="string">
            <text:p>KnightElite’s PC, Allaizn’s maps, 10 iterations</text:p>
          </table:table-cell>
          <table:table-cell office:value-type="string" calcext:value-type="string">
            <text:p>Chest</text:p>
          </table:table-cell>
          <table:table-cell office:value-type="float" office:value="9.7879" calcext:value-type="float">
            <text:p>9.7879</text:p>
          </table:table-cell>
          <table:table-cell table:formula="of:=[.C40]/(INDEX([.B$36:.C$46]; MATCH(&quot;Chest, Clocked&quot;; [.B$36:.B$46]; 1); 2))" office:value-type="float" office:value="1.58252223120453" calcext:value-type="float">
            <text:p>1.5825222312</text:p>
          </table:table-cell>
        </table:table-row>
        <table:table-row table:style-name="ro1">
          <table:table-cell office:value-type="string" calcext:value-type="string">
            <text:p>KnightElite’s PC, Allaizn’s maps, 10 iterations</text:p>
          </table:table-cell>
          <table:table-cell office:value-type="string" calcext:value-type="string">
            <text:p>2 Cars, Side Facing, Clocked</text:p>
          </table:table-cell>
          <table:table-cell office:value-type="float" office:value="8.4549" calcext:value-type="float">
            <text:p>8.4549</text:p>
          </table:table-cell>
          <table:table-cell table:formula="of:=[.C41]/(INDEX([.B$36:.C$46]; MATCH(&quot;Chest, Clocked&quot;; [.B$36:.B$46]; 1); 2))" office:value-type="float" office:value="1.36700080840744" calcext:value-type="float">
            <text:p>1.3670008084</text:p>
          </table:table-cell>
        </table:table-row>
        <table:table-row table:style-name="ro1">
          <table:table-cell office:value-type="string" calcext:value-type="string">
            <text:p>KnightElite’s PC, Allaizn’s maps, 10 iterations</text:p>
          </table:table-cell>
          <table:table-cell office:value-type="string" calcext:value-type="string">
            <text:p>2 Cars, Side Facing, Sleeping, Clocked</text:p>
          </table:table-cell>
          <table:table-cell office:value-type="float" office:value="5.6304" calcext:value-type="float">
            <text:p>5.6304</text:p>
          </table:table-cell>
          <table:table-cell table:formula="of:=[.C42]/(INDEX([.B$36:.C$46]; MATCH(&quot;Chest, Clocked&quot;; [.B$36:.B$46]; 1); 2))" office:value-type="float" office:value="0.910331447049313" calcext:value-type="float">
            <text:p>0.910331447</text:p>
          </table:table-cell>
        </table:table-row>
        <table:table-row table:style-name="ro1">
          <table:table-cell office:value-type="string" calcext:value-type="string">
            <text:p>KnightElite’s PC, Allaizn’s maps, 10 iterations</text:p>
          </table:table-cell>
          <table:table-cell office:value-type="string" calcext:value-type="string">
            <text:p>1 Cars, Side Facing, Clocked</text:p>
          </table:table-cell>
          <table:table-cell office:value-type="float" office:value="7.4606" calcext:value-type="float">
            <text:p>7.4606</text:p>
          </table:table-cell>
          <table:table-cell table:formula="of:=[.C43]/(INDEX([.B$36:.C$46]; MATCH(&quot;Chest, Clocked&quot;; [.B$36:.B$46]; 1); 2))" office:value-type="float" office:value="1.20624090541633" calcext:value-type="float">
            <text:p>1.2062409054</text:p>
          </table:table-cell>
        </table:table-row>
        <table:table-row table:style-name="ro1">
          <table:table-cell office:value-type="string" calcext:value-type="string">
            <text:p>KnightElite’s PC, Allaizn’s maps, 10 iterations</text:p>
          </table:table-cell>
          <table:table-cell office:value-type="string" calcext:value-type="string">
            <text:p>1 Cars, Side Facing, Sleeping, Clocked</text:p>
          </table:table-cell>
          <table:table-cell office:value-type="float" office:value="5.8092" calcext:value-type="float">
            <text:p>5.8092</text:p>
          </table:table-cell>
          <table:table-cell table:formula="of:=[.C44]/(INDEX([.B$36:.C$46]; MATCH(&quot;Chest, Clocked&quot;; [.B$36:.B$46]; 1); 2))" office:value-type="float" office:value="0.939240097008892" calcext:value-type="float">
            <text:p>0.939240097</text:p>
          </table:table-cell>
        </table:table-row>
        <table:table-row table:style-name="ro1">
          <table:table-cell office:value-type="string" calcext:value-type="string">
            <text:p>KnightElite’s PC, Allaizn’s maps, 10 iterations</text:p>
          </table:table-cell>
          <table:table-cell office:value-type="string" calcext:value-type="string">
            <text:p>Chest, Clocked</text:p>
          </table:table-cell>
          <table:table-cell office:value-type="float" office:value="6.185" calcext:value-type="float">
            <text:p>6.185</text:p>
          </table:table-cell>
          <table:table-cell table:formula="of:=[.C45]/(INDEX([.B$36:.C$46]; MATCH(&quot;Chest, Clocked&quot;; [.B$36:.B$46]; 1); 2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ightElite’s PC, Allaizn’s maps, 10 iterations</text:p>
          </table:table-cell>
          <table:table-cell office:value-type="string" calcext:value-type="string">
            <text:p>1 Cars, North Facing, Sleeping, Clocked</text:p>
          </table:table-cell>
          <table:table-cell office:value-type="float" office:value="6.1737" calcext:value-type="float">
            <text:p>6.1737</text:p>
          </table:table-cell>
          <table:table-cell table:formula="of:=[.C46]/(INDEX([.B$36:.C$46]; MATCH(&quot;Chest, Clocked&quot;; [.B$36:.B$46]; 1); 2))" office:value-type="float" office:value="0.998172999191593" calcext:value-type="float">
            <text:p>0.9981729992</text:p>
          </table:table-cell>
        </table:table-row>
        <table:table-row table:style-name="ro1">
          <table:table-cell office:value-type="string" calcext:value-type="string">
            <text:p>KnightElite’s PC, KnightElite’s maps, 10 iterations</text:p>
          </table:table-cell>
          <table:table-cell office:value-type="string" calcext:value-type="string">
            <text:p>2 Cars, Side Facing</text:p>
          </table:table-cell>
          <table:table-cell office:value-type="float" office:value="14.1064" calcext:value-type="float">
            <text:p>14.1064</text:p>
          </table:table-cell>
          <table:table-cell table:formula="of:=[.C47]/(INDEX([.B$47:.C$59]; MATCH(&quot;Chest, Clocked&quot;; [.B$47:.B$58]; 1); 2))" office:value-type="float" office:value="1.73863314229371" calcext:value-type="float">
            <text:p>1.7386331423</text:p>
          </table:table-cell>
        </table:table-row>
        <table:table-row table:style-name="ro1">
          <table:table-cell office:value-type="string" calcext:value-type="string">
            <text:p>KnightElite’s PC, KnightElite’s maps, 10 iterations</text:p>
          </table:table-cell>
          <table:table-cell office:value-type="string" calcext:value-type="string">
            <text:p>2 Cars, Side Facing, Clocked</text:p>
          </table:table-cell>
          <table:table-cell office:value-type="float" office:value="10.9335" calcext:value-type="float">
            <text:p>10.9335</text:p>
          </table:table-cell>
          <table:table-cell table:formula="of:=[.C48]/(INDEX([.B$47:.C$59]; MATCH(&quot;Chest, Clocked&quot;; [.B$47:.B$58]; 1); 2))" office:value-type="float" office:value="1.34756886670364" calcext:value-type="float">
            <text:p>1.3475688667</text:p>
          </table:table-cell>
        </table:table-row>
        <table:table-row table:style-name="ro1">
          <table:table-cell office:value-type="string" calcext:value-type="string">
            <text:p>KnightElite’s PC, KnightElite’s maps, 10 iterations</text:p>
          </table:table-cell>
          <table:table-cell office:value-type="string" calcext:value-type="string">
            <text:p>2 Cars, Side Facing, Sleeping, Clocked</text:p>
          </table:table-cell>
          <table:table-cell office:value-type="float" office:value="7.8422" calcext:value-type="float">
            <text:p>7.8422</text:p>
          </table:table-cell>
          <table:table-cell table:formula="of:=[.C49]/(INDEX([.B$47:.C$59]; MATCH(&quot;Chest, Clocked&quot;; [.B$47:.B$58]; 1); 2))" office:value-type="float" office:value="0.966561903001171" calcext:value-type="float">
            <text:p>0.966561903</text:p>
          </table:table-cell>
        </table:table-row>
        <table:table-row table:style-name="ro1">
          <table:table-cell office:value-type="string" calcext:value-type="string">
            <text:p>KnightElite’s PC, KnightElite’s maps, 10 iterations</text:p>
          </table:table-cell>
          <table:table-cell office:value-type="string" calcext:value-type="string">
            <text:p>2 Cars, Side Facing, Sleeping</text:p>
          </table:table-cell>
          <table:table-cell office:value-type="float" office:value="11.3808" calcext:value-type="float">
            <text:p>11.3808</text:p>
          </table:table-cell>
          <table:table-cell table:formula="of:=[.C50]/(INDEX([.B$47:.C$59]; MATCH(&quot;Chest, Clocked&quot;; [.B$47:.B$58]; 1); 2))" office:value-type="float" office:value="1.40269920502866" calcext:value-type="float">
            <text:p>1.402699205</text:p>
          </table:table-cell>
        </table:table-row>
        <table:table-row table:style-name="ro1">
          <table:table-cell office:value-type="string" calcext:value-type="string">
            <text:p>KnightElite’s PC, KnightElite’s maps, 10 iterations</text:p>
          </table:table-cell>
          <table:table-cell office:value-type="string" calcext:value-type="string">
            <text:p>2 Cars, North Facing, Clocked</text:p>
          </table:table-cell>
          <table:table-cell office:value-type="float" office:value="11.1764" calcext:value-type="float">
            <text:p>11.1764</text:p>
          </table:table-cell>
          <table:table-cell table:formula="of:=[.C51]/(INDEX([.B$47:.C$59]; MATCH(&quot;Chest, Clocked&quot;; [.B$47:.B$58]; 1); 2))" office:value-type="float" office:value="1.3775066247612" calcext:value-type="float">
            <text:p>1.3775066248</text:p>
          </table:table-cell>
        </table:table-row>
        <table:table-row table:style-name="ro1">
          <table:table-cell office:value-type="string" calcext:value-type="string">
            <text:p>KnightElite’s PC, KnightElite’s maps, 10 iterations</text:p>
          </table:table-cell>
          <table:table-cell office:value-type="string" calcext:value-type="string">
            <text:p>2 Cars, North Facing, Sleeping, Clocked</text:p>
          </table:table-cell>
          <table:table-cell office:value-type="float" office:value="7.6689" calcext:value-type="float">
            <text:p>7.6689</text:p>
          </table:table-cell>
          <table:table-cell table:formula="of:=[.C52]/(INDEX([.B$47:.C$59]; MATCH(&quot;Chest, Clocked&quot;; [.B$47:.B$58]; 1); 2))" office:value-type="float" office:value="0.945202440377149" calcext:value-type="float">
            <text:p>0.9452024404</text:p>
          </table:table-cell>
        </table:table-row>
        <table:table-row table:style-name="ro1">
          <table:table-cell office:value-type="string" calcext:value-type="string">
            <text:p>KnightElite’s PC, KnightElite’s maps, 10 iterations</text:p>
          </table:table-cell>
          <table:table-cell office:value-type="string" calcext:value-type="string">
            <text:p>Chest</text:p>
          </table:table-cell>
          <table:table-cell office:value-type="float" office:value="12.5086" calcext:value-type="float">
            <text:p>12.5086</text:p>
          </table:table-cell>
          <table:table-cell table:formula="of:=[.C53]/(INDEX([.B$47:.C$59]; MATCH(&quot;Chest, Clocked&quot;; [.B$47:.B$58]; 1); 2))" office:value-type="float" office:value="1.54170210143588" calcext:value-type="float">
            <text:p>1.5417021014</text:p>
          </table:table-cell>
        </table:table-row>
        <table:table-row table:style-name="ro1">
          <table:table-cell office:value-type="string" calcext:value-type="string">
            <text:p>KnightElite’s PC, KnightElite’s maps, 10 iterations</text:p>
          </table:table-cell>
          <table:table-cell office:value-type="string" calcext:value-type="string">
            <text:p>Chest, Clocked</text:p>
          </table:table-cell>
          <table:table-cell office:value-type="float" office:value="8.1135" calcext:value-type="float">
            <text:p>8.1135</text:p>
          </table:table-cell>
          <table:table-cell table:formula="of:=[.C54]/(INDEX([.B$47:.C$59]; MATCH(&quot;Chest, Clocked&quot;; [.B$47:.B$58]; 1); 2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ightElite’s PC, KnightElite’s maps, 10 iterations</text:p>
          </table:table-cell>
          <table:table-cell office:value-type="string" calcext:value-type="string">
            <text:p>1 Cars, Side Facing, Clocked</text:p>
          </table:table-cell>
          <table:table-cell office:value-type="float" office:value="9.4883" calcext:value-type="float">
            <text:p>9.4883</text:p>
          </table:table-cell>
          <table:table-cell table:formula="of:=[.C55]/(INDEX([.B$47:.C$59]; MATCH(&quot;Chest, Clocked&quot;; [.B$47:.B$58]; 1); 2))" office:value-type="float" office:value="1.16944598508658" calcext:value-type="float">
            <text:p>1.1694459851</text:p>
          </table:table-cell>
        </table:table-row>
        <table:table-row table:style-name="ro1">
          <table:table-cell office:value-type="string" calcext:value-type="string">
            <text:p>KnightElite’s PC, KnightElite’s maps, 10 iterations</text:p>
          </table:table-cell>
          <table:table-cell office:value-type="string" calcext:value-type="string">
            <text:p>1 Cars, Side Facing, Sleeping, Clocked</text:p>
          </table:table-cell>
          <table:table-cell office:value-type="float" office:value="7.8415" calcext:value-type="float">
            <text:p>7.8415</text:p>
          </table:table-cell>
          <table:table-cell table:formula="of:=[.C56]/(INDEX([.B$47:.C$59]; MATCH(&quot;Chest, Clocked&quot;; [.B$47:.B$58]; 1); 2))" office:value-type="float" office:value="0.966475627041351" calcext:value-type="float">
            <text:p>0.966475627</text:p>
          </table:table-cell>
        </table:table-row>
        <table:table-row table:style-name="ro1">
          <table:table-cell office:value-type="string" calcext:value-type="string">
            <text:p>KnightElite’s PC, KnightElite’s maps, 10 iterations</text:p>
          </table:table-cell>
          <table:table-cell office:value-type="string" calcext:value-type="string">
            <text:p>1 Cars, North Facing, Clocked</text:p>
          </table:table-cell>
          <table:table-cell office:value-type="float" office:value="9.5033" calcext:value-type="float">
            <text:p>9.5033</text:p>
          </table:table-cell>
          <table:table-cell table:formula="of:=[.C57]/(INDEX([.B$47:.C$59]; MATCH(&quot;Chest, Clocked&quot;; [.B$47:.B$58]; 1); 2))" office:value-type="float" office:value="1.17129475565416" calcext:value-type="float">
            <text:p>1.1712947557</text:p>
          </table:table-cell>
        </table:table-row>
        <table:table-row table:style-name="ro1">
          <table:table-cell office:value-type="string" calcext:value-type="string">
            <text:p>KnightElite’s PC, KnightElite’s maps, 10 iterations</text:p>
          </table:table-cell>
          <table:table-cell office:value-type="string" calcext:value-type="string">
            <text:p>1 Cars, North Facing, Sleeping, Clocked</text:p>
          </table:table-cell>
          <table:table-cell office:value-type="float" office:value="7.7711" calcext:value-type="float">
            <text:p>7.7711</text:p>
          </table:table-cell>
          <table:table-cell table:formula="of:=[.C58]/(INDEX([.B$47:.C$59]; MATCH(&quot;Chest, Clocked&quot;; [.B$47:.B$58]; 1); 2))" office:value-type="float" office:value="0.957798730510877" calcext:value-type="float">
            <text:p>0.9577987305</text:p>
          </table:table-cell>
        </table:table-row>
        <table:table-row table:style-name="ro1">
          <table:table-cell office:value-type="string" calcext:value-type="string">
            <text:p>AssemblyStorm’s Server, Allaizn’s maps, 3 iterations</text:p>
          </table:table-cell>
          <table:table-cell office:value-type="string" calcext:value-type="string">
            <text:p>2 Cars, Side Facing, Clocked</text:p>
          </table:table-cell>
          <table:table-cell office:value-type="float" office:value="7.579" calcext:value-type="float">
            <text:p>7.579</text:p>
          </table:table-cell>
          <table:table-cell table:formula="of:=[.C59]/(INDEX([.B$59:.C$69]; MATCH(&quot;Chest, Clocked&quot;; [.B$59:.B$69]; 1); 2))" office:value-type="float" office:value="1.47365350962473" calcext:value-type="float">
            <text:p>1.4736535096</text:p>
          </table:table-cell>
        </table:table-row>
        <table:table-row table:style-name="ro1">
          <table:table-cell office:value-type="string" calcext:value-type="string">
            <text:p>AssemblyStorm’s Server, Allaizn’s maps, 3 iterations</text:p>
          </table:table-cell>
          <table:table-cell office:value-type="string" calcext:value-type="string">
            <text:p>1 Cars, Side Facing, Sleeping, Clocked</text:p>
          </table:table-cell>
          <table:table-cell office:value-type="float" office:value="5.185" calcext:value-type="float">
            <text:p>5.185</text:p>
          </table:table-cell>
          <table:table-cell table:formula="of:=[.C60]/(INDEX([.B$59:.C$69]; MATCH(&quot;Chest, Clocked&quot;; [.B$59:.B$69]; 1); 2))" office:value-type="float" office:value="1.00816643982112" calcext:value-type="float">
            <text:p>1.0081664398</text:p>
          </table:table-cell>
        </table:table-row>
        <table:table-row table:style-name="ro1">
          <table:table-cell office:value-type="string" calcext:value-type="string">
            <text:p>AssemblyStorm’s Server, Allaizn’s maps, 3 iterations</text:p>
          </table:table-cell>
          <table:table-cell office:value-type="string" calcext:value-type="string">
            <text:p>1 Cars, Side Facing, Clocked</text:p>
          </table:table-cell>
          <table:table-cell office:value-type="float" office:value="6.45166666666667" calcext:value-type="float">
            <text:p>6.4516666667</text:p>
          </table:table-cell>
          <table:table-cell table:formula="of:=[.C61]/(INDEX([.B$59:.C$69]; MATCH(&quot;Chest, Clocked&quot;; [.B$59:.B$69]; 1); 2))" office:value-type="float" office:value="1.25445589474366" calcext:value-type="float">
            <text:p>1.2544558947</text:p>
          </table:table-cell>
        </table:table-row>
        <table:table-row table:style-name="ro1">
          <table:table-cell office:value-type="string" calcext:value-type="string">
            <text:p>AssemblyStorm’s Server, Allaizn’s maps, 3 iterations</text:p>
          </table:table-cell>
          <table:table-cell office:value-type="string" calcext:value-type="string">
            <text:p>2 Cars, Side Facing, Sleeping, Clocked</text:p>
          </table:table-cell>
          <table:table-cell office:value-type="float" office:value="4.99733333333333" calcext:value-type="float">
            <text:p>4.9973333333</text:p>
          </table:table-cell>
          <table:table-cell table:formula="of:=[.C62]/(INDEX([.B$59:.C$69]; MATCH(&quot;Chest, Clocked&quot;; [.B$59:.B$69]; 1); 2))" office:value-type="float" office:value="0.971676712683907" calcext:value-type="float">
            <text:p>0.9716767127</text:p>
          </table:table-cell>
        </table:table-row>
        <table:table-row table:style-name="ro1">
          <table:table-cell office:value-type="string" calcext:value-type="string">
            <text:p>AssemblyStorm’s Server, Allaizn’s maps, 3 iterations</text:p>
          </table:table-cell>
          <table:table-cell office:value-type="string" calcext:value-type="string">
            <text:p>2 Cars, Side Facing</text:p>
          </table:table-cell>
          <table:table-cell office:value-type="float" office:value="9.80066666666667" calcext:value-type="float">
            <text:p>9.8006666667</text:p>
          </table:table-cell>
          <table:table-cell table:formula="of:=[.C63]/(INDEX([.B$59:.C$69]; MATCH(&quot;Chest, Clocked&quot;; [.B$59:.B$69]; 1); 2))" office:value-type="float" office:value="1.90563225095599" calcext:value-type="float">
            <text:p>1.905632251</text:p>
          </table:table-cell>
        </table:table-row>
        <table:table-row table:style-name="ro1">
          <table:table-cell office:value-type="string" calcext:value-type="string">
            <text:p>AssemblyStorm’s Server, Allaizn’s maps, 3 iterations</text:p>
          </table:table-cell>
          <table:table-cell office:value-type="string" calcext:value-type="string">
            <text:p>Chest, Clocked</text:p>
          </table:table-cell>
          <table:table-cell office:value-type="float" office:value="5.143" calcext:value-type="float">
            <text:p>5.143</text:p>
          </table:table-cell>
          <table:table-cell table:formula="of:=[.C64]/(INDEX([.B$59:.C$69]; MATCH(&quot;Chest, Clocked&quot;; [.B$59:.B$69]; 1); 2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semblyStorm’s Server, Allaizn’s maps, 3 iterations</text:p>
          </table:table-cell>
          <table:table-cell office:value-type="string" calcext:value-type="string">
            <text:p>Chest</text:p>
          </table:table-cell>
          <table:table-cell office:value-type="float" office:value="7.53233333333333" calcext:value-type="float">
            <text:p>7.5323333333</text:p>
          </table:table-cell>
          <table:table-cell table:formula="of:=[.C65]/(INDEX([.B$59:.C$69]; MATCH(&quot;Chest, Clocked&quot;; [.B$59:.B$69]; 1); 2))" office:value-type="float" office:value="1.46457968760127" calcext:value-type="float">
            <text:p>1.4645796876</text:p>
          </table:table-cell>
        </table:table-row>
        <table:table-row table:style-name="ro1">
          <table:table-cell office:value-type="string" calcext:value-type="string">
            <text:p>AssemblyStorm’s Server, Allaizn’s maps, 3 iterations</text:p>
          </table:table-cell>
          <table:table-cell office:value-type="string" calcext:value-type="string">
            <text:p>1 Cars, North Facing, Sleeping, Clocked</text:p>
          </table:table-cell>
          <table:table-cell office:value-type="float" office:value="4.74133333333333" calcext:value-type="float">
            <text:p>4.7413333333</text:p>
          </table:table-cell>
          <table:table-cell table:formula="of:=[.C66]/(INDEX([.B$59:.C$69]; MATCH(&quot;Chest, Clocked&quot;; [.B$59:.B$69]; 1); 2))" office:value-type="float" office:value="0.921900317583771" calcext:value-type="float">
            <text:p>0.9219003176</text:p>
          </table:table-cell>
        </table:table-row>
        <table:table-row table:style-name="ro1">
          <table:table-cell office:value-type="string" calcext:value-type="string">
            <text:p>AssemblyStorm’s Server, Allaizn’s maps, 3 iterations</text:p>
          </table:table-cell>
          <table:table-cell office:value-type="string" calcext:value-type="string">
            <text:p>1 Cars, Side Facing</text:p>
          </table:table-cell>
          <table:table-cell office:value-type="float" office:value="9.12866666666667" calcext:value-type="float">
            <text:p>9.1286666667</text:p>
          </table:table-cell>
          <table:table-cell table:formula="of:=[.C67]/(INDEX([.B$59:.C$69]; MATCH(&quot;Chest, Clocked&quot;; [.B$59:.B$69]; 1); 2))" office:value-type="float" office:value="1.77496921381814" calcext:value-type="float">
            <text:p>1.7749692138</text:p>
          </table:table-cell>
        </table:table-row>
        <table:table-row table:style-name="ro1">
          <table:table-cell office:value-type="string" calcext:value-type="string">
            <text:p>AssemblyStorm’s Server, Allaizn’s maps, 3 iterations</text:p>
          </table:table-cell>
          <table:table-cell office:value-type="string" calcext:value-type="string">
            <text:p>1 Cars, Side Facing, Sleeping</text:p>
          </table:table-cell>
          <table:table-cell office:value-type="float" office:value="8.11133333333333" calcext:value-type="float">
            <text:p>8.1113333333</text:p>
          </table:table-cell>
          <table:table-cell table:formula="of:=[.C68]/(INDEX([.B$59:.C$69]; MATCH(&quot;Chest, Clocked&quot;; [.B$59:.B$69]; 1); 2))" office:value-type="float" office:value="1.57715989370666" calcext:value-type="float">
            <text:p>1.5771598937</text:p>
          </table:table-cell>
        </table:table-row>
        <table:table-row table:style-name="ro1">
          <table:table-cell office:value-type="string" calcext:value-type="string">
            <text:p>AssemblyStorm’s Server, Allaizn’s maps, 3 iterations</text:p>
          </table:table-cell>
          <table:table-cell office:value-type="string" calcext:value-type="string">
            <text:p>2 Cars, Side Facing, Sleeping</text:p>
          </table:table-cell>
          <table:table-cell office:value-type="float" office:value="7.48633333333333" calcext:value-type="float">
            <text:p>7.4863333333</text:p>
          </table:table-cell>
          <table:table-cell table:formula="of:=[.C69]/(INDEX([.B$59:.C$69]; MATCH(&quot;Chest, Clocked&quot;; [.B$59:.B$69]; 1); 2))" office:value-type="float" office:value="1.45563549160671" calcext:value-type="float">
            <text:p>1.4556354916</text:p>
          </table:table-cell>
        </table:table-row>
      </table:table>
      <table:table table:name="Pivot Table_Tabulation_2" table:style-name="ta1">
        <office:forms form:automatic-focus="false" form:apply-design-mode="false"/>
        <table:shapes>
          <draw:frame draw:z-index="0" draw:style-name="gr1" draw:text-style-name="P1" svg:width="1172.32pt" svg:height="596.49pt" svg:x="2.83pt" svg:y="220.45pt">
            <loext:p draw:notify-on-update-of-ranges="'Pivot Table_Tabulation_2'.A3:'Pivot Table_Tabulation_2'.A3 'Pivot Table_Tabulation_2'.A4:'Pivot Table_Tabulation_2'.A17 'Pivot Table_Tabulation_2'.H3:'Pivot Table_Tabulation_2'.H3 'Pivot Table_Tabulation_2'.H4:'Pivot Table_Tabulation_2'.H17 'Pivot Table_Tabulation_2'.J3:'Pivot Table_Tabulation_2'.J3 'Pivot Table_Tabulation_2'.J4:'Pivot Table_Tabulation_2'.J17 'Pivot Table_Tabulation_2'.I3:'Pivot Table_Tabulation_2'.I3 'Pivot Table_Tabulation_2'.I4:'Pivot Table_Tabulation_2'.I17 'Pivot Table_Tabulation_2'.K3:'Pivot Table_Tabulation_2'.K3 'Pivot Table_Tabulation_2'.K4:'Pivot Table_Tabulation_2'.K17 'Pivot Table_Tabulation_2'.L3:'Pivot Table_Tabulation_2'.L3 'Pivot Table_Tabulation_2'.L4:'Pivot Table_Tabulation_2'.L17 'Pivot Table_Tabulation_2'.M3:'Pivot Table_Tabulation_2'.M3 'Pivot Table_Tabulation_2'.M4:'Pivot Table_Tabulation_2'.M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3" table:default-cell-style-name="ce6"/>
        <table:table-column table:style-name="co13" table:default-cell-style-name="ce12"/>
        <table:table-column table:style-name="co13" table:number-columns-repeated="4" table:default-cell-style-name="ce18"/>
        <table:table-column table:style-name="co13" table:default-cell-style-name="ce23"/>
        <table:table-column table:style-name="co13" table:default-cell-style-name="ce12"/>
        <table:table-column table:style-name="co13" table:number-columns-repeated="4" table:default-cell-style-name="ce18"/>
        <table:table-column table:style-name="co22" table:default-cell-style-name="ce30"/>
        <table:table-row table:style-name="ro1">
          <table:table-cell table:style-name="ce2"/>
          <table:table-cell table:style-name="ce8" office:value-type="string" calcext:value-type="string">
            <text:p>Data</text:p>
          </table:table-cell>
          <table:table-cell table:style-name="ce8" office:value-type="string" calcext:value-type="string">
            <text:p>Run Info</text:p>
          </table:table-cell>
          <table:table-cell table:style-name="ce20" table:number-columns-repeated="9"/>
          <table:table-cell table:style-name="ce26"/>
        </table:table-row>
        <table:table-row table:style-name="ro1">
          <table:table-cell table:style-name="ce3"/>
          <table:table-cell table:style-name="ce9" office:value-type="string" calcext:value-type="string">
            <text:p>Sum - avg_ms</text:p>
          </table:table-cell>
          <table:table-cell table:style-name="ce15" table:number-columns-repeated="5"/>
          <table:table-cell table:style-name="ce15" office:value-type="string" calcext:value-type="string">
            <text:p>Sum - Normalized to Chest, Clocked</text:p>
          </table:table-cell>
          <table:table-cell table:style-name="ce15" table:number-columns-repeated="4"/>
          <table:table-cell table:style-name="ce27"/>
        </table:table-row>
        <table:table-row table:style-name="ro1">
          <table:table-cell table:style-name="ce4" office:value-type="string" calcext:value-type="string">
            <text:p>Scenario</text:p>
          </table:table-cell>
          <table:table-cell table:style-name="ce10" office:value-type="string" calcext:value-type="string">
            <text:p>Allaizn’s run, Allaizn’s maps, 50 iterations</text:p>
          </table:table-cell>
          <table:table-cell table:style-name="ce16" office:value-type="string" calcext:value-type="string">
            <text:p>AssemblyStorm’s <text:s/>Server, KnighElite’s maps, 3 iterations</text:p>
          </table:table-cell>
          <table:table-cell table:style-name="ce16" office:value-type="string" calcext:value-type="string">
            <text:p>AssemblyStorm’s Server, Allaizn’s maps, 3 iterations</text:p>
          </table:table-cell>
          <table:table-cell table:style-name="ce16" office:value-type="string" calcext:value-type="string">
            <text:p>KnightElite’s PC, Allaizn’s maps, 10 iterations</text:p>
          </table:table-cell>
          <table:table-cell table:style-name="ce16" office:value-type="string" calcext:value-type="string">
            <text:p>KnightElite’s PC, KnightElite’s maps, 10 iterations</text:p>
          </table:table-cell>
          <table:table-cell table:style-name="ce16" office:value-type="string" calcext:value-type="string">
            <text:p>stevetrov’s run, KnightElite’s maps, 1 iteration</text:p>
          </table:table-cell>
          <table:table-cell table:style-name="ce16" office:value-type="string" calcext:value-type="string">
            <text:p>Allaizn’s run, Allaizn’s maps, 50 iterations</text:p>
          </table:table-cell>
          <table:table-cell table:style-name="ce16" office:value-type="string" calcext:value-type="string">
            <text:p>AssemblyStorm’s <text:s/>Server, KnighElite’s maps, 3 iterations</text:p>
          </table:table-cell>
          <table:table-cell table:style-name="ce16" office:value-type="string" calcext:value-type="string">
            <text:p>AssemblyStorm’s Server, Allaizn’s maps, 3 iterations</text:p>
          </table:table-cell>
          <table:table-cell table:style-name="ce16" office:value-type="string" calcext:value-type="string">
            <text:p>KnightElite’s PC, Allaizn’s maps, 10 iterations</text:p>
          </table:table-cell>
          <table:table-cell table:style-name="ce16" office:value-type="string" calcext:value-type="string">
            <text:p>KnightElite’s PC, KnightElite’s maps, 10 iterations</text:p>
          </table:table-cell>
          <table:table-cell table:style-name="ce28" office:value-type="string" calcext:value-type="string">
            <text:p>stevetrov’s run, KnightElite’s maps, 1 iteration</text:p>
          </table:table-cell>
        </table:table-row>
        <table:table-row table:style-name="ro1">
          <table:table-cell table:style-name="ce5" office:value-type="string" calcext:value-type="string">
            <text:p>1 Cars, North Facing, Clocked</text:p>
          </table:table-cell>
          <table:table-cell table:style-name="ce11"/>
          <table:table-cell table:style-name="ce17" office:value-type="float" office:value="7.48933333333333" calcext:value-type="float">
            <text:p>7.4893333333</text:p>
          </table:table-cell>
          <table:table-cell table:style-name="ce21" table:number-columns-repeated="2"/>
          <table:table-cell table:style-name="ce17" office:value-type="float" office:value="9.5033" calcext:value-type="float">
            <text:p>9.5033</text:p>
          </table:table-cell>
          <table:table-cell table:style-name="ce22" office:value-type="float" office:value="9.58" calcext:value-type="float">
            <text:p>9.58</text:p>
          </table:table-cell>
          <table:table-cell table:style-name="ce11"/>
          <table:table-cell table:style-name="ce17" office:value-type="float" office:value="1.18539622243326" calcext:value-type="float">
            <text:p>1.1853962224</text:p>
          </table:table-cell>
          <table:table-cell table:style-name="ce21" table:number-columns-repeated="2"/>
          <table:table-cell table:style-name="ce17" office:value-type="float" office:value="1.17129475565416" calcext:value-type="float">
            <text:p>1.1712947557</text:p>
          </table:table-cell>
          <table:table-cell table:style-name="ce29" office:value-type="float" office:value="1.1395265849887" calcext:value-type="float">
            <text:p>1.139526585</text:p>
          </table:table-cell>
        </table:table-row>
        <table:table-row table:style-name="ro1">
          <table:table-cell office:value-type="string" calcext:value-type="string">
            <text:p>1 Cars, North Facing, Sleeping, Clocked</text:p>
          </table:table-cell>
          <table:table-cell office:value-type="float" office:value="3.87655428128128" calcext:value-type="float">
            <text:p>3.8765542813</text:p>
          </table:table-cell>
          <table:table-cell office:value-type="float" office:value="6.19" calcext:value-type="float">
            <text:p>6.19</text:p>
          </table:table-cell>
          <table:table-cell office:value-type="float" office:value="4.74133333333333" calcext:value-type="float">
            <text:p>4.7413333333</text:p>
          </table:table-cell>
          <table:table-cell office:value-type="float" office:value="6.1737" calcext:value-type="float">
            <text:p>6.1737</text:p>
          </table:table-cell>
          <table:table-cell office:value-type="float" office:value="7.7711" calcext:value-type="float">
            <text:p>7.7711</text:p>
          </table:table-cell>
          <table:table-cell office:value-type="float" office:value="8.06" calcext:value-type="float">
            <text:p>8.06</text:p>
          </table:table-cell>
          <table:table-cell office:value-type="float" office:value="1.01827241071073" calcext:value-type="float">
            <text:p>1.0182724107</text:p>
          </table:table-cell>
          <table:table-cell office:value-type="float" office:value="0.979740424184869" calcext:value-type="float">
            <text:p>0.9797404242</text:p>
          </table:table-cell>
          <table:table-cell office:value-type="float" office:value="0.921900317583771" calcext:value-type="float">
            <text:p>0.9219003176</text:p>
          </table:table-cell>
          <table:table-cell office:value-type="float" office:value="0.998172999191593" calcext:value-type="float">
            <text:p>0.9981729992</text:p>
          </table:table-cell>
          <table:table-cell office:value-type="float" office:value="0.957798730510877" calcext:value-type="float">
            <text:p>0.9577987305</text:p>
          </table:table-cell>
          <table:table-cell office:value-type="float" office:value="0.958724872130368" calcext:value-type="float">
            <text:p>0.9587248721</text:p>
          </table:table-cell>
        </table:table-row>
        <table:table-row table:style-name="ro1">
          <table:table-cell office:value-type="string" calcext:value-type="string">
            <text:p>1 Cars, Side Facing</text:p>
          </table:table-cell>
          <table:table-cell office:value-type="float" office:value="6.93783034134134" calcext:value-type="float">
            <text:p>6.9378303413</text:p>
          </table:table-cell>
          <table:table-cell table:style-name="Pivot_20_Table_20_Value"/>
          <table:table-cell office:value-type="float" office:value="9.12866666666667" calcext:value-type="float">
            <text:p>9.1286666667</text:p>
          </table:table-cell>
          <table:table-cell office:value-type="float" office:value="11.131" calcext:value-type="float">
            <text:p>11.131</text:p>
          </table:table-cell>
          <table:table-cell table:style-name="Pivot_20_Table_20_Value"/>
          <table:table-cell table:style-name="ce24"/>
          <table:table-cell office:value-type="float" office:value="1.82239192699882" calcext:value-type="float">
            <text:p>1.822391927</text:p>
          </table:table-cell>
          <table:table-cell table:style-name="Pivot_20_Table_20_Value"/>
          <table:table-cell office:value-type="float" office:value="1.77496921381814" calcext:value-type="float">
            <text:p>1.7749692138</text:p>
          </table:table-cell>
          <table:table-cell office:value-type="float" office:value="1.79967663702506" calcext:value-type="float">
            <text:p>1.799676637</text:p>
          </table:table-cell>
          <table:table-cell table:style-name="Pivot_20_Table_20_Value"/>
          <table:table-cell table:style-name="ce31"/>
        </table:table-row>
        <table:table-row table:style-name="ro1">
          <table:table-cell office:value-type="string" calcext:value-type="string">
            <text:p>1 Cars, Side Facing, Clocked</text:p>
          </table:table-cell>
          <table:table-cell table:style-name="ce13"/>
          <table:table-cell office:value-type="float" office:value="7.66966666666667" calcext:value-type="float">
            <text:p>7.6696666667</text:p>
          </table:table-cell>
          <table:table-cell office:value-type="float" office:value="6.45166666666667" calcext:value-type="float">
            <text:p>6.4516666667</text:p>
          </table:table-cell>
          <table:table-cell office:value-type="float" office:value="7.4606" calcext:value-type="float">
            <text:p>7.4606</text:p>
          </table:table-cell>
          <table:table-cell office:value-type="float" office:value="9.4883" calcext:value-type="float">
            <text:p>9.4883</text:p>
          </table:table-cell>
          <table:table-cell office:value-type="float" office:value="9.252" calcext:value-type="float">
            <text:p>9.252</text:p>
          </table:table-cell>
          <table:table-cell table:style-name="ce13"/>
          <table:table-cell office:value-type="float" office:value="1.21393901023531" calcext:value-type="float">
            <text:p>1.2139390102</text:p>
          </table:table-cell>
          <table:table-cell office:value-type="float" office:value="1.25445589474366" calcext:value-type="float">
            <text:p>1.2544558947</text:p>
          </table:table-cell>
          <table:table-cell office:value-type="float" office:value="1.20624090541633" calcext:value-type="float">
            <text:p>1.2062409054</text:p>
          </table:table-cell>
          <table:table-cell office:value-type="float" office:value="1.16944598508658" calcext:value-type="float">
            <text:p>1.1694459851</text:p>
          </table:table-cell>
          <table:table-cell office:value-type="float" office:value="1.1005114785298" calcext:value-type="float">
            <text:p>1.1005114785</text:p>
          </table:table-cell>
        </table:table-row>
        <table:table-row table:style-name="ro1">
          <table:table-cell office:value-type="string" calcext:value-type="string">
            <text:p>1 Cars, Side Facing, Sleeping</text:p>
          </table:table-cell>
          <table:table-cell office:value-type="float" office:value="6.12110289089089" calcext:value-type="float">
            <text:p>6.1211028909</text:p>
          </table:table-cell>
          <table:table-cell table:style-name="Pivot_20_Table_20_Value"/>
          <table:table-cell office:value-type="float" office:value="8.11133333333333" calcext:value-type="float">
            <text:p>8.1113333333</text:p>
          </table:table-cell>
          <table:table-cell office:value-type="float" office:value="9.8692" calcext:value-type="float">
            <text:p>9.8692</text:p>
          </table:table-cell>
          <table:table-cell table:style-name="Pivot_20_Table_20_Value"/>
          <table:table-cell table:style-name="ce24"/>
          <table:table-cell office:value-type="float" office:value="1.60785835684359" calcext:value-type="float">
            <text:p>1.6078583568</text:p>
          </table:table-cell>
          <table:table-cell table:style-name="Pivot_20_Table_20_Value"/>
          <table:table-cell office:value-type="float" office:value="1.57715989370666" calcext:value-type="float">
            <text:p>1.5771598937</text:p>
          </table:table-cell>
          <table:table-cell office:value-type="float" office:value="1.59566693613581" calcext:value-type="float">
            <text:p>1.5956669361</text:p>
          </table:table-cell>
          <table:table-cell table:style-name="Pivot_20_Table_20_Value"/>
          <table:table-cell table:style-name="ce31"/>
        </table:table-row>
        <table:table-row table:style-name="ro1">
          <table:table-cell office:value-type="string" calcext:value-type="string">
            <text:p>1 Cars, Side Facing, Sleeping, Clocked</text:p>
          </table:table-cell>
          <table:table-cell office:value-type="float" office:value="3.63010118618619" calcext:value-type="float">
            <text:p>3.6301011862</text:p>
          </table:table-cell>
          <table:table-cell office:value-type="float" office:value="6.41" calcext:value-type="float">
            <text:p>6.41</text:p>
          </table:table-cell>
          <table:table-cell office:value-type="float" office:value="5.185" calcext:value-type="float">
            <text:p>5.185</text:p>
          </table:table-cell>
          <table:table-cell office:value-type="float" office:value="5.8092" calcext:value-type="float">
            <text:p>5.8092</text:p>
          </table:table-cell>
          <table:table-cell office:value-type="float" office:value="7.8415" calcext:value-type="float">
            <text:p>7.8415</text:p>
          </table:table-cell>
          <table:table-cell office:value-type="float" office:value="8.027" calcext:value-type="float">
            <text:p>8.027</text:p>
          </table:table-cell>
          <table:table-cell office:value-type="float" office:value="0.953535438373882" calcext:value-type="float">
            <text:p>0.9535354384</text:p>
          </table:table-cell>
          <table:table-cell office:value-type="float" office:value="1.01456157011713" calcext:value-type="float">
            <text:p>1.0145615701</text:p>
          </table:table-cell>
          <table:table-cell office:value-type="float" office:value="1.00816643982112" calcext:value-type="float">
            <text:p>1.0081664398</text:p>
          </table:table-cell>
          <table:table-cell office:value-type="float" office:value="0.939240097008892" calcext:value-type="float">
            <text:p>0.939240097</text:p>
          </table:table-cell>
          <table:table-cell office:value-type="float" office:value="0.966475627041351" calcext:value-type="float">
            <text:p>0.966475627</text:p>
          </table:table-cell>
          <table:table-cell office:value-type="float" office:value="0.954799571785417" calcext:value-type="float">
            <text:p>0.9547995718</text:p>
          </table:table-cell>
        </table:table-row>
        <table:table-row table:style-name="ro1">
          <table:table-cell office:value-type="string" calcext:value-type="string">
            <text:p>2 Cars, North Facing, Clocked</text:p>
          </table:table-cell>
          <table:table-cell table:style-name="ce13"/>
          <table:table-cell office:value-type="float" office:value="9.01566666666667" calcext:value-type="float">
            <text:p>9.0156666667</text:p>
          </table:table-cell>
          <table:table-cell table:style-name="Pivot_20_Table_20_Value" table:number-columns-repeated="2"/>
          <table:table-cell office:value-type="float" office:value="11.1764" calcext:value-type="float">
            <text:p>11.1764</text:p>
          </table:table-cell>
          <table:table-cell office:value-type="float" office:value="10.892" calcext:value-type="float">
            <text:p>10.892</text:p>
          </table:table-cell>
          <table:table-cell table:style-name="ce13"/>
          <table:table-cell office:value-type="float" office:value="1.4269811121663" calcext:value-type="float">
            <text:p>1.4269811122</text:p>
          </table:table-cell>
          <table:table-cell table:style-name="Pivot_20_Table_20_Value" table:number-columns-repeated="2"/>
          <table:table-cell office:value-type="float" office:value="1.3775066247612" calcext:value-type="float">
            <text:p>1.3775066248</text:p>
          </table:table-cell>
          <table:table-cell office:value-type="float" office:value="1.29558701082431" calcext:value-type="float">
            <text:p>1.2955870108</text:p>
          </table:table-cell>
        </table:table-row>
        <table:table-row table:style-name="ro1">
          <table:table-cell office:value-type="string" calcext:value-type="string">
            <text:p>2 Cars, North Facing, Sleeping, Clocked</text:p>
          </table:table-cell>
          <table:table-cell table:style-name="ce13"/>
          <table:table-cell office:value-type="float" office:value="6.15066666666667" calcext:value-type="float">
            <text:p>6.1506666667</text:p>
          </table:table-cell>
          <table:table-cell table:style-name="Pivot_20_Table_20_Value" table:number-columns-repeated="2"/>
          <table:table-cell office:value-type="float" office:value="7.6689" calcext:value-type="float">
            <text:p>7.6689</text:p>
          </table:table-cell>
          <table:table-cell office:value-type="float" office:value="7.877" calcext:value-type="float">
            <text:p>7.877</text:p>
          </table:table-cell>
          <table:table-cell table:style-name="ce13"/>
          <table:table-cell office:value-type="float" office:value="0.973514825366677" calcext:value-type="float">
            <text:p>0.9735148254</text:p>
          </table:table-cell>
          <table:table-cell table:style-name="Pivot_20_Table_20_Value" table:number-columns-repeated="2"/>
          <table:table-cell office:value-type="float" office:value="0.945202440377149" calcext:value-type="float">
            <text:p>0.9452024404</text:p>
          </table:table-cell>
          <table:table-cell office:value-type="float" office:value="0.936957297490187" calcext:value-type="float">
            <text:p>0.9369572975</text:p>
          </table:table-cell>
        </table:table-row>
        <table:table-row table:style-name="ro1">
          <table:table-cell office:value-type="string" calcext:value-type="string">
            <text:p>2 Cars, Side Facing</text:p>
          </table:table-cell>
          <table:table-cell office:value-type="float" office:value="7.2862336976977" calcext:value-type="float">
            <text:p>7.2862336977</text:p>
          </table:table-cell>
          <table:table-cell office:value-type="float" office:value="11.2183333333333" calcext:value-type="float">
            <text:p>11.2183333333</text:p>
          </table:table-cell>
          <table:table-cell office:value-type="float" office:value="9.80066666666667" calcext:value-type="float">
            <text:p>9.8006666667</text:p>
          </table:table-cell>
          <table:table-cell office:value-type="float" office:value="11.2778" calcext:value-type="float">
            <text:p>11.2778</text:p>
          </table:table-cell>
          <table:table-cell office:value-type="float" office:value="14.1064" calcext:value-type="float">
            <text:p>14.1064</text:p>
          </table:table-cell>
          <table:table-cell office:value-type="float" office:value="12.919" calcext:value-type="float">
            <text:p>12.919</text:p>
          </table:table-cell>
          <table:table-cell office:value-type="float" office:value="1.91390864515488" calcext:value-type="float">
            <text:p>1.9139086452</text:p>
          </table:table-cell>
          <table:table-cell office:value-type="float" office:value="1.77561464598502" calcext:value-type="float">
            <text:p>1.775614646</text:p>
          </table:table-cell>
          <table:table-cell office:value-type="float" office:value="1.90563225095599" calcext:value-type="float">
            <text:p>1.905632251</text:p>
          </table:table-cell>
          <table:table-cell office:value-type="float" office:value="1.82341147938561" calcext:value-type="float">
            <text:p>1.8234114794</text:p>
          </table:table-cell>
          <table:table-cell office:value-type="float" office:value="1.73863314229371" calcext:value-type="float">
            <text:p>1.7386331423</text:p>
          </table:table-cell>
          <table:table-cell office:value-type="float" office:value="1.53669561080052" calcext:value-type="float">
            <text:p>1.5366956108</text:p>
          </table:table-cell>
        </table:table-row>
        <table:table-row table:style-name="ro1">
          <table:table-cell office:value-type="string" calcext:value-type="string">
            <text:p>2 Cars, Side Facing, Clocked</text:p>
          </table:table-cell>
          <table:table-cell office:value-type="float" office:value="5.44985582982983" calcext:value-type="float">
            <text:p>5.4498558298</text:p>
          </table:table-cell>
          <table:table-cell office:value-type="float" office:value="9.08566666666667" calcext:value-type="float">
            <text:p>9.0856666667</text:p>
          </table:table-cell>
          <table:table-cell office:value-type="float" office:value="7.579" calcext:value-type="float">
            <text:p>7.579</text:p>
          </table:table-cell>
          <table:table-cell office:value-type="float" office:value="8.4549" calcext:value-type="float">
            <text:p>8.4549</text:p>
          </table:table-cell>
          <table:table-cell office:value-type="float" office:value="10.9335" calcext:value-type="float">
            <text:p>10.9335</text:p>
          </table:table-cell>
          <table:table-cell office:value-type="float" office:value="10.578" calcext:value-type="float">
            <text:p>10.578</text:p>
          </table:table-cell>
          <table:table-cell office:value-type="float" office:value="1.43153879223705" calcext:value-type="float">
            <text:p>1.4315387922</text:p>
          </table:table-cell>
          <table:table-cell office:value-type="float" office:value="1.4380605676902" calcext:value-type="float">
            <text:p>1.4380605677</text:p>
          </table:table-cell>
          <table:table-cell office:value-type="float" office:value="1.47365350962473" calcext:value-type="float">
            <text:p>1.4736535096</text:p>
          </table:table-cell>
          <table:table-cell office:value-type="float" office:value="1.36700080840744" calcext:value-type="float">
            <text:p>1.3670008084</text:p>
          </table:table-cell>
          <table:table-cell office:value-type="float" office:value="1.34756886670364" calcext:value-type="float">
            <text:p>1.3475688667</text:p>
          </table:table-cell>
          <table:table-cell office:value-type="float" office:value="1.25823718329963" calcext:value-type="float">
            <text:p>1.2582371833</text:p>
          </table:table-cell>
        </table:table-row>
        <table:table-row table:style-name="ro1">
          <table:table-cell office:value-type="string" calcext:value-type="string">
            <text:p>2 Cars, Side Facing, Sleeping</text:p>
          </table:table-cell>
          <table:table-cell office:value-type="float" office:value="5.70408805905906" calcext:value-type="float">
            <text:p>5.7040880591</text:p>
          </table:table-cell>
          <table:table-cell office:value-type="float" office:value="9.13766666666667" calcext:value-type="float">
            <text:p>9.1376666667</text:p>
          </table:table-cell>
          <table:table-cell office:value-type="float" office:value="7.48633333333333" calcext:value-type="float">
            <text:p>7.4863333333</text:p>
          </table:table-cell>
          <table:table-cell office:value-type="float" office:value="9.0625" calcext:value-type="float">
            <text:p>9.0625</text:p>
          </table:table-cell>
          <table:table-cell office:value-type="float" office:value="11.3808" calcext:value-type="float">
            <text:p>11.3808</text:p>
          </table:table-cell>
          <table:table-cell office:value-type="float" office:value="11.15" calcext:value-type="float">
            <text:p>11.15</text:p>
          </table:table-cell>
          <table:table-cell office:value-type="float" office:value="1.49831914565236" calcext:value-type="float">
            <text:p>1.4983191457</text:p>
          </table:table-cell>
          <table:table-cell office:value-type="float" office:value="1.44629102036509" calcext:value-type="float">
            <text:p>1.4462910204</text:p>
          </table:table-cell>
          <table:table-cell office:value-type="float" office:value="1.45563549160671" calcext:value-type="float">
            <text:p>1.4556354916</text:p>
          </table:table-cell>
          <table:table-cell office:value-type="float" office:value="1.46523848019402" calcext:value-type="float">
            <text:p>1.4652384802</text:p>
          </table:table-cell>
          <table:table-cell office:value-type="float" office:value="1.40269920502866" calcext:value-type="float">
            <text:p>1.402699205</text:p>
          </table:table-cell>
          <table:table-cell office:value-type="float" office:value="1.32627572261211" calcext:value-type="float">
            <text:p>1.3262757226</text:p>
          </table:table-cell>
        </table:table-row>
        <table:table-row table:style-name="ro1">
          <table:table-cell office:value-type="string" calcext:value-type="string">
            <text:p>2 Cars, Side Facing, Sleeping, Clocked</text:p>
          </table:table-cell>
          <table:table-cell office:value-type="float" office:value="3.59314038838839" calcext:value-type="float">
            <text:p>3.5931403884</text:p>
          </table:table-cell>
          <table:table-cell office:value-type="float" office:value="6.43733333333333" calcext:value-type="float">
            <text:p>6.4373333333</text:p>
          </table:table-cell>
          <table:table-cell office:value-type="float" office:value="4.99733333333333" calcext:value-type="float">
            <text:p>4.9973333333</text:p>
          </table:table-cell>
          <table:table-cell office:value-type="float" office:value="5.6304" calcext:value-type="float">
            <text:p>5.6304</text:p>
          </table:table-cell>
          <table:table-cell office:value-type="float" office:value="7.8422" calcext:value-type="float">
            <text:p>7.8422</text:p>
          </table:table-cell>
          <table:table-cell office:value-type="float" office:value="8.152" calcext:value-type="float">
            <text:p>8.152</text:p>
          </table:table-cell>
          <table:table-cell office:value-type="float" office:value="0.943826774972188" calcext:value-type="float">
            <text:p>0.943826775</text:p>
          </table:table-cell>
          <table:table-cell office:value-type="float" office:value="1.01888783370265" calcext:value-type="float">
            <text:p>1.0188878337</text:p>
          </table:table-cell>
          <table:table-cell office:value-type="float" office:value="0.971676712683907" calcext:value-type="float">
            <text:p>0.9716767127</text:p>
          </table:table-cell>
          <table:table-cell office:value-type="float" office:value="0.910331447049313" calcext:value-type="float">
            <text:p>0.910331447</text:p>
          </table:table-cell>
          <table:table-cell office:value-type="float" office:value="0.966561903001171" calcext:value-type="float">
            <text:p>0.966561903</text:p>
          </table:table-cell>
          <table:table-cell office:value-type="float" office:value="0.969668133698109" calcext:value-type="float">
            <text:p>0.9696681337</text:p>
          </table:table-cell>
        </table:table-row>
        <table:table-row table:style-name="ro1">
          <table:table-cell office:value-type="string" calcext:value-type="string">
            <text:p>Chest</text:p>
          </table:table-cell>
          <table:table-cell office:value-type="float" office:value="6.03805682282282" calcext:value-type="float">
            <text:p>6.0380568228</text:p>
          </table:table-cell>
          <table:table-cell office:value-type="float" office:value="14.2206666666667" calcext:value-type="float">
            <text:p>14.2206666667</text:p>
          </table:table-cell>
          <table:table-cell office:value-type="float" office:value="7.53233333333333" calcext:value-type="float">
            <text:p>7.5323333333</text:p>
          </table:table-cell>
          <table:table-cell office:value-type="float" office:value="9.7879" calcext:value-type="float">
            <text:p>9.7879</text:p>
          </table:table-cell>
          <table:table-cell office:value-type="float" office:value="12.5086" calcext:value-type="float">
            <text:p>12.5086</text:p>
          </table:table-cell>
          <table:table-cell office:value-type="float" office:value="12.398" calcext:value-type="float">
            <text:p>12.398</text:p>
          </table:table-cell>
          <table:table-cell office:value-type="float" office:value="1.58604426272912" calcext:value-type="float">
            <text:p>1.5860442627</text:p>
          </table:table-cell>
          <table:table-cell office:value-type="float" office:value="2.25081776933629" calcext:value-type="float">
            <text:p>2.2508177693</text:p>
          </table:table-cell>
          <table:table-cell office:value-type="float" office:value="1.46457968760127" calcext:value-type="float">
            <text:p>1.4645796876</text:p>
          </table:table-cell>
          <table:table-cell office:value-type="float" office:value="1.58252223120453" calcext:value-type="float">
            <text:p>1.5825222312</text:p>
          </table:table-cell>
          <table:table-cell office:value-type="float" office:value="1.54170210143588" calcext:value-type="float">
            <text:p>1.5417021014</text:p>
          </table:table-cell>
          <table:table-cell office:value-type="float" office:value="1.47472344474842" calcext:value-type="float">
            <text:p>1.4747234447</text:p>
          </table:table-cell>
        </table:table-row>
        <table:table-row table:style-name="ro1">
          <table:table-cell table:style-name="ce7" office:value-type="string" calcext:value-type="string">
            <text:p>Chest, Clocked</text:p>
          </table:table-cell>
          <table:table-cell table:style-name="ce14" office:value-type="float" office:value="3.80699137137137" calcext:value-type="float">
            <text:p>3.8069913714</text:p>
          </table:table-cell>
          <table:table-cell table:style-name="ce19" office:value-type="float" office:value="6.318" calcext:value-type="float">
            <text:p>6.318</text:p>
          </table:table-cell>
          <table:table-cell table:style-name="ce19" office:value-type="float" office:value="5.143" calcext:value-type="float">
            <text:p>5.143</text:p>
          </table:table-cell>
          <table:table-cell table:style-name="ce19" office:value-type="float" office:value="6.185" calcext:value-type="float">
            <text:p>6.185</text:p>
          </table:table-cell>
          <table:table-cell table:style-name="ce19" office:value-type="float" office:value="8.1135" calcext:value-type="float">
            <text:p>8.1135</text:p>
          </table:table-cell>
          <table:table-cell table:style-name="ce25" office:value-type="float" office:value="8.407" calcext:value-type="float">
            <text:p>8.407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</table:table-row>
      </table:table>
      <table:table table:name="Pivot Table_Tabulation_1" table:style-name="ta1">
        <office:forms form:automatic-focus="false" form:apply-design-mode="false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28" table:default-cell-style-name="Default"/>
        <table:table-row table:style-name="ro1">
          <table:table-cell table:number-columns-repeated="9"/>
        </table:table-row>
      </table:table>
      <table:named-expressions/>
      <table:data-pilot-tables>
        <table:data-pilot-table table:name="DataPilot1" table:application-data="" table:target-range-address="'Pivot Table_Tabulation_2'.A1:'Pivot Table_Tabulation_2'.M17" table:buttons="'Pivot Table_Tabulation_2'.A3 'Pivot Table_Tabulation_2'.B1 'Pivot Table_Tabulation_2'.C1" table:grand-total="none" table:show-filter-button="false" table:drill-down-on-double-click="false">
          <table:source-cell-range table:cell-range-address="Tabulation.A1:Tabulation.D6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un Info" table:orientation="column" table:used-hierarchy="0" table:function="auto">
            <table:data-pilot-level table:show-empty="false" calcext:repeat-item-labels="false">
              <table:data-pilot-members>
                <table:data-pilot-member table:name="AssemblyStorm’s  Server, KnighElite’s maps, 3 iterations" table:display="true" table:show-details="true"/>
                <table:data-pilot-member table:name="AssemblyStorm’s Server, Allaizn’s maps, 3 iterations" table:display="true" table:show-details="true"/>
                <table:data-pilot-member table:name="KnightElite’s PC, Allaizn’s maps, 10 iterations" table:display="true" table:show-details="true"/>
                <table:data-pilot-member table:name="KnightElite’s PC, KnightElite’s maps, 10 iterations" table:display="true" table:show-details="true"/>
                <table:data-pilot-member table:name="stevetrov’s run, KnightElite’s maps, 1 iteratio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enario" table:orientation="row" table:used-hierarchy="0" table:function="auto">
            <table:data-pilot-level table:show-empty="false" calcext:repeat-item-labels="false">
              <table:data-pilot-members>
                <table:data-pilot-member table:name="1 Cars, North Facing, Clocked" table:display="true" table:show-details="true"/>
                <table:data-pilot-member table:name="1 Cars, North Facing, Sleeping, Clocked" table:display="true" table:show-details="true"/>
                <table:data-pilot-member table:name="1 Cars, Side Facing" table:display="true" table:show-details="true"/>
                <table:data-pilot-member table:name="1 Cars, Side Facing, Clocked" table:display="true" table:show-details="true"/>
                <table:data-pilot-member table:name="1 Cars, Side Facing, Sleeping" table:display="true" table:show-details="true"/>
                <table:data-pilot-member table:name="1 Cars, Side Facing, Sleeping, Clocked" table:display="true" table:show-details="true"/>
                <table:data-pilot-member table:name="2 Cars, North Facing, Clocked" table:display="true" table:show-details="true"/>
                <table:data-pilot-member table:name="2 Cars, North Facing, Sleeping, Clocked" table:display="true" table:show-details="true"/>
                <table:data-pilot-member table:name="2 Cars, Side Facing" table:display="true" table:show-details="true"/>
                <table:data-pilot-member table:name="2 Cars, Side Facing, Clocked" table:display="true" table:show-details="true"/>
                <table:data-pilot-member table:name="2 Cars, Side Facing, Sleeping" table:display="true" table:show-details="true"/>
                <table:data-pilot-member table:name="2 Cars, Side Facing, Sleeping, Clocked" table:display="true" table:show-details="true"/>
                <table:data-pilot-member table:name="Chest" table:display="true" table:show-details="true"/>
                <table:data-pilot-member table:name="Chest, Clocke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vg_ms" table:orientation="data" table:used-hierarchy="0" table:function="sum">
            <table:data-pilot-level table:show-empty="false" calcext:repeat-item-labels="false">
              <table:data-pilot-members>
                <table:data-pilot-member table:name="3.5931403884" table:display="true" table:show-details="true"/>
                <table:data-pilot-member table:name="3.6301011862" table:display="true" table:show-details="true"/>
                <table:data-pilot-member table:name="3.8069913714" table:display="true" table:show-details="true"/>
                <table:data-pilot-member table:name="3.8765542813" table:display="true" table:show-details="true"/>
                <table:data-pilot-member table:name="4.7413333333" table:display="true" table:show-details="true"/>
                <table:data-pilot-member table:name="4.9973333333" table:display="true" table:show-details="true"/>
                <table:data-pilot-member table:name="5.143" table:display="true" table:show-details="true"/>
                <table:data-pilot-member table:name="5.185" table:display="true" table:show-details="true"/>
                <table:data-pilot-member table:name="5.4498558298" table:display="true" table:show-details="true"/>
                <table:data-pilot-member table:name="5.6304" table:display="true" table:show-details="true"/>
                <table:data-pilot-member table:name="5.7040880591" table:display="true" table:show-details="true"/>
                <table:data-pilot-member table:name="5.8092" table:display="true" table:show-details="true"/>
                <table:data-pilot-member table:name="6.0380568228" table:display="true" table:show-details="true"/>
                <table:data-pilot-member table:name="6.1211028909" table:display="true" table:show-details="true"/>
                <table:data-pilot-member table:name="6.1506666667" table:display="true" table:show-details="true"/>
                <table:data-pilot-member table:name="6.1737" table:display="true" table:show-details="true"/>
                <table:data-pilot-member table:name="6.185" table:display="true" table:show-details="true"/>
                <table:data-pilot-member table:name="6.19" table:display="true" table:show-details="true"/>
                <table:data-pilot-member table:name="6.318" table:display="true" table:show-details="true"/>
                <table:data-pilot-member table:name="6.41" table:display="true" table:show-details="true"/>
                <table:data-pilot-member table:name="6.4373333333" table:display="true" table:show-details="true"/>
                <table:data-pilot-member table:name="6.4516666667" table:display="true" table:show-details="true"/>
                <table:data-pilot-member table:name="6.9378303413" table:display="true" table:show-details="true"/>
                <table:data-pilot-member table:name="7.2862336977" table:display="true" table:show-details="true"/>
                <table:data-pilot-member table:name="7.4606" table:display="true" table:show-details="true"/>
                <table:data-pilot-member table:name="7.4863333333" table:display="true" table:show-details="true"/>
                <table:data-pilot-member table:name="7.4893333333" table:display="true" table:show-details="true"/>
                <table:data-pilot-member table:name="7.5323333333" table:display="true" table:show-details="true"/>
                <table:data-pilot-member table:name="7.579" table:display="true" table:show-details="true"/>
                <table:data-pilot-member table:name="7.6689" table:display="true" table:show-details="true"/>
                <table:data-pilot-member table:name="7.6696666667" table:display="true" table:show-details="true"/>
                <table:data-pilot-member table:name="7.7711" table:display="true" table:show-details="true"/>
                <table:data-pilot-member table:name="7.8415" table:display="true" table:show-details="true"/>
                <table:data-pilot-member table:name="7.8422" table:display="true" table:show-details="true"/>
                <table:data-pilot-member table:name="7.877" table:display="true" table:show-details="true"/>
                <table:data-pilot-member table:name="8.027" table:display="true" table:show-details="true"/>
                <table:data-pilot-member table:name="8.06" table:display="true" table:show-details="true"/>
                <table:data-pilot-member table:name="8.1113333333" table:display="true" table:show-details="true"/>
                <table:data-pilot-member table:name="8.1135" table:display="true" table:show-details="true"/>
                <table:data-pilot-member table:name="8.152" table:display="true" table:show-details="true"/>
                <table:data-pilot-member table:name="8.407" table:display="true" table:show-details="true"/>
                <table:data-pilot-member table:name="8.4549" table:display="true" table:show-details="true"/>
                <table:data-pilot-member table:name="9.0156666667" table:display="true" table:show-details="true"/>
                <table:data-pilot-member table:name="9.0625" table:display="true" table:show-details="true"/>
                <table:data-pilot-member table:name="9.0856666667" table:display="true" table:show-details="true"/>
                <table:data-pilot-member table:name="9.1286666667" table:display="true" table:show-details="true"/>
                <table:data-pilot-member table:name="9.1376666667" table:display="true" table:show-details="true"/>
                <table:data-pilot-member table:name="9.252" table:display="true" table:show-details="true"/>
                <table:data-pilot-member table:name="9.4883" table:display="true" table:show-details="true"/>
                <table:data-pilot-member table:name="9.5033" table:display="true" table:show-details="true"/>
                <table:data-pilot-member table:name="9.58" table:display="true" table:show-details="true"/>
                <table:data-pilot-member table:name="9.7879" table:display="true" table:show-details="true"/>
                <table:data-pilot-member table:name="9.8006666667" table:display="true" table:show-details="true"/>
                <table:data-pilot-member table:name="9.8692" table:display="true" table:show-details="true"/>
                <table:data-pilot-member table:name="10.578" table:display="true" table:show-details="true"/>
                <table:data-pilot-member table:name="10.892" table:display="true" table:show-details="true"/>
                <table:data-pilot-member table:name="10.9335" table:display="true" table:show-details="true"/>
                <table:data-pilot-member table:name="11.131" table:display="true" table:show-details="true"/>
                <table:data-pilot-member table:name="11.15" table:display="true" table:show-details="true"/>
                <table:data-pilot-member table:name="11.1764" table:display="true" table:show-details="true"/>
                <table:data-pilot-member table:name="11.2183333333" table:display="true" table:show-details="true"/>
                <table:data-pilot-member table:name="11.2778" table:display="true" table:show-details="true"/>
                <table:data-pilot-member table:name="11.3808" table:display="true" table:show-details="true"/>
                <table:data-pilot-member table:name="12.398" table:display="true" table:show-details="true"/>
                <table:data-pilot-member table:name="12.5086" table:display="true" table:show-details="true"/>
                <table:data-pilot-member table:name="12.919" table:display="true" table:show-details="true"/>
                <table:data-pilot-member table:name="14.1064" table:display="true" table:show-details="true"/>
                <table:data-pilot-member table:name="14.220666666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ormalized to Chest, Clocked" table:orientation="data" table:used-hierarchy="0" table:function="sum">
            <table:data-pilot-level table:show-empty="false" calcext:repeat-item-labels="false">
              <table:data-pilot-members>
                <table:data-pilot-member table:name="0.910331447" table:display="true" table:show-details="true"/>
                <table:data-pilot-member table:name="0.9219003176" table:display="true" table:show-details="true"/>
                <table:data-pilot-member table:name="0.9369572975" table:display="true" table:show-details="true"/>
                <table:data-pilot-member table:name="0.939240097" table:display="true" table:show-details="true"/>
                <table:data-pilot-member table:name="0.943826775" table:display="true" table:show-details="true"/>
                <table:data-pilot-member table:name="0.9452024404" table:display="true" table:show-details="true"/>
                <table:data-pilot-member table:name="0.9535354384" table:display="true" table:show-details="true"/>
                <table:data-pilot-member table:name="0.9547995718" table:display="true" table:show-details="true"/>
                <table:data-pilot-member table:name="0.9577987305" table:display="true" table:show-details="true"/>
                <table:data-pilot-member table:name="0.9587248721" table:display="true" table:show-details="true"/>
                <table:data-pilot-member table:name="0.966475627" table:display="true" table:show-details="true"/>
                <table:data-pilot-member table:name="0.966561903" table:display="true" table:show-details="true"/>
                <table:data-pilot-member table:name="0.9696681337" table:display="true" table:show-details="true"/>
                <table:data-pilot-member table:name="0.9716767127" table:display="true" table:show-details="true"/>
                <table:data-pilot-member table:name="0.9735148254" table:display="true" table:show-details="true"/>
                <table:data-pilot-member table:name="0.9797404242" table:display="true" table:show-details="true"/>
                <table:data-pilot-member table:name="0.9981729992" table:display="true" table:show-details="true"/>
                <table:data-pilot-member table:name="1" table:display="true" table:show-details="true"/>
                <table:data-pilot-member table:name="1.0081664398" table:display="true" table:show-details="true"/>
                <table:data-pilot-member table:name="1.0145615701" table:display="true" table:show-details="true"/>
                <table:data-pilot-member table:name="1.0182724107" table:display="true" table:show-details="true"/>
                <table:data-pilot-member table:name="1.0188878337" table:display="true" table:show-details="true"/>
                <table:data-pilot-member table:name="1.1005114785" table:display="true" table:show-details="true"/>
                <table:data-pilot-member table:name="1.139526585" table:display="true" table:show-details="true"/>
                <table:data-pilot-member table:name="1.1694459851" table:display="true" table:show-details="true"/>
                <table:data-pilot-member table:name="1.1712947557" table:display="true" table:show-details="true"/>
                <table:data-pilot-member table:name="1.1853962224" table:display="true" table:show-details="true"/>
                <table:data-pilot-member table:name="1.2062409054" table:display="true" table:show-details="true"/>
                <table:data-pilot-member table:name="1.2139390102" table:display="true" table:show-details="true"/>
                <table:data-pilot-member table:name="1.2544558947" table:display="true" table:show-details="true"/>
                <table:data-pilot-member table:name="1.2582371833" table:display="true" table:show-details="true"/>
                <table:data-pilot-member table:name="1.2955870108" table:display="true" table:show-details="true"/>
                <table:data-pilot-member table:name="1.3262757226" table:display="true" table:show-details="true"/>
                <table:data-pilot-member table:name="1.3475688667" table:display="true" table:show-details="true"/>
                <table:data-pilot-member table:name="1.3670008084" table:display="true" table:show-details="true"/>
                <table:data-pilot-member table:name="1.3775066248" table:display="true" table:show-details="true"/>
                <table:data-pilot-member table:name="1.402699205" table:display="true" table:show-details="true"/>
                <table:data-pilot-member table:name="1.4269811122" table:display="true" table:show-details="true"/>
                <table:data-pilot-member table:name="1.4315387922" table:display="true" table:show-details="true"/>
                <table:data-pilot-member table:name="1.4380605677" table:display="true" table:show-details="true"/>
                <table:data-pilot-member table:name="1.4462910204" table:display="true" table:show-details="true"/>
                <table:data-pilot-member table:name="1.4556354916" table:display="true" table:show-details="true"/>
                <table:data-pilot-member table:name="1.4645796876" table:display="true" table:show-details="true"/>
                <table:data-pilot-member table:name="1.4652384802" table:display="true" table:show-details="true"/>
                <table:data-pilot-member table:name="1.4736535096" table:display="true" table:show-details="true"/>
                <table:data-pilot-member table:name="1.4747234447" table:display="true" table:show-details="true"/>
                <table:data-pilot-member table:name="1.4983191457" table:display="true" table:show-details="true"/>
                <table:data-pilot-member table:name="1.5366956108" table:display="true" table:show-details="true"/>
                <table:data-pilot-member table:name="1.5417021014" table:display="true" table:show-details="true"/>
                <table:data-pilot-member table:name="1.5771598937" table:display="true" table:show-details="true"/>
                <table:data-pilot-member table:name="1.5825222312" table:display="true" table:show-details="true"/>
                <table:data-pilot-member table:name="1.5860442627" table:display="true" table:show-details="true"/>
                <table:data-pilot-member table:name="1.5956669361" table:display="true" table:show-details="true"/>
                <table:data-pilot-member table:name="1.6078583568" table:display="true" table:show-details="true"/>
                <table:data-pilot-member table:name="1.7386331423" table:display="true" table:show-details="true"/>
                <table:data-pilot-member table:name="1.7749692138" table:display="true" table:show-details="true"/>
                <table:data-pilot-member table:name="1.775614646" table:display="true" table:show-details="true"/>
                <table:data-pilot-member table:name="1.799676637" table:display="true" table:show-details="true"/>
                <table:data-pilot-member table:name="1.822391927" table:display="true" table:show-details="true"/>
                <table:data-pilot-member table:name="1.8234114794" table:display="true" table:show-details="true"/>
                <table:data-pilot-member table:name="1.905632251" table:display="true" table:show-details="true"/>
                <table:data-pilot-member table:name="1.9139086452" table:display="true" table:show-details="true"/>
                <table:data-pilot-member table:name="2.250817769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2">00/00/0000</text:date>, <text:time style:data-style-name="N2" text:time-value="10:11:07.1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3$Windows_x86 LibreOffice_project/89f508ef3ecebd2cfb8e1def0f0ba9a803b88a6d</meta:generator>
    <dc:date>2019-04-22T01:00:42.511000000</dc:date>
    <meta:editing-duration>PT9H48M23S</meta:editing-duration>
    <meta:editing-cycles>10</meta:editing-cycles>
    <meta:document-statistic meta:table-count="5" meta:cell-count="84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0.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1.358cm" svg:height="21.044cm" xlink:href=".." xlink:type="simple" chart:class="chart:bar" chart:column-mapping="0 2 1 3 4 5" chart:style-name="ch1">
        <chart:title svg:x="13.531cm" svg:y="0.556cm" chart:style-name="ch2">
          <text:p>Average Tick Update Time, Normalized to Chest, Clocked (lower is better)</text:p>
        </chart:title>
        <chart:legend svg:x="30.761cm" svg:y="8.421cm" style:legend-expansion="custom" chartooo:width="9.329cm" chartooo:height="3.088cm" style:legend-expansion-aspect-ratio="3.02104922279793" chart:style-name="ch3"/>
        <chart:plot-area chart:style-name="ch4" table:cell-range-address="'Pivot Table_Tabulation_2'.A3:'Pivot Table_Tabulation_2'.A17 'Pivot Table_Tabulation_2'.H3:'Pivot Table_Tabulation_2'.M17" chart:data-source-has-labels="both" svg:x="0.827cm" svg:y="1.755cm" svg:width="39.704cm" svg:height="18.869cm">
          <chartooo:coordinate-region svg:x="7.243cm" svg:y="2.404cm" svg:width="33.048cm" svg:height="18.22cm"/>
          <chart:axis chart:dimension="x" chart:name="primary-x" chart:style-name="ch5" chartooo:axis-type="auto">
            <chartooo:date-scale/>
            <chart:categories table:cell-range-address="'Pivot Table_Tabulation_2'.A4:'Pivot Table_Tabulation_2'.A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Tabulation_2'.H4:'Pivot Table_Tabulation_2'.H17" chart:label-cell-address="'Pivot Table_Tabulation_2'.H3:'Pivot Table_Tabulation_2'.H3" chart:class="chart:bar">
            <chart:data-point chart:repeated="14"/>
          </chart:series>
          <chart:series chart:style-name="ch9" chart:values-cell-range-address="'Pivot Table_Tabulation_2'.J4:'Pivot Table_Tabulation_2'.J17" chart:label-cell-address="'Pivot Table_Tabulation_2'.J3:'Pivot Table_Tabulation_2'.J3" chart:class="chart:bar">
            <chart:data-point chart:repeated="14"/>
          </chart:series>
          <chart:series chart:style-name="ch10" chart:values-cell-range-address="'Pivot Table_Tabulation_2'.I4:'Pivot Table_Tabulation_2'.I17" chart:label-cell-address="'Pivot Table_Tabulation_2'.I3:'Pivot Table_Tabulation_2'.I3" chart:class="chart:bar">
            <chart:data-point chart:repeated="14"/>
          </chart:series>
          <chart:series chart:style-name="ch11" chart:values-cell-range-address="'Pivot Table_Tabulation_2'.K4:'Pivot Table_Tabulation_2'.K17" chart:label-cell-address="'Pivot Table_Tabulation_2'.K3:'Pivot Table_Tabulation_2'.K3" chart:class="chart:bar">
            <chart:data-point chart:repeated="14"/>
          </chart:series>
          <chart:series chart:style-name="ch12" chart:values-cell-range-address="'Pivot Table_Tabulation_2'.L4:'Pivot Table_Tabulation_2'.L17" chart:label-cell-address="'Pivot Table_Tabulation_2'.L3:'Pivot Table_Tabulation_2'.L3" chart:class="chart:bar">
            <chart:data-point chart:repeated="14"/>
          </chart:series>
          <chart:series chart:style-name="ch13" chart:values-cell-range-address="'Pivot Table_Tabulation_2'.M4:'Pivot Table_Tabulation_2'.M17" chart:label-cell-address="'Pivot Table_Tabulation_2'.M3:'Pivot Table_Tabulation_2'.M3" chart:class="chart:bar"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aizn’s run, Allaizn’s maps, 50 iterations</text:p>
                <draw:g>
                  <svg:desc>'Pivot Table_Tabulation_2'.H3:'Pivot Table_Tabulation_2'.H3</svg:desc>
                </draw:g>
              </table:table-cell>
              <table:table-cell office:value-type="string">
                <text:p>AssemblyStorm’s Server, Allaizn’s maps, 3 iterations</text:p>
                <draw:g>
                  <svg:desc>'Pivot Table_Tabulation_2'.J3:'Pivot Table_Tabulation_2'.J3</svg:desc>
                </draw:g>
              </table:table-cell>
              <table:table-cell office:value-type="string">
                <text:p>AssemblyStorm’s  Server, KnighElite’s maps, 3 iterations</text:p>
                <draw:g>
                  <svg:desc>'Pivot Table_Tabulation_2'.I3:'Pivot Table_Tabulation_2'.I3</svg:desc>
                </draw:g>
              </table:table-cell>
              <table:table-cell office:value-type="string">
                <text:p>KnightElite’s PC, Allaizn’s maps, 10 iterations</text:p>
                <draw:g>
                  <svg:desc>'Pivot Table_Tabulation_2'.K3:'Pivot Table_Tabulation_2'.K3</svg:desc>
                </draw:g>
              </table:table-cell>
              <table:table-cell office:value-type="string">
                <text:p>KnightElite’s PC, KnightElite’s maps, 10 iterations</text:p>
                <draw:g>
                  <svg:desc>'Pivot Table_Tabulation_2'.L3:'Pivot Table_Tabulation_2'.L3</svg:desc>
                </draw:g>
              </table:table-cell>
              <table:table-cell office:value-type="string">
                <text:p>stevetrov’s run, KnightElite’s maps, 1 iteration</text:p>
                <draw:g>
                  <svg:desc>'Pivot Table_Tabulation_2'.M3:'Pivot Table_Tabulation_2'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Cars, North Facing, Clocked</text:p>
                <draw:g>
                  <svg:desc>'Pivot Table_Tabulation_2'.A4:'Pivot Table_Tabulation_2'.A17</svg:desc>
                </draw:g>
              </table:table-cell>
              <table:table-cell office:value-type="float" office:value="NaN">
                <text:p>NaN</text:p>
                <draw:g>
                  <svg:desc>'Pivot Table_Tabulation_2'.H4:'Pivot Table_Tabulation_2'.H17</svg:desc>
                </draw:g>
              </table:table-cell>
              <table:table-cell office:value-type="float" office:value="NaN">
                <text:p>NaN</text:p>
                <draw:g>
                  <svg:desc>'Pivot Table_Tabulation_2'.J4:'Pivot Table_Tabulation_2'.J17</svg:desc>
                </draw:g>
              </table:table-cell>
              <table:table-cell office:value-type="float" office:value="1.18539622243326">
                <text:p>1.18539622243326</text:p>
                <draw:g>
                  <svg:desc>'Pivot Table_Tabulation_2'.I4:'Pivot Table_Tabulation_2'.I17</svg:desc>
                </draw:g>
              </table:table-cell>
              <table:table-cell office:value-type="float" office:value="NaN">
                <text:p>NaN</text:p>
                <draw:g>
                  <svg:desc>'Pivot Table_Tabulation_2'.K4:'Pivot Table_Tabulation_2'.K17</svg:desc>
                </draw:g>
              </table:table-cell>
              <table:table-cell office:value-type="float" office:value="1.17129475565416">
                <text:p>1.17129475565416</text:p>
                <draw:g>
                  <svg:desc>'Pivot Table_Tabulation_2'.L4:'Pivot Table_Tabulation_2'.L17</svg:desc>
                </draw:g>
              </table:table-cell>
              <table:table-cell office:value-type="float" office:value="1.1395265849887">
                <text:p>1.1395265849887</text:p>
                <draw:g>
                  <svg:desc>'Pivot Table_Tabulation_2'.M4:'Pivot Table_Tabulation_2'.M17</svg:desc>
                </draw:g>
              </table:table-cell>
            </table:table-row>
            <table:table-row>
              <table:table-cell office:value-type="string">
                <text:p>1 Cars, North Facing, Sleeping, Clocked</text:p>
              </table:table-cell>
              <table:table-cell office:value-type="float" office:value="1.01827241071073">
                <text:p>1.01827241071073</text:p>
              </table:table-cell>
              <table:table-cell office:value-type="float" office:value="0.921900317583771">
                <text:p>0.921900317583771</text:p>
              </table:table-cell>
              <table:table-cell office:value-type="float" office:value="0.979740424184869">
                <text:p>0.979740424184869</text:p>
              </table:table-cell>
              <table:table-cell office:value-type="float" office:value="0.998172999191593">
                <text:p>0.998172999191593</text:p>
              </table:table-cell>
              <table:table-cell office:value-type="float" office:value="0.957798730510877">
                <text:p>0.957798730510877</text:p>
              </table:table-cell>
              <table:table-cell office:value-type="float" office:value="0.958724872130368">
                <text:p>0.958724872130368</text:p>
              </table:table-cell>
            </table:table-row>
            <table:table-row>
              <table:table-cell office:value-type="string">
                <text:p>1 Cars, Side Facing</text:p>
              </table:table-cell>
              <table:table-cell office:value-type="float" office:value="1.82239192699882">
                <text:p>1.82239192699882</text:p>
              </table:table-cell>
              <table:table-cell office:value-type="float" office:value="1.77496921381814">
                <text:p>1.77496921381814</text:p>
              </table:table-cell>
              <table:table-cell office:value-type="float" office:value="NaN">
                <text:p>NaN</text:p>
              </table:table-cell>
              <table:table-cell office:value-type="float" office:value="1.79967663702506">
                <text:p>1.79967663702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 Cars, Side Facing, Clocked</text:p>
              </table:table-cell>
              <table:table-cell office:value-type="float" office:value="NaN">
                <text:p>NaN</text:p>
              </table:table-cell>
              <table:table-cell office:value-type="float" office:value="1.25445589474366">
                <text:p>1.25445589474366</text:p>
              </table:table-cell>
              <table:table-cell office:value-type="float" office:value="1.21393901023531">
                <text:p>1.21393901023531</text:p>
              </table:table-cell>
              <table:table-cell office:value-type="float" office:value="1.20624090541633">
                <text:p>1.20624090541633</text:p>
              </table:table-cell>
              <table:table-cell office:value-type="float" office:value="1.16944598508658">
                <text:p>1.16944598508658</text:p>
              </table:table-cell>
              <table:table-cell office:value-type="float" office:value="1.1005114785298">
                <text:p>1.1005114785298</text:p>
              </table:table-cell>
            </table:table-row>
            <table:table-row>
              <table:table-cell office:value-type="string">
                <text:p>1 Cars, Side Facing, Sleeping</text:p>
              </table:table-cell>
              <table:table-cell office:value-type="float" office:value="1.60785835684359">
                <text:p>1.60785835684359</text:p>
              </table:table-cell>
              <table:table-cell office:value-type="float" office:value="1.57715989370666">
                <text:p>1.57715989370666</text:p>
              </table:table-cell>
              <table:table-cell office:value-type="float" office:value="NaN">
                <text:p>NaN</text:p>
              </table:table-cell>
              <table:table-cell office:value-type="float" office:value="1.59566693613581">
                <text:p>1.59566693613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 Cars, Side Facing, Sleeping, Clocked</text:p>
              </table:table-cell>
              <table:table-cell office:value-type="float" office:value="0.953535438373882">
                <text:p>0.953535438373882</text:p>
              </table:table-cell>
              <table:table-cell office:value-type="float" office:value="1.00816643982112">
                <text:p>1.00816643982112</text:p>
              </table:table-cell>
              <table:table-cell office:value-type="float" office:value="1.01456157011713">
                <text:p>1.01456157011713</text:p>
              </table:table-cell>
              <table:table-cell office:value-type="float" office:value="0.939240097008892">
                <text:p>0.939240097008892</text:p>
              </table:table-cell>
              <table:table-cell office:value-type="float" office:value="0.966475627041351">
                <text:p>0.966475627041351</text:p>
              </table:table-cell>
              <table:table-cell office:value-type="float" office:value="0.954799571785417">
                <text:p>0.954799571785417</text:p>
              </table:table-cell>
            </table:table-row>
            <table:table-row>
              <table:table-cell office:value-type="string">
                <text:p>2 Cars, North Facing, Clocked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269811121663">
                <text:p>1.4269811121663</text:p>
              </table:table-cell>
              <table:table-cell office:value-type="float" office:value="NaN">
                <text:p>NaN</text:p>
              </table:table-cell>
              <table:table-cell office:value-type="float" office:value="1.3775066247612">
                <text:p>1.3775066247612</text:p>
              </table:table-cell>
              <table:table-cell office:value-type="float" office:value="1.29558701082431">
                <text:p>1.29558701082431</text:p>
              </table:table-cell>
            </table:table-row>
            <table:table-row>
              <table:table-cell office:value-type="string">
                <text:p>2 Cars, North Facing, Sleeping, Clocked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3514825366677">
                <text:p>0.973514825366677</text:p>
              </table:table-cell>
              <table:table-cell office:value-type="float" office:value="NaN">
                <text:p>NaN</text:p>
              </table:table-cell>
              <table:table-cell office:value-type="float" office:value="0.945202440377149">
                <text:p>0.945202440377149</text:p>
              </table:table-cell>
              <table:table-cell office:value-type="float" office:value="0.936957297490187">
                <text:p>0.936957297490187</text:p>
              </table:table-cell>
            </table:table-row>
            <table:table-row>
              <table:table-cell office:value-type="string">
                <text:p>2 Cars, Side Facing</text:p>
              </table:table-cell>
              <table:table-cell office:value-type="float" office:value="1.91390864515488">
                <text:p>1.91390864515488</text:p>
              </table:table-cell>
              <table:table-cell office:value-type="float" office:value="1.90563225095599">
                <text:p>1.90563225095599</text:p>
              </table:table-cell>
              <table:table-cell office:value-type="float" office:value="1.77561464598502">
                <text:p>1.77561464598502</text:p>
              </table:table-cell>
              <table:table-cell office:value-type="float" office:value="1.82341147938561">
                <text:p>1.82341147938561</text:p>
              </table:table-cell>
              <table:table-cell office:value-type="float" office:value="1.73863314229371">
                <text:p>1.73863314229371</text:p>
              </table:table-cell>
              <table:table-cell office:value-type="float" office:value="1.53669561080052">
                <text:p>1.53669561080052</text:p>
              </table:table-cell>
            </table:table-row>
            <table:table-row>
              <table:table-cell office:value-type="string">
                <text:p>2 Cars, Side Facing, Clocked</text:p>
              </table:table-cell>
              <table:table-cell office:value-type="float" office:value="1.43153879223705">
                <text:p>1.43153879223705</text:p>
              </table:table-cell>
              <table:table-cell office:value-type="float" office:value="1.47365350962473">
                <text:p>1.47365350962473</text:p>
              </table:table-cell>
              <table:table-cell office:value-type="float" office:value="1.4380605676902">
                <text:p>1.4380605676902</text:p>
              </table:table-cell>
              <table:table-cell office:value-type="float" office:value="1.36700080840744">
                <text:p>1.36700080840744</text:p>
              </table:table-cell>
              <table:table-cell office:value-type="float" office:value="1.34756886670364">
                <text:p>1.34756886670364</text:p>
              </table:table-cell>
              <table:table-cell office:value-type="float" office:value="1.25823718329963">
                <text:p>1.25823718329963</text:p>
              </table:table-cell>
            </table:table-row>
            <table:table-row>
              <table:table-cell office:value-type="string">
                <text:p>2 Cars, Side Facing, Sleeping</text:p>
              </table:table-cell>
              <table:table-cell office:value-type="float" office:value="1.49831914565236">
                <text:p>1.49831914565236</text:p>
              </table:table-cell>
              <table:table-cell office:value-type="float" office:value="1.45563549160671">
                <text:p>1.45563549160671</text:p>
              </table:table-cell>
              <table:table-cell office:value-type="float" office:value="1.44629102036509">
                <text:p>1.44629102036509</text:p>
              </table:table-cell>
              <table:table-cell office:value-type="float" office:value="1.46523848019402">
                <text:p>1.46523848019402</text:p>
              </table:table-cell>
              <table:table-cell office:value-type="float" office:value="1.40269920502866">
                <text:p>1.40269920502866</text:p>
              </table:table-cell>
              <table:table-cell office:value-type="float" office:value="1.32627572261211">
                <text:p>1.32627572261211</text:p>
              </table:table-cell>
            </table:table-row>
            <table:table-row>
              <table:table-cell office:value-type="string">
                <text:p>2 Cars, Side Facing, Sleeping, Clocked</text:p>
              </table:table-cell>
              <table:table-cell office:value-type="float" office:value="0.943826774972188">
                <text:p>0.943826774972188</text:p>
              </table:table-cell>
              <table:table-cell office:value-type="float" office:value="0.971676712683907">
                <text:p>0.971676712683907</text:p>
              </table:table-cell>
              <table:table-cell office:value-type="float" office:value="1.01888783370265">
                <text:p>1.01888783370265</text:p>
              </table:table-cell>
              <table:table-cell office:value-type="float" office:value="0.910331447049313">
                <text:p>0.910331447049313</text:p>
              </table:table-cell>
              <table:table-cell office:value-type="float" office:value="0.966561903001171">
                <text:p>0.966561903001171</text:p>
              </table:table-cell>
              <table:table-cell office:value-type="float" office:value="0.969668133698109">
                <text:p>0.969668133698109</text:p>
              </table:table-cell>
            </table:table-row>
            <table:table-row>
              <table:table-cell office:value-type="string">
                <text:p>Chest</text:p>
              </table:table-cell>
              <table:table-cell office:value-type="float" office:value="1.58604426272912">
                <text:p>1.58604426272912</text:p>
              </table:table-cell>
              <table:table-cell office:value-type="float" office:value="1.46457968760127">
                <text:p>1.46457968760127</text:p>
              </table:table-cell>
              <table:table-cell office:value-type="float" office:value="2.25081776933629">
                <text:p>2.25081776933629</text:p>
              </table:table-cell>
              <table:table-cell office:value-type="float" office:value="1.58252223120453">
                <text:p>1.58252223120453</text:p>
              </table:table-cell>
              <table:table-cell office:value-type="float" office:value="1.54170210143588">
                <text:p>1.54170210143588</text:p>
              </table:table-cell>
              <table:table-cell office:value-type="float" office:value="1.47472344474842">
                <text:p>1.47472344474842</text:p>
              </table:table-cell>
            </table:table-row>
            <table:table-row>
              <table:table-cell office:value-type="string">
                <text:p>Chest, Clocked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